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Sivershchyna and Slobozhanschyna directions Russian army shelled Bleshnya, Tymonovychi, My...</text:span>
</text:h>
      <text:p text:style-name="P4">
Authors: liveuamap (Language: en)</text:p>
      <text:p text:style-name="P4">
Time: 2023-05-28T-104:36:00</text:p>
      <text:p text:style-name="P4">
Location: Kharkiv (Latitude:50.27448 Longtitude:36.92813)</text:p>
      <text:p text:style-name="P4">
Videos: []</text:p>
      <text:p text:style-name="P4">
Images: []</text:p>
      <text:p text:style-name="P4">
Tags: ["Russia"]</text:p>
      <text:p text:style-name="P4">
ID: 22565841</text:p>
      <!--METADATA-->
      <text:p text:style-name="P4">
At Sivershchyna and Slobozhanschyna directions Russian army shelled Bleshnya,Tymonovychi, Mykolayivka, Zaliznyy Mist, Chaykyne, Hremyach of Chernihivregion; Zarutske, Hlukhiv, Bunyakyne, Volfyne, Katerynivka, Obody, Basivka,Myropillya of Sumy region, also Basove, Buhayivka, Hoptivka, Lukyantsi,Zelene, Ternova, Starytsya, Ohirtseve, Hatysche, Vovchansk, Tykhe and Khatnyeof Kharkiv region. Russian aviation conducted airstrike at Vovchansk, -General Staff of Armed Forces of Ukraine says in the morning report</text:p>
      <text:p text:style-name="P4">
News Collection Link: <text:a xlink:type="simple" xlink:href="https://liveuamap.com/en/2023/28-may-at-sivershchyna-and-slobozhanschyna-directions-russian" text:style-name="Internet_20_link" text:visited-style-name="Visited_20_Internet_20_Link">
https://liveuamap.com/en/2023/28-may-at-sivershchyna-and-slobozhanschyna-directions-russian</text:a>
</text:p>
      <text:p text:style-name="P4">
Source: <text:a xlink:type="simple" xlink:href="https://t.me/lumsrc/4920" text:style-name="Internet_20_link" text:visited-style-name="Visited_20_Internet_20_Link">
https://t.me/lumsrc/4920</text:a>
</text:p>
      <!--NEWS-->
      <text:h text:style-name="P10" text:outline-level="1">
<text:span text:style-name="T4">
At Kupiansk direction Russian army shelled Kolodyazne, Krasne Pershe, Fyholivka, Novomlynsk, ...</text:span>
</text:h>
      <text:p text:style-name="P4">
Authors: liveuamap (Language: en)</text:p>
      <text:p text:style-name="P4">
Time: 2023-05-28T-106:36:00</text:p>
      <text:p text:style-name="P4">
Location: Kupiansk (Latitude:49.63868 Longtitude:37.91296)</text:p>
      <text:p text:style-name="P4">
Videos: []</text:p>
      <text:p text:style-name="P4">
Images: []</text:p>
      <text:p text:style-name="P4">
Tags: ["Russia"]</text:p>
      <text:p text:style-name="P4">
ID: 22565840</text:p>
      <!--METADATA-->
      <text:p text:style-name="P4">
At Kupiansk direction Russian army shelled Kolodyazne, Krasne Pershe,Fyholivka, Novomlynsk, Dvorichna, Zapadne, Masutivka, Kyslivka and Berestoveof Kharkiv region. Russian aviation conducted airstrike at Kyslivka of Kharkivregion, - General Staff of Armed Forces of Ukraine says in the morning report</text:p>
      <text:p text:style-name="P4">
News Collection Link: <text:a xlink:type="simple" xlink:href="https://liveuamap.com/en/2023/28-may-at-kupiansk-direction-russian-army-shelled-kolodyazne" text:style-name="Internet_20_link" text:visited-style-name="Visited_20_Internet_20_Link">
https://liveuamap.com/en/2023/28-may-at-kupiansk-direction-russian-army-shelled-kolodyazne</text:a>
</text:p>
      <text:p text:style-name="P4">
Source: <text:a xlink:type="simple" xlink:href="https://t.me/lumsrc/4921" text:style-name="Internet_20_link" text:visited-style-name="Visited_20_Internet_20_Link">
https://t.me/lumsrc/4921</text:a>
</text:p>
      <!--NEWS-->
      <text:h text:style-name="P10" text:outline-level="1">
<text:span text:style-name="T4">
At Lyman direction Russian army shelled Nevske and Bilohorivka of Luhansk region and Torske, ...</text:span>
</text:h>
      <text:p text:style-name="P4">
Authors: liveuamap (Language: en)</text:p>
      <text:p text:style-name="P4">
Time: 2023-05-28T-108:36:00</text:p>
      <text:p text:style-name="P4">
Location: Bakhmut (Latitude:48.80709 Longtitude:38.24633)</text:p>
      <text:p text:style-name="P4">
Videos: []</text:p>
      <text:p text:style-name="P4">
Images: []</text:p>
      <text:p text:style-name="P4">
Tags: ["Russia"]</text:p>
      <text:p text:style-name="P4">
ID: 22565839</text:p>
      <!--METADATA-->
      <text:p text:style-name="P4">
At Lyman direction Russian army shelled Nevske and Bilohorivka of Luhanskregion and Torske, Verkhnokamyanske and Spirne of Donetsk region, - GeneralStaff of Armed Forces of Ukraine says in the morning report</text:p>
      <text:p text:style-name="P4">
News Collection Link: <text:a xlink:type="simple" xlink:href="https://liveuamap.com/en/2023/28-may-at-lyman-direction-russian-army-shelled-nevske-and" text:style-name="Internet_20_link" text:visited-style-name="Visited_20_Internet_20_Link">
https://liveuamap.com/en/2023/28-may-at-lyman-direction-russian-army-shelled-nevske-and</text:a>
</text:p>
      <text:p text:style-name="P4">
Source: <text:a xlink:type="simple" xlink:href="https://t.me/lumsrc/4922" text:style-name="Internet_20_link" text:visited-style-name="Visited_20_Internet_20_Link">
https://t.me/lumsrc/4922</text:a>
</text:p>
      <!--NEWS-->
      <text:h text:style-name="P10" text:outline-level="1">
<text:span text:style-name="T4">
At Bakhmut direction Russian army shelled Vasukivka, Pryvillya, Orikhovo-Vasylivka, Hryhorivk...</text:span>
</text:h>
      <text:p text:style-name="P4">
Authors: liveuamap (Language: en)</text:p>
      <text:p text:style-name="P4">
Time: 2023-05-28T-110:36:00</text:p>
      <text:p text:style-name="P4">
Location: Donetsk Oblast (Latitude:48.39057 Longtitude:37.91622)</text:p>
      <text:p text:style-name="P4">
Videos: []</text:p>
      <text:p text:style-name="P4">
Images: []</text:p>
      <text:p text:style-name="P4">
Tags: ["Russia"]</text:p>
      <text:p text:style-name="P4">
ID: 22565838</text:p>
      <!--METADATA-->
      <text:p text:style-name="P4">
At Bakhmut direction Russian army shelled Vasukivka, Pryvillya, Orikhovo-Vasylivka, Hryhorivka, Bohdanivka, Chasiv Yar, Ivanivske, Stupochky,Predtechyne and Pivnichne of Donetsk region, - General Staff of Armed Forcesof Ukraine says in the morning report</text:p>
      <text:p text:style-name="P4">
News Collection Link: <text:a xlink:type="simple" xlink:href="https://liveuamap.com/en/2023/28-may-at-bakhmut-direction-russian-army-shelled-vasukivka" text:style-name="Internet_20_link" text:visited-style-name="Visited_20_Internet_20_Link">
https://liveuamap.com/en/2023/28-may-at-bakhmut-direction-russian-army-shelled-vasukivka</text:a>
</text:p>
      <text:p text:style-name="P4">
Source: <text:a xlink:type="simple" xlink:href="https://t.me/lumsrc/4923" text:style-name="Internet_20_link" text:visited-style-name="Visited_20_Internet_20_Link">
https://t.me/lumsrc/4923</text:a>
</text:p>
      <!--NEWS-->
      <text:h text:style-name="P10" text:outline-level="1">
<text:span text:style-name="T4">
At Avdiyivka direction Russian army shelled Novokalynove, Avdiyivka, Pervomayske and Karlivka...</text:span>
</text:h>
      <text:p text:style-name="P4">
Authors: liveuamap (Language: en)</text:p>
      <text:p text:style-name="P4">
Time: 2023-05-28T-112:36:00</text:p>
      <text:p text:style-name="P4">
Location: Donetsk Oblast (Latitude:48.1347 Longtitude:37.75211)</text:p>
      <text:p text:style-name="P4">
Videos: []</text:p>
      <text:p text:style-name="P4">
Images: []</text:p>
      <text:p text:style-name="P4">
Tags: ["Russia"]</text:p>
      <text:p text:style-name="P4">
ID: 22565837</text:p>
      <!--METADATA-->
      <text:p text:style-name="P4">
At Avdiyivka direction Russian army shelled Novokalynove, Avdiyivka,Pervomayske and Karlivka of Donetsk region. Russian aviation conductedairstrike at Avdiyivka, - General Staff of Armed Forces of Ukraine says in themorning report</text:p>
      <text:p text:style-name="P4">
News Collection Link: <text:a xlink:type="simple" xlink:href="https://liveuamap.com/en/2023/28-may-at-avdiyivka-direction-russian-army-shelled-novokalynove" text:style-name="Internet_20_link" text:visited-style-name="Visited_20_Internet_20_Link">
https://liveuamap.com/en/2023/28-may-at-avdiyivka-direction-russian-army-shelled-novokalynove</text:a>
</text:p>
      <text:p text:style-name="P4">
Source: <text:a xlink:type="simple" xlink:href="https://t.me/lumsrc/4924" text:style-name="Internet_20_link" text:visited-style-name="Visited_20_Internet_20_Link">
https://t.me/lumsrc/4924</text:a>
</text:p>
      <!--NEWS-->
      <text:h text:style-name="P10" text:outline-level="1">
<text:span text:style-name="T4">
At Maryinka direction Russian army shelled Heorhiyivka and Pobyeda of Donetsk region, - Gener...</text:span>
</text:h>
      <text:p text:style-name="P4">
Authors: liveuamap (Language: en)</text:p>
      <text:p text:style-name="P4">
Time: 2023-05-28T-114:36:00</text:p>
      <text:p text:style-name="P4">
Location: Marinka, Donetsk Oblast (Latitude:47.96211 Longtitude:37.44587)</text:p>
      <text:p text:style-name="P4">
Videos: []</text:p>
      <text:p text:style-name="P4">
Images: []</text:p>
      <text:p text:style-name="P4">
Tags: ["Russia"]</text:p>
      <text:p text:style-name="P4">
ID: 22565836</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28-may-at-maryinka-direction-russian-army-shelled-heorhiyivka" text:style-name="Internet_20_link" text:visited-style-name="Visited_20_Internet_20_Link">
https://liveuamap.com/en/2023/28-may-at-maryinka-direction-russian-army-shelled-heorhiyivka</text:a>
</text:p>
      <text:p text:style-name="P4">
Source: <text:a xlink:type="simple" xlink:href="https://t.me/lumsrc/4925" text:style-name="Internet_20_link" text:visited-style-name="Visited_20_Internet_20_Link">
https://t.me/lumsrc/4925</text:a>
</text:p>
      <!--NEWS-->
      <text:h text:style-name="P10" text:outline-level="1">
<text:span text:style-name="T4">
At Shakhtarske direction Russian army shelled Paraskoviyivka, Novomykhaylivka, Vuhledar, Novo...</text:span>
</text:h>
      <text:p text:style-name="P4">
Authors: liveuamap (Language: en)</text:p>
      <text:p text:style-name="P4">
Time: 2023-05-28T-116:36:00</text:p>
      <text:p text:style-name="P4">
Location: Velyka Novosilka (Latitude:47.85729 Longtitude:37.01242)</text:p>
      <text:p text:style-name="P4">
Videos: []</text:p>
      <text:p text:style-name="P4">
Images: []</text:p>
      <text:p text:style-name="P4">
Tags: ["Russia"]</text:p>
      <text:p text:style-name="P4">
ID: 22565835</text:p>
      <!--METADATA-->
      <text:p text:style-name="P4">
At Shakhtarske direction Russian army shelled Paraskoviyivka, Novomykhaylivka,Vuhledar, Novoukrayinka, Prechystivka, Shakhtarske and Velyka Novosilka, -General Staff of Armed Forces of Ukraine says in the morning report</text:p>
      <text:p text:style-name="P4">
News Collection Link: <text:a xlink:type="simple" xlink:href="https://liveuamap.com/en/2023/28-may-at-shakhtarske-direction-russian-army-shelled-paraskoviyivka" text:style-name="Internet_20_link" text:visited-style-name="Visited_20_Internet_20_Link">
https://liveuamap.com/en/2023/28-may-at-shakhtarske-direction-russian-army-shelled-paraskoviyivka</text:a>
</text:p>
      <text:p text:style-name="P4">
Source: <text:a xlink:type="simple" xlink:href="https://t.me/lumsrc/4926" text:style-name="Internet_20_link" text:visited-style-name="Visited_20_Internet_20_Link">
https://t.me/lumsrc/4926</text:a>
</text:p>
      <!--NEWS-->
      <text:h text:style-name="P10" text:outline-level="1">
<text:span text:style-name="T4">
Chernihivska Oblast(21:17). Red Alert: aerial threat. Sirens sounding. Take cover now!</text:span>
</text:h>
      <text:p text:style-name="P4">
Authors: liveuamap (Language: en)</text:p>
      <text:p text:style-name="P4">
Time: 2023-05-28T15:19:00</text:p>
      <text:p text:style-name="P4">
Location: Chernihivska Oblast (Latitude:51.33328 Longtitude:31.99879)</text:p>
      <text:p text:style-name="P4">
Videos: []</text:p>
      <text:p text:style-name="P4">
Images: []</text:p>
      <text:p text:style-name="P4">
Tags: ["Europe", "Central and Eastern Europe"]</text:p>
      <text:p text:style-name="P4">
ID: 22565981</text:p>
      <!--METADATA-->
      <text:p text:style-name="P4">
Chernihivska Oblast(21:17). Red Alert: aerial threat. Sirens sounding. Takecover now!</text:p>
      <text:p text:style-name="P4">
News Collection Link: <text:a xlink:type="simple" xlink:href="https://liveuamap.com/en/2023/28-may-chernihivska-oblast2117-red-alert-aerig" text:style-name="Internet_20_link" text:visited-style-name="Visited_20_Internet_20_Link">
https://liveuamap.com/en/2023/28-may-chernihivska-oblast2117-red-alert-aerig</text:a>
</text:p>
      <text:p text:style-name="P4">
Source: <text:a xlink:type="simple" xlink:href="https://t.me/air_alert_ua/46717" text:style-name="Internet_20_link" text:visited-style-name="Visited_20_Internet_20_Link">
https://t.me/air_alert_ua/46717</text:a>
</text:p>
      <!--NEWS-->
      <text:h text:style-name="P10" text:outline-level="1">
<text:span text:style-name="T4">
Sumska Oblast(21:18). Red Alert: aerial threat. Sirens sounding. Take cover now!</text:span>
</text:h>
      <text:p text:style-name="P4">
Authors: liveuamap (Language: en)</text:p>
      <text:p text:style-name="P4">
Time: 2023-05-28T15:21:00</text:p>
      <text:p text:style-name="P4">
Location: Sumska Oblast (Latitude:51.00000000 Longtitude:34.00000000)</text:p>
      <text:p text:style-name="P4">
Videos: []</text:p>
      <text:p text:style-name="P4">
Images: []</text:p>
      <text:p text:style-name="P4">
Tags: ["Europe", "Central and Eastern Europe"]</text:p>
      <text:p text:style-name="P4">
ID: 22565982</text:p>
      <!--METADATA-->
      <text:p text:style-name="P4">
Sumska Oblast(21:18). Red Alert: aerial threat. Sirens sounding. Take covernow!</text:p>
      <text:p text:style-name="P4">
News Collection Link: <text:a xlink:type="simple" xlink:href="https://liveuamap.com/en/2023/28-may-sumska-oblast2118-red-alert-aerial-thrg" text:style-name="Internet_20_link" text:visited-style-name="Visited_20_Internet_20_Link">
https://liveuamap.com/en/2023/28-may-sumska-oblast2118-red-alert-aerial-thrg</text:a>
</text:p>
      <text:p text:style-name="P4">
Source: <text:a xlink:type="simple" xlink:href="https://t.me/air_alert_ua/46718" text:style-name="Internet_20_link" text:visited-style-name="Visited_20_Internet_20_Link">
https://t.me/air_alert_ua/46718</text:a>
</text:p>
      <!--NEWS-->
      <text:h text:style-name="P10" text:outline-level="1">
<text:span text:style-name="T4">
Zaporizka Oblast, Donetsk Oblast(21:59). Red Alert: aerial threat. Sirens sounding. Take cove...</text:span>
</text:h>
      <text:p text:style-name="P4">
Authors: liveuamap (Language: en)</text:p>
      <text:p text:style-name="P4">
Time: 2023-05-28T16:00:00</text:p>
      <text:p text:style-name="P4">
Location: Zaporizka Oblast (Latitude:47.611991 Longtitude:35.764831)</text:p>
      <text:p text:style-name="P4">
Videos: []</text:p>
      <text:p text:style-name="P4">
Images: []</text:p>
      <text:p text:style-name="P4">
Tags: ["Europe", "Central and Eastern Europe"]</text:p>
      <text:p text:style-name="P4">
ID: 22565987</text:p>
      <!--METADATA-->
      <text:p text:style-name="P4">
Zaporizka Oblast, Donetsk Oblast(21:59). Red Alert: aerial threat. Sirenssounding. Take cover now!</text:p>
      <text:p text:style-name="P4">
News Collection Link: <text:a xlink:type="simple" xlink:href="https://liveuamap.com/en/2023/28-may-zaporizka-oblast-donetsk-oblast2159-reg" text:style-name="Internet_20_link" text:visited-style-name="Visited_20_Internet_20_Link">
https://liveuamap.com/en/2023/28-may-zaporizka-oblast-donetsk-oblast2159-reg</text:a>
</text:p>
      <text:p text:style-name="P4">
Source: <text:a xlink:type="simple" xlink:href="https://t.me/air_alert_ua/46722" text:style-name="Internet_20_link" text:visited-style-name="Visited_20_Internet_20_Link">
https://t.me/air_alert_ua/46722</text:a>
</text:p>
      <!--NEWS-->
      <text:h text:style-name="P10" text:outline-level="1">
<text:span text:style-name="T4">
Dnipro, Dnipropetrovska Oblast(22:47). Red Alert: aerial threat. Sirens sounding. Take cover ...</text:span>
</text:h>
      <text:p text:style-name="P4">
Authors: liveuamap (Language: en)</text:p>
      <text:p text:style-name="P4">
Time: 2023-05-28T16:48:00</text:p>
      <text:p text:style-name="P4">
Location: Dnipro (Latitude:48.46008 Longtitude:35.03914)</text:p>
      <text:p text:style-name="P4">
Videos: []</text:p>
      <text:p text:style-name="P4">
Images: []</text:p>
      <text:p text:style-name="P4">
Tags: ["Europe", "Central and Eastern Europe"]</text:p>
      <text:p text:style-name="P4">
ID: 22565989</text:p>
      <!--METADATA-->
      <text:p text:style-name="P4">
Dnipro, Dnipropetrovska Oblast(22:47). Red Alert: aerial threat. Sirenssounding. Take cover now!</text:p>
      <text:p text:style-name="P4">
News Collection Link: <text:a xlink:type="simple" xlink:href="https://liveuamap.com/en/2023/28-may-dnipro-dnipropetrovska-oblast2247-red-g" text:style-name="Internet_20_link" text:visited-style-name="Visited_20_Internet_20_Link">
https://liveuamap.com/en/2023/28-may-dnipro-dnipropetrovska-oblast2247-red-g</text:a>
</text:p>
      <text:p text:style-name="P4">
Source: <text:a xlink:type="simple" xlink:href="https://t.me/suspilnednipro/16018" text:style-name="Internet_20_link" text:visited-style-name="Visited_20_Internet_20_Link">
https://t.me/suspilnednipro/16018</text:a>
</text:p>
      <!--NEWS-->
      <text:h text:style-name="P10" text:outline-level="1">
<text:span text:style-name="T4">
Chernihivska Oblast(23:06). Red Alert: aerial threat. Sirens sounding. Take cover now!</text:span>
</text:h>
      <text:p text:style-name="P4">
Authors: liveuamap (Language: en)</text:p>
      <text:p text:style-name="P4">
Time: 2023-05-28T17:07:00</text:p>
      <text:p text:style-name="P4">
Location: Chernihivska Oblast (Latitude:51.33427 Longtitude:31.99997)</text:p>
      <text:p text:style-name="P4">
Videos: []</text:p>
      <text:p text:style-name="P4">
Images: []</text:p>
      <text:p text:style-name="P4">
Tags: ["Europe", "Central and Eastern Europe"]</text:p>
      <text:p text:style-name="P4">
ID: 22565990</text:p>
      <!--METADATA-->
      <text:p text:style-name="P4">
Chernihivska Oblast(23:06). Red Alert: aerial threat. Sirens sounding. Takecover now!</text:p>
      <text:p text:style-name="P4">
News Collection Link: <text:a xlink:type="simple" xlink:href="https://liveuamap.com/en/2023/28-may-chernihivska-oblast2306-red-alert-aerig" text:style-name="Internet_20_link" text:visited-style-name="Visited_20_Internet_20_Link">
https://liveuamap.com/en/2023/28-may-chernihivska-oblast2306-red-alert-aerig</text:a>
</text:p>
      <text:p text:style-name="P4">
Source: <text:a xlink:type="simple" xlink:href="https://t.me/suspilnechernihiv/19002" text:style-name="Internet_20_link" text:visited-style-name="Visited_20_Internet_20_Link">
https://t.me/suspilnechernihiv/19002</text:a>
</text:p>
      <!--NEWS-->
      <text:h text:style-name="P10" text:outline-level="1">
<text:span text:style-name="T4">
Kherson, Khersonska Oblast(23:09). Red Alert: aerial threat. Sirens sounding. Take cover now!</text:span>
</text:h>
      <text:p text:style-name="P4">
Authors: liveuamap (Language: en)</text:p>
      <text:p text:style-name="P4">
Time: 2023-05-28T17:10:00</text:p>
      <text:p text:style-name="P4">
Location: Kherson (Latitude:46.65672 Longtitude:32.61711)</text:p>
      <text:p text:style-name="P4">
Videos: []</text:p>
      <text:p text:style-name="P4">
Images: []</text:p>
      <text:p text:style-name="P4">
Tags: ["Europe", "Central and Eastern Europe"]</text:p>
      <text:p text:style-name="P4">
ID: 22565991</text:p>
      <!--METADATA-->
      <text:p text:style-name="P4">
Kherson, Khersonska Oblast(23:09). Red Alert: aerial threat. Sirens sounding.Take cover now!</text:p>
      <text:p text:style-name="P4">
News Collection Link: <text:a xlink:type="simple" xlink:href="https://liveuamap.com/en/2023/28-may-kherson-khersonska-oblast2309-red-alerg" text:style-name="Internet_20_link" text:visited-style-name="Visited_20_Internet_20_Link">
https://liveuamap.com/en/2023/28-may-kherson-khersonska-oblast2309-red-alerg</text:a>
</text:p>
      <text:p text:style-name="P4">
Source: <text:a xlink:type="simple" xlink:href="https://t.me/air_alert_ua/46727" text:style-name="Internet_20_link" text:visited-style-name="Visited_20_Internet_20_Link">
https://t.me/air_alert_ua/46727</text:a>
</text:p>
      <!--NEWS-->
      <text:h text:style-name="P10" text:outline-level="1">
<text:span text:style-name="T4">
Mykolaiv, Mykolayivska Oblast(23:17). Red Alert: aerial threat. Sirens sounding. Take cover now!</text:span>
</text:h>
      <text:p text:style-name="P4">
Authors: liveuamap (Language: en)</text:p>
      <text:p text:style-name="P4">
Time: 2023-05-28T17:17:00</text:p>
      <text:p text:style-name="P4">
Location: Mykolaiv (Latitude:46.94866 Longtitude:32.00639)</text:p>
      <text:p text:style-name="P4">
Videos: []</text:p>
      <text:p text:style-name="P4">
Images: []</text:p>
      <text:p text:style-name="P4">
Tags: ["Europe", "Central and Eastern Europe"]</text:p>
      <text:p text:style-name="P4">
ID: 22565992</text:p>
      <!--METADATA-->
      <text:p text:style-name="P4">
Mykolaiv, Mykolayivska Oblast(23:17). Red Alert: aerial threat. Sirenssounding. Take cover now!</text:p>
      <text:p text:style-name="P4">
News Collection Link: <text:a xlink:type="simple" xlink:href="https://liveuamap.com/en/2023/28-may-mykolaiv-mykolayivska-oblast2317-red-ag" text:style-name="Internet_20_link" text:visited-style-name="Visited_20_Internet_20_Link">
https://liveuamap.com/en/2023/28-may-mykolaiv-mykolayivska-oblast2317-red-ag</text:a>
</text:p>
      <text:p text:style-name="P4">
Source: <text:a xlink:type="simple" xlink:href="https://t.me/suspilnemykolaiv/25998" text:style-name="Internet_20_link" text:visited-style-name="Visited_20_Internet_20_Link">
https://t.me/suspilnemykolaiv/25998</text:a>
</text:p>
      <!--NEWS-->
      <text:h text:style-name="P10" text:outline-level="1">
<text:span text:style-name="T4">
Kirovohradska Oblast(23:28). Red Alert: aerial threat. Sirens sounding. Take cover now!</text:span>
</text:h>
      <text:p text:style-name="P4">
Authors: liveuamap (Language: en)</text:p>
      <text:p text:style-name="P4">
Time: 2023-05-28T17:30:00</text:p>
      <text:p text:style-name="P4">
Location: Kirovohradska Oblast (Latitude:48.50000000 Longtitude:32.00000000)</text:p>
      <text:p text:style-name="P4">
Videos: []</text:p>
      <text:p text:style-name="P4">
Images: []</text:p>
      <text:p text:style-name="P4">
Tags: ["Europe", "Central and Eastern Europe"]</text:p>
      <text:p text:style-name="P4">
ID: 22565993</text:p>
      <!--METADATA-->
      <text:p text:style-name="P4">
Kirovohradska Oblast(23:28). Red Alert: aerial threat. Sirens sounding. Takecover now!</text:p>
      <text:p text:style-name="P4">
News Collection Link: <text:a xlink:type="simple" xlink:href="https://liveuamap.com/en/2023/28-may-kirovohradska-oblast2328-red-alert-aerg" text:style-name="Internet_20_link" text:visited-style-name="Visited_20_Internet_20_Link">
https://liveuamap.com/en/2023/28-may-kirovohradska-oblast2328-red-alert-aerg</text:a>
</text:p>
      <text:p text:style-name="P4">
Source: <text:a xlink:type="simple" xlink:href="https://t.me/air_alert_ua/46729" text:style-name="Internet_20_link" text:visited-style-name="Visited_20_Internet_20_Link">
https://t.me/air_alert_ua/46729</text:a>
</text:p>
      <!--NEWS-->
      <text:h text:style-name="P10" text:outline-level="1">
<text:span text:style-name="T4">
Kyiv, Kyiv Oblast(23:31). Red Alert: aerial threat. Sirens sounding. Take cover now!</text:span>
</text:h>
      <text:p text:style-name="P4">
Authors: liveuamap (Language: en)</text:p>
      <text:p text:style-name="P4">
Time: 2023-05-28T17:32:00</text:p>
      <text:p text:style-name="P4">
Location: Kyiv (Latitude:50.44411 Longtitude:30.5304)</text:p>
      <text:p text:style-name="P4">
Videos: []</text:p>
      <text:p text:style-name="P4">
Images: []</text:p>
      <text:p text:style-name="P4">
Tags: ["Europe", "Central and Eastern Europe"]</text:p>
      <text:p text:style-name="P4">
ID: 22565994</text:p>
      <!--METADATA-->
      <text:p text:style-name="P4">
Kyiv, Kyiv Oblast(23:31). Red Alert: aerial threat. Sirens sounding. Takecover now!</text:p>
      <text:p text:style-name="P4">
News Collection Link: <text:a xlink:type="simple" xlink:href="https://liveuamap.com/en/2023/28-may-kyiv-kyiv-oblast2331-red-alert-aerial-g" text:style-name="Internet_20_link" text:visited-style-name="Visited_20_Internet_20_Link">
https://liveuamap.com/en/2023/28-may-kyiv-kyiv-oblast2331-red-alert-aerial-g</text:a>
</text:p>
      <text:p text:style-name="P4">
Source: <text:a xlink:type="simple" xlink:href="https://t.me/air_alert_ua/46730" text:style-name="Internet_20_link" text:visited-style-name="Visited_20_Internet_20_Link">
https://t.me/air_alert_ua/46730</text:a>
</text:p>
      <!--NEWS-->
      <text:h text:style-name="P10" text:outline-level="1">
<text:span text:style-name="T4">
Sumska Oblast(23:35). Red Alert: aerial threat. Sirens sounding. Take cover now!</text:span>
</text:h>
      <text:p text:style-name="P4">
Authors: liveuamap (Language: en)</text:p>
      <text:p text:style-name="P4">
Time: 2023-05-28T17:36:00</text:p>
      <text:p text:style-name="P4">
Location: Sumska Oblast (Latitude:51.00002 Longtitude:33.99948)</text:p>
      <text:p text:style-name="P4">
Videos: []</text:p>
      <text:p text:style-name="P4">
Images: []</text:p>
      <text:p text:style-name="P4">
Tags: ["Europe", "Central and Eastern Europe"]</text:p>
      <text:p text:style-name="P4">
ID: 22565995</text:p>
      <!--METADATA-->
      <text:p text:style-name="P4">
Sumska Oblast(23:35). Red Alert: aerial threat. Sirens sounding. Take covernow!</text:p>
      <text:p text:style-name="P4">
News Collection Link: <text:a xlink:type="simple" xlink:href="https://liveuamap.com/en/2023/28-may-sumska-oblast2335-red-alert-aerial-thrg" text:style-name="Internet_20_link" text:visited-style-name="Visited_20_Internet_20_Link">
https://liveuamap.com/en/2023/28-may-sumska-oblast2335-red-alert-aerial-thrg</text:a>
</text:p>
      <text:p text:style-name="P4">
Source: <text:a xlink:type="simple" xlink:href="https://t.me/air_alert_ua/46731" text:style-name="Internet_20_link" text:visited-style-name="Visited_20_Internet_20_Link">
https://t.me/air_alert_ua/46731</text:a>
</text:p>
      <!--NEWS-->
      <text:h text:style-name="P10" text:outline-level="1">
<text:span text:style-name="T4">
Cherkaska Oblast, Poltavska Oblast(23:45). Red Alert: aerial threat. Sirens sounding. Take co...</text:span>
</text:h>
      <text:p text:style-name="P4">
Authors: liveuamap (Language: en)</text:p>
      <text:p text:style-name="P4">
Time: 2023-05-28T17:45:00</text:p>
      <text:p text:style-name="P4">
Location: Cherkaska Oblast (Latitude:49.25000000 Longtitude:31.33333000)</text:p>
      <text:p text:style-name="P4">
Videos: []</text:p>
      <text:p text:style-name="P4">
Images: []</text:p>
      <text:p text:style-name="P4">
Tags: ["Europe", "Central and Eastern Europe"]</text:p>
      <text:p text:style-name="P4">
ID: 22565996</text:p>
      <!--METADATA-->
      <text:p text:style-name="P4">
Cherkaska Oblast, Poltavska Oblast(23:45). Red Alert: aerial threat. Sirenssounding. Take cover now!</text:p>
      <text:p text:style-name="P4">
News Collection Link: <text:a xlink:type="simple" xlink:href="https://liveuamap.com/en/2023/28-may-cherkaska-oblast-poltavska-oblast2345-g" text:style-name="Internet_20_link" text:visited-style-name="Visited_20_Internet_20_Link">
https://liveuamap.com/en/2023/28-may-cherkaska-oblast-poltavska-oblast2345-g</text:a>
</text:p>
      <text:p text:style-name="P4">
Source: <text:a xlink:type="simple" xlink:href="https://t.me/air_alert_ua/46734" text:style-name="Internet_20_link" text:visited-style-name="Visited_20_Internet_20_Link">
https://t.me/air_alert_ua/46734</text:a>
</text:p>
      <!--NEWS-->
      <text:h text:style-name="P10" text:outline-level="1">
<text:span text:style-name="T4">
Zhytomyr, Zhytomyrska Oblast(23:57). Red Alert: aerial threat. Sirens sounding. Take cover now!</text:span>
</text:h>
      <text:p text:style-name="P4">
Authors: liveuamap (Language: en)</text:p>
      <text:p text:style-name="P4">
Time: 2023-05-28T17:58:00</text:p>
      <text:p text:style-name="P4">
Location: Zhytomyr (Latitude:50.26366 Longtitude:28.67774)</text:p>
      <text:p text:style-name="P4">
Videos: []</text:p>
      <text:p text:style-name="P4">
Images: []</text:p>
      <text:p text:style-name="P4">
Tags: ["Europe", "Central and Eastern Europe"]</text:p>
      <text:p text:style-name="P4">
ID: 22565997</text:p>
      <!--METADATA-->
      <text:p text:style-name="P4">
Zhytomyr, Zhytomyrska Oblast(23:57). Red Alert: aerial threat. Sirenssounding. Take cover now!</text:p>
      <text:p text:style-name="P4">
News Collection Link: <text:a xlink:type="simple" xlink:href="https://liveuamap.com/en/2023/28-may-zhytomyr-zhytomyrska-oblast2357-red-alg" text:style-name="Internet_20_link" text:visited-style-name="Visited_20_Internet_20_Link">
https://liveuamap.com/en/2023/28-may-zhytomyr-zhytomyrska-oblast2357-red-alg</text:a>
</text:p>
      <text:p text:style-name="P4">
Source: <text:a xlink:type="simple" xlink:href="https://t.me/air_alert_ua/46735" text:style-name="Internet_20_link" text:visited-style-name="Visited_20_Internet_20_Link">
https://t.me/air_alert_ua/46735</text:a>
</text:p>
      <!--NEWS-->
      <text:h text:style-name="P10" text:outline-level="1">
<text:span text:style-name="T4">
Kharkiv, Kharkivska Oblast(00:17). Red Alert: aerial threat. Sirens sounding. Take cover now!</text:span>
</text:h>
      <text:p text:style-name="P4">
Authors: liveuamap (Language: en)</text:p>
      <text:p text:style-name="P4">
Time: 2023-05-28T18:18:00</text:p>
      <text:p text:style-name="P4">
Location: Kharkiv (Latitude:49.98112 Longtitude:36.25301)</text:p>
      <text:p text:style-name="P4">
Videos: []</text:p>
      <text:p text:style-name="P4">
Images: []</text:p>
      <text:p text:style-name="P4">
Tags: ["Europe", "Central and Eastern Europe"]</text:p>
      <text:p text:style-name="P4">
ID: 22565998</text:p>
      <!--METADATA-->
      <text:p text:style-name="P4">
Kharkiv, Kharkivska Oblast(00:17). Red Alert: aerial threat. Sirens sounding.Take cover now!</text:p>
      <text:p text:style-name="P4">
News Collection Link: <text:a xlink:type="simple" xlink:href="https://liveuamap.com/en/2023/28-may-kharkiv-kharkivska-oblast0017-red-alerg" text:style-name="Internet_20_link" text:visited-style-name="Visited_20_Internet_20_Link">
https://liveuamap.com/en/2023/28-may-kharkiv-kharkivska-oblast0017-red-alerg</text:a>
</text:p>
      <text:p text:style-name="P4">
Source: <text:a xlink:type="simple" xlink:href="https://t.me/air_alert_ua/46736" text:style-name="Internet_20_link" text:visited-style-name="Visited_20_Internet_20_Link">
https://t.me/air_alert_ua/46736</text:a>
</text:p>
      <!--NEWS-->
      <text:h text:style-name="P10" text:outline-level="1">
<text:span text:style-name="T4">
Dnipro, Dnipropetrovska Oblast(00:18). Red Alert: aerial threat. Sirens sounding. Take cover ...</text:span>
</text:h>
      <text:p text:style-name="P4">
Authors: liveuamap (Language: en)</text:p>
      <text:p text:style-name="P4">
Time: 2023-05-28T18:20:00</text:p>
      <text:p text:style-name="P4">
Location: Dnipro (Latitude:48.45999 Longtitude:35.03828)</text:p>
      <text:p text:style-name="P4">
Videos: []</text:p>
      <text:p text:style-name="P4">
Images: []</text:p>
      <text:p text:style-name="P4">
Tags: ["Europe", "Central and Eastern Europe"]</text:p>
      <text:p text:style-name="P4">
ID: 22565999</text:p>
      <!--METADATA-->
      <text:p text:style-name="P4">
Dnipro, Dnipropetrovska Oblast(00:18). Red Alert: aerial threat. Sirenssounding. Take cover now!</text:p>
      <text:p text:style-name="P4">
News Collection Link: <text:a xlink:type="simple" xlink:href="https://liveuamap.com/en/2023/28-may-dnipro-dnipropetrovska-oblast0018-red-g" text:style-name="Internet_20_link" text:visited-style-name="Visited_20_Internet_20_Link">
https://liveuamap.com/en/2023/28-may-dnipro-dnipropetrovska-oblast0018-red-g</text:a>
</text:p>
      <text:p text:style-name="P4">
Source: <text:a xlink:type="simple" xlink:href="https://t.me/air_alert_ua/46737" text:style-name="Internet_20_link" text:visited-style-name="Visited_20_Internet_20_Link">
https://t.me/air_alert_ua/46737</text:a>
</text:p>
      <!--NEWS-->
      <text:h text:style-name="P10" text:outline-level="1">
<text:span text:style-name="T4">
Zaporizka Oblast(00:20). Red Alert: aerial threat. Sirens sounding. Take cover now!</text:span>
</text:h>
      <text:p text:style-name="P4">
Authors: liveuamap (Language: en)</text:p>
      <text:p text:style-name="P4">
Time: 2023-05-28T18:21:00</text:p>
      <text:p text:style-name="P4">
Location: Zaporizka Oblast (Latitude:47.611231 Longtitude:35.764951)</text:p>
      <text:p text:style-name="P4">
Videos: []</text:p>
      <text:p text:style-name="P4">
Images: []</text:p>
      <text:p text:style-name="P4">
Tags: ["Europe", "Central and Eastern Europe"]</text:p>
      <text:p text:style-name="P4">
ID: 22566000</text:p>
      <!--METADATA-->
      <text:p text:style-name="P4">
Zaporizka Oblast(00:20). Red Alert: aerial threat. Sirens sounding. Take covernow!</text:p>
      <text:p text:style-name="P4">
News Collection Link: <text:a xlink:type="simple" xlink:href="https://liveuamap.com/en/2023/28-may-zaporizka-oblast0020-red-alert-aerial-g" text:style-name="Internet_20_link" text:visited-style-name="Visited_20_Internet_20_Link">
https://liveuamap.com/en/2023/28-may-zaporizka-oblast0020-red-alert-aerial-g</text:a>
</text:p>
      <text:p text:style-name="P4">
Source: <text:a xlink:type="simple" xlink:href="https://t.me/suspilnezaporizhzhya/13146" text:style-name="Internet_20_link" text:visited-style-name="Visited_20_Internet_20_Link">
https://t.me/suspilnezaporizhzhya/13146</text:a>
</text:p>
      <!--NEWS-->
      <text:h text:style-name="P10" text:outline-level="1">
<text:span text:style-name="T4">
Odeska Oblast(00:20). Red Alert: aerial threat. Sirens sounding. Take cover now!</text:span>
</text:h>
      <text:p text:style-name="P4">
Authors: liveuamap (Language: en)</text:p>
      <text:p text:style-name="P4">
Time: 2023-05-28T18:22:00</text:p>
      <text:p text:style-name="P4">
Location: Odeska Oblast (Latitude:46.75000000 Longtitude:30.25000000)</text:p>
      <text:p text:style-name="P4">
Videos: []</text:p>
      <text:p text:style-name="P4">
Images: []</text:p>
      <text:p text:style-name="P4">
Tags: ["Europe", "Central and Eastern Europe"]</text:p>
      <text:p text:style-name="P4">
ID: 22566001</text:p>
      <!--METADATA-->
      <text:p text:style-name="P4">
Odeska Oblast(00:20). Red Alert: aerial threat. Sirens sounding. Take covernow!</text:p>
      <text:p text:style-name="P4">
News Collection Link: <text:a xlink:type="simple" xlink:href="https://liveuamap.com/en/2023/28-may-odeska-oblast0020-red-alert-aerial-thrg" text:style-name="Internet_20_link" text:visited-style-name="Visited_20_Internet_20_Link">
https://liveuamap.com/en/2023/28-may-odeska-oblast0020-red-alert-aerial-thrg</text:a>
</text:p>
      <text:p text:style-name="P4">
Source: <text:a xlink:type="simple" xlink:href="https://t.me/suspilneodesa/23590" text:style-name="Internet_20_link" text:visited-style-name="Visited_20_Internet_20_Link">
https://t.me/suspilneodesa/23590</text:a>
</text:p>
      <!--NEWS-->
      <text:h text:style-name="P10" text:outline-level="1">
<text:span text:style-name="T4">
Vinnytska Oblast(00:33). Red Alert: aerial threat. Sirens sounding. Take cover now!</text:span>
</text:h>
      <text:p text:style-name="P4">
Authors: liveuamap (Language: en)</text:p>
      <text:p text:style-name="P4">
Time: 2023-05-28T18:33:00</text:p>
      <text:p text:style-name="P4">
Location: Vinnytska Oblast (Latitude:48.91667000 Longtitude:28.66667000)</text:p>
      <text:p text:style-name="P4">
Videos: []</text:p>
      <text:p text:style-name="P4">
Images: []</text:p>
      <text:p text:style-name="P4">
Tags: ["Europe", "Central and Eastern Europe"]</text:p>
      <text:p text:style-name="P4">
ID: 22566002</text:p>
      <!--METADATA-->
      <text:p text:style-name="P4">
Vinnytska Oblast(00:33). Red Alert: aerial threat. Sirens sounding. Take covernow!</text:p>
      <text:p text:style-name="P4">
News Collection Link: <text:a xlink:type="simple" xlink:href="https://liveuamap.com/en/2023/28-may-vinnytska-oblast0033-red-alert-aerial-g" text:style-name="Internet_20_link" text:visited-style-name="Visited_20_Internet_20_Link">
https://liveuamap.com/en/2023/28-may-vinnytska-oblast0033-red-alert-aerial-g</text:a>
</text:p>
      <text:p text:style-name="P4">
Source: <text:a xlink:type="simple" xlink:href="https://t.me/air_alert_ua/46740" text:style-name="Internet_20_link" text:visited-style-name="Visited_20_Internet_20_Link">
https://t.me/air_alert_ua/46740</text:a>
</text:p>
      <!--NEWS-->
      <text:h text:style-name="P10" text:outline-level="1">
<text:span text:style-name="T4">
Khmelnytska Oblast(00:36). Red Alert: aerial threat. Sirens sounding. Take cover now!</text:span>
</text:h>
      <text:p text:style-name="P4">
Authors: liveuamap (Language: en)</text:p>
      <text:p text:style-name="P4">
Time: 2023-05-28T18:38:00</text:p>
      <text:p text:style-name="P4">
Location: Khmelnytska Oblast (Latitude:49.50000000 Longtitude:27.00000000)</text:p>
      <text:p text:style-name="P4">
Videos: []</text:p>
      <text:p text:style-name="P4">
Images: []</text:p>
      <text:p text:style-name="P4">
Tags: ["Europe", "Central and Eastern Europe"]</text:p>
      <text:p text:style-name="P4">
ID: 22566003</text:p>
      <!--METADATA-->
      <text:p text:style-name="P4">
Khmelnytska Oblast(00:36). Red Alert: aerial threat. Sirens sounding. Takecover now!</text:p>
      <text:p text:style-name="P4">
News Collection Link: <text:a xlink:type="simple" xlink:href="https://liveuamap.com/en/2023/28-may-khmelnytska-oblast0036-red-alert-aeriag" text:style-name="Internet_20_link" text:visited-style-name="Visited_20_Internet_20_Link">
https://liveuamap.com/en/2023/28-may-khmelnytska-oblast0036-red-alert-aeriag</text:a>
</text:p>
      <text:p text:style-name="P4">
Source: <text:a xlink:type="simple" xlink:href="https://t.me/air_alert_ua/46741" text:style-name="Internet_20_link" text:visited-style-name="Visited_20_Internet_20_Link">
https://t.me/air_alert_ua/46741</text:a>
</text:p>
      <!--NEWS-->
      <text:h text:style-name="P10" text:outline-level="1">
<text:span text:style-name="T4">
Chernivetska Oblast, Rivne, Rivnenska Oblast(00:38). Red Alert: aerial threat. Sirens soundin...</text:span>
</text:h>
      <text:p text:style-name="P4">
Authors: liveuamap (Language: en)</text:p>
      <text:p text:style-name="P4">
Time: 2023-05-28T18:40:00</text:p>
      <text:p text:style-name="P4">
Location: Chernivetska Oblast (Latitude:48.24923 Longtitude:25.99949)</text:p>
      <text:p text:style-name="P4">
Videos: []</text:p>
      <text:p text:style-name="P4">
Images: []</text:p>
      <text:p text:style-name="P4">
Tags: ["Europe", "Central and Eastern Europe"]</text:p>
      <text:p text:style-name="P4">
ID: 22566004</text:p>
      <!--METADATA-->
      <text:p text:style-name="P4">
Chernivetska Oblast, Rivne, Rivnenska Oblast(00:38). Red Alert: aerial threat.Sirens sounding. Take cover now!</text:p>
      <text:p text:style-name="P4">
News Collection Link: <text:a xlink:type="simple" xlink:href="https://liveuamap.com/en/2023/28-may-chernivetska-oblast-rivne-rivnenska-obg" text:style-name="Internet_20_link" text:visited-style-name="Visited_20_Internet_20_Link">
https://liveuamap.com/en/2023/28-may-chernivetska-oblast-rivne-rivnenska-obg</text:a>
</text:p>
      <text:p text:style-name="P4">
Source: <text:a xlink:type="simple" xlink:href="https://t.me/air_alert_ua/46743" text:style-name="Internet_20_link" text:visited-style-name="Visited_20_Internet_20_Link">
https://t.me/air_alert_ua/46743</text:a>
</text:p>
      <!--NEWS-->
      <text:h text:style-name="P10" text:outline-level="1">
<text:span text:style-name="T4">
Ternopil, Ternopilska Oblast, Volynska Oblast, Ivano-Frankivsk, Ivano-Frankivska Oblast(01:34...</text:span>
</text:h>
      <text:p text:style-name="P4">
Authors: liveuamap (Language: en)</text:p>
      <text:p text:style-name="P4">
Time: 2023-05-28T19:37:00</text:p>
      <text:p text:style-name="P4">
Location: Ternopil (Latitude:49.55342000 Longtitude:25.58918000)</text:p>
      <text:p text:style-name="P4">
Videos: []</text:p>
      <text:p text:style-name="P4">
Images: []</text:p>
      <text:p text:style-name="P4">
Tags: ["Europe", "Central and Eastern Europe"]</text:p>
      <text:p text:style-name="P4">
ID: 22566005</text:p>
      <!--METADATA-->
      <text:p text:style-name="P4">
Ternopil, Ternopilska Oblast, Volynska Oblast, Ivano-Frankivsk, Ivano-Frankivska Oblast(01:34). Red Alert: aerial threat. Sirens sounding. Takecover now!</text:p>
      <text:p text:style-name="P4">
News Collection Link: <text:a xlink:type="simple" xlink:href="https://liveuamap.com/en/2023/28-may-ternopil-ternopilska-oblast-volynska-og" text:style-name="Internet_20_link" text:visited-style-name="Visited_20_Internet_20_Link">
https://liveuamap.com/en/2023/28-may-ternopil-ternopilska-oblast-volynska-og</text:a>
</text:p>
      <text:p text:style-name="P4">
Source: <text:a xlink:type="simple" xlink:href="https://t.me/air_alert_ua/46746" text:style-name="Internet_20_link" text:visited-style-name="Visited_20_Internet_20_Link">
https://t.me/air_alert_ua/46746</text:a>
</text:p>
      <!--NEWS-->
      <text:h text:style-name="P10" text:outline-level="1">
<text:span text:style-name="T4">
Lviv, Lvivska Oblast(01:45). Red Alert: aerial threat. Sirens sounding. Take cover now!</text:span>
</text:h>
      <text:p text:style-name="P4">
Authors: liveuamap (Language: en)</text:p>
      <text:p text:style-name="P4">
Time: 2023-05-28T19:47:00</text:p>
      <text:p text:style-name="P4">
Location: Lviv (Latitude:49.83826000 Longtitude:24.02324000)</text:p>
      <text:p text:style-name="P4">
Videos: []</text:p>
      <text:p text:style-name="P4">
Images: []</text:p>
      <text:p text:style-name="P4">
Tags: ["Europe", "Central and Eastern Europe"]</text:p>
      <text:p text:style-name="P4">
ID: 22566006</text:p>
      <!--METADATA-->
      <text:p text:style-name="P4">
Lviv, Lvivska Oblast(01:45). Red Alert: aerial threat. Sirens sounding. Takecover now!</text:p>
      <text:p text:style-name="P4">
News Collection Link: <text:a xlink:type="simple" xlink:href="https://liveuamap.com/en/2023/28-may-lviv-lvivska-oblast0145-red-alert-aerig" text:style-name="Internet_20_link" text:visited-style-name="Visited_20_Internet_20_Link">
https://liveuamap.com/en/2023/28-may-lviv-lvivska-oblast0145-red-alert-aerig</text:a>
</text:p>
      <text:p text:style-name="P4">
Source: <text:a xlink:type="simple" xlink:href="https://t.me/air_alert_ua/46747" text:style-name="Internet_20_link" text:visited-style-name="Visited_20_Internet_20_Link">
https://t.me/air_alert_ua/46747</text:a>
</text:p>
      <!--NEWS-->
      <text:h text:style-name="P10" text:outline-level="1">
<text:span text:style-name="T4">
Zakarpattia Oblast(01:47). Red Alert: aerial threat. Sirens sounding. Take cover now!</text:span>
</text:h>
      <text:p text:style-name="P4">
Authors: liveuamap (Language: en)</text:p>
      <text:p text:style-name="P4">
Time: 2023-05-28T19:50:00</text:p>
      <text:p text:style-name="P4">
Location: Zakarpattia Oblast (Latitude:48.33333000 Longtitude:23.00000000)</text:p>
      <text:p text:style-name="P4">
Videos: []</text:p>
      <text:p text:style-name="P4">
Images: []</text:p>
      <text:p text:style-name="P4">
Tags: ["Europe", "Central and Eastern Europe"]</text:p>
      <text:p text:style-name="P4">
ID: 22566007</text:p>
      <!--METADATA-->
      <text:p text:style-name="P4">
Zakarpattia Oblast(01:47). Red Alert: aerial threat. Sirens sounding. Takecover now!</text:p>
      <text:p text:style-name="P4">
News Collection Link: <text:a xlink:type="simple" xlink:href="https://liveuamap.com/en/2023/28-may-zakarpattia-oblast0147-red-alert-aeriag" text:style-name="Internet_20_link" text:visited-style-name="Visited_20_Internet_20_Link">
https://liveuamap.com/en/2023/28-may-zakarpattia-oblast0147-red-alert-aeriag</text:a>
</text:p>
      <text:p text:style-name="P4">
Source: <text:a xlink:type="simple" xlink:href="https://t.me/air_alert_ua/46748" text:style-name="Internet_20_link" text:visited-style-name="Visited_20_Internet_20_Link">
https://t.me/air_alert_ua/46748</text:a>
</text:p>
      <!--NEWS-->
      <text:h text:style-name="P10" text:outline-level="1">
<text:span text:style-name="T4">
Air defense was active in Odesa</text:span>
</text:h>
      <text:p text:style-name="P4">
Authors: liveuamap (Language: en)</text:p>
      <text:p text:style-name="P4">
Time: 2023-05-28T19:53:38</text:p>
      <text:p text:style-name="P4">
Location: Odesa (Latitude:46.4926 Longtitude:30.74404)</text:p>
      <text:p text:style-name="P4">
Videos: []</text:p>
      <text:p text:style-name="P4">
Images: []</text:p>
      <text:p text:style-name="P4">
Tags: ["Europe", "Central and Eastern Europe"]</text:p>
      <text:p text:style-name="P4">
ID: 22566008</text:p>
      <!--METADATA-->
      <text:p text:style-name="P4">
Air defense was active in Odesa</text:p>
      <text:p text:style-name="P4">
News Collection Link: <text:a xlink:type="simple" xlink:href="https://liveuamap.com/en/2023/29-may-air-defense-was-active-in-odesa-" text:style-name="Internet_20_link" text:visited-style-name="Visited_20_Internet_20_Link">
https://liveuamap.com/en/2023/29-may-air-defense-was-active-in-odesa-</text:a>
</text:p>
      <text:p text:style-name="P4">
Source: <text:a xlink:type="simple" xlink:href="https://t.me/our_odessa/47781" text:style-name="Internet_20_link" text:visited-style-name="Visited_20_Internet_20_Link">
https://t.me/our_odessa/47781</text:a>
</text:p>
      <!--NEWS-->
      <text:h text:style-name="P10" text:outline-level="1">
<text:span text:style-name="T4">
Air defense was active in Poltava and Kropivnytsky regions</text:span>
</text:h>
      <text:p text:style-name="P4">
Authors: liveuamap (Language: en)</text:p>
      <text:p text:style-name="P4">
Time: 2023-05-28T19:55:58</text:p>
      <text:p text:style-name="P4">
Location: Kropivnytsky (Latitude:48.62746 Longtitude:32.1048)</text:p>
      <text:p text:style-name="P4">
Videos: []</text:p>
      <text:p text:style-name="P4">
Images: []</text:p>
      <text:p text:style-name="P4">
Tags: ["Europe", "Central and Eastern Europe"]</text:p>
      <text:p text:style-name="P4">
ID: 22566009</text:p>
      <!--METADATA-->
      <text:p text:style-name="P4">
Air defense was active in Poltava and Kropivnytsky regions</text:p>
      <text:p text:style-name="P4">
News Collection Link: <text:a xlink:type="simple" xlink:href="https://liveuamap.com/en/2023/29-may-air-defense-was-active-in-poltava-and-kropivnytsky" text:style-name="Internet_20_link" text:visited-style-name="Visited_20_Internet_20_Link">
https://liveuamap.com/en/2023/29-may-air-defense-was-active-in-poltava-and-kropivnytsky</text:a>
</text:p>
      <text:p text:style-name="P4">
Source: <text:a xlink:type="simple" xlink:href="https://t.me/lachentyt/29825" text:style-name="Internet_20_link" text:visited-style-name="Visited_20_Internet_20_Link">
https://t.me/lachentyt/29825</text:a>
</text:p>
      <!--NEWS-->
      <text:h text:style-name="P10" text:outline-level="1">
<text:span text:style-name="T4">
Explosions reported in Khmelnitsky region</text:span>
</text:h>
      <text:p text:style-name="P4">
Authors: liveuamap (Language: en)</text:p>
      <text:p text:style-name="P4">
Time: 2023-05-28T20:03:22</text:p>
      <text:p text:style-name="P4">
Location: Khmelnitsky (Latitude:49.43911 Longtitude:26.96526)</text:p>
      <text:p text:style-name="P4">
Videos: []</text:p>
      <text:p text:style-name="P4">
Images: []</text:p>
      <text:p text:style-name="P4">
Tags: ["Europe", "Central and Eastern Europe"]</text:p>
      <text:p text:style-name="P4">
ID: 22566010</text:p>
      <!--METADATA-->
      <text:p text:style-name="P4">
Explosions reported in Khmelnitsky region</text:p>
      <text:p text:style-name="P4">
News Collection Link: <text:a xlink:type="simple" xlink:href="https://liveuamap.com/en/2023/29-may-explosions-reported-in-khmelnitsky-region-" text:style-name="Internet_20_link" text:visited-style-name="Visited_20_Internet_20_Link">
https://liveuamap.com/en/2023/29-may-explosions-reported-in-khmelnitsky-region-</text:a>
</text:p>
      <text:p text:style-name="P4">
Source: <text:a xlink:type="simple" xlink:href="https://t.me/lachentyt/29826" text:style-name="Internet_20_link" text:visited-style-name="Visited_20_Internet_20_Link">
https://t.me/lachentyt/29826</text:a>
</text:p>
      <!--NEWS-->
      <text:h text:style-name="P10" text:outline-level="1">
<text:span text:style-name="T4">
Explosions were audible in Kyiv region</text:span>
</text:h>
      <text:p text:style-name="P4">
Authors: liveuamap (Language: en)</text:p>
      <text:p text:style-name="P4">
Time: 2023-05-28T20:18:46</text:p>
      <text:p text:style-name="P4">
Location: Kyiv (Latitude:50.14433 Longtitude:30.80017)</text:p>
      <text:p text:style-name="P4">
Videos: []</text:p>
      <text:p text:style-name="P4">
Images: []</text:p>
      <text:p text:style-name="P4">
Tags: []</text:p>
      <text:p text:style-name="P4">
ID: 22566011</text:p>
      <!--METADATA-->
      <text:p text:style-name="P4">
Explosions were audible in Kyiv region</text:p>
      <text:p text:style-name="P4">
News Collection Link: <text:a xlink:type="simple" xlink:href="https://liveuamap.com/en/2023/29-may-explosions-were-audible-in-kyiv-region" text:style-name="Internet_20_link" text:visited-style-name="Visited_20_Internet_20_Link">
https://liveuamap.com/en/2023/29-may-explosions-were-audible-in-kyiv-region</text:a>
</text:p>
      <text:p text:style-name="P4">
Source: <text:a xlink:type="simple" xlink:href="https://t.me/kyiv_polit/34023" text:style-name="Internet_20_link" text:visited-style-name="Visited_20_Internet_20_Link">
https://t.me/kyiv_polit/34023</text:a>
</text:p>
      <!--NEWS-->
      <text:h text:style-name="P10" text:outline-level="1">
<text:span text:style-name="T4">
Explosion in Holosiivsky district Kyiv</text:span>
</text:h>
      <text:p text:style-name="P4">
Authors: liveuamap (Language: en)</text:p>
      <text:p text:style-name="P4">
Time: 2023-05-28T20:20:34</text:p>
      <text:p text:style-name="P4">
Location: Kyiv, Kyiv city (Latitude:50.39144 Longtitude:30.51247)</text:p>
      <text:p text:style-name="P4">
Videos: []</text:p>
      <text:p text:style-name="P4">
Images: []</text:p>
      <text:p text:style-name="P4">
Tags: []</text:p>
      <text:p text:style-name="P4">
ID: 22566012</text:p>
      <!--METADATA-->
      <text:p text:style-name="P4">
Explosion in Holosiivsky district Kyiv</text:p>
      <text:p text:style-name="P4">
News Collection Link: <text:a xlink:type="simple" xlink:href="https://liveuamap.com/en/2023/29-may-explosion-in-holosiivsky-district-kyiv-" text:style-name="Internet_20_link" text:visited-style-name="Visited_20_Internet_20_Link">
https://liveuamap.com/en/2023/29-may-explosion-in-holosiivsky-district-kyiv-</text:a>
</text:p>
      <text:p text:style-name="P4">
Source: <text:a xlink:type="simple" xlink:href="https://t.me/vitaliy_klitschko/1989" text:style-name="Internet_20_link" text:visited-style-name="Visited_20_Internet_20_Link">
https://t.me/vitaliy_klitschko/1989</text:a>
</text:p>
      <!--NEWS-->
      <text:h text:style-name="P10" text:outline-level="1">
<text:span text:style-name="T4">
Kharkiv, Kharkivska Oblast, Zaporizka Oblast, Donetsk Oblast(04:50). Red Alert: aerial threat...</text:span>
</text:h>
      <text:p text:style-name="P4">
Authors: liveuamap (Language: en)</text:p>
      <text:p text:style-name="P4">
Time: 2023-05-28T22:51:00</text:p>
      <text:p text:style-name="P4">
Location: Kharkiv (Latitude:49.98081000 Longtitude:36.25272000)</text:p>
      <text:p text:style-name="P4">
Videos: []</text:p>
      <text:p text:style-name="P4">
Images: []</text:p>
      <text:p text:style-name="P4">
Tags: ["Europe", "Central and Eastern Europe"]</text:p>
      <text:p text:style-name="P4">
ID: 22566013</text:p>
      <!--METADATA-->
      <text:p text:style-name="P4">
Kharkiv, Kharkivska Oblast, Zaporizka Oblast, Donetsk Oblast(04:50). RedAlert: aerial threat. Sirens sounding. Take cover now!</text:p>
      <text:p text:style-name="P4">
News Collection Link: <text:a xlink:type="simple" xlink:href="https://liveuamap.com/en/2023/29-may-kharkiv-kharkivska-oblast-zaporizka-obg" text:style-name="Internet_20_link" text:visited-style-name="Visited_20_Internet_20_Link">
https://liveuamap.com/en/2023/29-may-kharkiv-kharkivska-oblast-zaporizka-obg</text:a>
</text:p>
      <text:p text:style-name="P4">
Source: <text:a xlink:type="simple" xlink:href="https://t.me/air_alert_ua/46774" text:style-name="Internet_20_link" text:visited-style-name="Visited_20_Internet_20_Link">
https://t.me/air_alert_ua/46774</text:a>
</text:p>
      <!--NEWS-->
      <text:h text:style-name="P10" text:outline-level="1">
<text:span text:style-name="T4">
Odeska Oblast(05:46). Red Alert: aerial threat. Sirens sounding. Take cover now!</text:span>
</text:h>
      <text:p text:style-name="P4">
Authors: liveuamap (Language: en)</text:p>
      <text:p text:style-name="P4">
Time: 2023-05-28T23:47:00</text:p>
      <text:p text:style-name="P4">
Location: Odeska Oblast (Latitude:46.74992 Longtitude:30.24899)</text:p>
      <text:p text:style-name="P4">
Videos: []</text:p>
      <text:p text:style-name="P4">
Images: []</text:p>
      <text:p text:style-name="P4">
Tags: ["Europe", "Central and Eastern Europe"]</text:p>
      <text:p text:style-name="P4">
ID: 22566015</text:p>
      <!--METADATA-->
      <text:p text:style-name="P4">
Odeska Oblast(05:46). Red Alert: aerial threat. Sirens sounding. Take covernow!</text:p>
      <text:p text:style-name="P4">
News Collection Link: <text:a xlink:type="simple" xlink:href="https://liveuamap.com/en/2023/29-may-odeska-oblast0546-red-alert-aerial-thrg" text:style-name="Internet_20_link" text:visited-style-name="Visited_20_Internet_20_Link">
https://liveuamap.com/en/2023/29-may-odeska-oblast0546-red-alert-aerial-thrg</text:a>
</text:p>
      <text:p text:style-name="P4">
Source: <text:a xlink:type="simple" xlink:href="https://t.me/suspilneodesa/23594" text:style-name="Internet_20_link" text:visited-style-name="Visited_20_Internet_20_Link">
https://t.me/suspilneodesa/23594</text:a>
</text:p>
      <!--NEWS-->
      <text:h text:style-name="P10" text:outline-level="1">
<text:span text:style-name="T4">
Воїни Сил ТрО показали, як відбили наступ російських окупантів</text:span>
</text:h>
      <text:p text:style-name="P4">
Author: ['АРМІЯINFORM']</text:p>
      <text:p text:style-name="P4">
Time: 2023-05-28T54:00:00-04:00</text:p>
      <text:p text:style-name="P4">
Description: На одному з напрямків воїни 102-ї окремої бригади Сил територіальної оборони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voroga.jpg" text:style-name="Internet_20_link" text:visited-style-name="Visited_20_Internet_20_Link">
vtraty-voroga.jpg</text:a>
']</text:p>
      <text:p text:style-name="P4">
Tags: ['STOPRUSSIA', 'АГРЕСІЯ РФ', 'ВТОРГНЕННЯ РФ', 'ТЕРИТОРІАЛЬНА ОБОРОНА ЗС УКРАЇНИ']</text:p>
      <text:p text:style-name="P4">
Category: News</text:p>
      <!--METADATA-->
      <text:p text:style-name="P4">
<draw:frame draw:style-name="fr1" draw:name="Image2" text:anchor-type="as-char" svg:width="6.9236in" svg:height="4.608521in" draw:z-index="0">
<draw:image xlink:href="../Images/AРМІЯINFORM/2023-05-28T54-00-00-04-00/vtraty-voroga.jpg" xlink:type="simple" xlink:show="embed" xlink:actuate="onLoad" draw:mime-type="image/jpeg"/>
</draw:frame>
Ілюстративне фото / ГШ ЗСУ</text:p>
      <text:p text:style-name="P4">
На одному з напрямків воїни 102-ї окремої бригади Сил територіальної оборониЗСУ Івано-Франківщини відбили наступ російських окупантів</text:p>
      <text:p text:style-name="P4">
Про це<text:a xlink:type="simple" xlink:href="https://www.facebook.com/102brugadaTROIvanoFrankivsk/videos/167340192739696/" text:style-name="Internet_20_link" text:visited-style-name="Visited_20_Internet_20_Link">
повідомляє</text:a>
102 окрема бригада Сил територіальної оборони ЗСУ на своїй сторінці у мережіFacebook.</text:p>
      <text:p text:style-name="P4">
«Одного дня російські загарбники вирішили піти в наступ на одному з напрямків,думаючи, що легко подолають українську піхоту і займуть територію. Але позадустояли танки, артилерія, механізовані війська захисників, які готові завждивступити в бій та підтримати стрілецькі підрозділи.</text:p>
      <text:p text:style-name="P4">
Вони легко розібралися з ворогом, завдавши йому нищівної поразки і заставившийого ганебно тікати з поля бою. Захопливе відео справжнього бою та жалюгідноївтечі москалів показала наша розвідрота», — йдеться в описі до відео.</text:p>
      <text:p text:style-name="P4">
Source: <text:a xlink:type="simple" xlink:href="https://armyinform.com.ua/2023/05/28/voyiny-syl-tro-pokazaly-yak-vidbyly-nastup-rosijskyh-okupantiv/" text:style-name="Internet_20_link" text:visited-style-name="Visited_20_Internet_20_Link">
https://armyinform.com.ua/2023/05/28/voyiny-syl-tro-pokazaly-yak-vidbyly-nastup-rosijskyh-okupantiv/</text:a>
</text:p>
      <!--NEWS-->
      <text:h text:style-name="P10" text:outline-level="1">
<text:span text:style-name="T4">
Чудове полювання на орків: Гірські штурмовики зачистили позиції окупантів</text:span>
</text:h>
      <text:p text:style-name="P4">
Author: ['АРМІЯINFORM']</text:p>
      <text:p text:style-name="P4">
Time: 2023-05-28T55:00:00-04:00</text:p>
      <text:p text:style-name="P4">
Description: Воїни окремого гірсько-штурмового батальйону бригади «Едельвейс» зачистили пози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120965_163528656672736_2769897511358697744_n.jpg" text:style-name="Internet_20_link" text:visited-style-name="Visited_20_Internet_20_Link">
347120965_163528656672736_2769897511358697744_n.jpg</text:a>
']</text:p>
      <text:p text:style-name="P4">
Tags: ['ГІРСЬКІ ШТУРМОВИКИ']</text:p>
      <text:p text:style-name="P4">
Category: News</text:p>
      <!--METADATA-->
      <text:p text:style-name="P4">
<draw:frame draw:style-name="fr1" draw:name="Image3" text:anchor-type="as-char" svg:width="6.9236in" svg:height="4.281093in" draw:z-index="0">
<draw:image xlink:href="../Images/AРМІЯINFORM/2023-05-28T55-00-00-04-00/347120965_163528656672736_2769897511358697744_n.jpg" xlink:type="simple" xlink:show="embed" xlink:actuate="onLoad" draw:mime-type="image/jpeg"/>
</draw:frame>
</text:p>
      <text:p text:style-name="P4">
Воїни окремого гірсько-штурмового батальйону бригади «Едельвейс» зачистилипозиції російських окупантів.</text:p>
      <text:p text:style-name="P4">
Відеозапис роботи бійців <text:a xlink:type="simple" xlink:href="https://t.me/osirskiy/91" text:style-name="Internet_20_link" text:visited-style-name="Visited_20_Internet_20_Link">
опублікував</text:a>
 командувачСухопутних військ ЗСУ генерал-полковник Олександр Сирський.</text:p>
      <text:p text:style-name="P4">
«Працює окремий гірсько-штурмовий батальйон 10 ОГШБр «Едельвейс». Чудовеполювання на орків», — написав він.</text:p>
      <text:p text:style-name="P4">
Source: <text:a xlink:type="simple" xlink:href="https://armyinform.com.ua/2023/05/28/chudove-polyuvannya-na-orkiv-girski-shturmovyky-zachystyly-pozycziyi-okupantiv/" text:style-name="Internet_20_link" text:visited-style-name="Visited_20_Internet_20_Link">
https://armyinform.com.ua/2023/05/28/chudove-polyuvannya-na-orkiv-girski-shturmovyky-zachystyly-pozycziyi-okupantiv/</text:a>
</text:p>
      <!--NEWS-->
      <text:h text:style-name="P10" text:outline-level="1">
<text:span text:style-name="T4">
Спецпризначенці СБУ закидають окупантів «подарунками» просто з неба</text:span>
</text:h>
      <text:p text:style-name="P4">
Author: ['АРМІЯINFORM']</text:p>
      <text:p text:style-name="P4">
Time: 2023-05-28T56:00:00-04:00</text:p>
      <text:p text:style-name="P4">
Description: Спецпризначенці СБУ дронами-камікадзе знищують важку техніку росіян.    Відео оприлюдн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4" text:anchor-type="as-char" svg:width="6.9236in" svg:height="4.367194in" draw:z-index="0">
<draw:image xlink:href="../Images/AРМІЯINFORM/2023-05-28T56-00-00-04-00/a8879da467f5ef3186c59aa101cecbce_id76321_1300x820_141_650x410.jpg" xlink:type="simple" xlink:show="embed" xlink:actuate="onLoad" draw:mime-type="image/jpeg"/>
</draw:frame>
Ілюстративне фото</text:p>
      <text:p text:style-name="P4">
Спецпризначенці СБУ дронами-камікадзе знищують важку техніку росіян.</text:p>
      <text:p text:style-name="P4">
Відео<text:a xlink:type="simple" xlink:href="https://www.facebook.com/SecurSerUkraine/videos/1270468767184557/" text:style-name="Internet_20_link" text:visited-style-name="Visited_20_Internet_20_Link">
оприлюднили</text:a>
на сторінці Служби безпеки України в мережі Facebook.</text:p>
      <text:p text:style-name="P4">
Воїни ЦСО «А» роблять це настільки ефектно, що російські військові абозгорають від щастя, або злітають у кювети від точності таких сюрпризів.</text:p>
      <text:p text:style-name="P4">
На відео видно, як «подарунки» отримали екіпажі танків, БМ «Град»,броньовиків, «Камазів» і військових вантажівок.</text:p>
      <text:p text:style-name="P4">
Source: <text:a xlink:type="simple" xlink:href="https://armyinform.com.ua/2023/05/28/speczpryznachenczi-sbu-zakydayut-okupantiv-podarunkamy-prosto-z-neba/" text:style-name="Internet_20_link" text:visited-style-name="Visited_20_Internet_20_Link">
https://armyinform.com.ua/2023/05/28/speczpryznachenczi-sbu-zakydayut-okupantiv-podarunkamy-prosto-z-neba/</text:a>
</text:p>
      <!--NEWS-->
      <text:h text:style-name="P10" text:outline-level="1">
<text:span text:style-name="T4">
Держспецзв’язку забезпечує нові можливості безперервно залишатися в українському інформаційному просторі</text:span>
</text:h>
      <text:p text:style-name="P4">
Author: ['АРМІЯINFORM']</text:p>
      <text:p text:style-name="P4">
Time: 2023-05-28T57:00:00-04:00</text:p>
      <text:p text:style-name="P4">
Description: Невдовзі має розпочати роботу державний мультиплекс МХ-7 — національна цифро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121010_578679677733554_4097935635572121834_n.jpg" text:style-name="Internet_20_link" text:visited-style-name="Visited_20_Internet_20_Link">
350121010_578679677733554_4097935635572121834_n.jpg</text:a>
']</text:p>
      <text:p text:style-name="P4">
Tags: ['ДЕРЖСПЕЦЗВ’ЯЗОК']</text:p>
      <text:p text:style-name="P4">
Category: News</text:p>
      <!--METADATA-->
      <text:p text:style-name="P4">
<draw:frame draw:style-name="fr1" draw:name="Image5" text:anchor-type="as-char" svg:width="6.9236in" svg:height="4.615733in" draw:z-index="0">
<draw:image xlink:href="../Images/AРМІЯINFORM/2023-05-28T57-00-00-04-00/350121010_578679677733554_4097935635572121834_n.jpg" xlink:type="simple" xlink:show="embed" xlink:actuate="onLoad" draw:mime-type="image/jpeg"/>
</draw:frame>
</text:p>
      <text:p text:style-name="P4">
Невдовзі має розпочати роботу державний мультиплекс МХ-7 — національна цифрователевізійна мережа, побудована Концерном радіомовлення, радіозв’язку тателебачення. Заступник голови Держспецзв’язку Володимир Трофименко в інтерв’ювиданню «Урядовий кур’єр» розповів, де нарешті з’явиться українське мовлення,як це допоможе протистояти ворогу на інформаційному фронті та які переваги маємультиплекс МХ-7. Про це<text:a xlink:type="simple" xlink:href="https://www.facebook.com/dsszzi/posts/pfbid02kjLtWdDf71UM1GXheYwE3nNMKKG9vu6v1oeexMoDN6KX8JDWwc25rscCNVdZkwfwl" text:style-name="Internet_20_link" text:visited-style-name="Visited_20_Internet_20_Link">
повідомляє</text:a>
Державна служба спеціального зв’язку та захисту інформації України.</text:p>
      <text:p text:style-name="P4">
Головне:</text:p>
      <text:p text:style-name="P4">
— Щоб зрозуміти, яку небезпеку росія вбачає у правді, достатньо згадатичисленні обстріли об’єктів, які забезпечують трансляцію сигналу. ТелевежіКонцерну РРТ у Києві, Харкові, Вінниці та інших містах країни неодноразовозазнавали ракетних атак. На Херсонщині ворог, відступаючи, фізично знищувавінфраструктуру, щоб нам було складніше повернути українське мовлення навизволені від окупантів території.</text:p>
      <text:p text:style-name="P4">
Наше завдання нині — не тільки швидко відновлювати всю інфраструктурумовлення, а й забезпечувати нові можливості для наших громадян бути постійно вукраїнському інформаційному просторі.</text:p>
      <text:p text:style-name="P4">
— Наявні мережі не покривають телевізійним мовленням до третини територіїкраїни. Приймання ефірного цифрового телебачення на територіях, прикордонних зрф та рб, ускладнене. Особливо актуальна проблема в Харківській, Сумській,Чернігівській, Рівненській, Житомирській, Волинській областях, де населеннямає змогу приймати російські телеканали з потужних передавальних станцій рф ірб. Запуск мультиплексу МХ-7 дасть змогу покрити мовленням більше 90%території України.</text:p>
      <text:p text:style-name="P4">
— Мережа МХ-7 має більшу кількість передавальних станцій та кращі енергетичніхарактеристики, ніж наявні мультиплекси, що впливає на їхню потужність. Отже,приймання сигналу буде доступне і в тих зонах, де нині його немає черезнедостатній рівень сигналу або особливості рельєфу. Увімкнення потужнихпередавачів у метровому діапазоні збільшить охоплення тимчасово окупованихтериторій.</text:p>
      <text:p text:style-name="P4">
— Нашим завданням було — зробити державну мережу мовлення максимальнодоступною для кожного українця. Доступ до мовлення для глядачів будебезкоштовним та відкритим. Також більшості користувачів мультиплексу МХ-7 недоведеться витрачати гроші на купівлю обладнання для приймання, вони вже маютьусе необхідне.</text:p>
      <text:p text:style-name="P4">
Source: <text:a xlink:type="simple" xlink:href="https://armyinform.com.ua/2023/05/28/derzhpeczzvyazku-zabezpechuye-novi-mozhlyvosti-bezperervno-zalyshatysya-v-ukrayinskomu-informaczijnomu-prostori/" text:style-name="Internet_20_link" text:visited-style-name="Visited_20_Internet_20_Link">
https://armyinform.com.ua/2023/05/28/derzhpeczzvyazku-zabezpechuye-novi-mozhlyvosti-bezperervno-zalyshatysya-v-ukrayinskomu-informaczijnomu-prostori/</text:a>
</text:p>
      <!--NEWS-->
      <text:h text:style-name="P10" text:outline-level="1">
<text:span text:style-name="T4">
Урядова програма «Прихисток» дуже допомогла в перші місяці широкомасштабної війни</text:span>
</text:h>
      <text:p text:style-name="P4">
Author: ['АРМІЯINFORM']</text:p>
      <text:p text:style-name="P4">
Time: 2023-05-28T58:00:00-04:00</text:p>
      <text:p text:style-name="P4">
Description: Про це Віцепрем’єр-міністр Ірина Верещук повідомила під час прямого вклю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g_6715.jpeg" text:style-name="Internet_20_link" text:visited-style-name="Visited_20_Internet_20_Link">
img_6715.jpeg</text:a>
']</text:p>
      <text:p text:style-name="P4">
Tags: ['ІРИНА ВЕРЕЩУК', 'ПРИХИСТОК']</text:p>
      <text:p text:style-name="P4">
Category: News</text:p>
      <!--METADATA-->
      <text:p text:style-name="P4">
<draw:frame draw:style-name="fr1" draw:name="Image6" text:anchor-type="as-char" svg:width="6.9236in" svg:height="4.829211in" draw:z-index="0">
<draw:image xlink:href="../Images/AРМІЯINFORM/2023-05-28T58-00-00-04-00/img_6715.jpeg" xlink:type="simple" xlink:show="embed" xlink:actuate="onLoad" draw:mime-type="image/jpeg"/>
</draw:frame>
</text:p>
      <text:p text:style-name="P4">
Про це Віцепрем’єр-міністр Ірина Верещук<text:a xlink:type="simple" xlink:href="https://minre.gov.ua/2023/05/27/uryadova-programa-pryhystok-duzhe-dopomogla-v-pershi-misyaczi-povnomasshtabnoyi-vijny/" text:style-name="Internet_20_link" text:visited-style-name="Visited_20_Internet_20_Link">
повідомила</text:a>
 під час прямоговключення на телеканалі ICTV. За її словами, програма добре спрацювала.Особливо в перші місяці війни, коли люди масово переміщалися із небезпечнихрегіонів.</text:p>
      <text:p text:style-name="P4">
Вона подякувала сотням тисяч українців, які відкрили свої домівки таприхистили земляків. А також Українському Товариству Червоного Хреста — зафінансову підтримку урядової програми.</text:p>
      <text:p text:style-name="P4">
«Завдяки „Прихистку“ понад 1 мільйон внутрішніх переселенців знайшли безплатнетимчасове житло. Понад 800 тисяч власників житла — подали заяви на компенсаціюкомунальних послуг. Загалом за цією програмою на сьогодні профінансованобільше ніж мільярд гривень», — додала Віцепрем’єрка.</text:p>
      <text:p text:style-name="P4">
Нагадаємо, відповідно до рішення Уряду Мінреінтеграції<text:a xlink:type="simple" xlink:href="https://t.me/minre_ua/3399" text:style-name="Internet_20_link" text:visited-style-name="Visited_20_Internet_20_Link">
визначено</text:a>
 відповідальним виконавцем проєкту«Прихисток». Відомство вестиме відповідний облік та координуватиме компенсаціювитрат за прихисток переселенців.</text:p>
      <text:p text:style-name="P4">
Source: <text:a xlink:type="simple" xlink:href="https://armyinform.com.ua/2023/05/28/uryadova-programa-pryhystok-duzhe-dopomogla-v-pershi-misyaczi-povnomasshtabnoyi-vijny/" text:style-name="Internet_20_link" text:visited-style-name="Visited_20_Internet_20_Link">
https://armyinform.com.ua/2023/05/28/uryadova-programa-pryhystok-duzhe-dopomogla-v-pershi-misyaczi-povnomasshtabnoyi-vijny/</text:a>
</text:p>
      <!--NEWS-->
      <text:h text:style-name="P10" text:outline-level="1">
<text:span text:style-name="T4">
Президент України ввів у дію рішення РНБО про санкції проти 51 фізичної та 220 юридичних осіб</text:span>
</text:h>
      <text:p text:style-name="P4">
Author: ['АРМІЯINFORM']</text:p>
      <text:p text:style-name="P4">
Time: 2023-05-28T59:00:00-04:00</text:p>
      <text:p text:style-name="P4">
Description: Володимир Зеленський своїм указом увів у дію рішення рішення Ради національної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РНБО', 'САНКЦІЇ', 'УКАЗ ПРЕЗИДЕНТА УКРАЇНИ']</text:p>
      <text:p text:style-name="P4">
Category: News</text:p>
      <!--METADATA-->
      <text:p text:style-name="P4">
<draw:frame draw:style-name="fr1" draw:name="Image7" text:anchor-type="as-char" svg:width="6.9236in" svg:height="4.615733in" draw:z-index="0">
<draw:image xlink:href="../Images/AРМІЯINFORM/2023-05-28T59-00-00-04-00/ukaz.jpg" xlink:type="simple" xlink:show="embed" xlink:actuate="onLoad" draw:mime-type="image/jpeg"/>
</draw:frame>
</text:p>
      <text:p text:style-name="P4">
Володимир Зеленський своїм указом увів у дію рішення рішення Ради національноїбезпеки і оборони України від 27 травня 2023 року «Про застосуванняперсональних спеціальних економічних та інших обмежувальних заходів(санкцій)».</text:p>
      <text:p text:style-name="P4">
Відповідний<text:a xlink:type="simple" xlink:href="https://www.president.gov.ua/documents/3072023-46917" text:style-name="Internet_20_link" text:visited-style-name="Visited_20_Internet_20_Link">
 указ № 307/2023</text:a>
оприлюднений на сайті глави держави.</text:p>
      <text:p text:style-name="P4">
Так, згідно з додатком № 1 до указу, Президент України ввів в дію рішенняРНБОУ від 27 травня «Про застосування персональних спеціальних економічних таінших обмежувальних заходів (санкцій)» проти 51 громадянина російськоїфедерації.</text:p>
      <text:p text:style-name="P4">
Згідно з додатком № 2, Володимир Зеленський запровадив санкції проти 220юридичних осіб, серед яких є як російські компанії, так закордонні.</text:p>
      <text:p text:style-name="P4">
Source: <text:a xlink:type="simple" xlink:href="https://armyinform.com.ua/2023/05/28/prezydent-ukrayiny-vviv-u-diyu-rishennya-rnbo-pro-sankcziyi-proty-51-fizychnoyi-ta-220-yurydychnyh-osib/" text:style-name="Internet_20_link" text:visited-style-name="Visited_20_Internet_20_Link">
https://armyinform.com.ua/2023/05/28/prezydent-ukrayiny-vviv-u-diyu-rishennya-rnbo-pro-sankcziyi-proty-51-fizychnoyi-ta-220-yurydychnyh-osib/</text:a>
</text:p>
      <!--NEWS-->
      <text:h text:style-name="P10" text:outline-level="1">
<text:span text:style-name="T4">
«У територіальної оборони на бєлгородщині нема чим стріляти» — перехоплення ГУР</text:span>
</text:h>
      <text:p text:style-name="P4">
Author: ['АРМІЯINFORM']</text:p>
      <text:p text:style-name="P4">
Time: 2023-05-28T60:00:00-04:00</text:p>
      <text:p text:style-name="P4">
Description: https://www.youtube.com/watch?v=pLYaZUEXFcQ    Перехоплені розмови окупантів, в яких в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УР ПЕРЕХОПЛЕННЯ']</text:p>
      <text:p text:style-name="P4">
Category: News</text:p>
      <!--METADATA-->
      <text:p text:style-name="P4">
Перехоплені розмови окупантів, в яких вони розповідають про невдоволення діямивійськового керівництва, а також обговорюють поточну ситуацію на територіїбєлгородщини та прилеглих територіях, панічні настрої місцевого населення.</text:p>
      <text:p text:style-name="P4">
окупант цитує прігожина, що за умови обрання його головнокомандувачем, Київбуде взятий за 12 днів;</text:p>
      <text:p text:style-name="P4">
окупант розповідає про погане забезпечення територіальної оборони набєлгородщині, в якої, за словами співрозмовника, нема чим стріляти: «ничегонету, палки только».</text:p>
      <text:p text:style-name="P4">
<text:span text:style-name="T4">
Джерело:</text:span>
 <text:a xlink:type="simple" xlink:href="https://gur.gov.ua/content/ia-b-hovoryt-byl-by-dovolen-esly-b-na-rublyovku.html" text:style-name="Internet_20_link" text:visited-style-name="Visited_20_Internet_20_Link">
Головне управління розвідки МОУ</text:a>
</text:p>
      <text:p text:style-name="P4">
Source: <text:a xlink:type="simple" xlink:href="https://armyinform.com.ua/2023/05/28/okupant-rozpovidaye-pro-pogane-zabezpechennya-terytorialnoyi-oborony-na-byelgorodshhyni-tam-nema-chym-strilyaty-perehoplennya-gur/" text:style-name="Internet_20_link" text:visited-style-name="Visited_20_Internet_20_Link">
https://armyinform.com.ua/2023/05/28/okupant-rozpovidaye-pro-pogane-zabezpechennya-terytorialnoyi-oborony-na-byelgorodshhyni-tam-nema-chym-strilyaty-perehoplennya-gur/</text:a>
</text:p>
      <!--NEWS-->
      <text:h text:style-name="P10" text:outline-level="1">
<text:span text:style-name="T4">
Стріляв у цивільних на Чернігівщині: судитимуть російського військовослужбовця</text:span>
</text:h>
      <text:p text:style-name="P4">
Author: ['АРМІЯINFORM']</text:p>
      <text:p text:style-name="P4">
Time: 2023-05-28T61:00:00-04:00</text:p>
      <text:p text:style-name="P4">
Description: Судитимуть чергового військовослужбовця рф, який стріляв у цивільних під час тимчас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fgen-1.jpeg" text:style-name="Internet_20_link" text:visited-style-name="Visited_20_Internet_20_Link">
ofgen-1.jpe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8" text:anchor-type="as-char" svg:width="6.9236in" svg:height="7.649217in" draw:z-index="0">
<draw:image xlink:href="../Images/AРМІЯINFORM/2023-05-28T61-00-00-04-00/ofgen-1.jpeg" xlink:type="simple" xlink:show="embed" xlink:actuate="onLoad" draw:mime-type="image/jpeg"/>
</draw:frame>
</text:p>
      <text:p text:style-name="P4">
Судитимуть чергового військовослужбовця рф, який стріляв у цивільних під частимчасової окупації Чернігівщини</text:p>
      <text:p text:style-name="P4">
Про це<text:a xlink:type="simple" xlink:href="https://www.facebook.com/pgo.gov.ua/posts/pfbid02CMFtRM3Pw1YXhPvJCWR3hDZtRyexn4FvVedv78GyTuuKsB7oUgk8aT6XHT1xvpbXl" text:style-name="Internet_20_link" text:visited-style-name="Visited_20_Internet_20_Link">
повідомляє</text:a>
Офіс Генерального прокурора.</text:p>
      <text:p text:style-name="P4">
«Прокурорами Чернігівської обласної прокуратури в порядку спеціальногодосудового розслідування направлено до суду обвинувальний акт стосовноросійського військовослужбовця за фактом порушення законів та звичаїв війни(ч. 1 ст. 438 КК України)», — йдеться у дописі.</text:p>
      <text:p text:style-name="P4">
Зазначається, що 2 березня 2022 року обвинувачений, щоб залякати мешканцівтимчасово окупованого військовими РФ села Сибереж Чернігівського району,стріляв у них з автоматичної зброї. Мирні мешканці — чоловік та жінка нестановили для нього жодної загрози. Внаслідок цього потерпіла отрималавогнепальне поранення плеча.</text:p>
      <text:p text:style-name="P4">
Відповідно до норм міжнародного гуманітарного права цивільне населення не можебути об’єктом нападу. Досудове розслідування здійснювало Управління СБУ вЧернігівській області.</text:p>
      <text:p text:style-name="P4">
Source: <text:a xlink:type="simple" xlink:href="https://armyinform.com.ua/2023/05/28/strilyav-u-czyvilnyh-na-chernigivshhyni-sudytymut-rosijskogo-vijskovosluzhbovczya/" text:style-name="Internet_20_link" text:visited-style-name="Visited_20_Internet_20_Link">
https://armyinform.com.ua/2023/05/28/strilyav-u-czyvilnyh-na-chernigivshhyni-sudytymut-rosijskogo-vijskovosluzhbovczya/</text:a>
</text:p>
      <!--NEWS-->
      <text:h text:style-name="P10" text:outline-level="1">
<text:span text:style-name="T4">
Снайпери ДШВ показали, як «демілітаризують» противника</text:span>
</text:h>
      <text:p text:style-name="P4">
Author: ['АРМІЯINFORM']</text:p>
      <text:p text:style-name="P4">
Time: 2023-05-28T62:00:00-04:00</text:p>
      <text:p text:style-name="P4">
Description: Десантники 79-ї окремої десантно-штурмової бригади ДШВ ЗС України продовжують викон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dshv-79.jpg" text:style-name="Internet_20_link" text:visited-style-name="Visited_20_Internet_20_Link">
dshv-79.jpg</text:a>
']</text:p>
      <text:p text:style-name="P4">
Tags: ['STOPRUSSIA', 'АГРЕСІЯ РФ', 'ВТОРГНЕННЯ РФ', 'ДШВ']</text:p>
      <text:p text:style-name="P4">
Category: News</text:p>
      <!--METADATA-->
      <text:p text:style-name="P4">
<draw:frame draw:style-name="fr1" draw:name="Image9" text:anchor-type="as-char" svg:width="6.9236in" svg:height="4.618569in" draw:z-index="0">
<draw:image xlink:href="../Images/AРМІЯINFORM/2023-05-28T62-00-00-04-00/dshv-79.jpg" xlink:type="simple" xlink:show="embed" xlink:actuate="onLoad" draw:mime-type="image/jpeg"/>
</draw:frame>
</text:p>
      <text:p text:style-name="P4">
Десантники 79-ї окремої десантно-штурмової бригади ДШВ ЗС України продовжуютьвиконання бойових завдань.</text:p>
      <text:p text:style-name="P4">
Про це<text:a xlink:type="simple" xlink:href="https://www.facebook.com/uaairborne/videos/2192363920957393/" text:style-name="Internet_20_link" text:visited-style-name="Visited_20_Internet_20_Link">
повідомляє</text:a>
Командування Десантно-штурмових військ Збройних Сил України у мережі Facebook.</text:p>
      <text:p text:style-name="P4">
Одним з важливих напрямків бойової діяльності є робота снайперів бригади. Задопомогою їх влучного вогню можна зупинити виконання завдань противником.</text:p>
      <text:p text:style-name="P4">
На відео снайпери 79-ки розповідають про три бойових епізоди, коли внаслідокїхніх дій ворог зазнав втрат і змушений був відмовитися від своїх агресивнихнамірів. Свої слова вони підкріплюють відеофіксацію цієї бойової роботи.</text:p>
      <text:p text:style-name="P4">
— Зараз нашим снайперам дуже допомагає аеророзвідка, за допомогою якої можнавчасно виявити висування противника і зайняти вигідну вогневу позицію. Іншедля нас вже справа техніки, — прокоментував дії своїх підлеглих командирпідрозділу снайперів.</text:p>
      <text:p text:style-name="P4">
Source: <text:a xlink:type="simple" xlink:href="https://armyinform.com.ua/2023/05/28/snajpery-dshv-pokazaly-yak-demilitaryzuyut-protyvnyka/" text:style-name="Internet_20_link" text:visited-style-name="Visited_20_Internet_20_Link">
https://armyinform.com.ua/2023/05/28/snajpery-dshv-pokazaly-yak-demilitaryzuyut-protyvnyka/</text:a>
</text:p>
      <!--NEWS-->
      <text:h text:style-name="P10" text:outline-level="1">
<text:span text:style-name="T4">
Авіація Сил оборони завдала 7 ударів по ворогу</text:span>
</text:h>
      <text:p text:style-name="P4">
Author: ['АРМІЯINFORM']</text:p>
      <text:p text:style-name="P4">
Time: 2023-05-28T63:00:00-04:00</text:p>
      <text:p text:style-name="P4">
Description: Авіація сил оборони за минулу добу завдала 4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ВТОРГНЕННЯ РФ', 'ГШ ЗСУ', 'ОПЕРАТИВНА ІНФОРМАЦІЯ', 'ХРОНІКА ОБОРОНИ']</text:p>
      <text:p text:style-name="P4">
Category: News</text:p>
      <!--METADATA-->
      <text:p text:style-name="P4">
<draw:frame draw:style-name="fr1" draw:name="Image10" text:anchor-type="as-char" svg:width="6.9236in" svg:height="3.894525in" draw:z-index="0">
<draw:image xlink:href="../Images/AРМІЯINFORM/2023-05-28T63-00-00-04-00/aviacziya-syl-oborony-ukrayiny.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минулу добу завдала 4 ударів по районах зосередженняособового складу та військової техніки противника, а також 3 — по йогозенітно-ракетних комплексах.</text:p>
      <text:p text:style-name="P4">
Про це у Facebook <text:a xlink:type="simple" xlink:href="https://www.facebook.com/GeneralStaff.ua/posts/pfbid0dkcUjzi9qfnavSaRYoFogjMGG3U8mAthkM2rqydT4vVwXD5bfe8hhajUTN9d9qvNl" text:style-name="Internet_20_link" text:visited-style-name="Visited_20_Internet_20_Link">
повідомляє</text:a>
Генеральнийштаб ЗСУ.</text:p>
      <text:p text:style-name="P4">
Нашими захисниками протягом минулої доби було знищено 3 ворожих БпЛА різноготипу.</text:p>
      <text:p text:style-name="P4">
Підрозділи ракетних військ і артилерії уразили 2 пункти управління, 2 районизосередження озброєння та військової техніки, 2 склади боєприпасів та ще одинважливий військовий об’єкт противника.</text:p>
      <text:p text:style-name="P4">
Source: <text:a xlink:type="simple" xlink:href="https://armyinform.com.ua/2023/05/28/aviacziya-syl-oborony-zavdala-7-udariv-po-vorogu/" text:style-name="Internet_20_link" text:visited-style-name="Visited_20_Internet_20_Link">
https://armyinform.com.ua/2023/05/28/aviacziya-syl-oborony-zavdala-7-udariv-po-vorogu/</text:a>
</text:p>
      <!--NEWS-->
      <text:h text:style-name="P10" text:outline-level="1">
<text:span text:style-name="T4">
Наші захисники протягом доби відбили 21 ворожу атаку</text:span>
</text:h>
      <text:p text:style-name="P4">
Author: ['АРМІЯINFORM']</text:p>
      <text:p text:style-name="P4">
Time: 2023-05-28T64:00:00-04:00</text:p>
      <text:p text:style-name="P4">
Description: Загалом протягом минулої доби противник завдав 3 ракетних, 2 з яких ЗКР С-30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ytuacziya-na-fronti.jpg" text:style-name="Internet_20_link" text:visited-style-name="Visited_20_Internet_20_Link">
sytuacziya-na-fronti.jpg</text:a>
']</text:p>
      <text:p text:style-name="P4">
Tags: ['STOPRUSSIA', 'ВТОРГНЕННЯ РФ', 'ГШ ЗСУ', 'ОПЕРАТИВНА ІНФОРМАЦІЯ']</text:p>
      <text:p text:style-name="P4">
Category: News</text:p>
      <!--METADATA-->
      <text:p text:style-name="P4">
<draw:frame draw:style-name="fr1" draw:name="Image11" text:anchor-type="as-char" svg:width="6.9236in" svg:height="4.620011in" draw:z-index="0">
<draw:image xlink:href="../Images/AРМІЯINFORM/2023-05-28T64-00-00-04-00/sytuacziya-na-fronti.jpg" xlink:type="simple" xlink:show="embed" xlink:actuate="onLoad" draw:mime-type="image/jpeg"/>
</draw:frame>
 Оперативна обстановка на фронті. Фото: ГШ ЗСУ / facebook <text:span text:style-name="T4">
🔥Ситуація щодо російського вторгнення</text:span>
</text:p>
      <text:p text:style-name="P4">
Загалом протягом минулої доби противник завдав 3 ракетних, 2 з яких ЗКР С-300по Краматорську, та 13 авіаційних ударів, здійснив близько 30 обстрілів зреактивних систем залпового вогню по позиціях наших військ та населенихпунктах.</text:p>
      <text:p text:style-name="P4">
Про це у Facebook <text:a xlink:type="simple" xlink:href="https://www.facebook.com/GeneralStaff.ua/posts/pfbid0dkcUjzi9qfnavSaRYoFogjMGG3U8mAthkM2rqydT4vVwXD5bfe8hhajUTN9d9qvNl" text:style-name="Internet_20_link" text:visited-style-name="Visited_20_Internet_20_Link">
повідомляє</text:a>
Генеральнийштаб ЗСУ.</text:p>
      <text:p text:style-name="P4">
Противник продовжує зосереджувати основні зусилля на спробах повногозахоплення Луганської та Донецької областей. Протягом минулої доби підрозділисил оборони відбили 21 ворожу атаку.</text:p>
      <text:p text:style-name="P4">
Source: <text:a xlink:type="simple" xlink:href="https://armyinform.com.ua/2023/05/28/nashi-zahysnyky-protyagom-doby-vidbyly-21-vorozhu-ataku/" text:style-name="Internet_20_link" text:visited-style-name="Visited_20_Internet_20_Link">
https://armyinform.com.ua/2023/05/28/nashi-zahysnyky-protyagom-doby-vidbyly-21-vorozhu-ataku/</text:a>
</text:p>
      <!--NEWS-->
      <text:h text:style-name="P10" text:outline-level="1">
<text:span text:style-name="T4">
У білорусь прибувають нові військові підрозділи рф</text:span>
</text:h>
      <text:p text:style-name="P4">
Author: ['АРМІЯINFORM']</text:p>
      <text:p text:style-name="P4">
Time: 2023-05-28T65:00:00-04:00</text:p>
      <text:p text:style-name="P4">
Description: Про це йдеться в оперативній інформації щодо російського вторгнення у Facebook...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88980.png" text:style-name="Internet_20_link" text:visited-style-name="Visited_20_Internet_20_Link">
2788980.png</text:a>
']</text:p>
      <text:p text:style-name="P4">
Tags: ['STOPRUSSIA', 'БІЛОРУСЬ', 'ВТОРГНЕННЯ РФ', 'ГШ ЗСУ', 'ОПЕРАТИВНА ІНФОРМАЦІЯ']</text:p>
      <text:p text:style-name="P4">
Category: News</text:p>
      <!--METADATA-->
      <text:p text:style-name="P4">
<draw:frame draw:style-name="fr1" draw:name="Image12" text:anchor-type="as-char" svg:width="6.9236in" svg:height="3.896465in" draw:z-index="0">
<draw:image xlink:href="../Images/AРМІЯINFORM/2023-05-28T65-00-00-04-00/2788980.png" xlink:type="simple" xlink:show="embed" xlink:actuate="onLoad" draw:mime-type="image/png"/>
</draw:frame>
 <text:span text:style-name="T4">
🔥Ситуація щодо російського вторгнення</text:span>
</text:p>
      <text:p text:style-name="P4">
Про це<text:a xlink:type="simple" xlink:href="https://www.facebook.com/GeneralStaff.ua/posts/pfbid0dkcUjzi9qfnavSaRYoFogjMGG3U8mAthkM2rqydT4vVwXD5bfe8hhajUTN9d9qvNl" text:style-name="Internet_20_link" text:visited-style-name="Visited_20_Internet_20_Link">
йдеться</text:a>
в оперативній інформації щодо російського вторгнення у Facebook Генеральногоштабу ЗСУ.</text:p>
      <text:p text:style-name="P4">
«На полігони республіки білорусь прибувають визначені підрозділи збройних силросійської федерації для проведення заходів бойової підготовки передвідправкою на війну в Україну», — зазначається в повідомленні.</text:p>
      <text:p text:style-name="P4">
<text:span text:style-name="T5">
Фото ілюстративне</text:span>
</text:p>
      <text:p text:style-name="P4">
Source: <text:a xlink:type="simple" xlink:href="https://armyinform.com.ua/2023/05/28/u-bilorus-prybuvayut-novi-vijskovi-pidrozdily-rf/" text:style-name="Internet_20_link" text:visited-style-name="Visited_20_Internet_20_Link">
https://armyinform.com.ua/2023/05/28/u-bilorus-prybuvayut-novi-vijskovi-pidrozdily-rf/</text:a>
</text:p>
      <!--NEWS-->
      <text:h text:style-name="P10" text:outline-level="1">
<text:span text:style-name="T4">
Нічна атака дронів: Сили ППО збили 52 «шахеди»</text:span>
</text:h>
      <text:p text:style-name="P4">
Author: ['АРМІЯINFORM']</text:p>
      <text:p text:style-name="P4">
Time: 2023-05-28T66:00:00-04:00</text:p>
      <text:p text:style-name="P4">
Description: У ніч на 28 травня армія рф випустила по Україні рекордну кількість дронів-камікадзе тип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taka-droniv-1-1.jpg" text:style-name="Internet_20_link" text:visited-style-name="Visited_20_Internet_20_Link">
ataka-droniv-1-1.jpg</text:a>
']</text:p>
      <text:p text:style-name="P4">
Tags: ['АТАКА ДРОНІВ', 'ПОВІТРЯНІ СИЛИ ЗБРОЙНИХ СИЛ УКРАЇНИ']</text:p>
      <text:p text:style-name="P4">
Category: News</text:p>
      <!--METADATA-->
      <text:p text:style-name="P4">
<draw:frame draw:style-name="fr1" draw:name="Image13" text:anchor-type="as-char" svg:width="6.9236in" svg:height="3.894525in" draw:z-index="0">
<draw:image xlink:href="../Images/AРМІЯINFORM/2023-05-28T66-00-00-04-00/ataka-droniv-1-1.jpg" xlink:type="simple" xlink:show="embed" xlink:actuate="onLoad" draw:mime-type="image/jpeg"/>
</draw:frame>
</text:p>
      <text:p text:style-name="P4">
У ніч на 28 травня армія рф випустила по Україні рекордну кількість дронів-камікадзе типу Shahed-136/131 — 54. Сили ППО знищили 52 «шахеди».</text:p>
      <text:p text:style-name="P4">
Про це <text:a xlink:type="simple" xlink:href="https://t.me/kpszsu/2541" text:style-name="Internet_20_link" text:visited-style-name="Visited_20_Internet_20_Link">
повідомляє</text:a>
 пресслужба КомандуванняПовітряних Сил ЗСУ.</text:p>
      <text:p text:style-name="P4">
«Ворог атакував Україну іранськими ударними дронами з північного напрямку —брянська область, та південного — краснодарський край», — йдеться уповідомленні.</text:p>
      <text:p text:style-name="P4">
Зазначається, що чергову нічну атаку ворог спрямував на військові об’єкти таоб’єкти критичної інфраструктури держави в центральних регіонах країни,зокрема на Київщину.</text:p>
      <text:p text:style-name="P4">
«Тут, у зоні відповідальності повітряного командування «Центр», знищенобільшість ударних дронів! Також до відбиття атаки залучили сили та засобиповітряного командування «Південь» та повітряного командування«Захід»Повітряних Сил ЗС України та протиповітряну оборону інших складових Силоборони України!» — повідомили у командуванні.</text:p>
      <text:p text:style-name="P4">
Source: <text:a xlink:type="simple" xlink:href="https://armyinform.com.ua/2023/05/28/nichna-ataka-droniv-syly-ppo-zbyly-52-shahedy-z-54/" text:style-name="Internet_20_link" text:visited-style-name="Visited_20_Internet_20_Link">
https://armyinform.com.ua/2023/05/28/nichna-ataka-droniv-syly-ppo-zbyly-52-shahedy-z-54/</text:a>
</text:p>
      <!--NEWS-->
      <text:h text:style-name="P10" text:outline-level="1">
<text:span text:style-name="T4">
Ще мінус 400 окупантів, 7 ББМ та 11 артсистем: добові втрати ворога</text:span>
</text:h>
      <text:p text:style-name="P4">
Author: ['АРМІЯINFORM']</text:p>
      <text:p text:style-name="P4">
Time: 2023-05-28T67:00:00-04:00</text:p>
      <text:p text:style-name="P4">
Description: Загальні бойові втрати противника з 24.02.22 по 28.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47369071365573367_w-scaled.jpg" text:style-name="Internet_20_link" text:visited-style-name="Visited_20_Internet_20_Link">
photo_5447369071365573367_w-scaled.jpg</text:a>
']</text:p>
      <text:p text:style-name="P4">
Tags: ['ВТРАТИ ВОРОГА', 'ГЕНШТАБ ЗС УКРАЇНИ']</text:p>
      <text:p text:style-name="P4">
Category: News</text:p>
      <!--METADATA-->
      <text:p text:style-name="P4">
<draw:frame draw:style-name="fr1" draw:name="Image14" text:anchor-type="as-char" svg:width="6.9236in" svg:height="6.987066in" draw:z-index="0">
<draw:image xlink:href="../Images/AРМІЯINFORM/2023-05-28T67-00-00-04-00/photo_5447369071365573367_w-scaled.jpg" xlink:type="simple" xlink:show="embed" xlink:actuate="onLoad" draw:mime-type="image/jpeg"/>
</draw:frame>
</text:p>
      <text:p text:style-name="P4">
Загальні бойові втрати противника з 24.02.22 по 28.05.23 орієнтовностановлять:</text:p>
      <ul>
        <li>
<text:span text:style-name="T4">
особового складу ‒</text:span>
 206600 (+400) осіб ліквідовано  * <text:span text:style-name="T4">
танків ‒</text:span>
 3797 (+3)  * <text:span text:style-name="T4">
бойових броньованих машин ‒</text:span>
 7456 (+7)  * <text:span text:style-name="T4">
артилерійських систем ‒</text:span>
 3425 (+11)  * <text:span text:style-name="T4">
РСЗВ ‒</text:span>
 574 (0)  * <text:span text:style-name="T4">
засоби ППО ‒</text:span>
 329 (0)  * <text:span text:style-name="T4">
літаків ‒</text:span>
 313 (0)  * <text:span text:style-name="T4">
гелікоптерів ‒</text:span>
 298 (0)  * <text:span text:style-name="T4">
БПЛА оперативно-тактичного рівня ‒</text:span>
 2993 (+3)  * <text:span text:style-name="T4">
крилаті ракети ‒</text:span>
 1056 (0)  * <text:span text:style-name="T4">
кораблі / катери ‒</text:span>
 18 (0)  * <text:span text:style-name="T4">
автомобільної техніки та автоцистерн ‒</text:span>
 6192 (+9)  * <text:span text:style-name="T4">
спеціальна техніка ‒</text:span>
 451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8.05.23.</text:p>
      <text:p text:style-name="P4">
Source: <text:a xlink:type="simple" xlink:href="https://armyinform.com.ua/2023/05/28/shhe-minus-400-okupantiv-7-bbm-ta-11-artysystem-dobovi-vtraty-voroga/" text:style-name="Internet_20_link" text:visited-style-name="Visited_20_Internet_20_Link">
https://armyinform.com.ua/2023/05/28/shhe-minus-400-okupantiv-7-bbm-ta-11-artysystem-dobovi-vtraty-voroga/</text:a>
</text:p>
      <!--NEWS-->
      <text:h text:style-name="P10" text:outline-level="1">
<text:span text:style-name="T4">
Армійські спортсмени у складі збірної — чемпіони Кубка світу з веслування на байдарках</text:span>
</text:h>
      <text:p text:style-name="P4">
Author: ['АРМІЯINFORM']</text:p>
      <text:p text:style-name="P4">
Time: 2023-05-28T88:00:00-04:00</text:p>
      <text:p text:style-name="P4">
Description: Українська команда байдарки-четвірки здобула перемогу на етапі Кубка світу з весл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284457_965988074530545_1529801177448813969_n.jpg" text:style-name="Internet_20_link" text:visited-style-name="Visited_20_Internet_20_Link">
350284457_965988074530545_1529801177448813969_n.jpg</text:a>
']</text:p>
      <text:p text:style-name="P4">
Tags: ['АРМІЙСЬКИЙ СПОРТ', 'ВЕСЛУВАННЯ НА БАЙДАРКАХ І КАНОЕ']</text:p>
      <text:p text:style-name="P4">
Category: News</text:p>
      <!--METADATA-->
      <text:p text:style-name="P4">
<draw:frame draw:style-name="fr1" draw:name="Image15" text:anchor-type="as-char" svg:width="6.9236in" svg:height="6.765647in" draw:z-index="0">
<draw:image xlink:href="../Images/AРМІЯINFORM/2023-05-28T88-00-00-04-00/350284457_965988074530545_1529801177448813969_n.jpg" xlink:type="simple" xlink:show="embed" xlink:actuate="onLoad" draw:mime-type="image/jpeg"/>
</draw:frame>
</text:p>
      <text:p text:style-name="P4">
Українська команда байдарки-четвірки здобула перемогу на етапі Кубка світу звеслування на байдарках і каное на дистанції 500 метрів у Познані.</text:p>
      <text:p text:style-name="P4">
Про це<text:a xlink:type="simple" xlink:href="https://www.facebook.com/CSKA1992/posts/pfbid0WJaSNEyjD8xKi8wQPSFSeq3eKKsG811qZU1pA7vpG2vZT47oaAAKYLhEMeqiVc4sl" text:style-name="Internet_20_link" text:visited-style-name="Visited_20_Internet_20_Link">
повідомляє</text:a>
Центральний спортивний клуб ЗСУ.</text:p>
      <text:p text:style-name="P4">
Спортмени в складі арміців Ігоря Трунова та Івана Семикіна прийшли з часом1.23,68.</text:p>
      <text:p text:style-name="P4">
Друге місце посіли австралійці, трійку замкнули представники збірної Данії.</text:p>
      <text:p text:style-name="P4">
Source: <text:a xlink:type="simple" xlink:href="https://armyinform.com.ua/2023/05/28/armijski-sportsmeny-u-skladi-zbirnoyi-chempiony-kubku-svitu-z-vesluvannya-na-bajdarkah/" text:style-name="Internet_20_link" text:visited-style-name="Visited_20_Internet_20_Link">
https://armyinform.com.ua/2023/05/28/armijski-sportsmeny-u-skladi-zbirnoyi-chempiony-kubku-svitu-z-vesluvannya-na-bajdarkah/</text:a>
</text:p>
      <!--NEWS-->
      <text:h text:style-name="P10" text:outline-level="1">
<text:span text:style-name="T4">
Суд у Молдові залишив під домашнім арештом віцеголову проросійської партії «Шор»</text:span>
</text:h>
      <text:p text:style-name="P4">
Authors: Ukrinform (Person)</text:p>
      <text:p text:style-name="P4">
Publisher: Укринформ (Organization)</text:p>
      <text:p text:style-name="P4">
Published Time: 2023-05-29T-11:27:00+03:00</text:p>
      <text:p text:style-name="P4">
Modified Time: 2023-05-29T23:27:00+03:00</text:p>
      <text:p text:style-name="P4">
Description: Апеляційна палата Кишинева залишила під домашнім арештом віцеголову проросійської партії "Шор" Марину Таубер, відхиливши запит її адвокатів. — Укрінформ.</text:p>
      <text:p text:style-name="P4">
Images: ['<text:a xlink:type="simple" xlink:href="https://static.ukrinform.com/photos/2017_02/thumb_files/630_360_1488208211-6797.jpg" text:style-name="Internet_20_link" text:visited-style-name="Visited_20_Internet_20_Link">
630_360_14882...</text:a>
']</text:p>
      <text:p text:style-name="P4">
Tags: ['Домашній арешт', 'Молдова', 'Суд', 'Росія', 'Партія']</text:p>
      <text:p text:style-name="P4">
Type: Article</text:p>
      <!--METADATA-->
      <text:p text:style-name="P4">
<draw:frame draw:style-name="fr1" draw:name="Image16" text:anchor-type="as-char" svg:width="6.9236in" svg:height="3.956343in" draw:z-index="0">
<draw:image xlink:href="../Images/yкринформ/2023-05-29T-11-27-00-03-00/630_360_1488208211-6797.jpg" xlink:type="simple" xlink:show="embed" xlink:actuate="onLoad" draw:mime-type="image/jpeg"/>
</draw:frame>
Апеляційна палата Кишинева залишила під домашнім арештом віцеголовупроросійської партії "Шор" Марину Таубер, відхиливши запит її адвокатів.</text:p>
      <text:p text:style-name="P4">
Про це повідомляє <text:a xlink:type="simple" xlink:href="https://newsmaker.md/rus/novosti/tauber-ostavili-pod-domashnim-arestom-sud-otklonil-zapros-ee-advokatov/" text:style-name="Internet_20_link" text:visited-style-name="Visited_20_Internet_20_Link">
 NewsMaker </text:a>
 , передаєУкрінформ.</text:p>
      <text:p text:style-name="P4">
Таубер обвинувачують у скоєнні трьох злочинів. Зокрема, йдеться профальшування звіту про фінансування виборчої кампанії під час виборів мераміста Бєльці у 2021 році. Крім цього, Таубер обвинувачують у тому, що, будучикандидатом у мери, вона свідомо прийняла фінансування від злочинногоугруповання.</text:p>
      <text:p text:style-name="P4">
Третє обвинувачення пов'язане з тим, що Таубер дозволила незаконнефінансування партії «Шор» організованою злочинною групою, зокрема з 13 липня2022 року до 1 травня 2023 року.</text:p>
      <text:p text:style-name="P4">
Сама вона не визнає провину та вважає те, що відбувається, політичнимпереслідуванням опозиції.</text:p>
      <text:p text:style-name="P4">
_ _</text:p>
      <text:p text:style-name="P4">
<text:span text:style-name="T5">
Фото: NewsMaker</text:span>
</text:p>
      <text:p text:style-name="P4">
1 травня Таубер затримали в аеропорту, коли вона намагалася вилетіти доІзраїлю.</text:p>
      <text:p text:style-name="P4">
До цього, 28 квітня, прокурори направили до суду прохання про зміну депутатцізапобіжного заходу, а 29 квітня її адвокати вимагали перенести дату розглядуцього прохання, щоб Таубер змогла полетіти до Ізраїлю.</text:p>
      <text:p text:style-name="P4">
Наразі депутат перебуває під домашнім арештом.</text:p>
      <text:p text:style-name="P4">
<text:span text:style-name="T4">
Читайте також:</text:span>
 <text:span text:style-name="T4">
<text:a xlink:type="simple" xlink:href="https://www.ukrinform.ua/rubric-world/3703021-u-moldovi-zatrimali-vicegolovu-prorosijskoi-partii-sor-tauber.html" text:style-name="Internet_20_link" text:visited-style-name="Visited_20_Internet_20_Link">
 У Молдові затримали віцеголову проросійської партії«Шор» Таубер </text:a>
 </text:span>
</text:p>
      <text:p text:style-name="P4">
Парламент Молдови 26 травня проголосував за позбавлення Таубер депутатськоїнедоторканності, щоб передати до суду її справу.</text:p>
      <text:p text:style-name="P4">
Як повідомляв Укрінформ, 13 квітня Апеляційна палата Кишинева _<text:span text:style-name="T4">
<text:a xlink:type="simple" xlink:href="https://www.ukrinform.ua/rubric-world/3695626-u-moldovi-zasudili-do-15-rokiv-vaznici-lidera-prorosijskoi-partii-sor.html" text:style-name="Internet_20_link" text:visited-style-name="Visited_20_Internet_20_Link">
 засудиладепутата-втікача, лідера партії «Шор» Ілана Шора до 15 років в’язниці</text:a>
 </text:span>
 _ із конфіскацієюмайна на 5 мільярдів леїв (понад 270 мільйонів доларів). Також суд заборонивШору обіймати посади в банківській системі впродовж п'яти років та конфіскувавйого активи на користь держави.</text:p>
      <text:p text:style-name="P4">
У 2015 році Ілана Шора засудили у справі про «крадіжку мільярда» до 7,5 рокуув'язнення за шахрайство та відмивання грошей. Справа перебувала на розгляді вАпеляційній палаті Кишинева. Слухання багаторазово відтерміновували.</text:p>
      <text:p text:style-name="P4">
У 2019 році Ілан Шор виїхав з Молдови. За деякими даними, він перебуває вІзраїлі.</text:p>
      <text:p text:style-name="P4">
<text:span text:style-name="T4">
Читайте також:</text:span>
 <text:span text:style-name="T4">
<text:a xlink:type="simple" xlink:href="https://www.ukrinform.ua/rubric-world/3714727-moldova-prodovzue-se-na-60-dniv-nadzvicajnij-stan-cerez-vijnu-v-ukraini.html" text:style-name="Internet_20_link" text:visited-style-name="Visited_20_Internet_20_Link">
 Молдова продовжує ще на 60 днів надзвичайний стан черезвійну в Україні </text:a>
 </text:span>
</text:p>
      <text:p text:style-name="P4">
26 жовтня 2022 р. Міністерство фінансів США оголосило про запровадженнясанкцій проти дев'яти осіб та 12 організацій у Молдові, яких вважаютьучасниками «постійних кампаній зловмисного впливу кремля», а також причетнимидо системної корупції в республіці. Під санкції, зокрема, потрапили молдовськіолігархи Володимир Плахотнюк та Ілан Шор.</text:p>
      <text:p text:style-name="P4">
Представники проросійської партії «Шор» неодноразово організовувалиантиурядові акції у Молдові з метою дестабілізувати ситуацію в країні.</text:p>
      <text:p text:style-name="P4">
Source: <text:a xlink:type="simple" xlink:href="https://www.ukrinform.ua/rubric-world/3715736-sud-u-moldovi-zalisiv-pid-domasnim-arestom-vicegolovu-prorosijskoi-partii-sor.html" text:style-name="Internet_20_link" text:visited-style-name="Visited_20_Internet_20_Link">
https://www.ukrinform.ua/rubric-world/3715736-sud-u-moldovi-zalisiv-pid-domasnim-arestom-vicegolovu-prorosijskoi-partii-sor.html</text:a>
</text:p>
      <!--NEWS-->
      <text:h text:style-name="P10" text:outline-level="1">
<text:span text:style-name="T4">
Найбільше у квітні подешевшали гречка та буряк - ІАЕ</text:span>
</text:h>
      <text:p text:style-name="P4">
Authors: Ukrinform (Person)</text:p>
      <text:p text:style-name="P4">
Publisher: Укринформ (Organization)</text:p>
      <text:p text:style-name="P4">
Published Time: 2023-05-29T-128:56:32+03:00</text:p>
      <text:p text:style-name="P4">
Modified Time: 2023-05-29T15:56:32+03:00</text:p>
      <text:p text:style-name="P4">
Description: В Україні у квітні 2023 року найбільше подешевшали (порівняно з груднем 2022 року) гречані крупи та буряк. — Укрінформ.</text:p>
      <text:p text:style-name="P4">
Images: ['<text:a xlink:type="simple" xlink:href="https://static.ukrinform.com/photos/2017_02/thumb_files/630_360_1486556560-2668-grecka.jpg" text:style-name="Internet_20_link" text:visited-style-name="Visited_20_Internet_20_Link">
630_360_14865...</text:a>
']</text:p>
      <text:p text:style-name="P4">
Tags: ['Ціни', 'Гречка', 'Продукти', 'Овочі']</text:p>
      <text:p text:style-name="P4">
Type: Article</text:p>
      <!--METADATA-->
      <text:p text:style-name="P4">
<draw:frame draw:style-name="fr1" draw:name="Image18" text:anchor-type="as-char" svg:width="6.9236in" svg:height="3.956343in" draw:z-index="0">
<draw:image xlink:href="../Images/yкринформ/2023-05-29T-128-56-32-03-00/630_360_1486556560-2668-grecka.jpg" xlink:type="simple" xlink:show="embed" xlink:actuate="onLoad" draw:mime-type="image/jpeg"/>
</draw:frame>
В Україні у квітні 2023 року найбільше подешевшали (порівняно з груднем 2022року) гречані крупи та буряк.</text:p>
      <text:p text:style-name="P4">
Про це розповів директор Національного наукового центру «Інститут аграрноїекономіки» Юрій Лупенко, передає Укрінформ із посиланням на <text:a xlink:type="simple" xlink:href="http://www.iae.org.ua/presscentre/archnews/3607-hrechani-krupy-ta-buryak-staly-lideramy-zdeshevlennya-produktiv-kharchuvannya-yuriy-lupenko.html" text:style-name="Internet_20_link" text:visited-style-name="Visited_20_Internet_20_Link">
 пресслужбуінституту </text:a>
 .</text:p>
      <text:p text:style-name="P4">
Він зазначив, що у квітні 2023 року споживчі ціни на гречані крупи зменшилисьпроти грудня 2022 року на 19,9%, на буряк – на 20%. За словами Лупенка, ценайбільш істотне зниження серед 33 найменувань продуктів харчування, помісячнудинаміку споживчих цін на які відстежує Державна служба статистики України.</text:p>
      <text:p text:style-name="P4">
Очільник інституту розповів, що у квітні цього року проти грудня 2022 рокутакож істотно зменшилися ціни на крупи пшеничні (-7%), яйця (-6,9%), рис(-4,9%), ячні (-3,3%) та манні (-2,9%) крупи. Крім цього, подешевшали сало(-2,3%), олія соняшникова (-1,8%) та борошно пшеничне (-1%).</text:p>
      <text:p text:style-name="P4">
<text:span text:style-name="T4">
Читайте також:</text:span>
 <text:a xlink:type="simple" xlink:href="https://www.ukrinform.ua/rubric-economy/3707783-v-ukraini-znizuutsa-cini-na-ajca-ta-ovoci.html" text:style-name="Internet_20_link" text:visited-style-name="Visited_20_Internet_20_Link">
 В Україні знижуються ціни на яйця та овочі</text:a>
</text:p>
      <text:p text:style-name="P4">
Проти березня у квітні найсуттєвіше знизилися ціни на буряк (-9,9%), яйця(-8,4%) та гречані крупи (-4,2%), рис (-1,6%), олію соняшникову (-1,4%), крупипшеничні (-1,1%), картоплю (-0,6%), борошно пшеничне (-0,4%) та цукор (-0,3%).Макаронні вироби з м’яких сортів пшениці, крупи ячні, сири м’які жирні, масловершкове та сало подешевшали на 0,1-0,2%.</text:p>
      <text:p text:style-name="P4">
Лідерами зростання споживчих цін на продукти харчування проти грудня 2022 рокув квітні цього року стали морква (+96,5%), капуста білокачанна (+83,5%) тацибуля ріпчаста (+72%).</text:p>
      <text:p text:style-name="P4">
При цьому, у квітні проти березня продовжили дорожчати яблука (+18,6%), морква(+11%), свинина (+8,5%), капуста білокачанна (+6,9%), пшоно (+3,3%), молочнісуміші для дитячого харчування (+3,1%) та яловичина (+2,2%). По іншихпродуктах, включаючи цибулю ріпчасту, зростання цін відбулося в межах 1-2%, апо хлібній групі, ковбасах варених першого гатунку та сметані жирністю до 15%- на 0,4-0,7%.</text:p>
      <text:p text:style-name="P4">
<text:span text:style-name="T4">
Читайте також:</text:span>
 <text:a xlink:type="simple" xlink:href="https://www.ukrinform.ua/rubric-economy/3707371-inflacia-v-ukraini-u-kvitni-spovilnilasa-do-02.html" text:style-name="Internet_20_link" text:visited-style-name="Visited_20_Internet_20_Link">
 Інфляція в Україні у квітні сповільнилася до 0,2%</text:a>
</text:p>
      <text:p text:style-name="P4">
Лупенко додав, що на споживчому ринку під тиском очікування надходженнясезонної продукції відбувається істотне зменшення цін на <text:a xlink:type="simple" xlink:href="https://www.ukrinform.ua/tag-produkti" text:style-name="Internet_20_link" text:visited-style-name="Visited_20_Internet_20_Link">
 продукти харчування</text:a>
 .</text:p>
      <text:p text:style-name="P4">
За прогнозними оцінками науковців інституту, найближчим часом слід очікуватиздешевлення продуктів овочевої групи, борошна, крупів, яєць та молочнихпродуктів.</text:p>
      <text:p text:style-name="P4">
Як повідомляв Укрінформ, у квітні 2023 року ціни на продукти харчування вУкраїні зросли на 0,3% порівняно з попереднім місяцем; за даними Інститутуаграрної економіки, це найнижчий показник від початку повномасштабноговторгнення.</text:p>
      <text:p text:style-name="P4">
Source: <text:a xlink:type="simple" xlink:href="https://www.ukrinform.ua/rubric-economy/3715656-najbilse-u-kvitni-podesevsali-grecka-ta-burak-iae.html" text:style-name="Internet_20_link" text:visited-style-name="Visited_20_Internet_20_Link">
https://www.ukrinform.ua/rubric-economy/3715656-najbilse-u-kvitni-podesevsali-grecka-ta-burak-iae.html</text:a>
</text:p>
      <!--NEWS-->
      <text:h text:style-name="P10" text:outline-level="1">
<text:span text:style-name="T4">
В Ізраїлі протестували морський «Залізний купол»</text:span>
</text:h>
      <text:p text:style-name="P4">
Authors: Ukrinform (Person)</text:p>
      <text:p text:style-name="P4">
Publisher: Укринформ (Organization)</text:p>
      <text:p text:style-name="P4">
Published Time: 2023-05-29T-130:53:29+03:00</text:p>
      <text:p text:style-name="P4">
Modified Time: 2023-05-29T15:53:29+03:00</text:p>
      <text:p text:style-name="P4">
Description: В Ізраїлі проведено серію успішних випробувань системи ПРО «Залізний купол» морського базування (у міжнародній класифікації називається C-Dome). — Укрінформ.</text:p>
      <text:p text:style-name="P4">
Images: ['<text:a xlink:type="simple" xlink:href="https://static.ukrinform.com/photos/2023_05/thumb_files/630_360_1685364668-205.jpg" text:style-name="Internet_20_link" text:visited-style-name="Visited_20_Internet_20_Link">
630_360_16853...</text:a>
']</text:p>
      <text:p text:style-name="P4">
Tags: ['Ізраїль', 'Ракета', 'Випробування']</text:p>
      <text:p text:style-name="P4">
Type: Article</text:p>
      <!--METADATA-->
      <text:p text:style-name="P4">
<draw:frame draw:style-name="fr1" draw:name="Image19" text:anchor-type="as-char" svg:width="6.9236in" svg:height="3.956343in" draw:z-index="0">
<draw:image xlink:href="../Images/yкринформ/2023-05-29T-130-53-29-03-00/630_360_1685364668-205.jpg" xlink:type="simple" xlink:show="embed" xlink:actuate="onLoad" draw:mime-type="image/jpeg"/>
</draw:frame>
 ВІзраїлі проведено серію успішних випробувань системи ПРО «Залізний купол»морського базування (у міжнародній класифікації називається C-Dome).</text:p>
      <text:p text:style-name="P4">
Як передає Укрінформ, про це повідомляє <text:a xlink:type="simple" xlink:href="https://www.vesty.co.il/main/article/s1zvnxmu2#autoplay" text:style-name="Internet_20_link" text:visited-style-name="Visited_20_Internet_20_Link">
 Vesty.co.il</text:a>
 .</text:p>
      <text:p text:style-name="P4">
У рамках випробувань здійснювалися запуски ракет по навчальних цілях - зракетного корвета «Маген» класу «Саар-6». Ці корвети нині вживає на озброєнняВМС ЦАХАЛу.</text:p>
      <text:p text:style-name="P4">
<text:span text:style-name="T4">
Читайте також:</text:span>
 <text:a xlink:type="simple" xlink:href="https://www.ukrinform.ua/rubric-ato/3714407-izrailska-model-bezpeki-ukraini-ce-tocno-pidijde.html" text:style-name="Internet_20_link" text:visited-style-name="Visited_20_Internet_20_Link">
 Ізраїльська модель безпеки: Україні це точно підійде?</text:a>
</text:p>
      <text:p text:style-name="P4">
Серія випробувань включала моделювання присутніх і майбутніх загроз, з якимикораблі «Маген» можуть зіткнутися під час збройного конфлікту (у тому числікрилатих ракет і БПЛА). У ході випробувань C-Dome успішно ідентифікувала тазнищила БПЛА та крилаті ракети.</text:p>
      <text:p text:style-name="P4">
Крім того, було проведено перевірку нових технологій «з метою підвищенняоперативної ефективності багаторівневих систем ППО та ПРО на морі та на суші».</text:p>
      <text:p text:style-name="P4">
Зазначається, що «Залізний купол» морського базування покликаний посилитиоборонні можливості корветів «Маген» та підвищити рівень захисту морськихстратегічних активів Ізраїлю.</text:p>
      <text:p text:style-name="P4">
<text:span text:style-name="T4">
Читайте також:</text:span>
 <text:a xlink:type="simple" xlink:href="https://www.ukrinform.ua/rubric-ato/3709637-zaliznij-kupol-dla-ukraini-ne-panacea-ale-korist-bude.html" text:style-name="Internet_20_link" text:visited-style-name="Visited_20_Internet_20_Link">
 “ <text:span text:style-name="T4">
Залізний</text:span>
 <text:span text:style-name="T4">
купол</text:span>
 ” для України: не панацея, алекористь буде </text:a>
</text:p>
      <text:p text:style-name="P4">
За словами міністра оборони Йоава Галанта, «Залізний купол» морськогобазування - це «значний крок у розвитку оборони країни, який забезпечуєперевагу на морі та дає додаткові оперативні можливості для боротьби ззагрозами у морському просторі».</text:p>
      <text:p text:style-name="P4">
Як повідомляв Укрінформ, у Туреччині продемонстрували одночасну злагодженуроботу підрозділу з восьми морських дронів.</text:p>
      <text:p text:style-name="P4">
Фото: МІноборони Ізраїля</text:p>
      <text:p text:style-name="P4">
Source: <text:a xlink:type="simple" xlink:href="https://www.ukrinform.ua/rubric-world/3715654-v-izraili-protestuvali-morskij-zaliznij-kupol.html" text:style-name="Internet_20_link" text:visited-style-name="Visited_20_Internet_20_Link">
https://www.ukrinform.ua/rubric-world/3715654-v-izraili-protestuvali-morskij-zaliznij-kupol.html</text:a>
</text:p>
      <!--NEWS-->
      <text:h text:style-name="P10" text:outline-level="1">
<text:span text:style-name="T4">
Рютте: Допомагати Україні захищатися – це не вибір, це потрібно робити</text:span>
</text:h>
      <text:p text:style-name="P4">
Authors: Ukrinform (Person)</text:p>
      <text:p text:style-name="P4">
Publisher: Укринформ (Organization)</text:p>
      <text:p text:style-name="P4">
Published Time: 2023-05-29T-13:09:00+03:00</text:p>
      <text:p text:style-name="P4">
Modified Time: 2023-05-29T23:09:00+03:00</text:p>
      <text:p text:style-name="P4">
Description: Нідерланди всіляко налаштовані на підтримку України; від посилення систем протиповітряної оборони до якнайшвидшого початку навчання пілотів F-16. — Укрінформ.</text:p>
      <text:p text:style-name="P4">
Images: ['<text:a xlink:type="simple" xlink:href="https://static.ukrinform.com/photos/2023_05/thumb_files/630_360_1683203216-386.jpeg" text:style-name="Internet_20_link" text:visited-style-name="Visited_20_Internet_20_Link">
630_360_16832...</text:a>
']</text:p>
      <text:p text:style-name="P4">
Tags: ['Літак', 'Нідерланди', 'Рютте', 'Герой України', 'Війна з Росією', 'F-16']</text:p>
      <text:p text:style-name="P4">
Type: Article</text:p>
      <!--METADATA-->
      <text:p text:style-name="P4">
<draw:frame draw:style-name="fr1" draw:name="Image20" text:anchor-type="as-char" svg:width="6.9236in" svg:height="3.956343in" draw:z-index="0">
<draw:image xlink:href="../Images/yкринформ/2023-05-29T-13-09-00-03-00/630_360_1683203216-386.jpeg" xlink:type="simple" xlink:show="embed" xlink:actuate="onLoad" draw:mime-type="image/jpeg"/>
</draw:frame>
Нідерланди всіляко налаштовані на підтримку України; від посилення системпротиповітряної оборони до якнайшвидшого початку навчання пілотів F-16.</text:p>
      <text:p text:style-name="P4">
Про це прем’єр-міністр Нідерландів Марк Рютте написав у своєму <text:a xlink:type="simple" xlink:href="https://twitter.com/MinPres/status/1663251995350663168" text:style-name="Internet_20_link" text:visited-style-name="Visited_20_Internet_20_Link">
 твіттері</text:a>
.</text:p>
      <text:p text:style-name="P4">
“Київ знову став об’єктом варварських авіаударів, на щастя, з обмеженимефектом завдяки ЗРК Patriot. Я щойно говорив з Зеленським і підтвердив, щоНідерланди готові всіляко підтримувати Україну; від посилення системпротиповітряної оборони до якнайшвидшого початку навчання пілотів <text:span text:style-name="T4">
<text:a xlink:type="simple" xlink:href="https://www.ukrinform.ua/tag-f16" text:style-name="Internet_20_link" text:visited-style-name="Visited_20_Internet_20_Link">
 F-16.</text:a>
 </text:span>
 Допомагати Україні захищатися – це невибір, це потрібно робити. Нідерланди будуть продовжувати підтримувати Українустільки, скільки буде потрібно. Допомога Україні також буде ключовим пунктомпорядку денного саміту Європейського політичного співтовариства в Кишиневі учетвер”, - йдеться у повідомленні.</text:p>
      <text:p text:style-name="Quotations">

<text:p text:style-name="P4">
Kyiv is opnieuw het doelwit geweest van barbaarse luchtaanvallen, gelukkig&gt;
 met beperkt effect dankzij de Patriot-luchtverdedigingssystemen. Ik sprak&gt;
 zojuist met <text:a xlink:type="simple" xlink:href="https://twitter.com/ZelenskyyUa" text:style-name="Internet_20_link" text:visited-style-name="Visited_20_Internet_20_Link">
 @ZelenskyyUA&gt;
 </text:a>
 en heb herhaald dat&gt;
 Nederland zich op alle mogelijke manieren inzet om Oekraïne te steunen; van&gt;
 het…&gt;
&gt;
 — Mark Rutte (@MinPres) <text:a xlink:type="simple" xlink:href="https://twitter.com/MinPres/status/1663251995350663168" text:style-name="Internet_20_link" text:visited-style-name="Visited_20_Internet_20_Link">
 May 29, 2023&gt;
 </text:a>
</text:p>

</text:p>
      <text:p text:style-name="P4">
Як повідомляв Укрінформ, уряд Нідерландів вивчає та обговорює з союзникамиможливість передачі Україні літаків F-16 після навчання пілотів.</text:p>
      <text:p text:style-name="P4">
<text:span text:style-name="T4">
Читайте також:</text:span>
 <text:span text:style-name="T4">
<text:a xlink:type="simple" xlink:href="https://www.ukrinform.ua/rubric-ato/3715342-hoca-b-34-eskadrili-f16-nacalnik-aviacii-rozpoviv-ak-ukraina-moze-otrimati-perevagu-u-povitri.html" text:style-name="Internet_20_link" text:visited-style-name="Visited_20_Internet_20_Link">
 Хоча б 3-4 ескадрильї F-16: начальник авіації розповів,як Україна може отримати перевагу у повітрі </text:a>
 </text:span>
</text:p>
      <text:p text:style-name="P4">
Нідерланди мають на озброєнні 42 винищувачі F-16, 24 з яких використовуютьсяармією та не можуть бути відправлені в Україну до середини 2024 року. З 18літаків, що залишилися, 10 мали бути продані Draken International, але вгрудні 2022 року уряд відклав виконання цієї угоди без пояснень причин,пославшись на комерційну конфіденційність.</text:p>
      <text:p text:style-name="P4">
Видання зазначає, що Україна може отримати деякі з F-16, які підготовлені допродажу, або деякі з 24 літаків, які наразі використовуються армієюНідерландів, у 2024 році – залежно від графіка навчання.</text:p>
      <text:p text:style-name="P4">
<text:span text:style-name="T4">
Читайте також:</text:span>
 <text:span text:style-name="T4">
<text:a xlink:type="simple" xlink:href="https://www.ukrinform.ua/rubric-ato/3715359-v-zsu-rozpovili-ak-hovatimut-f16-vid-rosijskih-raketnih-udariv.html" text:style-name="Internet_20_link" text:visited-style-name="Visited_20_Internet_20_Link">
 В ЗСУ розповіли, як ховатимуть F-16 від російськихракетних ударів </text:a>
 </text:span>
</text:p>
      <text:p text:style-name="P4">
Данія й Нідерланди очолять коаліцію з підготовки українських пілотів на F-16.Наступного місяця у взаємодії зі США ці країни почнуть розробляти навчальнубазу для комплексної підготовки українських пілотів. Свій внесок запропонувалитакож Норвегія, Бельгія, Португалія й Польща.</text:p>
      <text:p text:style-name="P4">
Source: <text:a xlink:type="simple" xlink:href="https://www.ukrinform.ua/rubric-polytics/3715806-rutte-dopomagati-ukraini-zahisatisa-ce-ne-vibir-ce-potribno-robiti.html" text:style-name="Internet_20_link" text:visited-style-name="Visited_20_Internet_20_Link">
https://www.ukrinform.ua/rubric-polytics/3715806-rutte-dopomagati-ukraini-zahisatisa-ce-ne-vibir-ce-potribno-robiti.html</text:a>
</text:p>
      <!--NEWS-->
      <text:h text:style-name="P10" text:outline-level="1">
<text:span text:style-name="T4">
Hubble показав «самотню» спіральну галактику в сузір'ї Кита</text:span>
</text:h>
      <text:p text:style-name="P4">
Authors: Ukrinform (Person)</text:p>
      <text:p text:style-name="P4">
Publisher: Укринформ (Organization)</text:p>
      <text:p text:style-name="P4">
Published Time: 2023-05-29T-152:30:00+03:00</text:p>
      <text:p text:style-name="P4">
Modified Time: 2023-05-29T14:30:00+03:00</text:p>
      <text:p text:style-name="P4">
Description: Космічний телескоп NASA/ESA Hubble сфотографував завдяки камері Advanced Camera for Surveys спіральну галактиу NGC 298. — Укрінформ.</text:p>
      <text:p text:style-name="P4">
Images: ['<text:a xlink:type="simple" xlink:href="https://static.ukrinform.com/photos/2020_12/thumb_files/630_360_1609239645-808.jpg" text:style-name="Internet_20_link" text:visited-style-name="Visited_20_Internet_20_Link">
630_360_16092...</text:a>
']</text:p>
      <text:p text:style-name="P4">
Tags: ['Космос', 'NASA', 'Телескоп', 'Hubble', 'Галактика']</text:p>
      <text:p text:style-name="P4">
Type: Article</text:p>
      <!--METADATA-->
      <text:p text:style-name="P4">
<draw:frame draw:style-name="fr1" draw:name="Image21" text:anchor-type="as-char" svg:width="6.9236in" svg:height="3.956343in" draw:z-index="0">
<draw:image xlink:href="../Images/yкринформ/2023-05-29T-152-30-00-03-00/630_360_1609239645-808.jpg" xlink:type="simple" xlink:show="embed" xlink:actuate="onLoad" draw:mime-type="image/jpeg"/>
</draw:frame>
Космічний телескоп NASA/ESA Hubble сфотографував завдяки камері AdvancedCamera for Surveys спіральну галактиу NGC 298.</text:p>
      <text:p text:style-name="P4">
Про це повідомила  <text:a xlink:type="simple" xlink:href="https://esahubble.org/images/potw2322a/" text:style-name="Internet_20_link" text:visited-style-name="Visited_20_Internet_20_Link">
 обсерваторія </text:a>
 ,передає Укрінформ.</text:p>
      <text:p text:style-name="P4">
NGC 298 знаходиться на відстані в приблизно 89 мільйонів світлових років відЗемлі у сузір’ї Кита, і виглядає ізольованою на цьому зображенні — лише кількадалеких <text:a xlink:type="simple" xlink:href="https://www.ukrinform.ua/tag-galaktika" text:style-name="Internet_20_link" text:visited-style-name="Visited_20_Internet_20_Link">
 галактик </text:a>
 і зірокпереднього плану супроводжують «самотню» галактику.</text:p>
      <text:p text:style-name="P4">
 Фото: ESA/Hubble&amp; NASA, C. Kilpatrick</text:p>
      <text:p text:style-name="P4">
Зазначається, що удосконалена камера Hubble зафіксувала NGC 298 у рамкахдослідження походження наднових зір типу II.</text:p>
      <text:p text:style-name="P4">
Усі наднові типу II утворюються в результаті колапсу та подальшого вибухумолодих масивних зірок, але вони можуть створювати вражаючу різноманітністьяскравостей і спектральних характеристик.</text:p>
      <text:p text:style-name="P4">
<text:span text:style-name="T4">
Читайте також:</text:span>
 <text:a xlink:type="simple" xlink:href="https://www.ukrinform.ua/rubric-technology/3696926-hubble-pokazav-spiralnu-galaktiku-z-peremickou-u-suziri-ribi.html" text:style-name="Internet_20_link" text:visited-style-name="Visited_20_Internet_20_Link">
 <text:span text:style-name="T4">
Hubble</text:span>
 показав спіральну галактику з перемичкою усузір’ї Риби </text:a>
</text:p>
      <text:p text:style-name="P4">
Астрономи припускають, що різноманітність цього космічного феєрверку може бутипов’язана з видаленням газу та пилу із зірок, які згодом породять наднові типуII.</text:p>
      <text:p text:style-name="P4">
Як повідомляв Укрінформ, космічний телескоп NASA/ESA Hubble сфотографувавзавдяки камері Wide Field Camera 3 (WFC3)  <text:a xlink:type="simple" xlink:href="https://www.ukrinform.ua/rubric-technology/3712478-hubble-pokazav-meduzopodibnu-galaktiku-so-drejfue-u-plazmi.html" text:style-name="Internet_20_link" text:visited-style-name="Visited_20_Internet_20_Link">
 медузоподібну галактику JW39</text:a>
 , що знаходиться в сузір'їВолосся Вероніки.</text:p>
      <text:p text:style-name="P4">
Source: <text:a xlink:type="simple" xlink:href="https://www.ukrinform.ua/rubric-technology/3715602-hubble-pokazav-samotnu-spiralnu-galaktiku-v-suziri-kita.html" text:style-name="Internet_20_link" text:visited-style-name="Visited_20_Internet_20_Link">
https://www.ukrinform.ua/rubric-technology/3715602-hubble-pokazav-samotnu-spiralnu-galaktiku-v-suziri-kita.html</text:a>
</text:p>
      <!--NEWS-->
      <text:h text:style-name="P10" text:outline-level="1">
<text:span text:style-name="T4">
У Києві призупиняли рух низки тролейбусів через падіння уламка ракети</text:span>
</text:h>
      <text:p text:style-name="P4">
Authors: Ukrinform (Person)</text:p>
      <text:p text:style-name="P4">
Publisher: Укринформ (Organization)</text:p>
      <text:p text:style-name="P4">
Published Time: 2023-05-29T-155:29:00+03:00</text:p>
      <text:p text:style-name="P4">
Modified Time: 2023-05-29T14:29:00+03:00</text:p>
      <text:p text:style-name="P4">
Description: У Києві призупиняли рух тролейбусів за маршрутом проспект Степана Бандери – проспект Оболонський через падіння уламка російської ракети. — Укрінформ.</text:p>
      <text:p text:style-name="P4">
Images: ['<text:a xlink:type="simple" xlink:href="https://static.ukrinform.com/photos/2023_05/thumb_files/630_360_1685354358-635.jpg" text:style-name="Internet_20_link" text:visited-style-name="Visited_20_Internet_20_Link">
630_360_16853...</text:a>
']</text:p>
      <text:p text:style-name="P4">
Tags: ['Ракета', 'Київ', 'тролейбус', 'Війна з Росією']</text:p>
      <text:p text:style-name="P4">
Type: Article</text:p>
      <!--METADATA-->
      <text:p text:style-name="P4">
<draw:frame draw:style-name="fr1" draw:name="Image23" text:anchor-type="as-char" svg:width="6.9236in" svg:height="3.956343in" draw:z-index="0">
<draw:image xlink:href="../Images/yкринформ/2023-05-29T-155-29-00-03-00/630_360_1685354358-635.jpg" xlink:type="simple" xlink:show="embed" xlink:actuate="onLoad" draw:mime-type="image/jpeg"/>
</draw:frame>
 У Києвіпризупиняли рух тролейбусів за маршрутом проспект Степана Бандери – проспектОболонський через падіння уламка російської ракети.</text:p>
      <text:p text:style-name="P4">
Як передає Укрінформ, про це Київська міська державна адміністрація повідомляєу <text:a xlink:type="simple" xlink:href="https://t.me/KyivCityOfficial/6823" text:style-name="Internet_20_link" text:visited-style-name="Visited_20_Internet_20_Link">
 Телеграмі </text:a>
 .</text:p>
      <text:p text:style-name="P4">
“Затримується рух тролейбусів №№ 25, 27, 29, 30, 31 проспектом Степана Бандери– проспектом Оболонським”, - ідеться у повідомленні.</text:p>
      <text:p text:style-name="P4">
Зазначається, що поліція перекрила проїжджу частину через падіння уламка. Намісці працюють відповідальні служби міста.</text:p>
      <text:p text:style-name="P4">
<text:span text:style-name="T4">
Читайте також:</text:span>
 <text:a xlink:type="simple" xlink:href="https://www.ukrinform.ua/rubric-ato/3715551-sistnadcata-rosijska-ataka-za-traven-poperedno-usi-cili-nad-kievom-znisili.html" text:style-name="Internet_20_link" text:visited-style-name="Visited_20_Internet_20_Link">
 Шістнадцята російська атака за травень: попередньо, усіцілі над Києвом знищили </text:a>
</text:p>
      <text:p text:style-name="P4">
Також <text:a xlink:type="simple" xlink:href="https://t.me/KyivCityOfficial/6823" text:style-name="Internet_20_link" text:visited-style-name="Visited_20_Internet_20_Link">
 затримується </text:a>
 рух тролейбусів №38 вулицею Бойчука у напрямку станції метро "Видубичі".</text:p>
      <text:p text:style-name="P4">
Згодом рух низки тролейбусів, який затримувався через падіння уламкаросійської ракети, <text:a xlink:type="simple" xlink:href="https://t.me/KyivCityOfficial/6825" text:style-name="Internet_20_link" text:visited-style-name="Visited_20_Internet_20_Link">
 відновили </text:a>
 .</text:p>
      <text:p text:style-name="P4">
Як повідомляв Укрінформ, у Києві 29 травня під час повітряної тривоги <text:a xlink:type="simple" xlink:href="https://www.ukrinform.ua/rubric-kyiv/3715489-u-kievi-cutno-vibuhi-pracue-vpo.html" text:style-name="Internet_20_link" text:visited-style-name="Visited_20_Internet_20_Link">
пролунало кілька потужних вибухів, у трьох районах виявили шість уламків ракет</text:a>
 .</text:p>
      <text:p text:style-name="P4">
Фото: КМВА</text:p>
      <text:p text:style-name="P4">
Source: <text:a xlink:type="simple" xlink:href="https://www.ukrinform.ua/rubric-kyiv/3715552-u-kievi-zatrimuetsa-ruh-nizki-trolejbusiv-cerez-padinna-ulamka-raketi.html" text:style-name="Internet_20_link" text:visited-style-name="Visited_20_Internet_20_Link">
https://www.ukrinform.ua/rubric-kyiv/3715552-u-kievi-zatrimuetsa-ruh-nizki-trolejbusiv-cerez-padinna-ulamka-raketi.html</text:a>
</text:p>
      <!--NEWS-->
      <text:h text:style-name="P10" text:outline-level="1">
<text:span text:style-name="T4">
Молодіжний ЧС-2023 з футболу: чвертьфіналісти визначаться до 2 червня</text:span>
</text:h>
      <text:p text:style-name="P4">
Authors: Ukrinform (Person)</text:p>
      <text:p text:style-name="P4">
Publisher: Укринформ (Organization)</text:p>
      <text:p text:style-name="P4">
Published Time: 2023-05-29T-16:56:00+03:00</text:p>
      <text:p text:style-name="P4">
Modified Time: 2023-05-29T22:56:00+03:00</text:p>
      <text:p text:style-name="P4">
Description: Молодіжний ЧС-2023 з футболу: чвертьфіналісти визначаться 30 травня — Укрінформ.</text:p>
      <text:p text:style-name="P4">
Images: ['<text:a xlink:type="simple" xlink:href="https://static.ukrinform.com/photos/2023_05/thumb_files/630_360_1685389002-422.jpeg" text:style-name="Internet_20_link" text:visited-style-name="Visited_20_Internet_20_Link">
630_360_16853...</text:a>
']</text:p>
      <text:p text:style-name="P4">
Tags: ['Чемпіонат світу', 'Футбол', 'Молодь']</text:p>
      <text:p text:style-name="P4">
Type: Article</text:p>
      <!--METADATA-->
      <text:p text:style-name="P4">
<draw:frame draw:style-name="fr1" draw:name="Image24" text:anchor-type="as-char" svg:width="6.9236in" svg:height="3.956343in" draw:z-index="0">
<draw:image xlink:href="../Images/yкринформ/2023-05-29T-16-56-00-03-00/630_360_1685389002-422.jpeg" xlink:type="simple" xlink:show="embed" xlink:actuate="onLoad" draw:mime-type="image/jpeg"/>
</draw:frame>
Молодіжний ЧС-2023 з футболу: чвертьфіналісти визначаться 30 травня</text:p>
      <text:p text:style-name="P4">
В Аргентині триває 23-й розіграш чемпіонату світу з футболу серед молодіжнихкоманд (гравці до 20 років).</text:p>
      <text:p text:style-name="P4">
За підсумками групової стадії турніру боротьбу у плей-офф продовжують 16 з24-х команд, передає Укрінформ.</text:p>
      <text:p text:style-name="P4">
У матчах 1/8 фіналу змагань путівки до чвертьфіналу 30 травня - 2 червнярозіграють: США та Нова Зеландіїя, Гамбія та Уругвай, Узбекистан та Ізраїль,Бразилія та Туніс, Колумбія та Словаччина, Англія та Італія, Еквадор таРеспубліка Корея, Аргентина - Нігерія.</text:p>
      <text:p text:style-name="P4">
Фінал молодіжного ЧС-2023 відбудеться 11 червня у Ла-Платі.</text:p>
      <text:p text:style-name="P4">
<text:span text:style-name="T4">
Читайте також:</text:span>
 <text:a xlink:type="simple" xlink:href="https://www.ukrinform.ua/rubric-world/3715390-tisnava-na-stadioni-u-tanzanii-tri-desatki-poranenih.html" text:style-name="Internet_20_link" text:visited-style-name="Visited_20_Internet_20_Link">
 Тиснява на стадіоні у Танзанії: три десятки поранених</text:a>
</text:p>
      <text:p text:style-name="P4">
Нагадаємо, чинним переможцем молодіжного чемпіонату світу є збірна України,яка виграла титул у 2019 році в Польщі.</text:p>
      <text:p text:style-name="P4">
2021 року ЧС з футболу (U20) через пандемію не проводився.</text:p>
      <text:p text:style-name="P4">
Фото: Getty Images/Global Images Ukraine.</text:p>
      <text:p text:style-name="P4">
Source: <text:a xlink:type="simple" xlink:href="https://www.ukrinform.ua/rubric-sports/3715801-molodiznij-cs2023-z-futbolu-cvertfinalisti-viznacatsa-30-travna.html" text:style-name="Internet_20_link" text:visited-style-name="Visited_20_Internet_20_Link">
https://www.ukrinform.ua/rubric-sports/3715801-molodiznij-cs2023-z-futbolu-cvertfinalisti-viznacatsa-30-travna.html</text:a>
</text:p>
      <!--NEWS-->
      <text:h text:style-name="P10" text:outline-level="1">
<text:span text:style-name="T4">
Ніхто інший у світі не застосовує зброю проти зла ефективніше, ніж українці - Зеленський</text:span>
</text:h>
      <text:p text:style-name="P4">
Authors: Ukrinform (Person)</text:p>
      <text:p text:style-name="P4">
Publisher: Укринформ (Organization)</text:p>
      <text:p text:style-name="P4">
Published Time: 2023-05-29T-18:49:00+03:00</text:p>
      <text:p text:style-name="P4">
Modified Time: 2023-05-29T22:49:00+03:00</text:p>
      <text:p text:style-name="P4">
Description: Президент Володимир Зеленський оголосив про підготовку кроків із посилення захисту України та запевнив, що немає і не буде альтернативи повному звільненню української землі.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Ракета', 'Зеленський', 'Війна з Росією']</text:p>
      <text:p text:style-name="P4">
Type: Article</text:p>
      <!--METADATA-->
      <text:p text:style-name="P4">
<draw:frame draw:style-name="fr1" draw:name="Image25" text:anchor-type="as-char" svg:width="6.9236in" svg:height="3.956343in" draw:z-index="0">
<draw:image xlink:href="../Images/yкринформ/2023-05-29T-18-49-00-03-00/630_360_1685119271-129.jpeg" xlink:type="simple" xlink:show="embed" xlink:actuate="onLoad" draw:mime-type="image/jpeg"/>
</draw:frame>
Президент Володимир Зеленський оголосив про підготовку кроків із посиленнязахисту України та запевнив, що немає і не буде альтернативи повномузвільненню української землі.</text:p>
      <text:p text:style-name="P4">
Про це він зазначив у <text:a xlink:type="simple" xlink:href="https://t.me/V_Zelenskiy_official/6407" text:style-name="Internet_20_link" text:visited-style-name="Visited_20_Internet_20_Link">
 вечірньому відеозверненні</text:a>
 , повідомляє Укрінформ.</text:p>
      <text:p text:style-name="P4">
«Готуємо нові спільні з партнерами кроки для посилення нашого захисту. І длянаших активних дій. Немає й не буде альтернативи повному звільненню нашоїземлі. Немає й не буде альтернативи повному захисту наших цінностей», -підкреслив Зеленський.</text:p>
      <text:p text:style-name="P4">
Президент подякував усім партнерам, які розуміють, що повага до кожноголюдського життя, свобода людини та міжнародне право – це такі цінності, щодояких компроміси неможливі.</text:p>
      <text:p text:style-name="P4">
<text:span text:style-name="T4">
Читайте також:</text:span>
 <text:a xlink:type="simple" xlink:href="https://www.ukrinform.ua/rubric-ato/3715797-zelenskij-obgovoriv-z-premerom-niderlandiv-posilenna-ppo-i-stvorenna-aviakoalicii.html" text:style-name="Internet_20_link" text:visited-style-name="Visited_20_Internet_20_Link">
 <text:span text:style-name="T4">
Зеленськ</text:span>
 ий обговорив з прем’єром Нідерландівпосилення ППО і створення авіакоаліції </text:a>
</text:p>
      <text:p text:style-name="P4">
Водночас він розповів, що лише за останню добу відбулося кілька російськихтерористичних атак за добу, коли ворог використовував «Шахеди», крилаті йбалістичні ракети, керовані авіабомби.</text:p>
      <text:p text:style-name="P4">
Глава держави подякував українській ППО, усім захисникам і захисницям неба,адже тільки сьогодні вдалося врятувати як мінімум сотні життів, а більшість«Шахедів» і ракет збито.</text:p>
      <text:p text:style-name="P4">
Водночас він підкреслив, що кожна така терористична атака повертає українців івесь світ до очевидного висновку: Росія хоче пройти до кінця шляхом зла, тобтодо своєї поразки, бо у зла не буває й не може бути іншого кінця, окрімпоразки, і світ повинен бачити, що терор програє.</text:p>
      <text:p text:style-name="P4">
<text:span text:style-name="T4">
Читайте також:</text:span>
 <text:a xlink:type="simple" xlink:href="https://www.ukrinform.ua/rubric-ato/3715793-zelenskij-pro-raketni-udari-rf-svit-povinen-baciti-so-teror-prograe.html" text:style-name="Internet_20_link" text:visited-style-name="Visited_20_Internet_20_Link">
 <text:span text:style-name="T4">
Зеленсь</text:span>
 кий про ракетні удари РФ: Світ повиненбачити, що терор програє </text:a>
</text:p>
      <text:p text:style-name="P4">
«Нашими успіхами, нашим тиском, нашими «Петріотами» ми маємо і будемо й надалівідповідати Росії на всі прояви її зла. І ми знищимо це зло. Ніхто інший усвіті не застосовує зброю проти зла ефективніше, ніж українці», - наголосивЗеленський.</text:p>
      <text:p text:style-name="P4">
Як повідомлялося, під час денної атаки 29 травня росіяни <text:a xlink:type="simple" xlink:href="https://www.ukrinform.ua/rubric-ato/3715591-vorog-vipustiv-po-kiivsini-11-balisticnih-i-krilatih-raket-iskander-ppo-znisila-vsi-cili.html" text:style-name="Internet_20_link" text:visited-style-name="Visited_20_Internet_20_Link">
 випустили поКиївщині 11 балістичних і крилатих ракет "Іскандер"</text:a>
 ,сили ППО знищили усі цілі.</text:p>
      <text:p text:style-name="P4">
До того вночі Повітряними силами України було знищено 36 крилатих ракетХ-101/Х-555, 30 "Шахедів" і 1 розвідувальний БпЛА оперативно-тактичного рівня.</text:p>
      <text:p text:style-name="P4">
Упродовж травня росіяни вже здійснили 16 ракетно-дронових атак на Київ.</text:p>
      <text:p text:style-name="P4">
Source: <text:a xlink:type="simple" xlink:href="https://www.ukrinform.ua/rubric-ato/3715804-nihto-insij-u-sviti-ne-zastosovue-zbrou-proti-zla-efektivnise-niz-ukrainci-zelenskij.html" text:style-name="Internet_20_link" text:visited-style-name="Visited_20_Internet_20_Link">
https://www.ukrinform.ua/rubric-ato/3715804-nihto-insij-u-sviti-ne-zastosovue-zbrou-proti-zla-efektivnise-niz-ukrainci-zelenskij.html</text:a>
</text:p>
      <!--NEWS-->
      <text:h text:style-name="P10" text:outline-level="1">
<text:span text:style-name="T4">
У Туреччині засудили обстріл рибальського човна силами сирійського режиму</text:span>
</text:h>
      <text:p text:style-name="P4">
Authors: Ukrinform (Person)</text:p>
      <text:p text:style-name="P4">
Publisher: Укринформ (Organization)</text:p>
      <text:p text:style-name="P4">
Published Time: 2023-05-29T-20:37:00+03:00</text:p>
      <text:p text:style-name="P4">
Modified Time: 2023-05-29T22:37:00+03:00</text:p>
      <text:p text:style-name="P4">
Description: Туреччина засуджує обстріл в міжнародних водах турецького рибальського човна силами безпеки Сирії, внаслідок якого отримали поранення двоє рибалок, а човну було завдано збитків. — Укрінформ.</text:p>
      <text:p text:style-name="P4">
Images: ['<text:a xlink:type="simple" xlink:href="https://static.ukrinform.com/photos/2017_03/thumb_files/630_360_1489304562-3261.jpg" text:style-name="Internet_20_link" text:visited-style-name="Visited_20_Internet_20_Link">
630_360_14893...</text:a>
']</text:p>
      <text:p text:style-name="P4">
Tags: ['Обстріл', 'Сирія', 'Туреччина', 'Човен']</text:p>
      <text:p text:style-name="P4">
Type: Article</text:p>
      <!--METADATA-->
      <text:p text:style-name="P4">
<draw:frame draw:style-name="fr1" draw:name="Image26" text:anchor-type="as-char" svg:width="6.9236in" svg:height="3.956343in" draw:z-index="0">
<draw:image xlink:href="../Images/yкринформ/2023-05-29T-20-37-00-03-00/630_360_1489304562-3261.jpg" xlink:type="simple" xlink:show="embed" xlink:actuate="onLoad" draw:mime-type="image/jpeg"/>
</draw:frame>
Туреччина засуджує обстріл в міжнародних водах турецького рибальського човнасилами безпеки Сирії, внаслідок якого отримали поранення двоє рибалок, а човнубуло завдано збитків.</text:p>
      <text:p text:style-name="P4">
Про це йдеться в заяві речника Міністерства закордонних справ Туреччини ТанджуБілгіча, передає Укрінформ.</text:p>
      <text:p text:style-name="P4">
“Ми засуджуємо обстріл турецького рибальського човна «Mahmutcan-1», якийтримав курс із порту Адана Караташ, двома суднами сил безпеки сирійськогорежиму в міжнародних водах вчора (28 травня), внаслідок чого було завданолегких поранень двом турецьким рибалкам і матеріальних збитків на човні”, -йдеться в заяві.</text:p>
      <text:p text:style-name="P4">
<text:span text:style-name="T4">
Читайте також:</text:span>
 <text:span text:style-name="T4">
<text:a xlink:type="simple" xlink:href="https://www.ukrinform.ua/rubric-world/3715386-izrail-zavdav-aviaudariv-po-vijskovih-obektah-bila-stolici-sirii.html" text:style-name="Internet_20_link" text:visited-style-name="Visited_20_Internet_20_Link">
 Ізраїль завдав авіаударів по військових об’єктах білястолиці Сирії </text:a>
 </text:span>
</text:p>
      <text:p text:style-name="P4">
У МЗС Туреччини також попередили, що будуть уважно стежити за розвиткомситуації навколо цього інциденту, який стався в міжнародних водах і підлягаєрозслідуванню прокуратурою міста Самандаг.</text:p>
      <text:p text:style-name="P4">
Як повідомляв Укрінформ, у січні цього року судно “Тузла” під прапоромТуреччини _<text:span text:style-name="T4">
<text:a xlink:type="simple" xlink:href="https://www.ukrinform.ua/rubric-ato/3659291-vid-rosijskogo-obstrilu-u-portu-hersona-zagorilosa-turecke-sudno-zmi.html" text:style-name="Internet_20_link" text:visited-style-name="Visited_20_Internet_20_Link">
 було обстріляне російськими військами</text:a>
 </text:span>
 _ в Херсонському порту.</text:p>
      <text:p text:style-name="P4">
Source: <text:a xlink:type="simple" xlink:href="https://www.ukrinform.ua/rubric-world/3715800-u-tureccini-zasudili-obstril-ribalskogo-covna-silami-sirijskogo-rezimu.html" text:style-name="Internet_20_link" text:visited-style-name="Visited_20_Internet_20_Link">
https://www.ukrinform.ua/rubric-world/3715800-u-tureccini-zasudili-obstril-ribalskogo-covna-silami-sirijskogo-rezimu.html</text:a>
</text:p>
      <!--NEWS-->
      <text:h text:style-name="P10" text:outline-level="1">
<text:span text:style-name="T4">
Зеленський обговорив з прем’єром Нідерландів посилення ППО і створення авіакоаліції</text:span>
</text:h>
      <text:p text:style-name="P4">
Authors: Ukrinform (Person)</text:p>
      <text:p text:style-name="P4">
Publisher: Укринформ (Organization)</text:p>
      <text:p text:style-name="P4">
Published Time: 2023-05-29T-22:25:00+03:00</text:p>
      <text:p text:style-name="P4">
Modified Time: 2023-05-29T22:25:00+03:00</text:p>
      <text:p text:style-name="P4">
Description: Президент Володимир Зеленський обговорив з прем’єр-міністром Нідерландів Марком Рютте посилення російського ракетного терору, створення авіаційної коаліції для України та зміцнення української системи ППО. — Укрінформ.</text:p>
      <text:p text:style-name="P4">
Images: ['<text:a xlink:type="simple" xlink:href="https://static.ukrinform.com/photos/2023_05/thumb_files/630_360_1685387918-485.jpg" text:style-name="Internet_20_link" text:visited-style-name="Visited_20_Internet_20_Link">
630_360_16853...</text:a>
']</text:p>
      <text:p text:style-name="P4">
Tags: ['Нідерланди', 'Рютте', 'Зеленський']</text:p>
      <text:p text:style-name="P4">
Type: Article</text:p>
      <!--METADATA-->
      <text:p text:style-name="P4">
<draw:frame draw:style-name="fr1" draw:name="Image27" text:anchor-type="as-char" svg:width="6.9236in" svg:height="3.956343in" draw:z-index="0">
<draw:image xlink:href="../Images/yкринформ/2023-05-29T-22-25-00-03-00/630_360_1685387918-485.jpg" xlink:type="simple" xlink:show="embed" xlink:actuate="onLoad" draw:mime-type="image/jpeg"/>
</draw:frame>
 ПрезидентВолодимир Зеленський обговорив з прем’єр-міністром Нідерландів Марком Рюттепосилення російського ракетного терору, створення авіаційної коаліції дляУкраїни та зміцнення української системи ППО.</text:p>
      <text:p text:style-name="P4">
Про це глава держави повідомив у <text:a xlink:type="simple" xlink:href="https://t.me/V_Zelenskiy_official/6408" text:style-name="Internet_20_link" text:visited-style-name="Visited_20_Internet_20_Link">
 Телеграмі</text:a>
 , передає Укрінформ.</text:p>
      <text:p text:style-name="P4">
«Провів розмову із Прем’єр-міністром Нідерландів Марком Рютте. Повідомив проактивізацію російським агресором ракетного терору проти України. Говорили проавіаційну коаліцію, про посилення нашої ППО. Ціную лідерську підтримкуНідерландів, зокрема безпекову. Переконаний, що вона й надаліпосилюватиметься», - зазначив Зеленський.</text:p>
      <text:p text:style-name="P4">
<text:span text:style-name="T4">
Читайте також:</text:span>
 <text:span text:style-name="T4">
<text:a xlink:type="simple" xlink:href="https://www.ukrinform.ua/rubric-polytics/3715762-zelenskij-zvernuvsa-do-amerikanciv-u-den-pamati.html" text:style-name="Internet_20_link" text:visited-style-name="Visited_20_Internet_20_Link">
 Зеленський звернувся до американців у День пам’яті</text:a>
 </text:span>
</text:p>
      <text:p text:style-name="P4">
Як повідомлялося, _<text:span text:style-name="T4">
<text:a xlink:type="simple" xlink:href="https://www.ukrinform.ua/rubric-ato/3714700-niderlandi-serjozno-rozgladaut-mozlivist-nadanna-f16-ukraini-rutte.html" text:style-name="Internet_20_link" text:visited-style-name="Visited_20_Internet_20_Link">
 Нідерланди серйозно розглядають можливість наданняУкраїні винищувачів F-16 </text:a>
 </text:span>
 _ , але поки не ухвалила остаточне рішення.</text:p>
      <text:p text:style-name="P4">
<text:span text:style-name="T5">
Фото: Володимир Зеленський, Телеграм</text:span>
</text:p>
      <text:p text:style-name="P4">
Source: <text:a xlink:type="simple" xlink:href="https://www.ukrinform.ua/rubric-polytics/3715797-zelenskij-obgovoriv-z-premerom-niderlandiv-posilenna-ppo-i-stvorenna-aviakoalicii.html" text:style-name="Internet_20_link" text:visited-style-name="Visited_20_Internet_20_Link">
https://www.ukrinform.ua/rubric-polytics/3715797-zelenskij-obgovoriv-z-premerom-niderlandiv-posilenna-ppo-i-stvorenna-aviakoalicii.html</text:a>
</text:p>
      <!--NEWS-->
      <text:h text:style-name="P10" text:outline-level="1">
<text:span text:style-name="T4">
At Kupiansk direction Russian army shelled Kolodyazne, Krasne Pershe, Fyholivka, Novomlynsk, ...</text:span>
</text:h>
      <text:p text:style-name="P4">
Authors: liveuamap (Language: en)</text:p>
      <text:p text:style-name="P4">
Time: 2023-05-29T-22:49:00</text:p>
      <text:p text:style-name="P4">
Location: Kupiansk (Latitude:49.63784 Longtitude:37.91159)</text:p>
      <text:p text:style-name="P4">
Videos: []</text:p>
      <text:p text:style-name="P4">
Images: []</text:p>
      <text:p text:style-name="P4">
Tags: ["Russia"]</text:p>
      <text:p text:style-name="P4">
ID: 22566208</text:p>
      <!--METADATA-->
      <text:p text:style-name="P4">
At Kupiansk direction Russian army shelled Kolodyazne, Krasne Pershe,Fyholivka, Novomlynsk, Dvorichna, Zapadne, Masutivka, Kyslivka, Berestove ofKharkiv region. Russian aviation conducted airstrikes at Kyslivka of Kharkivregion, - General Staff of Armed Forces of Ukraine says in the morning report</text:p>
      <text:p text:style-name="P4">
News Collection Link: <text:a xlink:type="simple" xlink:href="https://liveuamap.com/en/2023/29-may-at-kupiansk-direction-russian-army-shelled-kolodyazne" text:style-name="Internet_20_link" text:visited-style-name="Visited_20_Internet_20_Link">
https://liveuamap.com/en/2023/29-may-at-kupiansk-direction-russian-army-shelled-kolodyazne</text:a>
</text:p>
      <text:p text:style-name="P4">
Source: <text:a xlink:type="simple" xlink:href="https://t.me/lumsrc/4930" text:style-name="Internet_20_link" text:visited-style-name="Visited_20_Internet_20_Link">
https://t.me/lumsrc/4930</text:a>
</text:p>
      <!--NEWS-->
      <text:h text:style-name="P10" text:outline-level="1">
<text:span text:style-name="T4">
Загарбники вивозять у Луганськ документи з Кремінної</text:span>
</text:h>
      <text:p text:style-name="P4">
Authors: Ukrinform (Person)</text:p>
      <text:p text:style-name="P4">
Publisher: Укринформ (Organization)</text:p>
      <text:p text:style-name="P4">
Published Time: 2023-05-29T-24:17:00+03:00</text:p>
      <text:p text:style-name="P4">
Modified Time: 2023-05-29T22:17:00+03:00</text:p>
      <text:p text:style-name="P4">
Description: Російські загарбницькі війська вивозять до більш «спокійного» Луганська документацію з прифронтової Кремінної.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Окупація', 'Луганськ', 'Війна з Росією', 'Кремінна ']</text:p>
      <text:p text:style-name="P4">
Type: Article</text:p>
      <!--METADATA-->
      <text:p text:style-name="P4">
<draw:frame draw:style-name="fr1" draw:name="Image28" text:anchor-type="as-char" svg:width="6.9236in" svg:height="3.956343in" draw:z-index="0">
<draw:image xlink:href="../Images/yкринформ/2023-05-29T-24-17-00-03-00/630_360_1668461240-442.jpg" xlink:type="simple" xlink:show="embed" xlink:actuate="onLoad" draw:mime-type="image/jpeg"/>
</draw:frame>
 Російськізагарбницькі війська вивозять до більш «спокійного» Луганська документацію зприфронтової Кремінної.</text:p>
      <text:p text:style-name="P4">
Як передає Укрінформ, про це повідомив <text:a xlink:type="simple" xlink:href="https://sprotyv.mod.gov.ua/okupanty-vyvozyat-dokumenty-z-kreminnoyi/" text:style-name="Internet_20_link" text:visited-style-name="Visited_20_Internet_20_Link">
 Центр національного спротиву.</text:a>
</text:p>
      <text:p text:style-name="P4">
«Росіяни вивозять до тимчасово окупованого <text:a xlink:type="simple" xlink:href="https://www.ukrinform.ua/tag-luhansk" text:style-name="Internet_20_link" text:visited-style-name="Visited_20_Internet_20_Link">
 Луганська</text:a>
 документацію з державних установКремінної. Центр Національного Спротиву дякує нашому підпіллю, завдяки якомуце стало відомо. Ми закликаємо продовжувати повідомляти інформацію пропереміщення та розташування окупантів, щоб пришвидшити звільнення нашої землівід військ країни-агресора», - йдеться в повідомленні.</text:p>
      <text:p text:style-name="P4">
<text:span text:style-name="T4">
Читайте також:</text:span>
 <text:a xlink:type="simple" xlink:href="https://www.ukrinform.ua/rubric-crimea/3715242-cubarov-zaklikae-pisla-deokupacii-krimu-znisiti-vsi-pamatniki-vstanovleni-rosianami.html" text:style-name="Internet_20_link" text:visited-style-name="Visited_20_Internet_20_Link">
 Чубаров закликає після деокупації Криму знищити всіпам’ятники, встановлені росіянами </text:a>
</text:p>
      <text:p text:style-name="P4">
Як раніше повідомляв ЦНС, <text:a xlink:type="simple" xlink:href="https://sprotyv.mod.gov.ua/okupanty-vyvozyat-tayemnu-vijskovu-dokumentatsiyu-z-krymu-do-rf/" text:style-name="Internet_20_link" text:visited-style-name="Visited_20_Internet_20_Link">
 на початку травня росіяни вивезли військовудокументацію </text:a>
 з тимчасово окупованого Криму на територію рф.Також вони вивезли шифрувальне обладнання з органів військового управліннязбройних сил РФ.</text:p>
      <text:p text:style-name="P4">
Source: <text:a xlink:type="simple" xlink:href="https://www.ukrinform.ua/rubric-regions/3715626-zagarbniki-vivozat-u-lugansk-dokumenti-z-kreminnoi.html" text:style-name="Internet_20_link" text:visited-style-name="Visited_20_Internet_20_Link">
https://www.ukrinform.ua/rubric-regions/3715626-zagarbniki-vivozat-u-lugansk-dokumenti-z-kreminnoi.html</text:a>
</text:p>
      <!--NEWS-->
      <text:h text:style-name="P10" text:outline-level="1">
<text:span text:style-name="T4">
At Lyman direction Russian army shelled Nevske, Bilohorivka of Luhansk region; Torske, Verkhn...</text:span>
</text:h>
      <text:p text:style-name="P4">
Authors: liveuamap (Language: en)</text:p>
      <text:p text:style-name="P4">
Time: 2023-05-29T-25:49:00</text:p>
      <text:p text:style-name="P4">
Location: Lyman (Latitude:49.36192 Longtitude:37.95794)</text:p>
      <text:p text:style-name="P4">
Videos: []</text:p>
      <text:p text:style-name="P4">
Images: []</text:p>
      <text:p text:style-name="P4">
Tags: ["Russia"]</text:p>
      <text:p text:style-name="P4">
ID: 22566206</text:p>
      <!--METADATA-->
      <text:p text:style-name="P4">
At Lyman direction Russian army shelled Nevske, Bilohorivka of Luhansk region;Torske, Verkhnokamyanske and Spirne of Donetsk region. Russian aviationconducted airstrikes at Yahidne of Kharkiv region; Serhiyivka, Bilohorivka ofLuhansk region; Ivanivka, Spirne, Ray-Oleksandrivka, Vesele of Donetsk region,- General Staff of Armed Forces of Ukraine says in the morning report</text:p>
      <text:p text:style-name="P4">
News Collection Link: <text:a xlink:type="simple" xlink:href="https://liveuamap.com/en/2023/29-may-at-lyman-direction-russian-army-shelled-nevske-bilohorivka" text:style-name="Internet_20_link" text:visited-style-name="Visited_20_Internet_20_Link">
https://liveuamap.com/en/2023/29-may-at-lyman-direction-russian-army-shelled-nevske-bilohorivka</text:a>
</text:p>
      <text:p text:style-name="P4">
Source: <text:a xlink:type="simple" xlink:href="https://t.me/lumsrc/4931" text:style-name="Internet_20_link" text:visited-style-name="Visited_20_Internet_20_Link">
https://t.me/lumsrc/4931</text:a>
</text:p>
      <!--NEWS-->
      <text:h text:style-name="P10" text:outline-level="1">
<text:span text:style-name="T4">
Президент провів розмову з Ердоганом</text:span>
</text:h>
      <text:p text:style-name="P4">
Authors: Ukrinform (Person)</text:p>
      <text:p text:style-name="P4">
Publisher: Укринформ (Organization)</text:p>
      <text:p text:style-name="P4">
Published Time: 2023-05-29T-26:07:00+03:00</text:p>
      <text:p text:style-name="P4">
Modified Time: 2023-05-29T22:07:00+03:00</text:p>
      <text:p text:style-name="P4">
Description: Президент Володимир Зеленський поговорив з Президентом Туреччини Реджепом Таїпом Ердоганом, привітавши його з перемогою на виборах. — Укрінформ.</text:p>
      <text:p text:style-name="P4">
Images: ['<text:a xlink:type="simple" xlink:href="https://static.ukrinform.com/photos/2020_02/thumb_files/630_360_1580739256-518.jpeg" text:style-name="Internet_20_link" text:visited-style-name="Visited_20_Internet_20_Link">
630_360_15807...</text:a>
']</text:p>
      <text:p text:style-name="P4">
Tags: ['Ердоган', 'Україна', 'Туреччина', 'Зеленський']</text:p>
      <text:p text:style-name="P4">
Type: Article</text:p>
      <!--METADATA-->
      <text:p text:style-name="P4">
<draw:frame draw:style-name="fr1" draw:name="Image29" text:anchor-type="as-char" svg:width="6.9236in" svg:height="3.956343in" draw:z-index="0">
<draw:image xlink:href="../Images/yкринформ/2023-05-29T-26-07-00-03-00/630_360_1580739256-518.jpeg" xlink:type="simple" xlink:show="embed" xlink:actuate="onLoad" draw:mime-type="image/jpeg"/>
</draw:frame>
Президент Володимир Зеленський поговорив з Президентом Туреччини РеджепомТаїпом Ердоганом, привітавши його з перемогою на виборах.</text:p>
      <text:p text:style-name="P4">
Про це глава держави розповів у вечірньому відеозверненні, повідомляєУкрінформ.</text:p>
      <text:p text:style-name="P4">
«Говорив із Президентом Туреччини Ердоганом. Привітав його з перемогою навиборах. Впевнений, що наша подальша співпраця – України й Туреччини – на всіхрівнях зможе дати ще більше користі нашим людям та міжнародній стабільності.Безпека нашого регіону та всієї Європи, світова продовольча безпека, захистфундаментальних норм міжнародного права – це те, що ми робили, робимо й будеморобити разом», - зазначив Зеленський.</text:p>
      <text:p text:style-name="P4">
<text:span text:style-name="T4">
Читайте також:</text:span>
 <text:span text:style-name="T4">
<text:a xlink:type="simple" xlink:href="https://www.ukrinform.ua/rubric-world/3715703-nova-patiricka-erdogana.html" text:style-name="Internet_20_link" text:visited-style-name="Visited_20_Internet_20_Link">
 Нова п'ятирічка Ердогана</text:a>
</text:span>
</text:p>
      <text:p text:style-name="Quotations">

<text:p text:style-name="P4">
У телефонній розмові привітав <text:a xlink:type="simple" xlink:href="https://twitter.com/RTErdogan" text:style-name="Internet_20_link" text:visited-style-name="Visited_20_Internet_20_Link">
 @RTErdogan&gt;
 </text:a>
 із перемогою на&gt;
 виборах. Відзначив особисту роль Президента у продовженні зернової&gt;
 ініціативи, що є вагомою складовою світової продовольчої безпеки. Співпраця&gt;
 й важлива та дієво сприяє добробуту наших народів і міжнародній…&gt;
&gt;
 — Володимир Зеленський (@ZelenskyyUa) <text:a xlink:type="simple" xlink:href="https://twitter.com/ZelenskyyUa/status/1663259473144627203" text:style-name="Internet_20_link" text:visited-style-name="Visited_20_Internet_20_Link">
 May 29, 2023&gt;
 </text:a>
</text:p>

</text:p>
      <text:p text:style-name="P4">
Як повідомлялося, у неділю, 28 травня в Туреччині відбувся другий турпрезидентських виборів, голова вищої виборчої комісії Туреччини _<text:span text:style-name="T4">
<text:a xlink:type="simple" xlink:href="https://www.ukrinform.ua/rubric-world/3715357-golova-visoi-viborcoi-komisii-tureccini-ogolosiv-pro-peremogu-erdogana.html" text:style-name="Internet_20_link" text:visited-style-name="Visited_20_Internet_20_Link">
 оголосивпро перемогу Ердогана. </text:a>
 </text:span>
 _</text:p>
      <text:p text:style-name="P4">
Source: <text:a xlink:type="simple" xlink:href="https://www.ukrinform.ua/rubric-polytics/3715796-prezident-proviv-rozmovu-z-erdoganom.html" text:style-name="Internet_20_link" text:visited-style-name="Visited_20_Internet_20_Link">
https://www.ukrinform.ua/rubric-polytics/3715796-prezident-proviv-rozmovu-z-erdoganom.html</text:a>
</text:p>
      <!--NEWS-->
      <text:h text:style-name="P10" text:outline-level="1">
<text:span text:style-name="T4">
Байден привітав Ердогана з перемогою на виборах</text:span>
</text:h>
      <text:p text:style-name="P4">
Authors: Ukrinform (Person)</text:p>
      <text:p text:style-name="P4">
Publisher: Укринформ (Organization)</text:p>
      <text:p text:style-name="P4">
Published Time: 2023-05-29T-28:04:00+03:00</text:p>
      <text:p text:style-name="P4">
Modified Time: 2023-05-29T22:04:00+03:00</text:p>
      <text:p text:style-name="P4">
Description: Президент Сполучених Штатів Америки Джо Байден зателефонував президенту Туреччини Реджепу Тайїпу Ердогану і привітав його з переобранням на пост президента.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Ердоган', 'Туреччина']</text:p>
      <text:p text:style-name="P4">
Type: Article</text:p>
      <!--METADATA-->
      <text:p text:style-name="P4">
<draw:frame draw:style-name="fr1" draw:name="Image30" text:anchor-type="as-char" svg:width="6.9236in" svg:height="3.956343in" draw:z-index="0">
<draw:image xlink:href="../Images/yкринформ/2023-05-29T-28-04-00-03-00/630_360_1684671641-107.jpeg" xlink:type="simple" xlink:show="embed" xlink:actuate="onLoad" draw:mime-type="image/jpeg"/>
</draw:frame>
Президент Сполучених Штатів Америки Джо Байден зателефонував президентуТуреччини Реджепу Тайїпу Ердогану і привітав його з переобранням на постпрезидента.</text:p>
      <text:p text:style-name="P4">
Про це повідомляє директорат з комунікацій адміністрації президента Туреччиниу <text:a xlink:type="simple" xlink:href="https://twitter.com/iletisim/status/1663252026422067200" text:style-name="Internet_20_link" text:visited-style-name="Visited_20_Internet_20_Link">
 Твіттері </text:a>
 ,передає Укрінформ.</text:p>
      <text:p text:style-name="P4">
“У ході розмови президент США Джо Байден привітав президента Реджепа ТаїпаЕрдогана з успіхом на виборах і побажав, щоб результати були корисними длятурецького народу”, - йдеться у повідомленні.</text:p>
      <text:p text:style-name="P4">
<text:span text:style-name="T4">
Читайте також:</text:span>
 <text:a xlink:type="simple" xlink:href="https://www.ukrinform.ua/rubric-world/3715703-nova-patiricka-erdogana.html" text:style-name="Internet_20_link" text:visited-style-name="Visited_20_Internet_20_Link">
 Нова п'ятирічка <text:span text:style-name="T4">
Ердоган</text:span>
 а</text:a>
</text:p>
      <text:p text:style-name="P4">
Вказується, що сторони наголосили на важливості турецько-американськихвідносин на тлі регіональних і глобальних викликів, лідери двох країндомовилися продовжувати співпрацю між двома країнами з усіх питань у новийперіод.</text:p>
      <text:p text:style-name="P4">
Відомо, що за підсумком підрахунку 100% голосів, президент Ердоган здобувперемогу з результатом 52,18%.</text:p>
      <text:p text:style-name="P4">
<text:span text:style-name="T4">
Читайте також:</text:span>
 <text:a xlink:type="simple" xlink:href="https://www.ukrinform.ua/rubric-world/3715367-erdogan-pro-vibori-u-tureccini-nasa-demokratia-e-peremozcem.html" text:style-name="Internet_20_link" text:visited-style-name="Visited_20_Internet_20_Link">
 <text:span text:style-name="T4">
Ердоган</text:span>
 про вибори у Туреччині: Наша демократія єпереможцем </text:a>
</text:p>
      <text:p text:style-name="P4">
Як повідомляв Укрінформ, остаточні результати другого туру президентськихвиборів у Туреччині Вища виборча комісія оголосить в Офіційному віснику 1червня.</text:p>
      <text:p text:style-name="P4">
Фото: ОП</text:p>
      <text:p text:style-name="P4">
Source: <text:a xlink:type="simple" xlink:href="https://www.ukrinform.ua/rubric-world/3715794-bajden-privitav-erdogana-z-peremogou-na-viborah.html" text:style-name="Internet_20_link" text:visited-style-name="Visited_20_Internet_20_Link">
https://www.ukrinform.ua/rubric-world/3715794-bajden-privitav-erdogana-z-peremogou-na-viborah.html</text:a>
</text:p>
      <!--NEWS-->
      <text:h text:style-name="P10" text:outline-level="1">
<text:span text:style-name="T4">
At Zaporizhzhia and Kherson directions Russian army shelled Vremivka, Novopil of Donetsk regi...</text:span>
</text:h>
      <text:p text:style-name="P4">
Authors: liveuamap (Language: en)</text:p>
      <text:p text:style-name="P4">
Time: 2023-05-29T-29:49:00</text:p>
      <text:p text:style-name="P4">
Location: Kherson (Latitude:46.83741 Longtitude:33.41526)</text:p>
      <text:p text:style-name="P4">
Videos: []</text:p>
      <text:p text:style-name="P4">
Images: []</text:p>
      <text:p text:style-name="P4">
Tags: ["Russia"]</text:p>
      <text:p text:style-name="P4">
ID: 22566196</text:p>
      <!--METADATA-->
      <text:p text:style-name="P4">
At Zaporizhzhia and Kherson directions Russian army shelled Vremivka, Novopilof Donetsk region; Olhivske, Huliaipole, Mala Tokmachka, Novodanylivka,Orikhiv, Novoandriyivka, Mali Scherbaky and Stepnohrisk of Zaporizhzhiaregion; Zolota Balka, Mykhaylivka, Vesele, Kozatske, Mykolayivka, Lvove,Ivanivka, Antonivka, Dniprovske, Kizomys of Kherson region and Kherson city.Russian aviation conducted airstrike at Beryslav of Kherson region, - GeneralStaff of Armed Forces of Ukraine says in the morning report</text:p>
      <text:p text:style-name="P4">
News Collection Link: <text:a xlink:type="simple" xlink:href="https://liveuamap.com/en/2023/29-may-at-zaporizhzhia-and-kherson-directions-russian-army" text:style-name="Internet_20_link" text:visited-style-name="Visited_20_Internet_20_Link">
https://liveuamap.com/en/2023/29-may-at-zaporizhzhia-and-kherson-directions-russian-army</text:a>
</text:p>
      <text:p text:style-name="P4">
Source: <text:a xlink:type="simple" xlink:href="https://t.me/lumsrc/4936" text:style-name="Internet_20_link" text:visited-style-name="Visited_20_Internet_20_Link">
https://t.me/lumsrc/4936</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9T-31:49:00</text:p>
      <text:p text:style-name="P4">
Location: Velyka Novosilka (Latitude:47.93784000 Longtitude:37.51011000)</text:p>
      <text:p text:style-name="P4">
Videos: []</text:p>
      <text:p text:style-name="P4">
Images: []</text:p>
      <text:p text:style-name="P4">
Tags: ["Russia"]</text:p>
      <text:p text:style-name="P4">
ID: 22566192</text:p>
      <!--METADATA-->
      <text:p text:style-name="P4">
Russian forces conducting offensive actions at Lyman, Bakhmut, Avdiivka andMaryinka directions. Ukrainian military had 19 combat engagements with Russianforces near Masutivka, south-east to Orikhovo-Vasylivka, and towardsIvanivske, Maryinka, Velyka Novosilka of Donetsk region, - General Staff ofArmed Forces of Ukraine says in the morning report</text:p>
      <text:p text:style-name="P4">
News Collection Link: <text:a xlink:type="simple" xlink:href="https://liveuamap.com/en/2023/29-may-russian-forces-conducting-offensive-actions-at-lyman" text:style-name="Internet_20_link" text:visited-style-name="Visited_20_Internet_20_Link">
https://liveuamap.com/en/2023/29-may-russian-forces-conducting-offensive-actions-at-lyman</text:a>
</text:p>
      <text:p text:style-name="P4">
Source: <text:a xlink:type="simple" xlink:href="https://t.me/lumsrc/4937" text:style-name="Internet_20_link" text:visited-style-name="Visited_20_Internet_20_Link">
https://t.me/lumsrc/4937</text:a>
</text:p>
      <!--NEWS-->
      <text:h text:style-name="P10" text:outline-level="1">
<text:span text:style-name="T4">
Зеленський про ракетні удари РФ: Світ повинен бачити, що терор програє</text:span>
</text:h>
      <text:p text:style-name="P4">
Authors: Ukrinform (Person)</text:p>
      <text:p text:style-name="P4">
Publisher: Укринформ (Organization)</text:p>
      <text:p text:style-name="P4">
Published Time: 2023-05-29T-31:55:00+03:00</text:p>
      <text:p text:style-name="P4">
Modified Time: 2023-05-29T21:55:00+03:00</text:p>
      <text:p text:style-name="P4">
Description: Кожна терористична атака повертає нас і весь світ до очевидного висновку: Росія хоче пройти до кінця шляхом зла, тобто до своєї поразки, бо у зла не буває й не може бути іншого кінця, окрім поразки. — Укрінформ.</text:p>
      <text:p text:style-name="P4">
Images: ['<text:a xlink:type="simple" xlink:href="https://static.ukrinform.com/photos/2023_05/thumb_files/630_360_1685386836-680.jpeg" text:style-name="Internet_20_link" text:visited-style-name="Visited_20_Internet_20_Link">
630_360_16853...</text:a>
']</text:p>
      <text:p text:style-name="P4">
Tags: None</text:p>
      <text:p text:style-name="P4">
Type: Article</text:p>
      <!--METADATA-->
      <text:p text:style-name="P4">
<draw:frame draw:style-name="fr1" draw:name="Image31" text:anchor-type="as-char" svg:width="6.9236in" svg:height="3.956343in" draw:z-index="0">
<draw:image xlink:href="../Images/yкринформ/2023-05-29T-31-55-00-03-00/630_360_1685386836-680.jpeg" xlink:type="simple" xlink:show="embed" xlink:actuate="onLoad" draw:mime-type="image/jpeg"/>
</draw:frame>
 Кожнатерористична атака повертає нас і весь світ до очевидного висновку: Росія хочепройти до кінця шляхом зла, тобто до своєї поразки, бо у зла не буває й неможе бути іншого кінця, окрім поразки.</text:p>
      <text:p text:style-name="P4">
Про це у своєму зверненні до українців наприкінці 460-го дня війни сказавПрезидент Володимир Зеленський, передає Укрінформ.</text:p>
      <text:p text:style-name="P4">
<text:span text:style-name="T4">
<text:span text:style-name="T5">
Бажаю здоровʼя, шановні українці!</text:span>
 </text:span>
</text:p>
      <text:p text:style-name="P4">
Сьогодні був дуже довгий день, і почався цей день дуже рано для багатьох нашихлюдей.</text:p>
      <text:p text:style-name="P4">
Кілька російських терористичних атак за добу. «Шахеди», крилаті ракети,балістичні. Керовані авіабомби. Дякувати нашій ППО – усім захисникам ізахисницям неба, – сьогодні вдалося врятувати як мінімум сотні життів. Лише заодин день. Більшість «Шахедів» і ракет збито.</text:p>
      <text:p text:style-name="P4">
Але кожна така терористична атака повертає нас і весь світ до очевидноговисновку: Росія хоче пройти до кінця шляхом зла, тобто до своєї поразки, бо узла не буває й не може бути іншого кінця, окрім поразки.</text:p>
      <text:p text:style-name="P4">
Світ повинен бачити, що терор програє.</text:p>
      <text:p text:style-name="P4">
Коли «Петріоти» в руках українців забезпечують стовідсоткове збиття будь-якихросійських ракет, терор програє.</text:p>
      <text:p text:style-name="P4">
Коли світ збільшує тиск на Росію, зокрема санкційний, коли ізоляція терористазростає, коли будь-якої близькості з Москвою соромляться її колишні партнери,терор програє.</text:p>
      <text:p text:style-name="P4">
І, звичайно, немає більшого приниження для держави-терориста, ніж успіхи нашихвоїнів.</text:p>
      <text:p text:style-name="P4">
Власне, нашими успіхами, нашим тиском, нашими «Петріотами» ми маємо і будемо йнадалі відповідати Росії на всі прояви її зла.</text:p>
      <text:p text:style-name="P4">
І ми знищимо це зло.</text:p>
      <text:p text:style-name="P4">
Ніхто інший у світі не застосовує зброю проти зла ефективніше, ніж українці.</text:p>
      <text:p text:style-name="P4">
Сьогодні провів засідання Ставки. Доповіді – дуже конкретні.</text:p>
      <text:p text:style-name="P4">
Постачання нових систем ППО й ракет до них, відповідні домовленості зпартнерами.</text:p>
      <text:p text:style-name="P4">
Ефективність нашої ППО й те, що може зробити захист неба сильнішим.</text:p>
      <text:p text:style-name="P4">
Влучання, які, на жаль, є.</text:p>
      <text:p text:style-name="P4">
Наші оборонці вміють учитись і зроблять усе, щоб терористам стало значноскладніше.</text:p>
      <text:p text:style-name="P4">
Доповідали на Ставці, як і завжди, Головком та командувачі оперативнихнапрямків.</text:p>
      <text:p text:style-name="P4">
Не тільки забезпечення боєприпасами, не тільки підготовка нових бригад, нетільки наша тактика.</text:p>
      <text:p text:style-name="P4">
Але й терміни. Це те, що максимально важливо. Терміни щодо того, як ми будеморухатися. Будемо. Рішення ухвалені.</text:p>
      <text:p text:style-name="P4">
Я дякую кожному солдату й сержанту, офіцеру й генералу, кожній бригаді, якіпідготувалися.</text:p>
      <text:p text:style-name="P4">
Провів сьогодні також доволі змістовну нараду з нашими міжнародниками.</text:p>
      <text:p text:style-name="P4">
Готуємо нові спільні з партнерами кроки для посилення нашого захисту. І длянаших активних дій. Немає й не буде альтернативи повному звільненню нашоїземлі. Немає й не буде альтернативи повному захисту наших цінностей.</text:p>
      <text:p text:style-name="P4">
І я вдячний усім нашим партнерам, які розуміють, що повага до кожноголюдського життя, свобода людини та міжнародне право – це такі цінності, щодояких компроміси неможливі.</text:p>
      <text:p text:style-name="P4">
Хочу сьогодні окремо подякувати Данії – усьому народу, усьому данськомуполітичному класу. Парламенту, уряду та особисто пані Прем’єр-мініструФредеріксен за рішення збільшити фінансування данського Фонду підтримки нашоїдержави на суму понад 3 мільярди доларів США.</text:p>
      <text:p text:style-name="P4">
Тепер загальна сума оборонної допомоги від Данії сягне більш ніж 4 мільярди700 мільйонів доларів. Дуже вагомо.</text:p>
      <text:p text:style-name="P4">
Такі рішення роблять поразку російського терору швидшою. Дякую за це!</text:p>
      <text:p text:style-name="P4">
Говорив сьогодні з Прем’єр-міністром Камбоджі Хун Сеном. Подякував йому запринципову підтримку міжнародних правил, усього того, заради чого націїоб’єднані Статутом ООН та обов’язковими для всіх конвенціями.</text:p>
      <text:p text:style-name="P4">
Запросив Камбоджу приєднатися до спільних зусиль із різними країнами світу вреалізації нашої формули миру.</text:p>
      <text:p text:style-name="P4">
Це спільне глобальне завдання – не дати Росії зробити терор чимось звичним длясвіту, коли й хтось інший захворіє на це зло.</text:p>
      <text:p text:style-name="P4">
І щойно, перед записом цього звернення, провів іще дві розмови.</text:p>
      <text:p text:style-name="P4">
Говорив із Прем’єр-міністром Нідерландів Марком Рютте. Поінформував про ударитерористів. Подякував за готовність і надалі допомагати нам захищати людей.</text:p>
      <text:p text:style-name="P4">
Нідерланди – серед лідерів у допомозі для захисту від терору, для притягненнятерористів до відповідальності.</text:p>
      <text:p text:style-name="P4">
Обговорили нашу оборонну взаємодію – нашу нову авіаційну коаліцію, коаліціюсучасних винищувачів, яку створюємо. І створимо! Звичайно, обговорили йпосилення нашої ППО.</text:p>
      <text:p text:style-name="P4">
Говорив із Президентом Туреччини Ердоганом. Привітав його з перемогою навиборах.</text:p>
      <text:p text:style-name="P4">
Впевнений, що наша подальша співпраця – України й Туреччини – на всіх рівняхзможе дати ще більше користі нашим людям та міжнародній стабільності.</text:p>
      <text:p text:style-name="P4">
Безпека нашого регіону та всієї Європи, світова продовольча безпека, захистфундаментальних норм міжнародного права – це те, що ми робили, робимо й будеморобити разом.</text:p>
      <text:p text:style-name="P4">
Дякую всім у світі, хто допомагає! Слава всім нашим воїнам!</text:p>
      <text:p text:style-name="P4">
Іще раз дякую Повітряним силам та всім нашим захисникам і захисницям неба.</text:p>
      <text:p text:style-name="P4">
<text:span text:style-name="T4">
<text:span text:style-name="T5">
Слава Україні!</text:span>
 </text:span>
</text:p>
      <text:p text:style-name="P4">
Source: <text:a xlink:type="simple" xlink:href="https://www.ukrinform.ua/rubric-ato/3715793-zelenskij-pro-raketni-udari-rf-svit-povinen-baciti-so-teror-prograe.html" text:style-name="Internet_20_link" text:visited-style-name="Visited_20_Internet_20_Link">
https://www.ukrinform.ua/rubric-ato/3715793-zelenskij-pro-raketni-udari-rf-svit-povinen-baciti-so-teror-prograe.html</text:a>
</text:p>
      <!--NEWS-->
      <text:h text:style-name="P10" text:outline-level="1">
<text:span text:style-name="T4">
УПЛ назвала найкращих гравця та тренера 29-го туру</text:span>
</text:h>
      <text:p text:style-name="P4">
Authors: Ukrinform (Person)</text:p>
      <text:p text:style-name="P4">
Publisher: Укринформ (Organization)</text:p>
      <text:p text:style-name="P4">
Published Time: 2023-05-29T-33:52:00+03:00</text:p>
      <text:p text:style-name="P4">
Modified Time: 2023-05-29T21:52:00+03:00</text:p>
      <text:p text:style-name="P4">
Description: Українська футбольна Прем'єр-ліга (УПЛ) оголосила імена найкращих гравця та тренера передостаннього, 29-го туру чемпіонату, які були визначені в опитуванні представників експертної ради. — Укрінформ.</text:p>
      <text:p text:style-name="P4">
Images: ['<text:a xlink:type="simple" xlink:href="https://static.ukrinform.com/photos/2023_05/thumb_files/630_360_1685385951-656.jpeg" text:style-name="Internet_20_link" text:visited-style-name="Visited_20_Internet_20_Link">
630_360_16853...</text:a>
']</text:p>
      <text:p text:style-name="P4">
Tags: ['Футбол', "Прем'єр-ліга", 'Шахтар']</text:p>
      <text:p text:style-name="P4">
Type: Article</text:p>
      <!--METADATA-->
      <text:p text:style-name="P4">
<draw:frame draw:style-name="fr1" draw:name="Image32" text:anchor-type="as-char" svg:width="6.9236in" svg:height="3.956343in" draw:z-index="0">
<draw:image xlink:href="../Images/yкринформ/2023-05-29T-33-52-00-03-00/630_360_1685385951-656.jpeg" xlink:type="simple" xlink:show="embed" xlink:actuate="onLoad" draw:mime-type="image/jpeg"/>
</draw:frame>
Українська футбольна Прем'єр-ліга (УПЛ) оголосила імена найкращих гравця татренера передостаннього, 29-го туру чемпіонату, які були визначені вопитуванні представників експертної ради.</text:p>
      <text:p text:style-name="P4">
Як інформує офіційних <text:a xlink:type="simple" xlink:href="https://upl.ua/ua/news/view/7390" text:style-name="Internet_20_link" text:visited-style-name="Visited_20_Internet_20_Link">
 сайт </text:a>
 УПЛ,найкращим футболістом минулого туру першості було визнано півзахисникадонецького «Шахтаря» Артема Бондаренка, передає Укрінформ.</text:p>
      <text:p text:style-name="P4">
Найкращим тренером туру став наставник «гірників» Ігор Йовичевич, підопічніякого розгромили «Дніпро-1» (3:0).</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 <text:span text:style-name="T4">
Шахтар</text:span>
 » розгромив «Дніпро-1» і достроково ставчемпіоном УПЛ </text:a>
</text:p>
      <text:p text:style-name="P4">
В опитування взяли участь Олег Венглинський, Іван Гецко, Сергій Нагорняк,Йожеф Сабо, Олександр Сопко, Олег Федорчук, Анатолій Чанцев, Ігор Шуховцев,Степан Юрчишин, Ігор Яворський.</text:p>
      <text:p text:style-name="P4">
Фото: ФК «Шахтар».</text:p>
      <text:p text:style-name="P4">
Source: <text:a xlink:type="simple" xlink:href="https://www.ukrinform.ua/rubric-sports/3715791-upl-nazvala-najkrasih-gravca-ta-trenera-29go-turu.html" text:style-name="Internet_20_link" text:visited-style-name="Visited_20_Internet_20_Link">
https://www.ukrinform.ua/rubric-sports/3715791-upl-nazvala-najkrasih-gravca-ta-trenera-29go-turu.html</text:a>
</text:p>
      <!--NEWS-->
      <text:h text:style-name="P10" text:outline-level="1">
<text:span text:style-name="T4">
Росія провела ротацію ракетоносіїв: в ЗСУ сказали, скільки «Калібрів» зараз у Чорному морі</text:span>
</text:h>
      <text:p text:style-name="P4">
Authors: Ukrinform (Person)</text:p>
      <text:p text:style-name="P4">
Publisher: Укринформ (Organization)</text:p>
      <text:p text:style-name="P4">
Published Time: 2023-05-29T-35:44:00+03:00</text:p>
      <text:p text:style-name="P4">
Modified Time: 2023-05-29T21:44:00+03:00</text:p>
      <text:p text:style-name="P4">
Description: Російська Федерація надвечір 29 травня провела ротацію ракетоносіїв в Чорному морі, напоготові перебуває 16 "Калібрів". — Укрінформ.</text:p>
      <text:p text:style-name="P4">
Images: ['<text:a xlink:type="simple" xlink:href="https://static.ukrinform.com/photos/2022_11/thumb_files/630_360_1668767285-756.jpg" text:style-name="Internet_20_link" text:visited-style-name="Visited_20_Internet_20_Link">
630_360_16687...</text:a>
']</text:p>
      <text:p text:style-name="P4">
Tags: ['Ракета', ' Чорне море', 'Росія', 'Війна з Росією']</text:p>
      <text:p text:style-name="P4">
Type: Article</text:p>
      <!--METADATA-->
      <text:p text:style-name="P4">
<draw:frame draw:style-name="fr1" draw:name="Image33" text:anchor-type="as-char" svg:width="6.9236in" svg:height="3.956343in" draw:z-index="0">
<draw:image xlink:href="../Images/yкринформ/2023-05-29T-35-44-00-03-00/630_360_1668767285-756.jpg" xlink:type="simple" xlink:show="embed" xlink:actuate="onLoad" draw:mime-type="image/jpeg"/>
</draw:frame>
 РосійськаФедерація надвечір 29 травня провела ротацію ракетоносіїв в Чорному морі,напоготові перебуває 16 "Калібрів".</text:p>
      <text:p text:style-name="P4">
Як передає Укрінформ, про це Оперативне командування “Південь” повідомляє у <text:a xlink:type="simple" xlink:href="https://www.facebook.com/OperationalCommandSouth/posts/pfbid031RjHc9qvYpfK7SFJaTLRNEsPPh7PaVh6Am2Pu1xYfqjUTQBEmMp6tMQF1LiNonX3l" text:style-name="Internet_20_link" text:visited-style-name="Visited_20_Internet_20_Link">
Фейсбуці</text:a>
.</text:p>
      <text:p text:style-name="P4">
“Здійснивши ротацію ракетоносіїв в Чорному морі, ворог продовжує триматинапоготові "Калібри". Так, надвечір, вивівши ще один підводний ракетоносій начергування, один з надводних завів в пункт базування”, - ідеться вповідомленні.</text:p>
      <text:p text:style-name="P4">
<text:span text:style-name="T4">
Читайте також:</text:span>
 <text:span text:style-name="T4">
<text:a xlink:type="simple" xlink:href="https://www.ukrinform.ua/rubric-regions/3715415-poskodzeni-budinki-ta-infrastruktura-u-policii-pokazali-naslidki-nicnoi-ataki-na-kiivsini.html" text:style-name="Internet_20_link" text:visited-style-name="Visited_20_Internet_20_Link">
 Пошкоджені будинки та інфраструктура: у поліціїпоказали наслідки атаки на Київщину </text:a>
 </text:span>
</text:p>
      <text:p text:style-name="P4">
В Чорному морі станом на 21:00 перебуває три ракетоносії - один надводний ідва підводних. Загальний залп становить 16 ракет.</text:p>
      <text:p text:style-name="P4">
В ОК “Південь” попереджають, що рівень ракетної небезпеки залишається дужевисоким.</text:p>
      <text:p text:style-name="P4">
Як повідомляв Укрінформ, 29 травня в <text:span text:style-name="T4">
<text:a xlink:type="simple" xlink:href="https://www.ukrinform.ua/tag-corne-more" text:style-name="Internet_20_link" text:visited-style-name="Visited_20_Internet_20_Link">
 Чорному морі</text:a>
 </text:span>
 перебували чотири ракетоносії ззалпом у 24 "Калібри".</text:p>
      <text:p text:style-name="P4">
Source: <text:a xlink:type="simple" xlink:href="https://www.ukrinform.ua/rubric-ato/3715790-rf-zdijsnila-rotaciu-raketonosiiv-v-zsu-skazali-skilki-kalibriv-zaraz-v-cornomu-mori.html" text:style-name="Internet_20_link" text:visited-style-name="Visited_20_Internet_20_Link">
https://www.ukrinform.ua/rubric-ato/3715790-rf-zdijsnila-rotaciu-raketonosiiv-v-zsu-skazali-skilki-kalibriv-zaraz-v-cornomu-mori.html</text:a>
</text:p>
      <!--NEWS-->
      <text:h text:style-name="P10" text:outline-level="1">
<text:span text:style-name="T4">
Після вибухів російські загарбники активізували будівництво укріплень навколо Маріуполя</text:span>
</text:h>
      <text:p text:style-name="P4">
Authors: Ukrinform (Person)</text:p>
      <text:p text:style-name="P4">
Publisher: Укринформ (Organization)</text:p>
      <text:p text:style-name="P4">
Published Time: 2023-05-29T-37:35:00+03:00</text:p>
      <text:p text:style-name="P4">
Modified Time: 2023-05-29T21:35:00+03:00</text:p>
      <text:p text:style-name="P4">
Description: Після того, як почастішали вибухи у Маріуполі, російські загарбники активізували будівництво своїх укріплень навколо міста.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Окупація', 'Вибух', 'Війна з Росією']</text:p>
      <text:p text:style-name="P4">
Type: Article</text:p>
      <!--METADATA-->
      <text:p text:style-name="P4">
<draw:frame draw:style-name="fr1" draw:name="Image34" text:anchor-type="as-char" svg:width="6.9236in" svg:height="3.956343in" draw:z-index="0">
<draw:image xlink:href="../Images/yкринформ/2023-05-29T-37-35-00-03-00/630_360_1680546247-363.jpg" xlink:type="simple" xlink:show="embed" xlink:actuate="onLoad" draw:mime-type="image/jpeg"/>
</draw:frame>
 Післятого, як почастішали вибухи у Маріуполі, російські загарбники активізувалибудівництво своїх укріплень навколо міста.</text:p>
      <text:p text:style-name="P4">
Як передає Укрінформ, про це у <text:a xlink:type="simple" xlink:href="https://t.me/andriyshTime/10230" text:style-name="Internet_20_link" text:visited-style-name="Visited_20_Internet_20_Link">
 Телеграмі </text:a>
повідомив радник Маріупольського міського голови Петро Андрющенко таоприлюднив відповідне відео.</text:p>
      <text:p text:style-name="P4">
«Після бавовни росіяни активізували будівництво укріплень навколо міста. Теперпереважно - колоди для облаштування бліндажів», - написав Андрющенко.</text:p>
      <text:p text:style-name="P4">
<text:span text:style-name="T4">
Читайте також:</text:span>
 <text:span text:style-name="T4">
<text:a xlink:type="simple" xlink:href="https://www.ukrinform.ua/rubric-regions/3715689-udar-po-boeskladah-pid-mariupolem-sered-rosian-100-zagiblih-ta-ponad-400-poranenih.html" text:style-name="Internet_20_link" text:visited-style-name="Visited_20_Internet_20_Link">
 Удар по боєскладах під Маріуполем: серед росіян 100загиблих та понад 400 поранених </text:a>
 </text:span>
</text:p>
      <text:p text:style-name="P4">
Він зазначив, що також після майже двох діб «бавовни» у Маріуполі загарбникинаразі активно поповнюють свій боєкомплект в напрямку Бердянська та Пологів.</text:p>
      <text:p text:style-name="P4">
<text:span text:style-name="T4">
Читайте також:</text:span>
 <text:span text:style-name="T4">
<text:a xlink:type="simple" xlink:href="https://www.ukrinform.ua/rubric-regions/3715531-rosia-prodovzit-vivoziti-kradene-zerno-cerez-mariupol-radnik-mera.html" text:style-name="Internet_20_link" text:visited-style-name="Visited_20_Internet_20_Link">
 Росія продовжує вивозити крадене зерно через Маріуполь– радник мера </text:a>
 </text:span>
</text:p>
      <text:p text:style-name="P4">
Як повідомлялося, <text:span text:style-name="T4">
<text:a xlink:type="simple" xlink:href="https://www.ukrinform.ua/tag-mariupol" text:style-name="Internet_20_link" text:visited-style-name="Visited_20_Internet_20_Link">
 Маріуполь </text:a>
 </text:span>
 танавколишні селища загарбники перетворюють на військово-логістичний хабросійської армії.</text:p>
      <text:p text:style-name="P4">
Source: <text:a xlink:type="simple" xlink:href="https://www.ukrinform.ua/rubric-regions/3715787-pisla-vibuhiv-rosijski-zagarbniki-aktivizuvali-budivnictvo-ukriplen-navkolo-mariupola.html" text:style-name="Internet_20_link" text:visited-style-name="Visited_20_Internet_20_Link">
https://www.ukrinform.ua/rubric-regions/3715787-pisla-vibuhiv-rosijski-zagarbniki-aktivizuvali-budivnictvo-ukriplen-navkolo-mariupola.html</text:a>
</text:p>
      <!--NEWS-->
      <text:h text:style-name="P10" text:outline-level="1">
<text:span text:style-name="T4">
Poltavska Oblast(10:25). Red Alert: aerial threat. Sirens sounding. Take cover now!</text:span>
</text:h>
      <text:p text:style-name="P4">
Authors: liveuamap (Language: en)</text:p>
      <text:p text:style-name="P4">
Time: 2023-05-29T-39:27:00</text:p>
      <text:p text:style-name="P4">
Location: Poltavska Oblast (Latitude:49.47705000 Longtitude:33.81866000)</text:p>
      <text:p text:style-name="P4">
Videos: []</text:p>
      <text:p text:style-name="P4">
Images: []</text:p>
      <text:p text:style-name="P4">
Tags: ["Europe", "Central and Eastern Europe"]</text:p>
      <text:p text:style-name="P4">
ID: 22566160</text:p>
      <!--METADATA-->
      <text:p text:style-name="P4">
Poltavska Oblast(10:25). Red Alert: aerial threat. Sirens sounding. Take covernow!</text:p>
      <text:p text:style-name="P4">
News Collection Link: <text:a xlink:type="simple" xlink:href="https://liveuamap.com/en/2023/29-may-poltavska-oblast1025-red-alert-aerial-g" text:style-name="Internet_20_link" text:visited-style-name="Visited_20_Internet_20_Link">
https://liveuamap.com/en/2023/29-may-poltavska-oblast1025-red-alert-aerial-g</text:a>
</text:p>
      <text:p text:style-name="P4">
Source: <text:a xlink:type="simple" xlink:href="https://t.me/suspilnepoltava/11333" text:style-name="Internet_20_link" text:visited-style-name="Visited_20_Internet_20_Link">
https://t.me/suspilnepoltava/11333</text:a>
</text:p>
      <!--NEWS-->
      <text:h text:style-name="P10" text:outline-level="1">
<text:span text:style-name="T4">
Легіон «РДК» заявив, що його бійці знову заходили до Росії</text:span>
</text:h>
      <text:p text:style-name="P4">
Authors: Ukrinform (Person)</text:p>
      <text:p text:style-name="P4">
Publisher: Укринформ (Organization)</text:p>
      <text:p text:style-name="P4">
Published Time: 2023-05-29T-39:33:57+03:00</text:p>
      <text:p text:style-name="P4">
Modified Time: 2023-05-29T21:33:57+03:00</text:p>
      <text:p text:style-name="P4">
Description: У російському легіоні "РДК" заявили про новий прорив кордону Росії, який відбувся в день прикордонника РФ. — Укрінформ.</text:p>
      <text:p text:style-name="P4">
Images: ['<text:a xlink:type="simple" xlink:href="https://static.ukrinform.com/photos/2023_05/thumb_files/630_360_1685385130-174.jpg" text:style-name="Internet_20_link" text:visited-style-name="Visited_20_Internet_20_Link">
630_360_16853...</text:a>
']</text:p>
      <text:p text:style-name="P4">
Tags: ['Росія', 'Кордон', 'Війна з Росією', 'РДК']</text:p>
      <text:p text:style-name="P4">
Type: Article</text:p>
      <!--METADATA-->
      <text:p text:style-name="P4">
<draw:frame draw:style-name="fr1" draw:name="Image35" text:anchor-type="as-char" svg:width="6.9236in" svg:height="3.956343in" draw:z-index="0">
<draw:image xlink:href="../Images/yкринформ/2023-05-29T-39-33-57-03-00/630_360_1685385130-174.jpg" xlink:type="simple" xlink:show="embed" xlink:actuate="onLoad" draw:mime-type="image/jpeg"/>
</draw:frame>
 Уросійському легіоні "РДК" заявили про новий прорив кордону Росії, якийвідбувся в день прикордонника РФ.</text:p>
      <text:p text:style-name="P4">
Як передає Укрінформ, про це повідомляє <text:a xlink:type="simple" xlink:href="https://t.me/russvolcorps/555" text:style-name="Internet_20_link" text:visited-style-name="Visited_20_Internet_20_Link">
 Telegram</text:a>
 -канал РДК.</text:p>
      <text:p text:style-name="P4">
«Учора прикордонники РФ відзначали своє професійне свято. Бійці РДК привіталиїх черговим успішним переходом «дірявого» державного кордону! Мета нашогопереходу стане відома найближчим часом, стежте за оновленнями», - йдеться уповідомленні.</text:p>
      <text:p text:style-name="P4">
 <text:span text:style-name="T4">
Читайтетакож:</text:span>
 <text:a xlink:type="simple" xlink:href="https://www.ukrinform.ua/rubric-ato/3714659-legion-svoboda-rosii-opriludniv-kadri-z-belgorodskoi-oblasti.html" text:style-name="Internet_20_link" text:visited-style-name="Visited_20_Internet_20_Link">
 Легіон «Свобода Росії» оприлюднив кадри з Бєлгородської області</text:a>
</text:p>
      <text:p text:style-name="P4">
Як повідомлялося, 22 травня в соціальних мережах <text:a xlink:type="simple" xlink:href="https://www.ukrinform.ua/rubric-world/3712771-so-vidomo-pro-podii-u-belgorodskij-oblasti-ta-so-govorit-kiiv.html" text:style-name="Internet_20_link" text:visited-style-name="Visited_20_Internet_20_Link">
 з'явилися заяви</text:a>
 "Російського добровольчогокорпусу" та легіону "Свобода Росії" про визволення деяких населених пунктів івведення їхніх сил у містечко Грайворон у Бєлгородській області.</text:p>
      <text:p text:style-name="P4">
Того ж дня у ГУР зазначили, що легіон "Свобода Росії" та "РДК" розпочали <text:a xlink:type="simple" xlink:href="https://www.ukrinform.ua/rubric-ato/3712670-stvorenna-smugi-bezpeki-u-gur-prokomentuvali-podii-u-belgorodskij-oblasti-rosii.html" text:style-name="Internet_20_link" text:visited-style-name="Visited_20_Internet_20_Link">
операцію зі звільнення Росії </text:a>
 від режиму Путіна з метою створення смуги безпеки длязахисту українського цивільного населення, але винятково за участю громадянРФ.</text:p>
      <text:p text:style-name="P4">
24 травня в "РДК" заявили, що <text:a xlink:type="simple" xlink:href="https://www.ukrinform.ua/rubric-ato/3713639-rdk-ta-legion-svoboda-rosii-zajsli-u-belgorodsku-oblast-bils-ak-na-40-kilometriv-uglib.html" text:style-name="Internet_20_link" text:visited-style-name="Visited_20_Internet_20_Link">
 просунулися </text:a>
 на 42 км вглиб Бєлгородської області. Деякінаселені пункти добровольчі формування контролювали добу.</text:p>
      <text:p text:style-name="P4">
25 травня було оголошено, що "РДК" <text:a xlink:type="simple" xlink:href="https://www.ukrinform.ua/rubric-ato/3714018-bijci-rdk-zaavili-so-znovu-zajsli-na-teritoriu-rosii.html" text:style-name="Internet_20_link" text:visited-style-name="Visited_20_Internet_20_Link">
 знову зайшли</text:a>
 на територію <text:a xlink:type="simple" xlink:href="https://www.ukrinform.ua/tag-rosia" text:style-name="Internet_20_link" text:visited-style-name="Visited_20_Internet_20_Link">
 Росії</text:a>
 .</text:p>
      <text:p text:style-name="P4">
<text:span text:style-name="T5">
Фото: РДК</text:span>
</text:p>
      <text:p text:style-name="P4">
Source: <text:a xlink:type="simple" xlink:href="https://www.ukrinform.ua/rubric-ato/3715786-legion-rdk-zaaviv-so-jogo-bijci-znovu-zahodili-do-rosii.html" text:style-name="Internet_20_link" text:visited-style-name="Visited_20_Internet_20_Link">
https://www.ukrinform.ua/rubric-ato/3715786-legion-rdk-zaaviv-so-jogo-bijci-znovu-zahodili-do-rosii.html</text:a>
</text:p>
      <!--NEWS-->
      <text:h text:style-name="P10" text:outline-level="1">
<text:span text:style-name="T4">
В ОП припустили, чому Росія регулярно атакує ракетами та дронами українські міста</text:span>
</text:h>
      <text:p text:style-name="P4">
Authors: Ukrinform (Person)</text:p>
      <text:p text:style-name="P4">
Publisher: Укринформ (Organization)</text:p>
      <text:p text:style-name="P4">
Published Time: 2023-05-29T-41:29:16+03:00</text:p>
      <text:p text:style-name="P4">
Modified Time: 2023-05-29T21:29:16+03:00</text:p>
      <text:p text:style-name="P4">
Description: Ракетно-дронові атаки на українську столицю росіяни здійснюють з метою психологічного впливу та недопущення українських контрнаступальних дій, і щоб змусити прийняти умови, коли загарбані території залишаються за Росією. — Укрінформ.</text:p>
      <text:p text:style-name="P4">
Images: ['<text:a xlink:type="simple" xlink:href="https://static.ukrinform.com/photos/2017_11/thumb_files/630_360_1509493085-3383.jpg" text:style-name="Internet_20_link" text:visited-style-name="Visited_20_Internet_20_Link">
630_360_15094...</text:a>
']</text:p>
      <text:p text:style-name="P4">
Tags: ['Обстріл', 'Подоляк', 'Єдині новини']</text:p>
      <text:p text:style-name="P4">
Type: Article</text:p>
      <!--METADATA-->
      <text:p text:style-name="P4">
<draw:frame draw:style-name="fr1" draw:name="Image38" text:anchor-type="as-char" svg:width="6.9236in" svg:height="3.956343in" draw:z-index="0">
<draw:image xlink:href="../Images/yкринформ/2023-05-29T-41-29-16-03-00/630_360_1509493085-3383.jpg" xlink:type="simple" xlink:show="embed" xlink:actuate="onLoad" draw:mime-type="image/jpeg"/>
</draw:frame>
 Ракетно-дронові атаки на українську столицю росіяни здійснюють з метою психологічноговпливу та недопущення українських контрнаступальних дій, і щоб змуситиприйняти умови, коли загарбані території залишаються за Росією.</text:p>
      <text:p text:style-name="P4">
Таку думку висловив радник керівника Офісу Президента Михайло Подоляк в ефірітелемарафону «Єдині новини», повідомляє Укрінформ.</text:p>
      <text:p text:style-name="P4">
«А які ще є інструменти впливу на події, що негативно розвиваються на фронтідля росіян? Що вони можуть ще запропонувати світу, як вони ще можуть світналякати? Ну, і нас налякати. Безумовно, вони будуть це робити, безумовно, іми про це неодноразово казали, що залишки ракет, які в них залишаються, певнукількість вони виготовляють… але залишки ракет вони витрачатимуть вжебезвідносно до всього виключно на столичний регіон. Для чого? Щоб повпливатина ситуацію, налякати, психологічно повпливати, довести, що в них є ресурси,спроможності й т.д., щоб врешті-решт сказати: «Дивіться, там же є мирніініціативи, або ми вас будемо драконити, будемо вбивати, або ви прийміть ті чиінші ініціативи, про які вони, до речі, самі говорять: є африканськаініціатива, китайська, є ватиканська і бразильська – чотири ініціативи», яківони (росіяни – ред.) масштабують постійним повтором, бо там звучить просте:негайно зупинимо вогонь і одночасно залишимо Росію там, де вона знаходиться»,- зазначив він.</text:p>
      <text:p text:style-name="P4">
<text:span text:style-name="T4">
Читайте також:</text:span>
 <text:a xlink:type="simple" xlink:href="https://www.ukrinform.ua/rubric-kyiv/3715718-obstrili-stolici-vnoci-u-metro-ukrivalisa-9000-ludej-vden-41-tisaca.html" text:style-name="Internet_20_link" text:visited-style-name="Visited_20_Internet_20_Link">
 <text:span text:style-name="T4">
Обстріл</text:span>
 и столиці: вночі у метро укривалися 9000людей, вдень – 41 тисяча </text:a>
</text:p>
      <text:p text:style-name="P4">
Подоляк переконаний, що наразі в росіян одна конкретна ціль – не прогративійну як таку. А для цього, за словами радника очільника ОП, ворогу потрібно,щоб не було наступальних дій з боку України.</text:p>
      <text:p text:style-name="P4">
«Атаки – це один з елементів, щоб зменшити наше бажання забрати всі борги відРФ і показати, що є (у росіян – ред.) ще порох у порохівницях», - зауваживвін.</text:p>
      <text:p text:style-name="P4">
Водночас Подоляк підкреслив, що наразі немає сенсу звертати увагу на різніініціативи «миротворців», а Україна продовжує працювати над закриттям неба іконтрнаступом.</text:p>
      <text:p text:style-name="P4">
<text:span text:style-name="T4">
Читайте також:</text:span>
 <text:a xlink:type="simple" xlink:href="https://www.ukrinform.ua/rubric-regions/3715704-obstril-dnipropetrovsini-10-gospitalizovanih-troe-z-nih-u-tazkomu-stani.html" text:style-name="Internet_20_link" text:visited-style-name="Visited_20_Internet_20_Link">
 <text:span text:style-name="T4">
Обстріл</text:span>
 Дніпропетровщини: 10 госпіталізованих, троє зних – у тяжкому стані </text:a>
</text:p>
      <text:p text:style-name="P4">
Як повідомлялося, під час денної атаки 29 травня росіяни випустили по Київщині11 балістичних і крилатих ракет "Іскандер", сили ППО знищили усі цілі.</text:p>
      <text:p text:style-name="P4">
До того вночі Повітряними силами України було знищено 36 крилатих ракетХ-101/Х-555, 30 "Шахедів" і 1 розвідувальний БпЛА оперативно-тактичного рівня.</text:p>
      <text:p text:style-name="P4">
Упродовж травня росіяни вже здійснили 16 ракетно-дронових атак на Київ таобласть.</text:p>
      <text:p text:style-name="P4">
Source: <text:a xlink:type="simple" xlink:href="https://www.ukrinform.ua/rubric-ato/3715784-v-op-pripustili-comu-rosia-regularno-atakue-raketami-ta-dronami-ukrainski-mista.html" text:style-name="Internet_20_link" text:visited-style-name="Visited_20_Internet_20_Link">
https://www.ukrinform.ua/rubric-ato/3715784-v-op-pripustili-comu-rosia-regularno-atakue-raketami-ta-dronami-ukrainski-mista.html</text:a>
</text:p>
      <!--NEWS-->
      <text:h text:style-name="P10" text:outline-level="1">
<text:span text:style-name="T4">
У НАТО відзначили взаємну користь діалогу Альянсу з Україною у технологіях та інноваціях</text:span>
</text:h>
      <text:p text:style-name="P4">
Authors: Ukrinform (Person)</text:p>
      <text:p text:style-name="P4">
Publisher: Укринформ (Organization)</text:p>
      <text:p text:style-name="P4">
Published Time: 2023-05-29T-43:22:00+03:00</text:p>
      <text:p text:style-name="P4">
Modified Time: 2023-05-29T21:22:00+03:00</text:p>
      <text:p text:style-name="P4">
Description: Російська війна проти України стала додатковим свідченням важливості поєднання сучасних технологій із «традиційною» зброєю на полі бою, тож досвід, який ЗСУ здобувають кожного дня у жорстоких боях із загарбниками, є дуже цінним для розвитку власних систем стримування й оборони НАТО. — Укрінформ.</text:p>
      <text:p text:style-name="P4">
Images: ['<text:a xlink:type="simple" xlink:href="https://static.ukrinform.com/photos/2018_07/thumb_files/630_360_1530864400-8224.jpg" text:style-name="Internet_20_link" text:visited-style-name="Visited_20_Internet_20_Link">
630_360_15308...</text:a>
']</text:p>
      <text:p text:style-name="P4">
Tags: ['НАТО', 'Україна', 'Війна з Росією']</text:p>
      <text:p text:style-name="P4">
Type: Article</text:p>
      <!--METADATA-->
      <text:p text:style-name="P4">
<draw:frame draw:style-name="fr1" draw:name="Image39" text:anchor-type="as-char" svg:width="6.9236in" svg:height="3.956343in" draw:z-index="0">
<draw:image xlink:href="../Images/yкринформ/2023-05-29T-43-22-00-03-00/630_360_1530864400-8224.jpg" xlink:type="simple" xlink:show="embed" xlink:actuate="onLoad" draw:mime-type="image/jpeg"/>
</draw:frame>
Російська війна проти України стала додатковим свідченням важливості поєднаннясучасних технологій із «традиційною» зброєю на полі бою, тож досвід, який ЗСУздобувають кожного дня у жорстоких боях із загарбниками, є дуже цінним длярозвитку власних систем стримування й оборони НАТО.</text:p>
      <text:p text:style-name="P4">
Про це розповів помічник генерального секретаря НАТО з нових викликів збезпеки Девід ван Віль, відповідаючи на запитання Укрінформу під часпрезентації Діалогу високого рівня з інновацій НАТО-Україна.</text:p>
      <text:p text:style-name="P4">
Діалог було започатковано минулого тижня в брюссельській штаб-квартирі Альянсуза участі віцепрем'єр-міністра з інновацій, розвитку освіти, науки татехнологій України Михайла Федорова.</text:p>
      <text:p text:style-name="P4">
«Ми стоїмо поряд із вами, і не чекаємо якоїсь конкретної віддачі від кожногоелементу допомоги, яку ми надаємо Україні. Але користь для <text:span text:style-name="T4">
<text:a xlink:type="simple" xlink:href="http://www.ukrinform.ua/tag-nato" text:style-name="Internet_20_link" text:visited-style-name="Visited_20_Internet_20_Link">
 НАТО</text:a>
 </text:span>
 у цьому є очевидною. Тому що ви заразнабуваєте новий і дуже швидкий досвід, з використання новітніх технологій, -що з них працює, а що ні. Ваші Збройні сили набувають дійсно унікальні знання,як працює ця техніка, як її краще використовувати, щоб управляти тими ждронами. Тому що наприкінці важливими є не лише технології, як такі, але йможливість їх практичного застосування», - зауважив представник Альянсу.</text:p>
      <text:p text:style-name="P4">
<text:span text:style-name="T4">
Читайте також:</text:span>
 <text:span text:style-name="T4">
<text:a xlink:type="simple" xlink:href="https://www.ukrinform.ua/rubric-polytics/3715245-golovnou-garantieu-dla-ukraini-mae-stati-clenstvo-u-nato-ermak.html" text:style-name="Internet_20_link" text:visited-style-name="Visited_20_Internet_20_Link">
 Головною гарантією для України має стати членство уНАТО – Єрмак </text:a>
 </text:span>
</text:p>
      <text:p text:style-name="P4">
«Ми говоримо про концепцію такого застосування. У цьому ми маємо дуже багаточого навчатися від України. Безумовно, це також відкриває нові можливостіпевним компаніям з країн-союзниць, які надають свої послуги для України, аленатомість отримують важливий «інсайт», що саме вони мають покращити, щоботримувати переваги», - додав Девід ван Віль.</text:p>
      <text:p text:style-name="P4">
Він зауважив, що агресія Кремля проти Грузії у 2008 році та проти України у2014 році стали для НАТО «сигналом до пробудження». Союзники почали послідовнозміцнювати власні спроможності стримування й оборони, оскільки побачилиекзистенційні загрози біля власних кордонів. Саме тоді була поставлена метадосягнення рівня витрат на оборону у 2% від ВВП, вперше на східному фланзі, українах Балтії та у Польщі, були розміщені бойові підрозділи НАТО.</text:p>
      <text:p text:style-name="P4">
<text:span text:style-name="T4">
Читайте також:</text:span>
 <text:span text:style-name="T4">
<text:a xlink:type="simple" xlink:href="https://www.ukrinform.ua/rubric-world/3715479-nimeccina-rozgorne-sistemu-patriot-u-litvi-dla-zahistu-samitu-nato.html" text:style-name="Internet_20_link" text:visited-style-name="Visited_20_Internet_20_Link">
 Німеччина розгорне систему Patriot у Литві для захистусаміту НАТО </text:a>
 </text:span>
</text:p>
      <text:p text:style-name="P4">
«Всі ці заходи, за визначенням, піддалися випробуванню, коли у лютому минулогороку почалося вторгнення (Росії в Україну – ред.). Нам дійсно було важкоуявити такого роду широкомасштабну війну в Європі. Але це відбулося. Вона незавершиться за кілька місяців, і, так, ми потребуємо всі ці матеріали, які минині бачимо на полі бою, з метою вистояти та оборонятися тривалий час... Надодаток, союзники постачають велику кількість (зброї) для України, щоб вонамогла повернути свої території. Все це дійсно вимагає переосмислити шлях, якимми все це організовуємо», - сказав помічник керівника Альянсу.</text:p>
      <text:p text:style-name="P4">
<text:span text:style-name="T4">
Читайте також:</text:span>
 <text:span text:style-name="T4">
<text:a xlink:type="simple" xlink:href="https://www.ukrinform.ua/rubric-technology/3714605-nato-i-ukraina-poglibluvatimut-partnerstvo-v-tehnologiah-ta-nauci.html" text:style-name="Internet_20_link" text:visited-style-name="Visited_20_Internet_20_Link">
 НАТО і Україна поглиблюватимуть партнерство втехнологіях та науці </text:a>
 </text:span>
</text:p>
      <text:p text:style-name="P4">
Як вже повідомлялося, від початку російського вторгнення НАТО та країни-союзниці надають Україні суттєву політичну та військову допомогу, длязабезпечення її права на самозахист від агресії, відповідно до Хартії ООН.</text:p>
      <text:p text:style-name="P4">
Повний текст бесіди з помічником Генерального секретаря НАТО з нових викликівз безпеки читайте завтра на сторінках Укрінформу.</text:p>
      <text:p text:style-name="P4">
Source: <text:a xlink:type="simple" xlink:href="https://www.ukrinform.ua/rubric-polytics/3715781-u-nato-vidznacili-vzaemnu-korist-dialogu-alansu-z-ukrainou-u-tehnologiah-ta-innovaciah.html" text:style-name="Internet_20_link" text:visited-style-name="Visited_20_Internet_20_Link">
https://www.ukrinform.ua/rubric-polytics/3715781-u-nato-vidznacili-vzaemnu-korist-dialogu-alansu-z-ukrainou-u-tehnologiah-ta-innovaciah.html</text:a>
</text:p>
      <!--NEWS-->
      <text:h text:style-name="P10" text:outline-level="1">
<text:span text:style-name="T4">
До 11 років ув’язнення засудили одеситку, яка збирала гроші для російських загарбників</text:span>
</text:h>
      <text:p text:style-name="P4">
Authors: Ukrinform (Person)</text:p>
      <text:p text:style-name="P4">
Publisher: Укринформ (Organization)</text:p>
      <text:p text:style-name="P4">
Published Time: 2023-05-29T-45:16:00+03:00</text:p>
      <text:p text:style-name="P4">
Modified Time: 2023-05-29T21:16:00+03:00</text:p>
      <text:p text:style-name="P4">
Description: До 11 років позбавлення волі засудили одеситку, яка організувала збір грошей для російських загарбників. — Укрінформ.</text:p>
      <text:p text:style-name="P4">
Images: ['<text:a xlink:type="simple" xlink:href="https://static.ukrinform.com/photos/2018_01/thumb_files/630_360_1515506864-9820.jpg" text:style-name="Internet_20_link" text:visited-style-name="Visited_20_Internet_20_Link">
630_360_15155...</text:a>
']</text:p>
      <text:p text:style-name="P4">
Tags: ['Одеса', 'СБУ', 'Війна з Росією']</text:p>
      <text:p text:style-name="P4">
Type: Article</text:p>
      <!--METADATA-->
      <text:p text:style-name="P4">
<draw:frame draw:style-name="fr1" draw:name="Image40" text:anchor-type="as-char" svg:width="6.9236in" svg:height="3.956343in" draw:z-index="0">
<draw:image xlink:href="../Images/yкринформ/2023-05-29T-45-16-00-03-00/630_360_1515506864-9820.jpg" xlink:type="simple" xlink:show="embed" xlink:actuate="onLoad" draw:mime-type="image/jpeg"/>
</draw:frame>
 До 11років позбавлення волі засудили одеситку, яка організувала збір грошей дляросійських загарбників.</text:p>
      <text:p text:style-name="P4">
Як передає Укрінформ, про це Служба безпеки України повідомляє у <text:a xlink:type="simple" xlink:href="https://t.me/SBUkr/8453" text:style-name="Internet_20_link" text:visited-style-name="Visited_20_Internet_20_Link">
 Телеграмі</text:a>
 .</text:p>
      <text:p text:style-name="P4">
«Служба безпеки зібрала неспростовні докази на ворожу пособницю, яканалагодила канал фінансування бойовиків «ДНР». У грудні минулого рокуконтррозвідники СБУ затримали її під час контрдиверсійних заходів на Одещині»,- ідеться в повідомленні.</text:p>
      <text:p text:style-name="P4">
<text:span text:style-name="T4">
Читайте також:</text:span>
 <text:a xlink:type="simple" xlink:href="https://www.ukrinform.ua/rubric-society/3715622-sbu-vikrila-na-zemelnih-oborudkah-nastoatelku-hramu-upc-mp-na-cerkasini.html" text:style-name="Internet_20_link" text:visited-style-name="Visited_20_Internet_20_Link">
 <text:span text:style-name="T4">
СБУ</text:span>
 викрила на земельних оборудках настоятельку храмуУПЦ МП на Черкащині </text:a>
</text:p>
      <text:p text:style-name="P4">
За даними слідства, зловмисницею є місцева жителька. Її двоє родичів у 2016році вступили до лав терористичного угруповання «ДНР Спарта» і воювали протисил АТО/ООС на сході України.</text:p>
      <text:p text:style-name="P4">
На початку повномасштабного вторгнення обидва бойовики увійшли до складурегулярних підрозділів Південного військового округу Збройних сил РФ і бралиучасть у захопленні Маріуполя і частини Херсонської області.</text:p>
      <text:p text:style-name="P4">
Дізнавшись про низький рівень матеріально-технічного забезпечення родичів -загарбників, жінка добровільно організувала для них збір коштів.</text:p>
      <text:p text:style-name="P4">
<text:span text:style-name="T4">
Читайте також:</text:span>
 <text:a xlink:type="simple" xlink:href="https://www.ukrinform.ua/rubric-society/3715724-policia-kiivsini-peredala-sbu-spravu-sodo-zniknenna-zurnalista-hiluka.html" text:style-name="Internet_20_link" text:visited-style-name="Visited_20_Internet_20_Link">
 Поліція Київщини передала <text:span text:style-name="T4">
СБУ</text:span>
 справу щодо зникненняжурналіста Хилюка </text:a>
</text:p>
      <text:p text:style-name="P4">
Для цього в групах в месенджерах та заборонених соцмережах «Вконтакте» й«Одноклассники» вона розміщувала повідомлення із закликами про грошовудопомогу загарбникам.</text:p>
      <text:p text:style-name="P4">
Додатково жінка прикріплювала фото із реквізитами російської банківськоїкартки, яка належала співмешканці воюючого родича.</text:p>
      <text:p text:style-name="P4">
На основі зібраних доказів суд визнав зловмисницю винною за ч. 1 ст. 111-2Кримінального кодексу України (пособництво державі-агресору) і призначив їй 11років та 4 місяці ув’язнення з конфіскацією майна.</text:p>
      <text:p text:style-name="P4">
<text:span text:style-name="T4">
Читайте також:</text:span>
 <text:a xlink:type="simple" xlink:href="https://www.ukrinform.ua/rubric-ato/3714900-sbu-ogolosila-pidozru-cotirom-kolaborantam-sered-akih-tak-zvani-posadovci-mns-rf.html" text:style-name="Internet_20_link" text:visited-style-name="Visited_20_Internet_20_Link">
 <text:span text:style-name="T4">
СБУ</text:span>
 оголосила підозру чотирьом колаборантам, середяких – так звані посадовці «МНС РФ» </text:a>
</text:p>
      <text:p text:style-name="P4">
Як повідомляв Укрінформ, СБУ затримала ексдепутата Запорізької міської ради,який наводив російські ракети на місто.</text:p>
      <text:p text:style-name="P4">
Source: <text:a xlink:type="simple" xlink:href="https://www.ukrinform.ua/rubric-society/3715729-do-11-rokiv-uvaznenna-zasudili-odesitku-aka-zbirala-grosi-dla-rosijskih-zagarbnikiv.html" text:style-name="Internet_20_link" text:visited-style-name="Visited_20_Internet_20_Link">
https://www.ukrinform.ua/rubric-society/3715729-do-11-rokiv-uvaznenna-zasudili-odesitku-aka-zbirala-grosi-dla-rosijskih-zagarbnikiv.html</text:a>
</text:p>
      <!--NEWS-->
      <text:h text:style-name="P10" text:outline-level="1">
<text:span text:style-name="T4">
Замість «вагнерівців» у Бахмут заходять російські десантники – Череватий</text:span>
</text:h>
      <text:p text:style-name="P4">
Authors: Ukrinform (Person)</text:p>
      <text:p text:style-name="P4">
Publisher: Укринформ (Organization)</text:p>
      <text:p text:style-name="P4">
Published Time: 2023-05-29T-47:08:45+03:00</text:p>
      <text:p text:style-name="P4">
Modified Time: 2023-05-29T21:08:45+03:00</text:p>
      <text:p text:style-name="P4">
Description: У Бахмут на заміну "вагнерівцям" заходять повітряно-десантні війська країни-окупанта і мотострілецькі підрозділи. — Укрінформ.</text:p>
      <text:p text:style-name="P4">
Images: ['<text:a xlink:type="simple" xlink:href="https://static.ukrinform.com/photos/2023_02/thumb_files/630_360_1675335446-850.jpg" text:style-name="Internet_20_link" text:visited-style-name="Visited_20_Internet_20_Link">
630_360_16753...</text:a>
']</text:p>
      <text:p text:style-name="P4">
Tags: ['Бахмут', 'ПВК "Вагнера"', 'Війна з Росією', 'Єдині новини']</text:p>
      <text:p text:style-name="P4">
Type: Article</text:p>
      <!--METADATA-->
      <text:p text:style-name="P4">
<draw:frame draw:style-name="fr1" draw:name="Image41" text:anchor-type="as-char" svg:width="6.9236in" svg:height="3.956343in" draw:z-index="0">
<draw:image xlink:href="../Images/yкринформ/2023-05-29T-47-08-45-03-00/630_360_1675335446-850.jpg" xlink:type="simple" xlink:show="embed" xlink:actuate="onLoad" draw:mime-type="image/jpeg"/>
</draw:frame>
 У Бахмутна заміну "вагнерівцям" заходять повітряно-десантні війська країни-окупанта імотострілецькі підрозділи.</text:p>
      <text:p text:style-name="P4">
Про це повідомив речник Східного угруповання військ ЗСУ Сергій Череватий вефірі телемарафону «Єдині новини», передає Укрінформ.</text:p>
      <text:p text:style-name="P4">
«Так, там відбуваються ротаційні заходи через насамперед великі втратизлочинного угруповання «Вагнер». Вони змушені це робити. Заходять підрозділиповітряно-десантних військ окупанта і мотострілецькі підрозділи. Ми знаємоїхні найменування, знаємо їхніх командирів і бойовий потенціал», - сказав він.</text:p>
      <text:p text:style-name="P4">
<text:span text:style-name="T4">
Читайте також:</text:span>
 <text:a xlink:type="simple" xlink:href="https://www.ukrinform.ua/rubric-ato/3715570-pid-bahmutom-zaginuv-zurnalist-evgenij-osievskij.html" text:style-name="Internet_20_link" text:visited-style-name="Visited_20_Internet_20_Link">
 Під <text:span text:style-name="T4">
Бахмут</text:span>
 ом загинув журналіст Євгеній Осієвський</text:a>
</text:p>
      <text:p text:style-name="P4">
Також Череватий повідомив, що всі ці підрозділи вже брали участь у війні тавсі вони зазнавали значних втрат. Тому вони були доукомплектовані недавномобілізованими.</text:p>
      <text:p text:style-name="P4">
«Здебільшого це вже другий-третій склад їхнього особового складу», - сказавЧереватий.</text:p>
      <text:p text:style-name="P4">
За його словами, на Бахмутському напрямку ворог не припиняє ураження нашихпозицій.</text:p>
      <text:p text:style-name="P4">
<text:span text:style-name="T4">
Читайте також:</text:span>
 <text:a xlink:type="simple" xlink:href="https://www.ukrinform.ua/rubric-ato/3715498-u-bahmut-na-misce-vagnerivciv-zahodit-regularna-armia-rf-minoboroni.html" text:style-name="Internet_20_link" text:visited-style-name="Visited_20_Internet_20_Link">
 У <text:span text:style-name="T4">
Бахмут</text:span>
 на місце «вагнерівців» заходить регулярнаармія РФ – Міноборони </text:a>
</text:p>
      <text:p text:style-name="P4">
За цю добу різними видами озброєння він завдав 373 удари, 6 авіанальотів напозиції українських захисників.</text:p>
      <text:p text:style-name="P4">
«Ми відповідали вогневим ураженням в ході якого було вбито 155 окупантів , 116зазнали поранень», - повідомив Череватий.</text:p>
      <text:p text:style-name="P4">
Як повідомлялось, на Бахмутському, Авдіївському напрямках протягом добипротивник наступальних дій не проводив.</text:p>
      <text:p text:style-name="P4">
Фото: armyinform</text:p>
      <text:p text:style-name="P4">
Source: <text:a xlink:type="simple" xlink:href="https://www.ukrinform.ua/rubric-ato/3715779-zamist-vagnerivciv-u-bahmut-zahodat-rosijski-desantniki-cerevatij.html" text:style-name="Internet_20_link" text:visited-style-name="Visited_20_Internet_20_Link">
https://www.ukrinform.ua/rubric-ato/3715779-zamist-vagnerivciv-u-bahmut-zahodat-rosijski-desantniki-cerevatij.html</text:a>
</text:p>
      <!--NEWS-->
      <text:h text:style-name="P10" text:outline-level="1">
<text:span text:style-name="T4">
Kyiv(10:09). Red Alert: aerial threat. Sirens sounding. Take cover now!</text:span>
</text:h>
      <text:p text:style-name="P4">
Authors: liveuamap (Language: en)</text:p>
      <text:p text:style-name="P4">
Time: 2023-05-29T-49:10:00</text:p>
      <text:p text:style-name="P4">
Location: Kyiv (Latitude:50.44343 Longtitude:30.53022)</text:p>
      <text:p text:style-name="P4">
Videos: []</text:p>
      <text:p text:style-name="P4">
Images: []</text:p>
      <text:p text:style-name="P4">
Tags: ["Europe", "Central and Eastern Europe"]</text:p>
      <text:p text:style-name="P4">
ID: 22566150</text:p>
      <!--METADATA-->
      <text:p text:style-name="P4">
Kyiv(10:09). Red Alert: aerial threat. Sirens sounding. Take cover now!</text:p>
      <text:p text:style-name="P4">
News Collection Link: <text:a xlink:type="simple" xlink:href="https://liveuamap.com/en/2023/29-may-kyiv1009-red-alert-aerial-threat-sireng" text:style-name="Internet_20_link" text:visited-style-name="Visited_20_Internet_20_Link">
https://liveuamap.com/en/2023/29-may-kyiv1009-red-alert-aerial-threat-sireng</text:a>
</text:p>
      <text:p text:style-name="P4">
Source: <text:a xlink:type="simple" xlink:href="https://t.me/KyivCityOfficial/6813" text:style-name="Internet_20_link" text:visited-style-name="Visited_20_Internet_20_Link">
https://t.me/KyivCityOfficial/6813</text:a>
</text:p>
      <!--NEWS-->
      <text:h text:style-name="P10" text:outline-level="1">
<text:span text:style-name="T4">
«Динамо» та «Шахтар» провели 2000-і голи у футбольній Прем'єр-лізі</text:span>
</text:h>
      <text:p text:style-name="P4">
Authors: Ukrinform (Person)</text:p>
      <text:p text:style-name="P4">
Publisher: Укринформ (Organization)</text:p>
      <text:p text:style-name="P4">
Published Time: 2023-05-29T-50:58:00+03:00</text:p>
      <text:p text:style-name="P4">
Modified Time: 2023-05-29T20:58:00+03:00</text:p>
      <text:p text:style-name="P4">
Description: Услід за донецьким «Шахтарем» київське «Динамо» також провело 2000-й гол у чемпіонатах України з футболу серед команд Прем'єр-ліги (УПЛ). — Укрінформ.</text:p>
      <text:p text:style-name="P4">
Images: ['<text:a xlink:type="simple" xlink:href="https://static.ukrinform.com/photos/2023_05/thumb_files/630_360_1685382995-268.jpg" text:style-name="Internet_20_link" text:visited-style-name="Visited_20_Internet_20_Link">
630_360_16853...</text:a>
']</text:p>
      <text:p text:style-name="P4">
Tags: ['Динамо', 'Футбол', 'Шахтар']</text:p>
      <text:p text:style-name="P4">
Type: Article</text:p>
      <!--METADATA-->
      <text:p text:style-name="P4">
<draw:frame draw:style-name="fr1" draw:name="Image42" text:anchor-type="as-char" svg:width="6.9236in" svg:height="3.956343in" draw:z-index="0">
<draw:image xlink:href="../Images/yкринформ/2023-05-29T-50-58-00-03-00/630_360_1685382995-268.jpg" xlink:type="simple" xlink:show="embed" xlink:actuate="onLoad" draw:mime-type="image/jpeg"/>
</draw:frame>
 Услід задонецьким «Шахтарем» київське «Динамо» також провело 2000-й гол у чемпіонатахУкраїни з футболу серед команд Прем'єр-ліги (УПЛ).</text:p>
      <text:p text:style-name="P4">
Як інформує офіційний <text:a xlink:type="simple" xlink:href="https://upl.ua/ua/news/view/7387" text:style-name="Internet_20_link" text:visited-style-name="Visited_20_Internet_20_Link">
 сайт </text:a>
 УПЛ, у 29-мутурі нове досягнення «біло-синіх» установив венесуельський форвард ЕрікРамірес, який сьогодні в матчі з рівненським «Вересом» (3:0) відкрив рахунок,передає Укрінформ.</text:p>
      <text:p text:style-name="P4">
Лідером столичної команди за забитими м'ячами залишається Сергій Ребров (113).Далі йдуть Андрій Ярмоленко (99), Максим Шацьких (97), Андрій Шевченко (83) таВіктор Циганков (77).</text:p>
      <text:p text:style-name="P4">
Днем раніше позначку у 2000 голів подолав «Шахтар». «Гірники» перемогли«Дніпро-1» (3:0), а Артем Бондаренко став автором ювілейного голу за всі рокивиступів донецького клубу у чемпіонаті України.</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 <text:span text:style-name="T4">
Шахтар</text:span>
 » розгромив «Дніпро-1» і достроково ставчемпіоном УПЛ </text:a>
</text:p>
      <text:p text:style-name="P4">
Матчі заключного, 30-го туру УПЛ пройдуть 4 червня.</text:p>
      <text:p text:style-name="P4">
Фото: dynamomania.com.</text:p>
      <text:p text:style-name="P4">
Source: <text:a xlink:type="simple" xlink:href="https://www.ukrinform.ua/rubric-sports/3715774-dinamo-ta-sahtar-proveli-2000i-goli-u-futbolnij-premerlizi.html" text:style-name="Internet_20_link" text:visited-style-name="Visited_20_Internet_20_Link">
https://www.ukrinform.ua/rubric-sports/3715774-dinamo-ta-sahtar-proveli-2000i-goli-u-futbolnij-premerlizi.html</text:a>
</text:p>
      <!--NEWS-->
      <text:h text:style-name="P10" text:outline-level="1">
<text:span text:style-name="T4">
Україні потрібна 120-кілометрова демілітаризована зона на території Росії - Подоляк</text:span>
</text:h>
      <text:p text:style-name="P4">
Authors: Ukrinform (Person)</text:p>
      <text:p text:style-name="P4">
Publisher: Укринформ (Organization)</text:p>
      <text:p text:style-name="P4">
Published Time: 2023-05-29T-52:52:37+03:00</text:p>
      <text:p text:style-name="P4">
Modified Time: 2023-05-29T20:52:37+03:00</text:p>
      <text:p text:style-name="P4">
Description: Радник керівника офісу Президента Михайло Подоляк вважає за потрібне створити 100-120-кілометрову демілітаризовану зону на російській території поблизу українського прикордоння. — Укрінформ.</text:p>
      <text:p text:style-name="P4">
Images: ['<text:a xlink:type="simple" xlink:href="https://static.ukrinform.com/photos/2022_11/thumb_files/630_360_1669394904-181.jpg" text:style-name="Internet_20_link" text:visited-style-name="Visited_20_Internet_20_Link">
630_360_16693...</text:a>
']</text:p>
      <text:p text:style-name="P4">
Tags: ['Офіс Президента', 'Подоляк', 'Війна з Росією']</text:p>
      <text:p text:style-name="P4">
Type: Article</text:p>
      <!--METADATA-->
      <text:p text:style-name="P4">
<draw:frame draw:style-name="fr1" draw:name="Image43" text:anchor-type="as-char" svg:width="6.9236in" svg:height="3.956343in" draw:z-index="0">
<draw:image xlink:href="../Images/yкринформ/2023-05-29T-52-52-37-03-00/630_360_1669394904-181.jpg" xlink:type="simple" xlink:show="embed" xlink:actuate="onLoad" draw:mime-type="image/jpeg"/>
</draw:frame>
 Радниккерівника офісу Президента Михайло Подоляк вважає за потрібне створити100-120-кілометрову демілітаризовану зону на російській території поблизуукраїнського прикордоння.</text:p>
      <text:p text:style-name="P4">
Про це він зазначив у <text:a xlink:type="simple" xlink:href="https://twitter.com/Podolyak_M/status/1663178457201664000" text:style-name="Internet_20_link" text:visited-style-name="Visited_20_Internet_20_Link">
 Твіттері</text:a>
 , передаєУкрінформ.</text:p>
      <text:p text:style-name="P4">
«Ключовою темою повоєнного устрою має стати встановлення запобіжників дляуникнення повторення агресії в майбутньому. Для забезпечення реальної безпекижителів Харківської, Чернігівської, Сумської, Запорізької, Луганської таДонецької областей і захисту їх від обстрілів обов’язковим буде запровадженнядемілітаризованої зони в 100-120 км на території Бєлгородської, Брянської,Курської, Ростовської республік. Імовірно, на першому етапі з обов’язковимміжнародним контрольним контингентом», - підкреслив радник очільника ОП.</text:p>
      <text:p text:style-name="P4">
<text:span text:style-name="T4">
Читайте також:</text:span>
 <text:a xlink:type="simple" xlink:href="https://www.ukrinform.ua/rubric-polytics/3715228-rozmova-z-rosianami-pocnetsa-lise-pisla-vivedenna-vijsk-z-ukraini-podolak.html" text:style-name="Internet_20_link" text:visited-style-name="Visited_20_Internet_20_Link">
 Розмова з росіянами почнеться лише після виведення військз України — <text:span text:style-name="T4">
Подоляк</text:span>
 </text:a>
</text:p>
      <text:p text:style-name="P4">
Як повідомлялося, начальник ГУР Міноборони Кирило Буданов заявив, що питаннямзакінчення війни є створення 100 кілометрової демілітаризованої зони міжРосією та Україною.</text:p>
      <text:p text:style-name="P4">
Source: <text:a xlink:type="simple" xlink:href="https://www.ukrinform.ua/rubric-polytics/3715772-ukraini-potribna-120kilometrova-demilitarizovana-zona-na-teritorii-rosii-podolak.html" text:style-name="Internet_20_link" text:visited-style-name="Visited_20_Internet_20_Link">
https://www.ukrinform.ua/rubric-polytics/3715772-ukraini-potribna-120kilometrova-demilitarizovana-zona-na-teritorii-rosii-podolak.html</text:a>
</text:p>
      <!--NEWS-->
      <text:h text:style-name="P10" text:outline-level="1">
<text:span text:style-name="T4">
Блінкен їде в Північну Європу - говоритиме про вільнюський саміт НАТО та підтримку України</text:span>
</text:h>
      <text:p text:style-name="P4">
Authors: Ukrinform (Person)</text:p>
      <text:p text:style-name="P4">
Publisher: Укринформ (Organization)</text:p>
      <text:p text:style-name="P4">
Published Time: 2023-05-29T-54:47:26+03:00</text:p>
      <text:p text:style-name="P4">
Modified Time: 2023-05-29T20:47:26+03:00</text:p>
      <text:p text:style-name="P4">
Description: Держсекретар США Ентоні Блінкен у понеділок вирушає до Європи. Під час візитів він обговорить із главами урядів Швеції, Норвегії та Фінляндії підготовку до вільнюського саміту НАТО, підтримку України та притягнення Росії до відповідальності. — Укрінформ.</text:p>
      <text:p text:style-name="P4">
Images: ['<text:a xlink:type="simple" xlink:href="https://static.ukrinform.com/photos/2021_04/thumb_files/630_360_1618290656-821.jpeg" text:style-name="Internet_20_link" text:visited-style-name="Visited_20_Internet_20_Link">
630_360_16182...</text:a>
']</text:p>
      <text:p text:style-name="P4">
Tags: ['Фінляндія', 'НАТО', 'США', 'Швеція', 'Блінкен']</text:p>
      <text:p text:style-name="P4">
Type: Article</text:p>
      <!--METADATA-->
      <text:p text:style-name="P4">
<draw:frame draw:style-name="fr1" draw:name="Image44" text:anchor-type="as-char" svg:width="6.9236in" svg:height="3.956343in" draw:z-index="0">
<draw:image xlink:href="../Images/yкринформ/2023-05-29T-54-47-26-03-00/630_360_1618290656-821.jpeg" xlink:type="simple" xlink:show="embed" xlink:actuate="onLoad" draw:mime-type="image/jpeg"/>
</draw:frame>
Держсекретар США Ентоні Блінкен у понеділок вирушає до Європи. Під час візитіввін обговорить із главами урядів Швеції, Норвегії та Фінляндії підготовку довільнюського саміту НАТО, підтримку України та притягнення Росії довідповідальності.</text:p>
      <text:p text:style-name="P4">
Як повідомляє кореспондент Укрінформу, поїздку раніше анонсував <text:a xlink:type="simple" xlink:href="https://www.nytimes.com/live/2023/05/29/world/russia-ukraine-news/blinken-will-meet-with-european-leaders-as-sweden-pushes-nato-membership" text:style-name="Internet_20_link" text:visited-style-name="Visited_20_Internet_20_Link">
Держдепартамент </text:a>
 .</text:p>
      <text:p text:style-name="P4">
Згідно з програмою, спочатку Блінкен відвідає Швецію, де у місті Лулеозустрінеться з прем'єр-міністром Ульфом Крістерссоном.</text:p>
      <text:p text:style-name="P4">
У середу Блінкен вирушить в Осло, де проведе переговори з прем'єр-міністромНорвегії Йонасом Гар Стере.</text:p>
      <text:p text:style-name="P4">
<text:span text:style-name="T4">
Читайте також:</text:span>
 <text:a xlink:type="simple" xlink:href="https://www.ukrinform.ua/rubric-polytics/3712794-ssa-rozgladatimut-usi-sposobi-pritagnenna-rosii-do-vidpovidalnosti-derzdep.html" text:style-name="Internet_20_link" text:visited-style-name="Visited_20_Internet_20_Link">
 США розглядатимуть усі способи притягнення Росії довідповідальності - Держдеп </text:a>
</text:p>
      <text:p text:style-name="P4">
У п'ятницю держсекретар <text:a xlink:type="simple" xlink:href="https://www.ukrinform.ua/tag-ssa" text:style-name="Internet_20_link" text:visited-style-name="Visited_20_Internet_20_Link">
 США </text:a>
 матимезустріч із прем’єр-міністром Фінляндії Санною Марін і виступить із промовою вГельсінкі, у якій підкреслить, що «російська агресія стала стратегічнимпровалом в усіх відношеннях», зазначає Держдеп.</text:p>
      <text:p text:style-name="P4">
Як повідомлялося, Саміт НАТО у Вільнюсі відбудеться 11–12 липня. Очікується,що чільне місце в обговоренні лідерів держав посідатимуть питання членстваШвеції в Альянсі та війна Росії проти України.</text:p>
      <text:p text:style-name="P4">
<text:span text:style-name="T5">
Фото: Bloomberg</text:span>
</text:p>
      <text:p text:style-name="P4">
Source: <text:a xlink:type="simple" xlink:href="https://www.ukrinform.ua/rubric-world/3715770-blinken-ide-v-pivnicnu-evropu-govoritime-pro-vilnuskij-samit-nato-ta-pidtrimku-ukraini.html" text:style-name="Internet_20_link" text:visited-style-name="Visited_20_Internet_20_Link">
https://www.ukrinform.ua/rubric-world/3715770-blinken-ide-v-pivnicnu-evropu-govoritime-pro-vilnuskij-samit-nato-ta-pidtrimku-ukraini.html</text:a>
</text:p>
      <!--NEWS-->
      <text:h text:style-name="P10" text:outline-level="1">
<text:span text:style-name="T4">
На півночі Косова внаслідок сутичок поранені двоє сербів</text:span>
</text:h>
      <text:p text:style-name="P4">
Authors: Ukrinform (Person)</text:p>
      <text:p text:style-name="P4">
Publisher: Укринформ (Organization)</text:p>
      <text:p text:style-name="P4">
Published Time: 2023-05-29T-56:21:00+03:00</text:p>
      <text:p text:style-name="P4">
Modified Time: 2023-05-29T20:21:00+03:00</text:p>
      <text:p text:style-name="P4">
Description: Щонайменше двоє сербів зазнали поранень під час сутичок на півночі частково визнаного Косова сьогодні після того, як миротворчі сили НАТО KFOR та косовська поліція застосували силу проти демонстрантів. — Укрінформ.</text:p>
      <text:p text:style-name="P4">
Images: ['<text:a xlink:type="simple" xlink:href="https://static.ukrinform.com/photos/2023_05/thumb_files/630_360_1685380647-675.jpg" text:style-name="Internet_20_link" text:visited-style-name="Visited_20_Internet_20_Link">
630_360_16853...</text:a>
']</text:p>
      <text:p text:style-name="P4">
Tags: ['Косово', 'Сербія', 'Сутички']</text:p>
      <text:p text:style-name="P4">
Type: Article</text:p>
      <!--METADATA-->
      <text:p text:style-name="P4">
<draw:frame draw:style-name="fr1" draw:name="Image45" text:anchor-type="as-char" svg:width="6.9236in" svg:height="3.956343in" draw:z-index="0">
<draw:image xlink:href="../Images/yкринформ/2023-05-29T-56-21-00-03-00/630_360_1685380647-675.jpg" xlink:type="simple" xlink:show="embed" xlink:actuate="onLoad" draw:mime-type="image/jpeg"/>
</draw:frame>
Щонайменше двоє сербів зазнали поранень під час сутичок на півночі часткововизнаного Косова сьогодні після того, як миротворчі сили НАТО KFOR такосовська поліція застосували силу проти демонстрантів.</text:p>
      <text:p text:style-name="P4">
Як передає Укрінформ, про це повідомляє <text:a xlink:type="simple" xlink:href="https://apnews.com/article/kosovo-serbia-tension-eu-us-cf2637072cd88f3bcf0d902236d3631b" text:style-name="Internet_20_link" text:visited-style-name="Visited_20_Internet_20_Link">
 AP</text:a>
 .</text:p>
      <text:p text:style-name="P4">
Сьогодні косовська поліція та представники військової місії, Kosovo Force(KFOR), під егідою НАТО охороняли будівлі муніципалітетів у Звечані,Лепосавічі, Зубін-Потоці та Мітровіці, чотирьох гомадах на півночі, деминулого місяця відбулися дострокові вибори.</text:p>
      <text:p text:style-name="P4">
Голосування здебільшого бойкотували етнічні серби, які складають більшістьнаселення у цих регіонах. Лише етнічні албанці та представники інших меншинобиралися на посади мерів.</text:p>
      <text:p text:style-name="P4">
<text:span text:style-name="T4">
Читайте також:</text:span>
 <text:a xlink:type="simple" xlink:href="https://www.ukrinform.ua/rubric-world/3715375-stoltenberg-zaklikav-kosovo-poslabiti-napruzenist-u-vidnosinah-z-serbieu.html" text:style-name="Internet_20_link" text:visited-style-name="Visited_20_Internet_20_Link">
 Столтенберг закликав <text:span text:style-name="T4">
Косов</text:span>
 о послабити напруженість увідносинах з Сербією </text:a>
</text:p>
      <text:p text:style-name="P4">
Етнічні серби зіткнулися з поліцією біля будівлі муніципалітету, коли вонинамагалися захопити одну з місцевих громад, куди мери етнічних албанцівувійшли минулого тижня за допомогою косовської влади.</text:p>
      <text:p text:style-name="P4">
Як повідомляє портал <text:a xlink:type="simple" xlink:href="https://www.b92.net/eng/news/politics.php" text:style-name="Internet_20_link" text:visited-style-name="Visited_20_Internet_20_Link">
 b92</text:a>
, серби у Звечані зазнали нападу, двоє людей отримали поранення внаслідоксутичок.</text:p>
      <text:p text:style-name="P4">
Як повідомлялося, у Косово два дні тому розпочалися зіткнення між місцевою <text:a xlink:type="simple" xlink:href="https://www.ukrinform.ua/tag-policia" text:style-name="Internet_20_link" text:visited-style-name="Visited_20_Internet_20_Link">
поліцією </text:a>
 та учасниками акцій, котріпротестують проти приходу до влади мерів, що є етнічними албанцями, у районахпроживання сербського населення.</text:p>
      <text:p text:style-name="P4">
Серби, які становлять більшість населення північного регіону Косова, невизнають незалежності краю і все ще вважають Белград своєю столицею.</text:p>
      <text:p text:style-name="P4">
Етнічні албанці становлять понад 90% населення Косова в цілому.</text:p>
      <text:p text:style-name="P4">
<text:span text:style-name="T4">
Читайте також:</text:span>
 <text:a xlink:type="simple" xlink:href="https://www.ukrinform.ua/rubric-world/3714741-evrosouz-zaklikae-do-deeskalacii-naprugi-na-pivnoci-kosova.html" text:style-name="Internet_20_link" text:visited-style-name="Visited_20_Internet_20_Link">
 Євросоюз закликає до деескалації напруги на півночі<text:span text:style-name="T4">
Косов</text:span>
 а </text:a>
</text:p>
      <text:p text:style-name="P4">
Серби відмовилися брати участь у місцевих виборах у квітні, й кандидати-албанці виграли всі чотири муніципалітети з явкою 3,5%.</text:p>
      <text:p text:style-name="P4">
Місцеві серби, за підтримки Белграда, заявили, що не визнають мерів, оскількивони їх не представляють.</text:p>
      <text:p text:style-name="P4">
<text:span text:style-name="T5">
Фото: АА</text:span>
</text:p>
      <text:p text:style-name="P4">
Source: <text:a xlink:type="simple" xlink:href="https://www.ukrinform.ua/rubric-world/3715764-na-pivnoci-kosova-vnaslidok-suticok-poraneni-dvoh-serbiv.html" text:style-name="Internet_20_link" text:visited-style-name="Visited_20_Internet_20_Link">
https://www.ukrinform.ua/rubric-world/3715764-na-pivnoci-kosova-vnaslidok-suticok-poraneni-dvoh-serbiv.html</text:a>
</text:p>
      <!--NEWS-->
      <text:h text:style-name="P10" text:outline-level="1">
<text:span text:style-name="T4">
Зеленський звернувся до американців у День пам’яті</text:span>
</text:h>
      <text:p text:style-name="P4">
Authors: Ukrinform (Person)</text:p>
      <text:p text:style-name="P4">
Publisher: Укринформ (Organization)</text:p>
      <text:p text:style-name="P4">
Published Time: 2023-05-29T-58:09:00+03:00</text:p>
      <text:p text:style-name="P4">
Modified Time: 2023-05-29T20:09:00+03:00</text:p>
      <text:p text:style-name="P4">
Description: Президент Володимир Зеленський ушанував мужність і самопожертву американців, які стали на захист свободи, та подякував за підтримку України у протистоянні російській агресії. — Укрінформ.</text:p>
      <text:p text:style-name="P4">
Images: ['<text:a xlink:type="simple" xlink:href="https://static.ukrinform.com/photos/2023_05/thumb_files/630_360_1685379837-541.png" text:style-name="Internet_20_link" text:visited-style-name="Visited_20_Internet_20_Link">
630_360_16853...</text:a>
']</text:p>
      <text:p text:style-name="P4">
Tags: ['США', 'Звернення', 'Зеленський']</text:p>
      <text:p text:style-name="P4">
Type: Article</text:p>
      <!--METADATA-->
      <text:p text:style-name="P4">
<draw:frame draw:style-name="fr1" draw:name="Image46" text:anchor-type="as-char" svg:width="6.9236in" svg:height="3.956343in" draw:z-index="0">
<draw:image xlink:href="../Images/yкринформ/2023-05-29T-58-09-00-03-00/630_360_1685379837-541.png" xlink:type="simple" xlink:show="embed" xlink:actuate="onLoad" draw:mime-type="image/png"/>
</draw:frame>
 ПрезидентВолодимир Зеленський ушанував мужність і самопожертву американців, які сталина захист свободи, та подякував за підтримку України у протистоянні російськійагресії.</text:p>
      <text:p text:style-name="P4">
Про це він сказав у <text:a xlink:type="simple" xlink:href="https://t.me/OP_UA/9600" text:style-name="Internet_20_link" text:visited-style-name="Visited_20_Internet_20_Link">
 відеозверненні </text:a>
 доамериканського народу з нагоди національного Дня пам’яті, повідомляєУкрінформ.</text:p>
      <text:p text:style-name="P4">
«Від імені всіх українців я хотів би вшанувати мужність і самопожертву всіхамериканців, які стали на захист і продовжують захищати свободу. Ваша свободавстояла завдяки тим, хто за неї боровся. Наша свобода встоїть завдяки тим, хтоза неї бореться», - сказав глава держави.</text:p>
      <text:p text:style-name="P4">
Відео: ОП</text:p>
      <text:p text:style-name="P4">
Він підкреслив, що свобода ґрунтується на "хоробрості найкращих у своєму родіта на готовності молодих чоловіків і жінок, які служать своєму народові вармії, стати найкращими у своєму роді та зробити свою хоробрість основою длямайбутнього своєї нації".</text:p>
      <text:p text:style-name="P4">
<text:span text:style-name="T4">
Читайте також:</text:span>
 <text:a xlink:type="simple" xlink:href="https://www.ukrinform.ua/rubric-polytics/3715607-zelenskij-proviv-rozmovu-z-premerom-kambodzi-govorili-pro-rozminuvanna.html" text:style-name="Internet_20_link" text:visited-style-name="Visited_20_Internet_20_Link">
 <text:span text:style-name="T4">
Зеленський</text:span>
 провів розмову з прем’єром Камбоджі –говорили про розмінування </text:a>
</text:p>
      <text:p text:style-name="P4">
Зеленський відзначив, що згадуючи воїнів, які пожертвували своїм життям в ім’ясвободи, згадуємо й причину, чому ми живі і живемо так, як нам подобається,чому стоять наші вільні нації.</text:p>
      <text:p text:style-name="P4">
«Наш обов’язок – навчити дітей, що свободу не можна сприймати як даність. Нашобов’язок – навчити їх бути вдячними. Наш обов’язок – вшанувати кожного, хтовіддав своє життя, захищаючи свободу, благородний і вільний прапор своєїкраїни і народу. Наш обов’язок – пам’ятати, яка ціна була заплачена за те, щобзберегти світло свободи, попри всі темні часи, що настали», - переконанийПрезидент.</text:p>
      <text:p text:style-name="P4">
Він запевнив, що українці завжди будуть вдячні США й кожному американцю за«надзвичайну підтримку, яка допомагає нам звести російську тиранію до тих, хтопрограв у боротьбі за свободу».</text:p>
      <text:p text:style-name="P4">
<text:span text:style-name="T4">
Читайте також:</text:span>
 <text:a xlink:type="simple" xlink:href="https://www.ukrinform.ua/rubric-polytics/3715600-dania-zbilsila-finansuvanna-fondu-pidtrimki-ukraini-na-26-milarda-zelenskij-podakuvav.html" text:style-name="Internet_20_link" text:visited-style-name="Visited_20_Internet_20_Link">
 Данія збільшила фінансування фонду підтримки України на$2,6 мільярда – <text:span text:style-name="T4">
Зеленський</text:span>
 подякував </text:a>
</text:p>
      <text:p text:style-name="P4">
«Моя особлива подяка в цей День пам’яті – усім американцям різних часів: синамі дочкам, батькам і матерям, братам і сестрам, які стали воїнами, чия силаперетворилася на силу свободи і яким судилося показати світові, що свободазавжди буде яскраво сяяти на пагорбі. Нехай наша перемога, перемогаукраїнських воїнів, зробить це світло яскравішим! Боже, благослови Америку!Слава Україні!» - наголосив Зеленський.</text:p>
      <text:p text:style-name="P4">
День пам'яті — національне свято США, яке відзначається щорічно в останнійпонеділок травня. Цей день присвячений пам'яті американськихвійськовослужбовців, які загинули у всіх війнах і збройних конфліктах, де СШАбрали участь.</text:p>
      <text:p text:style-name="P4">
Фото: ОП</text:p>
      <text:p text:style-name="P4">
Source: <text:a xlink:type="simple" xlink:href="https://www.ukrinform.ua/rubric-polytics/3715762-zelenskij-zvernuvsa-do-amerikanciv-u-den-pamati.html" text:style-name="Internet_20_link" text:visited-style-name="Visited_20_Internet_20_Link">
https://www.ukrinform.ua/rubric-polytics/3715762-zelenskij-zvernuvsa-do-amerikanciv-u-den-pamati.html</text:a>
</text:p>
      <!--NEWS-->
      <text:h text:style-name="P10" text:outline-level="1">
<text:span text:style-name="T4">
Загарбники знову гатили по Сумщині: пошкоджений склад агропідприємства</text:span>
</text:h>
      <text:p text:style-name="P4">
Authors: Ukrinform (Person)</text:p>
      <text:p text:style-name="P4">
Publisher: Укринформ (Organization)</text:p>
      <text:p text:style-name="P4">
Published Time: 2023-05-29T-7:55:00+03:00</text:p>
      <text:p text:style-name="P4">
Modified Time: 2023-05-29T23:55:00+03:00</text:p>
      <text:p text:style-name="P4">
Description: Упродовж понеділка, 29 травня, загарбники 10 разів били по громадах у регіоні, застосовуючи різне озброєння. — Укрінформ.</text:p>
      <text:p text:style-name="P4">
Images: ['<text:a xlink:type="simple" xlink:href="https://static.ukrinform.com/photos/2022_10/thumb_files/630_360_1664845105-119.jpg" text:style-name="Internet_20_link" text:visited-style-name="Visited_20_Internet_20_Link">
630_360_16648...</text:a>
']</text:p>
      <text:p text:style-name="P4">
Tags: ['Обстріл', 'Сумщина', 'Агресія РФ', 'Війна з Росією']</text:p>
      <text:p text:style-name="P4">
Type: Article</text:p>
      <!--METADATA-->
      <text:p text:style-name="P4">
<draw:frame draw:style-name="fr1" draw:name="Image47" text:anchor-type="as-char" svg:width="6.9236in" svg:height="3.956343in" draw:z-index="0">
<draw:image xlink:href="../Images/yкринформ/2023-05-29T-7-55-00-03-00/630_360_1664845105-119.jpg" xlink:type="simple" xlink:show="embed" xlink:actuate="onLoad" draw:mime-type="image/jpeg"/>
</draw:frame>
 Упродовжпонеділка, 29 травня, загарбники 10 разів били по громадах у регіоні,застосовуючи різне озброєння.</text:p>
      <text:p text:style-name="P4">
Про це повідомляє Укрінформ із посиланням на Сумську обласну військовуадміністрацію.</text:p>
      <text:p text:style-name="P4">
"Протягом дня росіяни здійснили 10 обстрілів. Зафіксовано 48 вибухів", -йдеться у зведенні.</text:p>
      <text:p text:style-name="P4">
<text:span text:style-name="T4">
Читайте також:</text:span>
 <text:span text:style-name="T4">
<text:a xlink:type="simple" xlink:href="https://www.ukrinform.ua/rubric-ato/3715330-vijska-rf-obstrilali-kupanskij-rajon-harkivsini-e-poranena.html" text:style-name="Internet_20_link" text:visited-style-name="Visited_20_Internet_20_Link">
 Війська РФ обстріляли Куп'янський район Харківщини, єпоранена </text:a>
 </text:span>
</text:p>
      <text:p text:style-name="P4">
Під обстріл сьогодні потрапили Великописарівська, Есманська, Шалигинська,Краснопільська, Білопільська громади.</text:p>
      <text:p text:style-name="P4">
<text:span text:style-name="T4">
Читайте також:</text:span>
 <text:span text:style-name="T4">
<text:a xlink:type="simple" xlink:href="https://www.ukrinform.ua/rubric-ato/3715458-armia-rf-trici-obstrilala-prikordonna-sumsini.html" text:style-name="Internet_20_link" text:visited-style-name="Visited_20_Internet_20_Link">
 Армія РФ обстріляла п'ять громад на Сумщині, єруйнування </text:a>
 </text:span>
</text:p>
      <text:p text:style-name="P4">
Як повідомляв Укрінформ, війська Російської Федерації 28 травня _<text:span text:style-name="T4">
<text:a xlink:type="simple" xlink:href="https://www.ukrinform.ua/rubric-ato/3715348-vijska-rf-za-den-obstrilali-devat-gromad-sumsini-ova.html" text:style-name="Internet_20_link" text:visited-style-name="Visited_20_Internet_20_Link">
 14 разіватакували прикордонні громади Сумщини </text:a>
 </text:span>
 _ ,застосувавши авіацію, міномети й артилерію.</text:p>
      <text:p text:style-name="P4">
Source: <text:a xlink:type="simple" xlink:href="https://www.ukrinform.ua/rubric-ato/3715812-zagarbniki-znovu-gatili-po-sumsini-poskodzenij-sklad-agropidpriemstva.html" text:style-name="Internet_20_link" text:visited-style-name="Visited_20_Internet_20_Link">
https://www.ukrinform.ua/rubric-ato/3715812-zagarbniki-znovu-gatili-po-sumsini-poskodzenij-sklad-agropidpriemstva.html</text:a>
</text:p>
      <!--NEWS-->
      <text:h text:style-name="P10" text:outline-level="1">
<text:span text:style-name="T4">
Сутички в Косово: представники патруля НАТО отримали поранення</text:span>
</text:h>
      <text:p text:style-name="P4">
Authors: Ukrinform (Person)</text:p>
      <text:p text:style-name="P4">
Publisher: Укринформ (Organization)</text:p>
      <text:p text:style-name="P4">
Published Time: 2023-05-29T-9:42:00+03:00</text:p>
      <text:p text:style-name="P4">
Modified Time: 2023-05-29T23:42:00+03:00</text:p>
      <text:p text:style-name="P4">
Description: Північноатлантичний альянс «рішуче засуджує» неспровоковані напади на війська міжнародних сил під керівництвом НАТО (KFOR) у північній частині Косова, внаслідок яких двоє людей дістали поранення, йдеться в заяві офіційного представника Альянсу. — Укрінформ.</text:p>
      <text:p text:style-name="P4">
Images: ['<text:a xlink:type="simple" xlink:href="https://static.ukrinform.com/photos/2018_12/thumb_files/630_360_1544017900-946.jpg" text:style-name="Internet_20_link" text:visited-style-name="Visited_20_Internet_20_Link">
630_360_15440...</text:a>
']</text:p>
      <text:p text:style-name="P4">
Tags: ['Косово', 'НАТО', 'Поранені', 'Сербія', 'Сутички']</text:p>
      <text:p text:style-name="P4">
Type: Article</text:p>
      <!--METADATA-->
      <text:p text:style-name="P4">
<draw:frame draw:style-name="fr1" draw:name="Image48" text:anchor-type="as-char" svg:width="6.9236in" svg:height="3.976916in" draw:z-index="0">
<draw:image xlink:href="../Images/yкринформ/2023-05-29T-9-42-00-03-00/630_360_1544017900-946.jpg" xlink:type="simple" xlink:show="embed" xlink:actuate="onLoad" draw:mime-type="image/jpeg"/>
</draw:frame>
Північноатлантичний альянс «рішуче засуджує» неспровоковані напади на військаміжнародних сил під керівництвом НАТО (KFOR) у північній частині Косова,внаслідок яких двоє людей дістали поранення, йдеться в заяві офіційногопредставника Альянсу.</text:p>
      <text:p text:style-name="P4">
Про це передає Укрінформ із посиланням на <text:a xlink:type="simple" xlink:href="https://www.radiosvoboda.org/a/news-kosovo-serby-sutychky-nato-poraneni/32434099.html" text:style-name="Internet_20_link" text:visited-style-name="Visited_20_Internet_20_Link">
 Радіо Свобода.</text:a>
</text:p>
      <text:p text:style-name="P4">
«Такі атаки абсолютно неприйнятні. Насильство має припинитися негайно. Мизакликаємо всі сторони утримуватися від дій, які ще більше нагнітаютьнапруженість, і вести діалог», – зазначили у НАТО.</text:p>
      <text:p text:style-name="P4">
<text:span text:style-name="T4">
Читайте також:</text:span>
 <text:span text:style-name="T4">
<text:a xlink:type="simple" xlink:href="https://www.ukrinform.ua/rubric-world/3714947-u-nato-zaklikali-vladu-kosova-do-negajnoi-deeskalacii-naprugi.html" text:style-name="Internet_20_link" text:visited-style-name="Visited_20_Internet_20_Link">
 У НАТО закликали владу Косова до негайної деескалаціїнапруги </text:a>
 </text:span>
</text:p>
      <text:p text:style-name="P4">
Там кажуть, що Міжнародні сили з підтримки миру в Косові «зроблять усінеобхідні дії для підтримки безпечної та спокійної обстановки».</text:p>
      <text:p text:style-name="P4">
«Вони продовжать діяти неупереджено відповідно до свого мандата відповідно дорезолюції 1244 Ради Безпеки Організації Об'єднаних Націй від 1999 року», –додали в Альянсі.</text:p>
      <text:p text:style-name="P4">
<text:span text:style-name="T4">
Читайте також:</text:span>
 <text:span text:style-name="T4">
<text:a xlink:type="simple" xlink:href="https://www.ukrinform.ua/rubric-world/3715375-stoltenberg-zaklikav-kosovo-poslabiti-napruzenist-u-vidnosinah-z-serbieu.html" text:style-name="Internet_20_link" text:visited-style-name="Visited_20_Internet_20_Link">
 Столтенберг закликав Косово послабити напруженість увідносинах з Сербією </text:a>
 </text:span>
</text:p>
      <text:p text:style-name="P4">
Раніше Associated Press <text:a xlink:type="simple" xlink:href="https://apnews.com/article/kosovo-serbia-tension-eu-us-cf2637072cd88f3bcf0d902236d3631b" text:style-name="Internet_20_link" text:visited-style-name="Visited_20_Internet_20_Link">
 повідомило </text:a>
 , що етнічні серби упівнічній частині Косова зіткнулися з військами миротворчих сил KFOR підкерівництвом НАТО, коли намагалися захопити офіси одного з муніципалітетів.Там минулого тижня мерами стали албанці, що викликало протести та зіткнення урегіоні.</text:p>
      <text:p text:style-name="P4">
<text:span text:style-name="T4">
Читайте також:</text:span>
 <text:span text:style-name="T4">
<text:a xlink:type="simple" xlink:href="https://www.ukrinform.ua/rubric-world/3715764-na-pivnoci-kosova-vnaslidok-suticok-poraneni-dvoh-serbiv.html" text:style-name="Internet_20_link" text:visited-style-name="Visited_20_Internet_20_Link">
 На півночі Косова внаслідок сутичок поранені двоєсербів </text:a>
 </text:span>
</text:p>
      <text:p text:style-name="P4">
Як повідомлялося, у Косово два дні тому розпочалися зіткнення між місцевоюполіцією та учасниками акцій, котрі протестують проти приходу до влади мерів,що є етнічними албанцями, у районах проживання сербського населення.</text:p>
      <text:p text:style-name="P4">
Серби, які становлять більшість населення північного регіону <text:span text:style-name="T4">
<text:a xlink:type="simple" xlink:href="https://www.ukrinform.ua/tag-kosovo" text:style-name="Internet_20_link" text:visited-style-name="Visited_20_Internet_20_Link">
 Косова</text:a>
 </text:span>
 , не визнають незалежності краю івсе ще вважають Белград своєю столицею.</text:p>
      <text:p text:style-name="P4">
Етнічні албанці становлять понад 90% населення Косова в цілому.</text:p>
      <text:p text:style-name="P4">
<text:span text:style-name="T4">
Читайте також:</text:span>
 _<text:span text:style-name="T4">
<text:a xlink:type="simple" xlink:href="https://www.ukrinform.ua/rubric-world/3714741-evrosouz-zaklikae-do-deeskalacii-naprugi-na-pivnoci-kosova.html" text:style-name="Internet_20_link" text:visited-style-name="Visited_20_Internet_20_Link">
 Євросоюз закликає до деескалації напруги на півночіКосова </text:a>
 </text:span>
 _</text:p>
      <text:p text:style-name="P4">
Серби відмовилися брати участь у місцевих виборах у квітні, й кандидати-албанці виграли всі чотири муніципалітети з явкою 3,5%.</text:p>
      <text:p text:style-name="P4">
Місцеві серби, за підтримки Белграда, заявили, що не визнають мерів, оскількивони їх не представляють.</text:p>
      <text:p text:style-name="P4">
Source: <text:a xlink:type="simple" xlink:href="https://www.ukrinform.ua/rubric-world/3715811-suticki-v-kosovo-predstavniki-patrula-nato-otrimali-poranenna.html" text:style-name="Internet_20_link" text:visited-style-name="Visited_20_Internet_20_Link">
https://www.ukrinform.ua/rubric-world/3715811-suticki-v-kosovo-predstavniki-patrula-nato-otrimali-poranenna.html</text:a>
</text:p>
      <!--NEWS-->
      <text:h text:style-name="P10" text:outline-level="1">
<text:span text:style-name="T4">
Ukrainian air defense shot down 37 Cruise missiles, 29 Shahed drones, launched by Russia over...</text:span>
</text:h>
      <text:p text:style-name="P4">
Authors: liveuamap (Language: en)</text:p>
      <text:p text:style-name="P4">
Time: 2023-05-29T01:56:04</text:p>
      <text:p text:style-name="P4">
Location: Odesa (Latitude:46.48959 Longtitude:30.74249)</text:p>
      <text:p text:style-name="P4">
Videos: []</text:p>
      <text:p text:style-name="P4">
Images: ["<text:a xlink:type="simple" xlink:href="https://liveuamap.com/pics/2023/05/29/22566017_0.jpg" text:style-name="Internet_20_link" text:visited-style-name="Visited_20_Internet_20_Link">
22566017_0.jpg</text:a>
"]</text:p>
      <text:p text:style-name="P4">
Tags: ["Europe", "Central and Eastern Europe"]</text:p>
      <text:p text:style-name="P4">
ID: 22566017</text:p>
      <!--METADATA-->
      <text:p text:style-name="P4">
Ukrainian air defense shot down 37 Cruise missiles, 29 Shahed drones, launchedby Russia overnight</text:p>
      <text:p text:style-name="P4">
<draw:frame draw:style-name="fr1" draw:name="Image49" text:anchor-type="as-char" svg:width="6.9236in" svg:height="6.9236in" draw:z-index="0">
<draw:image xlink:href="../Images/liveuamap/2023-05-29T01-56-04/22566017_0.jpg" xlink:type="simple" xlink:show="embed" xlink:actuate="onLoad" draw:mime-type="image/jpeg"/>
</draw:frame>
</text:p>
      <text:p text:style-name="P4">
News Collection Link: <text:a xlink:type="simple" xlink:href="https://liveuamap.com/en/2023/29-may-ukrainian-air-defense-shot-down-37-cruise-missiles" text:style-name="Internet_20_link" text:visited-style-name="Visited_20_Internet_20_Link">
https://liveuamap.com/en/2023/29-may-ukrainian-air-defense-shot-down-37-cruise-missiles</text:a>
</text:p>
      <text:p text:style-name="P4">
Source: <text:a xlink:type="simple" xlink:href="https://t.me/CinCAFU/506" text:style-name="Internet_20_link" text:visited-style-name="Visited_20_Internet_20_Link">
https://t.me/CinCAFU/506</text:a>
</text:p>
      <!--NEWS-->
      <text:h text:style-name="P10" text:outline-level="1">
<text:span text:style-name="T4">
1 person was wounded as result of shelling of Kucherivka village in Kharkiv region, another i...</text:span>
</text:h>
      <text:p text:style-name="P4">
Authors: liveuamap (Language: en)</text:p>
      <text:p text:style-name="P4">
Time: 2023-05-29T01:58:04</text:p>
      <text:p text:style-name="P4">
Location: Kharkiv (Latitude:49.48327 Longtitude:37.69207)</text:p>
      <text:p text:style-name="P4">
Videos: []</text:p>
      <text:p text:style-name="P4">
Images: ["<text:a xlink:type="simple" xlink:href="https://liveuamap.com/pics/2023/05/29/22566018_0.jpg" text:style-name="Internet_20_link" text:visited-style-name="Visited_20_Internet_20_Link">
22566018_0.jpg</text:a>
", "<text:a xlink:type="simple" xlink:href="https://liveuamap.com/pics/2023/05/29/22566018_1.jpg" text:style-name="Internet_20_link" text:visited-style-name="Visited_20_Internet_20_Link">
22566018_1.jpg</text:a>
", "<text:a xlink:type="simple" xlink:href="https://liveuamap.com/pics/2023/05/29/22566018_2.jpg" text:style-name="Internet_20_link" text:visited-style-name="Visited_20_Internet_20_Link">
22566018_2.jpg</text:a>
", "<text:a xlink:type="simple" xlink:href="https://liveuamap.com/pics/2023/05/29/22566018_3.jpg" text:style-name="Internet_20_link" text:visited-style-name="Visited_20_Internet_20_Link">
22566018_3.jpg</text:a>
", "<text:a xlink:type="simple" xlink:href="https://liveuamap.com/pics/2023/05/29/22566018_4.jpg" text:style-name="Internet_20_link" text:visited-style-name="Visited_20_Internet_20_Link">
22566018_4.jpg</text:a>
"]</text:p>
      <text:p text:style-name="P4">
Tags: ["Europe"]</text:p>
      <text:p text:style-name="P4">
ID: 22566018</text:p>
      <!--METADATA-->
      <text:p text:style-name="P4">
1 person was wounded as result of shelling of Kucherivka village in Kharkivregion, another in Bohuslavka village</text:p>
      <text:p text:style-name="P4">
<draw:frame draw:style-name="fr1" draw:name="Image51" text:anchor-type="as-char" svg:width="6.9236in" svg:height="5.1927in" draw:z-index="0">
<draw:image xlink:href="../Images/liveuamap/2023-05-29T01-58-04/22566018_1.jpg" xlink:type="simple" xlink:show="embed" xlink:actuate="onLoad" draw:mime-type="image/jpeg"/>
</draw:frame>
<draw:frame draw:style-name="fr1" draw:name="Image52" text:anchor-type="as-char" svg:width="6.9236in" svg:height="5.1927in" draw:z-index="0">
<draw:image xlink:href="../Images/liveuamap/2023-05-29T01-58-04/22566018_2.jpg" xlink:type="simple" xlink:show="embed" xlink:actuate="onLoad" draw:mime-type="image/jpeg"/>
</draw:frame>
<draw:frame draw:style-name="fr1" draw:name="Image53" text:anchor-type="as-char" svg:width="6.9236in" svg:height="5.1927in" draw:z-index="0">
<draw:image xlink:href="../Images/liveuamap/2023-05-29T01-58-04/22566018_3.jpg" xlink:type="simple" xlink:show="embed" xlink:actuate="onLoad" draw:mime-type="image/jpeg"/>
</draw:frame>
<draw:frame draw:style-name="fr1" draw:name="Image54" text:anchor-type="as-char" svg:width="6.9236in" svg:height="5.1927in" draw:z-index="0">
<draw:image xlink:href="../Images/liveuamap/2023-05-29T01-58-04/22566018_4.jpg" xlink:type="simple" xlink:show="embed" xlink:actuate="onLoad" draw:mime-type="image/jpeg"/>
</draw:frame>
</text:p>
      <text:p text:style-name="P4">
News Collection Link: <text:a xlink:type="simple" xlink:href="https://liveuamap.com/en/2023/29-may-1-person-was-wounded-as-result-of-shelling-of-kucherivka" text:style-name="Internet_20_link" text:visited-style-name="Visited_20_Internet_20_Link">
https://liveuamap.com/en/2023/29-may-1-person-was-wounded-as-result-of-shelling-of-kucherivka</text:a>
</text:p>
      <text:p text:style-name="P4">
Source: <text:a xlink:type="simple" xlink:href="https://t.me/huyovy_kharkiv/111124" text:style-name="Internet_20_link" text:visited-style-name="Visited_20_Internet_20_Link">
https://t.me/huyovy_kharkiv/111124</text:a>
</text:p>
      <!--NEWS-->
      <text:h text:style-name="P10" text:outline-level="1">
<text:span text:style-name="T4">
Donetsk Oblast(09:05). Red Alert: aerial threat. Sirens sounding. Take cover now!</text:span>
</text:h>
      <text:p text:style-name="P4">
Authors: liveuamap (Language: en)</text:p>
      <text:p text:style-name="P4">
Time: 2023-05-29T03:11:00</text:p>
      <text:p text:style-name="P4">
Location: Donetsk Oblast (Latitude:48.72831 Longtitude:37.57738)</text:p>
      <text:p text:style-name="P4">
Videos: []</text:p>
      <text:p text:style-name="P4">
Images: []</text:p>
      <text:p text:style-name="P4">
Tags: ["Europe", "Central and Eastern Europe"]</text:p>
      <text:p text:style-name="P4">
ID: 22566117</text:p>
      <!--METADATA-->
      <text:p text:style-name="P4">
Donetsk Oblast(09:05). Red Alert: aerial threat. Sirens sounding. Take covernow!</text:p>
      <text:p text:style-name="P4">
News Collection Link: <text:a xlink:type="simple" xlink:href="https://liveuamap.com/en/2023/29-may-donetsk-oblast0905-red-alert-aerial-thg" text:style-name="Internet_20_link" text:visited-style-name="Visited_20_Internet_20_Link">
https://liveuamap.com/en/2023/29-may-donetsk-oblast0905-red-alert-aerial-thg</text:a>
</text:p>
      <text:p text:style-name="P4">
Source: <text:a xlink:type="simple" xlink:href="https://t.me/air_alert_ua/46781" text:style-name="Internet_20_link" text:visited-style-name="Visited_20_Internet_20_Link">
https://t.me/air_alert_ua/46781</text:a>
</text:p>
      <!--NEWS-->
      <text:h text:style-name="P10" text:outline-level="1">
<text:span text:style-name="T4">
Ukrainian official: Russia targeted a military site in Khmelnytskyi, in the west of the count...</text:span>
</text:h>
      <text:p text:style-name="P4">
Authors: liveuamap (Language: en)</text:p>
      <text:p text:style-name="P4">
Time: 2023-05-29T03:17:12</text:p>
      <text:p text:style-name="P4">
Location: Khmelnitsky (Latitude:49.50738 Longtitude:27.27905)</text:p>
      <text:p text:style-name="P4">
Videos: []</text:p>
      <text:p text:style-name="P4">
Images: []</text:p>
      <text:p text:style-name="P4">
Tags: ["Russia", "Europe"]</text:p>
      <text:p text:style-name="P4">
ID: 22566118</text:p>
      <!--METADATA-->
      <text:p text:style-name="P4">
Ukrainian official: Russia targeted a military site in Khmelnytskyi, in thewest of the country. 5 aircraft out of service</text:p>
      <text:p text:style-name="P4">
News Collection Link: <text:a xlink:type="simple" xlink:href="https://liveuamap.com/en/2023/29-may-ukrainian-official-russia-targeted-a-military-site" text:style-name="Internet_20_link" text:visited-style-name="Visited_20_Internet_20_Link">
https://liveuamap.com/en/2023/29-may-ukrainian-official-russia-targeted-a-military-site</text:a>
</text:p>
      <text:p text:style-name="P4">
Source: <text:a xlink:type="simple" xlink:href="https://twitter.com/AlArabiya_Brk/status/1663080465324990469" text:style-name="Internet_20_link" text:visited-style-name="Visited_20_Internet_20_Link">
https://twitter.com/AlArabiya_Brk/status/1663080465324990469</text:a>
</text:p>
      <!--NEWS-->
      <text:h text:style-name="P10" text:outline-level="1">
<text:span text:style-name="T4">
Fire in Zolochiv district after debris of the missile have fallen</text:span>
</text:h>
      <text:p text:style-name="P4">
Authors: liveuamap (Language: en)</text:p>
      <text:p text:style-name="P4">
Time: 2023-05-29T03:17:55</text:p>
      <text:p text:style-name="P4">
Location: Zolochiv,Lviv Oblast (Latitude:49.82159 Longtitude:24.87991)</text:p>
      <text:p text:style-name="P4">
Videos: []</text:p>
      <text:p text:style-name="P4">
Images: ["<text:a xlink:type="simple" xlink:href="https://liveuamap.com/pics/2023/05/29/22566119_0.jpg" text:style-name="Internet_20_link" text:visited-style-name="Visited_20_Internet_20_Link">
22566119_0.jpg</text:a>
", "<text:a xlink:type="simple" xlink:href="https://liveuamap.com/pics/2023/05/29/22566119_1.jpg" text:style-name="Internet_20_link" text:visited-style-name="Visited_20_Internet_20_Link">
22566119_1.jpg</text:a>
"]</text:p>
      <text:p text:style-name="P4">
Tags: ["Europe", "Central and Eastern Europe"]</text:p>
      <text:p text:style-name="P4">
ID: 22566119</text:p>
      <!--METADATA-->
      <text:p text:style-name="P4">
Fire in Zolochiv district after debris of the missile have fallen</text:p>
      <text:p text:style-name="P4">
<draw:frame draw:style-name="fr1" draw:name="Image55" text:anchor-type="as-char" svg:width="6.9236in" svg:height="5.1927in" draw:z-index="0">
<draw:image xlink:href="../Images/liveuamap/2023-05-29T03-17-55/22566119_0.jpg" xlink:type="simple" xlink:show="embed" xlink:actuate="onLoad" draw:mime-type="image/jpeg"/>
</draw:frame>
<draw:frame draw:style-name="fr1" draw:name="Image56" text:anchor-type="as-char" svg:width="6.9236in" svg:height="5.1927in" draw:z-index="0">
<draw:image xlink:href="../Images/liveuamap/2023-05-29T03-17-55/22566119_1.jpg" xlink:type="simple" xlink:show="embed" xlink:actuate="onLoad" draw:mime-type="image/jpeg"/>
</draw:frame>
</text:p>
      <text:p text:style-name="P4">
News Collection Link: <text:a xlink:type="simple" xlink:href="https://liveuamap.com/en/2023/29-may-fire-in-zolochiv-district-after-debris-of-the-missile" text:style-name="Internet_20_link" text:visited-style-name="Visited_20_Internet_20_Link">
https://liveuamap.com/en/2023/29-may-fire-in-zolochiv-district-after-debris-of-the-missile</text:a>
</text:p>
      <text:p text:style-name="P4">
Source: <text:a xlink:type="simple" xlink:href="https://t.me/channel24_ua/90159" text:style-name="Internet_20_link" text:visited-style-name="Visited_20_Internet_20_Link">
https://t.me/channel24_ua/90159</text:a>
</text:p>
      <!--NEWS-->
      <text:h text:style-name="P10" text:outline-level="1">
<text:span text:style-name="T4">
Debris of a missile destroyed a truck on Kyiv-Chop highway near Mila village</text:span>
</text:h>
      <text:p text:style-name="P4">
Authors: liveuamap (Language: en)</text:p>
      <text:p text:style-name="P4">
Time: 2023-05-29T03:26:44</text:p>
      <text:p text:style-name="P4">
Location: Kyiv (Latitude:50.44231 Longtitude:30.17713)</text:p>
      <text:p text:style-name="P4">
Videos: []</text:p>
      <text:p text:style-name="P4">
Images: ["<text:a xlink:type="simple" xlink:href="https://liveuamap.com/pics/2023/05/29/22566136_0.jpg" text:style-name="Internet_20_link" text:visited-style-name="Visited_20_Internet_20_Link">
22566136_0.jpg</text:a>
", "<text:a xlink:type="simple" xlink:href="https://liveuamap.com/pics/2023/05/29/22566136_1.jpg" text:style-name="Internet_20_link" text:visited-style-name="Visited_20_Internet_20_Link">
22566136_1.jpg</text:a>
", "<text:a xlink:type="simple" xlink:href="https://liveuamap.com/pics/2023/05/29/22566136_2.jpg" text:style-name="Internet_20_link" text:visited-style-name="Visited_20_Internet_20_Link">
22566136_2.jpg</text:a>
", "<text:a xlink:type="simple" xlink:href="https://liveuamap.com/pics/2023/05/29/22566136_3.jpg" text:style-name="Internet_20_link" text:visited-style-name="Visited_20_Internet_20_Link">
22566136_3.jpg</text:a>
"]</text:p>
      <text:p text:style-name="P4">
Tags: []</text:p>
      <text:p text:style-name="P4">
ID: 22566136</text:p>
      <!--METADATA-->
      <text:p text:style-name="P4">
Debris of a missile destroyed a truck on Kyiv-Chop highway near Mila village</text:p>
      <text:p text:style-name="P4">
<draw:frame draw:style-name="fr1" draw:name="Image57" text:anchor-type="as-char" svg:width="6.9236in" svg:height="3.963761in" draw:z-index="0">
<draw:image xlink:href="../Images/liveuamap/2023-05-29T03-26-44/22566136_0.jpg" xlink:type="simple" xlink:show="embed" xlink:actuate="onLoad" draw:mime-type="image/jpeg"/>
</draw:frame>
<draw:frame draw:style-name="fr1" draw:name="Image58" text:anchor-type="as-char" svg:width="6.9236in" svg:height="3.712781in" draw:z-index="0">
<draw:image xlink:href="../Images/liveuamap/2023-05-29T03-26-44/22566136_1.jpg" xlink:type="simple" xlink:show="embed" xlink:actuate="onLoad" draw:mime-type="image/jpeg"/>
</draw:frame>
<draw:frame draw:style-name="fr1" draw:name="Image59" text:anchor-type="as-char" svg:width="6.9236in" svg:height="4.889793in" draw:z-index="0">
<draw:image xlink:href="../Images/liveuamap/2023-05-29T03-26-44/22566136_2.jpg" xlink:type="simple" xlink:show="embed" xlink:actuate="onLoad" draw:mime-type="image/jpeg"/>
</draw:frame>
<draw:frame draw:style-name="fr1" draw:name="Image60" text:anchor-type="as-char" svg:width="6.9236in" svg:height="4.318596in" draw:z-index="0">
<draw:image xlink:href="../Images/liveuamap/2023-05-29T03-26-44/22566136_3.jpg" xlink:type="simple" xlink:show="embed" xlink:actuate="onLoad" draw:mime-type="image/jpeg"/>
</draw:frame>
</text:p>
      <text:p text:style-name="P4">
News Collection Link: <text:a xlink:type="simple" xlink:href="https://liveuamap.com/en/2023/29-may-debris-of-a-missile-destroyed-a-truck-on-kyivchop" text:style-name="Internet_20_link" text:visited-style-name="Visited_20_Internet_20_Link">
https://liveuamap.com/en/2023/29-may-debris-of-a-missile-destroyed-a-truck-on-kyivchop</text:a>
</text:p>
      <text:p text:style-name="P4">
Source: <text:a xlink:type="simple" xlink:href="https://t.me/kyiv_polit/34046" text:style-name="Internet_20_link" text:visited-style-name="Visited_20_Internet_20_Link">
https://t.me/kyiv_polit/34046</text:a>
</text:p>
      <!--NEWS-->
      <text:h text:style-name="P10" text:outline-level="1">
<text:span text:style-name="T4">
Kharkiv, Kharkivska Oblast(09:29). Red Alert: aerial threat. Sirens sounding. Take cover now!</text:span>
</text:h>
      <text:p text:style-name="P4">
Authors: liveuamap (Language: en)</text:p>
      <text:p text:style-name="P4">
Time: 2023-05-29T03:30:00</text:p>
      <text:p text:style-name="P4">
Location: Kharkiv (Latitude:49.98049 Longtitude:36.25149)</text:p>
      <text:p text:style-name="P4">
Videos: []</text:p>
      <text:p text:style-name="P4">
Images: []</text:p>
      <text:p text:style-name="P4">
Tags: ["Europe", "Central and Eastern Europe"]</text:p>
      <text:p text:style-name="P4">
ID: 22566142</text:p>
      <!--METADATA-->
      <text:p text:style-name="P4">
Kharkiv, Kharkivska Oblast(09:29). Red Alert: aerial threat. Sirens sounding.Take cover now!</text:p>
      <text:p text:style-name="P4">
News Collection Link: <text:a xlink:type="simple" xlink:href="https://liveuamap.com/en/2023/29-may-kharkiv-kharkivska-oblast0929-red-alerg" text:style-name="Internet_20_link" text:visited-style-name="Visited_20_Internet_20_Link">
https://liveuamap.com/en/2023/29-may-kharkiv-kharkivska-oblast0929-red-alerg</text:a>
</text:p>
      <text:p text:style-name="P4">
Source: <text:a xlink:type="simple" xlink:href="https://t.me/air_alert_ua/46782" text:style-name="Internet_20_link" text:visited-style-name="Visited_20_Internet_20_Link">
https://t.me/air_alert_ua/46782</text:a>
</text:p>
      <!--NEWS-->
      <text:h text:style-name="P10" text:outline-level="1">
<text:span text:style-name="T4">
Shelling reported in Kherson</text:span>
</text:h>
      <text:p text:style-name="P4">
Authors: liveuamap (Language: en)</text:p>
      <text:p text:style-name="P4">
Time: 2023-05-29T03:33:37</text:p>
      <text:p text:style-name="P4">
Location: Kherson (Latitude:46.63647 Longtitude:32.61824)</text:p>
      <text:p text:style-name="P4">
Videos: []</text:p>
      <text:p text:style-name="P4">
Images: []</text:p>
      <text:p text:style-name="P4">
Tags: ["Europe", "Central and Eastern Europe"]</text:p>
      <text:p text:style-name="P4">
ID: 22566144</text:p>
      <!--METADATA-->
      <text:p text:style-name="P4">
Shelling reported in Kherson</text:p>
      <text:p text:style-name="P4">
News Collection Link: <text:a xlink:type="simple" xlink:href="https://liveuamap.com/en/2023/29-may-shelling-reported-in-kherson" text:style-name="Internet_20_link" text:visited-style-name="Visited_20_Internet_20_Link">
https://liveuamap.com/en/2023/29-may-shelling-reported-in-kherson</text:a>
</text:p>
      <text:p text:style-name="P4">
Source: <text:a xlink:type="simple" xlink:href="https://twitter.com/hochu_dodomu/status/1663085935045517312" text:style-name="Internet_20_link" text:visited-style-name="Visited_20_Internet_20_Link">
https://twitter.com/hochu_dodomu/status/1663085935045517312</text:a>
</text:p>
      <!--NEWS-->
      <text:h text:style-name="P10" text:outline-level="1">
<text:span text:style-name="T4">
Explosions reported in Shebekino</text:span>
</text:h>
      <text:p text:style-name="P4">
Authors: liveuamap (Language: en)</text:p>
      <text:p text:style-name="P4">
Time: 2023-05-29T03:45:00</text:p>
      <text:p text:style-name="P4">
Location: Belgorod (Latitude:50.41432 Longtitude:36.90308)</text:p>
      <text:p text:style-name="P4">
Videos: []</text:p>
      <text:p text:style-name="P4">
Images: ["<text:a xlink:type="simple" xlink:href="https://liveuamap.com/pics/2023/05/29/22566148_0.jpg" text:style-name="Internet_20_link" text:visited-style-name="Visited_20_Internet_20_Link">
22566148_0.jpg</text:a>
", "<text:a xlink:type="simple" xlink:href="https://liveuamap.com/pics/2023/05/29/22566148_1.jpg" text:style-name="Internet_20_link" text:visited-style-name="Visited_20_Internet_20_Link">
22566148_1.jpg</text:a>
"]</text:p>
      <text:p text:style-name="P4">
Tags: ["Russia", "Central and Eastern Europe"]</text:p>
      <text:p text:style-name="P4">
ID: 22566148</text:p>
      <!--METADATA-->
      <text:p text:style-name="P4">
Explosions reported in Shebekino</text:p>
      <text:p text:style-name="P4">
<draw:frame draw:style-name="fr1" draw:name="Image61" text:anchor-type="as-char" svg:width="6.9236in" svg:height="4.950374in" draw:z-index="0">
<draw:image xlink:href="../Images/liveuamap/2023-05-29T03-45-00/22566148_0.jpg" xlink:type="simple" xlink:show="embed" xlink:actuate="onLoad" draw:mime-type="image/jpeg"/>
</draw:frame>
<draw:frame draw:style-name="fr1" draw:name="Image62" text:anchor-type="as-char" svg:width="6.9236in" svg:height="6.205277in" draw:z-index="0">
<draw:image xlink:href="../Images/liveuamap/2023-05-29T03-45-00/22566148_1.jpg" xlink:type="simple" xlink:show="embed" xlink:actuate="onLoad" draw:mime-type="image/jpeg"/>
</draw:frame>
</text:p>
      <text:p text:style-name="P4">
News Collection Link: <text:a xlink:type="simple" xlink:href="https://liveuamap.com/en/2023/29-may-explosions-reported-in-shebekino" text:style-name="Internet_20_link" text:visited-style-name="Visited_20_Internet_20_Link">
https://liveuamap.com/en/2023/29-may-explosions-reported-in-shebekino</text:a>
</text:p>
      <text:p text:style-name="P4">
Source: <text:a xlink:type="simple" xlink:href="https://t.me/zhest_belgorod/27304" text:style-name="Internet_20_link" text:visited-style-name="Visited_20_Internet_20_Link">
https://t.me/zhest_belgorod/27304</text:a>
</text:p>
      <!--NEWS-->
      <text:h text:style-name="P10" text:outline-level="1">
<text:span text:style-name="T4">
Kyiv Oblast(10:09). Red Alert: aerial threat. Sirens sounding. Take cover now!</text:span>
</text:h>
      <text:p text:style-name="P4">
Authors: liveuamap (Language: en)</text:p>
      <text:p text:style-name="P4">
Time: 2023-05-29T04:10:00</text:p>
      <text:p text:style-name="P4">
Location: Kyiv Oblast (Latitude:50.24018000 Longtitude:30.23163000)</text:p>
      <text:p text:style-name="P4">
Videos: []</text:p>
      <text:p text:style-name="P4">
Images: []</text:p>
      <text:p text:style-name="P4">
Tags: ["Europe", "Central and Eastern Europe"]</text:p>
      <text:p text:style-name="P4">
ID: 22566151</text:p>
      <!--METADATA-->
      <text:p text:style-name="P4">
Kyiv Oblast(10:09). Red Alert: aerial threat. Sirens sounding. Take cover now!</text:p>
      <text:p text:style-name="P4">
News Collection Link: <text:a xlink:type="simple" xlink:href="https://liveuamap.com/en/2023/29-may-kyiv-oblast1009-red-alert-aerial-threag" text:style-name="Internet_20_link" text:visited-style-name="Visited_20_Internet_20_Link">
https://liveuamap.com/en/2023/29-may-kyiv-oblast1009-red-alert-aerial-threag</text:a>
</text:p>
      <text:p text:style-name="P4">
Source: <text:a xlink:type="simple" xlink:href="https://t.me/air_alert_ua/46784" text:style-name="Internet_20_link" text:visited-style-name="Visited_20_Internet_20_Link">
https://t.me/air_alert_ua/46784</text:a>
</text:p>
      <!--NEWS-->
      <text:h text:style-name="P10" text:outline-level="1">
<text:span text:style-name="T4">
Dnipro, Dnipropetrovska Oblast(10:14). Red Alert: aerial threat. Sirens sounding. Take cover ...</text:span>
</text:h>
      <text:p text:style-name="P4">
Authors: liveuamap (Language: en)</text:p>
      <text:p text:style-name="P4">
Time: 2023-05-29T04:14:00</text:p>
      <text:p text:style-name="P4">
Location: Dnipro (Latitude:48.4584 Longtitude:35.03961)</text:p>
      <text:p text:style-name="P4">
Videos: []</text:p>
      <text:p text:style-name="P4">
Images: []</text:p>
      <text:p text:style-name="P4">
Tags: ["Europe", "Central and Eastern Europe"]</text:p>
      <text:p text:style-name="P4">
ID: 22566152</text:p>
      <!--METADATA-->
      <text:p text:style-name="P4">
Dnipro, Dnipropetrovska Oblast(10:14). Red Alert: aerial threat. Sirenssounding. Take cover now!</text:p>
      <text:p text:style-name="P4">
News Collection Link: <text:a xlink:type="simple" xlink:href="https://liveuamap.com/en/2023/29-may-dnipro-dnipropetrovska-oblast1014-red-g" text:style-name="Internet_20_link" text:visited-style-name="Visited_20_Internet_20_Link">
https://liveuamap.com/en/2023/29-may-dnipro-dnipropetrovska-oblast1014-red-g</text:a>
</text:p>
      <text:p text:style-name="P4">
Source: <text:a xlink:type="simple" xlink:href="https://t.me/suspilnednipro/16029" text:style-name="Internet_20_link" text:visited-style-name="Visited_20_Internet_20_Link">
https://t.me/suspilnednipro/16029</text:a>
</text:p>
      <!--NEWS-->
      <text:h text:style-name="P10" text:outline-level="1">
<text:span text:style-name="T4">
Zaporizka Oblast(10:14). Red Alert: aerial threat. Sirens sounding. Take cover now!</text:span>
</text:h>
      <text:p text:style-name="P4">
Authors: liveuamap (Language: en)</text:p>
      <text:p text:style-name="P4">
Time: 2023-05-29T04:15:00</text:p>
      <text:p text:style-name="P4">
Location: Zaporizka Oblast (Latitude:47.611731 Longtitude:35.764761)</text:p>
      <text:p text:style-name="P4">
Videos: []</text:p>
      <text:p text:style-name="P4">
Images: []</text:p>
      <text:p text:style-name="P4">
Tags: ["Europe", "Central and Eastern Europe"]</text:p>
      <text:p text:style-name="P4">
ID: 22566153</text:p>
      <!--METADATA-->
      <text:p text:style-name="P4">
Zaporizka Oblast(10:14). Red Alert: aerial threat. Sirens sounding. Take covernow!</text:p>
      <text:p text:style-name="P4">
News Collection Link: <text:a xlink:type="simple" xlink:href="https://liveuamap.com/en/2023/29-may-zaporizka-oblast1014-red-alert-aerial-g" text:style-name="Internet_20_link" text:visited-style-name="Visited_20_Internet_20_Link">
https://liveuamap.com/en/2023/29-may-zaporizka-oblast1014-red-alert-aerial-g</text:a>
</text:p>
      <text:p text:style-name="P4">
Source: <text:a xlink:type="simple" xlink:href="https://t.me/air_alert_ua/46786" text:style-name="Internet_20_link" text:visited-style-name="Visited_20_Internet_20_Link">
https://t.me/air_alert_ua/46786</text:a>
</text:p>
      <!--NEWS-->
      <text:h text:style-name="P10" text:outline-level="1">
<text:span text:style-name="T4">
Loud explosion reported in Kyiv. Air sirens sounded minutes before</text:span>
</text:h>
      <text:p text:style-name="P4">
Authors: liveuamap (Language: en)</text:p>
      <text:p text:style-name="P4">
Time: 2023-05-29T04:17:46</text:p>
      <text:p text:style-name="P4">
Location: Kyiv, Kyiv city (Latitude:50.46056 Longtitude:30.53135)</text:p>
      <text:p text:style-name="P4">
Videos: []</text:p>
      <text:p text:style-name="P4">
Images: []</text:p>
      <text:p text:style-name="P4">
Tags: ["Europe", "Central and Eastern Europe"]</text:p>
      <text:p text:style-name="P4">
ID: 22566155</text:p>
      <!--METADATA-->
      <text:p text:style-name="P4">
Loud explosion reported in Kyiv. Air sirens sounded minutes before</text:p>
      <text:p text:style-name="P4">
News Collection Link: <text:a xlink:type="simple" xlink:href="https://liveuamap.com/en/2023/29-may-loud-explosion-reported-in-kyiv-air-sirens-sounded" text:style-name="Internet_20_link" text:visited-style-name="Visited_20_Internet_20_Link">
https://liveuamap.com/en/2023/29-may-loud-explosion-reported-in-kyiv-air-sirens-sounded</text:a>
</text:p>
      <text:p text:style-name="P4">
Source: <text:a xlink:type="simple" xlink:href="https://t.me/ukrpravda_news/31079" text:style-name="Internet_20_link" text:visited-style-name="Visited_20_Internet_20_Link">
https://t.me/ukrpravda_news/31079</text:a>
</text:p>
      <!--NEWS-->
      <text:h text:style-name="P10" text:outline-level="1">
<text:span text:style-name="T4">
Ukraine's Foreign Minister: Russian drone attacks require international support for Kyiv's ai...</text:span>
</text:h>
      <text:p text:style-name="P4">
Authors: liveuamap (Language: en)</text:p>
      <text:p text:style-name="P4">
Time: 2023-05-29T04:19:09</text:p>
      <text:p text:style-name="P4">
Location: Kyiv, Kyiv city (Latitude:50.45106 Longtitude:30.52105)</text:p>
      <text:p text:style-name="P4">
Videos: []</text:p>
      <text:p text:style-name="P4">
Images: []</text:p>
      <text:p text:style-name="P4">
Tags: ["Russia"]</text:p>
      <text:p text:style-name="P4">
ID: 22566156</text:p>
      <!--METADATA-->
      <text:p text:style-name="P4">
Ukraine's Foreign Minister: Russian drone attacks require internationalsupport for Kyiv's air defences</text:p>
      <text:p text:style-name="P4">
News Collection Link: <text:a xlink:type="simple" xlink:href="https://liveuamap.com/en/2023/29-may-ukraines-foreign-minister-russian-drone-attacks-require" text:style-name="Internet_20_link" text:visited-style-name="Visited_20_Internet_20_Link">
https://liveuamap.com/en/2023/29-may-ukraines-foreign-minister-russian-drone-attacks-require</text:a>
</text:p>
      <text:p text:style-name="P4">
Source: <text:a xlink:type="simple" xlink:href="https://twitter.com/AlArabiya_Brk/status/1663093438508675073" text:style-name="Internet_20_link" text:visited-style-name="Visited_20_Internet_20_Link">
https://twitter.com/AlArabiya_Brk/status/1663093438508675073</text:a>
</text:p>
      <!--NEWS-->
      <text:h text:style-name="P10" text:outline-level="1">
<text:span text:style-name="T4">
Chernihivska Oblast(10:20). Red Alert: aerial threat. Sirens sounding. Take cover now!</text:span>
</text:h>
      <text:p text:style-name="P4">
Authors: liveuamap (Language: en)</text:p>
      <text:p text:style-name="P4">
Time: 2023-05-29T04:21:00</text:p>
      <text:p text:style-name="P4">
Location: Chernihivska Oblast (Latitude:51.33333000 Longtitude:32.00000000)</text:p>
      <text:p text:style-name="P4">
Videos: []</text:p>
      <text:p text:style-name="P4">
Images: []</text:p>
      <text:p text:style-name="P4">
Tags: ["Europe", "Central and Eastern Europe"]</text:p>
      <text:p text:style-name="P4">
ID: 22566157</text:p>
      <!--METADATA-->
      <text:p text:style-name="P4">
Chernihivska Oblast(10:20). Red Alert: aerial threat. Sirens sounding. Takecover now!</text:p>
      <text:p text:style-name="P4">
News Collection Link: <text:a xlink:type="simple" xlink:href="https://liveuamap.com/en/2023/29-may-chernihivska-oblast1020-red-alert-aerig" text:style-name="Internet_20_link" text:visited-style-name="Visited_20_Internet_20_Link">
https://liveuamap.com/en/2023/29-may-chernihivska-oblast1020-red-alert-aerig</text:a>
</text:p>
      <text:p text:style-name="P4">
Source: <text:a xlink:type="simple" xlink:href="https://t.me/air_alert_ua/46787" text:style-name="Internet_20_link" text:visited-style-name="Visited_20_Internet_20_Link">
https://t.me/air_alert_ua/46787</text:a>
</text:p>
      <!--NEWS-->
      <text:h text:style-name="P10" text:outline-level="1">
<text:span text:style-name="T4">
Air defense is active in Kyiv</text:span>
</text:h>
      <text:p text:style-name="P4">
Authors: liveuamap (Language: en)</text:p>
      <text:p text:style-name="P4">
Time: 2023-05-29T04:23:07</text:p>
      <text:p text:style-name="P4">
Location: Kyiv, Kyiv city (Latitude:50.43269 Longtitude:30.56946)</text:p>
      <text:p text:style-name="P4">
Videos: []</text:p>
      <text:p text:style-name="P4">
Images: []</text:p>
      <text:p text:style-name="P4">
Tags: ["Europe", "Central and Eastern Europe"]</text:p>
      <text:p text:style-name="P4">
ID: 22566158</text:p>
      <!--METADATA-->
      <text:p text:style-name="P4">
Air defense is active in Kyiv</text:p>
      <text:p text:style-name="P4">
News Collection Link: <text:a xlink:type="simple" xlink:href="https://liveuamap.com/en/2023/29-may-air-defense-is-active-in-kyiv" text:style-name="Internet_20_link" text:visited-style-name="Visited_20_Internet_20_Link">
https://liveuamap.com/en/2023/29-may-air-defense-is-active-in-kyiv</text:a>
</text:p>
      <text:p text:style-name="P4">
Source: <text:a xlink:type="simple" xlink:href="https://t.me/liganet/27682" text:style-name="Internet_20_link" text:visited-style-name="Visited_20_Internet_20_Link">
https://t.me/liganet/27682</text:a>
</text:p>
      <!--NEWS-->
      <text:h text:style-name="P10" text:outline-level="1">
<text:span text:style-name="T4">
Zhytomyr, Zhytomyrska Oblast, Cherkaska Oblast(10:25). Red Alert: aerial threat. Sirens sound...</text:span>
</text:h>
      <text:p text:style-name="P4">
Authors: liveuamap (Language: en)</text:p>
      <text:p text:style-name="P4">
Time: 2023-05-29T04:25:00</text:p>
      <text:p text:style-name="P4">
Location: Zhytomyr (Latitude:50.26487000 Longtitude:28.67669000)</text:p>
      <text:p text:style-name="P4">
Videos: []</text:p>
      <text:p text:style-name="P4">
Images: []</text:p>
      <text:p text:style-name="P4">
Tags: ["Europe", "Central and Eastern Europe"]</text:p>
      <text:p text:style-name="P4">
ID: 22566159</text:p>
      <!--METADATA-->
      <text:p text:style-name="P4">
Zhytomyr, Zhytomyrska Oblast, Cherkaska Oblast(10:25). Red Alert: aerialthreat. Sirens sounding. Take cover now!</text:p>
      <text:p text:style-name="P4">
News Collection Link: <text:a xlink:type="simple" xlink:href="https://liveuamap.com/en/2023/29-may-zhytomyr-zhytomyrska-oblast-cherkaska-g" text:style-name="Internet_20_link" text:visited-style-name="Visited_20_Internet_20_Link">
https://liveuamap.com/en/2023/29-may-zhytomyr-zhytomyrska-oblast-cherkaska-g</text:a>
</text:p>
      <text:p text:style-name="P4">
Source: <text:a xlink:type="simple" xlink:href="https://t.me/air_alert_ua/46789" text:style-name="Internet_20_link" text:visited-style-name="Visited_20_Internet_20_Link">
https://t.me/air_alert_ua/46789</text:a>
</text:p>
      <!--NEWS-->
      <text:h text:style-name="P10" text:outline-level="1">
<text:span text:style-name="T4">
Vinnytska Oblast, Sumska Oblast, Kirovohradska Oblast(10:26). Red Alert: aerial threat. Siren...</text:span>
</text:h>
      <text:p text:style-name="P4">
Authors: liveuamap (Language: en)</text:p>
      <text:p text:style-name="P4">
Time: 2023-05-29T04:27:00</text:p>
      <text:p text:style-name="P4">
Location: Vinnytska Oblast (Latitude:48.91573 Longtitude:28.66558)</text:p>
      <text:p text:style-name="P4">
Videos: []</text:p>
      <text:p text:style-name="P4">
Images: []</text:p>
      <text:p text:style-name="P4">
Tags: ["Europe", "Central and Eastern Europe"]</text:p>
      <text:p text:style-name="P4">
ID: 22566161</text:p>
      <!--METADATA-->
      <text:p text:style-name="P4">
Vinnytska Oblast, Sumska Oblast, Kirovohradska Oblast(10:26). Red Alert:aerial threat. Sirens sounding. Take cover now!</text:p>
      <text:p text:style-name="P4">
News Collection Link: <text:a xlink:type="simple" xlink:href="https://liveuamap.com/en/2023/29-may-vinnytska-oblast-sumska-oblast-kirovohg" text:style-name="Internet_20_link" text:visited-style-name="Visited_20_Internet_20_Link">
https://liveuamap.com/en/2023/29-may-vinnytska-oblast-sumska-oblast-kirovohg</text:a>
</text:p>
      <text:p text:style-name="P4">
Source: <text:a xlink:type="simple" xlink:href="https://t.me/air_alert_ua/46793" text:style-name="Internet_20_link" text:visited-style-name="Visited_20_Internet_20_Link">
https://t.me/air_alert_ua/46793</text:a>
</text:p>
      <!--NEWS-->
      <text:h text:style-name="P10" text:outline-level="1">
<text:span text:style-name="T4">
Rescue services are on the way to the sites of explosions in central Kyiv, - Mayor Klitschko</text:span>
</text:h>
      <text:p text:style-name="P4">
Authors: liveuamap (Language: en)</text:p>
      <text:p text:style-name="P4">
Time: 2023-05-29T04:31:14</text:p>
      <text:p text:style-name="P4">
Location: Kyiv, Kyiv city (Latitude:50.44209 Longtitude:30.52071)</text:p>
      <text:p text:style-name="P4">
Videos: []</text:p>
      <text:p text:style-name="P4">
Images: []</text:p>
      <text:p text:style-name="P4">
Tags: ["Europe", "Central and Eastern Europe"]</text:p>
      <text:p text:style-name="P4">
ID: 22566162</text:p>
      <!--METADATA-->
      <text:p text:style-name="P4">
Rescue services are on the way to the sites of explosions in central Kyiv, -Mayor Klitschko</text:p>
      <text:p text:style-name="P4">
News Collection Link: <text:a xlink:type="simple" xlink:href="https://liveuamap.com/en/2023/29-may-rescue-services-are-on-the-way-to-the-sites-of-explosions" text:style-name="Internet_20_link" text:visited-style-name="Visited_20_Internet_20_Link">
https://liveuamap.com/en/2023/29-may-rescue-services-are-on-the-way-to-the-sites-of-explosions</text:a>
</text:p>
      <text:p text:style-name="P4">
Source: <text:a xlink:type="simple" xlink:href="https://t.me/ukrpravda_news/31084" text:style-name="Internet_20_link" text:visited-style-name="Visited_20_Internet_20_Link">
https://t.me/ukrpravda_news/31084</text:a>
</text:p>
      <!--NEWS-->
      <text:h text:style-name="P10" text:outline-level="1">
<text:span text:style-name="T4">
Air defense is active in Chernihiv region</text:span>
</text:h>
      <text:p text:style-name="P4">
Authors: liveuamap (Language: en)</text:p>
      <text:p text:style-name="P4">
Time: 2023-05-29T04:34:27</text:p>
      <text:p text:style-name="P4">
Location: Chernihiv (Latitude:51.88327 Longtitude:31.83289)</text:p>
      <text:p text:style-name="P4">
Videos: []</text:p>
      <text:p text:style-name="P4">
Images: []</text:p>
      <text:p text:style-name="P4">
Tags: ["Europe", "Central and Eastern Europe"]</text:p>
      <text:p text:style-name="P4">
ID: 22566163</text:p>
      <!--METADATA-->
      <text:p text:style-name="P4">
Air defense is active in Chernihiv region</text:p>
      <text:p text:style-name="P4">
News Collection Link: <text:a xlink:type="simple" xlink:href="https://liveuamap.com/en/2023/29-may-air-defense-is-active-in-chernihiv-region" text:style-name="Internet_20_link" text:visited-style-name="Visited_20_Internet_20_Link">
https://liveuamap.com/en/2023/29-may-air-defense-is-active-in-chernihiv-region</text:a>
</text:p>
      <text:p text:style-name="P4">
Source: <text:a xlink:type="simple" xlink:href="https://t.me/suspilnenews/21179" text:style-name="Internet_20_link" text:visited-style-name="Visited_20_Internet_20_Link">
https://t.me/suspilnenews/21179</text:a>
</text:p>
      <!--NEWS-->
      <text:h text:style-name="P10" text:outline-level="1">
<text:span text:style-name="T4">
Khmelnytska Oblast(10:32). Red Alert: aerial threat. Sirens sounding. Take cover now!</text:span>
</text:h>
      <text:p text:style-name="P4">
Authors: liveuamap (Language: en)</text:p>
      <text:p text:style-name="P4">
Time: 2023-05-29T04:35:00</text:p>
      <text:p text:style-name="P4">
Location: Khmelnytska Oblast (Latitude:49.49991 Longtitude:26.99896)</text:p>
      <text:p text:style-name="P4">
Videos: []</text:p>
      <text:p text:style-name="P4">
Images: []</text:p>
      <text:p text:style-name="P4">
Tags: ["Europe", "Central and Eastern Europe"]</text:p>
      <text:p text:style-name="P4">
ID: 22566164</text:p>
      <!--METADATA-->
      <text:p text:style-name="P4">
Khmelnytska Oblast(10:32). Red Alert: aerial threat. Sirens sounding. Takecover now!</text:p>
      <text:p text:style-name="P4">
News Collection Link: <text:a xlink:type="simple" xlink:href="https://liveuamap.com/en/2023/29-may-khmelnytska-oblast1032-red-alert-aeriag" text:style-name="Internet_20_link" text:visited-style-name="Visited_20_Internet_20_Link">
https://liveuamap.com/en/2023/29-may-khmelnytska-oblast1032-red-alert-aeriag</text:a>
</text:p>
      <text:p text:style-name="P4">
Source: <text:a xlink:type="simple" xlink:href="https://t.me/air_alert_ua/46794" text:style-name="Internet_20_link" text:visited-style-name="Visited_20_Internet_20_Link">
https://t.me/air_alert_ua/46794</text:a>
</text:p>
      <!--NEWS-->
      <text:h text:style-name="P10" text:outline-level="1">
<text:span text:style-name="T4">
Debris of a missile have fallen on the street in Obolon district of Kyiv</text:span>
</text:h>
      <text:p text:style-name="P4">
Authors: liveuamap (Language: en)</text:p>
      <text:p text:style-name="P4">
Time: 2023-05-29T04:35:58</text:p>
      <text:p text:style-name="P4">
Location: Kyiv (Latitude:50.48867 Longtitude:30.49776)</text:p>
      <text:p text:style-name="P4">
Videos: []</text:p>
      <text:p text:style-name="P4">
Images: []</text:p>
      <text:p text:style-name="P4">
Tags: ["Europe", "Central and Eastern Europe"]</text:p>
      <text:p text:style-name="P4">
ID: 22566165</text:p>
      <!--METADATA-->
      <text:p text:style-name="P4">
Debris of a missile have fallen on the street in Obolon district of Kyiv</text:p>
      <text:p text:style-name="P4">
News Collection Link: <text:a xlink:type="simple" xlink:href="https://liveuamap.com/en/2023/29-may-debris-of-a-missile-have-fallen-on-the-street-in-obolon" text:style-name="Internet_20_link" text:visited-style-name="Visited_20_Internet_20_Link">
https://liveuamap.com/en/2023/29-may-debris-of-a-missile-have-fallen-on-the-street-in-obolon</text:a>
</text:p>
      <text:p text:style-name="P4">
Source: <text:a xlink:type="simple" xlink:href="https://t.me/babel/33001" text:style-name="Internet_20_link" text:visited-style-name="Visited_20_Internet_20_Link">
https://t.me/babel/33001</text:a>
</text:p>
      <!--NEWS-->
      <text:h text:style-name="P10" text:outline-level="1">
<text:span text:style-name="T4">
Lviv, Lvivska Oblast, Ivano-Frankivsk, Ivano-Frankivska Oblast, Zakarpattia Oblast, Ternopil,...</text:span>
</text:h>
      <text:p text:style-name="P4">
Authors: liveuamap (Language: en)</text:p>
      <text:p text:style-name="P4">
Time: 2023-05-29T04:41:00</text:p>
      <text:p text:style-name="P4">
Location: Lviv (Latitude:49.83838 Longtitude:24.0234)</text:p>
      <text:p text:style-name="P4">
Videos: []</text:p>
      <text:p text:style-name="P4">
Images: []</text:p>
      <text:p text:style-name="P4">
Tags: ["Europe", "Central and Eastern Europe"]</text:p>
      <text:p text:style-name="P4">
ID: 22566166</text:p>
      <!--METADATA-->
      <text:p text:style-name="P4">
Lviv, Lvivska Oblast, Ivano-Frankivsk, Ivano-Frankivska Oblast, ZakarpattiaOblast, Ternopil, Ternopilska Oblast, Chernivetska Oblast, Volynska Oblast,Rivne, Rivnenska Oblast(10:39). Red Alert: aerial threat. Sirens sounding.Take cover now!</text:p>
      <text:p text:style-name="P4">
News Collection Link: <text:a xlink:type="simple" xlink:href="https://liveuamap.com/en/2023/29-may-lviv-lvivska-oblast-ivanofrankivsk-ivag" text:style-name="Internet_20_link" text:visited-style-name="Visited_20_Internet_20_Link">
https://liveuamap.com/en/2023/29-may-lviv-lvivska-oblast-ivanofrankivsk-ivag</text:a>
</text:p>
      <text:p text:style-name="P4">
Source: <text:a xlink:type="simple" xlink:href="https://t.me/air_alert_ua/46801" text:style-name="Internet_20_link" text:visited-style-name="Visited_20_Internet_20_Link">
https://t.me/air_alert_ua/46801</text:a>
</text:p>
      <!--NEWS-->
      <text:h text:style-name="P10" text:outline-level="1">
<text:span text:style-name="T4">
At Sivershchyna and Slobozhanschyna directions Russian army shelled Huta-Studenetska, Karpovy...</text:span>
</text:h>
      <text:p text:style-name="P4">
Authors: liveuamap (Language: en)</text:p>
      <text:p text:style-name="P4">
Time: 2023-05-29T04:49:00</text:p>
      <text:p text:style-name="P4">
Location: Kupiansk (Latitude:50.29773 Longtitude:37.03335)</text:p>
      <text:p text:style-name="P4">
Videos: []</text:p>
      <text:p text:style-name="P4">
Images: []</text:p>
      <text:p text:style-name="P4">
Tags: ["Russia"]</text:p>
      <text:p text:style-name="P4">
ID: 22566209</text:p>
      <!--METADATA-->
      <text:p text:style-name="P4">
At Sivershchyna and Slobozhanschyna directions Russian army shelled Huta-Studenetska, Karpovychi, Tymonovychi, Zaliznyy Mist, Halahanivka, Muravyi,Khodyne of Chernihiv region; Novovasylivka, Seredyna-Buda, Prohres,Demyanivka, Khodyne, Manukhivka of Sumy region, also Lyptsi, Hatysche,Pletenivka, Vovchansk, Mala Vovcha and Budarky of Kharkiv region. Russianaviation conducted airstrikes at Kindrativka, Basivka, Mohrtsya, Myropillya,Slavhorod of Sumy region and Pletenivka, Vovchanski Khutory of Kharkiv region,- General Staff of Armed Forces of Ukraine says in the morning report</text:p>
      <text:p text:style-name="P4">
News Collection Link: <text:a xlink:type="simple" xlink:href="https://liveuamap.com/en/2023/29-may-at-sivershchyna-and-slobozhanschyna-directions-russian" text:style-name="Internet_20_link" text:visited-style-name="Visited_20_Internet_20_Link">
https://liveuamap.com/en/2023/29-may-at-sivershchyna-and-slobozhanschyna-directions-russian</text:a>
</text:p>
      <text:p text:style-name="P4">
Source: <text:a xlink:type="simple" xlink:href="https://t.me/lumsrc/4929" text:style-name="Internet_20_link" text:visited-style-name="Visited_20_Internet_20_Link">
https://t.me/lumsrc/4929</text:a>
</text:p>
      <!--NEWS-->
      <text:h text:style-name="P10" text:outline-level="1">
<text:span text:style-name="T4">
Kyiv(10:58). Red Alert: aerial threat. Sirens sounding. Take cover now!</text:span>
</text:h>
      <text:p text:style-name="P4">
Authors: liveuamap (Language: en)</text:p>
      <text:p text:style-name="P4">
Time: 2023-05-29T05:00:00</text:p>
      <text:p text:style-name="P4">
Location: Kyiv (Latitude:50.44372 Longtitude:30.52913)</text:p>
      <text:p text:style-name="P4">
Videos: []</text:p>
      <text:p text:style-name="P4">
Images: []</text:p>
      <text:p text:style-name="P4">
Tags: ["Europe", "Central and Eastern Europe"]</text:p>
      <text:p text:style-name="P4">
ID: 22566197</text:p>
      <!--METADATA-->
      <text:p text:style-name="P4">
Kyiv(10:58). Red Alert: aerial threat. Sirens sounding. Take cover now!</text:p>
      <text:p text:style-name="P4">
News Collection Link: <text:a xlink:type="simple" xlink:href="https://liveuamap.com/en/2023/29-may-kyiv1058-red-alert-aerial-threat-sireng" text:style-name="Internet_20_link" text:visited-style-name="Visited_20_Internet_20_Link">
https://liveuamap.com/en/2023/29-may-kyiv1058-red-alert-aerial-threat-sireng</text:a>
</text:p>
      <text:p text:style-name="P4">
Source: <text:a xlink:type="simple" xlink:href="https://t.me/suspilnechernihiv/19018" text:style-name="Internet_20_link" text:visited-style-name="Visited_20_Internet_20_Link">
https://t.me/suspilnechernihiv/19018</text:a>
</text:p>
      <!--NEWS-->
      <text:h text:style-name="P10" text:outline-level="1">
<text:span text:style-name="T4">
Air defense worked out in Desniansky district of Kyiv</text:span>
</text:h>
      <text:p text:style-name="P4">
Authors: liveuamap (Language: en)</text:p>
      <text:p text:style-name="P4">
Time: 2023-05-29T05:01:12</text:p>
      <text:p text:style-name="P4">
Location: Kyiv,Kyiv city (Latitude:50.50557 Longtitude:30.65323)</text:p>
      <text:p text:style-name="P4">
Videos: []</text:p>
      <text:p text:style-name="P4">
Images: []</text:p>
      <text:p text:style-name="P4">
Tags: ["Europe", "Central and Eastern Europe"]</text:p>
      <text:p text:style-name="P4">
ID: 22566198</text:p>
      <!--METADATA-->
      <text:p text:style-name="P4">
Air defense worked out in Desniansky district of Kyiv</text:p>
      <text:p text:style-name="P4">
News Collection Link: <text:a xlink:type="simple" xlink:href="https://liveuamap.com/en/2023/29-may-air-defense-worked-out-in-desniansky-district-of-kyiv" text:style-name="Internet_20_link" text:visited-style-name="Visited_20_Internet_20_Link">
https://liveuamap.com/en/2023/29-may-air-defense-worked-out-in-desniansky-district-of-kyiv</text:a>
</text:p>
      <text:p text:style-name="P4">
Source: <text:a xlink:type="simple" xlink:href="https://t.me/babel/33005" text:style-name="Internet_20_link" text:visited-style-name="Visited_20_Internet_20_Link">
https://t.me/babel/33005</text:a>
</text:p>
      <!--NEWS-->
      <text:h text:style-name="P10" text:outline-level="1">
<text:span text:style-name="T4">
Donetsk Oblast(11:15). Red Alert: aerial threat. Sirens sounding. Take cover now!</text:span>
</text:h>
      <text:p text:style-name="P4">
Authors: liveuamap (Language: en)</text:p>
      <text:p text:style-name="P4">
Time: 2023-05-29T05:16:00</text:p>
      <text:p text:style-name="P4">
Location: Donetsk Oblast (Latitude:48.72756 Longtitude:37.57824)</text:p>
      <text:p text:style-name="P4">
Videos: []</text:p>
      <text:p text:style-name="P4">
Images: []</text:p>
      <text:p text:style-name="P4">
Tags: ["Europe", "Central and Eastern Europe"]</text:p>
      <text:p text:style-name="P4">
ID: 22566207</text:p>
      <!--METADATA-->
      <text:p text:style-name="P4">
Donetsk Oblast(11:15). Red Alert: aerial threat. Sirens sounding. Take covernow!</text:p>
      <text:p text:style-name="P4">
News Collection Link: <text:a xlink:type="simple" xlink:href="https://liveuamap.com/en/2023/29-may-donetsk-oblast1115-red-alert-aerial-thg" text:style-name="Internet_20_link" text:visited-style-name="Visited_20_Internet_20_Link">
https://liveuamap.com/en/2023/29-may-donetsk-oblast1115-red-alert-aerial-thg</text:a>
</text:p>
      <text:p text:style-name="P4">
Source: <text:a xlink:type="simple" xlink:href="https://t.me/air_alert_ua/46814" text:style-name="Internet_20_link" text:visited-style-name="Visited_20_Internet_20_Link">
https://t.me/air_alert_ua/46814</text:a>
</text:p>
      <!--NEWS-->
      <text:h text:style-name="P10" text:outline-level="1">
<text:span text:style-name="T4">
Up to 6 debris of suspected Iskander missiles have fallen in several districts of Kyiv</text:span>
</text:h>
      <text:p text:style-name="P4">
Authors: liveuamap (Language: en)</text:p>
      <text:p text:style-name="P4">
Time: 2023-05-29T05:23:02</text:p>
      <text:p text:style-name="P4">
Location: Kyiv, Kyiv city (Latitude:50.4586 Longtitude:30.5341)</text:p>
      <text:p text:style-name="P4">
Videos: []</text:p>
      <text:p text:style-name="P4">
Images: ["<text:a xlink:type="simple" xlink:href="https://liveuamap.com/pics/2023/05/29/22566211_0.jpg" text:style-name="Internet_20_link" text:visited-style-name="Visited_20_Internet_20_Link">
22566211_0.jpg</text:a>
"]</text:p>
      <text:p text:style-name="P4">
Tags: ["Europe", "Central and Eastern Europe"]</text:p>
      <text:p text:style-name="P4">
ID: 22566211</text:p>
      <!--METADATA-->
      <text:p text:style-name="P4">
Up to 6 debris of suspected Iskander missiles have fallen in several districtsof Kyiv</text:p>
      <text:p text:style-name="P4">
<draw:frame draw:style-name="fr1" draw:name="Image63" text:anchor-type="as-char" svg:width="6.9236in" svg:height="3.158893in" draw:z-index="0">
<draw:image xlink:href="../Images/liveuamap/2023-05-29T05-23-02/22566211_0.jpg" xlink:type="simple" xlink:show="embed" xlink:actuate="onLoad" draw:mime-type="image/jpeg"/>
</draw:frame>
</text:p>
      <text:p text:style-name="P4">
News Collection Link: <text:a xlink:type="simple" xlink:href="https://liveuamap.com/en/2023/29-may-up-to-6-debris-of-suspected-iskander-missiles-have" text:style-name="Internet_20_link" text:visited-style-name="Visited_20_Internet_20_Link">
https://liveuamap.com/en/2023/29-may-up-to-6-debris-of-suspected-iskander-missiles-have</text:a>
</text:p>
      <text:p text:style-name="P4">
Source: <text:a xlink:type="simple" xlink:href="https://t.me/Tsaplienko/32760" text:style-name="Internet_20_link" text:visited-style-name="Visited_20_Internet_20_Link">
https://t.me/Tsaplienko/32760</text:a>
</text:p>
      <!--NEWS-->
      <text:h text:style-name="P10" text:outline-level="1">
<text:span text:style-name="T4">
1 person killed, 9 wounded as result of Russian shelling in Pokrovke community of Synelnykove...</text:span>
</text:h>
      <text:p text:style-name="P4">
Authors: liveuamap (Language: en)</text:p>
      <text:p text:style-name="P4">
Time: 2023-05-29T05:37:59</text:p>
      <text:p text:style-name="P4">
Location: Synelnykove, Dnipropetrovsk (Latitude:47.9605 Longtitude:36.2281)</text:p>
      <text:p text:style-name="P4">
Videos: []</text:p>
      <text:p text:style-name="P4">
Images: ["<text:a xlink:type="simple" xlink:href="https://liveuamap.com/pics/2023/05/29/22566212_0.jpg" text:style-name="Internet_20_link" text:visited-style-name="Visited_20_Internet_20_Link">
22566212_0.jpg</text:a>
", "<text:a xlink:type="simple" xlink:href="https://liveuamap.com/pics/2023/05/29/22566212_1.jpg" text:style-name="Internet_20_link" text:visited-style-name="Visited_20_Internet_20_Link">
22566212_1.jpg</text:a>
", "<text:a xlink:type="simple" xlink:href="https://liveuamap.com/pics/2023/05/29/22566212_2.jpg" text:style-name="Internet_20_link" text:visited-style-name="Visited_20_Internet_20_Link">
22566212_2.jpg</text:a>
", "<text:a xlink:type="simple" xlink:href="https://liveuamap.com/pics/2023/05/29/22566212_3.jpg" text:style-name="Internet_20_link" text:visited-style-name="Visited_20_Internet_20_Link">
22566212_3.jpg</text:a>
", "<text:a xlink:type="simple" xlink:href="https://liveuamap.com/pics/2023/05/29/22566212_4.jpg" text:style-name="Internet_20_link" text:visited-style-name="Visited_20_Internet_20_Link">
22566212_4.jpg</text:a>
"]</text:p>
      <text:p text:style-name="P4">
Tags: []</text:p>
      <text:p text:style-name="P4">
ID: 22566212</text:p>
      <!--METADATA-->
      <text:p text:style-name="P4">
1 person killed, 9 wounded as result of Russian shelling in Pokrovke communityof Synelnykove district of Dnipropetrovsk region</text:p>
      <text:p text:style-name="P4">
<draw:frame draw:style-name="fr1" draw:name="Image64" text:anchor-type="as-char" svg:width="6.9236in" svg:height="5.1927in" draw:z-index="0">
<draw:image xlink:href="../Images/liveuamap/2023-05-29T05-37-59/22566212_0.jpg" xlink:type="simple" xlink:show="embed" xlink:actuate="onLoad" draw:mime-type="image/jpeg"/>
</draw:frame>
<draw:frame draw:style-name="fr1" draw:name="Image65" text:anchor-type="as-char" svg:width="6.9236in" svg:height="5.1927in" draw:z-index="0">
<draw:image xlink:href="../Images/liveuamap/2023-05-29T05-37-59/22566212_1.jpg" xlink:type="simple" xlink:show="embed" xlink:actuate="onLoad" draw:mime-type="image/jpeg"/>
</draw:frame>
<draw:frame draw:style-name="fr1" draw:name="Image66" text:anchor-type="as-char" svg:width="6.9236in" svg:height="5.11481in" draw:z-index="0">
<draw:image xlink:href="../Images/liveuamap/2023-05-29T05-37-59/22566212_2.jpg" xlink:type="simple" xlink:show="embed" xlink:actuate="onLoad" draw:mime-type="image/jpeg"/>
</draw:frame>
<draw:frame draw:style-name="fr1" draw:name="Image67" text:anchor-type="as-char" svg:width="6.9236in" svg:height="5.1927in" draw:z-index="0">
<draw:image xlink:href="../Images/liveuamap/2023-05-29T05-37-59/22566212_3.jpg" xlink:type="simple" xlink:show="embed" xlink:actuate="onLoad" draw:mime-type="image/jpeg"/>
</draw:frame>
<draw:frame draw:style-name="fr1" draw:name="Image68" text:anchor-type="as-char" svg:width="6.9236in" svg:height="5.1927in" draw:z-index="0">
<draw:image xlink:href="../Images/liveuamap/2023-05-29T05-37-59/22566212_4.jpg" xlink:type="simple" xlink:show="embed" xlink:actuate="onLoad" draw:mime-type="image/jpeg"/>
</draw:frame>
</text:p>
      <text:p text:style-name="P4">
News Collection Link: <text:a xlink:type="simple" xlink:href="https://liveuamap.com/en/2023/29-may-1-person-killed-9-wounded-as-result-of-russian-shelling" text:style-name="Internet_20_link" text:visited-style-name="Visited_20_Internet_20_Link">
https://liveuamap.com/en/2023/29-may-1-person-killed-9-wounded-as-result-of-russian-shelling</text:a>
</text:p>
      <text:p text:style-name="P4">
Source: <text:a xlink:type="simple" xlink:href="https://t.me/babel/33016" text:style-name="Internet_20_link" text:visited-style-name="Visited_20_Internet_20_Link">
https://t.me/babel/33016</text:a>
</text:p>
      <!--NEWS-->
      <text:h text:style-name="P10" text:outline-level="1">
<text:span text:style-name="T4">
Poltavska Oblast(11:49). Red Alert: aerial threat. Sirens sounding. Take cover now!</text:span>
</text:h>
      <text:p text:style-name="P4">
Authors: liveuamap (Language: en)</text:p>
      <text:p text:style-name="P4">
Time: 2023-05-29T05:50:00</text:p>
      <text:p text:style-name="P4">
Location: Poltavska Oblast (Latitude:49.47583 Longtitude:33.81859)</text:p>
      <text:p text:style-name="P4">
Videos: []</text:p>
      <text:p text:style-name="P4">
Images: []</text:p>
      <text:p text:style-name="P4">
Tags: []</text:p>
      <text:p text:style-name="P4">
ID: 22566213</text:p>
      <!--METADATA-->
      <text:p text:style-name="P4">
None</text:p>
      <text:p text:style-name="P4">
News Collection Link: <text:a xlink:type="simple" xlink:href="https://liveuamap.com/en/2023/29-may-poltavska-oblast1149-red-alert-aerial-g" text:style-name="Internet_20_link" text:visited-style-name="Visited_20_Internet_20_Link">
https://liveuamap.com/en/2023/29-may-poltavska-oblast1149-red-alert-aerial-g</text:a>
</text:p>
      <text:p text:style-name="P4">
Source: <text:a xlink:type="simple" xlink:href="https://liveuamap.com/en/2023/29-may-poltavska-oblast1149-red-alert-aerial-g" text:style-name="Internet_20_link" text:visited-style-name="Visited_20_Internet_20_Link">
https://liveuamap.com/en/2023/29-may-poltavska-oblast1149-red-alert-aerial-g</text:a>
</text:p>
      <!--NEWS-->
      <text:h text:style-name="P10" text:outline-level="1">
<text:span text:style-name="T4">
Sumska Oblast, Kharkiv, Kharkivska Oblast, Zaporizka Oblast, Dnipro, Dnipropetrovska Oblast(1...</text:span>
</text:h>
      <text:p text:style-name="P4">
Authors: liveuamap (Language: en)</text:p>
      <text:p text:style-name="P4">
Time: 2023-05-29T05:51:00</text:p>
      <text:p text:style-name="P4">
Location: Sumska Oblast (Latitude:51.00094 Longtitude:33.99944)</text:p>
      <text:p text:style-name="P4">
Videos: []</text:p>
      <text:p text:style-name="P4">
Images: []</text:p>
      <text:p text:style-name="P4">
Tags: ["Europe", "Central and Eastern Europe"]</text:p>
      <text:p text:style-name="P4">
ID: 22566214</text:p>
      <!--METADATA-->
      <text:p text:style-name="P4">
Sumska Oblast, Kharkiv, Kharkivska Oblast, Zaporizka Oblast, Dnipro,Dnipropetrovska Oblast(11:51). Red Alert: aerial threat. Sirens sounding. Takecover now!</text:p>
      <text:p text:style-name="P4">
News Collection Link: <text:a xlink:type="simple" xlink:href="https://liveuamap.com/en/2023/29-may-sumska-oblast-kharkiv-kharkivska-oblasg" text:style-name="Internet_20_link" text:visited-style-name="Visited_20_Internet_20_Link">
https://liveuamap.com/en/2023/29-may-sumska-oblast-kharkiv-kharkivska-oblasg</text:a>
</text:p>
      <text:p text:style-name="P4">
Source: <text:a xlink:type="simple" xlink:href="https://t.me/air_alert_ua/46828" text:style-name="Internet_20_link" text:visited-style-name="Visited_20_Internet_20_Link">
https://t.me/air_alert_ua/46828</text:a>
</text:p>
      <!--NEWS-->
      <text:h text:style-name="P10" text:outline-level="1">
<text:span text:style-name="T4">
Russian army conducted missile strike with Iskander missile in Kishvarivka village of Kupians...</text:span>
</text:h>
      <text:p text:style-name="P4">
Authors: liveuamap (Language: en)</text:p>
      <text:p text:style-name="P4">
Time: 2023-05-29T06:08:02</text:p>
      <text:p text:style-name="P4">
Location: Kharkiv (Latitude:49.58401 Longtitude:37.71143)</text:p>
      <text:p text:style-name="P4">
Videos: []</text:p>
      <text:p text:style-name="P4">
Images: []</text:p>
      <text:p text:style-name="P4">
Tags: ["Russia", "Europe"]</text:p>
      <text:p text:style-name="P4">
ID: 22566225</text:p>
      <!--METADATA-->
      <text:p text:style-name="P4">
Russian army conducted missile strike with Iskander missile in Kishvarivkavillage of Kupiansk district, wounding 5 civilians, including 2 children. And1 person wounded as result of missile strike in Hlushkivka village</text:p>
      <text:p text:style-name="P4">
News Collection Link: <text:a xlink:type="simple" xlink:href="https://liveuamap.com/en/2023/29-may-russian-army-conducted-missile-strike-with-iskander" text:style-name="Internet_20_link" text:visited-style-name="Visited_20_Internet_20_Link">
https://liveuamap.com/en/2023/29-may-russian-army-conducted-missile-strike-with-iskander</text:a>
</text:p>
      <text:p text:style-name="P4">
Source: <text:a xlink:type="simple" xlink:href="https://t.me/synegubov/6302" text:style-name="Internet_20_link" text:visited-style-name="Visited_20_Internet_20_Link">
https://t.me/synegubov/6302</text:a>
</text:p>
      <!--NEWS-->
      <text:h text:style-name="P10" text:outline-level="1">
<text:span text:style-name="T4">
Donetsk Oblast(12:29). Red Alert: aerial threat. Sirens sounding. Take cover now!</text:span>
</text:h>
      <text:p text:style-name="P4">
Authors: liveuamap (Language: en)</text:p>
      <text:p text:style-name="P4">
Time: 2023-05-29T06:30:00</text:p>
      <text:p text:style-name="P4">
Location: Donetsk Oblast (Latitude:48.7271 Longtitude:37.57909)</text:p>
      <text:p text:style-name="P4">
Videos: []</text:p>
      <text:p text:style-name="P4">
Images: []</text:p>
      <text:p text:style-name="P4">
Tags: ["Europe", "Central and Eastern Europe"]</text:p>
      <text:p text:style-name="P4">
ID: 22566229</text:p>
      <!--METADATA-->
      <text:p text:style-name="P4">
Donetsk Oblast(12:29). Red Alert: aerial threat. Sirens sounding. Take covernow!</text:p>
      <text:p text:style-name="P4">
News Collection Link: <text:a xlink:type="simple" xlink:href="https://liveuamap.com/en/2023/29-may-donetsk-oblast1229-red-alert-aerial-thg" text:style-name="Internet_20_link" text:visited-style-name="Visited_20_Internet_20_Link">
https://liveuamap.com/en/2023/29-may-donetsk-oblast1229-red-alert-aerial-thg</text:a>
</text:p>
      <text:p text:style-name="P4">
Source: <text:a xlink:type="simple" xlink:href="https://t.me/air_alert_ua/46835" text:style-name="Internet_20_link" text:visited-style-name="Visited_20_Internet_20_Link">
https://t.me/air_alert_ua/46835</text:a>
</text:p>
      <!--NEWS-->
      <text:h text:style-name="P10" text:outline-level="1">
<text:span text:style-name="T4">
Ukrainian air defense shot down 11 Russian ballistic and cruise missiles Iskander in the 2nd ...</text:span>
</text:h>
      <text:p text:style-name="P4">
Authors: liveuamap (Language: en)</text:p>
      <text:p text:style-name="P4">
Time: 2023-05-29T07:07:17</text:p>
      <text:p text:style-name="P4">
Location: Kyiv, Kyiv city (Latitude:50.4592 Longtitude:30.54234)</text:p>
      <text:p text:style-name="P4">
Videos: []</text:p>
      <text:p text:style-name="P4">
Images: ["<text:a xlink:type="simple" xlink:href="https://liveuamap.com/pics/2023/05/29/22566230_0.jpg" text:style-name="Internet_20_link" text:visited-style-name="Visited_20_Internet_20_Link">
22566230_0.jpg</text:a>
"]</text:p>
      <text:p text:style-name="P4">
Tags: []</text:p>
      <text:p text:style-name="P4">
ID: 22566230</text:p>
      <!--METADATA-->
      <text:p text:style-name="P4">
Ukrainian air defense shot down 11 Russian ballistic and cruise missilesIskander in the 2nd attack of the day</text:p>
      <text:p text:style-name="P4">
<draw:frame draw:style-name="fr1" draw:name="Image69" text:anchor-type="as-char" svg:width="6.9236in" svg:height="6.9236in" draw:z-index="0">
<draw:image xlink:href="../Images/liveuamap/2023-05-29T07-07-17/22566230_0.jpg" xlink:type="simple" xlink:show="embed" xlink:actuate="onLoad" draw:mime-type="image/jpeg"/>
</draw:frame>
</text:p>
      <text:p text:style-name="P4">
News Collection Link: <text:a xlink:type="simple" xlink:href="https://liveuamap.com/en/2023/29-may-ukrainian-air-defense-shot-down-11-russian-ballistic" text:style-name="Internet_20_link" text:visited-style-name="Visited_20_Internet_20_Link">
https://liveuamap.com/en/2023/29-may-ukrainian-air-defense-shot-down-11-russian-ballistic</text:a>
</text:p>
      <text:p text:style-name="P4">
Source: <text:a xlink:type="simple" xlink:href="https://t.me/CinCAFU/507" text:style-name="Internet_20_link" text:visited-style-name="Visited_20_Internet_20_Link">
https://t.me/CinCAFU/507</text:a>
</text:p>
      <!--NEWS-->
      <text:h text:style-name="P10" text:outline-level="1">
<text:span text:style-name="T4">
1 person killed, 8 wounded as result of Russian aerial bombardment in Toretsk town with FAB-2...</text:span>
</text:h>
      <text:p text:style-name="P4">
Authors: liveuamap (Language: en)</text:p>
      <text:p text:style-name="P4">
Time: 2023-05-29T07:21:19</text:p>
      <text:p text:style-name="P4">
Location: Toretsk, Donetsk Oblast (Latitude:48.39319 Longtitude:37.85442)</text:p>
      <text:p text:style-name="P4">
Videos: []</text:p>
      <text:p text:style-name="P4">
Images: ["<text:a xlink:type="simple" xlink:href="https://liveuamap.com/pics/2023/05/29/22566231_0.jpg" text:style-name="Internet_20_link" text:visited-style-name="Visited_20_Internet_20_Link">
22566231_0.jpg</text:a>
", "<text:a xlink:type="simple" xlink:href="https://liveuamap.com/pics/2023/05/29/22566231_1.jpg" text:style-name="Internet_20_link" text:visited-style-name="Visited_20_Internet_20_Link">
22566231_1.jpg</text:a>
", "<text:a xlink:type="simple" xlink:href="https://liveuamap.com/pics/2023/05/29/22566231_2.jpg" text:style-name="Internet_20_link" text:visited-style-name="Visited_20_Internet_20_Link">
22566231_2.jpg</text:a>
", "<text:a xlink:type="simple" xlink:href="https://liveuamap.com/pics/2023/05/29/22566231_3.jpg" text:style-name="Internet_20_link" text:visited-style-name="Visited_20_Internet_20_Link">
22566231_3.jpg</text:a>
", "<text:a xlink:type="simple" xlink:href="https://liveuamap.com/pics/2023/05/29/22566231_4.jpg" text:style-name="Internet_20_link" text:visited-style-name="Visited_20_Internet_20_Link">
22566231_4.jpg</text:a>
", "<text:a xlink:type="simple" xlink:href="https://liveuamap.com/pics/2023/05/29/22566231_5.jpg" text:style-name="Internet_20_link" text:visited-style-name="Visited_20_Internet_20_Link">
22566231_5.jpg</text:a>
"]</text:p>
      <text:p text:style-name="P4">
Tags: ["Minsk Monitor", "Europe"]</text:p>
      <text:p text:style-name="P4">
ID: 22566231</text:p>
      <!--METADATA-->
      <text:p text:style-name="P4">
1 person killed, 8 wounded as result of Russian aerial bombardment in Toretsktown with FAB-250 bombs</text:p>
      <text:p text:style-name="P4">
<draw:frame draw:style-name="fr1" draw:name="Image70" text:anchor-type="as-char" svg:width="6.9236in" svg:height="5.1927in" draw:z-index="0">
<draw:image xlink:href="../Images/liveuamap/2023-05-29T07-21-19/22566231_0.jpg" xlink:type="simple" xlink:show="embed" xlink:actuate="onLoad" draw:mime-type="image/jpeg"/>
</draw:frame>
<draw:frame draw:style-name="fr1" draw:name="Image71" text:anchor-type="as-char" svg:width="6.9236in" svg:height="5.1927in" draw:z-index="0">
<draw:image xlink:href="../Images/liveuamap/2023-05-29T07-21-19/22566231_1.jpg" xlink:type="simple" xlink:show="embed" xlink:actuate="onLoad" draw:mime-type="image/jpeg"/>
</draw:frame>
<draw:frame draw:style-name="fr1" draw:name="Image72" text:anchor-type="as-char" svg:width="6.9236in" svg:height="5.1927in" draw:z-index="0">
<draw:image xlink:href="../Images/liveuamap/2023-05-29T07-21-19/22566231_2.jpg" xlink:type="simple" xlink:show="embed" xlink:actuate="onLoad" draw:mime-type="image/jpeg"/>
</draw:frame>
<draw:frame draw:style-name="fr1" draw:name="Image73" text:anchor-type="as-char" svg:width="6.9236in" svg:height="5.1927in" draw:z-index="0">
<draw:image xlink:href="../Images/liveuamap/2023-05-29T07-21-19/22566231_3.jpg" xlink:type="simple" xlink:show="embed" xlink:actuate="onLoad" draw:mime-type="image/jpeg"/>
</draw:frame>
<draw:frame draw:style-name="fr1" draw:name="Image74" text:anchor-type="as-char" svg:width="6.9236in" svg:height="5.1927in" draw:z-index="0">
<draw:image xlink:href="../Images/liveuamap/2023-05-29T07-21-19/22566231_4.jpg" xlink:type="simple" xlink:show="embed" xlink:actuate="onLoad" draw:mime-type="image/jpeg"/>
</draw:frame>
<draw:frame draw:style-name="fr1" draw:name="Image75" text:anchor-type="as-char" svg:width="6.9236in" svg:height="5.1927in" draw:z-index="0">
<draw:image xlink:href="../Images/liveuamap/2023-05-29T07-21-19/22566231_5.jpg" xlink:type="simple" xlink:show="embed" xlink:actuate="onLoad" draw:mime-type="image/jpeg"/>
</draw:frame>
</text:p>
      <text:p text:style-name="P4">
News Collection Link: <text:a xlink:type="simple" xlink:href="https://liveuamap.com/en/2023/29-may-1-person-killed-8-wounded-as-result-of-russian-aerial" text:style-name="Internet_20_link" text:visited-style-name="Visited_20_Internet_20_Link">
https://liveuamap.com/en/2023/29-may-1-person-killed-8-wounded-as-result-of-russian-aerial</text:a>
</text:p>
      <text:p text:style-name="P4">
Source: <text:a xlink:type="simple" xlink:href="https://t.me/pgo_gov_ua/12619" text:style-name="Internet_20_link" text:visited-style-name="Visited_20_Internet_20_Link">
https://t.me/pgo_gov_ua/12619</text:a>
</text:p>
      <!--NEWS-->
      <text:h text:style-name="P10" text:outline-level="1">
<text:span text:style-name="T4">
Missile strikes reported in Mykhailivka village near Vasylivka, Zaporizhzhia region</text:span>
</text:h>
      <text:p text:style-name="P4">
Authors: liveuamap (Language: en)</text:p>
      <text:p text:style-name="P4">
Time: 2023-05-29T07:40:09</text:p>
      <text:p text:style-name="P4">
Location: Mykhailivka (Latitude:47.26152 Longtitude:35.22766)</text:p>
      <text:p text:style-name="P4">
Videos: []</text:p>
      <text:p text:style-name="P4">
Images: []</text:p>
      <text:p text:style-name="P4">
Tags: []</text:p>
      <text:p text:style-name="P4">
ID: 22566232</text:p>
      <!--METADATA-->
      <text:p text:style-name="P4">
Missile strikes reported in Mykhailivka village near Vasylivka, Zaporizhzhiaregion</text:p>
      <text:p text:style-name="P4">
News Collection Link: <text:a xlink:type="simple" xlink:href="https://liveuamap.com/en/2023/29-may-missile-strikes-reported-in-mykhailivka-village-near" text:style-name="Internet_20_link" text:visited-style-name="Visited_20_Internet_20_Link">
https://liveuamap.com/en/2023/29-may-missile-strikes-reported-in-mykhailivka-village-near</text:a>
</text:p>
      <text:p text:style-name="P4">
Source: <text:a xlink:type="simple" xlink:href="https://t.me/dniprorudne_ukraine/2296" text:style-name="Internet_20_link" text:visited-style-name="Visited_20_Internet_20_Link">
https://t.me/dniprorudne_ukraine/2296</text:a>
</text:p>
      <!--NEWS-->
      <text:h text:style-name="P10" text:outline-level="1">
<text:span text:style-name="T4">
Kyiv, Kyiv Oblast(15:53). Red Alert: aerial threat. Sirens sounding. Take cover now!</text:span>
</text:h>
      <text:p text:style-name="P4">
Authors: liveuamap (Language: en)</text:p>
      <text:p text:style-name="P4">
Time: 2023-05-29T09:54:00</text:p>
      <text:p text:style-name="P4">
Location: Kyiv (Latitude:50.44264 Longtitude:30.53143)</text:p>
      <text:p text:style-name="P4">
Videos: []</text:p>
      <text:p text:style-name="P4">
Images: []</text:p>
      <text:p text:style-name="P4">
Tags: ["Europe", "Central and Eastern Europe"]</text:p>
      <text:p text:style-name="P4">
ID: 22566233</text:p>
      <!--METADATA-->
      <text:p text:style-name="P4">
Kyiv, Kyiv Oblast(15:53). Red Alert: aerial threat. Sirens sounding. Takecover now!</text:p>
      <text:p text:style-name="P4">
News Collection Link: <text:a xlink:type="simple" xlink:href="https://liveuamap.com/en/2023/29-may-kyiv-kyiv-oblast1553-red-alert-aerial-g" text:style-name="Internet_20_link" text:visited-style-name="Visited_20_Internet_20_Link">
https://liveuamap.com/en/2023/29-may-kyiv-kyiv-oblast1553-red-alert-aerial-g</text:a>
</text:p>
      <text:p text:style-name="P4">
Source: <text:a xlink:type="simple" xlink:href="https://t.me/air_alert_ua/46837" text:style-name="Internet_20_link" text:visited-style-name="Visited_20_Internet_20_Link">
https://t.me/air_alert_ua/46837</text:a>
</text:p>
      <!--NEWS-->
      <text:h text:style-name="P10" text:outline-level="1">
<text:span text:style-name="T4">
Chernihivska Oblast(15:56). Red Alert: aerial threat. Sirens sounding. Take cover now!</text:span>
</text:h>
      <text:p text:style-name="P4">
Authors: liveuamap (Language: en)</text:p>
      <text:p text:style-name="P4">
Time: 2023-05-29T09:56:00</text:p>
      <text:p text:style-name="P4">
Location: Chernihivska Oblast (Latitude:51.33243 Longtitude:32.00106)</text:p>
      <text:p text:style-name="P4">
Videos: []</text:p>
      <text:p text:style-name="P4">
Images: []</text:p>
      <text:p text:style-name="P4">
Tags: ["Europe", "Central and Eastern Europe"]</text:p>
      <text:p text:style-name="P4">
ID: 22566234</text:p>
      <!--METADATA-->
      <text:p text:style-name="P4">
Chernihivska Oblast(15:56). Red Alert: aerial threat. Sirens sounding. Takecover now!</text:p>
      <text:p text:style-name="P4">
News Collection Link: <text:a xlink:type="simple" xlink:href="https://liveuamap.com/en/2023/29-may-chernihivska-oblast1556-red-alert-aerig" text:style-name="Internet_20_link" text:visited-style-name="Visited_20_Internet_20_Link">
https://liveuamap.com/en/2023/29-may-chernihivska-oblast1556-red-alert-aerig</text:a>
</text:p>
      <text:p text:style-name="P4">
Source: <text:a xlink:type="simple" xlink:href="https://t.me/air_alert_ua/46839" text:style-name="Internet_20_link" text:visited-style-name="Visited_20_Internet_20_Link">
https://t.me/air_alert_ua/46839</text:a>
</text:p>
      <!--NEWS-->
      <text:h text:style-name="P10" text:outline-level="1">
<text:span text:style-name="T4">
Explosions reported in Kherson</text:span>
</text:h>
      <text:p text:style-name="P4">
Authors: liveuamap (Language: en)</text:p>
      <text:p text:style-name="P4">
Time: 2023-05-29T10:07:09</text:p>
      <text:p text:style-name="P4">
Location: Kherson (Latitude:46.6393 Longtitude:32.62699)</text:p>
      <text:p text:style-name="P4">
Videos: []</text:p>
      <text:p text:style-name="P4">
Images: []</text:p>
      <text:p text:style-name="P4">
Tags: ["Europe", "Central and Eastern Europe"]</text:p>
      <text:p text:style-name="P4">
ID: 22566237</text:p>
      <!--METADATA-->
      <text:p text:style-name="P4">
Explosions reported in Kherson</text:p>
      <text:p text:style-name="P4">
News Collection Link: <text:a xlink:type="simple" xlink:href="https://liveuamap.com/en/2023/29-may-explosions-reported-in-kherson" text:style-name="Internet_20_link" text:visited-style-name="Visited_20_Internet_20_Link">
https://liveuamap.com/en/2023/29-may-explosions-reported-in-kherson</text:a>
</text:p>
      <text:p text:style-name="P4">
Source: <text:a xlink:type="simple" xlink:href="https://t.me/channel24_ua/90239" text:style-name="Internet_20_link" text:visited-style-name="Visited_20_Internet_20_Link">
https://t.me/channel24_ua/90239</text:a>
</text:p>
      <!--NEWS-->
      <text:h text:style-name="P10" text:outline-level="1">
<text:span text:style-name="T4">
Ukrainian Parliament imposed sanctions on Iran for the next 50 years for the help to Russia i...</text:span>
</text:h>
      <text:p text:style-name="P4">
Authors: liveuamap (Language: en)</text:p>
      <text:p text:style-name="P4">
Time: 2023-05-29T10:10:34</text:p>
      <text:p text:style-name="P4">
Location: Kyiv, Kyiv city (Latitude:50.4458 Longtitude:30.5373)</text:p>
      <text:p text:style-name="P4">
Videos: []</text:p>
      <text:p text:style-name="P4">
Images: ["<text:a xlink:type="simple" xlink:href="https://liveuamap.com/pics/2023/05/29/22566238_0.jpg" text:style-name="Internet_20_link" text:visited-style-name="Visited_20_Internet_20_Link">
22566238_0.jpg</text:a>
"]</text:p>
      <text:p text:style-name="P4">
Tags: ["Iran", "Central and Eastern Europe"]</text:p>
      <text:p text:style-name="P4">
ID: 22566238</text:p>
      <!--METADATA-->
      <text:p text:style-name="P4">
Ukrainian Parliament imposed sanctions on Iran for the next 50 years for thehelp to Russia in the war against Ukraine</text:p>
      <text:p text:style-name="P4">
<draw:frame draw:style-name="fr1" draw:name="Image76" text:anchor-type="as-char" svg:width="6.9236in" svg:height="5.603789in" draw:z-index="0">
<draw:image xlink:href="../Images/liveuamap/2023-05-29T10-10-34/22566238_0.jpg" xlink:type="simple" xlink:show="embed" xlink:actuate="onLoad" draw:mime-type="image/jpeg"/>
</draw:frame>
</text:p>
      <text:p text:style-name="P4">
News Collection Link: <text:a xlink:type="simple" xlink:href="https://liveuamap.com/en/2023/29-may-ukrainian-parliament-imposed-sanctions-on-iran-for" text:style-name="Internet_20_link" text:visited-style-name="Visited_20_Internet_20_Link">
https://liveuamap.com/en/2023/29-may-ukrainian-parliament-imposed-sanctions-on-iran-for</text:a>
</text:p>
      <text:p text:style-name="P4">
Source: <text:a xlink:type="simple" xlink:href="https://twitter.com/ukrpravda_news/status/1663185663083069442" text:style-name="Internet_20_link" text:visited-style-name="Visited_20_Internet_20_Link">
https://twitter.com/ukrpravda_news/status/1663185663083069442</text:a>
</text:p>
      <!--NEWS-->
      <text:h text:style-name="P10" text:outline-level="1">
<text:span text:style-name="T4">
Zhytomyr, Zhytomyrska Oblast(16:23). Red Alert: aerial threat. Sirens sounding. Take cover now!</text:span>
</text:h>
      <text:p text:style-name="P4">
Authors: liveuamap (Language: en)</text:p>
      <text:p text:style-name="P4">
Time: 2023-05-29T10:25:00</text:p>
      <text:p text:style-name="P4">
Location: Zhytomyr (Latitude:50.2644 Longtitude:28.67711)</text:p>
      <text:p text:style-name="P4">
Videos: []</text:p>
      <text:p text:style-name="P4">
Images: []</text:p>
      <text:p text:style-name="P4">
Tags: ["Europe", "Central and Eastern Europe"]</text:p>
      <text:p text:style-name="P4">
ID: 22566244</text:p>
      <!--METADATA-->
      <text:p text:style-name="P4">
Zhytomyr, Zhytomyrska Oblast(16:23). Red Alert: aerial threat. Sirenssounding. Take cover now!</text:p>
      <text:p text:style-name="P4">
News Collection Link: <text:a xlink:type="simple" xlink:href="https://liveuamap.com/en/2023/29-may-zhytomyr-zhytomyrska-oblast1623-red-alg" text:style-name="Internet_20_link" text:visited-style-name="Visited_20_Internet_20_Link">
https://liveuamap.com/en/2023/29-may-zhytomyr-zhytomyrska-oblast1623-red-alg</text:a>
</text:p>
      <text:p text:style-name="P4">
Source: <text:a xlink:type="simple" xlink:href="https://t.me/air_alert_ua/46840" text:style-name="Internet_20_link" text:visited-style-name="Visited_20_Internet_20_Link">
https://t.me/air_alert_ua/46840</text:a>
</text:p>
      <!--NEWS-->
      <text:h text:style-name="P10" text:outline-level="1">
<text:span text:style-name="T4">
Explosions in Grafovka village of Belgorod region</text:span>
</text:h>
      <text:p text:style-name="P4">
Authors: liveuamap (Language: en)</text:p>
      <text:p text:style-name="P4">
Time: 2023-05-29T10:25:08</text:p>
      <text:p text:style-name="P4">
Location: Belgorod, Belgorodskaya oblast' (Latitude:50.40206 Longtitude:36.74549)</text:p>
      <text:p text:style-name="P4">
Videos: []</text:p>
      <text:p text:style-name="P4">
Images: []</text:p>
      <text:p text:style-name="P4">
Tags: ["Russia", "Central and Eastern Europe"]</text:p>
      <text:p text:style-name="P4">
ID: 22566243</text:p>
      <!--METADATA-->
      <text:p text:style-name="P4">
Explosions in Grafovka village of Belgorod region</text:p>
      <text:p text:style-name="P4">
News Collection Link: <text:a xlink:type="simple" xlink:href="https://liveuamap.com/en/2023/29-may-explosions-in-grafovka-village-of-belgorod-region" text:style-name="Internet_20_link" text:visited-style-name="Visited_20_Internet_20_Link">
https://liveuamap.com/en/2023/29-may-explosions-in-grafovka-village-of-belgorod-region</text:a>
</text:p>
      <text:p text:style-name="P4">
Source: <text:a xlink:type="simple" xlink:href="https://t.me/breakingmash/44454" text:style-name="Internet_20_link" text:visited-style-name="Visited_20_Internet_20_Link">
https://t.me/breakingmash/44454</text:a>
</text:p>
      <!--NEWS-->
      <text:h text:style-name="P10" text:outline-level="1">
<text:span text:style-name="T4">
Due to an accident on the Dnipro-Western Donbas water pipeline, water supply has been cut off...</text:span>
</text:h>
      <text:p text:style-name="P4">
Authors: liveuamap (Language: en)</text:p>
      <text:p text:style-name="P4">
Time: 2023-05-29T10:30:10</text:p>
      <text:p text:style-name="P4">
Location: Dnipro (Latitude:48.32521 Longtitude:35.52704)</text:p>
      <text:p text:style-name="P4">
Videos: []</text:p>
      <text:p text:style-name="P4">
Images: []</text:p>
      <text:p text:style-name="P4">
Tags: ["Energy", "Central and Eastern Europe"]</text:p>
      <text:p text:style-name="P4">
ID: 22566245</text:p>
      <!--METADATA-->
      <text:p text:style-name="P4">
Due to an accident on the Dnipro-Western Donbas water pipeline, water supplyhas been cut off in Synelnikovo</text:p>
      <text:p text:style-name="P4">
News Collection Link: <text:a xlink:type="simple" xlink:href="https://liveuamap.com/en/2023/29-may-due-to-an-accident-on-the-dniprowestern-donbas-water" text:style-name="Internet_20_link" text:visited-style-name="Visited_20_Internet_20_Link">
https://liveuamap.com/en/2023/29-may-due-to-an-accident-on-the-dniprowestern-donbas-water</text:a>
</text:p>
      <text:p text:style-name="P4">
Source: <text:a xlink:type="simple" xlink:href="https://t.me/hyevuy_dnepr/53189" text:style-name="Internet_20_link" text:visited-style-name="Visited_20_Internet_20_Link">
https://t.me/hyevuy_dnepr/53189</text:a>
</text:p>
      <!--NEWS-->
      <text:h text:style-name="P10" text:outline-level="1">
<text:span text:style-name="T4">
Shelling reported in Novaya Tavolzhanka, Belgorod region</text:span>
</text:h>
      <text:p text:style-name="P4">
Authors: liveuamap (Language: en)</text:p>
      <text:p text:style-name="P4">
Time: 2023-05-29T10:34:00</text:p>
      <text:p text:style-name="P4">
Location: Belgorod, Belgorodskaya oblast' (Latitude:50.3491 Longtitude:36.82506)</text:p>
      <text:p text:style-name="P4">
Videos: []</text:p>
      <text:p text:style-name="P4">
Images: ["<text:a xlink:type="simple" xlink:href="https://liveuamap.com/pics/2023/05/29/22566249_0.jpg" text:style-name="Internet_20_link" text:visited-style-name="Visited_20_Internet_20_Link">
22566249_0.jpg</text:a>
"]</text:p>
      <text:p text:style-name="P4">
Tags: ["Russia", "Central and Eastern Europe"]</text:p>
      <text:p text:style-name="P4">
ID: 22566249</text:p>
      <!--METADATA-->
      <text:p text:style-name="P4">
Shelling reported in Novaya Tavolzhanka, Belgorod region</text:p>
      <text:p text:style-name="P4">
<draw:frame draw:style-name="fr1" draw:name="Image77" text:anchor-type="as-char" svg:width="6.9236in" svg:height="2.154009in" draw:z-index="0">
<draw:image xlink:href="../Images/liveuamap/2023-05-29T10-34-00/22566249_0.jpg" xlink:type="simple" xlink:show="embed" xlink:actuate="onLoad" draw:mime-type="image/jpeg"/>
</draw:frame>
</text:p>
      <text:p text:style-name="P4">
News Collection Link: <text:a xlink:type="simple" xlink:href="https://liveuamap.com/en/2023/29-may-shelling-reported-in-novaya-tavolzhanka-belgorod-region" text:style-name="Internet_20_link" text:visited-style-name="Visited_20_Internet_20_Link">
https://liveuamap.com/en/2023/29-may-shelling-reported-in-novaya-tavolzhanka-belgorod-region</text:a>
</text:p>
      <text:p text:style-name="P4">
Source: <text:a xlink:type="simple" xlink:href="https://t.me/belgorod_informant/4506" text:style-name="Internet_20_link" text:visited-style-name="Visited_20_Internet_20_Link">
https://t.me/belgorod_informant/4506</text:a>
</text:p>
      <!--NEWS-->
      <text:h text:style-name="P10" text:outline-level="1">
<text:span text:style-name="T4">
Explosions reported in Sevastopol</text:span>
</text:h>
      <text:p text:style-name="P4">
Authors: liveuamap (Language: en)</text:p>
      <text:p text:style-name="P4">
Time: 2023-05-29T12:24:56</text:p>
      <text:p text:style-name="P4">
Location: Sevastopol, (Latitude:44.62285 Longtitude:33.51551)</text:p>
      <text:p text:style-name="P4">
Videos: []</text:p>
      <text:p text:style-name="P4">
Images: []</text:p>
      <text:p text:style-name="P4">
Tags: []</text:p>
      <text:p text:style-name="P4">
ID: 22566261</text:p>
      <!--METADATA-->
      <text:p text:style-name="P4">
Explosions reported in Sevastopol</text:p>
      <text:p text:style-name="P4">
News Collection Link: <text:a xlink:type="simple" xlink:href="https://liveuamap.com/en/2023/29-may-explosions-reported-in-sevastopol-" text:style-name="Internet_20_link" text:visited-style-name="Visited_20_Internet_20_Link">
https://liveuamap.com/en/2023/29-may-explosions-reported-in-sevastopol-</text:a>
</text:p>
      <text:p text:style-name="P4">
Source: <text:a xlink:type="simple" xlink:href="https://t.me/chp_sevastopol/15854" text:style-name="Internet_20_link" text:visited-style-name="Visited_20_Internet_20_Link">
https://t.me/chp_sevastopol/15854</text:a>
</text:p>
      <!--NEWS-->
      <text:h text:style-name="P10" text:outline-level="1">
<text:span text:style-name="T4">
Zaporizka Oblast, Dnipro, Dnipropetrovska Oblast, Kharkiv, Kharkivska Oblast(18:38). Red Aler...</text:span>
</text:h>
      <text:p text:style-name="P4">
Authors: liveuamap (Language: en)</text:p>
      <text:p text:style-name="P4">
Time: 2023-05-29T12:39:00</text:p>
      <text:p text:style-name="P4">
Location: Zaporizka Oblast (Latitude:47.612021 Longtitude:35.765261)</text:p>
      <text:p text:style-name="P4">
Videos: []</text:p>
      <text:p text:style-name="P4">
Images: []</text:p>
      <text:p text:style-name="P4">
Tags: ["Europe", "Central and Eastern Europe"]</text:p>
      <text:p text:style-name="P4">
ID: 22566262</text:p>
      <!--METADATA-->
      <text:p text:style-name="P4">
Zaporizka Oblast, Dnipro, Dnipropetrovska Oblast, Kharkiv, KharkivskaOblast(18:38). Red Alert: aerial threat. Sirens sounding. Take cover now!</text:p>
      <text:p text:style-name="P4">
News Collection Link: <text:a xlink:type="simple" xlink:href="https://liveuamap.com/en/2023/29-may-zaporizka-oblast-dnipro-dnipropetrovskg" text:style-name="Internet_20_link" text:visited-style-name="Visited_20_Internet_20_Link">
https://liveuamap.com/en/2023/29-may-zaporizka-oblast-dnipro-dnipropetrovskg</text:a>
</text:p>
      <text:p text:style-name="P4">
Source: <text:a xlink:type="simple" xlink:href="https://t.me/air_alert_ua/46847" text:style-name="Internet_20_link" text:visited-style-name="Visited_20_Internet_20_Link">
https://t.me/air_alert_ua/46847</text:a>
</text:p>
      <!--NEWS-->
      <text:h text:style-name="P10" text:outline-level="1">
<text:span text:style-name="T4">
Donetsk Oblast(18:39). Red Alert: aerial threat. Sirens sounding. Take cover now!</text:span>
</text:h>
      <text:p text:style-name="P4">
Authors: liveuamap (Language: en)</text:p>
      <text:p text:style-name="P4">
Time: 2023-05-29T12:41:00</text:p>
      <text:p text:style-name="P4">
Location: Donetsk Oblast (Latitude:48.72744 Longtitude:37.5781)</text:p>
      <text:p text:style-name="P4">
Videos: []</text:p>
      <text:p text:style-name="P4">
Images: []</text:p>
      <text:p text:style-name="P4">
Tags: ["Europe", "Central and Eastern Europe"]</text:p>
      <text:p text:style-name="P4">
ID: 22566263</text:p>
      <!--METADATA-->
      <text:p text:style-name="P4">
Donetsk Oblast(18:39). Red Alert: aerial threat. Sirens sounding. Take covernow!</text:p>
      <text:p text:style-name="P4">
News Collection Link: <text:a xlink:type="simple" xlink:href="https://liveuamap.com/en/2023/29-may-donetsk-oblast1839-red-alert-aerial-thg" text:style-name="Internet_20_link" text:visited-style-name="Visited_20_Internet_20_Link">
https://liveuamap.com/en/2023/29-may-donetsk-oblast1839-red-alert-aerial-thg</text:a>
</text:p>
      <text:p text:style-name="P4">
Source: <text:a xlink:type="simple" xlink:href="https://t.me/air_alert_ua/46848" text:style-name="Internet_20_link" text:visited-style-name="Visited_20_Internet_20_Link">
https://t.me/air_alert_ua/46848</text:a>
</text:p>
      <!--NEWS-->
      <text:h text:style-name="P10" text:outline-level="1">
<text:span text:style-name="T4">
Dnipro, Dnipropetrovska Oblast(19:31). Red Alert: aerial threat. Sirens sounding. Take cover ...</text:span>
</text:h>
      <text:p text:style-name="P4">
Authors: liveuamap (Language: en)</text:p>
      <text:p text:style-name="P4">
Time: 2023-05-29T13:32:00</text:p>
      <text:p text:style-name="P4">
Location: Dnipro (Latitude:48.45930000 Longtitude:35.03865000)</text:p>
      <text:p text:style-name="P4">
Videos: []</text:p>
      <text:p text:style-name="P4">
Images: []</text:p>
      <text:p text:style-name="P4">
Tags: ["Europe", "Central and Eastern Europe"]</text:p>
      <text:p text:style-name="P4">
ID: 22566311</text:p>
      <!--METADATA-->
      <text:p text:style-name="P4">
Dnipro, Dnipropetrovska Oblast(19:31). Red Alert: aerial threat. Sirenssounding. Take cover now!</text:p>
      <text:p text:style-name="P4">
News Collection Link: <text:a xlink:type="simple" xlink:href="https://liveuamap.com/en/2023/29-may-dnipro-dnipropetrovska-oblast1931-red-g" text:style-name="Internet_20_link" text:visited-style-name="Visited_20_Internet_20_Link">
https://liveuamap.com/en/2023/29-may-dnipro-dnipropetrovska-oblast1931-red-g</text:a>
</text:p>
      <text:p text:style-name="P4">
Source: <text:a xlink:type="simple" xlink:href="https://t.me/air_alert_ua/46853" text:style-name="Internet_20_link" text:visited-style-name="Visited_20_Internet_20_Link">
https://t.me/air_alert_ua/46853</text:a>
</text:p>
      <!--NEWS-->
      <text:h text:style-name="P10" text:outline-level="1">
<text:span text:style-name="T4">
Kharkiv, Kharkivska Oblast, Donetsk Oblast(19:32). Red Alert: aerial threat. Sirens sounding....</text:span>
</text:h>
      <text:p text:style-name="P4">
Authors: liveuamap (Language: en)</text:p>
      <text:p text:style-name="P4">
Time: 2023-05-29T13:34:00</text:p>
      <text:p text:style-name="P4">
Location: Kharkiv (Latitude:49.97986 Longtitude:36.2532)</text:p>
      <text:p text:style-name="P4">
Videos: []</text:p>
      <text:p text:style-name="P4">
Images: []</text:p>
      <text:p text:style-name="P4">
Tags: ["Europe", "Central and Eastern Europe"]</text:p>
      <text:p text:style-name="P4">
ID: 22566312</text:p>
      <!--METADATA-->
      <text:p text:style-name="P4">
Kharkiv, Kharkivska Oblast, Donetsk Oblast(19:32). Red Alert: aerial threat.Sirens sounding. Take cover now!</text:p>
      <text:p text:style-name="P4">
News Collection Link: <text:a xlink:type="simple" xlink:href="https://liveuamap.com/en/2023/29-may-kharkiv-kharkivska-oblast-donetsk-oblag" text:style-name="Internet_20_link" text:visited-style-name="Visited_20_Internet_20_Link">
https://liveuamap.com/en/2023/29-may-kharkiv-kharkivska-oblast-donetsk-oblag</text:a>
</text:p>
      <text:p text:style-name="P4">
Source: <text:a xlink:type="simple" xlink:href="https://t.me/air_alert_ua/46855" text:style-name="Internet_20_link" text:visited-style-name="Visited_20_Internet_20_Link">
https://t.me/air_alert_ua/46855</text:a>
</text:p>
      <!--NEWS-->
      <text:h text:style-name="P10" text:outline-level="1">
<text:span text:style-name="T4">
У Нідерландах перші 60 українських біженців оселилися в тимчасовому районі «Мрія»</text:span>
</text:h>
      <text:p text:style-name="P4">
Authors: Ukrinform (Person)</text:p>
      <text:p text:style-name="P4">
Publisher: Укринформ (Organization)</text:p>
      <text:p text:style-name="P4">
Published Time: 2023-05-29T14:05:00+03:00</text:p>
      <text:p text:style-name="P4">
Modified Time: 2023-05-29T14:05:00+03:00</text:p>
      <text:p text:style-name="P4">
Description: У місті Влардінген перші 60 українців, які через війну Росії в Україні знайшли прихисток у Нідерландах, переїхали до притулку для довготермінового прийому українців. — Укрінформ.</text:p>
      <text:p text:style-name="P4">
Images: ['<text:a xlink:type="simple" xlink:href="https://static.ukrinform.com/photos/2023_05/thumb_files/630_360_1685357478-765.jpeg" text:style-name="Internet_20_link" text:visited-style-name="Visited_20_Internet_20_Link">
630_360_16853...</text:a>
', '<text:a xlink:type="simple" xlink:href="https://static.ukrinform.com/photos/2023_05/1685357506-242.jpeg" text:style-name="Internet_20_link" text:visited-style-name="Visited_20_Internet_20_Link">
1685357506-24...</text:a>
', '<text:a xlink:type="simple" xlink:href="https://static.ukrinform.com/photos/2023_05/1685357505-725.jpeg" text:style-name="Internet_20_link" text:visited-style-name="Visited_20_Internet_20_Link">
1685357505-72...</text:a>
', '<text:a xlink:type="simple" xlink:href="https://static.ukrinform.com/photos/2023_05/1685357505-159.jpeg" text:style-name="Internet_20_link" text:visited-style-name="Visited_20_Internet_20_Link">
1685357505-15...</text:a>
', '<text:a xlink:type="simple" xlink:href="https://static.ukrinform.com/photos/2023_05/1685357504-958.jpeg" text:style-name="Internet_20_link" text:visited-style-name="Visited_20_Internet_20_Link">
1685357504-95...</text:a>
']</text:p>
      <text:p text:style-name="P4">
Tags: ['Діаспора', 'Нідерланди', 'Біженці', 'Війна з Росією']</text:p>
      <text:p text:style-name="P4">
Type: Article</text:p>
      <!--METADATA-->
      <text:p text:style-name="P4">
<draw:frame draw:style-name="fr1" draw:name="Image78" text:anchor-type="as-char" svg:width="6.9236in" svg:height="3.956343in" draw:z-index="0">
<draw:image xlink:href="../Images/yкринформ/2023-05-29T14-05-00-03-00/630_360_1685357478-765.jpeg" xlink:type="simple" xlink:show="embed" xlink:actuate="onLoad" draw:mime-type="image/jpeg"/>
</draw:frame>
 У містіВлардінген перші 60 українців, які через війну Росії в Україні знайшлиприхисток у Нідерландах, переїхали до притулку для довготермінового прийомуукраїнців.</text:p>
      <text:p text:style-name="P4">
Про це повідомляє кореспондент Укрінформу в Гаазі.</text:p>
      <text:p text:style-name="P4">
<draw:frame draw:style-name="fr1" draw:name="Image79" text:anchor-type="as-char" svg:width="6.9236in" svg:height="5.1927in" draw:z-index="0">
<draw:image xlink:href="../Images/yкринформ/2023-05-29T14-05-00-03-00/1685357506-242.jpeg" xlink:type="simple" xlink:show="embed" xlink:actuate="onLoad" draw:mime-type="image/jpeg"/>
</draw:frame>
</text:p>
      <text:p text:style-name="P4">
Зауважимо, що «Мрія» – це цілий район, який стане прихистком для 1000українців, що стане найбільшою за чисельністю локацією для українців –тимчасово переміщених осіб. Людей заселятимуть поетапно.</text:p>
      <text:p text:style-name="P4">
<draw:frame draw:style-name="fr1" draw:name="Image80" text:anchor-type="as-char" svg:width="6.9236in" svg:height="5.1927in" draw:z-index="0">
<draw:image xlink:href="../Images/yкринформ/2023-05-29T14-05-00-03-00/1685357505-725.jpeg" xlink:type="simple" xlink:show="embed" xlink:actuate="onLoad" draw:mime-type="image/jpeg"/>
</draw:frame>
</text:p>
      <text:p text:style-name="P4">
«Раніше тут була промислова зона. Тож ми маємо підтвердження на використанняцієї зони протягом наступних 3 років, щоб тут побудувати 387 будинків. Цетимчасове житло, тимчасові будинки, flex житло. Це виглядає як будівельніблоки, і побудова будинків чимось нагадує дитяче лего, що головним чиномявляють собою набори з'єднуваних пластикових цеглинок. Тож у нашому випадкуматеріали привозять по частинах сюди і збирають тут, на місці. Але я думаю, щобуло б добре, якби Ви зазирнули всередину одного з будинків, щоб переконатисяв їх якості, тому що це якісне життя», – сказала в коментарі Укрінформу ІванаСомерс-Гарденієр, з муніципалітету Влардінген, яка відповідає за прийомукраїнських біженців та житло.</text:p>
      <text:p text:style-name="P4">
<draw:frame draw:style-name="fr1" draw:name="Image81" text:anchor-type="as-char" svg:width="6.9236in" svg:height="5.1927in" draw:z-index="0">
<draw:image xlink:href="../Images/yкринформ/2023-05-29T14-05-00-03-00/1685357505-159.jpeg" xlink:type="simple" xlink:show="embed" xlink:actuate="onLoad" draw:mime-type="image/jpeg"/>
</draw:frame>
</text:p>
      <text:p text:style-name="P4">
Будівництво району вже на завершальній стадії. Офіційне відкриття заплановановже у серпні цього року.</text:p>
      <text:p text:style-name="P4">
«Тут 387 будинків, але також можна побачити там 2 будівлі, які єбагатофункціональними будівлями. Там також буде кабінет лікаря, деприйматимуть пацієнтів. Там буде початкова школа для дітей до 12 років. І будеспортивний комплекс. Ми також посадили багато дерев і багато зелені. Цейжитловий район буде зелений», – зазначила Івана Сомерс-Гарденієр, змуніципалітету Влардінген, яка відповідає за прийом українських біженців тажитло.</text:p>
      <text:p text:style-name="P4">
<draw:frame draw:style-name="fr1" draw:name="Image82" text:anchor-type="as-char" svg:width="6.9236in" svg:height="5.1927in" draw:z-index="0">
<draw:image xlink:href="../Images/yкринформ/2023-05-29T14-05-00-03-00/1685357504-958.jpeg" xlink:type="simple" xlink:show="embed" xlink:actuate="onLoad" draw:mime-type="image/jpeg"/>
</draw:frame>
</text:p>
      <text:p text:style-name="P4">
Як повідомляв Укрінформ, для українців, які поселяться в «Мрії», житло <text:a xlink:type="simple" xlink:href="https://www.ukrinform.ua/rubric-diaspora/3710913-u-niderlandah-gotuut-do-vidkritta-pritulok-dla-tisaci-ukrainciv.html" text:style-name="Internet_20_link" text:visited-style-name="Visited_20_Internet_20_Link">
заплановано </text:a>
 на три роки – до літа2026.</text:p>
      <text:p text:style-name="P4">
На території «Мрії» добудовується школа, окремий спортивний комплекс, дитячіігрові майданчики. Парковка автомобілів передбачена за периметром житловоїзони водночас велосипеди мешканці «Мрії» можуть тримати біля своїх будинків.Кожна така квартира є умебльованою та забезпечена усім необхідним длягосподарювання. Також від найближчої зупинки метро мешканці «Мрії» можутьшвидко дістатися центру міста Роттердам.</text:p>
      <text:p text:style-name="P4">
«Мрія» є результатом пілотного проєкту, що втілюється спільно змуніципалітетом Влардінген і регіоном Роттердам-Рейнмонд. Тисяча українців ізВлардінгена й інших муніципалітетів регіону Роттердам-Реймонд можуть жити у«Мрії» щонайпізніше до 1 липня 2026 року.</text:p>
      <text:p text:style-name="P4">
<text:span text:style-name="T5">
Фото: Ірина Драбок</text:span>
</text:p>
      <text:p text:style-name="P4">
Source: <text:a xlink:type="simple" xlink:href="https://www.ukrinform.ua/rubric-diaspora/3715577-u-niderlandah-persi-60-ukrainskih-bizenciv-oselilisa-v-timcasovomu-rajoni-mria.html" text:style-name="Internet_20_link" text:visited-style-name="Visited_20_Internet_20_Link">
https://www.ukrinform.ua/rubric-diaspora/3715577-u-niderlandah-persi-60-ukrainskih-bizenciv-oselilisa-v-timcasovomu-rajoni-mria.html</text:a>
</text:p>
      <!--NEWS-->
      <text:h text:style-name="P10" text:outline-level="1">
<text:span text:style-name="T4">
Південна Корея, США і Японія попередили КНДР про рішучу відповідь у разі запуску супутника</text:span>
</text:h>
      <text:p text:style-name="P4">
Authors: Ukrinform (Person)</text:p>
      <text:p text:style-name="P4">
Publisher: Укринформ (Organization)</text:p>
      <text:p text:style-name="P4">
Published Time: 2023-05-29T14:10:00+03:00</text:p>
      <text:p text:style-name="P4">
Modified Time: 2023-05-29T14:10:00+03:00</text:p>
      <text:p text:style-name="P4">
Description: Південна Корея, Сполучені Штати і Японія попередили Пхеньян про незаконність його планів запустити супутник й координуватимуть дії для спільної рішучої відповіді у разі запуску. — Укрінформ.</text:p>
      <text:p text:style-name="P4">
Images: ['<text:a xlink:type="simple" xlink:href="https://static.ukrinform.com/photos/2023_05/thumb_files/630_360_1685358453-674.jpg" text:style-name="Internet_20_link" text:visited-style-name="Visited_20_Internet_20_Link">
630_360_16853...</text:a>
']</text:p>
      <text:p text:style-name="P4">
Tags: ['Японія', 'КНДР', 'Корея', 'США', 'Супутник']</text:p>
      <text:p text:style-name="P4">
Type: Article</text:p>
      <!--METADATA-->
      <text:p text:style-name="P4">
<draw:frame draw:style-name="fr1" draw:name="Image83" text:anchor-type="as-char" svg:width="6.9236in" svg:height="3.956343in" draw:z-index="0">
<draw:image xlink:href="../Images/yкринформ/2023-05-29T14-10-00-03-00/630_360_1685358453-674.jpg" xlink:type="simple" xlink:show="embed" xlink:actuate="onLoad" draw:mime-type="image/jpeg"/>
</draw:frame>
 ПівденнаКорея, Сполучені Штати і Японія попередили Пхеньян про незаконність йогопланів запустити супутник й координуватимуть дії для спільної рішучоївідповіді у разі запуску.</text:p>
      <text:p text:style-name="P4">
Про це домовилися уповноважені представники урядів трьох країн з питаньядерної зброї, передає Укрінформ із посиланням на <text:a xlink:type="simple" xlink:href="https://en.yna.co.kr/view/AEN20230529003400325" text:style-name="Internet_20_link" text:visited-style-name="Visited_20_Internet_20_Link">
 Yonhap.</text:a>
</text:p>
      <text:p text:style-name="P4">
Головний ядерний переговорник Сеула Кім Ганн та його американський і японськийколеги Сон Кім та Такехіро Фунакоші провели у понеділок термінові переговорипісля того, як Пхеньян повідомив Токіо про плани щодо запуску супутника вперіод із 31 травня по 11 червня.</text:p>
      <text:p text:style-name="P4">
«Представники трьох країн наполегливо закликають <text:a xlink:type="simple" xlink:href="https://www.ukrinform.ua/tag-kndr" text:style-name="Internet_20_link" text:visited-style-name="Visited_20_Internet_20_Link">
 Північну Корею</text:a>
 утриматися від незаконного запуску, якийзагрожує миру у регіоні, і домовилися тісно співпрацювати, аби гарантувати, щов разі проведення Пхеньяном незаконного запуску буде сувора і одностайнавідповідь з боку міжнародної спільноти», – йдеться в повідомленні.</text:p>
      <text:p text:style-name="P4">
<text:span text:style-name="T4">
Читайте також:</text:span>
 <text:a xlink:type="simple" xlink:href="https://www.ukrinform.ua/rubric-world/3713949-kndr-u-priskorenomu-rezimi-budue-startovij-majdancik-dla-zapusku-suputnikiv-zmi.html" text:style-name="Internet_20_link" text:visited-style-name="Visited_20_Internet_20_Link">
 <text:span text:style-name="T4">
КНДР</text:span>
 у прискореному режимі будує стартовий майданчикдля запуску супутників – ЗМІ </text:a>
</text:p>
      <text:p text:style-name="P4">
Представники Кореї, США і Японії також наголосили, що будь-який запускПхеньяном із застосуванням технології балістичних ракет суперечить низцірезолюцій Ради Безпеки ООН і ніяк не може бути виправданий, у тому числі йвиведенням супутника в космос.</text:p>
      <text:p text:style-name="P4">
Як повідомляв Укрінформ, <text:a xlink:type="simple" xlink:href="https://www.ukrinform.ua/rubric-world/3715373-kndr-povidomila-aponiu-pro-plani-zapustiti-u-kosmos-vijskovij-suputnik.html" text:style-name="Internet_20_link" text:visited-style-name="Visited_20_Internet_20_Link">
 Північна Корея повідомила Японію про плани щодозапуску супутника </text:a>
 вперіод між 31 травня та 11 червня, заявив у понеділок представник японськоїберегової охорони.</text:p>
      <text:p text:style-name="P4">
Міністр оборони Японії Ясукадзу Хамада віддав наказ Силам самооборони знищитибудь-які балістичні ракети, які наближатимуться до країни.</text:p>
      <text:p text:style-name="P4">
<text:span text:style-name="T5">
Фото: Yonhap</text:span>
</text:p>
      <text:p text:style-name="P4">
Source: <text:a xlink:type="simple" xlink:href="https://www.ukrinform.ua/rubric-technology/3715590-pivdenna-korea-ssa-i-aponia-poperedili-kndr-pro-risucu-vidpovid-u-razi-zapusku-suputnika.html" text:style-name="Internet_20_link" text:visited-style-name="Visited_20_Internet_20_Link">
https://www.ukrinform.ua/rubric-technology/3715590-pivdenna-korea-ssa-i-aponia-poperedili-kndr-pro-risucu-vidpovid-u-razi-zapusku-suputnika.html</text:a>
</text:p>
      <!--NEWS-->
      <text:h text:style-name="P10" text:outline-level="1">
<text:span text:style-name="T4">
Ворог випустив по Київщині 11 балістичних і крилатих ракет «Іскандер» - ППО знищила всі цілі</text:span>
</text:h>
      <text:p text:style-name="P4">
Authors: Ukrinform (Person)</text:p>
      <text:p text:style-name="P4">
Publisher: Укринформ (Organization)</text:p>
      <text:p text:style-name="P4">
Published Time: 2023-05-29T14:11:00+03:00</text:p>
      <text:p text:style-name="P4">
Modified Time: 2023-05-29T14:11:00+03:00</text:p>
      <text:p text:style-name="P4">
Description: Ворог випустив по Київщині 11 балістичних і крилатих ракет "Іскандер", сили ППО знищили усі цілі. — Укрінформ.</text:p>
      <text:p text:style-name="P4">
Images: ['<text:a xlink:type="simple" xlink:href="https://static.ukrinform.com/photos/2023_05/thumb_files/630_360_1685354358-635.jpg" text:style-name="Internet_20_link" text:visited-style-name="Visited_20_Internet_20_Link">
630_360_16853...</text:a>
']</text:p>
      <text:p text:style-name="P4">
Tags: ['Київщина', 'Війна з Росією', 'ППО', 'Ракетний удар']</text:p>
      <text:p text:style-name="P4">
Type: Article</text:p>
      <!--METADATA-->
      <text:p text:style-name="P4">
<draw:frame draw:style-name="fr1" draw:name="Image84" text:anchor-type="as-char" svg:width="6.9236in" svg:height="3.956343in" draw:z-index="0">
<draw:image xlink:href="../Images/yкринформ/2023-05-29T14-11-00-03-00/630_360_1685354358-635.jpg" xlink:type="simple" xlink:show="embed" xlink:actuate="onLoad" draw:mime-type="image/jpeg"/>
</draw:frame>
 Ворогвипустив по Київщині 11 балістичних і крилатих ракет "Іскандер", сили ППОзнищили усі цілі.</text:p>
      <text:p text:style-name="P4">
Як передає Укрінформ, про це повідомляється у <text:a xlink:type="simple" xlink:href="https://t.me/CinCAFU/507" text:style-name="Internet_20_link" text:visited-style-name="Visited_20_Internet_20_Link">
 Телеграм</text:a>
 Головнокомандувача ЗСУ.</text:p>
      <text:p text:style-name="P4">
"Вдруге за добу противник здійснив ракетний удар по території України. Близько11:30 атакував. Загалом випущено 11 ракет: «Іскандер-М» та «Іскандер-К» зпівнічного напрямку", - йдеться у повідомленні.</text:p>
      <text:p text:style-name="P4">
Зазначається, що силами та засобами протиповітряної оборони усі цілі знищено.</text:p>
      <text:p text:style-name="P4">
<text:span text:style-name="T4">
Читайте також:</text:span>
 <text:a xlink:type="simple" xlink:href="https://www.ukrinform.ua/rubric-ato/3715413-unoci-sili-ppo-znisili-67-povitranih-cilej-zaluznij.html" text:style-name="Internet_20_link" text:visited-style-name="Visited_20_Internet_20_Link">
 Уночі сили <text:span text:style-name="T4">
ППО</text:span>
 знищили 67 повітряних цілей – Залужний</text:a>
</text:p>
      <text:p text:style-name="P4">
Як повідомляв Укрінформ, <text:a xlink:type="simple" xlink:href="https://www.ukrinform.ua/rubric-kyiv/3715489-u-kievi-cutno-vibuhi-pracue-vpo.html" text:style-name="Internet_20_link" text:visited-style-name="Visited_20_Internet_20_Link">
 у Києві під час повітряної тривоги пролунало кількавибухів </text:a>
 , є інформація про падіння шести уламків ворожих ракет.</text:p>
      <text:p text:style-name="P4">
Медики госпіталізували одного пораненого в Подільському районі <text:a xlink:type="simple" xlink:href="https://www.ukrinform.ua/tag-kiiv" text:style-name="Internet_20_link" text:visited-style-name="Visited_20_Internet_20_Link">
 столиці</text:a>
 .</text:p>
      <text:p text:style-name="P4">
<text:span text:style-name="T5">
Фото: КМВА</text:span>
</text:p>
      <text:p text:style-name="P4">
Source: <text:a xlink:type="simple" xlink:href="https://www.ukrinform.ua/rubric-ato/3715591-vorog-vipustiv-po-kiivsini-11-balisticnih-i-krilatih-raket-iskander-ppo-znisila-vsi-cili.html" text:style-name="Internet_20_link" text:visited-style-name="Visited_20_Internet_20_Link">
https://www.ukrinform.ua/rubric-ato/3715591-vorog-vipustiv-po-kiivsini-11-balisticnih-i-krilatih-raket-iskander-ppo-znisila-vsi-cili.html</text:a>
</text:p>
      <!--NEWS-->
      <text:h text:style-name="P10" text:outline-level="1">
<text:span text:style-name="T4">
На Львівщині сталася пожежа у пансіонаті для літніх, загинула жінка</text:span>
</text:h>
      <text:p text:style-name="P4">
Authors: Ukrinform (Person)</text:p>
      <text:p text:style-name="P4">
Publisher: Укринформ (Organization)</text:p>
      <text:p text:style-name="P4">
Published Time: 2023-05-29T14:18:00+03:00</text:p>
      <text:p text:style-name="P4">
Modified Time: 2023-05-29T14:18:00+03:00</text:p>
      <text:p text:style-name="P4">
Description: Уночі в с. Холодновідка Львівського району сталася пожежа в пансіонаті для людей похилого віку, внаслідок якої одна мешканка загинула, ще одну госпіталізовано. — Укрінформ.</text:p>
      <text:p text:style-name="P4">
Images: ['<text:a xlink:type="simple" xlink:href="https://static.ukrinform.com/photos/2023_05/thumb_files/630_360_1685358702-683.jpg" text:style-name="Internet_20_link" text:visited-style-name="Visited_20_Internet_20_Link">
630_360_16853...</text:a>
']</text:p>
      <text:p text:style-name="P4">
Tags: ['Львівщина', 'Пожежа', 'Загибель', 'Лікарня']</text:p>
      <text:p text:style-name="P4">
Type: Article</text:p>
      <!--METADATA-->
      <text:p text:style-name="P4">
<draw:frame draw:style-name="fr1" draw:name="Image85" text:anchor-type="as-char" svg:width="6.9236in" svg:height="3.956343in" draw:z-index="0">
<draw:image xlink:href="../Images/yкринформ/2023-05-29T14-18-00-03-00/630_360_1685358702-683.jpg" xlink:type="simple" xlink:show="embed" xlink:actuate="onLoad" draw:mime-type="image/jpeg"/>
</draw:frame>
 Уночі в с.Холодновідка Львівського району сталася пожежа в пансіонаті для людей похилоговіку, внаслідок якої одна мешканка загинула, ще одну госпіталізовано.</text:p>
      <text:p text:style-name="P4">
Про це повідомляє у  <text:a xlink:type="simple" xlink:href="https://www.facebook.com/story.php" text:style-name="Internet_20_link" text:visited-style-name="Visited_20_Internet_20_Link">
 Фейсбуці</text:a>
пресслужба Головного управління ДСНС України у Львівській області, передаєУкрінформ.</text:p>
      <text:p text:style-name="P4">
"Одна старша жінка, 1939 року народження була госпіталізована в станісередньої важкості в 8-у міську клінічну лікарню м. <text:a xlink:type="simple" xlink:href="https://www.ukrinform.ua/tag-lviv" text:style-name="Internet_20_link" text:visited-style-name="Visited_20_Internet_20_Link">
 Львова</text:a>
 . На місці пожежі виявлено тіло жінки.Загибла, 1949 року народження, була мешканка пансіонату", - йдеться уповідомленні.</text:p>
      <text:p text:style-name="P4">
У ДСНС поінформували, що повідомлення про пожежу в пансіонаті для людейпохилого віку в с. Холодновідка Львівського району по вул. Кільцева дороганадійшло 29 травня о 02:32. Загоряння виникло в дерев'яній альтанці 10х7 м ,що була вбудованою частиною трьохповерхової цегляної будівлі пансіонату.</text:p>
      <text:p text:style-name="P4">
</text:p>
      <text:p text:style-name="P4">
Через сильне задимлення вогнеборці працювали у спеціальних апаратах захистуорганів дихання та зору. На момент пожежі в будівлі перебували 28 літніх людейта дві особи персоналу закладу. Рятувальники винесли на свіже повітря 27 людейта передали медикам для огляду.</text:p>
      <text:p text:style-name="P4">
<text:span text:style-name="T4">
Читайте також:</text:span>
 <text:a xlink:type="simple" xlink:href="https://www.ukrinform.ua/rubric-regions/3711936-na-poltavsini-zagasili-pozezu-v-benzovozi-za-dopomogou-robotizovanoi-sistemi.html" text:style-name="Internet_20_link" text:visited-style-name="Visited_20_Internet_20_Link">
 На Полтавщині загасили <text:span text:style-name="T4">
пожеж</text:span>
 у в бензовозі задопомогою роботизованої системи </text:a>
</text:p>
      <text:p text:style-name="P4">
О 03:27 пожежу локалізовано та о 03:41 ліквідовано в складі п'яти ланокгазодимозахисної служби. Вогнем знищено дерев'яну альтанку та кухоннеобладнання в приміщенні їдальні пансіонату на площі 120 м кв. Пошкодженосусідню альтанку на площі 6 м кв.</text:p>
      <text:p text:style-name="P4">
Причини та обставини події встановлюють правоохоронці.</text:p>
      <text:p text:style-name="P4">
Як повідомлялось, під час пожежі в житловому будинку в селі ЛипникиЯворівського району Львівської області  <text:a xlink:type="simple" xlink:href="https://www.facebook.com/LVIVDSNS/posts/pfbid024B4dNFE4PtsVJTTyoGbcSQoMFR4N4GcnDoaVm1tYA7RUpzFh5qymQZEgKdt9bLWPl" text:style-name="Internet_20_link" text:visited-style-name="Visited_20_Internet_20_Link">
 постраждало літнє подружжя</text:a>
. Небайдужі сусіди, зайшовши в середину, винесли на свіже повітря жінку безсвідомості та допомогли вийти чоловіку.</text:p>
      <text:p text:style-name="P4">
Source: <text:a xlink:type="simple" xlink:href="https://www.ukrinform.ua/rubric-regions/3715592-na-lvivsini-stalasa-pozeza-u-pansionati-dla-litnih-zaginula-zinka.html" text:style-name="Internet_20_link" text:visited-style-name="Visited_20_Internet_20_Link">
https://www.ukrinform.ua/rubric-regions/3715592-na-lvivsini-stalasa-pozeza-u-pansionati-dla-litnih-zaginula-zinka.html</text:a>
</text:p>
      <!--NEWS-->
      <text:h text:style-name="P10" text:outline-level="1">
<text:span text:style-name="T4">
Фонд гарантування вкотре спробує продати ТРЦ «Магелан»</text:span>
</text:h>
      <text:p text:style-name="P4">
Authors: Ukrinform (Person)</text:p>
      <text:p text:style-name="P4">
Publisher: Укринформ (Organization)</text:p>
      <text:p text:style-name="P4">
Published Time: 2023-05-29T14:23:25+03:00</text:p>
      <text:p text:style-name="P4">
Modified Time: 2023-05-29T14:23:25+03:00</text:p>
      <text:p text:style-name="P4">
Description: Фонд гарантування вкладів фізичних осіб виставляє на продаж столичний ТРЦ «Магелан», аукціон відбудеться 8 червня. — Укрінформ.</text:p>
      <text:p text:style-name="P4">
Images: ['<text:a xlink:type="simple" xlink:href="https://static.ukrinform.com/photos/2023_03/thumb_files/630_360_1680082953-154.jpg" text:style-name="Internet_20_link" text:visited-style-name="Visited_20_Internet_20_Link">
630_360_16800...</text:a>
']</text:p>
      <text:p text:style-name="P4">
Tags: ['Аукціон', 'Фонд гарантування', 'Київ', 'ТРЦ']</text:p>
      <text:p text:style-name="P4">
Type: Article</text:p>
      <!--METADATA-->
      <text:p text:style-name="P4">
<draw:frame draw:style-name="fr1" draw:name="Image87" text:anchor-type="as-char" svg:width="6.9236in" svg:height="3.956343in" draw:z-index="0">
<draw:image xlink:href="../Images/yкринформ/2023-05-29T14-23-25-03-00/630_360_1680082953-154.jpg" xlink:type="simple" xlink:show="embed" xlink:actuate="onLoad" draw:mime-type="image/jpeg"/>
</draw:frame>
 Фондгарантування вкладів фізичних осіб виставляє на продаж столичний ТРЦ«Магелан», аукціон відбудеться 8 червня.</text:p>
      <text:p text:style-name="P4">
Як передає Укрінформ, про це повідомляє <text:a xlink:type="simple" xlink:href="https://www.fg.gov.ua/articles/54197-trc-magelan-u-kiyevi-znovu-na-torgah-aukcion---8-chervnya.html" text:style-name="Internet_20_link" text:visited-style-name="Visited_20_Internet_20_Link">
 пресслужба Фонду гарантування.</text:a>
</text:p>
      <text:p text:style-name="P4">
"8 червня в системі Prozorro.Продажі відбудеться аукціон з продажу активів АТ«МР Банк», який ліквідується <text:a xlink:type="simple" xlink:href="https://www.ukrinform.ua/tag-fond-garantuvanna" text:style-name="Internet_20_link" text:visited-style-name="Visited_20_Internet_20_Link">
 Фондом гарантування вкладів</text:a>
 . До складу лоту включеноправа вимоги за кредитними договорами, дебіторська заборгованість та об’єктинерухомості, у тому числі – торгівельно-розважальний центр «Магелан» устолиці", - йдеться в повідомленні.</text:p>
      <text:p text:style-name="P4">
<text:span text:style-name="T4">
Читайте також:</text:span>
 <text:a xlink:type="simple" xlink:href="https://www.ukrinform.ua/rubric-economy/3691560-fond-garantuvanna-prodae-aktivi-bankiv-na-21-milarda-griven.html" text:style-name="Internet_20_link" text:visited-style-name="Visited_20_Internet_20_Link">
 Фонд <text:span text:style-name="T4">
гарантування</text:span>
 продає активи банків на 2,1мільярда гривень </text:a>
</text:p>
      <text:p text:style-name="P4">
Зазначається, що одним лотом на продаж виставлено Торговельно-розважальнийцентр "Магелан" у Києві, площею понад 28,5 тис. кв. метрів. Будівля ТРЦрозміщується у пішій доступності до станції метро «Теремки» та на перетиніключових транспортних магістралей.</text:p>
      <text:p text:style-name="P4">
Початкова ціна реалізації лоту – 498,3 млн грн.</text:p>
      <text:p text:style-name="P4">
Як повідомлялося, Фонд гарантування вкладів фізичних осіб забезпечивперерахування до спеціального фонду держбюджету коштів в еквіваленті 17 млрдгрн з рахунків Промінвестбанку та Міжнародного резервного банку (колишнійСбербанк росії).</text:p>
      <text:p text:style-name="P4">
Source: <text:a xlink:type="simple" xlink:href="https://www.ukrinform.ua/rubric-economy/3715594-fond-garantuvanna-vkotre-sprobue-prodati-trc-magelan.html" text:style-name="Internet_20_link" text:visited-style-name="Visited_20_Internet_20_Link">
https://www.ukrinform.ua/rubric-economy/3715594-fond-garantuvanna-vkotre-sprobue-prodati-trc-magelan.html</text:a>
</text:p>
      <!--NEWS-->
      <text:h text:style-name="P10" text:outline-level="1">
<text:span text:style-name="T4">
Мбаппе учетверте поспіль визнали найкращим футболістом сезону у Франції</text:span>
</text:h>
      <text:p text:style-name="P4">
Authors: Ukrinform (Person)</text:p>
      <text:p text:style-name="P4">
Publisher: Укринформ (Organization)</text:p>
      <text:p text:style-name="P4">
Published Time: 2023-05-29T14:24:04+03:00</text:p>
      <text:p text:style-name="P4">
Modified Time: 2023-05-29T14:24:04+03:00</text:p>
      <text:p text:style-name="P4">
Description: Форварда паризького клубу «ПСЖ» Кіліана Мбаппе учетверте поспіль визнали найкращим гравцем сезону у Лізі 1 футбольного чемпіонату Франції. — Укрінформ.</text:p>
      <text:p text:style-name="P4">
Images: ['<text:a xlink:type="simple" xlink:href="https://static.ukrinform.com/photos/2023_05/thumb_files/630_360_1685359325-763.jpg" text:style-name="Internet_20_link" text:visited-style-name="Visited_20_Internet_20_Link">
630_360_16853...</text:a>
']</text:p>
      <text:p text:style-name="P4">
Tags: ['Франція', 'Футбол', 'Спорт']</text:p>
      <text:p text:style-name="P4">
Type: Article</text:p>
      <!--METADATA-->
      <text:p text:style-name="P4">
<draw:frame draw:style-name="fr1" draw:name="Image88" text:anchor-type="as-char" svg:width="6.9236in" svg:height="3.956343in" draw:z-index="0">
<draw:image xlink:href="../Images/yкринформ/2023-05-29T14-24-04-03-00/630_360_1685359325-763.jpg" xlink:type="simple" xlink:show="embed" xlink:actuate="onLoad" draw:mime-type="image/jpeg"/>
</draw:frame>
 Форвардапаризького клубу «ПСЖ» Кіліана Мбаппе учетверте поспіль визнали найкращимгравцем сезону у Лізі 1 футбольного чемпіонату Франції.</text:p>
      <text:p text:style-name="P4">
Цього разу він обійшов свого <text:a xlink:type="simple" xlink:href="https://twitter.com/Ligue1_ENG" text:style-name="Internet_20_link" text:visited-style-name="Visited_20_Internet_20_Link">
 партнера по команді</text:a>
 Ліонеля Мессі, гравців «Ланса» Лоїса Опендаі Секо Фофана, а також футболіста «Лілля» Джонатана Девіда, передає Укрінформ.</text:p>
      <text:p text:style-name="P4">
Перед заключним матчем першості Мбаппе з 28-ма голами очолює списокбомбардирів Ліги 1.</text:p>
      <text:p text:style-name="P4">
<text:span text:style-name="T4">
Читайте також:</text:span>
 <text:a xlink:type="simple" xlink:href="https://www.ukrinform.ua/rubric-sports/3696468-mbappe-stav-najkrasim-bombardirom-psz-v-istorii-cempionatu-francii.html" text:style-name="Internet_20_link" text:visited-style-name="Visited_20_Internet_20_Link">
 <text:span text:style-name="T4">
Мбаппе</text:span>
 став найкращим бомбардиром «ПСЖ» в історіїчемпіонату Франції </text:a>
</text:p>
      <text:p text:style-name="P4">
«ПСЖ» достроково переміг у Лізі 1, зігравши минулої суботи внічию зі«Страсбуром» - 1:1.</text:p>
      <text:p text:style-name="P4">
Другим завершив чемпіонат Франції «Ланс», третім - «Марсель».</text:p>
      <text:p text:style-name="P4">
Фото: psgtalk.com.</text:p>
      <text:p text:style-name="P4">
Source: <text:a xlink:type="simple" xlink:href="https://www.ukrinform.ua/rubric-sports/3715595-mbappe-ucetverte-pospil-viznali-najkrasim-futbolistom-sezonu-u-francii.html" text:style-name="Internet_20_link" text:visited-style-name="Visited_20_Internet_20_Link">
https://www.ukrinform.ua/rubric-sports/3715595-mbappe-ucetverte-pospil-viznali-najkrasim-futbolistom-sezonu-u-francii.html</text:a>
</text:p>
      <!--NEWS-->
      <text:h text:style-name="P10" text:outline-level="1">
<text:span text:style-name="T4">
Данія збільшила фінансування фонду підтримки України на $2,6 мільярда – Зеленський подякував</text:span>
</text:h>
      <text:p text:style-name="P4">
Authors: Ukrinform (Person)</text:p>
      <text:p text:style-name="P4">
Publisher: Укринформ (Organization)</text:p>
      <text:p text:style-name="P4">
Published Time: 2023-05-29T14:29:00+03:00</text:p>
      <text:p text:style-name="P4">
Modified Time: 2023-05-29T14:29:00+03:00</text:p>
      <text:p text:style-name="P4">
Description: Президент України Володимир Зеленський висловив подяку парламенту та уряду Данії за рішення збільшити фінансування фонду на підтримку України на 2,6 млрд доларів. — Укрінформ.</text:p>
      <text:p text:style-name="P4">
Images: ['<text:a xlink:type="simple" xlink:href="https://static.ukrinform.com/photos/2023_05/thumb_files/630_360_1685041512-288.jpeg" text:style-name="Internet_20_link" text:visited-style-name="Visited_20_Internet_20_Link">
630_360_16850...</text:a>
']</text:p>
      <text:p text:style-name="P4">
Tags: ['Данія', 'Гроші', 'Зеленський']</text:p>
      <text:p text:style-name="P4">
Type: Article</text:p>
      <!--METADATA-->
      <text:p text:style-name="P4">
<draw:frame draw:style-name="fr1" draw:name="Image89" text:anchor-type="as-char" svg:width="6.9236in" svg:height="3.956343in" draw:z-index="0">
<draw:image xlink:href="../Images/yкринформ/2023-05-29T14-29-00-03-00/630_360_1685041512-288.jpeg" xlink:type="simple" xlink:show="embed" xlink:actuate="onLoad" draw:mime-type="image/jpeg"/>
</draw:frame>
 ПрезидентУкраїни Володимир Зеленський висловив подяку парламенту та уряду Данії зарішення збільшити фінансування фонду на підтримку України на 2,6 млрд доларів.</text:p>
      <text:p text:style-name="P4">
Як передає Укрінформ, про це він повідомляє у <text:a xlink:type="simple" xlink:href="https://twitter.com/zelenskyyua/status/1663138895926636545" text:style-name="Internet_20_link" text:visited-style-name="Visited_20_Internet_20_Link">
 Твіттері</text:a>
 .</text:p>
      <text:p text:style-name="P4">
“Вдячний парламенту, данському уряду та народу Данії за рішення збільшитифінансування фонду на підтримку України на $2,6 млрд”, – написав він.</text:p>
      <text:p text:style-name="P4">
<text:span text:style-name="T4">
Читайте також:</text:span>
 <text:a xlink:type="simple" xlink:href="https://www.ukrinform.ua/rubric-polytics/3714726-ukraina-stane-odnieu-z-klucovih-krain-evrosouzu-i-nato-eksposol-ssa-v-rosii-makfol.html" text:style-name="Internet_20_link" text:visited-style-name="Visited_20_Internet_20_Link">
 Україна стане однією з ключових країн Євросоюзу і НАТО -експосол США в Росії Макфол </text:a>
</text:p>
      <text:p text:style-name="P4">
Зеленський підкреслив, що цей відчутний внесок іще більше посилить бойовіможливості Збройних сил України в короткостроковій і середньостроковійперспективі. “Наша сила – в єдності!”, – додав він.</text:p>
      <text:p text:style-name="P4">
Своєю чергою міністр оборони України Олексій Резніков також <text:a xlink:type="simple" xlink:href="https://twitter.com/oleksiireznikov/status/1663208377290305538" text:style-name="Internet_20_link" text:visited-style-name="Visited_20_Internet_20_Link">
 висловиввдячність </text:a>
керівництву Данії за непохитну підтримку України.</text:p>
      <text:p text:style-name="P4">
"Вдячний прем’єр-міністерці Данії Метте Фредеріксен, в.о. міністра оборониТрольсу Лунду Пульсену і данському уряду за схвалення додаткової військовоїдопомоги на суму 2,6 мільярда доларів США для України для зміцнення їїобороноздатності.</text:p>
      <text:p text:style-name="P4">
Дякуємо народу Данії за непохитну підтримку! Вперед до нашої спільноїПеремоги!» — написав Резніков.</text:p>
      <text:p text:style-name="P4">
Як повідомляв Укрінформ, наприкінці травня <text:a xlink:type="simple" xlink:href="https://www.ukrinform.ua/rubric-economy/3715002-dania-stvorila-investicijnij-fond-dla-ukraini-na-133-miljoni.html" text:style-name="Internet_20_link" text:visited-style-name="Visited_20_Internet_20_Link">
 Данія запустила спеціальнийінвестиційний фонд для України </text:a>
 на загальну суму 1 млрд данських крон, що становитьприблизно 133 млн доларів.</text:p>
      <text:p text:style-name="P4">
Фото: ОП</text:p>
      <text:p text:style-name="P4">
Source: <text:a xlink:type="simple" xlink:href="https://www.ukrinform.ua/rubric-polytics/3715600-dania-zbilsila-finansuvanna-fondu-pidtrimki-ukraini-na-26-milarda-zelenskij-podakuvav.html" text:style-name="Internet_20_link" text:visited-style-name="Visited_20_Internet_20_Link">
https://www.ukrinform.ua/rubric-polytics/3715600-dania-zbilsila-finansuvanna-fondu-pidtrimki-ukraini-na-26-milarda-zelenskij-podakuvav.html</text:a>
</text:p>
      <!--NEWS-->
      <text:h text:style-name="P10" text:outline-level="1">
<text:span text:style-name="T4">
Нацгвардієць із ПЗРК «Ігла-1» збив ракету, що вночі летіла на Київ</text:span>
</text:h>
      <text:p text:style-name="P4">
Authors: Ukrinform (Person)</text:p>
      <text:p text:style-name="P4">
Publisher: Укринформ (Organization)</text:p>
      <text:p text:style-name="P4">
Published Time: 2023-05-29T14:30:00+03:00</text:p>
      <text:p text:style-name="P4">
Modified Time: 2023-05-29T14:30:00+03:00</text:p>
      <text:p text:style-name="P4">
Description: Боєць Національної гвардії України збив з переносного зенітно-ракетного комплексу «Ігла-1» російську ракету, що летіла на Київ. — Укрінформ.</text:p>
      <text:p text:style-name="P4">
Images: ['<text:a xlink:type="simple" xlink:href="https://static.ukrinform.com/photos/2023_05/thumb_files/630_360_1685359675-788.jpeg" text:style-name="Internet_20_link" text:visited-style-name="Visited_20_Internet_20_Link">
630_360_16853...</text:a>
']</text:p>
      <text:p text:style-name="P4">
Tags: ['Нацгвардія', 'Ракета', 'Київ', 'Війна з Росією']</text:p>
      <text:p text:style-name="P4">
Type: Article</text:p>
      <!--METADATA-->
      <text:p text:style-name="P4">
<draw:frame draw:style-name="fr1" draw:name="Image90" text:anchor-type="as-char" svg:width="6.9236in" svg:height="3.956343in" draw:z-index="0">
<draw:image xlink:href="../Images/yкринформ/2023-05-29T14-30-00-03-00/630_360_1685359675-788.jpeg" xlink:type="simple" xlink:show="embed" xlink:actuate="onLoad" draw:mime-type="image/jpeg"/>
</draw:frame>
 БоєцьНаціональної гвардії України збив з переносного зенітно-ракетного комплексу«Ігла-1» російську ракету, що летіла на Київ.</text:p>
      <text:p text:style-name="P4">
Як передає Укрінформ, про це Нацгвардія повідомляє у <text:a xlink:type="simple" xlink:href="https://t.me/ngu_war_for_peace/10541" text:style-name="Internet_20_link" text:visited-style-name="Visited_20_Internet_20_Link">
 Телеграмі.</text:a>
</text:p>
      <text:p text:style-name="P4">
«В ніч на 29 травня ворог здійснив черговий масований ракетний удар постолиці. Однак всі повітряні цілі були виявлені та знешкоджені українськимисилами <text:a xlink:type="simple" xlink:href="https://www.ukrinform.ua/tag-ppo" text:style-name="Internet_20_link" text:visited-style-name="Visited_20_Internet_20_Link">
 ППО </text:a>
 », - ідеться у повідомленні.</text:p>
      <text:p text:style-name="P4">
Одну з ракет збив гвардієць на псевдо «Покемон» - солдат зенітно ракетно-артилерійського дивізіону бригади «Буревій».</text:p>
      <text:p text:style-name="P4">
У Нацгвардії зазначили, що саме він нещодавно, 9 травня, знешкодив ворожуракету неподалік від Києва. Цієї ж ночі о 3:20 із тої самої зброї ПЗРК«Ігла-1» 20-річний військовий зробив свій другий результативний постріл.</text:p>
      <text:p text:style-name="P4">
<text:span text:style-name="T4">
Читайте також:</text:span>
 <text:a xlink:type="simple" xlink:href="https://www.ukrinform.ua/rubric-ato/3715413-unoci-sili-ppo-znisili-67-povitranih-cilej-zaluznij.html" text:style-name="Internet_20_link" text:visited-style-name="Visited_20_Internet_20_Link">
 Уночі сили ППО знищили 67 повітряних цілей – Залужний</text:a>
</text:p>
      <text:p text:style-name="P4">
«На цей раз було складніше захопити ціль, адже було ще достатньо темно. Алерезультат говорить сам за себе. Емоцій від усвідомлення та радості було щебільше ніж вперше. Я розумію, що це не лише збита ракета, а й врятованіжиття», - зазначив нацгвардієць.</text:p>
      <text:p text:style-name="P4">
Як повідомляв Укрінформ, в ніч на 29 травня Київ був атакований БПЛА таракетами Х-101/555, однак <text:a xlink:type="simple" xlink:href="https://www.ukrinform.ua/rubric-society/3715380-raketna-ataka-na-stolicu-sili-ppo-znisili-ponad-40-povitranih-cilej-bez-vlucan.html" text:style-name="Internet_20_link" text:visited-style-name="Visited_20_Internet_20_Link">
 сили ППО знищили понад 40 повітряних цілей</text:a>
 . Влучань несталося.</text:p>
      <text:p text:style-name="P4">
<text:span text:style-name="T5">
Фото: Нацгвардія</text:span>
</text:p>
      <text:p text:style-name="P4">
Source: <text:a xlink:type="simple" xlink:href="https://www.ukrinform.ua/rubric-kyiv/3715601-nacgvardiec-iz-pzrk-igla1-zbiv-raketu-so-vnoci-letila-na-kiiv.html" text:style-name="Internet_20_link" text:visited-style-name="Visited_20_Internet_20_Link">
https://www.ukrinform.ua/rubric-kyiv/3715601-nacgvardiec-iz-pzrk-igla1-zbiv-raketu-so-vnoci-letila-na-kiiv.html</text:a>
</text:p>
      <!--NEWS-->
      <text:h text:style-name="P10" text:outline-level="1">
<text:span text:style-name="T4">
Росіяни скинули авіабомби на Торецьк - загинула людина, дев’ятеро поранені</text:span>
</text:h>
      <text:p text:style-name="P4">
Authors: Ukrinform (Person)</text:p>
      <text:p text:style-name="P4">
Publisher: Укринформ (Organization)</text:p>
      <text:p text:style-name="P4">
Published Time: 2023-05-29T14:32:00+03:00</text:p>
      <text:p text:style-name="P4">
Modified Time: 2023-05-29T14:32:00+03:00</text:p>
      <text:p text:style-name="P4">
Description: У Торецьку Донецької області загарбники скинули авіабомби на АЗС і адмінбудівлю, внаслідок чого одна людина загинула і дев'ятеро були поранені. — Укрінформ.</text:p>
      <text:p text:style-name="P4">
Images: ['<text:a xlink:type="simple" xlink:href="https://static.ukrinform.com/photos/2023_05/thumb_files/630_360_1685359830-1172.jpeg" text:style-name="Internet_20_link" text:visited-style-name="Visited_20_Internet_20_Link">
630_360_16853...</text:a>
']</text:p>
      <text:p text:style-name="P4">
Tags: ['Донеччина', 'Обстріл', 'Російська авіація', 'Бомба', 'Війна з Росією']</text:p>
      <text:p text:style-name="P4">
Type: Article</text:p>
      <!--METADATA-->
      <text:p text:style-name="P4">
<draw:frame draw:style-name="fr1" draw:name="Image91" text:anchor-type="as-char" svg:width="6.9236in" svg:height="3.956343in" draw:z-index="0">
<draw:image xlink:href="../Images/yкринформ/2023-05-29T14-32-00-03-00/630_360_1685359830-1172.jpeg" xlink:type="simple" xlink:show="embed" xlink:actuate="onLoad" draw:mime-type="image/jpeg"/>
</draw:frame>
 УТорецьку Донецької області загарбники скинули авіабомби на АЗС і адмінбудівлю,внаслідок чого одна людина загинула і дев'ятеро були поранені.</text:p>
      <text:p text:style-name="P4">
Про це у <text:a xlink:type="simple" xlink:href="https://www.facebook.com/don.gp.gov.ua/posts/pfbid02j43BJX2fcEZX9FfMLXdo6yBVgZc4NDJo5zErMvrTwXhJDvWcPeAMiepvDfAqCMyPl" text:style-name="Internet_20_link" text:visited-style-name="Visited_20_Internet_20_Link">
 Фейсбуці</text:a>
повідомила прокуратура Донецької області, передає Укрінформ.</text:p>
      <text:p text:style-name="P4">
«29 травня 2023 року, близько 11:30, війська рф вкотре обстріляли м. Торецьк,застосувавши, ймовірно, ФАБ-250. Одна з авіабомб поцілила по місцевійавтозаправній станції, внаслідок чого загинув 28-річний робітник. Крім того,за попередніми даними, дістали поранення різного ступеня тяжкості 8 цивільнихосіб: 6 жінок та 2 чоловіки», - йдеться у повідомленні.</text:p>
      <text:p text:style-name="P4">
</text:p>
      <text:p text:style-name="P4">
<text:a xlink:type="simple" xlink:href="https://static.ukrinform.com/photos/2023_05/1685359830-2244.jpeg" text:style-name="Internet_20_link" text:visited-style-name="Visited_20_Internet_20_Link">
 </text:a>
 <text:a xlink:type="simple" xlink:href="https://static.ukrinform.com/photos/2023_05/1685359830-2290.jpeg" text:style-name="Internet_20_link" text:visited-style-name="Visited_20_Internet_20_Link">
</text:a>
 <text:a xlink:type="simple" xlink:href="https://static.ukrinform.com/photos/2023_05/1685359830-1721.jpeg" text:style-name="Internet_20_link" text:visited-style-name="Visited_20_Internet_20_Link">
</text:a>
 <text:a xlink:type="simple" xlink:href="https://static.ukrinform.com/photos/2023_05/1685359830-2646.jpeg" text:style-name="Internet_20_link" text:visited-style-name="Visited_20_Internet_20_Link">
</text:a>
 <text:a xlink:type="simple" xlink:href="https://static.ukrinform.com/photos/2023_05/1685359830-1172.jpeg" text:style-name="Internet_20_link" text:visited-style-name="Visited_20_Internet_20_Link">
<draw:frame draw:style-name="fr1" draw:name="Image97" text:anchor-type="as-char" svg:width="6.9236in" svg:height="3.956343in" draw:z-index="0">
<draw:image xlink:href="../Images/yкринформ/2023-05-29T14-32-00-03-00/630_360_1685359830-1172.jpeg" xlink:type="simple" xlink:show="embed" xlink:actuate="onLoad" draw:mime-type="image/jpeg"/>
</draw:frame>
</text:a>
 <text:a xlink:type="simple" xlink:href="https://static.ukrinform.com/photos/2023_05/1685359830-8901.jpeg" text:style-name="Internet_20_link" text:visited-style-name="Visited_20_Internet_20_Link">
</text:a>
</text:p>
      <text:p text:style-name="P4">
За інформацією прокуратури, друга бомба впала на адміністративну будівлю.Внаслідок вибуху зазнав тілесних ушкоджень місцевий мешканець.</text:p>
      <text:p text:style-name="P4">
<text:span text:style-name="T4">
Читайте також:</text:span>
 <text:a xlink:type="simple" xlink:href="https://www.ukrinform.ua/rubric-ato/3715591-vorog-vipustiv-po-kiivsini-11-balisticnih-i-krilatih-raket-iskander-ppo-znisila-vsi-cili.html" text:style-name="Internet_20_link" text:visited-style-name="Visited_20_Internet_20_Link">
 Ворог випустив по Київщині 11 балістичних і крилатихракет «Іскандер» - ППО знищила всі цілі </text:a>
</text:p>
      <text:p text:style-name="P4">
Зазначається, що внаслідок атаки пошкоджено приміщення АЗС, банку, навчальногозакладу та автомобільний транспорт.</text:p>
      <text:p text:style-name="P4">
На місцях працюють рятувальники та правоохоронці, остаточна кількість жертввстановлюється, наголосили у прокуратурі.</text:p>
      <text:p text:style-name="P4">
За цим фактом розпочато досудове розслідування за ч. 2 ст. 438 КК України(порушення законів та звичаїв <text:a xlink:type="simple" xlink:href="https://www.ukrinform.ua/tag-vijna" text:style-name="Internet_20_link" text:visited-style-name="Visited_20_Internet_20_Link">
 війни </text:a>
 ).</text:p>
      <text:p text:style-name="P4">
<text:span text:style-name="T4">
Читайте також:</text:span>
 <text:a xlink:type="simple" xlink:href="https://www.ukrinform.ua/rubric-ato/3715536-vorog-vdariv-po-gromadi-na-dnipropetrovsini-odin-zagiblij-sered-poranenih-ditina.html" text:style-name="Internet_20_link" text:visited-style-name="Visited_20_Internet_20_Link">
 Ворог вдарив по громаді на <text:span text:style-name="T4">
Дніпропе</text:span>
 тровщині: одинзагиблий, серед поранених - дитина </text:a>
</text:p>
      <text:p text:style-name="P4">
Як повідомлялося, <text:a xlink:type="simple" xlink:href="https://www.ukrinform.ua/rubric-ato/3715551-sistnadcata-rosijska-ataka-za-traven-poperedno-usi-cili-nad-kievom-znisili.html" text:style-name="Internet_20_link" text:visited-style-name="Visited_20_Internet_20_Link">
 близько 11:30 російська армія атакувала Київщинубалістичними та крилатими ракетами наземного базування з ОТРК «Іскандер»</text:a>
 . Загалом випущено 11 ракетз північного напрямку. Силами та засобами протиповітряної оборони всі цілізнищено.</text:p>
      <text:p text:style-name="P4">
Source: <text:a xlink:type="simple" xlink:href="https://www.ukrinform.ua/rubric-ato/3715605-rosiani-skinuli-aviabombi-na-toreck-zaginula-ludina-devatero-poraneni.html" text:style-name="Internet_20_link" text:visited-style-name="Visited_20_Internet_20_Link">
https://www.ukrinform.ua/rubric-ato/3715605-rosiani-skinuli-aviabombi-na-toreck-zaginula-ludina-devatero-poraneni.html</text:a>
</text:p>
      <!--NEWS-->
      <text:h text:style-name="P10" text:outline-level="1">
<text:span text:style-name="T4">
Explosions reported in Melitopol</text:span>
</text:h>
      <text:p text:style-name="P4">
Authors: liveuamap (Language: en)</text:p>
      <text:p text:style-name="P4">
Time: 2023-05-29T14:36:48</text:p>
      <text:p text:style-name="P4">
Location: Melitopol (Latitude:46.87686 Longtitude:35.32036)</text:p>
      <text:p text:style-name="P4">
Videos: []</text:p>
      <text:p text:style-name="P4">
Images: []</text:p>
      <text:p text:style-name="P4">
Tags: []</text:p>
      <text:p text:style-name="P4">
ID: 22566329</text:p>
      <!--METADATA-->
      <text:p text:style-name="P4">
Explosions reported in Melitopol</text:p>
      <text:p text:style-name="P4">
News Collection Link: <text:a xlink:type="simple" xlink:href="https://liveuamap.com/en/2023/29-may-explosions-reported-in-melitopol-" text:style-name="Internet_20_link" text:visited-style-name="Visited_20_Internet_20_Link">
https://liveuamap.com/en/2023/29-may-explosions-reported-in-melitopol-</text:a>
</text:p>
      <text:p text:style-name="P4">
Source: <text:a xlink:type="simple" xlink:href="https://t.me/rusbrief/121405" text:style-name="Internet_20_link" text:visited-style-name="Visited_20_Internet_20_Link">
https://t.me/rusbrief/121405</text:a>
</text:p>
      <!--NEWS-->
      <text:h text:style-name="P10" text:outline-level="1">
<text:span text:style-name="T4">
Зеленський провів розмову з прем’єром Камбоджі – говорили про розмінування</text:span>
</text:h>
      <text:p text:style-name="P4">
Authors: Ukrinform (Person)</text:p>
      <text:p text:style-name="P4">
Publisher: Укринформ (Organization)</text:p>
      <text:p text:style-name="P4">
Published Time: 2023-05-29T14:41:34+03:00</text:p>
      <text:p text:style-name="P4">
Modified Time: 2023-05-29T14:41:34+03:00</text:p>
      <text:p text:style-name="P4">
Description: Президент України Володимир Зеленський провів телефонну розмову з премʼєр-міністром Камбоджі Хун Сеном та висловив сподівання на продовження підготовки цією країною українських спеціалістів із розмінування. — Укрінформ.</text:p>
      <text:p text:style-name="P4">
Images: ['<text:a xlink:type="simple" xlink:href="https://static.ukrinform.com/photos/2023_05/thumb_files/630_360_1685360410-133.jpg" text:style-name="Internet_20_link" text:visited-style-name="Visited_20_Internet_20_Link">
630_360_16853...</text:a>
']</text:p>
      <text:p text:style-name="P4">
Tags: ['Розмінування', 'Камбоджа', 'Зеленський']</text:p>
      <text:p text:style-name="P4">
Type: Article</text:p>
      <!--METADATA-->
      <text:p text:style-name="P4">
<draw:frame draw:style-name="fr1" draw:name="Image99" text:anchor-type="as-char" svg:width="6.9236in" svg:height="3.956343in" draw:z-index="0">
<draw:image xlink:href="../Images/yкринформ/2023-05-29T14-41-34-03-00/630_360_1685360410-133.jpg" xlink:type="simple" xlink:show="embed" xlink:actuate="onLoad" draw:mime-type="image/jpeg"/>
</draw:frame>
 ПрезидентУкраїни Володимир Зеленський провів телефонну розмову з премʼєр-міністромКамбоджі Хун Сеном та висловив сподівання на продовження підготовки цієюкраїною українських спеціалістів із розмінування.</text:p>
      <text:p text:style-name="P4">
Як передає Укрінформ, про це про це Зеленський повідомив у <text:a xlink:type="simple" xlink:href="https://t.me/V_Zelenskiy_official/6403" text:style-name="Internet_20_link" text:visited-style-name="Visited_20_Internet_20_Link">
 Телеграмі</text:a>
.</text:p>
      <text:p text:style-name="P4">
“Провів телефонну розмову з премʼєр-міністром Камбоджі Хун Сеном. Дякую запринципову позицію щодо підтримки суверенітету та територіальної цілісностіУкраїни”, - зазначив Зеленський.</text:p>
      <text:p text:style-name="P4">
<text:span text:style-name="T4">
Читайте також:</text:span>
 <text:a xlink:type="simple" xlink:href="https://www.ukrinform.ua/rubric-polytics/3715600-dania-zbilsila-finansuvanna-fondu-pidtrimki-ukraini-na-26-milarda-zelenskij-podakuvav.html" text:style-name="Internet_20_link" text:visited-style-name="Visited_20_Internet_20_Link">
 Данія збільшила фінансування фонду підтримки України на$2,6 мільярда – <text:span text:style-name="T4">
Зеленський</text:span>
 подякував </text:a>
</text:p>
      <text:p text:style-name="P4">
“Відзначив підготовку Камбоджею українських спеціалістів із розмінування.Сподіваюсь на продовження цієї співпраці”, - наголосив Президент.</text:p>
      <text:p text:style-name="P4">
Він також повідомив премʼєр-міністру про українську формулу миру та запросивКамбоджу приєднатися до конкретних кроків щодо її реалізації.</text:p>
      <text:p text:style-name="P4">
Як повідомляв Укрінформ, українські сапери опановували нові міношукачі ALIS уКамбоджі.</text:p>
      <text:p text:style-name="P4">
Фото: ОП</text:p>
      <text:p text:style-name="P4">
Source: <text:a xlink:type="simple" xlink:href="https://www.ukrinform.ua/rubric-polytics/3715607-zelenskij-proviv-rozmovu-z-premerom-kambodzi-govorili-pro-rozminuvanna.html" text:style-name="Internet_20_link" text:visited-style-name="Visited_20_Internet_20_Link">
https://www.ukrinform.ua/rubric-polytics/3715607-zelenskij-proviv-rozmovu-z-premerom-kambodzi-govorili-pro-rozminuvanna.html</text:a>
</text:p>
      <!--NEWS-->
      <text:h text:style-name="P10" text:outline-level="1">
<text:span text:style-name="T4">
На Лиманському напрямку Сили оборони знищили склад росіян</text:span>
</text:h>
      <text:p text:style-name="P4">
Authors: Ukrinform (Person)</text:p>
      <text:p text:style-name="P4">
Publisher: Укринформ (Organization)</text:p>
      <text:p text:style-name="P4">
Published Time: 2023-05-29T14:43:58+03:00</text:p>
      <text:p text:style-name="P4">
Modified Time: 2023-05-29T14:43:58+03:00</text:p>
      <text:p text:style-name="P4">
Description: Українські захисники знищили склад росіян на Лиманському напрямку.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ВС', 'Лиман', 'Війна з Росією']</text:p>
      <text:p text:style-name="P4">
Type: Article</text:p>
      <!--METADATA-->
      <text:p text:style-name="P4">
<draw:frame draw:style-name="fr1" draw:name="Image100" text:anchor-type="as-char" svg:width="6.9236in" svg:height="3.956343in" draw:z-index="0">
<draw:image xlink:href="../Images/yкринформ/2023-05-29T14-43-58-03-00/630_360_1669987737-966.jpg" xlink:type="simple" xlink:show="embed" xlink:actuate="onLoad" draw:mime-type="image/jpeg"/>
</draw:frame>
 Українськізахисники знищили склад росіян на Лиманському напрямку.</text:p>
      <text:p text:style-name="P4">
Про це у <text:a xlink:type="simple" xlink:href="https://t.me/mvs_ukraine/25728" text:style-name="Internet_20_link" text:visited-style-name="Visited_20_Internet_20_Link">
 Телеграмі </text:a>
 поінформувалапресслужба Міністерства внутрішніх справ, передає Укрінформ.</text:p>
      <text:p text:style-name="P4">
“-1 військовий склад окупантів на Лиманському напрямку. Аеророзвідкаприкордонників та артилерія ЗСУ спрацювали на відмінно”, - заявили у МВС.</text:p>
      <text:p text:style-name="P4">
Відео: <text:a xlink:type="simple" xlink:href="https://t.me/DPSUkr/11502" text:style-name="Internet_20_link" text:visited-style-name="Visited_20_Internet_20_Link">
 ДПСУ </text:a>
</text:p>
      <text:p text:style-name="P4">
Як повідомлялося, 28 травня командувач Оперативно-стратегічного угрупованнявійськ «Таврія» генерал Олександр Тарнавський заявив, що Сили оборони наТаврійському напрямку за добу знищили понад роту особового складу ворога, 8одиниць військової техніки та три склади з боєприпасами.</text:p>
      <text:p text:style-name="P4">
Фото ілюстративне</text:p>
      <text:p text:style-name="P4">
Source: <text:a xlink:type="simple" xlink:href="https://www.ukrinform.ua/rubric-ato/3715610-na-limanskomu-napramku-sili-oboroni-znisili-sklad-rosian.html" text:style-name="Internet_20_link" text:visited-style-name="Visited_20_Internet_20_Link">
https://www.ukrinform.ua/rubric-ato/3715610-na-limanskomu-napramku-sili-oboroni-znisili-sklad-rosian.html</text:a>
</text:p>
      <!--NEWS-->
      <text:h text:style-name="P10" text:outline-level="1">
<text:span text:style-name="T4">
Україна зможе пройти наступний опалювальний сезон без імпорту газу - Чернишов</text:span>
</text:h>
      <text:p text:style-name="P4">
Authors: Ukrinform (Person)</text:p>
      <text:p text:style-name="P4">
Publisher: Укринформ (Organization)</text:p>
      <text:p text:style-name="P4">
Published Time: 2023-05-29T14:51:00+03:00</text:p>
      <text:p text:style-name="P4">
Modified Time: 2023-05-29T14:51:00+03:00</text:p>
      <text:p text:style-name="P4">
Description: Голова правління НАК «Нафтогаз України» Олексій Чернишов вважає, що Україна зможе пройти опалювальний сезон 2023-2024 без імпорту газу. — Укрінформ.</text:p>
      <text:p text:style-name="P4">
Images: ['<text:a xlink:type="simple" xlink:href="https://static.ukrinform.com/photos/2021_09/thumb_files/630_360_1631721310-755.jpg" text:style-name="Internet_20_link" text:visited-style-name="Visited_20_Internet_20_Link">
630_360_16317...</text:a>
']</text:p>
      <text:p text:style-name="P4">
Tags: ['Газ', 'Нафтогаз', 'Опалювальний сезон', 'Чернишов']</text:p>
      <text:p text:style-name="P4">
Type: Article</text:p>
      <!--METADATA-->
      <text:p text:style-name="P4">
<draw:frame draw:style-name="fr1" draw:name="Image101" text:anchor-type="as-char" svg:width="6.9236in" svg:height="3.956343in" draw:z-index="0">
<draw:image xlink:href="../Images/yкринформ/2023-05-29T14-51-00-03-00/630_360_1631721310-755.jpg" xlink:type="simple" xlink:show="embed" xlink:actuate="onLoad" draw:mime-type="image/jpeg"/>
</draw:frame>
 Головаправління НАК «Нафтогаз України» Олексій Чернишов вважає, що Україна зможепройти опалювальний сезон 2023-2024 без імпорту газу.</text:p>
      <text:p text:style-name="P4">
Про це він розповів в інтерв'ю для NV, передає Укрінформ із посиланням на <text:a xlink:type="simple" xlink:href="https://www.naftogaz.com/interviews/ukraine-will-become-the-power-bank-of-europe-interview-for-nv" text:style-name="Internet_20_link" text:visited-style-name="Visited_20_Internet_20_Link">
пресслужбу Нафтогазу. </text:a>
</text:p>
      <text:p text:style-name="P4">
"У 2023-му плануємо видобути 13,5 млрд куб. м газу. Також маємо певніочікування від приватних видобувників. Цього року українського газу будедостатньо, аби пройти <text:a xlink:type="simple" xlink:href="https://www.ukrinform.ua/tag-opaluvalnij-sezon" text:style-name="Internet_20_link" text:visited-style-name="Visited_20_Internet_20_Link">
 опалювальний сезон </text:a>
 2023-2024 без імпорту", - сказав він.</text:p>
      <text:p text:style-name="P4">
Чернишов зазначив, що воєнні ризики залишаються і тому Нафтогаз долучився доплатформи спільних закупівель газу Aggregate EU. За його словами, якщо принегативному розвитку подій палива не вистачатиме, компанія зможе оперативнозамовити потрібні обсяги.</text:p>
      <text:p text:style-name="P4">
<text:span text:style-name="T4">
Читайте також:</text:span>
 <text:a xlink:type="simple" xlink:href="https://www.ukrinform.ua/rubric-economy/3709829-ukraina-zdatna-stati-powerbank-evropi-cernisov.html" text:style-name="Internet_20_link" text:visited-style-name="Visited_20_Internet_20_Link">
 Україна здатна стати «powerbank» Європи – <text:span text:style-name="T4">
Чернишов</text:span>
</text:a>
</text:p>
      <text:p text:style-name="P4">
"Але повторюю, це тільки фактор війни. А взагалі Україна посідає друге місце вЄвропі за підтвердженими запасами газу. І ми маємо нарешті почативикористовувати цей потенціал", - наголосив очільник Нафтогазу.</text:p>
      <text:p text:style-name="P4">
Як повідомляв Укрінформ, на початку травня 2023 року НАК «Нафтогаз» спільно змерами міст розпочав <text:a xlink:type="simple" xlink:href="https://www.ukrinform.ua/rubric-economy/3705356-naftogaz-gotuetsa-do-opaluvalnogo-sezonu-cernisov-zustrivsa-z-merami-mist.html" text:style-name="Internet_20_link" text:visited-style-name="Visited_20_Internet_20_Link">
 підготовку до наступного опалювального сезону2023/2024. </text:a>
</text:p>
      <text:p text:style-name="P4">
Source: <text:a xlink:type="simple" xlink:href="https://www.ukrinform.ua/rubric-economy/3715617-ukraina-zmoze-projti-nastupnij-opaluvalnij-sezon-bez-importu-gazu-cernisov.html" text:style-name="Internet_20_link" text:visited-style-name="Visited_20_Internet_20_Link">
https://www.ukrinform.ua/rubric-economy/3715617-ukraina-zmoze-projti-nastupnij-opaluvalnij-sezon-bez-importu-gazu-cernisov.html</text:a>
</text:p>
      <!--NEWS-->
      <text:h text:style-name="P10" text:outline-level="1">
<text:span text:style-name="T4">
Дуда підписав закон про розслідування російських впливів у Польщі</text:span>
</text:h>
      <text:p text:style-name="P4">
Authors: Ukrinform (Person)</text:p>
      <text:p text:style-name="P4">
Publisher: Укринформ (Organization)</text:p>
      <text:p text:style-name="P4">
Published Time: 2023-05-29T14:52:00+03:00</text:p>
      <text:p text:style-name="P4">
Modified Time: 2023-05-29T14:52:00+03:00</text:p>
      <text:p text:style-name="P4">
Description: Президент Польщі Анджей Дуда підписав закон про створення Державної комісії з розслідування російських впливів в Польщі в 2007-2022 роках, відправивши після цього цей закон на розгляд Конституційного суду. — Укрінформ.</text:p>
      <text:p text:style-name="P4">
Images: ['<text:a xlink:type="simple" xlink:href="https://static.ukrinform.com/photos/2023_02/thumb_files/630_360_1676662412-513.jpg" text:style-name="Internet_20_link" text:visited-style-name="Visited_20_Internet_20_Link">
630_360_16766...</text:a>
']</text:p>
      <text:p text:style-name="P4">
Tags: ['Дуда', 'Польща', 'Закон', 'Росія']</text:p>
      <text:p text:style-name="P4">
Type: Article</text:p>
      <!--METADATA-->
      <text:p text:style-name="P4">
<draw:frame draw:style-name="fr1" draw:name="Image102" text:anchor-type="as-char" svg:width="6.9236in" svg:height="3.956343in" draw:z-index="0">
<draw:image xlink:href="../Images/yкринформ/2023-05-29T14-52-00-03-00/630_360_1676662412-513.jpg" xlink:type="simple" xlink:show="embed" xlink:actuate="onLoad" draw:mime-type="image/jpeg"/>
</draw:frame>
 ПрезидентПольщі Анджей Дуда підписав закон про створення Державної комісії зрозслідування російських впливів в Польщі в 2007-2022 роках, відправивши післяцього цей закон на розгляд Конституційного суду.</text:p>
      <text:p text:style-name="P4">
Про це глава польської держави заявив під час пресконференції в понеділок уВаршаві, передає власний кореспондент Укрінформу.</text:p>
      <text:p text:style-name="P4">
За його словами, російські впливи в Європі викликали турбулентність наконтиненті і їх наслідком стали російська агресія проти України, енергетичніта інші проблеми на континенті. На його переконання, ці впливи потребуютьвивчення. Відтак, він попросив прем’єр-міністра Польщі Матеуша Моравецького,аби він порушив питання щодо розслідування російських впливів у Європі наЄвропейській раді.</text:p>
      <text:p text:style-name="P4">
“На мій погляд, таку комісію, такого типу орган слід створити на європейськомурівні, щоб розслідувати вплив Росії також у європейських інституціях”, -підкреслив Дуда.</text:p>
      <text:p text:style-name="P4">
<text:span text:style-name="T4">
Читайте також:</text:span>
 <text:a xlink:type="simple" xlink:href="https://www.ukrinform.ua/rubric-world/3715474-sandu-proponue-stvoriti-v-moldovi-organ-dla-borotbi-z-rosijskou-propagandou.html" text:style-name="Internet_20_link" text:visited-style-name="Visited_20_Internet_20_Link">
 <text:span text:style-name="T4">
Санду</text:span>
 пропонує створити у Молдові орган для боротьбиз російською пропагандою </text:a>
</text:p>
      <text:p text:style-name="P4">
Президент РП наголосив, що він вирішив підписати закон про створення в ПольщіДержавної комісії з розслідування російських впливів на внутрішню безпекуПольщі в 2007-2022 роках. На його переконання, громадська думка в Польщіповинна знати про російський вплив РФ на політичне життя в <text:a xlink:type="simple" xlink:href="https://www.ukrinform.ua/tag-polsa" text:style-name="Internet_20_link" text:visited-style-name="Visited_20_Internet_20_Link">
 Польщі</text:a>
 за останні два десятиліття.</text:p>
      <text:p text:style-name="P4">
“Тому я також, у нас в Польщі, вирішив підписати закон, який нещодавноприйнятий у польському парламенті, що стосується створення спеціальноїдержавної комісії щодо розслідування російського впливу на аспекти, пов’язаніз безпекою Польщі протягом останніх двох десятиліть”, - зазначив Дуда.</text:p>
      <text:p text:style-name="P4">
Водночас він додав, що після цього він направить закон на розглядКонституційного суду РП, аби розвіяти усілякі сумніви, що з’являються навколофункціонування цього документу.</text:p>
      <text:p text:style-name="P4">
<text:span text:style-name="T4">
Читайте також:</text:span>
 <text:a xlink:type="simple" xlink:href="https://www.ukrinform.ua/rubric-ato/3715540-u-polsi-ukrainski-vijskovi-opanovuut-navicki-dopomogi-poranenim.html" text:style-name="Internet_20_link" text:visited-style-name="Visited_20_Internet_20_Link">
 У <text:span text:style-name="T4">
Польщ</text:span>
 і українські військові опановують навичкидопомоги пораненим </text:a>
</text:p>
      <text:p text:style-name="P4">
Як відомо, польські опозиційні сили виступають проти створення комісії утакому вигляді, підкреслюючи, що вона буде інструментом тиску і переслідуванняопозиції. Маршалок Сенату Польщі Томаш Гродзький заявив, що це рішення Дуди є“cкандальним та ганебним” і загрожує демократичному функціонуванню Польщі.</text:p>
      <text:p text:style-name="P4">
Як повідомлялось, 14 квітня Сейм схвалив закон про створення Державної комісіїз розслідування російських впливів у Польщі в 2007-2022. Згодом, 11 травня,Сенат скасував цей закон. Проте, 26 травня Сейм подолав вето Сенату, в якомубільшість має опозиція.</text:p>
      <text:p text:style-name="P4">
_ Фото: KPRP  _</text:p>
      <text:p text:style-name="P4">
Source: <text:a xlink:type="simple" xlink:href="https://www.ukrinform.ua/rubric-world/3715613-duda-pidpisav-zakon-pro-rozsliduvanna-rosijskih-vpliviv-u-polsi.html" text:style-name="Internet_20_link" text:visited-style-name="Visited_20_Internet_20_Link">
https://www.ukrinform.ua/rubric-world/3715613-duda-pidpisav-zakon-pro-rozsliduvanna-rosijskih-vpliviv-u-polsi.html</text:a>
</text:p>
      <!--NEWS-->
      <text:h text:style-name="P10" text:outline-level="1">
<text:span text:style-name="T4">
Віталій Сачко виступить в основній сітці турніру ATP в Італії</text:span>
</text:h>
      <text:p text:style-name="P4">
Authors: Ukrinform (Person)</text:p>
      <text:p text:style-name="P4">
Publisher: Укринформ (Organization)</text:p>
      <text:p text:style-name="P4">
Published Time: 2023-05-29T14:57:07+03:00</text:p>
      <text:p text:style-name="P4">
Modified Time: 2023-05-29T14:57:07+03:00</text:p>
      <text:p text:style-name="P4">
Description: Український тенісист Віталій Сачко здобув дві перемоги у кваліфікації турніру ATP Challenger Tour 75 в італійському місті Віченца з призовим фондом €73,000. — Укрінформ.</text:p>
      <text:p text:style-name="P4">
Images: ['<text:a xlink:type="simple" xlink:href="https://static.ukrinform.com/photos/2023_05/thumb_files/630_360_1685360736-911.jpg" text:style-name="Internet_20_link" text:visited-style-name="Visited_20_Internet_20_Link">
630_360_16853...</text:a>
']</text:p>
      <text:p text:style-name="P4">
Tags: ['Італія', 'Теніс', 'Збірна України', 'Чоловіки']</text:p>
      <text:p text:style-name="P4">
Type: Article</text:p>
      <!--METADATA-->
      <text:p text:style-name="P4">
<draw:frame draw:style-name="fr1" draw:name="Image103" text:anchor-type="as-char" svg:width="6.9236in" svg:height="3.956343in" draw:z-index="0">
<draw:image xlink:href="../Images/yкринформ/2023-05-29T14-57-07-03-00/630_360_1685360736-911.jpg" xlink:type="simple" xlink:show="embed" xlink:actuate="onLoad" draw:mime-type="image/jpeg"/>
</draw:frame>
Український тенісист Віталій Сачко здобув дві перемоги у кваліфікації турніруATP Challenger Tour 75 в італійському місті Віченца з призовим фондом €73,000.</text:p>
      <text:p text:style-name="P4">
У відбірковий матчах Віталій (АТР 275) переміг двох італійців, передаєУкрінформ.</text:p>
      <text:p text:style-name="P4">
У першому колі українець обіграв італійського тенісиста Андреа Арнаболді (454)- 6:4, 6:2, а у фіналі - Джованні Фоніо (276) - 6:4, 7:6 (7:1).</text:p>
      <text:p text:style-name="P4">
<text:span text:style-name="T4">
Читайте також:</text:span>
 <text:a xlink:type="simple" xlink:href="https://www.ukrinform.ua/rubric-sports/3715205-sacko-vijsov-u-final-kvalifikacii-na-turniri-atp-v-italii.html" text:style-name="Internet_20_link" text:visited-style-name="Visited_20_Internet_20_Link">
 <text:span text:style-name="T4">
Сачко</text:span>
 вийшов у фінал кваліфікації на турнірі ATP вІталії </text:a>
</text:p>
      <text:p text:style-name="P4">
Сачко вдесяте в сезоні зіграє в основній сітці «челленджера». Його найкращийрезультат нинішнього року - чвертьфінал, куди він виходив на турнірах у Лугано(Швейцарія), Ліллі (Франція) та Морелосі (Мексика).</text:p>
      <text:p text:style-name="P4">
Фото: btu.org.</text:p>
      <text:p text:style-name="P4">
Source: <text:a xlink:type="simple" xlink:href="https://www.ukrinform.ua/rubric-sports/3715616-vitalij-sacko-vistupit-v-osnovnij-sitci-turniru-atp-v-italii.html" text:style-name="Internet_20_link" text:visited-style-name="Visited_20_Internet_20_Link">
https://www.ukrinform.ua/rubric-sports/3715616-vitalij-sacko-vistupit-v-osnovnij-sitci-turniru-atp-v-italii.html</text:a>
</text:p>
      <!--NEWS-->
      <text:h text:style-name="P10" text:outline-level="1">
<text:span text:style-name="T4">
Україна може до 2027 року стати значним експортером газу до ЄС - Чернишов</text:span>
</text:h>
      <text:p text:style-name="P4">
Authors: Ukrinform (Person)</text:p>
      <text:p text:style-name="P4">
Publisher: Укринформ (Organization)</text:p>
      <text:p text:style-name="P4">
Published Time: 2023-05-29T14:58:03+03:00</text:p>
      <text:p text:style-name="P4">
Modified Time: 2023-05-29T14:58:03+03:00</text:p>
      <text:p text:style-name="P4">
Description: Голова правління НАК «Нафтогаз України» Олексій Чернишов прогнозує, що Україна до 2027 року зможе наростити газовидобування настільки, щоб стати значним експортером газу до Європейського Союзу. — Укрінформ.</text:p>
      <text:p text:style-name="P4">
Images: ['<text:a xlink:type="simple" xlink:href="https://static.ukrinform.com/photos/2023_05/thumb_files/630_360_1685361355-191.jpg" text:style-name="Internet_20_link" text:visited-style-name="Visited_20_Internet_20_Link">
630_360_16853...</text:a>
']</text:p>
      <text:p text:style-name="P4">
Tags: ['Євросоюз', 'Нафтогаз', 'Чернишов']</text:p>
      <text:p text:style-name="P4">
Type: Article</text:p>
      <!--METADATA-->
      <text:p text:style-name="P4">
<draw:frame draw:style-name="fr1" draw:name="Image104" text:anchor-type="as-char" svg:width="6.9236in" svg:height="3.956343in" draw:z-index="0">
<draw:image xlink:href="../Images/yкринформ/2023-05-29T14-58-03-03-00/630_360_1685361355-191.jpg" xlink:type="simple" xlink:show="embed" xlink:actuate="onLoad" draw:mime-type="image/jpeg"/>
</draw:frame>
 Головаправління НАК «Нафтогаз України» Олексій Чернишов прогнозує, що Україна до2027 року зможе наростити газовидобування настільки, щоб стати значнимекспортером газу до Європейського Союзу.</text:p>
      <text:p text:style-name="P4">
Про це він розповів в інтерв'ю для NV, передає Укрінформ з посиланням на <text:a xlink:type="simple" xlink:href="https://www.naftogaz.com/interviews/ukraine-will-become-the-power-bank-of-europe-interview-for-nv" text:style-name="Internet_20_link" text:visited-style-name="Visited_20_Internet_20_Link">
пресслужбу Нафтогазу </text:a>
 .</text:p>
      <text:p text:style-name="P4">
"Ми маємо амбіцію стати одним із головних постачальників енергії дляконтиненту після війни. Я вважаю, що до 2027 року ми цілком здатні нароститигазовидобування настільки, щоб не лише покрити власні потреби, а й бутизначним експортером в ЄС. Російського газу там не має бути взагалі. Західскорочує споживання традиційної енергії, переходить на альтернативну", -сказав він.</text:p>
      <text:p text:style-name="P4">
<text:span text:style-name="T4">
Читайте також:</text:span>
 <text:a xlink:type="simple" xlink:href="https://www.ukrinform.ua/rubric-economy/3709829-ukraina-zdatna-stati-powerbank-evropi-cernisov.html" text:style-name="Internet_20_link" text:visited-style-name="Visited_20_Internet_20_Link">
 Україна здатна стати «powerbank» Європи – <text:span text:style-name="T4">
Чернишов</text:span>
</text:a>
</text:p>
      <text:p text:style-name="P4">
Чернишов зазначив, що Україна також може надати європейським партнерам близько10 млрд куб. м для зберігання газу у ПСГ. За його словами, українські підземнісховища газу є найбільшими у Європі – понад 31 млрд куб. м.</text:p>
      <text:p text:style-name="P4">
Як повідомлялося, НАК "Нафтогаз України" має намір наростити видобуток газу у2023 році на 1 млрд кубометрів.</text:p>
      <text:p text:style-name="P4">
Від початку 2023 року АТ «Укргазвидобування» уже ввело в експлуатацію 7свердловин з високим видобутком – понад 100 тис. кубометрів на добу.</text:p>
      <text:p text:style-name="P4">
Source: <text:a xlink:type="simple" xlink:href="https://www.ukrinform.ua/rubric-economy/3715618-ukraina-moze-do-2027-roku-stati-znacnim-eksporterom-gazu-do-es-cernisov.html" text:style-name="Internet_20_link" text:visited-style-name="Visited_20_Internet_20_Link">
https://www.ukrinform.ua/rubric-economy/3715618-ukraina-moze-do-2027-roku-stati-znacnim-eksporterom-gazu-do-es-cernisov.html</text:a>
</text:p>
      <!--NEWS-->
      <text:h text:style-name="P10" text:outline-level="1">
<text:span text:style-name="T4">
Удар по Дніпропетровщині: голова облради розповів про жертви і руйнування</text:span>
</text:h>
      <text:p text:style-name="P4">
Authors: Ukrinform (Person)</text:p>
      <text:p text:style-name="P4">
Publisher: Укринформ (Organization)</text:p>
      <text:p text:style-name="P4">
Published Time: 2023-05-29T14:59:39+03:00</text:p>
      <text:p text:style-name="P4">
Modified Time: 2023-05-29T14:59:39+03:00</text:p>
      <text:p text:style-name="P4">
Description: Унаслідок російського удару по Покровській громаді Синельниківського району Дніпропетровщини загинула жінка 1972 року народження. — Укрінформ.</text:p>
      <text:p text:style-name="P4">
Images: ['<text:a xlink:type="simple" xlink:href="https://static.ukrinform.com/photos/2023_05/thumb_files/630_360_1685359460-229.jpg" text:style-name="Internet_20_link" text:visited-style-name="Visited_20_Internet_20_Link">
630_360_16853...</text:a>
']</text:p>
      <text:p text:style-name="P4">
Tags: ['Дніпропетровщина', 'Обстріл', 'Війна з Росією']</text:p>
      <text:p text:style-name="P4">
Type: Article</text:p>
      <!--METADATA-->
      <text:p text:style-name="P4">
<draw:frame draw:style-name="fr1" draw:name="Image105" text:anchor-type="as-char" svg:width="6.9236in" svg:height="3.956343in" draw:z-index="0">
<draw:image xlink:href="../Images/yкринформ/2023-05-29T14-59-39-03-00/630_360_1685359460-229.jpg" xlink:type="simple" xlink:show="embed" xlink:actuate="onLoad" draw:mime-type="image/jpeg"/>
</draw:frame>
 Унаслідокросійського удару по Покровській громаді Синельниківського районуДніпропетровщини загинула жінка 1972 року народження.</text:p>
      <text:p text:style-name="P4">
Про це на брифінгу в Медіацентрі Україна - Укрінформ повідомив головаДніпропетровської обласної ради Микола Лукашук.</text:p>
      <text:p text:style-name="P4">
"В одному з будинків було троє людей, серед них - дитина 2011 р.н., усі вонипоранені. Поруч на вулиці була жінка 1972 р.н., вона загинула", - зазначивЛукашук.</text:p>
      <text:p text:style-name="P4">
<text:span text:style-name="T4">
Читайте також:</text:span>
 <text:a xlink:type="simple" xlink:href="https://www.ukrinform.ua/rubric-ato/3715536-vorog-vdariv-po-gromadi-na-dnipropetrovsini-odin-zagiblij-sered-poranenih-ditina.html" text:style-name="Internet_20_link" text:visited-style-name="Visited_20_Internet_20_Link">
 Ворог вдарив по громаді на <text:span text:style-name="T4">
Дніпропетров</text:span>
 щині: одинзагиблий, серед поранених - дитина </text:a>
</text:p>
      <text:p text:style-name="P4">
За його словами, Покровська громада розташована на межі з Донецькою іЗапорізькою областями. Обстріл стався близько 11.30, від нього постраждали дванаселених пункти. В одному з них один будинок зруйнований повністю, 19пошкоджено, в іншому - один зруйнований і 11 пошкоджених. Наразі там працюєДСНС, <text:a xlink:type="simple" xlink:href="https://www.ukrinform.ua/tag-pozeza" text:style-name="Internet_20_link" text:visited-style-name="Visited_20_Internet_20_Link">
 пожежу </text:a>
 , яка виникла, загасили,усім постраждалим надано медичну допомогу.</text:p>
      <text:p text:style-name="P4">
Як повідомляв Укрінформ, внаслідок ворожої атаки на Покровську громадуСинельниківського району постраждали 9 осіб, серед яких 11-річна дитина.</text:p>
      <text:p text:style-name="P4">
Source: <text:a xlink:type="simple" xlink:href="https://www.ukrinform.ua/rubric-regions/3715620-udar-po-dnipropetrovsini-golova-oblradi-rozpoviv-pro-zertvi-i-rujnuvanna.html" text:style-name="Internet_20_link" text:visited-style-name="Visited_20_Internet_20_Link">
https://www.ukrinform.ua/rubric-regions/3715620-udar-po-dnipropetrovsini-golova-oblradi-rozpoviv-pro-zertvi-i-rujnuvanna.html</text:a>
</text:p>
      <!--NEWS-->
      <text:h text:style-name="P10" text:outline-level="1">
<text:span text:style-name="T4">
Путін узаконив «вибори» та депортацію на окупованій території України</text:span>
</text:h>
      <text:p text:style-name="P4">
Authors: Ukrinform (Person)</text:p>
      <text:p text:style-name="P4">
Publisher: Укринформ (Organization)</text:p>
      <text:p text:style-name="P4">
Published Time: 2023-05-29T15:07:27+03:00</text:p>
      <text:p text:style-name="P4">
Modified Time: 2023-05-29T15:07:27+03:00</text:p>
      <text:p text:style-name="P4">
Description: Президент РФ Володимир Путін підписав зміни до закону «Про воєнний стан». Вони дозволяють проводити вибори на тимчасово окупованих територіях України та депортувати звідти людей.  — Укрінформ.</text:p>
      <text:p text:style-name="P4">
Images: ['<text:a xlink:type="simple" xlink:href="https://static.ukrinform.com/photos/2022_09/thumb_files/630_360_1664030285-428.jpg" text:style-name="Internet_20_link" text:visited-style-name="Visited_20_Internet_20_Link">
630_360_16640...</text:a>
']</text:p>
      <text:p text:style-name="P4">
Tags: ['Депортація', 'Окупація', 'Путін', 'Вибори', 'Закон', 'Росія']</text:p>
      <text:p text:style-name="P4">
Type: Article</text:p>
      <!--METADATA-->
      <text:p text:style-name="P4">
<draw:frame draw:style-name="fr1" draw:name="Image106" text:anchor-type="as-char" svg:width="6.9236in" svg:height="3.956343in" draw:z-index="0">
<draw:image xlink:href="../Images/yкринформ/2023-05-29T15-07-27-03-00/630_360_1664030285-428.jpg" xlink:type="simple" xlink:show="embed" xlink:actuate="onLoad" draw:mime-type="image/jpeg"/>
</draw:frame>
 ПрезидентРФ Володимир Путін підписав зміни до закону «Про воєнний стан». Вонидозволяють проводити вибори на тимчасово окупованих територіях України тадепортувати звідти людей.</text:p>
      <text:p text:style-name="P4">
Про це повідомляє Укрінформ із посиланням на офіційний  <text:a xlink:type="simple" xlink:href="http://publication.pravo.gov.ru/document/0001202305290002" text:style-name="Internet_20_link" text:visited-style-name="Visited_20_Internet_20_Link">
 портал</text:a>
 правовоїінформації РФ.</text:p>
      <text:p text:style-name="P4">
Тепер узаконена можливість «примусового та контрольованого переміщеннягромадян з території, де введено воєнний стан, на території, на яких воєннийстан не введений». Також дозволено проводити <text:a xlink:type="simple" xlink:href="https://www.ukrinform.ua/tag-referendum" text:style-name="Internet_20_link" text:visited-style-name="Visited_20_Internet_20_Link">
 референдуми</text:a>
 й вибори до так званих «органівдержавної влади» та «органів місцевого самоврядування» на окупованихтериторіях, якщо так вирішить Центральний виборчий комітет РФ. Це можна будезробити як і на всій окупованій території, так і на якійсь її частині.</text:p>
      <text:p text:style-name="P4">
<text:span text:style-name="T4">
Читайте також:</text:span>
 <text:a xlink:type="simple" xlink:href="https://www.ukrinform.ua/rubric-society/3711049-deportaciu-ukrainskih-ditej-rosia-pocala-z-2015-roku-v-okupovanomu-krimu-lubinec.html" text:style-name="Internet_20_link" text:visited-style-name="Visited_20_Internet_20_Link">
 <text:span text:style-name="T4">
Депорт</text:span>
 ацію українських дітей Росія почала з 2015року в окупованому Криму - Лубінець </text:a>
</text:p>
      <text:p text:style-name="P4">
У квітні Путін підписав указ, який передбачав можливість «депортації»українців з тимчасово окупованих територій України на інших основах. Згідно зтим указом, українці, які живуть на окупованих територіях і вирішили зберегтигромадянство України, мають право бути там до 1 липня 2024 року. Після цьогоїх можуть депортувати.</text:p>
      <text:p text:style-name="P4">
Указ президента РФ про запровадження воєнного стану на окупованих територіяхДонецької, Луганської, Запорізької та Херсонської областей був підписаний 19жовтня та введений у дію з опівночі 20 жовтня.</text:p>
      <text:p text:style-name="P4">
Source: <text:a xlink:type="simple" xlink:href="https://www.ukrinform.ua/rubric-ato/3715627-putin-uzakoniv-vibori-ta-deportaciu-na-okupovanij-teritorii-ukraini.html" text:style-name="Internet_20_link" text:visited-style-name="Visited_20_Internet_20_Link">
https://www.ukrinform.ua/rubric-ato/3715627-putin-uzakoniv-vibori-ta-deportaciu-na-okupovanij-teritorii-ukraini.html</text:a>
</text:p>
      <!--NEWS-->
      <text:h text:style-name="P10" text:outline-level="1">
<text:span text:style-name="T4">
Почеттіно – новий головний тренер «Челсі»</text:span>
</text:h>
      <text:p text:style-name="P4">
Authors: Ukrinform (Person)</text:p>
      <text:p text:style-name="P4">
Publisher: Укринформ (Organization)</text:p>
      <text:p text:style-name="P4">
Published Time: 2023-05-29T15:12:12+03:00</text:p>
      <text:p text:style-name="P4">
Modified Time: 2023-05-29T15:12:12+03:00</text:p>
      <text:p text:style-name="P4">
Description: Контракт розрахований на два роки. — Укрінформ.</text:p>
      <text:p text:style-name="P4">
Images: ['<text:a xlink:type="simple" xlink:href="https://static.ukrinform.com/photos/2023_05/thumb_files/630_360_1685362265-594.jpg" text:style-name="Internet_20_link" text:visited-style-name="Visited_20_Internet_20_Link">
630_360_16853...</text:a>
']</text:p>
      <text:p text:style-name="P4">
Tags: ['Челсі', 'Футбол', 'АПЛ']</text:p>
      <text:p text:style-name="P4">
Type: Article</text:p>
      <!--METADATA-->
      <text:p text:style-name="P4">
<draw:frame draw:style-name="fr1" draw:name="Image107" text:anchor-type="as-char" svg:width="6.9236in" svg:height="3.956343in" draw:z-index="0">
<draw:image xlink:href="../Images/yкринформ/2023-05-29T15-12-12-03-00/630_360_1685362265-594.jpg" xlink:type="simple" xlink:show="embed" xlink:actuate="onLoad" draw:mime-type="image/jpeg"/>
</draw:frame>
 Контрактрозрахований на два роки.</text:p>
      <text:p text:style-name="P4">
«Челсі» офіційно <text:a xlink:type="simple" xlink:href="https://www.chelseafc.com/en/news/article/mauricio-pochettino-to-become-chelsea-head-coach" text:style-name="Internet_20_link" text:visited-style-name="Visited_20_Internet_20_Link">
 оголосив</text:a>
 пропризначення Маурісіо Почеттіно головним тренером, передає Укрінформ.</text:p>
      <text:p text:style-name="P4">
51-річний аргентинський фахівець розпочне роботу 1 липня. Він підписавконтракт на 2 роки з можливістю продовження ще на сезон.</text:p>
      <text:p text:style-name="P4">
Почеттіно знаходився без клубу після звільнення з «ПСЖ» минулої весни.</text:p>
      <text:p text:style-name="P4">
У штаб Маурісіо увійдуть Хесус Перес, Мігель Дагостіно, Тоні Хіменес таСебастьяно Почеттіно.</text:p>
      <text:p text:style-name="P4">
Лондонська команда поточний розіграш АПЛ завершила на 12-й позиції.</text:p>
      <text:p text:style-name="P4">
<text:span text:style-name="T4">
Читайте також:</text:span>
 <text:a xlink:type="simple" xlink:href="https://www.ukrinform.ua/rubric-sports/3714273-apl-celsi-rozgromno-postupilos-mu.html" text:style-name="Internet_20_link" text:visited-style-name="Visited_20_Internet_20_Link">
 АПЛ: « <text:span text:style-name="T4">
Челсі</text:span>
 » розгромно поступився «МЮ»</text:a>
</text:p>
      <text:p text:style-name="P4">
Почеттіно замінив Френка Лемпарда, який керував «синіми» після відставки ГремаПоттера з 6 квітня 2023 року.</text:p>
      <text:p text:style-name="P4">
Фото: chelseafc.com</text:p>
      <text:p text:style-name="P4">
Source: <text:a xlink:type="simple" xlink:href="https://www.ukrinform.ua/rubric-sports/3715630-pocettino-novij-golovnij-trener-celsi.html" text:style-name="Internet_20_link" text:visited-style-name="Visited_20_Internet_20_Link">
https://www.ukrinform.ua/rubric-sports/3715630-pocettino-novij-golovnij-trener-celsi.html</text:a>
</text:p>
      <!--NEWS-->
      <text:h text:style-name="P10" text:outline-level="1">
<text:span text:style-name="T4">
Фонд гарантування продає кредитний портфель фізосіб банку «Аркада»</text:span>
</text:h>
      <text:p text:style-name="P4">
Authors: Ukrinform (Person)</text:p>
      <text:p text:style-name="P4">
Publisher: Укринформ (Organization)</text:p>
      <text:p text:style-name="P4">
Published Time: 2023-05-29T15:15:00+03:00</text:p>
      <text:p text:style-name="P4">
Modified Time: 2023-05-29T15:15:00+03:00</text:p>
      <text:p text:style-name="P4">
Description: Фонд гарантування вкладів фізичних осіб виставляє на продаж кредитний портфель фізичних осіб банку АТ АКБ "Аркада". — Укрінформ.</text:p>
      <text:p text:style-name="P4">
Images: ['<text:a xlink:type="simple" xlink:href="https://static.ukrinform.com/photos/2021_03/thumb_files/630_360_1615897948-838.jpg" text:style-name="Internet_20_link" text:visited-style-name="Visited_20_Internet_20_Link">
630_360_16158...</text:a>
']</text:p>
      <text:p text:style-name="P4">
Tags: ['Фонд гарантування', 'Банк "Аркада"']</text:p>
      <text:p text:style-name="P4">
Type: Article</text:p>
      <!--METADATA-->
      <text:p text:style-name="P4">
<draw:frame draw:style-name="fr1" draw:name="Image108" text:anchor-type="as-char" svg:width="6.9236in" svg:height="3.956343in" draw:z-index="0">
<draw:image xlink:href="../Images/yкринформ/2023-05-29T15-15-00-03-00/630_360_1615897948-838.jpg" xlink:type="simple" xlink:show="embed" xlink:actuate="onLoad" draw:mime-type="image/jpeg"/>
</draw:frame>
 Фондгарантування вкладів фізичних осіб виставляє на продаж кредитний портфельфізичних осіб банку АТ АКБ "Аркада".</text:p>
      <text:p text:style-name="P4">
Як передає Укрінформ, про це повідомляє <text:a xlink:type="simple" xlink:href="https://www.fg.gov.ua/articles/54225-kreditniy-portfel-fizichnih-osib-banku-arkada---na-torgah-6-chervnya.html" text:style-name="Internet_20_link" text:visited-style-name="Visited_20_Internet_20_Link">
 пресслужба Фонду гарантування.</text:a>
</text:p>
      <text:p text:style-name="P4">
"6 червня у системі Prozorro.Продажі відбудеться аукціон з продажу доситьрідкісного для Фонду гарантування вкладів лоту. Одним лотом на торгивиставлено права вимоги за 400 кредитними договорами фізичних осіб АТ АКБ"Аркада", - йдеться в повідомленні.</text:p>
      <text:p text:style-name="P4">
До складу лоту увійшов увесь кредитний портфель фізичних осіб <text:a xlink:type="simple" xlink:href="https://www.ukrinform.ua/tag-bank-arkada" text:style-name="Internet_20_link" text:visited-style-name="Visited_20_Internet_20_Link">
 банку «Аркада»</text:a>
 : 399 кредитів забезпеченііпотекою, 1 – беззаставний. Усі кредити номіновані в гривні. 96,4% портфелю засумою заборгованості – це кредити, видані в період 2016-2019 років. У заставіза 97,3% портфелю перебуває житлова нерухомість, решта 2,7% – комерційнанерухомість. Понад 97% портфелю за сумою заборгованості – об’єкти заставизнаходяться у м. Києві.</text:p>
      <text:p text:style-name="P4">
<text:span text:style-name="T4">
Читайте також:</text:span>
 <text:a xlink:type="simple" xlink:href="https://www.ukrinform.ua/rubric-economy/3715594-fond-garantuvanna-vkotre-sprobue-prodati-trc-magelan.html" text:style-name="Internet_20_link" text:visited-style-name="Visited_20_Internet_20_Link">
 <text:span text:style-name="T4">
Фонд</text:span>
 <text:span text:style-name="T4">
гарантування</text:span>
 вкотре спробує продати ТРЦ«Магелан» </text:a>
</text:p>
      <text:p text:style-name="P4">
При цьому 89,3% кредитів – без прострочки, ще 8,8% мають прострочку платежу –від 90 днів до 1 року. Кожен кредит до цього уже виставлявся на індивідуальнийпродаж у системі Prozorro.Продажі, але не знайшов свого покупця, тому зараз їхоб’єднано у пул.</text:p>
      <text:p text:style-name="P4">
Початкова ціна лоту – 182,2 млн грн. Торги пройдуть за голландською моделлюаукціону на електронному майданчику Prozorro.Продажі.</text:p>
      <text:p text:style-name="P4">
Як повідомлялось, банк «Аркада» було віднесено до категорії неплатоспроможнихна підставі рішення Національного банку України від 25 серпня 2020 року.</text:p>
      <text:p text:style-name="P4">
Source: <text:a xlink:type="simple" xlink:href="https://www.ukrinform.ua/rubric-economy/3715633-fond-garantuvanna-prodae-kreditnij-portfel-fizosib-banku-arkada.html" text:style-name="Internet_20_link" text:visited-style-name="Visited_20_Internet_20_Link">
https://www.ukrinform.ua/rubric-economy/3715633-fond-garantuvanna-prodae-kreditnij-portfel-fizosib-banku-arkada.html</text:a>
</text:p>
      <!--NEWS-->
      <text:h text:style-name="P10" text:outline-level="1">
<text:span text:style-name="T4">
Грузія про відносини з РФ: не поступки, а «стратегічна політика терпіння»</text:span>
</text:h>
      <text:p text:style-name="P4">
Authors: Ukrinform (Person)</text:p>
      <text:p text:style-name="P4">
Publisher: Укринформ (Organization)</text:p>
      <text:p text:style-name="P4">
Published Time: 2023-05-29T15:21:57+03:00</text:p>
      <text:p text:style-name="P4">
Modified Time: 2023-05-29T15:21:57+03:00</text:p>
      <text:p text:style-name="P4">
Description: Спікер парламенту Грузії Шалва Папуашвілі заявив, що питання відновлення дипломатичних відносин з РФ не обговорюється і про принципові поступки Москві не може йтися. — Укрінформ.</text:p>
      <text:p text:style-name="P4">
Images: ['<text:a xlink:type="simple" xlink:href="https://static.ukrinform.com/photos/2023_05/thumb_files/630_360_1685362811-558.jpg" text:style-name="Internet_20_link" text:visited-style-name="Visited_20_Internet_20_Link">
630_360_16853...</text:a>
']</text:p>
      <text:p text:style-name="P4">
Tags: ['Грузія', 'Парламент', 'Росія']</text:p>
      <text:p text:style-name="P4">
Type: Article</text:p>
      <!--METADATA-->
      <text:p text:style-name="P4">
<draw:frame draw:style-name="fr1" draw:name="Image109" text:anchor-type="as-char" svg:width="6.9236in" svg:height="3.956343in" draw:z-index="0">
<draw:image xlink:href="../Images/yкринформ/2023-05-29T15-21-57-03-00/630_360_1685362811-558.jpg" xlink:type="simple" xlink:show="embed" xlink:actuate="onLoad" draw:mime-type="image/jpeg"/>
</draw:frame>
 Спікерпарламенту Грузії Шалва Папуашвілі заявив, що питання відновленнядипломатичних відносин з РФ не обговорюється і про принципові поступки Москвіне може йтися.</text:p>
      <text:p text:style-name="P4">
Як передає Укрінформ, про це повідомляє <text:a xlink:type="simple" xlink:href="https://www.newsgeorgia.ge/jeto-ne-ustupki-rossii-a-strategicheskaja-politika-terpenija-spiker-parlamenta-gruzii/" text:style-name="Internet_20_link" text:visited-style-name="Visited_20_Internet_20_Link">
 Новости-Грузия</text:a>
 .</text:p>
      <text:p text:style-name="P4">
“Ми не проводимо політику поступок Росії. Наша політика – це не політикапоступок, а стратегічна політика терпіння”, – заявив Папуашвілі.</text:p>
      <text:p text:style-name="P4">
<text:span text:style-name="T4">
Читайте також:</text:span>
 <text:a xlink:type="simple" xlink:href="https://www.ukrinform.ua/rubric-world/3715093-prezidentka-gruzii-rozkritikuvala-ministra-oboroni-za-nepovagu-do-protokolu.html" text:style-name="Internet_20_link" text:visited-style-name="Visited_20_Internet_20_Link">
 Президентка <text:span text:style-name="T4">
Грузі</text:span>
 ї розкритикувала міністра оборониза «неповагу до протоколу» </text:a>
</text:p>
      <text:p text:style-name="P4">
За його словами, національний інтерес Грузії – "збереження миру" та зміцненняекономіки в країні.</text:p>
      <text:p text:style-name="P4">
"Різні потрясіння, конфлікти та війни останніх років сильно зачепили нас,відкинули на десятиліття назад", - сказав Папуашвілі.</text:p>
      <text:p text:style-name="P4">
За його словами, політику поступок Росії проводила колишня керівна партія“Єдиний Національний рух”, зокрема, шляхом продажу стратегічних об'єктівкраїни.</text:p>
      <text:p text:style-name="P4">
<text:span text:style-name="T4">
Читайте також:</text:span>
 <text:a xlink:type="simple" xlink:href="https://www.ukrinform.ua/rubric-world/3714624-utikaci-z-rf-vplinuli-na-vsi-aspekti-zitta-v-gruzii-ekspertka.html" text:style-name="Internet_20_link" text:visited-style-name="Visited_20_Internet_20_Link">
 Утікачі з РФ вплинули на всі аспекти життя в <text:span text:style-name="T4">
Грузі</text:span>
 ї– експертка </text:a>
</text:p>
      <text:p text:style-name="P4">
“Ми намагаємося уникати провокацій та різних загроз, зокрема тих, що походятьз Росії. Ми нікому нічого не віддаємо, ні за що не торгуємось... Наша головнамета – об'єднання країни та євроінтеграція. Для досягнення цих цілей потрібнімир та економічний прогрес.</text:p>
      <text:p text:style-name="P4">
Якщо ми економічно не сильні і ми матимемо внутрішні конфлікти, ми не зможемооб'єднати країну, і нам не відчинять двері європейських структур. Бідна таослаблена країна не цікава ні абхазам та осетинам, ні західним партнерам”, –заявив Папуашвілі.</text:p>
      <text:p text:style-name="P4">
За його словами, відновлення територіальної цілісності Грузії можливе лише "врамках політики миру", "через відновлення довіри з абхазькими та осетинськимибратами" та через створення таких умов, "щоб проживання в єдиній державі сталодля них привабливим".</text:p>
      <text:p text:style-name="P4">
<text:span text:style-name="T4">
Читайте також:</text:span>
 <text:a xlink:type="simple" xlink:href="https://www.ukrinform.ua/rubric-world/3714491-prezidentka-gruzii-u-den-nezaleznosti-nasa-gidnist-prodana-za-200-ci-300-miljoniv.html" text:style-name="Internet_20_link" text:visited-style-name="Visited_20_Internet_20_Link">
 Президентка <text:span text:style-name="T4">
Груз</text:span>
 ії - у День незалежності: Нашагідність продана за 200 чи 300 мільйонів? </text:a>
</text:p>
      <text:p text:style-name="P4">
Спікер парламенту Грузії визнав, що за останніми рішеннями президента РФВолодимира Путіна відновити польоти до Грузії та скасувати візи "стоїтьполітична мотивація".</text:p>
      <text:p text:style-name="P4">
“Але важко визначити, яка мета цієї мотивації. Ми ж керуємося мотивацією тацілями нашої власної країни. Ми вважаємо, що чим більше країн зможе відвідатигромадянин Грузії без візи, тим краще. Якщо говорити про безпеку, тоодностороннє скасування Росією візового режиму нічого в цьому напрямі незмінює. Хто хоче, той у Росію не поїде”, - заявив Папуашвілі.</text:p>
      <text:p text:style-name="P4">
Також він стверджує, що влада Грузії не ігнорує можливі загрози, пов'язані змасовою міграцією росіян і це питання - під контролем спецслужб країни.</text:p>
      <text:p text:style-name="P4">
Як повідомлялося, з початком повномасштабної війни в Україні багато росіян,побоюючись мобілізації, виїхали до Грузії, і це вплинуло на багато аспектівжиття грузинів.</text:p>
      <text:p text:style-name="P4">
Фото: საქართველოს პარლამენტი/Facebook</text:p>
      <text:p text:style-name="P4">
Source: <text:a xlink:type="simple" xlink:href="https://www.ukrinform.ua/rubric-world/3715638-gruzia-pro-vidnosini-z-rf-ne-postupki-a-strategicna-politika-terpinna.html" text:style-name="Internet_20_link" text:visited-style-name="Visited_20_Internet_20_Link">
https://www.ukrinform.ua/rubric-world/3715638-gruzia-pro-vidnosini-z-rf-ne-postupki-a-strategicna-politika-terpinna.html</text:a>
</text:p>
      <!--NEWS-->
      <text:h text:style-name="P10" text:outline-level="1">
<text:span text:style-name="T4">
Прикордонники спростували фейк про заборону виїзду з України для 17-річних юнаків</text:span>
</text:h>
      <text:p text:style-name="P4">
Authors: Ukrinform (Person)</text:p>
      <text:p text:style-name="P4">
Publisher: Укринформ (Organization)</text:p>
      <text:p text:style-name="P4">
Published Time: 2023-05-29T15:24:00+03:00</text:p>
      <text:p text:style-name="P4">
Modified Time: 2023-05-29T15:24:00+03:00</text:p>
      <text:p text:style-name="P4">
Description: Державна прикордонна служба України не обмежує виїзд за кордон юнаків молодше 18 років. — Укрінформ.</text:p>
      <text:p text:style-name="P4">
Images: ['<text:a xlink:type="simple" xlink:href="https://static.ukrinform.com/photos/2022_05/thumb_files/630_360_1653144799-683.jpg" text:style-name="Internet_20_link" text:visited-style-name="Visited_20_Internet_20_Link">
630_360_16531...</text:a>
']</text:p>
      <text:p text:style-name="P4">
Tags: ['Прикордонники', 'Заборона', 'Виїзд за кордон']</text:p>
      <text:p text:style-name="P4">
Type: Article</text:p>
      <!--METADATA-->
      <text:p text:style-name="P4">
<draw:frame draw:style-name="fr1" draw:name="Image110" text:anchor-type="as-char" svg:width="6.9236in" svg:height="3.956343in" draw:z-index="0">
<draw:image xlink:href="../Images/yкринформ/2023-05-29T15-24-00-03-00/630_360_1653144799-683.jpg" xlink:type="simple" xlink:show="embed" xlink:actuate="onLoad" draw:mime-type="image/jpeg"/>
</draw:frame>
 Державнаприкордонна служба України не обмежує виїзд за кордон юнаків молодше 18 років.</text:p>
      <text:p text:style-name="P4">
Як передає Укрінформ, про це ДПСУ повідомляє у  <text:a xlink:type="simple" xlink:href="https://t.me/DPSUkr/11503" text:style-name="Internet_20_link" text:visited-style-name="Visited_20_Internet_20_Link">
 Телеграмі</text:a>
 .</text:p>
      <text:p text:style-name="P4">
Держприкордонслужба внесла роз’яснення у зв’язку з появою на інформаційнихресурсах повідомлень щодо заборони виїзду з України 17-річним юнакам.</text:p>
      <text:p text:style-name="P4">
«Після введення в Україні воєнного стану обмежено виїзд громадянам Україничоловічої статі віком від 18 до 60 років (окрім визначених винятків). На17-річних юнаків ці обмеження не розповсюджуються», - йдеться у повідомленні.</text:p>
      <text:p text:style-name="P4">
<text:span text:style-name="T4">
Читайте також:</text:span>
 <text:a xlink:type="simple" xlink:href="https://www.ukrinform.ua/rubric-ato/3715477-vstup-do-lav-zsu-za-standartami-nato-aki-zmini-gotue-minoboroni.html" text:style-name="Internet_20_link" text:visited-style-name="Visited_20_Internet_20_Link">
 <text:span text:style-name="T4">
Вступ</text:span>
 до <text:span text:style-name="T4">
лав</text:span>
 <text:span text:style-name="T4">
ЗСУ</text:span>
 за <text:span text:style-name="T4">
стандартами</text:span>
 <text:span text:style-name="T4">
НАТО</text:span>
: <text:span text:style-name="T4">
які</text:span>
 <text:span text:style-name="T4">
зміни</text:span>
 <text:span text:style-name="T4">
готує</text:span>
 <text:span text:style-name="T4">
Міноборон</text:span>
 и</text:a>
</text:p>
      <text:p text:style-name="P4">
У ДПСУ зауважили, що під час оформлення громадян керується вимогами  <text:a xlink:type="simple" xlink:href="https://zakon.rada.gov.ua/laws/show/57-95-п#Text" text:style-name="Internet_20_link" text:visited-style-name="Visited_20_Internet_20_Link">
Постанови Кабінету міністрів № 57.</text:a>
</text:p>
      <text:p text:style-name="P4">
Як повідомляв Укрінформ, до України впродовж минулої доби, 28 травня, в'їхали45 тисяч осіб, виїхали - 37 тисяч.</text:p>
      <text:p text:style-name="P4">
_ Фото: ДПСУ  _</text:p>
      <text:p text:style-name="P4">
Source: <text:a xlink:type="simple" xlink:href="https://www.ukrinform.ua/rubric-society/3715637-prikordonniki-sprostuvali-fejk-pro-zaboronu-viizdu-z-ukraini-dla-17ricnih-unakiv.html" text:style-name="Internet_20_link" text:visited-style-name="Visited_20_Internet_20_Link">
https://www.ukrinform.ua/rubric-society/3715637-prikordonniki-sprostuvali-fejk-pro-zaboronu-viizdu-z-ukraini-dla-17ricnih-unakiv.html</text:a>
</text:p>
      <!--NEWS-->
      <text:h text:style-name="P10" text:outline-level="1">
<text:span text:style-name="T4">
На Луганщині загарбники шукають партизанів, які здійснили замах на Корнета</text:span>
</text:h>
      <text:p text:style-name="P4">
Authors: Ukrinform (Person)</text:p>
      <text:p text:style-name="P4">
Publisher: Укринформ (Organization)</text:p>
      <text:p text:style-name="P4">
Published Time: 2023-05-29T15:32:24+03:00</text:p>
      <text:p text:style-name="P4">
Modified Time: 2023-05-29T15:32:24+03:00</text:p>
      <text:p text:style-name="P4">
Description: Патрулі окупантів посилено шукають партизанів, які здійснили замах на «міністра внутрішніх справ ЛНР» Ігоря Корнета. — Укрінформ.</text:p>
      <text:p text:style-name="P4">
Images: ['<text:a xlink:type="simple" xlink:href="https://static.ukrinform.com/photos/2018_10/thumb_files/630_360_1539341810-525.jpg" text:style-name="Internet_20_link" text:visited-style-name="Visited_20_Internet_20_Link">
630_360_15393...</text:a>
']</text:p>
      <text:p text:style-name="P4">
Tags: ['Луганщина', 'Вибух', 'Замах', 'Партизани']</text:p>
      <text:p text:style-name="P4">
Type: Article</text:p>
      <!--METADATA-->
      <text:p text:style-name="P4">
<draw:frame draw:style-name="fr1" draw:name="Image111" text:anchor-type="as-char" svg:width="6.9236in" svg:height="3.956343in" draw:z-index="0">
<draw:image xlink:href="../Images/yкринформ/2023-05-29T15-32-24-03-00/630_360_1539341810-525.jpg" xlink:type="simple" xlink:show="embed" xlink:actuate="onLoad" draw:mime-type="image/jpeg"/>
</draw:frame>
 Патруліокупантів посилено шукають партизанів, які здійснили замах на «міністравнутрішніх справ ЛНР» Ігоря Корнета.</text:p>
      <text:p text:style-name="P4">
Як передає Укрінформ, про це повідомив  <text:a xlink:type="simple" xlink:href="https://sprotyv.mod.gov.ua/rosiyany-shukayut-partyzan-na-tot-luganshhyny/" text:style-name="Internet_20_link" text:visited-style-name="Visited_20_Internet_20_Link">
 Центр національного спротиву</text:a>
 .</text:p>
      <text:p text:style-name="P4">
«Росіяни організували додаткові патрулі росгвардійців, які шукаютьпредставників підпілля на тимчасово окупованих територіях Луганської області.Це пов’язано із тим, що 15 травня зрадник України Ігор Корнет був важкопоранений у результаті <text:a xlink:type="simple" xlink:href="https://www.ukrinform.ua/tag-vibuh" text:style-name="Internet_20_link" text:visited-style-name="Visited_20_Internet_20_Link">
 вибуху </text:a>
 вперукарні… Окупанти намагаються знайти виконавців», - йдеться у повідомленні.</text:p>
      <text:p text:style-name="P4">
ЦНС запевняє, що старання загарбників залишаться марними – шанси перемогтиукраїнський спротив у них мізерні.</text:p>
      <text:p text:style-name="P4">
<text:span text:style-name="T4">
Читайте також:</text:span>
 <text:a xlink:type="simple" xlink:href="https://www.ukrinform.ua/rubric-ato/3709538-v-okupovanomu-lugansku-pidirvali-ministra-vnutrisnih-sprav-lnr-korneta-roszmi.html" text:style-name="Internet_20_link" text:visited-style-name="Visited_20_Internet_20_Link">
 В окупованому Луганську підірвали «міністра внутрішніхсправ лнр» <text:span text:style-name="T4">
Корнет</text:span>
 а – росЗМІ </text:a>
</text:p>
      <text:p text:style-name="P4">
Як повідомляв  Укрінформ, на тимчасово захоплених російськими військовимитериторіях Луганщини <text:a xlink:type="simple" xlink:href="https://www.ukrinform.ua/rubric-regions/3711746-na-lugansini-partizani-pidrivaut-zaliznicni-kolii.html" text:style-name="Internet_20_link" text:visited-style-name="Visited_20_Internet_20_Link">
 партизани підривають залізничні колії</text:a>
 та розповсюджують агітаційні матеріали. Алеголовне, за словами начальника Сєверодонецької районної військовоїадміністрації Романа Власенка, – це інформування партизанами військ ЗСУ пропересування і місця розташування підрозділів, військової техніки, складівокупаційної армії.</text:p>
      <text:p text:style-name="P4">
Source: <text:a xlink:type="simple" xlink:href="https://www.ukrinform.ua/rubric-regions/3715642-na-lugansini-zagarbniki-sukaut-partizaniv-aki-zdijsnili-zamah-na-korneta.html" text:style-name="Internet_20_link" text:visited-style-name="Visited_20_Internet_20_Link">
https://www.ukrinform.ua/rubric-regions/3715642-na-lugansini-zagarbniki-sukaut-partizaniv-aki-zdijsnili-zamah-na-korneta.html</text:a>
</text:p>
      <!--NEWS-->
      <text:h text:style-name="P10" text:outline-level="1">
<text:span text:style-name="T4">
President of Turkiye Erdogan had a phone calls with Putin and President of Ukraine Zelensky</text:span>
</text:h>
      <text:p text:style-name="P4">
Authors: liveuamap (Language: en)</text:p>
      <text:p text:style-name="P4">
Time: 2023-05-29T15:35:31</text:p>
      <text:p text:style-name="P4">
Location: Ankara (Latitude:39.92856 Longtitude:32.80363)</text:p>
      <text:p text:style-name="P4">
Videos: []</text:p>
      <text:p text:style-name="P4">
Images: []</text:p>
      <text:p text:style-name="P4">
Tags: ["Turkey", "Middle East"]</text:p>
      <text:p text:style-name="P4">
ID: 22566335</text:p>
      <!--METADATA-->
      <text:p text:style-name="P4">
President of Turkiye Erdogan had a phone calls with Putin and President ofUkraine Zelensky</text:p>
      <text:p text:style-name="P4">
News Collection Link: <text:a xlink:type="simple" xlink:href="https://liveuamap.com/en/2023/29-may-president-of-turkiye-erdogan-had-a-phone-calls-with" text:style-name="Internet_20_link" text:visited-style-name="Visited_20_Internet_20_Link">
https://liveuamap.com/en/2023/29-may-president-of-turkiye-erdogan-had-a-phone-calls-with</text:a>
</text:p>
      <text:p text:style-name="P4">
Source: <text:a xlink:type="simple" xlink:href="https://t.me/tass_agency/193971" text:style-name="Internet_20_link" text:visited-style-name="Visited_20_Internet_20_Link">
https://t.me/tass_agency/193971</text:a>
</text:p>
      <!--NEWS-->
      <text:h text:style-name="P10" text:outline-level="1">
<text:span text:style-name="T4">
Буданов після атаки РФ: Наша відповідь не забариться - ви дуже скоро пошкодуєте</text:span>
</text:h>
      <text:p text:style-name="P4">
Authors: Ukrinform (Person)</text:p>
      <text:p text:style-name="P4">
Publisher: Укринформ (Organization)</text:p>
      <text:p text:style-name="P4">
Published Time: 2023-05-29T15:36:00+03:00</text:p>
      <text:p text:style-name="P4">
Modified Time: 2023-05-29T15:36:00+03:00</text:p>
      <text:p text:style-name="P4">
Description: Начальник ГУР МО України Кирило Буданов після спроби Росії атакувати Україну балістичними ракетами вдень 29 травня заявив, що чергова спроба терористичних дій РФ вкотре зазнала поразки. — Укрінформ.</text:p>
      <text:p text:style-name="P4">
Images: ['<text:a xlink:type="simple" xlink:href="https://static.ukrinform.com/photos/2023_02/thumb_files/630_360_1675633346-516.jpg" text:style-name="Internet_20_link" text:visited-style-name="Visited_20_Internet_20_Link">
630_360_16756...</text:a>
']</text:p>
      <text:p text:style-name="P4">
Tags: ['Розвідка', 'Буданов', 'Війна з Росією']</text:p>
      <text:p text:style-name="P4">
Type: Article</text:p>
      <!--METADATA-->
      <text:p text:style-name="P4">
<draw:frame draw:style-name="fr1" draw:name="Image112" text:anchor-type="as-char" svg:width="6.9236in" svg:height="3.956343in" draw:z-index="0">
<draw:image xlink:href="../Images/yкринформ/2023-05-29T15-36-00-03-00/630_360_1675633346-516.jpg" xlink:type="simple" xlink:show="embed" xlink:actuate="onLoad" draw:mime-type="image/jpeg"/>
</draw:frame>
 НачальникГУР МО України Кирило Буданов після спроби Росії атакувати Українубалістичними ракетами вдень 29 травня заявив, що чергова спроба терористичнихдій РФ вкотре зазнала поразки.</text:p>
      <text:p text:style-name="P4">
Про це він сказав у своєму відеозверненні, яке у <text:a xlink:type="simple" xlink:href="https://t.me/DIUkraine/2363" text:style-name="Internet_20_link" text:visited-style-name="Visited_20_Internet_20_Link">
 Телеграмі</text:a>
 опублікувала пресслужба Головного управліннярозвідки <text:a xlink:type="simple" xlink:href="https://www.ukrinform.ua/tag-minoboroni" text:style-name="Internet_20_link" text:visited-style-name="Visited_20_Internet_20_Link">
 Міноборони України </text:a>
 ,передає Укрінформ.</text:p>
      <text:p text:style-name="P4">
“Усі ті, хто в РФ до сих пір вірили, вірять і, може, мріють про те, що зможутьзалякати Україну, я хочу вас трошки засмутити - це не так: усі як знаходилися,так і знаходяться на своїх робочих місцях і продовжують виконувати своюроботу. Усі ті, хто намагався нас залякати, мріючи, що це принесе якийсьефект, - ви дуже скоро про це пошкодуєте”, - сказав він.</text:p>
      <text:p text:style-name="P4">
Начальник ГУР зазначив, що “наша відповідь не забариться”.</text:p>
      <text:p text:style-name="P4">
“Чекайте, скоро всі все побачать”, - поінформував Буданов.</text:p>
      <text:p text:style-name="P4">
<text:span text:style-name="T4">
Читайте також:</text:span>
 <text:a xlink:type="simple" xlink:href="https://www.ukrinform.ua/rubric-ato/3715591-vorog-vipustiv-po-kiivsini-11-balisticnih-i-krilatih-raket-iskander-ppo-znisila-vsi-cili.html" text:style-name="Internet_20_link" text:visited-style-name="Visited_20_Internet_20_Link">
 <text:span text:style-name="T4">
Ворог</text:span>
 випустив по Київщині 11 балістичних і крилатихракет «Іскандер» - ППО знищила всі цілі </text:a>
</text:p>
      <text:p text:style-name="P4">
Як повідомлялося, у столиці пролунало кілька потужих <text:a xlink:type="simple" xlink:href="https://www.ukrinform.ua/tag-vibuh" text:style-name="Internet_20_link" text:visited-style-name="Visited_20_Internet_20_Link">
 вибухів</text:a>
 , раніше було оголошену повітрянутривогу.</text:p>
      <text:p text:style-name="P4">
Інформується про падіння станом на 11:45 шести уламків ворожих ракет устолиці.</text:p>
      <text:p text:style-name="P4">
Медики госпіталізували одного пораненого в Подільському районі Києва.</text:p>
      <text:p text:style-name="P4">
Source: <text:a xlink:type="simple" xlink:href="https://www.ukrinform.ua/rubric-ato/3715644-budanov-pisla-ataki-rf-nasa-vidpovid-ne-zabaritsa-vi-duze-skoro-poskoduete.html" text:style-name="Internet_20_link" text:visited-style-name="Visited_20_Internet_20_Link">
https://www.ukrinform.ua/rubric-ato/3715644-budanov-pisla-ataki-rf-nasa-vidpovid-ne-zabaritsa-vi-duze-skoro-poskoduete.html</text:a>
</text:p>
      <!--NEWS-->
      <text:h text:style-name="P10" text:outline-level="1">
<text:span text:style-name="T4">
ВАКС у середу розгляне апеляцію на арешт Князєва</text:span>
</text:h>
      <text:p text:style-name="P4">
Authors: Ukrinform (Person)</text:p>
      <text:p text:style-name="P4">
Publisher: Укринформ (Organization)</text:p>
      <text:p text:style-name="P4">
Published Time: 2023-05-29T15:42:00+03:00</text:p>
      <text:p text:style-name="P4">
Modified Time: 2023-05-29T15:42:00+03:00</text:p>
      <text:p text:style-name="P4">
Description: Розгляд у Вищому антикорупційному суді апеляційних скарг захисту на ухвалу про обрання запобіжного заходу ексголові Верховного Суду Всеволоду Князєву призначено на 31 травня. — Укрінформ.</text:p>
      <text:p text:style-name="P4">
Images: ['<text:a xlink:type="simple" xlink:href="https://static.ukrinform.com/photos/2023_05/thumb_files/630_360_1684399738-474.jpg" text:style-name="Internet_20_link" text:visited-style-name="Visited_20_Internet_20_Link">
630_360_16843...</text:a>
']</text:p>
      <text:p text:style-name="P4">
Tags: ['Арешт', 'Князєв', 'Апеляція', 'Вищий антикорупційний суд']</text:p>
      <text:p text:style-name="P4">
Type: Article</text:p>
      <!--METADATA-->
      <text:p text:style-name="P4">
<draw:frame draw:style-name="fr1" draw:name="Image113" text:anchor-type="as-char" svg:width="6.9236in" svg:height="3.956343in" draw:z-index="0">
<draw:image xlink:href="../Images/yкринформ/2023-05-29T15-42-00-03-00/630_360_1684399738-474.jpg" xlink:type="simple" xlink:show="embed" xlink:actuate="onLoad" draw:mime-type="image/jpeg"/>
</draw:frame>
 Розгляд уВищому антикорупційному суді апеляційних скарг захисту на ухвалу про обраннязапобіжного заходу ексголові Верховного Суду Всеволоду Князєву призначено на31 травня.</text:p>
      <text:p text:style-name="P4">
Про це у <text:a xlink:type="simple" xlink:href="https://www.facebook.com/apvas.gov.ua/posts/pfbid0pGsxiySyFPMKQLQUHNkmUis4nzwLiXDeMbKNrMVmvW7g36MaBCvg31yuxSP6iqLYl" text:style-name="Internet_20_link" text:visited-style-name="Visited_20_Internet_20_Link">
 Фейсбуці</text:a>
повідомила пресслужба Апеляційної палати ВАКС, передає Укрінформ.</text:p>
      <text:p text:style-name="P4">
“До Апеляційної палати Вищого антикорупційного суду надійшли апеляційні скаргисторони захисту на ухвалу слідчого судді ВАКС від 18 травня 2023 року прозастосування до колишнього голови <text:a xlink:type="simple" xlink:href="https://www.ukrinform.ua/tag-verhovnij-sud" text:style-name="Internet_20_link" text:visited-style-name="Visited_20_Internet_20_Link">
 Верховного Суду</text:a>
 запобіжного заходу у виглядітримання під вартою з альтернативою внесення 107,36 млн грн застави. Розглядапеляційних скарг у справі № 991/4344/23 призначено на 13:00 31 травня 2023року”, - зазначається у дописі.</text:p>
      <text:p text:style-name="P4">
Як повідомлялося, 15 травня НАБУ і САП заявили про викриття схеми <text:a xlink:type="simple" xlink:href="https://www.ukrinform.ua/rubric-society/3709683-nabu-i-sap-vikrili-masstabnu-korupciu-u-verhovnomu-sudi.html" text:style-name="Internet_20_link" text:visited-style-name="Visited_20_Internet_20_Link">
 одержаннянеправомірної вигоди керівництвом та суддями Верховного Суду</text:a>
 . Правоохоронці затримали голову ВСКнязєва та вилучили 2,7 млн дол.</text:p>
      <text:p text:style-name="P4">
<text:span text:style-name="T4">
Читайте також:</text:span>
 <text:a xlink:type="simple" xlink:href="https://www.ukrinform.ua/rubric-society/3710928-knazev-nazvav-spravu-proti-nogo-pomstou.html" text:style-name="Internet_20_link" text:visited-style-name="Visited_20_Internet_20_Link">
 <text:span text:style-name="T4">
Князєв</text:span>
 назвав справу проти нього «помстою»</text:a>
</text:p>
      <text:p text:style-name="P4">
16 травня під час пленуму Верховного Суду 140 суддів підтримали висловленнянедовіри Князєву. Судді також ухвалили постанову пленуму ВС про припиненняповноважень Князєва.</text:p>
      <text:p text:style-name="P4">
17 травня Вищий антикорупційний суд <text:a xlink:type="simple" xlink:href="https://www.ukrinform.ua/rubric-society/3710545-vaks-vidmovivsa-zadovolniti-skargu-zahistu-knazeva-na-jogo-zatrimanna.html" text:style-name="Internet_20_link" text:visited-style-name="Visited_20_Internet_20_Link">
 відмовився задовольнити скаргу захистуКнязєва на його затримання </text:a>
 .</text:p>
      <text:p text:style-name="P4">
18 травня Вища рада правосуддя задовольнила подання Спеціалізованоїантикорупційної прокуратури про <text:a xlink:type="simple" xlink:href="https://www.ukrinform.ua/rubric-society/3710933-vrp-nadala-dozvil-na-utrimanna-eksgolovi-knazeva-pid-vartou.html" text:style-name="Internet_20_link" text:visited-style-name="Visited_20_Internet_20_Link">
 надання дозволу на утримання Князєва підвартою </text:a>
 .</text:p>
      <text:p text:style-name="P4">
Того ж дня Вищий антикорупційний суд обрав йому запобіжний захід у вигляді <text:a xlink:type="simple" xlink:href="https://www.ukrinform.ua/rubric-society/3711149-sud-obrav-zapobiznij-zahid-knazevu.html" text:style-name="Internet_20_link" text:visited-style-name="Visited_20_Internet_20_Link">
тримання під вартою з можливістю внесення 107,3 млн грн застави</text:a>
 .</text:p>
      <text:p text:style-name="P4">
Source: <text:a xlink:type="simple" xlink:href="https://www.ukrinform.ua/rubric-society/3715645-vaks-u-seredu-rozglane-apelaciu-na-arest-knazeva.html" text:style-name="Internet_20_link" text:visited-style-name="Visited_20_Internet_20_Link">
https://www.ukrinform.ua/rubric-society/3715645-vaks-u-seredu-rozglane-apelaciu-na-arest-knazeva.html</text:a>
</text:p>
      <!--NEWS-->
      <text:h text:style-name="P10" text:outline-level="1">
<text:span text:style-name="T4">
Росія денонсувала Договір про звичайні збройні сили в Європі</text:span>
</text:h>
      <text:p text:style-name="P4">
Authors: Ukrinform (Person)</text:p>
      <text:p text:style-name="P4">
Publisher: Укринформ (Organization)</text:p>
      <text:p text:style-name="P4">
Published Time: 2023-05-29T15:43:25+03:00</text:p>
      <text:p text:style-name="P4">
Modified Time: 2023-05-29T15:43:25+03:00</text:p>
      <text:p text:style-name="P4">
Description: Президент РФ Володимир Путін підписав закон про денонсацію Договору про звичайні збройні сили в Європі (ДЗЗСЄ). — Укрінформ.</text:p>
      <text:p text:style-name="P4">
Images: ['<text:a xlink:type="simple" xlink:href="https://static.ukrinform.com/photos/2022_09/thumb_files/630_360_1664030285-428.jpg" text:style-name="Internet_20_link" text:visited-style-name="Visited_20_Internet_20_Link">
630_360_16640...</text:a>
']</text:p>
      <text:p text:style-name="P4">
Tags: ['Париж', 'Путін', 'Росія']</text:p>
      <text:p text:style-name="P4">
Type: Article</text:p>
      <!--METADATA-->
      <text:p text:style-name="P4">
<draw:frame draw:style-name="fr1" draw:name="Image114" text:anchor-type="as-char" svg:width="6.9236in" svg:height="3.956343in" draw:z-index="0">
<draw:image xlink:href="../Images/yкринформ/2023-05-29T15-43-25-03-00/630_360_1664030285-428.jpg" xlink:type="simple" xlink:show="embed" xlink:actuate="onLoad" draw:mime-type="image/jpeg"/>
</draw:frame>
 ПрезидентРФ Володимир Путін підписав закон про денонсацію Договору про звичайні збройнісили в Європі (ДЗЗСЄ).</text:p>
      <text:p text:style-name="P4">
Про це повідомляє <text:a xlink:type="simple" xlink:href="https://www.interfax.ru/russia/903672" text:style-name="Internet_20_link" text:visited-style-name="Visited_20_Internet_20_Link">
 Інтерфакс </text:a>
 ,передає Укрінформ.</text:p>
      <text:p text:style-name="P4">
Відповідну інформацію розміщено у понеділок на офіційному порталі правовоїінформації РФ.</text:p>
      <text:p text:style-name="P4">
<text:span text:style-name="T4">
Читайте також:</text:span>
 <text:a xlink:type="simple" xlink:href="https://www.ukrinform.ua/rubric-ato/3715627-putin-uzakoniv-vibori-ta-deportaciu-na-okupovanij-teritorii-ukraini.html" text:style-name="Internet_20_link" text:visited-style-name="Visited_20_Internet_20_Link">
 <text:span text:style-name="T4">
Путін</text:span>
 узаконив «вибори» та депортацію на окупованійтериторії України </text:a>
</text:p>
      <text:p text:style-name="P4">
Договір був підписаний у Парижі 19 листопада 1990 року і набув чинності 9листопада 1992 року.</text:p>
      <text:p text:style-name="P4">
Як зазначається у супровідних матеріалах до закону про денонсацію, положеннямиДЗЗСЄ встановлюються зобов'язання для його держав-учасниць щодо кількіснихобмежень щодо п'яти категорій звичайних збройних сил: бойові танки, бойовіброньовані машини, артилерія, бойові літаки та бойові вертольоти.</text:p>
      <text:p text:style-name="P4">
РФ ратифікувала ДЗЗСЄ у липні 1992 року. У 2004 році РФ ратифікувала Угоду проадаптацію ДЗЗСЄ від 19 листопада 1999 року (не набуло чинності).</text:p>
      <text:p text:style-name="P4">
<text:span text:style-name="T4">
Читайте також:</text:span>
 <text:a xlink:type="simple" xlink:href="https://www.ukrinform.ua/rubric-world/3715414-lapasi-dla-putina-aderne-zagostrenna-ta-zberezenna-erdogana.html" text:style-name="Internet_20_link" text:visited-style-name="Visited_20_Internet_20_Link">
 Ляпаси для <text:span text:style-name="T4">
Путін</text:span>
 а, ядерне загострення та збереженняЕрдогана </text:a>
</text:p>
      <text:p text:style-name="P4">
Учасники угоди вимагали від Росії виконання зобов'язань з виведення військ ізГрузії та Молдови. У 2007 році РФ призупинила свою участь в договорі, а в 2015році - участь у засіданнях спільної консультативної групи з угоди.</text:p>
      <text:p text:style-name="P4">
Як заявляв раніше заступник голови МЗС РФ Сергій Рябков, для завершенняпроцесу виходу Росії з ДЗЗСЄ потрібно близько пів року.</text:p>
      <text:p text:style-name="P4">
Source: <text:a xlink:type="simple" xlink:href="https://www.ukrinform.ua/rubric-world/3715646-rosia-denonsuvala-dogovir-pro-zvicajni-zbrojni-sili-v-evropi.html" text:style-name="Internet_20_link" text:visited-style-name="Visited_20_Internet_20_Link">
https://www.ukrinform.ua/rubric-world/3715646-rosia-denonsuvala-dogovir-pro-zvicajni-zbrojni-sili-v-evropi.html</text:a>
</text:p>
      <!--NEWS-->
      <text:h text:style-name="P10" text:outline-level="1">
<text:span text:style-name="T4">
У деокуповані Черкаські Тишки почали повертати світло в оселі</text:span>
</text:h>
      <text:p text:style-name="P4">
Authors: Ukrinform (Person)</text:p>
      <text:p text:style-name="P4">
Publisher: Укринформ (Organization)</text:p>
      <text:p text:style-name="P4">
Published Time: 2023-05-29T15:49:24+03:00</text:p>
      <text:p text:style-name="P4">
Modified Time: 2023-05-29T15:49:24+03:00</text:p>
      <text:p text:style-name="P4">
Description: Перші 40 жителів деокупованого села Черкаські Тишки Харківської області вже отримали світло в оселях. — Укрінформ.</text:p>
      <text:p text:style-name="P4">
Images: ['<text:a xlink:type="simple" xlink:href="https://static.ukrinform.com/photos/2023_05/thumb_files/630_360_1685364391-507.jpg" text:style-name="Internet_20_link" text:visited-style-name="Visited_20_Internet_20_Link">
630_360_16853...</text:a>
']</text:p>
      <text:p text:style-name="P4">
Tags: ['Електроенергія', 'Харківщина', 'Відбудова']</text:p>
      <text:p text:style-name="P4">
Type: Article</text:p>
      <!--METADATA-->
      <text:p text:style-name="P4">
<draw:frame draw:style-name="fr1" draw:name="Image115" text:anchor-type="as-char" svg:width="6.9236in" svg:height="3.956343in" draw:z-index="0">
<draw:image xlink:href="../Images/yкринформ/2023-05-29T15-49-24-03-00/630_360_1685364391-507.jpg" xlink:type="simple" xlink:show="embed" xlink:actuate="onLoad" draw:mime-type="image/jpeg"/>
</draw:frame>
 Перші 40жителів деокупованого села Черкаські Тишки Харківської області вже отрималисвітло в оселях.</text:p>
      <text:p text:style-name="P4">
Про це повідомляється на  <text:a xlink:type="simple" xlink:href="https://kharkivoda.gov.ua/news/121179" text:style-name="Internet_20_link" text:visited-style-name="Visited_20_Internet_20_Link">
 сайті </text:a>
Харківської ОВА, передає Укрінформ.</text:p>
      <text:p text:style-name="P4">
«Попри всі труднощі та завдяки професійним діям піротехніків ДСНС та фахівцівХарківобленерго мешканці Черкаських Тишок уже отримали світло в оселях.Відновлювальні роботи на <text:a xlink:type="simple" xlink:href="https://www.ukrinform.ua/tag-harkivsina" text:style-name="Internet_20_link" text:visited-style-name="Visited_20_Internet_20_Link">
 Харківщині </text:a>
 тривають далі. Робимо все можливе, аби всі мешканці деокупованихтериторій мали світло», - зазначив начальник ХОВА Олег Синєгубов.</text:p>
      <text:p text:style-name="P4">
Зазначається, що лінії електропередач у цьому населеному пункті пошкоджені на90%, тобто пошкодження одні з найбільших в області. Тут було знищено 14трансформаторних підстанцій із 17-ти, майже всі опори та прольоти лінійелектропередач. Крім того, підходи до ліній живлення були щільно заміновані.</text:p>
      <text:p text:style-name="P4">
<text:span text:style-name="T4">
Читайте також:</text:span>
 <text:a xlink:type="simple" xlink:href="https://www.ukrinform.ua/rubric-vidbudova/3714599-mininfrastrukturi-somisaca-zvituvatime-pro-nadhodzenna-ta-vitrati-kostiv-na-vidbudovu.html" text:style-name="Internet_20_link" text:visited-style-name="Visited_20_Internet_20_Link">
 <text:span text:style-name="T4">
Мінінфраструктури</text:span>
 <text:span text:style-name="T4">
щомісяця</text:span>
 <text:span text:style-name="T4">
звітуватиме</text:span>
<text:span text:style-name="T4">
про</text:span>
 <text:span text:style-name="T4">
надходження</text:span>
 та <text:span text:style-name="T4">
витрати</text:span>
 <text:span text:style-name="T4">
коштів</text:span>
 на <text:span text:style-name="T4">
відбудову</text:span>
</text:a>
</text:p>
      <text:p text:style-name="P4">
Внаслідок руйнувань повної заміни потребують опори, дроти, електричнеобладнання.</text:p>
      <text:p text:style-name="P4">
Як  повідомляв Укрінформ, <text:a xlink:type="simple" xlink:href="https://www.ukrinform.ua/rubric-vidbudova/3713045-na-harkivsini-pisla-rozminuvanna-vidnovili-elektropostacanna-se-v-troh-selah.html" text:style-name="Internet_20_link" text:visited-style-name="Visited_20_Internet_20_Link">
 роботи з відновлення електропостачання надеокупованих територіях Харківщини виконуються першочергово</text:a>
 . Нещодавноспеціалісти АТ "Харківобленерго" відновили електропостачання ще в трьох селахЗолочівської громади Богодухівського району.</text:p>
      <text:p text:style-name="P4">
Source: <text:a xlink:type="simple" xlink:href="https://www.ukrinform.ua/rubric-vidbudova/3715650-u-deokupovani-cerkaski-tiski-pocali-povertati-svitlo-v-oseli.html" text:style-name="Internet_20_link" text:visited-style-name="Visited_20_Internet_20_Link">
https://www.ukrinform.ua/rubric-vidbudova/3715650-u-deokupovani-cerkaski-tiski-pocali-povertati-svitlo-v-oseli.html</text:a>
</text:p>
      <!--NEWS-->
      <text:h text:style-name="P10" text:outline-level="1">
<text:span text:style-name="T4">
В Ізраїлі протестували морський «Залізний купол»</text:span>
</text:h>
      <text:p text:style-name="P4">
Authors: Ukrinform (Person)</text:p>
      <text:p text:style-name="P4">
Publisher: Укринформ (Organization)</text:p>
      <text:p text:style-name="P4">
Published Time: 2023-05-29T15:53:29+03:00</text:p>
      <text:p text:style-name="P4">
Modified Time: 2023-05-29T15:53:29+03:00</text:p>
      <text:p text:style-name="P4">
Description: В Ізраїлі проведено серію успішних випробувань системи ПРО «Залізний купол» морського базування (у міжнародній класифікації називається C-Dome). — Укрінформ.</text:p>
      <text:p text:style-name="P4">
Images: ['<text:a xlink:type="simple" xlink:href="https://static.ukrinform.com/photos/2023_05/thumb_files/630_360_1685364668-205.jpg" text:style-name="Internet_20_link" text:visited-style-name="Visited_20_Internet_20_Link">
630_360_16853...</text:a>
']</text:p>
      <text:p text:style-name="P4">
Tags: ['Ізраїль', 'Ракета', 'Випробування']</text:p>
      <text:p text:style-name="P4">
Type: Article</text:p>
      <!--METADATA-->
      <text:p text:style-name="P4">
<draw:frame draw:style-name="fr1" draw:name="Image116" text:anchor-type="as-char" svg:width="6.9236in" svg:height="3.956343in" draw:z-index="0">
<draw:image xlink:href="../Images/yкринформ/2023-05-29T15-53-29-03-00/630_360_1685364668-205.jpg" xlink:type="simple" xlink:show="embed" xlink:actuate="onLoad" draw:mime-type="image/jpeg"/>
</draw:frame>
 В Ізраїліпроведено серію успішних випробувань системи ПРО «Залізний купол» морськогобазування (у міжнародній класифікації називається C-Dome).</text:p>
      <text:p text:style-name="P4">
Як передає Укрінформ, про це повідомляє <text:a xlink:type="simple" xlink:href="https://www.vesty.co.il/main/article/s1zvnxmu2#autoplay" text:style-name="Internet_20_link" text:visited-style-name="Visited_20_Internet_20_Link">
 Vesty.co.il</text:a>
 .</text:p>
      <text:p text:style-name="P4">
У рамках випробувань здійснювалися запуски ракет по навчальних цілях - зракетного корвета «Маген» класу «Саар-6». Ці корвети нині вживає на озброєнняВМС ЦАХАЛу.</text:p>
      <text:p text:style-name="P4">
<text:span text:style-name="T4">
Читайте також:</text:span>
 <text:a xlink:type="simple" xlink:href="https://www.ukrinform.ua/rubric-ato/3714407-izrailska-model-bezpeki-ukraini-ce-tocno-pidijde.html" text:style-name="Internet_20_link" text:visited-style-name="Visited_20_Internet_20_Link">
 Ізраїльська модель безпеки: Україні це точно підійде?</text:a>
</text:p>
      <text:p text:style-name="P4">
Серія випробувань включала моделювання присутніх і майбутніх загроз, з якимикораблі «Маген» можуть зіткнутися під час збройного конфлікту (у тому числікрилатих ракет і БПЛА). У ході випробувань C-Dome успішно ідентифікувала тазнищила БПЛА та крилаті ракети.</text:p>
      <text:p text:style-name="P4">
Крім того, було проведено перевірку нових технологій «з метою підвищенняоперативної ефективності багаторівневих систем ППО та ПРО на морі та на суші».</text:p>
      <text:p text:style-name="P4">
Зазначається, що «Залізний купол» морського базування покликаний посилитиоборонні можливості корветів «Маген» та підвищити рівень захисту морськихстратегічних активів Ізраїлю.</text:p>
      <text:p text:style-name="P4">
<text:span text:style-name="T4">
Читайте також:</text:span>
 <text:a xlink:type="simple" xlink:href="https://www.ukrinform.ua/rubric-ato/3709637-zaliznij-kupol-dla-ukraini-ne-panacea-ale-korist-bude.html" text:style-name="Internet_20_link" text:visited-style-name="Visited_20_Internet_20_Link">
 “ <text:span text:style-name="T4">
Залізний</text:span>
 <text:span text:style-name="T4">
купол</text:span>
 ” для України: не панацея, алекористь буде </text:a>
</text:p>
      <text:p text:style-name="P4">
За словами міністра оборони Йоава Галанта, «Залізний купол» морськогобазування - це «значний крок у розвитку оборони країни, який забезпечуєперевагу на морі та дає додаткові оперативні можливості для боротьби ззагрозами у морському просторі».</text:p>
      <text:p text:style-name="P4">
Як повідомляв Укрінформ, у Туреччині продемонстрували одночасну злагодженуроботу підрозділу з восьми морських дронів.</text:p>
      <text:p text:style-name="P4">
Фото: МІноборони Ізраїля</text:p>
      <text:p text:style-name="P4">
Source: <text:a xlink:type="simple" xlink:href="https://www.ukrinform.ua/rubric-world/3715654-v-izraili-protestuvali-morskij-zaliznij-kupol.html" text:style-name="Internet_20_link" text:visited-style-name="Visited_20_Internet_20_Link">
https://www.ukrinform.ua/rubric-world/3715654-v-izraili-protestuvali-morskij-zaliznij-kupol.html</text:a>
</text:p>
      <!--NEWS-->
      <text:h text:style-name="P10" text:outline-level="1">
<text:span text:style-name="T4">
Найбільше у квітні подешевшали гречка та буряк - ІАЕ</text:span>
</text:h>
      <text:p text:style-name="P4">
Authors: Ukrinform (Person)</text:p>
      <text:p text:style-name="P4">
Publisher: Укринформ (Organization)</text:p>
      <text:p text:style-name="P4">
Published Time: 2023-05-29T15:56:32+03:00</text:p>
      <text:p text:style-name="P4">
Modified Time: 2023-05-29T15:56:32+03:00</text:p>
      <text:p text:style-name="P4">
Description: В Україні у квітні 2023 року найбільше подешевшали (порівняно з груднем 2022 року) гречані крупи та буряк. — Укрінформ.</text:p>
      <text:p text:style-name="P4">
Images: ['<text:a xlink:type="simple" xlink:href="https://static.ukrinform.com/photos/2017_02/thumb_files/630_360_1486556560-2668-grecka.jpg" text:style-name="Internet_20_link" text:visited-style-name="Visited_20_Internet_20_Link">
630_360_14865...</text:a>
']</text:p>
      <text:p text:style-name="P4">
Tags: ['Ціни', 'Гречка', 'Продукти', 'Овочі']</text:p>
      <text:p text:style-name="P4">
Type: Article</text:p>
      <!--METADATA-->
      <text:p text:style-name="P4">
<draw:frame draw:style-name="fr1" draw:name="Image117" text:anchor-type="as-char" svg:width="6.9236in" svg:height="3.956343in" draw:z-index="0">
<draw:image xlink:href="../Images/yкринформ/2023-05-29T15-56-32-03-00/630_360_1486556560-2668-grecka.jpg" xlink:type="simple" xlink:show="embed" xlink:actuate="onLoad" draw:mime-type="image/jpeg"/>
</draw:frame>
 ВУкраїні у квітні 2023 року найбільше подешевшали (порівняно з груднем 2022року) гречані крупи та буряк.</text:p>
      <text:p text:style-name="P4">
Про це розповів директор Національного наукового центру «Інститут аграрноїекономіки» Юрій Лупенко, передає Укрінформ із посиланням на <text:a xlink:type="simple" xlink:href="http://www.iae.org.ua/presscentre/archnews/3607-hrechani-krupy-ta-buryak-staly-lideramy-zdeshevlennya-produktiv-kharchuvannya-yuriy-lupenko.html" text:style-name="Internet_20_link" text:visited-style-name="Visited_20_Internet_20_Link">
 пресслужбуінституту </text:a>
 .</text:p>
      <text:p text:style-name="P4">
Він зазначив, що у квітні 2023 року споживчі ціни на гречані крупи зменшилисьпроти грудня 2022 року на 19,9%, на буряк – на 20%. За словами Лупенка, ценайбільш істотне зниження серед 33 найменувань продуктів харчування, помісячнудинаміку споживчих цін на які відстежує Державна служба статистики України.</text:p>
      <text:p text:style-name="P4">
Очільник інституту розповів, що у квітні цього року проти грудня 2022 рокутакож істотно зменшилися ціни на крупи пшеничні (-7%), яйця (-6,9%), рис(-4,9%), ячні (-3,3%) та манні (-2,9%) крупи. Крім цього, подешевшали сало(-2,3%), олія соняшникова (-1,8%) та борошно пшеничне (-1%).</text:p>
      <text:p text:style-name="P4">
<text:span text:style-name="T4">
Читайте також:</text:span>
 <text:a xlink:type="simple" xlink:href="https://www.ukrinform.ua/rubric-economy/3707783-v-ukraini-znizuutsa-cini-na-ajca-ta-ovoci.html" text:style-name="Internet_20_link" text:visited-style-name="Visited_20_Internet_20_Link">
 В Україні знижуються ціни на яйця та овочі</text:a>
</text:p>
      <text:p text:style-name="P4">
Проти березня у квітні найсуттєвіше знизилися ціни на буряк (-9,9%), яйця(-8,4%) та гречані крупи (-4,2%), рис (-1,6%), олію соняшникову (-1,4%), крупипшеничні (-1,1%), картоплю (-0,6%), борошно пшеничне (-0,4%) та цукор (-0,3%).Макаронні вироби з м’яких сортів пшениці, крупи ячні, сири м’які жирні, масловершкове та сало подешевшали на 0,1-0,2%.</text:p>
      <text:p text:style-name="P4">
Лідерами зростання споживчих цін на продукти харчування проти грудня 2022 рокув квітні цього року стали морква (+96,5%), капуста білокачанна (+83,5%) тацибуля ріпчаста (+72%).</text:p>
      <text:p text:style-name="P4">
При цьому, у квітні проти березня продовжили дорожчати яблука (+18,6%), морква(+11%), свинина (+8,5%), капуста білокачанна (+6,9%), пшоно (+3,3%), молочнісуміші для дитячого харчування (+3,1%) та яловичина (+2,2%). По іншихпродуктах, включаючи цибулю ріпчасту, зростання цін відбулося в межах 1-2%, апо хлібній групі, ковбасах варених першого гатунку та сметані жирністю до 15%- на 0,4-0,7%.</text:p>
      <text:p text:style-name="P4">
<text:span text:style-name="T4">
Читайте також:</text:span>
 <text:a xlink:type="simple" xlink:href="https://www.ukrinform.ua/rubric-economy/3707371-inflacia-v-ukraini-u-kvitni-spovilnilasa-do-02.html" text:style-name="Internet_20_link" text:visited-style-name="Visited_20_Internet_20_Link">
 Інфляція в Україні у квітні сповільнилася до 0,2%</text:a>
</text:p>
      <text:p text:style-name="P4">
Лупенко додав, що на споживчому ринку під тиском очікування надходженнясезонної продукції відбувається істотне зменшення цін на <text:a xlink:type="simple" xlink:href="https://www.ukrinform.ua/tag-produkti" text:style-name="Internet_20_link" text:visited-style-name="Visited_20_Internet_20_Link">
 продукти харчування</text:a>
 .</text:p>
      <text:p text:style-name="P4">
За прогнозними оцінками науковців інституту, найближчим часом слід очікуватиздешевлення продуктів овочевої групи, борошна, крупів, яєць та молочнихпродуктів.</text:p>
      <text:p text:style-name="P4">
Як повідомляв Укрінформ, у квітні 2023 року ціни на продукти харчування вУкраїні зросли на 0,3% порівняно з попереднім місяцем; за даними Інститутуаграрної економіки, це найнижчий показник від початку повномасштабноговторгнення.</text:p>
      <text:p text:style-name="P4">
Source: <text:a xlink:type="simple" xlink:href="https://www.ukrinform.ua/rubric-economy/3715656-najbilse-u-kvitni-podesevsali-grecka-ta-burak-iae.html" text:style-name="Internet_20_link" text:visited-style-name="Visited_20_Internet_20_Link">
https://www.ukrinform.ua/rubric-economy/3715656-najbilse-u-kvitni-podesevsali-grecka-ta-burak-iae.html</text:a>
</text:p>
      <!--NEWS-->
      <text:h text:style-name="P10" text:outline-level="1">
<text:span text:style-name="T4">
Русина довикликали у збірну України</text:span>
</text:h>
      <text:p text:style-name="P4">
Authors: Ukrinform (Person)</text:p>
      <text:p text:style-name="P4">
Publisher: Укринформ (Organization)</text:p>
      <text:p text:style-name="P4">
Published Time: 2023-05-29T15:57:00+03:00</text:p>
      <text:p text:style-name="P4">
Modified Time: 2023-05-29T15:57:00+03:00</text:p>
      <text:p text:style-name="P4">
Description: Він замінить травмованого Яремчука. — Укрінформ.</text:p>
      <text:p text:style-name="P4">
Images: ['<text:a xlink:type="simple" xlink:href="https://static.ukrinform.com/photos/2023_05/thumb_files/630_360_1685364917-561.jpg" text:style-name="Internet_20_link" text:visited-style-name="Visited_20_Internet_20_Link">
630_360_16853...</text:a>
']</text:p>
      <text:p text:style-name="P4">
Tags: ['Футбол', 'Збірна України']</text:p>
      <text:p text:style-name="P4">
Type: Article</text:p>
      <!--METADATA-->
      <text:p text:style-name="P4">
<draw:frame draw:style-name="fr1" draw:name="Image118" text:anchor-type="as-char" svg:width="6.9236in" svg:height="3.956343in" draw:z-index="0">
<draw:image xlink:href="../Images/yкринформ/2023-05-29T15-57-00-03-00/630_360_1685364917-561.jpg" xlink:type="simple" xlink:show="embed" xlink:actuate="onLoad" draw:mime-type="image/jpeg"/>
</draw:frame>
 Вінзамінить травмованого Яремчука.</text:p>
      <text:p text:style-name="P4">
Нападник «Зорі» Назарій Русин довикликаний у збірну України замість форварда«Брюгге» Романа Яремчука, який пропускатиме червневий збір через травму, <text:a xlink:type="simple" xlink:href="https://uaf.ua/article/48353" text:style-name="Internet_20_link" text:visited-style-name="Visited_20_Internet_20_Link">
повідомляє </text:a>
 пресслужба УАФ, передає Укрінформ.</text:p>
      <text:p text:style-name="P4">
Для 24-річного футболіста це дебютний виклик до лав національної команди.</text:p>
      <text:p text:style-name="P4">
У поточному сезоні Русин провів 29 матчів за «Зорю», в його активі 11 голів та6 асистів.</text:p>
      <text:p text:style-name="P4">
Національна збірна України розпочне свій збір 8 червня у Бремені.</text:p>
      <text:p text:style-name="P4">
12-го числа саме там «синьо-жовті» зіграють товариський матч з командоюНімеччини.</text:p>
      <text:p text:style-name="P4">
<text:span text:style-name="T4">
Читайте також:</text:span>
 <text:a xlink:type="simple" xlink:href="https://www.ukrinform.ua/rubric-sports/3714408-stav-vidomij-sklad-zbirnoi-ukraini-z-futbolu-na-cervnevi-poedinki.html" text:style-name="Internet_20_link" text:visited-style-name="Visited_20_Internet_20_Link">
 Став відомий <text:span text:style-name="T4">
склад</text:span>
 збірної України з футболу начервневі поєдинки </text:a>
</text:p>
      <text:p text:style-name="P4">
Як повідомляв Укрінформ, 16-го та 19-го червня українці проведуть поєдинкивідбору Євро-2024 проти Північної Македонії та Мальти у Скоп’є та словацькійТрнаві відповідно.</text:p>
      <text:p text:style-name="P4">
Фото: uaf.ua</text:p>
      <text:p text:style-name="P4">
Source: <text:a xlink:type="simple" xlink:href="https://www.ukrinform.ua/rubric-sports/3715657-rusina-doviklikali-u-zbirnu-ukraini.html" text:style-name="Internet_20_link" text:visited-style-name="Visited_20_Internet_20_Link">
https://www.ukrinform.ua/rubric-sports/3715657-rusina-doviklikali-u-zbirnu-ukraini.html</text:a>
</text:p>
      <!--NEWS-->
      <text:h text:style-name="P10" text:outline-level="1">
<text:span text:style-name="T4">
Банки минулого тижня видали ₴2,8 мільярда доступних кредитів</text:span>
</text:h>
      <text:p text:style-name="P4">
Authors: Ukrinform (Person)</text:p>
      <text:p text:style-name="P4">
Publisher: Укринформ (Organization)</text:p>
      <text:p text:style-name="P4">
Published Time: 2023-05-29T15:58:16+03:00</text:p>
      <text:p text:style-name="P4">
Modified Time: 2023-05-29T15:58:16+03:00</text:p>
      <text:p text:style-name="P4">
Description: Із моменту старту програми «Доступні кредити 5-7-9%» суб’єкти підприємництва отримали від уповноважених банків кредити на 201,45 млрд грн, з них за останній тиждень – на 2,8 млрд грн. — Укрінформ.</text:p>
      <text:p text:style-name="P4">
Images: ['<text:a xlink:type="simple" xlink:href="https://static.ukrinform.com/photos/2019_02/thumb_files/630_360_1550576451-985.jpg" text:style-name="Internet_20_link" text:visited-style-name="Visited_20_Internet_20_Link">
630_360_15505...</text:a>
']</text:p>
      <text:p text:style-name="P4">
Tags: ['Банк', 'Гроші', 'Доступні кредити']</text:p>
      <text:p text:style-name="P4">
Type: Article</text:p>
      <!--METADATA-->
      <text:p text:style-name="P4">
<draw:frame draw:style-name="fr1" draw:name="Image119" text:anchor-type="as-char" svg:width="6.9236in" svg:height="3.956343in" draw:z-index="0">
<draw:image xlink:href="../Images/yкринформ/2023-05-29T15-58-16-03-00/630_360_1550576451-985.jpg" xlink:type="simple" xlink:show="embed" xlink:actuate="onLoad" draw:mime-type="image/jpeg"/>
</draw:frame>
 Із моментустарту програми «Доступні кредити 5-7-9%» суб’єкти підприємництва отримали відуповноважених банків кредити на 201,45 млрд грн, з них за останній тиждень –на 2,8 млрд грн.</text:p>
      <text:p text:style-name="P4">
Як передає Укрінформ, про це повідомляє пресслужба  <text:a xlink:type="simple" xlink:href="https://www.mof.gov.ua/uk/news/minfin_za_chas_dii_voiennogo_stanu_v_mezhakh_derzhavnoi_programi_dostupni_krediti_5-7-9_vidano_27_776_pilgovikh_kreditiv_na_sumu_blizko_112_mlrd_grn-4028" text:style-name="Internet_20_link" text:visited-style-name="Visited_20_Internet_20_Link">
 Міністерства фінансівУкраїни.</text:a>
</text:p>
      <text:p text:style-name="P4">
"За минулий тиждень у межах Програми видано 606 пільгових кредитів на загальнусуму 2,8 млрд грн, у тому числі, банками державного сектору економіки укладено503 кредитних договорів на суму 2,2 млрд гривень", - йдеться в повідомленні.</text:p>
      <text:p text:style-name="P4">
</text:p>
      <text:p text:style-name="P4">
З моменту старту Державної програми «Доступні кредити 5-7-9%» суб’єктипідприємництва отримали від уповноважених банків 62 598 кредитів на загальнусуму 201,45 млрд грн, з яких 41 517 – від банків державного сектору економікина загальну суму 87,63 млрд гривень (станом на 29.05.2023 р.).</text:p>
      <text:p text:style-name="P4">
За час дії воєнного стану в Україні у межах державної програми «Доступні <text:a xlink:type="simple" xlink:href="https://www.ukrinform.ua/tag-kredit" text:style-name="Internet_20_link" text:visited-style-name="Visited_20_Internet_20_Link">
кредити </text:a>
 5-7-9%» укладено 27 776кредитних договорів на загальну суму 111,8 млрд грн (у тому числі банкамидержавного сектору – 21 041 кредитний договір на суму 61 млрд грн), з яких:3,11 млрд грн – на інвестиційні цілі, 7,59 млрд грн – як антикризові кредити,4,28 млрд грн – як рефінансування попередньо отриманих кредитів, 31,16 млрдгрн – кредити для сільськогосподарських товаровиробників та 56,48 млрд грн –на антивоєнні цілі.</text:p>
      <text:p text:style-name="P4">
<text:span text:style-name="T4">
Читайте також:</text:span>
 <text:a xlink:type="simple" xlink:href="https://www.ukrinform.ua/rubric-economy/3713239-z-pocatku-vijni-za-programou-dostupni-krediti-vidali-vze-109-milardiv-smigal.html" text:style-name="Internet_20_link" text:visited-style-name="Visited_20_Internet_20_Link">
 З початку війни за програмою «Доступні <text:span text:style-name="T4">
кредит</text:span>
 и»видали вже ₴109 мільярдів – Шмигаль </text:a>
</text:p>
      <text:p text:style-name="P4">
Як повідомлялося, урядова програма «Доступні кредити 5-7-9%» стартувала 1лютого 2020 року. В її межах діють три відсоткові ставки (залежно від датизаснування бізнесу та його розміру (річного обороту): 5% річних – якщо виручкадо 25 млн гривень і створюються мінімум 2 робочих місця протягом першогокварталу; 7% річних – для бізнесу з виручкою до 25 млн гривень; 9% річних –для бізнесу з виручкою до 50 млн гривень.</text:p>
      <text:p text:style-name="P4">
У березні 2023 року Кабінет Міністрів дозволив підприємцям із територійможливих бойових дій і деокупованих територій брати участь у державнійпрограмі «Доступні кредити 5-7-9%».</text:p>
      <text:p text:style-name="P4">
Програму «Доступні кредити 5-7-9%» реалізує Фонд розвитку підприємництва(ФРП). Єдиним учасником ФРП є уряд України в особі Міністерства фінансівУкраїни, що координує усі аспекти діяльності фонду.</text:p>
      <text:p text:style-name="P4">
За програмою «Доступні кредити 5-7-9%» ФРП уклав угоди про співробітництво з45 банками.</text:p>
      <text:p text:style-name="P4">
_ Фото: facebook.com/NationalBankOfUkraine  _</text:p>
      <text:p text:style-name="P4">
Source: <text:a xlink:type="simple" xlink:href="https://www.ukrinform.ua/rubric-economy/3715658-banki-minulogo-tizna-vidali-28-milarda-dostupnih-kreditiv.html" text:style-name="Internet_20_link" text:visited-style-name="Visited_20_Internet_20_Link">
https://www.ukrinform.ua/rubric-economy/3715658-banki-minulogo-tizna-vidali-28-milarda-dostupnih-kreditiv.html</text:a>
</text:p>
      <!--NEWS-->
      <text:h text:style-name="P10" text:outline-level="1">
<text:span text:style-name="T4">
Нафтогаз має стратегію примусового стягнення $5 мільярдів компенсації з Росії за майно у Криму</text:span>
</text:h>
      <text:p text:style-name="P4">
Authors: Ukrinform (Person)</text:p>
      <text:p text:style-name="P4">
Publisher: Укринформ (Organization)</text:p>
      <text:p text:style-name="P4">
Published Time: 2023-05-29T15:58:17+03:00</text:p>
      <text:p text:style-name="P4">
Modified Time: 2023-05-29T15:58:17+03:00</text:p>
      <text:p text:style-name="P4">
Description: Юридичний радник Нафтогазу розробив стратегію примусового стягнення з Росії компенсації у розмірі 5 млрд дол. США відповідно до рішення, яке у квітні цього року ухвалив Арбітражний трибунал у Гаазі. — Укрінформ.</text:p>
      <text:p text:style-name="P4">
Images: ['<text:a xlink:type="simple" xlink:href="https://static.ukrinform.com/photos/2019_09/thumb_files/630_360_1568720074-936.jpg" text:style-name="Internet_20_link" text:visited-style-name="Visited_20_Internet_20_Link">
630_360_15687...</text:a>
']</text:p>
      <text:p text:style-name="P4">
Tags: ['Гаага', 'Компенсація', 'Крим', 'Нафтогаз', 'Трибунал', 'Росія', 'Чернишов']</text:p>
      <text:p text:style-name="P4">
Type: Article</text:p>
      <!--METADATA-->
      <text:p text:style-name="P4">
<draw:frame draw:style-name="fr1" draw:name="Image121" text:anchor-type="as-char" svg:width="6.9236in" svg:height="3.956343in" draw:z-index="0">
<draw:image xlink:href="../Images/yкринформ/2023-05-29T15-58-17-03-00/630_360_1568720074-936.jpg" xlink:type="simple" xlink:show="embed" xlink:actuate="onLoad" draw:mime-type="image/jpeg"/>
</draw:frame>
 Юридичнийрадник Нафтогазу розробив стратегію примусового стягнення з Росії компенсаціїу розмірі 5 млрд дол. США відповідно до рішення, яке у квітні цього рокуухвалив Арбітражний трибунал у Гаазі.</text:p>
      <text:p text:style-name="P4">
Про це розповів голова правління НАК «Нафтогаз України» Олексій Чернишов вінтерв'ю для NV, передає Укрінформ із посиланням на <text:a xlink:type="simple" xlink:href="https://www.naftogaz.com/interviews/ukraine-will-become-the-power-bank-of-europe-interview-for-nv" text:style-name="Internet_20_link" text:visited-style-name="Visited_20_Internet_20_Link">
 пресслужбу Нафтогазу</text:a>
 .</text:p>
      <text:p text:style-name="P4">
"Це рішення – визначна перемога Нафтогазу на енергетичному фронті. Командапрацювала над ним понад шість років. Звісно, ми не розраховуємо, що РФдобровільно виплатить ці кошти. Тому наш юридичний радник – міжнароднаюридична фірма Covington &amp; Burling LLP – розробила стратегію примусовогостягнення компенсації, визначеної <text:a xlink:type="simple" xlink:href="https://www.ukrinform.ua/tag-tribunal" text:style-name="Internet_20_link" text:visited-style-name="Visited_20_Internet_20_Link">
 трибуналом </text:a>
 ", - сказав він.</text:p>
      <text:p text:style-name="P4">
</text:p>
      <text:p text:style-name="P4">
<text:span text:style-name="T5">
Фото: Нафтогаз</text:span>
</text:p>
      <text:p text:style-name="P4">
Чернишов наголосив, що Нафтогаз застосує всі доступні механізми примусовоговиконання арбітражного рішення, включно з арештом російського майна закордоном. За його словами, на це може піти кілька років, але кошти точнобудуть стягнені.</text:p>
      <text:p text:style-name="P4">
<text:span text:style-name="T4">
Читайте також:</text:span>
 <text:a xlink:type="simple" xlink:href="https://www.ukrinform.ua/rubric-economy/3698512-risenna-sudu-v-gaazi-za-spravou-naftogazu-stane-precedentom-dla-insih-kompanij-galusenko.html" text:style-name="Internet_20_link" text:visited-style-name="Visited_20_Internet_20_Link">
 Рішення суду в Гаазі за справою Нафтогазу станепрецедентом для інших компаній – Галущенко </text:a>
</text:p>
      <text:p text:style-name="P4">
"Гаазьке рішення – це прецедент для інших компаній, що постраждали черезросійську агресію. Воно доводить: Росію можна перемагати і на полі бою, і наполі права", - додав очільник Нафтогазу.</text:p>
      <text:p text:style-name="P4">
Як повідомляв Укрінформ, Арбітражний трибунал при Постійній палатіТретейського суду в Гаазі 12 квітня 2023 року <text:a xlink:type="simple" xlink:href="https://www.ukrinform.ua/rubric-crimea/3695306-sud-u-gaazi-zobovazav-rosiu-splatiti-5-milardiv-kompensacii-za-zbitki-naftogazu-v-krimu.html" text:style-name="Internet_20_link" text:visited-style-name="Visited_20_Internet_20_Link">
 зобов'язав РФ сплатитикомпенсацію у розмірі 5 млрд доларів США за збитки</text:a>
 , завданізахопленням активів компаній Групи Нафтогаз в АР Крим у 2014 році.</text:p>
      <text:p text:style-name="P4">
Source: <text:a xlink:type="simple" xlink:href="https://www.ukrinform.ua/rubric-crimea/3715659-naftogaz-mae-strategiu-primusovogo-stagnenna-5-milardiv-kompensacii-z-rosii-za-majno-u-krimu.html" text:style-name="Internet_20_link" text:visited-style-name="Visited_20_Internet_20_Link">
https://www.ukrinform.ua/rubric-crimea/3715659-naftogaz-mae-strategiu-primusovogo-stagnenna-5-milardiv-kompensacii-z-rosii-za-majno-u-krimu.html</text:a>
</text:p>
      <!--NEWS-->
      <text:h text:style-name="P10" text:outline-level="1">
<text:span text:style-name="T4">
Іноземні інвестори за рік вивели з Росії $36 мільярдів - аналітик</text:span>
</text:h>
      <text:p text:style-name="P4">
Authors: Ukrinform (Person)</text:p>
      <text:p text:style-name="P4">
Publisher: Укринформ (Organization)</text:p>
      <text:p text:style-name="P4">
Published Time: 2023-05-29T16:02:21+03:00</text:p>
      <text:p text:style-name="P4">
Modified Time: 2023-05-29T16:02:21+03:00</text:p>
      <text:p text:style-name="P4">
Description: Закордонні інвестори, що залишили російський ринок і продали свій бізнес у РФ, за рік вивели з Росії близько 36 мільярдів доларів. — Укрінформ.</text:p>
      <text:p text:style-name="P4">
Images: ['<text:a xlink:type="simple" xlink:href="https://static.ukrinform.com/photos/2021_11/thumb_files/630_360_1638095829-464.jpg" text:style-name="Internet_20_link" text:visited-style-name="Visited_20_Internet_20_Link">
630_360_16380...</text:a>
']</text:p>
      <text:p text:style-name="P4">
Tags: ['Інвестиції', 'Гроші', 'Росія']</text:p>
      <text:p text:style-name="P4">
Type: Article</text:p>
      <!--METADATA-->
      <text:p text:style-name="P4">
<draw:frame draw:style-name="fr1" draw:name="Image123" text:anchor-type="as-char" svg:width="6.9236in" svg:height="3.956343in" draw:z-index="0">
<draw:image xlink:href="../Images/yкринформ/2023-05-29T16-02-21-03-00/630_360_1638095829-464.jpg" xlink:type="simple" xlink:show="embed" xlink:actuate="onLoad" draw:mime-type="image/jpeg"/>
</draw:frame>
 Закордонніінвестори, що залишили російський ринок і продали свій бізнес у РФ, за ріквивели з Росії близько 36 мільярдів доларів.</text:p>
      <text:p text:style-name="P4">
Такі дані повідомив начальник аналітичного управління російського банку "БКФ"Максим Осадчий, передає Укрінформ із посиланням на <text:a xlink:type="simple" xlink:href="https://www.dw.com/ru/pokinuvsie-rf-zarubeznye-kompanii-vyveli-36-mlrd-dollarov/a-65761816" text:style-name="Internet_20_link" text:visited-style-name="Visited_20_Internet_20_Link">
 DW</text:a>
 .</text:p>
      <text:p text:style-name="P4">
«У припущенні виконання правила Парето 80/20 щодо розміру активів можнаоцінити розмір виведеного іноземними <text:a xlink:type="simple" xlink:href="https://www.ukrinform.ua/tag-investicii" text:style-name="Internet_20_link" text:visited-style-name="Visited_20_Internet_20_Link">
 інвесторами</text:a>
 з Росії капіталу на рівні 36мільярдів доларів», - такий висновок Осадчий зробив, проаналізувавши даніЦентробанку РФ.</text:p>
      <text:p text:style-name="P4">
<text:span text:style-name="T4">
Читайте також:</text:span>
 <text:a xlink:type="simple" xlink:href="https://www.ukrinform.ua/rubric-economy/3713459-rosijskij-centrobank-takoz-voue-z-ukrainou-bloomberg.html" text:style-name="Internet_20_link" text:visited-style-name="Visited_20_Internet_20_Link">
 Російський центробанк також воює з Україною - Bloomberg</text:a>
</text:p>
      <text:p text:style-name="P4">
Згідно з ними, з березня 2022 р. по березень 2023 року компанії, що пішли зРФ, здійснили 200 угод з продажу активів. При цьому лише 20% із них продалиактиви вартістю понад 100 мільйонів доларів.</text:p>
      <text:p text:style-name="P4">
<text:span text:style-name="T4">
Читайте також:</text:span>
 <text:a xlink:type="simple" xlink:href="https://www.ukrinform.ua/rubric-economy/3711958-cerez-sankcii-na-naftu-rosia-vtratila-40-milardiv.html" text:style-name="Internet_20_link" text:visited-style-name="Visited_20_Internet_20_Link">
 <text:span text:style-name="T4">
Через</text:span>
 <text:span text:style-name="T4">
санкції</text:span>
 на <text:span text:style-name="T4">
нафту</text:span>
 <text:span text:style-name="T4">
Росія</text:span>
 <text:span text:style-name="T4">
втратила</text:span>
$40 <text:span text:style-name="T4">
мільярдів</text:span>
 </text:a>
</text:p>
      <text:p text:style-name="P4">
Як повідомлялося, станом на січень 2023 року 179 компаній завершили вихід зросійського ринку, 1159 – перебували у процесі виходу.</text:p>
      <text:p text:style-name="P4">
Source: <text:a xlink:type="simple" xlink:href="https://www.ukrinform.ua/rubric-economy/3715660-inozemni-investori-za-rik-viveli-z-rosii-36-milardiv-analitik.html" text:style-name="Internet_20_link" text:visited-style-name="Visited_20_Internet_20_Link">
https://www.ukrinform.ua/rubric-economy/3715660-inozemni-investori-za-rik-viveli-z-rosii-36-milardiv-analitik.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5-29T16:03:00+03:00</text:p>
      <text:p text:style-name="P4">
Modified Time: 2023-05-29T16:03: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24" text:anchor-type="as-char" svg:width="6.9236in" svg:height="3.956343in" draw:z-index="0">
<draw:image xlink:href="../Images/yкринформ/2023-05-29T16-03-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25" text:anchor-type="as-char" svg:width="6.9236in" svg:height="6.9236in" draw:z-index="0">
<draw:image xlink:href="../Images/yкринформ/2023-05-29T16-03-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26" text:anchor-type="as-char" svg:width="6.9236in" svg:height="6.9236in" draw:z-index="0">
<draw:image xlink:href="../Images/yкринформ/2023-05-29T16-03-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27" text:anchor-type="as-char" svg:width="6.9236in" svg:height="6.9236in" draw:z-index="0">
<draw:image xlink:href="../Images/yкринформ/2023-05-29T16-03-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28" text:anchor-type="as-char" svg:width="6.9236in" svg:height="6.9236in" draw:z-index="0">
<draw:image xlink:href="../Images/yкринформ/2023-05-29T16-03-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Запобіжний захід митрополиту Павлу продовжили на 30 діб</text:span>
</text:h>
      <text:p text:style-name="P4">
Authors: Ukrinform (Person)</text:p>
      <text:p text:style-name="P4">
Publisher: Укринформ (Organization)</text:p>
      <text:p text:style-name="P4">
Published Time: 2023-05-29T16:09:42+03:00</text:p>
      <text:p text:style-name="P4">
Modified Time: 2023-05-29T16:09:42+03:00</text:p>
      <text:p text:style-name="P4">
Description: Солом’янський райсуд Києва продовжив запобіжний захід для екснамісника Києво-Печерської лаври Павла у вигляді цілодобового домашнього арешту на 30 діб. — Укрінформ.</text:p>
      <text:p text:style-name="P4">
Images: ['<text:a xlink:type="simple" xlink:href="https://static.ukrinform.com/photos/2023_04/thumb_files/630_360_1682085521-678.jpg" text:style-name="Internet_20_link" text:visited-style-name="Visited_20_Internet_20_Link">
630_360_16820...</text:a>
']</text:p>
      <text:p text:style-name="P4">
Tags: ['Суд', 'Митрополит УПЦ МП Павло']</text:p>
      <text:p text:style-name="P4">
Type: Article</text:p>
      <!--METADATA-->
      <text:p text:style-name="P4">
<draw:frame draw:style-name="fr1" draw:name="Image129" text:anchor-type="as-char" svg:width="6.9236in" svg:height="3.956343in" draw:z-index="0">
<draw:image xlink:href="../Images/yкринформ/2023-05-29T16-09-42-03-00/630_360_1682085521-678.jpg" xlink:type="simple" xlink:show="embed" xlink:actuate="onLoad" draw:mime-type="image/jpeg"/>
</draw:frame>
Солом’янський райсуд Києва продовжив запобіжний захід для екснамісника Києво-Печерської лаври Павла у вигляді цілодобового домашнього арешту на 30 діб.</text:p>
      <text:p text:style-name="P4">
Про це у коментарі Укрінформу заявив адвокат митрополита Микита Чекман.</text:p>
      <text:p text:style-name="P4">
“Продовжили на 30 діб (запобіжний захід для Павла — ред.). Будемо оскаржувати(цю ухвалу суду — ред.)”, - заявив він.</text:p>
      <text:p text:style-name="P4">
<text:span text:style-name="T4">
Читайте також:</text:span>
 <text:a xlink:type="simple" xlink:href="https://www.ukrinform.ua/rubric-society/3690008-viselenna-upc-mp-iz-kievopecerskoi-lavri-moze-trivati-misacami-ekspert.html" text:style-name="Internet_20_link" text:visited-style-name="Visited_20_Internet_20_Link">
 Виселення УПЦ МП із Києво-Печерської лаври може триватимісяцями - експерт </text:a>
</text:p>
      <text:p text:style-name="P4">
Як повідомлялося, 1 квітня Шевченківський райсуд Києва обрав екснамісникуКиєво-Печерської лаври митрополиту Української православної церкви(московського патріархату) Павлу (Лебедю) запобіжний захід у виглядіцілодобового домашнього арешту.</text:p>
      <text:p text:style-name="P4">
Служба безпеки України повідомила йому про підозру у виправдовуванні ізапереченні збройної агресії російської федерації проти України (ст.161 ККУ),а також порушенні рівноправності громадян залежно від їх расової, національноїі регіональної належності (ст. 436-2 ККУ).</text:p>
      <text:p text:style-name="P4">
Source: <text:a xlink:type="simple" xlink:href="https://www.ukrinform.ua/rubric-society/3715663-zapobiznij-zahid-mitropolitu-pavlu-prodovzili-na-30-dib.html" text:style-name="Internet_20_link" text:visited-style-name="Visited_20_Internet_20_Link">
https://www.ukrinform.ua/rubric-society/3715663-zapobiznij-zahid-mitropolitu-pavlu-prodovzili-na-30-dib.html</text:a>
</text:p>
      <!--NEWS-->
      <text:h text:style-name="P10" text:outline-level="1">
<text:span text:style-name="T4">
Поплічнику Пушиліна оголосили підозру в держзраді</text:span>
</text:h>
      <text:p text:style-name="P4">
Authors: Ukrinform (Person)</text:p>
      <text:p text:style-name="P4">
Publisher: Укринформ (Organization)</text:p>
      <text:p text:style-name="P4">
Published Time: 2023-05-29T16:09:54+03:00</text:p>
      <text:p text:style-name="P4">
Modified Time: 2023-05-29T16:09:54+03:00</text:p>
      <text:p text:style-name="P4">
Description: Правоохоронці оголосили підозру так званому голові "адміністрації" ватажка терористичної організації "ДНР" Деніса Пушиліна Олексію Ніконорову. — Укрінформ.</text:p>
      <text:p text:style-name="P4">
Images: ['<text:a xlink:type="simple" xlink:href="https://static.ukrinform.com/photos/2023_05/thumb_files/630_360_1685365417-184.jpg" text:style-name="Internet_20_link" text:visited-style-name="Visited_20_Internet_20_Link">
630_360_16853...</text:a>
']</text:p>
      <text:p text:style-name="P4">
Tags: ['Донеччина', 'СБУ', 'Держзрада', 'Пушилін', 'Війна з Росією']</text:p>
      <text:p text:style-name="P4">
Type: Article</text:p>
      <!--METADATA-->
      <text:p text:style-name="P4">
<draw:frame draw:style-name="fr1" draw:name="Image130" text:anchor-type="as-char" svg:width="6.9236in" svg:height="3.956343in" draw:z-index="0">
<draw:image xlink:href="../Images/yкринформ/2023-05-29T16-09-54-03-00/630_360_1685365417-184.jpg" xlink:type="simple" xlink:show="embed" xlink:actuate="onLoad" draw:mime-type="image/jpeg"/>
</draw:frame>
Правоохоронці оголосили підозру так званому голові "адміністрації" ватажкатерористичної організації "ДНР" Деніса Пушиліна Олексію Ніконорову.</text:p>
      <text:p text:style-name="P4">
Як передає Укрінформ, про це Служба безпеки України повідомляє у <text:a xlink:type="simple" xlink:href="https://t.me/SBUkr/8464" text:style-name="Internet_20_link" text:visited-style-name="Visited_20_Internet_20_Link">
 Телеграмі</text:a>
 .</text:p>
      <text:p text:style-name="P4">
"СБУ спільно з Державним бюро розслідувань зібрала доказову базу на ОлексіяНіконорова, який очолює "адміністрацію" ватажка терористичної організації"ДНР" Деніса Пушиліна», - ідеться у повідомленні.</text:p>
      <text:p text:style-name="P4">
</text:p>
      <text:p text:style-name="P4">
Ніконоров – колишній старший оперуповноважений Державної податкової інспекціїу Голосіївському районі Києва.</text:p>
      <text:p text:style-name="P4">
У 2014 році він самовільно залишив місце служби і незаконно перейшов натимчасово окуповану частину Донецької області.</text:p>
      <text:p text:style-name="P4">
<text:span text:style-name="T4">
Читайте також:</text:span>
 <text:a xlink:type="simple" xlink:href="https://www.ukrinform.ua/rubric-crimea/3714023-zurnalisti-znajsli-v-krimu-biznes-eksministra-tabacnika.html" text:style-name="Internet_20_link" text:visited-style-name="Visited_20_Internet_20_Link">
 Журналісти знайшли у Криму бізнес ексміністра Табачника</text:a>
</text:p>
      <text:p text:style-name="P4">
Там він приєднався до терористів і згодом увійшов до найближчого оточенняПушиліна. Саме за його протекцією Ніконоров обіймав керівні "посади" в"апараті народної ради ДНР", а з грудня 2018 року очолив "адміністрацію"Пушиліна.</text:p>
      <text:p text:style-name="P4">
З початку повномасштабного вторгнення Росії зрадник бере безпосередню участь увиконанні вказівок Москви щодо поширення кремлівського режиму у тимчасовозахоплених районах Донеччини.</text:p>
      <text:p text:style-name="P4">
На підставі зібраних доказів фігуранту повідомили про підозру за чч. 1, 2 ст.111 Кримінального кодексу України ( <text:a xlink:type="simple" xlink:href="https://www.ukrinform.ua/tag-derzzrada" text:style-name="Internet_20_link" text:visited-style-name="Visited_20_Internet_20_Link">
 державна зрада</text:a>
 ).</text:p>
      <text:p text:style-name="P4">
<text:span text:style-name="T4">
Читайте також:</text:span>
 <text:a xlink:type="simple" xlink:href="https://www.ukrinform.ua/rubric-polytics/3707691-eksdeputatam-carovu-svatasu-i-markovu-ogolosili-pidozri-u-derzzradi.html" text:style-name="Internet_20_link" text:visited-style-name="Visited_20_Internet_20_Link">
 Ексдепутатам Царьову, Святашу і Маркову оголосили підозриу держзраді </text:a>
</text:p>
      <text:p text:style-name="P4">
Він переховується від правосуддя на тимчасово захопленій території на сходіУкраїни. Тривають комплексні заходи для притягнення зрадника довідповідальності.</text:p>
      <text:p text:style-name="P4">
Зловмиснику загрожує довічне ув’язнення.</text:p>
      <text:p text:style-name="P4">
Як повідомляв Укрінформ, правоохоронці <text:a xlink:type="simple" xlink:href="https://www.ukrinform.ua/rubric-regions/3709710-pidozru-v-terorizmi-ogolosili-zastupniku-genprokurora-dnr-gromadaninu-rosii.html" text:style-name="Internet_20_link" text:visited-style-name="Visited_20_Internet_20_Link">
 оголосили підозру</text:a>
 громадянинуРосійської Федерації, який виконує роль "першого заступника" так званого"генерального прокурора ДНР".</text:p>
      <text:p text:style-name="P4">
Source: <text:a xlink:type="simple" xlink:href="https://www.ukrinform.ua/rubric-regions/3715664-poplicniku-pusilina-ogolosili-pidozru-v-derzzradi.html" text:style-name="Internet_20_link" text:visited-style-name="Visited_20_Internet_20_Link">
https://www.ukrinform.ua/rubric-regions/3715664-poplicniku-pusilina-ogolosili-pidozru-v-derzzradi.html</text:a>
</text:p>
      <!--NEWS-->
      <text:h text:style-name="P10" text:outline-level="1">
<text:span text:style-name="T4">
У Британії українські бійці вчаться долати смуги перешкод під час бою</text:span>
</text:h>
      <text:p text:style-name="P4">
Authors: Ukrinform (Person)</text:p>
      <text:p text:style-name="P4">
Publisher: Укринформ (Organization)</text:p>
      <text:p text:style-name="P4">
Published Time: 2023-05-29T16:10:00+03:00</text:p>
      <text:p text:style-name="P4">
Modified Time: 2023-05-29T16:10:00+03:00</text:p>
      <text:p text:style-name="P4">
Description: У Великій Британії українські військовослужбовці під керівництвом новозеландських інструкторів навчаються долати спеціальну смугу перешкод із застосуванням засобів імітації умов бою. — Укрінформ.</text:p>
      <text:p text:style-name="P4">
Images: ['<text:a xlink:type="simple" xlink:href="https://static.ukrinform.com/photos/2023_05/thumb_files/630_360_1685365630-9844.jpeg" text:style-name="Internet_20_link" text:visited-style-name="Visited_20_Internet_20_Link">
630_360_16853...</text:a>
']</text:p>
      <text:p text:style-name="P4">
Tags: ['Британія', 'Генштаб', 'ЗСУ', 'Військові навчання', 'Нова Зеландія']</text:p>
      <text:p text:style-name="P4">
Type: Article</text:p>
      <!--METADATA-->
      <text:p text:style-name="P4">
<draw:frame draw:style-name="fr1" draw:name="Image132" text:anchor-type="as-char" svg:width="6.9236in" svg:height="3.956343in" draw:z-index="0">
<draw:image xlink:href="../Images/yкринформ/2023-05-29T16-10-00-03-00/630_360_1685365630-9844.jpeg" xlink:type="simple" xlink:show="embed" xlink:actuate="onLoad" draw:mime-type="image/jpeg"/>
</draw:frame>
 УВеликій Британії українські військовослужбовці під керівництвомновозеландських інструкторів навчаються долати спеціальну смугу перешкод іззастосуванням засобів імітації умов бою.</text:p>
      <text:p text:style-name="P4">
Як передає Укрінформ, про це Генеральний штаб Збройних сил України повідомляєу <text:a xlink:type="simple" xlink:href="https://www.facebook.com/GeneralStaff.ua/posts/pfbid02CA1YJBDuq9iRqx87qv5A6bSSbVmHbpcFQsP5uE6sVLDVMskVQqmozfZCiDtLstt9l" text:style-name="Internet_20_link" text:visited-style-name="Visited_20_Internet_20_Link">
 Фейсбуці.</text:a>
</text:p>
      <text:p text:style-name="P4">
"Військові інструктори Сил оборони Нової Зеландії проводять заняття звійськовослужбовцями Збройних сил України в рамках багатонаціональноїнавчальної операції "Інтерфлекс" з базової загальновійськової підготовкиособового складу <text:a xlink:type="simple" xlink:href="https://www.ukrinform.ua/tag-zsu" text:style-name="Internet_20_link" text:visited-style-name="Visited_20_Internet_20_Link">
 Збройних сил України </text:a>
 уВеликій Британії, зокрема відпрацьовують подолання спеціальної смуги перешкодіз застосуванням засобів імітації умов бою, що допомагає професійнішепідготувати українських воїнів до захисту України від російської агресії", -йдеться у повідомленні.</text:p>
      <text:p text:style-name="P4">
</text:p>
      <text:p text:style-name="P4">
<text:a xlink:type="simple" xlink:href="https://static.ukrinform.com/photos/2023_05/1685365628-5298.jpeg" text:style-name="Internet_20_link" text:visited-style-name="Visited_20_Internet_20_Link">
 </text:a>
 <text:a xlink:type="simple" xlink:href="https://static.ukrinform.com/photos/2023_05/1685365628-2972.jpeg" text:style-name="Internet_20_link" text:visited-style-name="Visited_20_Internet_20_Link">
</text:a>
 <text:a xlink:type="simple" xlink:href="https://static.ukrinform.com/photos/2023_05/1685365628-3548.jpeg" text:style-name="Internet_20_link" text:visited-style-name="Visited_20_Internet_20_Link">
</text:a>
 <text:a xlink:type="simple" xlink:href="https://static.ukrinform.com/photos/2023_05/1685365629-3089.jpeg" text:style-name="Internet_20_link" text:visited-style-name="Visited_20_Internet_20_Link">
</text:a>
 <text:a xlink:type="simple" xlink:href="https://static.ukrinform.com/photos/2023_05/1685365628-6059.jpeg" text:style-name="Internet_20_link" text:visited-style-name="Visited_20_Internet_20_Link">
</text:a>
 <text:a xlink:type="simple" xlink:href="https://static.ukrinform.com/photos/2023_05/1685365629-5139.jpeg" text:style-name="Internet_20_link" text:visited-style-name="Visited_20_Internet_20_Link">
</text:a>
 <text:a xlink:type="simple" xlink:href="https://static.ukrinform.com/photos/2023_05/1685365630-9844.jpeg" text:style-name="Internet_20_link" text:visited-style-name="Visited_20_Internet_20_Link">
<draw:frame draw:style-name="fr1" draw:name="Image140" text:anchor-type="as-char" svg:width="6.9236in" svg:height="3.956343in" draw:z-index="0">
<draw:image xlink:href="../Images/yкринформ/2023-05-29T16-10-00-03-00/630_360_1685365630-9844.jpeg" xlink:type="simple" xlink:show="embed" xlink:actuate="onLoad" draw:mime-type="image/jpeg"/>
</draw:frame>
</text:a>
 <text:a xlink:type="simple" xlink:href="https://static.ukrinform.com/photos/2023_05/1685365630-8593.jpeg" text:style-name="Internet_20_link" text:visited-style-name="Visited_20_Internet_20_Link">
</text:a>
 <text:a xlink:type="simple" xlink:href="https://static.ukrinform.com/photos/2023_05/1685365630-9014.jpeg" text:style-name="Internet_20_link" text:visited-style-name="Visited_20_Internet_20_Link">
</text:a>
 <text:a xlink:type="simple" xlink:href="https://static.ukrinform.com/photos/2023_05/1685365630-2281.jpeg" text:style-name="Internet_20_link" text:visited-style-name="Visited_20_Internet_20_Link">
</text:a>
 <text:a xlink:type="simple" xlink:href="https://static.ukrinform.com/photos/2023_05/1685365630-1013.jpeg" text:style-name="Internet_20_link" text:visited-style-name="Visited_20_Internet_20_Link">
</text:a>
</text:p>
      <text:p text:style-name="P4">
<text:span text:style-name="T4">
Читайте також:</text:span>
 <text:a xlink:type="simple" xlink:href="https://www.ukrinform.ua/rubric-ato/3715013-genstab-pokazav-ak-u-britanii-ukrainski-novobranci-vidpracovuut-vedenna-oboronnogo-bou.html" text:style-name="Internet_20_link" text:visited-style-name="Visited_20_Internet_20_Link">
 Генштаб показав, як у <text:span text:style-name="T4">
Британії</text:span>
 українські новобранцінавчаються веденню оборонного бою </text:a>
</text:p>
      <text:p text:style-name="P4">
Як зазначають у Генштабі, висококваліфіковані військові інструктори Силоборони Нової Зеландії допомагають перетворити новобранців ЗСУ на боєздатнихсолдатів, навчаючи їх навичкам, які необхідні для виживання та ефективноговедення бойових дій на передовій.</text:p>
      <text:p text:style-name="P4">
Як повідомляв Укрінформ, 15 серпня 2022 року <text:a xlink:type="simple" xlink:href="https://www.ukrinform.ua/rubric-ato/3550712-nova-zelandia-dolucitsa-do-programi-navcanna-ukrainskih-vijskovih-u-britanii.html" text:style-name="Internet_20_link" text:visited-style-name="Visited_20_Internet_20_Link">
 уряд Нової Зеландії ухваливрішення </text:a>
 відправити 120військових інструкторів для підготовки українських військових у ВеликійБританії.</text:p>
      <text:p text:style-name="P4">
У листопаді того ж року було заявлено про відправку в Британію  <text:a xlink:type="simple" xlink:href="https://www.ukrinform.ua/rubric-ato/3613761-nova-zelandia-vidpravit-se-66-vijskovih-do-britanii-dla-navcanna-zsu.html" text:style-name="Internet_20_link" text:visited-style-name="Visited_20_Internet_20_Link">
 ще 66військовослужбовців </text:a>
 Збройнихсил Нової Зеландії для навчання українських військових.</text:p>
      <text:p text:style-name="P4">
Source: <text:a xlink:type="simple" xlink:href="https://www.ukrinform.ua/rubric-ato/3715665-u-britanii-ukrainski-bijci-vcatsa-dolati-smugi-pereskod-pid-cas-bou.html" text:style-name="Internet_20_link" text:visited-style-name="Visited_20_Internet_20_Link">
https://www.ukrinform.ua/rubric-ato/3715665-u-britanii-ukrainski-bijci-vcatsa-dolati-smugi-pereskod-pid-cas-bou.html</text:a>
</text:p>
      <!--NEWS-->
      <text:h text:style-name="P10" text:outline-level="1">
<text:span text:style-name="T4">
У Києві поліція затримала двох чоловіків, які знімали роботу ППО</text:span>
</text:h>
      <text:p text:style-name="P4">
Authors: Ukrinform (Person)</text:p>
      <text:p text:style-name="P4">
Publisher: Укринформ (Organization)</text:p>
      <text:p text:style-name="P4">
Published Time: 2023-05-29T16:16:13+03:00</text:p>
      <text:p text:style-name="P4">
Modified Time: 2023-05-29T16:16:13+03:00</text:p>
      <text:p text:style-name="P4">
Description: У Києві поліція затримала двох чоловіків, які знімали роботу протиповітряної оборони. — Укрінформ.</text:p>
      <text:p text:style-name="P4">
Images: ['<text:a xlink:type="simple" xlink:href="https://static.ukrinform.com/photos/2017_10/thumb_files/630_360_1507654552-5163.jpeg" text:style-name="Internet_20_link" text:visited-style-name="Visited_20_Internet_20_Link">
630_360_15076...</text:a>
']</text:p>
      <text:p text:style-name="P4">
Tags: ['Поліція', 'Київ', 'ППО']</text:p>
      <text:p text:style-name="P4">
Type: Article</text:p>
      <!--METADATA-->
      <text:p text:style-name="P4">
<draw:frame draw:style-name="fr1" draw:name="Image145" text:anchor-type="as-char" svg:width="6.9236in" svg:height="3.956343in" draw:z-index="0">
<draw:image xlink:href="../Images/yкринформ/2023-05-29T16-16-13-03-00/630_360_1507654552-5163.jpeg" xlink:type="simple" xlink:show="embed" xlink:actuate="onLoad" draw:mime-type="image/jpeg"/>
</draw:frame>
 У Києвіполіція затримала двох чоловіків, які знімали роботу протиповітряної оборони.</text:p>
      <text:p text:style-name="P4">
Як передає Укрінформ, про це повідомляє <text:a xlink:type="simple" xlink:href="https://kyiv.npu.gov.ua/news/stolychni-pravookhorontsi-vykryly-dvokh-molodykiv-iaki-znimaly-robotu-ppo" text:style-name="Internet_20_link" text:visited-style-name="Visited_20_Internet_20_Link">
 Відділ комунікації поліції Києва</text:a>
 .</text:p>
      <text:p text:style-name="P4">
"Сьогодні до поліції Києва на спецлінію 102 надійшло повідомлення від місцевоїмешканки про те, що двоє невідомих чоловіків знімали роботу ППО. На місцеподії негайно було направлено патрульних поліцейських та співробітниківкарного розшуку", - ідеться у повідомленні.</text:p>
      <text:p text:style-name="P4">
</text:p>
      <text:p text:style-name="P4">
Протягом години 23-річного чоловіка поліцейські виявили на одній із вулицьСвятошинського району Києва. Для пошуку іншого у столиці була введенаспеціальна поліцейська операція. Вже за пів години 26-річного керманича «БМВ»правоохоронці зупинили на вулиці Ушакова.</text:p>
      <text:p text:style-name="P4">
<text:span text:style-name="T4">
Читайте також:</text:span>
 <text:a xlink:type="simple" xlink:href="https://www.ukrinform.ua/rubric-regions/3715561-nebitov-pro-nicnij-obstril-kiivsini-policia-pracue-na-13-lokaciah.html" text:style-name="Internet_20_link" text:visited-style-name="Visited_20_Internet_20_Link">
 Нєбитов – про нічний обстріл Київщини: поліція працює на13 локаціях </text:a>
</text:p>
      <text:p text:style-name="P4">
"Місцевих мешканців доставили до Святошинського управління поліції для наданняпояснень, після чого передали співробітникам Служби безпеки України дляподальших процесуальних дій", - зазначили у поліції.</text:p>
      <text:p text:style-name="P4">
</text:p>
      <text:p text:style-name="P4">
Поліція Києва вкотре нагадала про заборону фото та відеофіксації роботи ППО.</text:p>
      <text:p text:style-name="P4">
Як повідомляв Укрінформ, <text:a xlink:type="simple" xlink:href="https://www.ukrinform.ua/rubric-ato/3715591-vorog-vipustiv-po-kiivsini-11-balisticnih-i-krilatih-raket-iskander-ppo-znisila-vsi-cili.html" text:style-name="Internet_20_link" text:visited-style-name="Visited_20_Internet_20_Link">
 ворог випустив по Київщині 11 балістичних ікрилатих ракет "Іскандер" </text:a>
 , сили ППО знищили усі цілі.</text:p>
      <text:p text:style-name="P4">
Source: <text:a xlink:type="simple" xlink:href="https://www.ukrinform.ua/rubric-kyiv/3715668-u-kievi-policia-zatrimala-dvoh-colovikiv-aki-znimali-robotu-ppo.html" text:style-name="Internet_20_link" text:visited-style-name="Visited_20_Internet_20_Link">
https://www.ukrinform.ua/rubric-kyiv/3715668-u-kievi-policia-zatrimala-dvoh-colovikiv-aki-znimali-robotu-ppo.html</text:a>
</text:p>
      <!--NEWS-->
      <text:h text:style-name="P10" text:outline-level="1">
<text:span text:style-name="T4">
Польща запровадила санкції проти 365 білоруських чиновників через вирок журналісту Почобуту</text:span>
</text:h>
      <text:p text:style-name="P4">
Authors: Ukrinform (Person)</text:p>
      <text:p text:style-name="P4">
Publisher: Укринформ (Organization)</text:p>
      <text:p text:style-name="P4">
Published Time: 2023-05-29T16:17:00+03:00</text:p>
      <text:p text:style-name="P4">
Modified Time: 2023-05-29T16:17:00+03:00</text:p>
      <text:p text:style-name="P4">
Description: Польща наклала санкції на 365 громадян Білорусі, а також заморозила активи 20 суб’єктів господарської діяльності і 16 осіб, пов’язаних з російським капіталом, у зв’язку з вироком білоруському журналісту польського походження Анджею Почобуту. — Укрінформ.</text:p>
      <text:p text:style-name="P4">
Images: ['<text:a xlink:type="simple" xlink:href="https://static.ukrinform.com/photos/2017_08/thumb_files/630_360_1501684578-8064.jpg" text:style-name="Internet_20_link" text:visited-style-name="Visited_20_Internet_20_Link">
630_360_15016...</text:a>
']</text:p>
      <text:p text:style-name="P4">
Tags: ['Білорусь', 'Польща', 'Санкції', 'Журналіст']</text:p>
      <text:p text:style-name="P4">
Type: Article</text:p>
      <!--METADATA-->
      <text:p text:style-name="P4">
<draw:frame draw:style-name="fr1" draw:name="Image148" text:anchor-type="as-char" svg:width="6.9236in" svg:height="3.956343in" draw:z-index="0">
<draw:image xlink:href="../Images/yкринформ/2023-05-29T16-17-00-03-00/630_360_1501684578-8064.jpg" xlink:type="simple" xlink:show="embed" xlink:actuate="onLoad" draw:mime-type="image/jpeg"/>
</draw:frame>
 Польщанаклала санкції на 365 громадян Білорусі, а також заморозила активи 20суб’єктів господарської діяльності і 16 осіб, пов’язаних з російськимкапіталом, у зв’язку з вироком білоруському журналісту польського походженняАнджею Почобуту.</text:p>
      <text:p text:style-name="P4">
Про це у <text:a xlink:type="simple" xlink:href="https://twitter.com/Kaminski_M_/status/1663154482807537664" text:style-name="Internet_20_link" text:visited-style-name="Visited_20_Internet_20_Link">
 Твіттері</text:a>
повідомив міністр внутрішніх справ і адміністрації Польщі Маріуш Камінський,передає Укрінформ.</text:p>
      <text:p text:style-name="P4">
“Як повідомлялося раніше, я вирішив внести до санкційного списку 365 громадянБілорусі, а також заморозити фінансово-економічні активи 20 суб’єктів та 16інших осіб, переважно пов’язаних з російським капіталом”, - написавКамінський.</text:p>
      <text:p text:style-name="P4">
На сайті МВС і адміністрації <text:a xlink:type="simple" xlink:href="https://www.ukrinform.ua/tag-polsa" text:style-name="Internet_20_link" text:visited-style-name="Visited_20_Internet_20_Link">
 Польщі </text:a>
зазначається, що санкції накладено, зокрема, на 159 парламентаріїв. Оскількиінших білоруських депутатів внесли до санкційного списку раніше, то відниніпід польськими санкціями перебувають усі члени білоруського парламенту.</text:p>
      <text:p text:style-name="P4">
<text:span text:style-name="T4">
Читайте також:</text:span>
 <text:a xlink:type="simple" xlink:href="https://www.ukrinform.ua/rubric-world/3682821-evroparlament-zasudiv-dii-lukasenka-i-zaklikav-do-novih-sankcij-proti-bilorusi.html" text:style-name="Internet_20_link" text:visited-style-name="Visited_20_Internet_20_Link">
 Європарламент засудив дії лукашенка і закликав до новихсанкцій проти білорусі </text:a>
</text:p>
      <text:p text:style-name="P4">
Санкції також накладено на 76 білоруських суддів, сімох прокурорів, 32представників місцевої адміністрації, а також 28 представників силовихструктур. Під обмеженнями опинилися 23 представники білоруських державних ЗМІ,24 спортсмени та спортивні діячі, 8 представників інших державних органів РБ,а також 8 діячів культури і науки. До санкційного списку додано такожпідприємців - ідеться про 15 громадян Росії та одного білоруса. Санкції такожнакладено на 20 економічних суб’єктів (19 з них пов’язані з Росією, один – ізБілоруссю).</text:p>
      <text:p text:style-name="P4">
“Ці люди пропагували білоруський режим, а також брали участь у легітимізаціїта підтримці репресивної політики влади в Мінську. Вони також відповідальні заполітично мотивований вирок Анджею Почобуту, ухвалений за фальшивимиобвинуваченнями”, - заявили у МВС Польщі.</text:p>
      <text:p text:style-name="P4">
Зазначається, що підсанкційні особи збирали матеріали та вели процесуальні діїщодо участі білорусів у демократичних протестах. Особи із санкційного спискунесуть відповідальність, зокрема, за застосування фізичних і психологічнихтортур, побиття, залякування та дискримінацію представників польської меншини.Внесені до списку особи також причетні до знищення польських цвинтарів іпам'ятників у Білорусі. Серед осіб, які підпадають під санкції, є особи,відповідальні за організацію нелегальної міграції до Польщі та країн Балтії.</text:p>
      <text:p text:style-name="P4">
<text:span text:style-name="T4">
Читайте також:</text:span>
 <text:a xlink:type="simple" xlink:href="https://www.ukrinform.ua/rubric-world/3674455-polsa-ogolosila-personou-non-grata-biloruskogo-vijskovogo-atase.html" text:style-name="Internet_20_link" text:visited-style-name="Visited_20_Internet_20_Link">
 Польща оголосила персоною нон грата білоруськоговійськового аташе </text:a>
</text:p>
      <text:p text:style-name="P4">
Як повідомлялося, Верховний суд Білорусі 26 травня залишив без змін рішенняокружного суду у Гродно від 8 лютого, який засудив одного з лідерів польськоїнаціональної меншини в РБ, журналіста видання Gazeta Wyborcza Анджея Почобутадо восьми років колонії суворого режиму.</text:p>
      <text:p text:style-name="P4">
49-річний Почобут, який є членом правління Спілки поляків Білорусі, бувзатриманий у березні 2021 року і відтоді перебував під вартою. За інформацією<text:a xlink:type="simple" xlink:href="https://spring96.org/ru/news/110693" text:style-name="Internet_20_link" text:visited-style-name="Visited_20_Internet_20_Link">
 ПЦ «Весна» </text:a>
 , в обвинуваченні судупершої інстранції вказувалося, що Почобут у медіа назвав агресією напад СРСРна Польщу 1939 року. Крім того, його обвинуватили через заяви на захистпольської меншини в Білорусі, статті у Gazeta Wyborcza про білоруські протести2020 року та текст у Magazyn Polski, написаний ще у 2006 році та присвяченийАнатолію Радзивонику - одному з командирів польського антикомуністичногопідпілля на Гродненщині.</text:p>
      <text:p text:style-name="P4">
Організації із захисту прав людини визнали Почобута політв’язнем.</text:p>
      <text:p text:style-name="P4">
Після вироку окружного суду у Гродно до МЗС Польщі викликали тимчасовогоповіреного у справах Білорусі і висловили протест з приводу засудженняПочобута.</text:p>
      <text:p text:style-name="P4">
Сейм Польщі в лютому ухвалив резолюцію, засудивши вирок журналістові танаголосивши, що це є "кульмінацією репресій" проти польської національноїменшини в Білорусі.</text:p>
      <text:p text:style-name="P4">
Польща активно виступала за те, щоби в 11-му пакеті санкцій проти Росії булипередбачені також санкції щодо Білорусі.</text:p>
      <text:p text:style-name="P4">
З 10 лютого Польща в односторонньому порядку призупинила роботу одного знайбільших пунктів пропуску на кордоні з Білоруссю “Бобровники” на знакпротесту проти засудження Почобута. У відповідь Білорусь заборонила польськимперевізникам перетинати кордон у білорусько-литовському та білорусько-латвійському прикордонних пунктах.</text:p>
      <text:p text:style-name="P4">
Своєю чергою Польща з 21 лютого в односторонньому порядку призупинила роботупункту пропуску “Кукурики" – єдиного діючого пункту на кордоні з Білоруссю дляруху вантажного транспорту.</text:p>
      <text:p text:style-name="P4">
Відносини між Польщею і Білоруссю різко погіршилися в серпні 2020 року післятого, як Варшава відмовилася визнавати результати президентських виборів в РБі закликала Мінськ призначити нові вибори.</text:p>
      <text:p text:style-name="P4">
Source: <text:a xlink:type="simple" xlink:href="https://www.ukrinform.ua/rubric-world/3715669-polsa-zaprovadila-sankcii-proti-365-biloruskih-cinovnikiv-cerez-virok-zurnalistu-pocobutu.html" text:style-name="Internet_20_link" text:visited-style-name="Visited_20_Internet_20_Link">
https://www.ukrinform.ua/rubric-world/3715669-polsa-zaprovadila-sankcii-proti-365-biloruskih-cinovnikiv-cerez-virok-zurnalistu-pocobutu.html</text:a>
</text:p>
      <!--NEWS-->
      <text:h text:style-name="P10" text:outline-level="1">
<text:span text:style-name="T4">
Рада встановила 8 травня Днем пам’яті та перемоги над нацизмом</text:span>
</text:h>
      <text:p text:style-name="P4">
Authors: Ukrinform (Person)</text:p>
      <text:p text:style-name="P4">
Publisher: Укринформ (Organization)</text:p>
      <text:p text:style-name="P4">
Published Time: 2023-05-29T16:19:00+03:00</text:p>
      <text:p text:style-name="P4">
Modified Time: 2023-05-29T16:19:00+03:00</text:p>
      <text:p text:style-name="P4">
Description: Верховна Рада встановила 8 травня Днем пам'яті та перемоги над нацизмом у Другій світовій війні 1939 – 1945 років. — Укрінформ.</text:p>
      <text:p text:style-name="P4">
Images: ['<text:a xlink:type="simple" xlink:href="https://static.ukrinform.com/photos/2021_11/thumb_files/630_360_1638277056-325.jpg" text:style-name="Internet_20_link" text:visited-style-name="Visited_20_Internet_20_Link">
630_360_16382...</text:a>
']</text:p>
      <text:p text:style-name="P4">
Tags: ['Депутат', 'Верховна Рада', 'День пам‘яті та перемоги']</text:p>
      <text:p text:style-name="P4">
Type: Article</text:p>
      <!--METADATA-->
      <text:p text:style-name="P4">
<draw:frame draw:style-name="fr1" draw:name="Image149" text:anchor-type="as-char" svg:width="6.9236in" svg:height="3.956343in" draw:z-index="0">
<draw:image xlink:href="../Images/yкринформ/2023-05-29T16-19-00-03-00/630_360_1638277056-325.jpg" xlink:type="simple" xlink:show="embed" xlink:actuate="onLoad" draw:mime-type="image/jpeg"/>
</draw:frame>
 ВерховнаРада встановила 8 травня Днем пам'яті та перемоги над нацизмом у Другійсвітовій війні 1939 – 1945 років.</text:p>
      <text:p text:style-name="P4">
Про це народний депутат із парламентської фракції "Голос" Ярослав Железнякповідомив у <text:a xlink:type="simple" xlink:href="https://t.me/yzheleznyak/4150" text:style-name="Internet_20_link" text:visited-style-name="Visited_20_Internet_20_Link">
 Телеграмі </text:a>
 , передає Укрінформ.</text:p>
      <text:p text:style-name="P4">
За його словами, ухвалення закону "Про День пам'яті та перемоги над нацизмом уДругій світовій війні 1939 – 1945 років" (№ <text:a xlink:type="simple" xlink:href="https://itd.rada.gov.ua/billInfo/Bills/Card/41893" text:style-name="Internet_20_link" text:visited-style-name="Visited_20_Internet_20_Link">
 9278</text:a>
 ) підтримали 317парламентаріїв.</text:p>
      <text:p text:style-name="P4">
</text:p>
      <text:p text:style-name="P4">
Фото: Ярослав Железняк, ТГ</text:p>
      <text:p text:style-name="P4">
Документом передбачається, що День пам’яті та перемоги над нацизмом у Другійсвітовій війні 1939 – 1945 років щороку відзначатиметься 8 травня. Вихіднийдень відтепер також буде 8 травня.</text:p>
      <text:p text:style-name="P4">
<text:span text:style-name="T4">
Читайте також:</text:span>
 <text:a xlink:type="simple" xlink:href="https://www.ukrinform.ua/rubric-polytics/3706816-komitet-rekomendue-vr-zakonoproekt-pro-vstanovlenna-8-travna-dnem-pamati-ta-peremogi-nad-nacizmom.html" text:style-name="Internet_20_link" text:visited-style-name="Visited_20_Internet_20_Link">
 Комітет рекомендує ВР законопроєкт про встановлення 8травня <text:span text:style-name="T4">
Днем</text:span>
 <text:span text:style-name="T4">
пам</text:span>
 ’ <text:span text:style-name="T4">
яті</text:span>
 та перемоги над нацизмом</text:a>
</text:p>
      <text:p text:style-name="P4">
Закон набуває чинності з наступного дня за днем його опублікування.</text:p>
      <text:p text:style-name="P4">
Своєю чергою міністр культури та інформаційної політики Олександр Ткаченко в <text:a xlink:type="simple" xlink:href="https://t.me/otkachenkokyiv/3651" text:style-name="Internet_20_link" text:visited-style-name="Visited_20_Internet_20_Link">
Телеграмі </text:a>
 написав, що рішення ВерховноїРади про встановлення 8 травня Днем пам'яті та перемоги над нацизмом у Другійсвітовій війні 1939 – 1945 років підтверджує європейський світогляд України.</text:p>
      <text:p text:style-name="P4">
"Тепер офіційно! Ми в одному ідеологічному контексті з цивілізованим світом -8 та 9 травня ми відзначаємо разом зі всією Європою. Запроваджуючи 8 травняДнем пам'яті та перемоги над нацизмом, Україна доєднується до європейськоїтрадиції відзначення перемоги у Другій світовій війні. Відповіднийзаконопроєкт №9278, внесений Президентом України, сьогодні ухвалила ВерховнаРада 317 голосами "За", - написав міністр.</text:p>
      <text:p text:style-name="P4">
Він нагадав, що раніше Президент підписав указ, яким 9 травня визначеновідзначення Дня Європи.</text:p>
      <text:p text:style-name="P4">
<text:span text:style-name="T4">
Читайте також:</text:span>
 <text:a xlink:type="simple" xlink:href="https://www.ukrinform.ua/rubric-ato/3477681-dii-rosijskoi-armii-pered-dnem-pamati-maut-nagadati-so-zlo-nazavzdi-ne-peremogti-zelenskij.html" text:style-name="Internet_20_link" text:visited-style-name="Visited_20_Internet_20_Link">
 Дії російської армії перед <text:span text:style-name="T4">
Днем</text:span>
 <text:span text:style-name="T4">
пам</text:span>
 ’ <text:span text:style-name="T4">
яті</text:span>
мають нагадати, що зло назавжди не перемогти - Зеленський</text:a>
</text:p>
      <text:p text:style-name="P4">
Ткаченко зазначив, що ці рішення є дійсно історичними, та підтверджуютьєвропейський світогляд України і процес позбавлення всього радянського.</text:p>
      <text:p text:style-name="P4">
Як відомо, вшановувати в Україні завершення Другої світової війни у Європі 8травня почали громадські організації на початку 2000-х.</text:p>
      <text:p text:style-name="P4">
2014 року цей формат на урядовому рівні підтримав Український інститутнаціональної пам’яті та Міністерство культури.</text:p>
      <text:p text:style-name="P4">
2015 року спершу Указом Президента, а потім законами про декомунізаціюзапровадили 8 травня як День пам’яті і примирення, святковим, але не вихіднимднем, залишивши 9 травня Днем перемоги над нацизмом, адже суспільна думка тодіне була готова відмовитися від звиклої дати.</text:p>
      <text:p text:style-name="P4">
<text:span text:style-name="T4">
Читайте також:</text:span>
 <text:a xlink:type="simple" xlink:href="https://www.ukrinform.ua/rubric-polytics/3473987-vatrovic-rozkritikuvav-radu-za-nespromoznist-perenesti-vidznacenna-dna-peremogi-z-9-na-8-travna.html" text:style-name="Internet_20_link" text:visited-style-name="Visited_20_Internet_20_Link">
 В’ятрович наполягає, що День перемоги над нацизмом требавідзначати 8 травня, а не 9-го </text:a>
</text:p>
      <text:p text:style-name="P4">
У 2022 році народний депутат Володимир В’ятрович вніс законопроєкт проскасування 9 травня, встановлення 8 травня Днем пам’яті й перемоги наднацизмом у Другій світовій війні та пропонував 9 травня відзначати День Європиразом з Європейським Союзом.</text:p>
      <text:p text:style-name="P4">
У 2023 році <text:a xlink:type="simple" xlink:href="https://www.ukrinform.ua/rubric-polytics/3706137-zelenskij-proponue-vidznacati-den-pamati-ta-peremogi-nad-nacizmom-8-travna.html" text:style-name="Internet_20_link" text:visited-style-name="Visited_20_Internet_20_Link">
 Президент України Володимир Зеленський подав до Верховної Радизаконопроєкт про встановлення 8 травня </text:a>
 Днем пам’яті та перемоги над нацизмом у Другійсвітовій війні. Окрім того, він підписав Указ, згідно з яким 9 травня Українавідзначатиме День Європи.</text:p>
      <text:p text:style-name="P4">
Source: <text:a xlink:type="simple" xlink:href="https://www.ukrinform.ua/rubric-society/3715670-rada-vstanovila-8-travna-dnem-pamati-ta-peremogi-nad-nacizmom.html" text:style-name="Internet_20_link" text:visited-style-name="Visited_20_Internet_20_Link">
https://www.ukrinform.ua/rubric-society/3715670-rada-vstanovila-8-travna-dnem-pamati-ta-peremogi-nad-nacizmom.html</text:a>
</text:p>
      <!--NEWS-->
      <text:h text:style-name="P10" text:outline-level="1">
<text:span text:style-name="T4">
У Берліні відбувся з’їзд Європейського конгресу українців</text:span>
</text:h>
      <text:p text:style-name="P4">
Authors: Ukrinform (Person)</text:p>
      <text:p text:style-name="P4">
Publisher: Укринформ (Organization)</text:p>
      <text:p text:style-name="P4">
Published Time: 2023-05-29T16:22:00+03:00</text:p>
      <text:p text:style-name="P4">
Modified Time: 2023-05-29T16:22:00+03:00</text:p>
      <text:p text:style-name="P4">
Description: У столиці Німеччини 27-28 травня відбувся XIV З’їзд Європейського конгресу українців (ЄКУ), в якому взяли участь 50 представників українських громад Європи та гості організації. — Укрінформ.</text:p>
      <text:p text:style-name="P4">
Images: ['<text:a xlink:type="simple" xlink:href="https://static.ukrinform.com/photos/2023_05/thumb_files/630_360_1685359274-537.jpg" text:style-name="Internet_20_link" text:visited-style-name="Visited_20_Internet_20_Link">
630_360_16853...</text:a>
']</text:p>
      <text:p text:style-name="P4">
Tags: ['Берлін', 'Діаспора', 'Європа', 'Німеччина']</text:p>
      <text:p text:style-name="P4">
Type: Article</text:p>
      <!--METADATA-->
      <text:p text:style-name="P4">
<draw:frame draw:style-name="fr1" draw:name="Image151" text:anchor-type="as-char" svg:width="6.9236in" svg:height="3.956343in" draw:z-index="0">
<draw:image xlink:href="../Images/yкринформ/2023-05-29T16-22-00-03-00/630_360_1685359274-537.jpg" xlink:type="simple" xlink:show="embed" xlink:actuate="onLoad" draw:mime-type="image/jpeg"/>
</draw:frame>
 У столиціНімеччини 27-28 травня відбувся XIV З’їзд Європейського конгресу українців(ЄКУ), в якому взяли участь 50 представників українських громад Європи тагості організації.</text:p>
      <text:p text:style-name="P4">
Як передає Укрінформ, про це Європейський конгрес українців повідомив у <text:a xlink:type="simple" xlink:href="https://www.facebook.com/EKUkrainians/posts/pfbid0MhNu15j1UHgmAbGHc3rpAyQBF9YBPq3GcDnQsTBgQzugXm9dVYkm5qKddvAcFgGKl" text:style-name="Internet_20_link" text:visited-style-name="Visited_20_Internet_20_Link">
Фейсбуці</text:a>
.</text:p>
      <text:p text:style-name="P4">
«Під час нарад підкреслено інтерес громад підсилювати мережування організаційв Європі, а також координації на міжнародному рівні для протидії російськимвпливам. Обговорено розвиток дій робочих груп ЄКУ (дипломатичної, громадської,гуманітарної, інформаційної) і регіональних платформ організації», – йдеться вдописі.</text:p>
      <text:p text:style-name="P4">
</text:p>
      <text:p text:style-name="P4">
Під час з’їзду представили свою діяльність молоді організації, зокрема зНімеччини, Чехії, Польщі, Молдови, Чорногорії, Північної Македонії та Грузії.</text:p>
      <text:p text:style-name="P4">
Також було обрано нове керівництво організації та прийнято нові організації уйого склад.</text:p>
      <text:p text:style-name="P4">
Зауважується, що ЄКУ у співпраці з партнерами з Українського центру безпеки таспівпраці відкриє представництво в Україні та підсилить роботу офісу вБрюсселі.</text:p>
      <text:p text:style-name="P4">
</text:p>
      <text:p text:style-name="P4">
ЄКУ висловив подяку Посольству України в Німеччині й українським організаціямНімеччини. Захід відбувся із підтримкою організації ICMPD.</text:p>
      <text:p text:style-name="P4">
Нагадаємо, президент Світового конгресу українців (СКУ) Павло Ґрод під часпоїздки до Берліна в рамках візиту до Європи «Підтримка України у найважчічаси» <text:a xlink:type="simple" xlink:href="https://www.ukrinform.ua/rubric-diaspora/3715488-prezident-sku-zustrivsa-z-nimeckimi-politikami-ta-ukrainskou-gromadou-u-berlini.html" text:style-name="Internet_20_link" text:visited-style-name="Visited_20_Internet_20_Link">
 зустрівся </text:a>
 з німецькими політиками та представниками українськоїгромади.</text:p>
      <text:p text:style-name="P4">
<text:span text:style-name="T5">
Фото: European Congress of Ukrainians,</text:span>
 <text:span text:style-name="T5">
World Congress of Ukrainian YouthOrganizations</text:span>
 <text:span text:style-name="T5">
/ Фейсбук</text:span>
</text:p>
      <text:p text:style-name="P4">
Source: <text:a xlink:type="simple" xlink:href="https://www.ukrinform.ua/rubric-diaspora/3715586-u-berlini-vidbuvsa-zizd-evropejskogo-kongresu-ukrainciv.html" text:style-name="Internet_20_link" text:visited-style-name="Visited_20_Internet_20_Link">
https://www.ukrinform.ua/rubric-diaspora/3715586-u-berlini-vidbuvsa-zizd-evropejskogo-kongresu-ukrainciv.html</text:a>
</text:p>
      <!--NEWS-->
      <text:h text:style-name="P10" text:outline-level="1">
<text:span text:style-name="T4">
Експерти з’ясували, чому позеленіла вода у центральному каналі Венеції</text:span>
</text:h>
      <text:p text:style-name="P4">
Authors: Ukrinform (Person)</text:p>
      <text:p text:style-name="P4">
Publisher: Укринформ (Organization)</text:p>
      <text:p text:style-name="P4">
Published Time: 2023-05-29T16:27:00+03:00</text:p>
      <text:p text:style-name="P4">
Modified Time: 2023-05-29T16:27:00+03:00</text:p>
      <text:p text:style-name="P4">
Description: Фахівці встановили, чому у венеційському Гранд-каналі вода забарвилася яскраво-зеленим кольором. — Укрінформ.</text:p>
      <text:p text:style-name="P4">
Images: ['<text:a xlink:type="simple" xlink:href="https://static.ukrinform.com/photos/2023_05/thumb_files/630_360_1685366730-515.jpg" text:style-name="Internet_20_link" text:visited-style-name="Visited_20_Internet_20_Link">
630_360_16853...</text:a>
']</text:p>
      <text:p text:style-name="P4">
Tags: ['Італія', 'Вода', 'Венеція', 'Забруднення']</text:p>
      <text:p text:style-name="P4">
Type: Article</text:p>
      <!--METADATA-->
      <text:p text:style-name="P4">
<draw:frame draw:style-name="fr1" draw:name="Image154" text:anchor-type="as-char" svg:width="6.9236in" svg:height="3.956343in" draw:z-index="0">
<draw:image xlink:href="../Images/yкринформ/2023-05-29T16-27-00-03-00/630_360_1685366730-515.jpg" xlink:type="simple" xlink:show="embed" xlink:actuate="onLoad" draw:mime-type="image/jpeg"/>
</draw:frame>
 Фахівцівстановили, чому у венеційському Гранд-каналі вода забарвилася яскраво-зеленимкольором.</text:p>
      <text:p text:style-name="P4">
Про це повідомляє  <text:a xlink:type="simple" xlink:href="https://www.ansa.it/english/news/2023/05/29/grand-canal-green-stain-substance-identified_ee607336-69cd-4346-b1b3-cab1e2d1ffb5.html" text:style-name="Internet_20_link" text:visited-style-name="Visited_20_Internet_20_Link">
 ANSA </text:a>
 , передає Укрінформ.</text:p>
      <text:p text:style-name="P4">
Експерти виявили, що до цього спричинився флуоресцеїн - речовина, яка зазвичайвикористовується для діагностики захворювань очей.</text:p>
      <text:p text:style-name="P4">
У міській поліції заявили у понеділок, що не виключають жодних шляхіврозслідування у цій справі, яка нагадує перформанс аргентинського художника наВенеційській бієнале 50 років тому.</text:p>
      <text:p text:style-name="P4">
Раніше <text:a xlink:type="simple" xlink:href="https://www.ukrinform.ua/tag-klimat" text:style-name="Internet_20_link" text:visited-style-name="Visited_20_Internet_20_Link">
 кліматичні </text:a>
 протестувальникизаперечили причетність до інциденту.</text:p>
      <text:p text:style-name="P4">
<text:span text:style-name="T4">
Читайте також:</text:span>
 <text:a xlink:type="simple" xlink:href="https://www.ukrinform.ua/rubric-world/3712300-ekoaktivisti-zafarbuvali-cornim-vodu-v-rimskomu-fontani-trevi.html" text:style-name="Internet_20_link" text:visited-style-name="Visited_20_Internet_20_Link">
 Екоактивісти зафарбували чорним воду в римському<text:span text:style-name="T4">
фонтан</text:span>
 і Треві </text:a>
</text:p>
      <text:p text:style-name="P4">
Як повідомляв Укрінформ, <text:a xlink:type="simple" xlink:href="https://www.ukrinform.ua/rubric-world/3715300-voda-u-centralnomu-kanali-venecii-z-nevidomih-pricin-stala-zelenou.html" text:style-name="Internet_20_link" text:visited-style-name="Visited_20_Internet_20_Link">
 влада Венеції почала розслідування</text:a>
 після того, як у неділю вранці,28 травня, вода у центральному каналі міста стала флуоресцентно зеленогокольору.</text:p>
      <text:p text:style-name="P4">
У 1968 році аргентинський художник Ніколас Гарсіа Урібуру зафарбував воду уГранд-каналі в зелене, щоб привернути увагу суспільства до екологічнихпроблем.</text:p>
      <text:p text:style-name="P4">
Source: <text:a xlink:type="simple" xlink:href="https://www.ukrinform.ua/rubric-world/3715671-eksperti-zasuvali-comu-pozelenila-voda-u-centralnomu-kanali-venecii.html" text:style-name="Internet_20_link" text:visited-style-name="Visited_20_Internet_20_Link">
https://www.ukrinform.ua/rubric-world/3715671-eksperti-zasuvali-comu-pozelenila-voda-u-centralnomu-kanali-venecii.html</text:a>
</text:p>
      <!--NEWS-->
      <text:h text:style-name="P10" text:outline-level="1">
<text:span text:style-name="T4">
Парламент дозволив НБУ націоналізувати банки підсанкційних власників</text:span>
</text:h>
      <text:p text:style-name="P4">
Authors: Ukrinform (Person)</text:p>
      <text:p text:style-name="P4">
Publisher: Укринформ (Organization)</text:p>
      <text:p text:style-name="P4">
Published Time: 2023-05-29T16:28:00+03:00</text:p>
      <text:p text:style-name="P4">
Modified Time: 2023-05-29T16:28:00+03:00</text:p>
      <text:p text:style-name="P4">
Description: Верховна Рада в цілому підтримала законопроєкт про вдосконалення процедури виведення з ринку банку в умовах воєнного стану. — Укрінформ.</text:p>
      <text:p text:style-name="P4">
Images: ['<text:a xlink:type="simple" xlink:href="https://static.ukrinform.com/photos/2020_09/thumb_files/630_360_1599202700-943.jpg" text:style-name="Internet_20_link" text:visited-style-name="Visited_20_Internet_20_Link">
630_360_15992...</text:a>
']</text:p>
      <text:p text:style-name="P4">
Tags: ['Банк', 'Нацбанк', 'Націоналізація', 'Санкції', 'Закон', 'Верховна Рада']</text:p>
      <text:p text:style-name="P4">
Type: Article</text:p>
      <!--METADATA-->
      <text:p text:style-name="P4">
<draw:frame draw:style-name="fr1" draw:name="Image155" text:anchor-type="as-char" svg:width="6.9236in" svg:height="3.956343in" draw:z-index="0">
<draw:image xlink:href="../Images/yкринформ/2023-05-29T16-28-00-03-00/630_360_1599202700-943.jpg" xlink:type="simple" xlink:show="embed" xlink:actuate="onLoad" draw:mime-type="image/jpeg"/>
</draw:frame>
 ВерховнаРада в цілому підтримала законопроєкт про вдосконалення процедури виведення зринку банку в умовах воєнного стану.</text:p>
      <text:p text:style-name="P4">
Про це повідомив народний депутат Ярослав Железняк у <text:a xlink:type="simple" xlink:href="https://t.me/yzheleznyak/4150" text:style-name="Internet_20_link" text:visited-style-name="Visited_20_Internet_20_Link">
 Телеграмі</text:a>
 , передає Укрінформ.</text:p>
      <text:p text:style-name="P4">
Метою документа є забезпечення стабільності банківської системи в умовахвоєнного стану, запровадженого в Україні у зв’язку з військовою агресією рфпроти України, а також захист прав та інтересів вкладників та інших кредиторівбанків.</text:p>
      <text:p text:style-name="P4">
Документ направлено на протидію ризикам, зокрема шляхом надання <text:a xlink:type="simple" xlink:href="https://www.ukrinform.ua/tag-nacbank" text:style-name="Internet_20_link" text:visited-style-name="Visited_20_Internet_20_Link">
Національному банку </text:a>
 Україниповноважень за певних обставин, пов’язаних із застосуванням санкцій до банкуабо власників істотної участі у банку, прийняти рішення про: заборонупідсакційній особі набувати або збільшувати істотну участь в банку,запроваджується можливість виведення системно важливого банку з ринку(націоналізації) за відсутності у нього ознак неплатоспроможності (у разізастосування до банку або власника істотної участі у ньому блокуючих санкцій).</text:p>
      <text:p text:style-name="P4">
<text:span text:style-name="T4">
Читайте також:</text:span>
 <text:a xlink:type="simple" xlink:href="https://www.ukrinform.ua/rubric-economy/3670475-verhovnij-sud-postaviv-krapku-u-sprobah-kolisnih-vlasnikiv-privatbanku-povernuti-sobi-akcii.html" text:style-name="Internet_20_link" text:visited-style-name="Visited_20_Internet_20_Link">
 Верховний Суд поставив крапку у спробах колишніхвласників ПриватБанку повернути собі акції </text:a>
</text:p>
      <text:p text:style-name="P4">
Як повідомлялося, Національний банк готує зміни до законодавства длянаціоналізації "Сенс Банку", номінальними власниками якого все ще залишаютьсяросіяни Косогов, Фрідман і Авен. Завдання – розширити перелік підстав длязастосування спрощеної процедури націоналізації системно важливого банку.</text:p>
      <text:p text:style-name="P4">
<text:span text:style-name="T5">
Фото: НБУ</text:span>
</text:p>
      <text:p text:style-name="P4">
Source: <text:a xlink:type="simple" xlink:href="https://www.ukrinform.ua/rubric-economy/3715675-parlament-dozvoliv-nbu-nacionalizuvati-banki-pidsankcijnih-vlasnikiv.html" text:style-name="Internet_20_link" text:visited-style-name="Visited_20_Internet_20_Link">
https://www.ukrinform.ua/rubric-economy/3715675-parlament-dozvoliv-nbu-nacionalizuvati-banki-pidsankcijnih-vlasnikiv.html</text:a>
</text:p>
      <!--NEWS-->
      <text:h text:style-name="P10" text:outline-level="1">
<text:span text:style-name="T4">
Україна застосує санкції проти Ірану на 50 років - Рада затвердила рішення РНБО</text:span>
</text:h>
      <text:p text:style-name="P4">
Authors: Ukrinform (Person)</text:p>
      <text:p text:style-name="P4">
Publisher: Укринформ (Organization)</text:p>
      <text:p text:style-name="P4">
Published Time: 2023-05-29T16:30:00+03:00</text:p>
      <text:p text:style-name="P4">
Modified Time: 2023-05-29T16:30:00+03:00</text:p>
      <text:p text:style-name="P4">
Description: Верховна Рада затвердила рішення Ради національної безпеки щодо застосування секторальних спеціальних економічних та інших обмежувальних заходів (санкцій) проти Ісламської Республіки Іран. — Укрінформ.</text:p>
      <text:p text:style-name="P4">
Images: ['<text:a xlink:type="simple" xlink:href="https://static.ukrinform.com/photos/2019_10/thumb_files/630_360_1569929254-777.jpg" text:style-name="Internet_20_link" text:visited-style-name="Visited_20_Internet_20_Link">
630_360_15699...</text:a>
']</text:p>
      <text:p text:style-name="P4">
Tags: ['Іран', 'РНБО', 'Санкції', 'Верховна Рада']</text:p>
      <text:p text:style-name="P4">
Type: Article</text:p>
      <!--METADATA-->
      <text:p text:style-name="P4">
<draw:frame draw:style-name="fr1" draw:name="Image156" text:anchor-type="as-char" svg:width="6.9236in" svg:height="3.956343in" draw:z-index="0">
<draw:image xlink:href="../Images/yкринформ/2023-05-29T16-30-00-03-00/630_360_1569929254-777.jpg" xlink:type="simple" xlink:show="embed" xlink:actuate="onLoad" draw:mime-type="image/jpeg"/>
</draw:frame>
 ВерховнаРада затвердила рішення Ради національної безпеки щодо застосуваннясекторальних спеціальних економічних та інших обмежувальних заходів (санкцій)проти Ісламської Республіки Іран.</text:p>
      <text:p text:style-name="P4">
Про це повідомив народний депутат Ярослав Железняк (фракція "Голосу") у <text:a xlink:type="simple" xlink:href="https://t.me/yzheleznyak/4156" text:style-name="Internet_20_link" text:visited-style-name="Visited_20_Internet_20_Link">
Телеграмі </text:a>
 , передає Укрінформ.</text:p>
      <text:p text:style-name="P4">
Депутат уточнив, що за ухвалення постанови <text:a xlink:type="simple" xlink:href="https://itd.rada.gov.ua/billInfo/Bills/Card/42001" text:style-name="Internet_20_link" text:visited-style-name="Visited_20_Internet_20_Link">
 №9333</text:a>
 проголосували 328парламентаріїв.</text:p>
      <text:p text:style-name="P4">
Документ передбачає застосування строком на 50 років санкцій проти <text:a xlink:type="simple" xlink:href="https://www.ukrinform.ua/tag-iran" text:style-name="Internet_20_link" text:visited-style-name="Visited_20_Internet_20_Link">
 Ірану</text:a>
 , зокрема повну заборону торговельнихоперацій, зупинку транзиту ресурсів, польоти та перевезення на територіїУкраїни та запобігання виведенню капіталів резидентами Ірану.</text:p>
      <text:p text:style-name="P4">
<text:span text:style-name="T4">
Читайте також:</text:span>
 <text:a xlink:type="simple" xlink:href="https://www.ukrinform.ua/rubric-ato/3715133-gumenuk-ne-viklucae-so-masstabna-nicna-ataka-rf-povazana-z-novou-postavkou-droniv-shahed.html" text:style-name="Internet_20_link" text:visited-style-name="Visited_20_Internet_20_Link">
 <text:span text:style-name="T4">
Гуменюк</text:span>
 не виключає, що масштабна нічна атака РФпов’язана з новою поставкою дронів «Shahed» </text:a>
</text:p>
      <text:p text:style-name="P4">
Окрім того, передбачається заборонити будь-які інвестиції до Ірану та передачурезидентами технологій, прав на об'єкти та прав інтелектуальної власності.</text:p>
      <text:p text:style-name="P4">
Як повідомлялося, <text:a xlink:type="simple" xlink:href="https://www.ukrinform.ua/rubric-polytics/3715203-zelenskij-proponue-zaprovaditi-sankcii-proti-iranu-postanova-vze-v-radi.html" text:style-name="Internet_20_link" text:visited-style-name="Visited_20_Internet_20_Link">
 Президент Володимир Зеленський запропонував Верховній Радізатвердити рішення Ради національної безпеки і оборони від 27 травня</text:a>
 , яке передбачаєзастосування санкцій до Ісламської Республіки Іран терміном на 50 років.</text:p>
      <text:p text:style-name="P4">
Відповідне рішення РНБО було уведено в дію указом Президента №308/2023.</text:p>
      <text:p text:style-name="P4">
Source: <text:a xlink:type="simple" xlink:href="https://www.ukrinform.ua/rubric-polytics/3715676-ukraina-zastosue-sankcii-proti-iranu-na-50-rokiv-rada-zatverdila-risenna-rnbo.html" text:style-name="Internet_20_link" text:visited-style-name="Visited_20_Internet_20_Link">
https://www.ukrinform.ua/rubric-polytics/3715676-ukraina-zastosue-sankcii-proti-iranu-na-50-rokiv-rada-zatverdila-risenna-rnbo.html</text:a>
</text:p>
      <!--NEWS-->
      <text:h text:style-name="P10" text:outline-level="1">
<text:span text:style-name="T4">
«Рух» виграв юнацький чемпіонат України з футболу</text:span>
</text:h>
      <text:p text:style-name="P4">
Authors: Ukrinform (Person)</text:p>
      <text:p text:style-name="P4">
Publisher: Укринформ (Organization)</text:p>
      <text:p text:style-name="P4">
Published Time: 2023-05-29T16:39:04+03:00</text:p>
      <text:p text:style-name="P4">
Modified Time: 2023-05-29T16:39:04+03:00</text:p>
      <text:p text:style-name="P4">
Description: Львів'яни за тур до фінішу стали переможцями турніру. — Укрінформ.</text:p>
      <text:p text:style-name="P4">
Images: ['<text:a xlink:type="simple" xlink:href="https://static.ukrinform.com/photos/2023_05/thumb_files/630_360_1685367430-762.jpg" text:style-name="Internet_20_link" text:visited-style-name="Visited_20_Internet_20_Link">
630_360_16853...</text:a>
']</text:p>
      <text:p text:style-name="P4">
Tags: ['Футбол', 'Рух Львів']</text:p>
      <text:p text:style-name="P4">
Type: Article</text:p>
      <!--METADATA-->
      <text:p text:style-name="P4">
<draw:frame draw:style-name="fr1" draw:name="Image157" text:anchor-type="as-char" svg:width="6.9236in" svg:height="3.956343in" draw:z-index="0">
<draw:image xlink:href="../Images/yкринформ/2023-05-29T16-39-04-03-00/630_360_1685367430-762.jpg" xlink:type="simple" xlink:show="embed" xlink:actuate="onLoad" draw:mime-type="image/jpeg"/>
</draw:frame>
 Львів'яниза тур до фінішу стали переможцями турніру.</text:p>
      <text:p text:style-name="P4">
Юнацька команда «Руху» достроково виграла чемпіонат України з футболу U19,львів'яни за тур до фінішу турніру стали недосяжними для другого місця –«Динамо», передає Укрінформ.</text:p>
      <text:p text:style-name="P4">
На фініші сезону головними претендентами на перемогу у турнірі U19 стали саме«Рух» та «Динамо». За два тури до завершення змагань команди розділяли п'ятьочок: 76 проти 71. Таким чином, у передостанньому раунді львів'яни виграваличемпіонат, у разі перемоги над однолітками з «Чорноморця».</text:p>
      <text:p text:style-name="P4">
Необхідний для себе результат гравці «Руха» змогли здобути, забивши по голу вкожному з таймів. Спочатку львів'ян вивів уперед Руслан Непейпієв, а укомпенсований до другої половини час 19-й пенальті команди у сезоні чемпіонатуреалізував Денис Теслюк.</text:p>
      <text:p text:style-name="P4">
«Рух» U19 після цього результату зберіг перевагу у п'ять очок над «Динамо»перед останнім туром. Відтак, львів'яни вперше у своїй історії повноцінностали переможцями у молодіжних та юнацьких першостях чемпіонату України зфутболу.</text:p>
      <text:p text:style-name="P4">
<text:span text:style-name="T4">
Читайте також:</text:span>
 <text:a xlink:type="simple" xlink:href="https://www.ukrinform.ua/rubric-sports/3715440-futbolna-komanda-niva-buzova-zdobula-zoloto-u-cempionati-drugoi-ligi.html" text:style-name="Internet_20_link" text:visited-style-name="Visited_20_Internet_20_Link">
 <text:span text:style-name="T4">
Футбол</text:span>
 ьна команда «Нива» (Бузова) здобула «золото» учемпіонаті Другої ліги </text:a>
</text:p>
      <text:p text:style-name="P4">
Як повідомляв Укрінформ, у чинному сезоні «Рух» U19 вийшов до 1/8 фіналуЮнацької ліги УЄФА, де програв «Мілану» з рахунком 0:1.</text:p>
      <text:p text:style-name="P4">
Фото: fcrukh.com</text:p>
      <text:p text:style-name="P4">
Source: <text:a xlink:type="simple" xlink:href="https://www.ukrinform.ua/rubric-sports/3715677-ruh-vigrav-unackij-cempionat-ukraini-z-futbolu.html" text:style-name="Internet_20_link" text:visited-style-name="Visited_20_Internet_20_Link">
https://www.ukrinform.ua/rubric-sports/3715677-ruh-vigrav-unackij-cempionat-ukraini-z-futbolu.html</text:a>
</text:p>
      <!--NEWS-->
      <text:h text:style-name="P10" text:outline-level="1">
<text:span text:style-name="T4">
Дмитро Кулеба відвідав інавгурацію президента Нігерії</text:span>
</text:h>
      <text:p text:style-name="P4">
Authors: Ukrinform (Person)</text:p>
      <text:p text:style-name="P4">
Publisher: Укринформ (Organization)</text:p>
      <text:p text:style-name="P4">
Published Time: 2023-05-29T16:42:00+03:00</text:p>
      <text:p text:style-name="P4">
Modified Time: 2023-05-29T16:42:00+03:00</text:p>
      <text:p text:style-name="P4">
Description: Міністр закордонних справ України Дмитро Кулеба відвідав інавгурацію президента Нігерії Бола Ахмеда Тінубу в Абуджі. — Укрінформ.</text:p>
      <text:p text:style-name="P4">
Images: ['<text:a xlink:type="simple" xlink:href="https://static.ukrinform.com/photos/2023_05/thumb_files/630_360_1685367365-251.jpg" text:style-name="Internet_20_link" text:visited-style-name="Visited_20_Internet_20_Link">
630_360_16853...</text:a>
']</text:p>
      <text:p text:style-name="P4">
Tags: ['Інавгурація', 'Дмитро Кулеба', 'Нігерія', 'Президент']</text:p>
      <text:p text:style-name="P4">
Type: Article</text:p>
      <!--METADATA-->
      <text:p text:style-name="P4">
<draw:frame draw:style-name="fr1" draw:name="Image158" text:anchor-type="as-char" svg:width="6.9236in" svg:height="3.956343in" draw:z-index="0">
<draw:image xlink:href="../Images/yкринформ/2023-05-29T16-42-00-03-00/630_360_1685367365-251.jpg" xlink:type="simple" xlink:show="embed" xlink:actuate="onLoad" draw:mime-type="image/jpeg"/>
</draw:frame>
 Міністрзакордонних справ України Дмитро Кулеба відвідав інавгурацію президентаНігерії Бола Ахмеда Тінубу в Абуджі.</text:p>
      <text:p text:style-name="P4">
Про це глава української дипломатії заявив у  <text:a xlink:type="simple" xlink:href="https://twitter.com/DmytroKuleba/status/1663164170529918977" text:style-name="Internet_20_link" text:visited-style-name="Visited_20_Internet_20_Link">
 Твіттері</text:a>
 , передаєУкрінформ.</text:p>
      <text:p text:style-name="P4">
«Як перший міністр закордонних справ України, який відвідав інавгураціюафриканського лідера, я маю честь бути присутнім на інавгурації президента <text:a xlink:type="simple" xlink:href="https://www.ukrinform.ua/tag-nigeria" text:style-name="Internet_20_link" text:visited-style-name="Visited_20_Internet_20_Link">
Нігерії </text:a>
 Бола Ахмеда Тінубу в Абуджі.Ми бажаємо йому великих успіхів і сподіваємося на розвиток відносин на основівзаємної поваги та спільних інтересів», - зазначив міністр.</text:p>
      <text:p text:style-name="P4">
 Фото: ТелеграмДмитра Кулеби  <text:span text:style-name="T4">
Читайте також:</text:span>
 <text:a xlink:type="simple" xlink:href="https://www.ukrinform.ua/rubric-polytics/3677406-zelenskij-privitav-novogo-prezidenta-nigerii.html" text:style-name="Internet_20_link" text:visited-style-name="Visited_20_Internet_20_Link">
 Зеленський привітав нового президента<text:span text:style-name="T4">
Нігері</text:span>
 ї </text:a>
</text:p>
      <text:p text:style-name="P4">
Як повідомлялося, міністр закордонних справ України відвідує країни Африки дляпросування Формули миру Президента Володимира Зеленського та відкриття новихперспектив для країни.</text:p>
      <text:p text:style-name="P4">
Перше фото: Dmytro Kuleba / Facebook</text:p>
      <text:p text:style-name="P4">
Source: <text:a xlink:type="simple" xlink:href="https://www.ukrinform.ua/rubric-polytics/3715678-dmitro-kuleba-vidvidav-inavguraciu-prezidenta-nigerii.html" text:style-name="Internet_20_link" text:visited-style-name="Visited_20_Internet_20_Link">
https://www.ukrinform.ua/rubric-polytics/3715678-dmitro-kuleba-vidvidav-inavguraciu-prezidenta-nigerii.html</text:a>
</text:p>
      <!--NEWS-->
      <text:h text:style-name="P10" text:outline-level="1">
<text:span text:style-name="T4">
На Херсонщині внаслідок обстрілу чоловік загинув у власному будинку</text:span>
</text:h>
      <text:p text:style-name="P4">
Authors: Ukrinform (Person)</text:p>
      <text:p text:style-name="P4">
Publisher: Укринформ (Organization)</text:p>
      <text:p text:style-name="P4">
Published Time: 2023-05-29T16:43:00+03:00</text:p>
      <text:p text:style-name="P4">
Modified Time: 2023-05-29T16:43:00+03:00</text:p>
      <text:p text:style-name="P4">
Description: У селищі Козацькому Новокаховської громади у Херсонській області внаслідок обстрілу 61-річний чоловік загинув у власному будинку. — Укрінформ.</text:p>
      <text:p text:style-name="P4">
Images: ['<text:a xlink:type="simple" xlink:href="https://static.ukrinform.com/photos/2023_05/thumb_files/630_360_1685367749-306.jpg" text:style-name="Internet_20_link" text:visited-style-name="Visited_20_Internet_20_Link">
630_360_16853...</text:a>
']</text:p>
      <text:p text:style-name="P4">
Tags: ['Херсонщина', 'Обстріл', 'Війна з Росією']</text:p>
      <text:p text:style-name="P4">
Type: Article</text:p>
      <!--METADATA-->
      <text:p text:style-name="P4">
<draw:frame draw:style-name="fr1" draw:name="Image160" text:anchor-type="as-char" svg:width="6.9236in" svg:height="3.950003in" draw:z-index="0">
<draw:image xlink:href="../Images/yкринформ/2023-05-29T16-43-00-03-00/630_360_1685367749-306.jpg" xlink:type="simple" xlink:show="embed" xlink:actuate="onLoad" draw:mime-type="image/jpeg"/>
</draw:frame>
 У селищіКозацькому Новокаховської громади у Херсонській області внаслідок обстрілу61-річний чоловік загинув у власному будинку.</text:p>
      <text:p text:style-name="P4">
Про це повідомляє у <text:a xlink:type="simple" xlink:href="https://t.me/khersonskaODA/6235" text:style-name="Internet_20_link" text:visited-style-name="Visited_20_Internet_20_Link">
 Телеграмі </text:a>
 пресслужбаХерсонської ОВА, передає Укрінформ.</text:p>
      <text:p text:style-name="P4">
"Через обстріл селища Козацьке Новокаховської громади у власному будинкузагинув 61-річний чоловік", - йдеться у повідомленні.</text:p>
      <text:p text:style-name="P4">
<text:span text:style-name="T4">
Читайте також:</text:span>
 <text:a xlink:type="simple" xlink:href="https://www.ukrinform.ua/rubric-ato/3715568-raketnij-udar-po-harkivsini-sered-poranenih-litni-zinki-vagitna-i-diti.html" text:style-name="Internet_20_link" text:visited-style-name="Visited_20_Internet_20_Link">
 Росіяни вдарили ракетами по Харківщині: серед поранених -літні жінки, вагітна і діти </text:a>
</text:p>
      <text:p text:style-name="P4">
Зазначається, що близько десятка вибухів пролунало у Золотій Балці, девнаслідок влучання ворожих снарядів пошкоджено приватний будинок та господарчіспоруди.</text:p>
      <text:p text:style-name="P4">
Як повідомлялося, за процесуального керівництва Херсонської обласноїпрокуратури розпочато досудове розслідування за фактом порушення законів тазвичаїв <text:a xlink:type="simple" xlink:href="https://www.ukrinform.ua/tag-vijna" text:style-name="Internet_20_link" text:visited-style-name="Visited_20_Internet_20_Link">
 війни </text:a>
 , поєднаного з умиснимвбивством (ч. 2 ст. 438 Кримінального кодексу України).</text:p>
      <text:p text:style-name="P4">
Source: <text:a xlink:type="simple" xlink:href="https://www.ukrinform.ua/rubric-ato/3715681-na-hersonsini-vnaslidok-obstrilu-colovik-zaginuv-u-vlasnomu-budinku.html" text:style-name="Internet_20_link" text:visited-style-name="Visited_20_Internet_20_Link">
https://www.ukrinform.ua/rubric-ato/3715681-na-hersonsini-vnaslidok-obstrilu-colovik-zaginuv-u-vlasnomu-budinku.html</text:a>
</text:p>
      <!--NEWS-->
      <text:h text:style-name="P10" text:outline-level="1">
<text:span text:style-name="T4">
У Житомирі після атаки дронів пошкоджені будинки, котельні, лікарні та заклади освіти – мер</text:span>
</text:h>
      <text:p text:style-name="P4">
Authors: Ukrinform (Person)</text:p>
      <text:p text:style-name="P4">
Publisher: Укринформ (Organization)</text:p>
      <text:p text:style-name="P4">
Published Time: 2023-05-29T16:53:33+03:00</text:p>
      <text:p text:style-name="P4">
Modified Time: 2023-05-29T16:53:33+03:00</text:p>
      <text:p text:style-name="P4">
Description: У Житомирі внаслідок атаки дронів, що сталася 28 травня, пошкоджень зазнали будинки, котельні, лікарні, заклади освіти та об’єкти водоканалу. — Укрінформ.</text:p>
      <text:p text:style-name="P4">
Images: ['<text:a xlink:type="simple" xlink:href="https://static.ukrinform.com/photos/2022_11/thumb_files/630_360_1668525984-290.jpg" text:style-name="Internet_20_link" text:visited-style-name="Visited_20_Internet_20_Link">
630_360_16685...</text:a>
']</text:p>
      <text:p text:style-name="P4">
Tags: ['Обстріл', 'Житомир', 'Війна з Росією']</text:p>
      <text:p text:style-name="P4">
Type: Article</text:p>
      <!--METADATA-->
      <text:p text:style-name="P4">
<draw:frame draw:style-name="fr1" draw:name="Image161" text:anchor-type="as-char" svg:width="6.9236in" svg:height="3.956343in" draw:z-index="0">
<draw:image xlink:href="../Images/yкринформ/2023-05-29T16-53-33-03-00/630_360_1668525984-290.jpg" xlink:type="simple" xlink:show="embed" xlink:actuate="onLoad" draw:mime-type="image/jpeg"/>
</draw:frame>
 У Житомирівнаслідок атаки дронів, що сталася 28 травня, пошкоджень зазнали будинки,котельні, лікарні, заклади освіти та об’єкти водоканалу.</text:p>
      <text:p text:style-name="P4">
Як передає Укрінформ, про це у <text:a xlink:type="simple" xlink:href="https://www.facebook.com/sukhomlyn.sergey/posts/pfbid02KPNpGRQUmdnPij7kguRA5dY1QMg97PAiMQFd6echxfs5xUv8mTNQnQjCpUCNDdy6l" text:style-name="Internet_20_link" text:visited-style-name="Visited_20_Internet_20_Link">
 Фейсбуці</text:a>
повідомив міський голова Житомира Сергій Сухомлин.</text:p>
      <text:p text:style-name="P4">
«З неділі працює міська комісія, яка встановлює збитки і пошкодження, нанесенігромаді після вранішнього удару. На зараз - більш як 30 пошкоджених житловихбудинків, 2 лікарні, 13 котелень теплокомуненерго різного ступеня пошкоджень,3 обʼєкти Житомирводоканалу, 12 закладів освіти… Здебільшого, це пошкодженівікна», - написав Сухомлин.</text:p>
      <text:p text:style-name="P4">
За його словами, відновлення пошкоджених вікон для населення в квартирах таприватних будинках буде відбуватись через програму «ЄВідновлення» в «Дії».</text:p>
      <text:p text:style-name="P4">
<text:span text:style-name="T4">
Читайте також:</text:span>
 <text:a xlink:type="simple" xlink:href="https://www.ukrinform.ua/rubric-regions/3715291-u-zitomiri-vnaslidok-nicnoi-ataki-droniv-poskodzeni-26-budinkiv.html" text:style-name="Internet_20_link" text:visited-style-name="Visited_20_Internet_20_Link">
 У <text:span text:style-name="T4">
Житомир</text:span>
 і внаслідок нічної атаки дронів пошкоджені26 будинків </text:a>
</text:p>
      <text:p text:style-name="P4">
«Щодо місць загального користування та інших обʼєктів. Тут чіткого алгоритмувід держави немає. Тому завтра скликаємо позачергову сесію. Будемо виділятикошти на ОСББ та управляючі компанії на відновлення пошкоджень», - додавміський голова.</text:p>
      <text:p text:style-name="P4">
Як повідомляв Укрінформ, у <text:a xlink:type="simple" xlink:href="https://www.ukrinform.ua/tag-zitomir" text:style-name="Internet_20_link" text:visited-style-name="Visited_20_Internet_20_Link">
 Житомирі </text:a>
28 травня внаслідок нічної ворожої атаки зафіксовано пошкодження, однакминулося без людських жертв.</text:p>
      <text:p text:style-name="P4">
Командування Повітряних сил ЗСУ заявило, що у ніч проти 28 травня російськівійська атакували Україну іранськими ударними дронами Shahed-136/131 зпівнічного напрямку – Брянська область та південного – Краснодарський край.Загалом зафіксовано пуски 54 дронів-камікадзе. Сили оборони знищили 52 дрони.</text:p>
      <text:p text:style-name="P4">
<text:span text:style-name="T5">
Фото ілюстративне</text:span>
</text:p>
      <text:p text:style-name="P4">
Source: <text:a xlink:type="simple" xlink:href="https://www.ukrinform.ua/rubric-regions/3715684-u-zitomiri-pisla-ataki-droniv-poskodzeni-budinki-kotelni-likarni-ta-zakladi-osviti-mer.html" text:style-name="Internet_20_link" text:visited-style-name="Visited_20_Internet_20_Link">
https://www.ukrinform.ua/rubric-regions/3715684-u-zitomiri-pisla-ataki-droniv-poskodzeni-budinki-kotelni-likarni-ta-zakladi-osviti-mer.html</text:a>
</text:p>
      <!--NEWS-->
      <text:h text:style-name="P10" text:outline-level="1">
<text:span text:style-name="T4">
Завершилися останні матчі 29-го туру УПЛ</text:span>
</text:h>
      <text:p text:style-name="P4">
Authors: Ukrinform (Person)</text:p>
      <text:p text:style-name="P4">
Publisher: Укринформ (Organization)</text:p>
      <text:p text:style-name="P4">
Published Time: 2023-05-29T16:55:00+03:00</text:p>
      <text:p text:style-name="P4">
Modified Time: 2023-05-29T16:55:00+03:00</text:p>
      <text:p text:style-name="P4">
Description: Результати поєдинків сьогоднішнього ігрового дня. — Укрінформ.</text:p>
      <text:p text:style-name="P4">
Images: ['<text:a xlink:type="simple" xlink:href="https://static.ukrinform.com/photos/2023_05/thumb_files/630_360_1685368203-352.jpg" text:style-name="Internet_20_link" text:visited-style-name="Visited_20_Internet_20_Link">
630_360_16853...</text:a>
']</text:p>
      <text:p text:style-name="P4">
Tags: ['Динамо', 'Футбол', 'Металіст-1925', 'Верес', 'Ворскла', 'Чорноморець', 'ФК Металіст', 'ФК Львів', 'Інгулець', 'Колос Ковалівка', 'Рух Львів']</text:p>
      <text:p text:style-name="P4">
Type: Article</text:p>
      <!--METADATA-->
      <text:p text:style-name="P4">
<draw:frame draw:style-name="fr1" draw:name="Image162" text:anchor-type="as-char" svg:width="6.9236in" svg:height="3.956343in" draw:z-index="0">
<draw:image xlink:href="../Images/yкринформ/2023-05-29T16-55-00-03-00/630_360_1685368203-352.jpg" xlink:type="simple" xlink:show="embed" xlink:actuate="onLoad" draw:mime-type="image/jpeg"/>
</draw:frame>
 Результатипоєдинків сьогоднішнього ігрового дня.</text:p>
      <text:p text:style-name="P4">
«Ворскла» перемогла «Колос» (2:0) завдяки голам Феліпе Родрігеса та Скляра,передає Укрінформ.</text:p>
      <text:p text:style-name="P4">
В іншому матчі ігрового дня «Динамо» здобуло розгромну перемогу над «Вересом»- 3:0. За динамівців відзначився Рамірес, Гармаш і Волошин.</text:p>
      <text:p text:style-name="P4">
«Інгулець» здолав «Львів» (2:0) зусиллями Ковальова та Сітало.</text:p>
      <text:p text:style-name="P4">
«Металіст» поступився «Минаю» - 1:2 та достроково вилетів у Першу лігу.Рахунок у зустрічі відкрив Демченко, «Минай» зрівняв за рахунок точного ударуВишневського, а на 75-ій хвилині Паламар вивів свою команду вперед, вінвідзначився з пенальті та приніс перемогу «Минаю».</text:p>
      <text:p text:style-name="P4">
«Металіст 1925» програв «Кривбасу» - 0:2, голи у матчі на рахунку Задераки таКорабліна.</text:p>
      <text:p text:style-name="P4">
«Чорноморець» не зміг перемогти «Рух» - 1:3. У першому таймі відзначилисьСоломон-Отабор та Климчук, а наприкінці першого тайму автогол на свій рахунокзаписав Паньків. У другій 45-хвилинці «Рух» довів рахунок до розгромного,забив Климчук.</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 <text:span text:style-name="T4">
Шахтар</text:span>
 » розгромив «Дніпро-1» і достроково ставчемпіоном УПЛ </text:a>
</text:p>
      <text:p text:style-name="P4">
Як повідомляв Укрінформ, донецький «Шахтар» став достроковим чемпіоном УПЛ.</text:p>
      <text:p text:style-name="P4">
Фото: upl.ua</text:p>
      <text:p text:style-name="P4">
Source: <text:a xlink:type="simple" xlink:href="https://www.ukrinform.ua/rubric-sports/3715686-upl-zaversivsa-29ij-tur.html" text:style-name="Internet_20_link" text:visited-style-name="Visited_20_Internet_20_Link">
https://www.ukrinform.ua/rubric-sports/3715686-upl-zaversivsa-29ij-tur.html</text:a>
</text:p>
      <!--NEWS-->
      <text:h text:style-name="P10" text:outline-level="1">
<text:span text:style-name="T4">
Удар по боєскладах під Маріуполем: серед росіян 100 загиблих та понад 400 поранених</text:span>
</text:h>
      <text:p text:style-name="P4">
Authors: Ukrinform (Person)</text:p>
      <text:p text:style-name="P4">
Publisher: Укринформ (Organization)</text:p>
      <text:p text:style-name="P4">
Published Time: 2023-05-29T16:56:00+03:00</text:p>
      <text:p text:style-name="P4">
Modified Time: 2023-05-29T16:56:00+03:00</text:p>
      <text:p text:style-name="P4">
Description: Внаслідок вибухів у селі Юр’ївка під Маріуполем вбиті 100 російських загарбників та понад 400 були поранені.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Маріуполь', 'Поранені', 'Загибель', 'Російські військові']</text:p>
      <text:p text:style-name="P4">
Type: Article</text:p>
      <!--METADATA-->
      <text:p text:style-name="P4">
<draw:frame draw:style-name="fr1" draw:name="Image163" text:anchor-type="as-char" svg:width="6.9236in" svg:height="3.956343in" draw:z-index="0">
<draw:image xlink:href="../Images/yкринформ/2023-05-29T16-56-00-03-00/630_360_1680422407-224.png" xlink:type="simple" xlink:show="embed" xlink:actuate="onLoad" draw:mime-type="image/png"/>
</draw:frame>
 Внаслідоквибухів у селі Юр’ївка під Маріуполем вбиті 100 російських загарбників тапонад 400 були поранені.</text:p>
      <text:p text:style-name="P4">
Як передає Укрінформ, про це у  <text:a xlink:type="simple" xlink:href="https://t.me/andriyshTime/10229" text:style-name="Internet_20_link" text:visited-style-name="Visited_20_Internet_20_Link">
 Телеграмі </text:a>
повідомив радник Маріупольського міського голови Петро Андрющенко.</text:p>
      <text:p text:style-name="P4">
«Бавовна в Юр’віці. Підсумок: 100 «хороших русских» вже ніколи не будутьвоювати. Хіба що в пеклі; понад 400 з різним ступенем поранень госпіталізованов лікарню номер 2 (інтенсивної терапії на ЖМР 17); мінус станція зв’язку таРЕБ (візуальне підтвердження)», - написав Андрющенко.</text:p>
      <text:p text:style-name="P4">
Він зазначив, що було влучання в колишній оздоровчий комплекс «Ялта»,зруйновано п’ятиповерховий корпус.</text:p>
      <text:p text:style-name="P4">
<text:span text:style-name="T4">
Читайте також:</text:span>
 <text:a xlink:type="simple" xlink:href="https://www.ukrinform.ua/rubric-regions/3715481-na-mariupolskomu-napramku-pid-udari-potrapili-vorozi-bazi-zniseni-skladi-z-boekomplektami.html" text:style-name="Internet_20_link" text:visited-style-name="Visited_20_Internet_20_Link">
 На <text:span text:style-name="T4">
Маріуп</text:span>
 ольському напрямку під удари потрапиливорожі бази - знищені склади з боєкомплектами</text:a>
</text:p>
      <text:p text:style-name="P4">
«За проектом в цій будівлі з комфортом розміщувалося 120 відпочіваючих. Якщопереробляти на казарми, в кімнаті можна розміщувати біля 4-5 людей. Тобтомісткість, як казарми орієнтовно до 650 нелюдів. За інформацією відМаріупольського Спротиву, вчора завезли туди чотири автобуси на той моментживої сили», - пояснив радник мера.</text:p>
      <text:p text:style-name="P4">
У своєму попередньому пості він повідомляв, що у Маріупольському районіфіксували  <text:a xlink:type="simple" xlink:href="https://www.ukrinform.ua/rubric-regions/3715549-u-mariupolskomu-rajoni-rosiani-vantazivkami-vivozat-svoih-vbitih-i-poranenih.html" text:style-name="Internet_20_link" text:visited-style-name="Visited_20_Internet_20_Link">
 вивезення «Уралами» і «Камазами» вбитих та поранених</text:a>
 військових РФпісля ураження їх баз в Юр’ївці.</text:p>
      <text:p text:style-name="P4">
Як повідомлялося, Маріуполь та навколишні селища загарбники перетворюють навійськово-логістичний хаб російської армії.</text:p>
      <text:p text:style-name="P4">
Source: <text:a xlink:type="simple" xlink:href="https://www.ukrinform.ua/rubric-regions/3715689-udar-po-boeskladah-pid-mariupolem-sered-rosian-100-zagiblih-ta-ponad-400-poranenih.html" text:style-name="Internet_20_link" text:visited-style-name="Visited_20_Internet_20_Link">
https://www.ukrinform.ua/rubric-regions/3715689-udar-po-boeskladah-pid-mariupolem-sered-rosian-100-zagiblih-ta-ponad-400-poranenih.html</text:a>
</text:p>
      <!--NEWS-->
      <text:h text:style-name="P10" text:outline-level="1">
<text:span text:style-name="T4">
Росія паралельно з ракетними проводить інформаційно-психологічні атаки – Маляр</text:span>
</text:h>
      <text:p text:style-name="P4">
Authors: Ukrinform (Person)</text:p>
      <text:p text:style-name="P4">
Publisher: Укринформ (Organization)</text:p>
      <text:p text:style-name="P4">
Published Time: 2023-05-29T17:05:01+03:00</text:p>
      <text:p text:style-name="P4">
Modified Time: 2023-05-29T17:05:01+03:00</text:p>
      <text:p text:style-name="P4">
Description: Росія паралельно із ракетними веде інформаційно-психологічні атаки, щоб підірвати стійкість та єдність українців. — Укрінформ.</text:p>
      <text:p text:style-name="P4">
Images: ['<text:a xlink:type="simple" xlink:href="https://static.ukrinform.com/photos/2022_12/thumb_files/630_360_1669892664-766.jpg" text:style-name="Internet_20_link" text:visited-style-name="Visited_20_Internet_20_Link">
630_360_16698...</text:a>
']</text:p>
      <text:p text:style-name="P4">
Tags: ['Міноборони', 'Інформатака', 'Війна з Росією', 'Ракетний удар']</text:p>
      <text:p text:style-name="P4">
Type: Article</text:p>
      <!--METADATA-->
      <text:p text:style-name="P4">
<draw:frame draw:style-name="fr1" draw:name="Image164" text:anchor-type="as-char" svg:width="6.9236in" svg:height="3.956343in" draw:z-index="0">
<draw:image xlink:href="../Images/yкринформ/2023-05-29T17-05-01-03-00/630_360_1669892664-766.jpg" xlink:type="simple" xlink:show="embed" xlink:actuate="onLoad" draw:mime-type="image/jpeg"/>
</draw:frame>
 Росіяпаралельно із ракетними веде інформаційно-психологічні атаки, щоб підірватистійкість та єдність українців.</text:p>
      <text:p text:style-name="P4">
Як передає Укрінформ, про це заступниця міністра оборони Ганна Малярповідомила в <text:a xlink:type="simple" xlink:href="https://t.me/annamaliar/802" text:style-name="Internet_20_link" text:visited-style-name="Visited_20_Internet_20_Link">
 Телеграмі </text:a>
 .</text:p>
      <text:p text:style-name="P4">
"Росіяни ведуть також і психологічну війну. Їх задача максимально підірватинашу психологічну стійкість та єдність. Адже це два важливих фактори опору", -зазначила Маляр.</text:p>
      <text:p text:style-name="P4">
За її словами, вони це роблять військовими та інформаційними методами.</text:p>
      <text:p text:style-name="P4">
"Приміром, запускати ракети по цивільних об’єктах в центрі Києва - це зброя,яка використовується з психологічною метою. Насамперед, щоб залякати. Київ дляукраїнців не просто столиця, а символ незламності та опору. Тому, вдарити поКиєву для ворога - це показати вразливість нашого символа стійкості. Ворогпрагне, щоб підсвідомо в українців склалось враження беззахисності столиці", -підкреслила Маляр.</text:p>
      <text:p text:style-name="P4">
<text:span text:style-name="T4">
Читайте також:</text:span>
 <text:a xlink:type="simple" xlink:href="https://www.ukrinform.ua/rubric-ato/3715644-budanov-pisla-ataki-rf-nasa-vidpovid-ne-zabaritsa-vi-duze-skoro-poskoduete.html" text:style-name="Internet_20_link" text:visited-style-name="Visited_20_Internet_20_Link">
 <text:span text:style-name="T4">
Буданов</text:span>
 після атаки РФ: Наша відповідь не забариться- ви дуже скоро пошкодуєте </text:a>
</text:p>
      <text:p text:style-name="P4">
Вона зауважила, що паралельно з ракетною атакою, буквально за пару годин допуску, почалась інформаційно-психологічна атака, чергова дискредитаціявійськово-політичного керівництва.</text:p>
      <text:p text:style-name="P4">
"Ворог інформаційно б‘є по тих, хто користується довірою громадян. Для чого?Так само як і з <text:a xlink:type="simple" xlink:href="https://www.ukrinform.ua/rubric-kyiv/3715489-u-kievi-cutno-vibuhi-pracue-vpo.html" text:style-name="Internet_20_link" text:visited-style-name="Visited_20_Internet_20_Link">
 ракетами по Києву </text:a>
 , щоб посіяти відчуттябеззахисності. Втім повномасштабна війна показала цікаву властивістьукраїнської колективної свідомості. Так, ми відчуваємо біль, розпач, сум, алеводночас в нас немає страху", - наголосила Маляр.</text:p>
      <text:p text:style-name="P4">
Як повідомляв Укрінформ, 29 травня вдень ворог випустив по Київщині <text:a xlink:type="simple" xlink:href="https://www.ukrinform.ua/rubric-ato/3715591-vorog-vipustiv-po-kiivsini-11-balisticnih-i-krilatih-raket-iskander-ppo-znisila-vsi-cili.html" text:style-name="Internet_20_link" text:visited-style-name="Visited_20_Internet_20_Link">
 11балістичних і крилатих ракет "Іскандер" </text:a>
 , сили ППО знищили усі цілі.</text:p>
      <text:p text:style-name="P4">
Source: <text:a xlink:type="simple" xlink:href="https://www.ukrinform.ua/rubric-ato/3715688-rosia-paralelno-z-raketnimi-provodit-informacijnopsihologicni-ataki-malar.html" text:style-name="Internet_20_link" text:visited-style-name="Visited_20_Internet_20_Link">
https://www.ukrinform.ua/rubric-ato/3715688-rosia-paralelno-z-raketnimi-provodit-informacijnopsihologicni-ataki-malar.html</text:a>
</text:p>
      <!--NEWS-->
      <text:h text:style-name="P10" text:outline-level="1">
<text:span text:style-name="T4">
Рада ухвалила законопроєкти про підтримку виробництва дронів в Україні</text:span>
</text:h>
      <text:p text:style-name="P4">
Authors: Ukrinform (Person)</text:p>
      <text:p text:style-name="P4">
Publisher: Укринформ (Organization)</text:p>
      <text:p text:style-name="P4">
Published Time: 2023-05-29T17:07:59+03:00</text:p>
      <text:p text:style-name="P4">
Modified Time: 2023-05-29T17:07:59+03:00</text:p>
      <text:p text:style-name="P4">
Description: Верховна Рада України на засіданні 29 травня ухвалила два законопроєкти про підтримку виробництва дронів в Україні. — Укрінформ.</text:p>
      <text:p text:style-name="P4">
Images: ['<text:a xlink:type="simple" xlink:href="https://static.ukrinform.com/photos/2017_10/thumb_files/630_360_1507023875-4302.jpg" text:style-name="Internet_20_link" text:visited-style-name="Visited_20_Internet_20_Link">
630_360_15070...</text:a>
']</text:p>
      <text:p text:style-name="P4">
Tags: ['Безпілотник', 'Верховна Рада', 'Промвиробництво']</text:p>
      <text:p text:style-name="P4">
Type: Article</text:p>
      <!--METADATA-->
      <text:p text:style-name="P4">
<draw:frame draw:style-name="fr1" draw:name="Image165" text:anchor-type="as-char" svg:width="6.9236in" svg:height="3.956343in" draw:z-index="0">
<draw:image xlink:href="../Images/yкринформ/2023-05-29T17-07-59-03-00/630_360_1507023875-4302.jpg" xlink:type="simple" xlink:show="embed" xlink:actuate="onLoad" draw:mime-type="image/jpeg"/>
</draw:frame>
 ВерховнаРада України на засіданні 29 травня ухвалила два законопроєкти про підтримкувиробництва дронів в Україні.</text:p>
      <text:p text:style-name="P4">
Як передає Укрінформ, про це повідомив народний депутат Ярослав Железняк у <text:a xlink:type="simple" xlink:href="https://t.me/yzheleznyak/4153" text:style-name="Internet_20_link" text:visited-style-name="Visited_20_Internet_20_Link">
Телеграмі. </text:a>
</text:p>
      <text:p text:style-name="P4">
"Парламент схвалив наші з колегами два важливих законопроєкти щодо підтримкивиробництва дронів в Україні. Номери 9275 та 9276. За основу та в цілому - 284та 289", - написав він.</text:p>
      <text:p text:style-name="P4">
За словами Железняка, законопроєктами передбачається звільнення на часвоєнного стану від ПДВ і мита ввезення складових (матеріали, вузли, агрегатиустаткування та комплектуючі) БПЛА, що ввозяться підприємствами для власноївиробничої діяльності з виробництва та ремонту <text:a xlink:type="simple" xlink:href="https://www.ukrinform.ua/tag-bezpilotnik" text:style-name="Internet_20_link" text:visited-style-name="Visited_20_Internet_20_Link">
 БПЛА</text:a>
 .</text:p>
      <text:p text:style-name="P4">
<text:span text:style-name="T4">
Читайте також:</text:span>
 <text:a xlink:type="simple" xlink:href="https://www.ukrinform.ua/rubric-ato/3701579-fedorov-anonsuvav-stvorenna-novih-udarnih-rot-bpla.html" text:style-name="Internet_20_link" text:visited-style-name="Visited_20_Internet_20_Link">
 Федоров анонсував створення нових ударних рот БПЛА</text:a>
</text:p>
      <text:p text:style-name="P4">
Він зазначив, що підприємство, яке ввезло такі складові повинно звітувати провикористання таких товарів. У разі нецільового використання таких ввезенихтоварів підприємство повинно буде доплатити митні платежі від яких його булозвільнено та сплатити пеню.</text:p>
      <text:p text:style-name="P4">
Як повідомлялося, законопроєкт "Про внесення змін до підрозділу 2 розділу ХХ"Перехідні положення" Податкового кодексу України щодо звільнення відоподаткування податком на додану вартість операцій з ввезення товарів дляпотреб виробництва та/або ремонту безпілотних систем" (№9275) булозареєстровано у Верховній Раді 5 травня 2023 року.</text:p>
      <text:p text:style-name="P4">
Документ звільняє на період дії воєнного стану в Україні від ПДВ операції зімпорту складових та матеріалів, необхідних для виготовлення безпілотнихсистем.</text:p>
      <text:p text:style-name="P4">
Законопроєкт "Про внесення зміни до розділу ХХІ "Прикінцеві та перехідніположення" Митного кодексу України щодо звільнення від оподаткування ввізниммитом товарів для потреб виробництва та/або ремонту безпілотних систем"(№9276) було зареєстровано у Верховній Раді 5 травня 2023 року.</text:p>
      <text:p text:style-name="P4">
<text:span text:style-name="T4">
Читайте також:</text:span>
 <text:a xlink:type="simple" xlink:href="https://www.ukrinform.ua/rubric-ato/3705883-bezpilotniki-sogodni-roblat-revoluciu-na-fronti-ignat.html" text:style-name="Internet_20_link" text:visited-style-name="Visited_20_Internet_20_Link">
 Безпілотники сьогодні роблять революцію на фронті — Ігнат</text:a>
</text:p>
      <text:p text:style-name="P4">
Документом вносяться зміни до Митного кодексу щодо звільнення на період діївоєнного стану в Україні від ПДВ операцій з імпорту складових та матеріалів,необхідних для виготовлення безпілотних систем.</text:p>
      <text:p text:style-name="P4">
Source: <text:a xlink:type="simple" xlink:href="https://www.ukrinform.ua/rubric-technology/3715690-rada-uhvalila-zakonoproekti-pro-pidtrimku-virobnictva-droniv-v-ukraini.html" text:style-name="Internet_20_link" text:visited-style-name="Visited_20_Internet_20_Link">
https://www.ukrinform.ua/rubric-technology/3715690-rada-uhvalila-zakonoproekti-pro-pidtrimku-virobnictva-droniv-v-ukraini.html</text:a>
</text:p>
      <!--NEWS-->
      <text:h text:style-name="P10" text:outline-level="1">
<text:span text:style-name="T4">
Рада підтримала страхування інвестицій від воєнних ризиків</text:span>
</text:h>
      <text:p text:style-name="P4">
Authors: Ukrinform (Person)</text:p>
      <text:p text:style-name="P4">
Publisher: Укринформ (Organization)</text:p>
      <text:p text:style-name="P4">
Published Time: 2023-05-29T17:08:13+03:00</text:p>
      <text:p text:style-name="P4">
Modified Time: 2023-05-29T17:08:13+03:00</text:p>
      <text:p text:style-name="P4">
Description: Верховна Рада прийняла за основу законопроєкт про страхування інвестицій від воєнних ризиків через Експортно-кредитне агентство. — Укрінформ.</text:p>
      <text:p text:style-name="P4">
Images: ['<text:a xlink:type="simple" xlink:href="https://static.ukrinform.com/photos/2019_10/thumb_files/630_360_1570179021-7548.jpeg" text:style-name="Internet_20_link" text:visited-style-name="Visited_20_Internet_20_Link">
630_360_15701...</text:a>
']</text:p>
      <text:p text:style-name="P4">
Tags: ['Страхування', 'Законопроєкт', 'Верховна Рада', 'Воєнні ризики']</text:p>
      <text:p text:style-name="P4">
Type: Article</text:p>
      <!--METADATA-->
      <text:p text:style-name="P4">
<draw:frame draw:style-name="fr1" draw:name="Image166" text:anchor-type="as-char" svg:width="6.9236in" svg:height="3.956343in" draw:z-index="0">
<draw:image xlink:href="../Images/yкринформ/2023-05-29T17-08-13-03-00/630_360_1570179021-7548.jpeg" xlink:type="simple" xlink:show="embed" xlink:actuate="onLoad" draw:mime-type="image/jpeg"/>
</draw:frame>
 ВерховнаРада прийняла за основу законопроєкт про страхування інвестицій від воєннихризиків через Експортно-кредитне агентство.</text:p>
      <text:p text:style-name="P4">
За відповідний законопроєкт №9015 проголосували 252 парламентарії, повідомивнародний депутат Ярослав Железняк у <text:a xlink:type="simple" xlink:href="https://t.me/yzheleznyak/4150" text:style-name="Internet_20_link" text:visited-style-name="Visited_20_Internet_20_Link">
 Телеграмі</text:a>
 , передає Укрінформ.</text:p>
      <text:p text:style-name="P4">
Згідно з пояснювальною запискою, законопроєкт про внесення змін до закону «Профінансові механізми стимулювання експортної діяльності» щодо страхуванняінвестицій в Україні від воєнних ризиків розроблений з метою створення умовдля масштабування інвестицій в Україні в умовах військових дій та повоєнноговідновлення.</text:p>
      <text:p text:style-name="P4">
Документом пропонується внести зміни до чинного Закону «Про фінансовімеханізми стимулювання експортної діяльності», зокрема усунути прогалини, щообмежують можливість страхування вітчизняних інвестицій Експортно-кредитнимагентством, в тому числі в умовах військових дій та повоєнного відновлення.</text:p>
      <text:p text:style-name="P4">
У разі ухвалення документів і затвердження необхідних нормативних актівКабміном і Нацбанком, український інвестор зможе звернутися безпосередньо вЕКА, в один із банків або страхову компанію, які співпрацюють з ЕКА, йоформити відповідне страхування.</text:p>
      <text:p text:style-name="P4">
<text:span text:style-name="T4">
Читайте також:</text:span>
 <text:a xlink:type="simple" xlink:href="https://www.ukrinform.ua/rubric-economy/3715675-parlament-dozvoliv-nbu-nacionalizuvati-banki-pidsankcijnih-vlasnikiv.html" text:style-name="Internet_20_link" text:visited-style-name="Visited_20_Internet_20_Link">
 Парламент дозволив НБУ націоналізувати банкипідсанкційних власників </text:a>
</text:p>
      <text:p text:style-name="P4">
Покривати ризики ЕКА зможе, використовуючи власний статутний капітал, який насьогодні становить близько 2 млрд грн.</text:p>
      <text:p text:style-name="P4">
Очікується, що ухвалення закону забезпечить підтримку економічної діяльності вУкраїні, посилення промислового сектору, а також створення нових робочих місцьта наповнення податками бюджетів всіх рівнів.</text:p>
      <text:p text:style-name="P4">
Як повідомляв Укрінформ, Експортно-кредитне агентство в цьому році ужепідтримало товарного <text:a xlink:type="simple" xlink:href="https://www.ukrinform.ua/tag-eksport" text:style-name="Internet_20_link" text:visited-style-name="Visited_20_Internet_20_Link">
 експорту </text:a>
 на1,24 млрд грн.</text:p>
      <text:p text:style-name="P4">
Source: <text:a xlink:type="simple" xlink:href="https://www.ukrinform.ua/rubric-economy/3715691-rada-pidtrimala-strahuvanna-investicij-vid-voennih-rizikiv.html" text:style-name="Internet_20_link" text:visited-style-name="Visited_20_Internet_20_Link">
https://www.ukrinform.ua/rubric-economy/3715691-rada-pidtrimala-strahuvanna-investicij-vid-voennih-rizikiv.html</text:a>
</text:p>
      <!--NEWS-->
      <text:h text:style-name="P10" text:outline-level="1">
<text:span text:style-name="T4">
В Україні вдалося відновити роботу близько 70% пошкоджених енергооб'єктів - Кудрицький</text:span>
</text:h>
      <text:p text:style-name="P4">
Authors: Ukrinform (Person)</text:p>
      <text:p text:style-name="P4">
Publisher: Укринформ (Organization)</text:p>
      <text:p text:style-name="P4">
Published Time: 2023-05-29T17:13:35+03:00</text:p>
      <text:p text:style-name="P4">
Modified Time: 2023-05-29T17:13:35+03:00</text:p>
      <text:p text:style-name="P4">
Description: Енергетики усунули обмеження в магістральній мережі та відновили функціонування близько 70% обʼєктів, пошкоджених внаслідок російської агресії. — Укрінформ.</text:p>
      <text:p text:style-name="P4">
Images: ['<text:a xlink:type="simple" xlink:href="https://static.ukrinform.com/photos/2022_12/thumb_files/630_360_1670588061-412.jpg" text:style-name="Internet_20_link" text:visited-style-name="Visited_20_Internet_20_Link">
630_360_16705...</text:a>
']</text:p>
      <text:p text:style-name="P4">
Tags: ['Енергетика', 'Укренерго', 'Кудрицький', 'Відбудова']</text:p>
      <text:p text:style-name="P4">
Type: Article</text:p>
      <!--METADATA-->
      <text:p text:style-name="P4">
<draw:frame draw:style-name="fr1" draw:name="Image167" text:anchor-type="as-char" svg:width="6.9236in" svg:height="3.956343in" draw:z-index="0">
<draw:image xlink:href="../Images/yкринформ/2023-05-29T17-13-35-03-00/630_360_1670588061-412.jpg" xlink:type="simple" xlink:show="embed" xlink:actuate="onLoad" draw:mime-type="image/jpeg"/>
</draw:frame>
 Енергетикиусунули обмеження в магістральній мережі та відновили функціонування близько70% обʼєктів, пошкоджених внаслідок російської агресії.</text:p>
      <text:p text:style-name="P4">
Про це розповів голова правління НЕК "Укренерго" Володимир Кудрицький вінтерв'ю <text:a xlink:type="simple" xlink:href="https://forbes.ua/money/ne-potribno-vidnovlyuvati-energosistemu-yak-bulo-golova-ukrenergo-pro-defitsit-poshkodzhennya-merezh-i-nastupnu-zimu-intervyu-29052023-13786" text:style-name="Internet_20_link" text:visited-style-name="Visited_20_Internet_20_Link">
 Forbes Україна </text:a>
, передає Укрінформ.</text:p>
      <text:p text:style-name="P4">
"У цифрах це все дуже умовно. Десь 40-50% потужностей, які наша система маладо вторгнення, ми тимчасово втратили. Щодо магістральної високовольтної мережіта обʼєктів «Укренерго» - в результаті масованої терористичної кампанії росіянпроти нашої енергосистеми близько 43% наших активів було пошкоджено <text:a xlink:type="simple" xlink:href="https://www.ukrinform.ua/tag-raketa" text:style-name="Internet_20_link" text:visited-style-name="Visited_20_Internet_20_Link">
 ракетами</text:a>
 або дронами", - сказав очільникУкренерго.</text:p>
      <text:p text:style-name="P4">
За його словами, нині ставиться завдання відновити якомога більше енергоблоківта підстанцій до наступної зими.</text:p>
      <text:p text:style-name="P4">
"Ми оперативно усунули обмеження в магістральній мережі та відновилифункціонал десь 70% наших пошкоджених обʼєктів. Це не означає, що вони заразпрацюють у тому стані, як до повномасштабного вторгнення, але система передачіелектроенергії працює", - уточнив Кудрицький.</text:p>
      <text:p text:style-name="P4">
Відповідаючи на запитання, скільки років знадобиться, аби відновити все, якбуло, Кудрицький заявив, що в такому відновленні немає потреби.</text:p>
      <text:p text:style-name="P4">
"Немає потреби відновлювати все як було. Ми плануємо робити краще, застосуватисучасніші технічні рішення, більше захистити об’єкти. Зараз думаємо, якзмінити нові підстанції «Укренерго». Хочемо відбудувати їх більшавтоматизованими і захищеними. Застосувати інженерні рішення, які дозволятьзахистити високовольтні підстанції від російських атак", - сказав очільниккомпанії.</text:p>
      <text:p text:style-name="P4">
<text:span text:style-name="T4">
Читайте також:</text:span>
 <text:a xlink:type="simple" xlink:href="https://www.ukrinform.ua/rubric-economy/3715558-energeticna-infrastruktura-ne-zaznala-novih-poskodzen-ukrenergo.html" text:style-name="Internet_20_link" text:visited-style-name="Visited_20_Internet_20_Link">
 Енергетична інфраструктура не зазнала нових пошкоджень -<text:span text:style-name="T4">
Укренерго</text:span>
 </text:a>
</text:p>
      <text:p text:style-name="P4">
Крім того, у планах - "дещо змінити формат енергосистеми".</text:p>
      <text:p text:style-name="P4">
"Йдеться про побудову нових електростанцій, які будуть меншими за масштабом,працюватимуть на дешевшому відновлюваному ресурсі. &lt;...&gt;
 Багато невеликихелектростанцій складніше виводити з ладу ракетами або дронами, ніж однувелику. Тому що можна завдати багато шкоди, поціливши ракетами велектростанцію потужністю 1000 МВт. Інша річ – розбити 100 електростанційпотужністю 10 МВт. Тобто децентралізація енергосистеми – це не лише питанняефективності, а й вимога безпеки", - зазначив Кудрицький.</text:p>
      <text:p text:style-name="P4">
Як повідомляв Укрінформ, за даними Укренерго, станом на травень 2023 року,після сезону масованих атак ворога, <text:a xlink:type="simple" xlink:href="https://www.ukrinform.ua/rubric-economy/3714703-generacia-stanom-na-traven-vtratila-27-gvt-vstanovlenoi-potuznosti-ukrenergo.html" text:style-name="Internet_20_link" text:visited-style-name="Visited_20_Internet_20_Link">
 втрати встановленої потужності венергосистемі України зросли до 27 ГВт </text:a>
 , тоді як у травні 2021 року на тимчасовоокупованій території були розташовані станції сумарною потужністю у 4 ГВт.</text:p>
      <text:p text:style-name="P4">
Source: <text:a xlink:type="simple" xlink:href="https://www.ukrinform.ua/rubric-vidbudova/3715695-v-ukraini-vdalosa-vidnoviti-robotu-blizko-70-poskodzenih-energoobektiv-kudrickij.html" text:style-name="Internet_20_link" text:visited-style-name="Visited_20_Internet_20_Link">
https://www.ukrinform.ua/rubric-vidbudova/3715695-v-ukraini-vdalosa-vidnoviti-robotu-blizko-70-poskodzenih-energoobektiv-kudrickij.html</text:a>
</text:p>
      <!--NEWS-->
      <text:h text:style-name="P10" text:outline-level="1">
<text:span text:style-name="T4">
Ракетна атака: Зеленський показав, як діти під звуки вибухів біжать в укриття</text:span>
</text:h>
      <text:p text:style-name="P4">
Authors: Ukrinform (Person)</text:p>
      <text:p text:style-name="P4">
Publisher: Укринформ (Organization)</text:p>
      <text:p text:style-name="P4">
Published Time: 2023-05-29T17:20:00+03:00</text:p>
      <text:p text:style-name="P4">
Modified Time: 2023-05-29T17:20:00+03:00</text:p>
      <text:p text:style-name="P4">
Description: Президент Володимир Зеленський опублікував відео з дітьми, які бігли під звуки вибухів під час денної російської ракетної атаки на українську столицю, та подякував усім, хто допомагає захищати українців від росіян. — Укрінформ.</text:p>
      <text:p text:style-name="P4">
Images: ['<text:a xlink:type="simple" xlink:href="https://static.ukrinform.com/photos/2023_05/thumb_files/630_360_1683122925-491.jpeg" text:style-name="Internet_20_link" text:visited-style-name="Visited_20_Internet_20_Link">
630_360_16831...</text:a>
']</text:p>
      <text:p text:style-name="P4">
Tags: ['Діти', 'Зеленський', 'Війна з Росією', 'Ракетний удар']</text:p>
      <text:p text:style-name="P4">
Type: Article</text:p>
      <!--METADATA-->
      <text:p text:style-name="P4">
<draw:frame draw:style-name="fr1" draw:name="Image168" text:anchor-type="as-char" svg:width="6.9236in" svg:height="3.956343in" draw:z-index="0">
<draw:image xlink:href="../Images/yкринформ/2023-05-29T17-20-00-03-00/630_360_1683122925-491.jpeg" xlink:type="simple" xlink:show="embed" xlink:actuate="onLoad" draw:mime-type="image/jpeg"/>
</draw:frame>
 ПрезидентВолодимир Зеленський опублікував відео з дітьми, які бігли під звуки вибухівпід час денної російської ракетної атаки на українську столицю, та подякувавусім, хто допомагає захищати українців від росіян.</text:p>
      <text:p text:style-name="P4">
Про це він зазначив у  <text:a xlink:type="simple" xlink:href="https://t.me/V_Zelenskiy_official/6404" text:style-name="Internet_20_link" text:visited-style-name="Visited_20_Internet_20_Link">
 Телеграмі </text:a>
 ,передає Укрінформ</text:p>
      <text:p text:style-name="P4">
«Українські діти. Кожного разу, коли лунає повітряна тривога. Ось такий виглядмає звичайний будній день. Дякую всім у світі, хто допомагає захищати людей інаших <text:a xlink:type="simple" xlink:href="https://www.ukrinform.ua/tag-diti" text:style-name="Internet_20_link" text:visited-style-name="Visited_20_Internet_20_Link">
 дітей </text:a>
 від російського терору, віддержави-терориста. Слава Україні!», - підписав Зеленський поширене відео.</text:p>
      <text:p text:style-name="P4">
<text:span text:style-name="T4">
Читайте також:</text:span>
 <text:a xlink:type="simple" xlink:href="https://www.ukrinform.ua/rubric-ato/3715644-budanov-pisla-ataki-rf-nasa-vidpovid-ne-zabaritsa-vi-duze-skoro-poskoduete.html" text:style-name="Internet_20_link" text:visited-style-name="Visited_20_Internet_20_Link">
 <text:span text:style-name="T4">
Буданов</text:span>
 <text:span text:style-name="T4">
після</text:span>
 <text:span text:style-name="T4">
атаки</text:span>
 РФ: <text:span text:style-name="T4">
Наша</text:span>
<text:span text:style-name="T4">
відповідь</text:span>
 не <text:span text:style-name="T4">
забариться</text:span>
 - ви <text:span text:style-name="T4">
дуже</text:span>
 <text:span text:style-name="T4">
скоро</text:span>
 <text:span text:style-name="T4">
пошкодуєте</text:span>
</text:a>
</text:p>
      <text:p text:style-name="P4">
Як повідомлялося, під час денної атаки 29 травня росіяни <text:a xlink:type="simple" xlink:href="https://www.ukrinform.ua/rubric-ato/3715591-vorog-vipustiv-po-kiivsini-11-balisticnih-i-krilatih-raket-iskander-ppo-znisila-vsi-cili.html" text:style-name="Internet_20_link" text:visited-style-name="Visited_20_Internet_20_Link">
 випустили поКиївщині 11 балістичних і крилатих ракет "Іскандер"</text:a>
 ,сили ППО знищили всі цілі.</text:p>
      <text:p text:style-name="P4">
До того, вночі, Повітряними силами України було <text:a xlink:type="simple" xlink:href="https://www.ukrinform.ua/rubric-ato/3715413-unoci-sili-ppo-znisili-67-povitranih-cilej-zaluznij.html" text:style-name="Internet_20_link" text:visited-style-name="Visited_20_Internet_20_Link">
 знищено 37 крилатих ракетХ-101/Х-555 </text:a>
 , 29 "шахедів" і одинрозвідувальний БпЛА оперативно-тактичного рівня.</text:p>
      <text:p text:style-name="P4">
Source: <text:a xlink:type="simple" xlink:href="https://www.ukrinform.ua/rubric-kyiv/3715699-raketna-ataka-zelenskij-pokazav-ak-diti-pid-zvuki-vibuhiv-bizat-v-ukritta.html" text:style-name="Internet_20_link" text:visited-style-name="Visited_20_Internet_20_Link">
https://www.ukrinform.ua/rubric-kyiv/3715699-raketna-ataka-zelenskij-pokazav-ak-diti-pid-zvuki-vibuhiv-bizat-v-ukritta.html</text:a>
</text:p>
      <!--NEWS-->
      <text:h text:style-name="P10" text:outline-level="1">
<text:span text:style-name="T4">
Затримання Князєва: Рада засуджує корупцію в судах</text:span>
</text:h>
      <text:p text:style-name="P4">
Authors: Ukrinform (Person)</text:p>
      <text:p text:style-name="P4">
Publisher: Укринформ (Organization)</text:p>
      <text:p text:style-name="P4">
Published Time: 2023-05-29T17:22:00+03:00</text:p>
      <text:p text:style-name="P4">
Modified Time: 2023-05-29T17:22:00+03:00</text:p>
      <text:p text:style-name="P4">
Description: Верховна Рада засуджує випадок затримання на корупції колишнього голови Верховного Суду Всеволода Князєва. — Укрінформ.</text:p>
      <text:p text:style-name="P4">
Images: ['<text:a xlink:type="simple" xlink:href="https://static.ukrinform.com/photos/2023_05/thumb_files/630_360_1684421361-279.jpg" text:style-name="Internet_20_link" text:visited-style-name="Visited_20_Internet_20_Link">
630_360_16844...</text:a>
']</text:p>
      <text:p text:style-name="P4">
Tags: ['Князєв', 'Боротьба з корупцією', 'Верховна Рада']</text:p>
      <text:p text:style-name="P4">
Type: Article</text:p>
      <!--METADATA-->
      <text:p text:style-name="P4">
<draw:frame draw:style-name="fr1" draw:name="Image169" text:anchor-type="as-char" svg:width="6.9236in" svg:height="3.956343in" draw:z-index="0">
<draw:image xlink:href="../Images/yкринформ/2023-05-29T17-22-00-03-00/630_360_1684421361-279.jpg" xlink:type="simple" xlink:show="embed" xlink:actuate="onLoad" draw:mime-type="image/jpeg"/>
</draw:frame>
 ВерховнаРада засуджує випадок затримання на корупції колишнього голови Верховного СудуВсеволода Князєва.</text:p>
      <text:p text:style-name="P4">
Про це народний депутат із парламентської фракції "Голос" Ярослав Железнякповідомив у <text:a xlink:type="simple" xlink:href="https://t.me/yzheleznyak/4150" text:style-name="Internet_20_link" text:visited-style-name="Visited_20_Internet_20_Link">
 Телеграмі, </text:a>
 передає Укрінформ.</text:p>
      <text:p text:style-name="P4">
За його словами, <text:a xlink:type="simple" xlink:href="https://itd.rada.gov.ua/billInfo/Bills/Card/41997" text:style-name="Internet_20_link" text:visited-style-name="Visited_20_Internet_20_Link">
 ухвалення документа</text:a>
 "Про Заяву Верховної РадиУкраїни "Про необхідність жорсткого і безкомпромісного подолання проявівкорупції в системі правосуддя" (№9331) підтримали 280 парламентаріїв.</text:p>
      <text:p text:style-name="P4">
Відповідною заявою <text:a xlink:type="simple" xlink:href="https://www.ukrinform.ua/tag-verhovna-rada" text:style-name="Internet_20_link" text:visited-style-name="Visited_20_Internet_20_Link">
 Верховна Рада </text:a>
 рішуче засуджує ганебний випадок, який стався у Верховному Суді.Парламент заявляє про абсолютну недопустимість випадків, коли керівникнайвищого суду в системі судоустрою України може бути задіяний у вчиненнікорупційних діянь.</text:p>
      <text:p text:style-name="P4">
<text:span text:style-name="T4">
Читайте також:</text:span>
 <text:a xlink:type="simple" xlink:href="https://www.ukrinform.ua/rubric-society/3715645-vaks-u-seredu-rozglane-apelaciu-na-arest-knazeva.html" text:style-name="Internet_20_link" text:visited-style-name="Visited_20_Internet_20_Link">
 ВАКС у середу розгляне апеляцію на арешт <text:span text:style-name="T4">
Князєв</text:span>
 а</text:a>
</text:p>
      <text:p text:style-name="P4">
ВР наголошує на необхідності належного, неупередженого та ефективногорозслідування ситуації, пов’язаної із можливими фактами корупції у ВерховномуСуді. При цьому підкреслюється, що хід і результати цього розслідування маютьбути максимально публічними, у межах встановлених Кримінальним процесуальнимкодексом України.</text:p>
      <text:p text:style-name="P4">
Окрім того, український парламент відзначає роботу антикорупційних органів уцій ситуації, яка свідчить про реальні результати антикорупційної реформи, атакож наголошує на необхідності в її подальшому системному впровадженні.</text:p>
      <text:p text:style-name="P4">
Верховна Рада заявляє про нагальну потребу в послідовному продовженні судовоїреформи з метою зміцнення авторитету та суспільної довіри до інститутівправосуддя. У цьому контексті ВР наголошує на необхідності продовжити жорсткута безкомпромісну боротьбу з ганебними випадками недопустимої поведінкисуддів, що порочать звання судді та підривають авторитет правосуддя; докорінновинищити корупцію в системі органів правосуддя; негайно відновити розглядВищою радою правосуддя дисциплінарних скарг щодо суддів; розглянути можливістьзапровадження періодичної перевірки доброчесності суддів; ґрунтовноудосконалити правила добору та доступу до професії судді; провести оптимізаціюсистеми судоустрою України у відповідності з викликами та вимогами реальногостану; завершити оцінку відповідності займаній посаді всіх чинних суддів;розглянути питання посилення відповідальності за вчинення корупційних злочинівсуддями.</text:p>
      <text:p text:style-name="P4">
Водночас парламент звертається до Ради національної безпеки і оборони щодонегайного розгляду на засіданні РНБО питання фактів проявів корупції та іншихпорушень закону представниками судової влади.</text:p>
      <text:p text:style-name="P4">
Як повідомляв Укрінформ, 15 травня Національне антикорупційне бюро (НАБУ) іСпеціалізована антикорупційна прокуратура (САП) заявили про викриття схеми <text:a xlink:type="simple" xlink:href="https://www.ukrinform.ua/rubric-society/3709683-nabu-i-sap-vikrili-masstabnu-korupciu-u-verhovnomu-sudi.html" text:style-name="Internet_20_link" text:visited-style-name="Visited_20_Internet_20_Link">
одержання неправомірної вигоди керівництвом та суддями Верховного Суду</text:a>
 . Правоохоронці затримали голову ВСВсеволода Князєва та вилучили 2,7 млн дол.</text:p>
      <text:p text:style-name="P4">
16 травня під час пленуму Верховного Суду 140 суддів підтримали висловленнянедовіри Князєву. Судді також ухвалили постанову пленуму Верховного Суду проприпинення його повноважень.</text:p>
      <text:p text:style-name="P4">
17 травня Вищий антикорупційний суд <text:a xlink:type="simple" xlink:href="https://www.ukrinform.ua/rubric-society/3710545-vaks-vidmovivsa-zadovolniti-skargu-zahistu-knazeva-na-jogo-zatrimanna.html" text:style-name="Internet_20_link" text:visited-style-name="Visited_20_Internet_20_Link">
 відмовився задовольнити скаргу захистуКнязєва на його затримання </text:a>
 .</text:p>
      <text:p text:style-name="P4">
18 травня Вища рада правосуддя задовольнила подання Спеціалізованоїантикорупційної прокуратури про <text:a xlink:type="simple" xlink:href="https://www.ukrinform.ua/rubric-society/3710933-vrp-nadala-dozvil-na-utrimanna-eksgolovi-knazeva-pid-vartou.html" text:style-name="Internet_20_link" text:visited-style-name="Visited_20_Internet_20_Link">
 надання дозволу на утримання Князєва підвартою </text:a>
 .</text:p>
      <text:p text:style-name="P4">
Того ж дня Вищий антикорупційний суд обрав йому запобіжний захід у вигляді <text:a xlink:type="simple" xlink:href="https://www.ukrinform.ua/rubric-society/3711149-sud-obrav-zapobiznij-zahid-knazevu.html" text:style-name="Internet_20_link" text:visited-style-name="Visited_20_Internet_20_Link">
тримання під вартою з можливістю внесення 107,3 млн грн застави</text:a>
 .</text:p>
      <text:p text:style-name="P4">
Source: <text:a xlink:type="simple" xlink:href="https://www.ukrinform.ua/rubric-polytics/3715700-zatrimanna-knazeva-rada-zrobila-zaavu-pro-borotbu-z-korupcieu-v-sudah.html" text:style-name="Internet_20_link" text:visited-style-name="Visited_20_Internet_20_Link">
https://www.ukrinform.ua/rubric-polytics/3715700-zatrimanna-knazeva-rada-zrobila-zaavu-pro-borotbu-z-korupcieu-v-sudah.html</text:a>
</text:p>
      <!--NEWS-->
      <text:h text:style-name="P10" text:outline-level="1">
<text:span text:style-name="T4">
Рада закликає Міжпарламентську асамблею православ’я виключити Росію</text:span>
</text:h>
      <text:p text:style-name="P4">
Authors: Ukrinform (Person)</text:p>
      <text:p text:style-name="P4">
Publisher: Укринформ (Organization)</text:p>
      <text:p text:style-name="P4">
Published Time: 2023-05-29T17:32:00+03:00</text:p>
      <text:p text:style-name="P4">
Modified Time: 2023-05-29T17:32:00+03:00</text:p>
      <text:p text:style-name="P4">
Description: Верховна Рада ухвалила звернення до Міжпарламентської асамблеї православ’я та парламентів її держав-членів. — Укрінформ.</text:p>
      <text:p text:style-name="P4">
Images: ['<text:a xlink:type="simple" xlink:href="https://static.ukrinform.com/photos/2017_06/thumb_files/630_360_1498030991-5537.jpg" text:style-name="Internet_20_link" text:visited-style-name="Visited_20_Internet_20_Link">
630_360_14980...</text:a>
']</text:p>
      <text:p text:style-name="P4">
Tags: ['Церква', 'Релігія', 'Росія', 'Верховна Рада']</text:p>
      <text:p text:style-name="P4">
Type: Article</text:p>
      <!--METADATA-->
      <text:p text:style-name="P4">
<draw:frame draw:style-name="fr1" draw:name="Image170" text:anchor-type="as-char" svg:width="6.9236in" svg:height="3.946452in" draw:z-index="0">
<draw:image xlink:href="../Images/yкринформ/2023-05-29T17-32-00-03-00/630_360_1498030991-5537.jpg" xlink:type="simple" xlink:show="embed" xlink:actuate="onLoad" draw:mime-type="image/jpeg"/>
</draw:frame>
 ВерховнаРада ухвалила звернення до Міжпарламентської асамблеї православ’я тапарламентів її держав-членів.</text:p>
      <text:p text:style-name="P4">
Про це народний депутат Ярослав Железняк ("Голос") повідомив у <text:a xlink:type="simple" xlink:href="https://t.me/yzheleznyak/4150" text:style-name="Internet_20_link" text:visited-style-name="Visited_20_Internet_20_Link">
 Телеграмі</text:a>
 , передає Укрінформ.</text:p>
      <text:p text:style-name="P4">
За інформацією політика, за відповідну <text:a xlink:type="simple" xlink:href="https://itd.rada.gov.ua/billInfo/Bills/pubFile/1759883" text:style-name="Internet_20_link" text:visited-style-name="Visited_20_Internet_20_Link">
 постанову №9262</text:a>
 проголосували 254народні депутати.</text:p>
      <text:p text:style-name="P4">
У зверненні українські парламентарії заявляють, що не може бути жодноговиправдання присутності на 30-ій Генеральній асамблеї Міжпарламентськоїасамблеї православ’я делегації Російської Федерації. Вони також наголошують нанеприпустимості перебування на посаді президента МАП представника Росії СергіяГаврилова. У цьому зв’язку народні депутати повідомляють про неможливістьвзяти участь у Генасамблеї МАП.</text:p>
      <text:p text:style-name="P4">
<text:span text:style-name="T4">
Читайте також:</text:span>
 <text:a xlink:type="simple" xlink:href="https://www.ukrinform.ua/rubric-culture/3708175-zrujnuvavsi-hram-ne-zrujnues-viru-cerkvi-u-polumi-vijni.html" text:style-name="Internet_20_link" text:visited-style-name="Visited_20_Internet_20_Link">
 Зруйнувавши храм, не зруйнуєш віру: церкви у полум’ївійни </text:a>
</text:p>
      <text:p text:style-name="P4">
Верховна Рада закликає парламенти держав-членів Міжпарламентської асамблеїправослав’я рішуче засудити російську збройну агресію проти України і негайновиключити Росію з МАП, а також достроково припинити повноваження чинногопрезидента МАП та представників держави-спонсора тероризму у керівних органахАсамблеї.</text:p>
      <text:p text:style-name="P4">
Український парламент звертається із проханням розпочати роботу із внесеннязмін до Регламенту Міжпарламентської асамблеї православ’я з метою їхприведення у відповідність до сучасних реалій розвитку світового православ’я,зокрема перегляду структури керівних органів та прав президента МАП.</text:p>
      <text:p text:style-name="P4">
<text:span text:style-name="T4">
Читайте також:</text:span>
 <text:a xlink:type="simple" xlink:href="https://www.ukrinform.ua/rubric-society/3697435-ak-sirma-dla-fisingu-ruskogo-mira-upc-mp-vze-ne-isnuvatime.html" text:style-name="Internet_20_link" text:visited-style-name="Visited_20_Internet_20_Link">
 Як ширма для фішингу «руского міра» – УПЦ МП вже неіснуватиме </text:a>
</text:p>
      <text:p text:style-name="P4">
Окрім того, <text:a xlink:type="simple" xlink:href="https://www.ukrinform.ua/tag-verhovna-rada" text:style-name="Internet_20_link" text:visited-style-name="Visited_20_Internet_20_Link">
 Верховна Рада </text:a>
закликає застосувати суворі санкції до учасників Генеральної асамблеї, якісуперечать духу Установчого акта Асамблеї та унеможливлюють участьпредставників прогресивної частини православного світу.</text:p>
      <text:p text:style-name="P4">
Як повідомлялося, сесія Міжпарламентської асамблеї православ’я має відбутися вмісті Халкідікі (Греція) з 29 червня по 3 липня.</text:p>
      <text:p text:style-name="P4">
Source: <text:a xlink:type="simple" xlink:href="https://www.ukrinform.ua/rubric-society/3715705-rada-zaklikae-mizparlamentsku-asambleu-pravoslava-vikluciti-rosiu.html" text:style-name="Internet_20_link" text:visited-style-name="Visited_20_Internet_20_Link">
https://www.ukrinform.ua/rubric-society/3715705-rada-zaklikae-mizparlamentsku-asambleu-pravoslava-vikluciti-rosiu.html</text:a>
</text:p>
      <!--NEWS-->
      <text:h text:style-name="P10" text:outline-level="1">
<text:span text:style-name="T4">
На Київщині після деокупації вже знайшли тіла 1376 осіб</text:span>
</text:h>
      <text:p text:style-name="P4">
Authors: Ukrinform (Person)</text:p>
      <text:p text:style-name="P4">
Publisher: Укринформ (Organization)</text:p>
      <text:p text:style-name="P4">
Published Time: 2023-05-29T17:35:00+03:00</text:p>
      <text:p text:style-name="P4">
Modified Time: 2023-05-29T17:35:00+03:00</text:p>
      <text:p text:style-name="P4">
Description: У Київській області після деокупації правоохоронці вже знайшли тіла 1376 осіб. — Укрінформ.</text:p>
      <text:p text:style-name="P4">
Images: ['<text:a xlink:type="simple" xlink:href="https://static.ukrinform.com/photos/2023_03/thumb_files/630_360_1678977334-952.png" text:style-name="Internet_20_link" text:visited-style-name="Visited_20_Internet_20_Link">
630_360_16789...</text:a>
']</text:p>
      <text:p text:style-name="P4">
Tags: ['Поліція', 'Воєнні злочини', 'Київщина', 'Війна з Росією', 'Андрій Нєбитов']</text:p>
      <text:p text:style-name="P4">
Type: Article</text:p>
      <!--METADATA-->
      <text:p text:style-name="P4">
<draw:frame draw:style-name="fr1" draw:name="Image171" text:anchor-type="as-char" svg:width="6.9236in" svg:height="3.956343in" draw:z-index="0">
<draw:image xlink:href="../Images/yкринформ/2023-05-29T17-35-00-03-00/630_360_1678977334-952.png" xlink:type="simple" xlink:show="embed" xlink:actuate="onLoad" draw:mime-type="image/png"/>
</draw:frame>
 УКиївській області після деокупації правоохоронці вже знайшли тіла 1376 осіб.</text:p>
      <text:p text:style-name="P4">
Про це в інтерв’ю виданню <text:a xlink:type="simple" xlink:href="https://gazeta.ua/articles/life/_rosijski-kati-derevyanimi-palicyami-lamali-ukrayincyam-suglobi-pislya-cogo-strachuvali-andrij-nyebitov/1145325" text:style-name="Internet_20_link" text:visited-style-name="Visited_20_Internet_20_Link">
 Gazeta.ua</text:a>
 заявивначальник поліції Київщини Андрій Нєбитов, передає Укрінформ.</text:p>
      <text:p text:style-name="P4">
“Загалом маємо 1376 тіл загиблих. Виявили 15 місць масового поховання людей.Три місця, де стовідсотково відбувалося катування. Катували по-різному. Душилиавтомобільним тросом, били струмом, просто били. Були окремі кати, які задопомогою дерев'яних палиць ламали людям суглоби. У нас є ці свідчення. Нажаль, це все було масово”, - розповів він.</text:p>
      <text:p text:style-name="P4">
За словами Нєбитова, після цього людей, як правило, страчували, і мало комувдалося вижити.</text:p>
      <text:p text:style-name="P4">
Керівник поліції столичної області зазначив, що всі правоохоронні органинацілені на те, щоб розкривати воєнні злочини росіян. Він поінформував, що набазі Нацполіції була створена база даних <text:a xlink:type="simple" xlink:href="https://www.ukrinform.ua/tag-vijskovi-zlocini" text:style-name="Internet_20_link" text:visited-style-name="Visited_20_Internet_20_Link">
 воєнних злочинів</text:a>
 , куди всі надають інформаціющодо солдатів російської армії, найманців, які перебували на територіїУкраїни.</text:p>
      <text:p text:style-name="P4">
“У цій базі вже більше 200 тисяч осіб. Окремо працюємо по процесуальномуобґрунтуванню. У поліції Київщини напрацьовано (інформацію щодо - ред.) більше40 росіян, які вчиняли злочини на території нашої області”, - заявив він.</text:p>
      <text:p text:style-name="P4">
<text:span text:style-name="T4">
Читайте також:</text:span>
 <text:a xlink:type="simple" xlink:href="https://www.ukrinform.ua/rubric-society/3715579-nebitov-rozpoviv-so-roblat-z-ulamkami-zbitih-rosijskih-raket.html" text:style-name="Internet_20_link" text:visited-style-name="Visited_20_Internet_20_Link">
 <text:span text:style-name="T4">
Нєбитов</text:span>
 розповів, що роблять з уламками збитихросійських ракет </text:a>
</text:p>
      <text:p text:style-name="P4">
Відповідаючи на питання, що це значить, Нєбитов сказав, що йдеться про те, щобуло зібрано документальні докази, цим особам заочно оголошені підозри, і далійде процес судового розгляду і вирок. Після цього особу можна оголосити вміжнародний розшук, уточнив Нєбитов.</text:p>
      <text:p text:style-name="P4">
За його словами, фактично до зміни політичного режиму в Росії ці особи будутьу безпеці тільки там.</text:p>
      <text:p text:style-name="P4">
“Усі інші країни, які підтримують цивілізований світ і є учасниками Інтерполу,будуть зобов'язані їх затримувати та передавати Україні. Але багато з цихсправ – підслідність Служби безпеки України. Вона ретельно працює надсправами, які ми передали. І там напрацьовано ще більше осіб”, - поінформувавначальник поліції столичного регіону.</text:p>
      <text:p text:style-name="P4">
Відповідаючи на питання, чи багатьом злочинцям вдалося втекти в Росію, вінсказав, що кого не вбили - ті втекли.</text:p>
      <text:p text:style-name="P4">
“Перші затримані - це були ті росіяни, що десантувалися у Гостомелі. Зведенізагони ОМОНу, СОБРу. 15 росіян вдалося взяти в полон. Вони були поранені, їхлікували. Передали СБУ. Далі вже закрита інформація. Можливо, їх у такихвипадках передають на обмін, щоб повертати наших бійців”, - зазначив Нєбитов.</text:p>
      <text:p text:style-name="P4">
<text:span text:style-name="T4">
Читайте також:</text:span>
 <text:a xlink:type="simple" xlink:href="https://www.ukrinform.ua/rubric-regions/3704908-na-mikolaivsini-eksgumuvali-tila-nevidomih-aki-rosiani-nakazali-pohovati-miscevomu-zitelu.html" text:style-name="Internet_20_link" text:visited-style-name="Visited_20_Internet_20_Link">
 На Миколаївщині ексгумували тіла невідомих, які росіянинаказали поховати місцевому жителю </text:a>
</text:p>
      <text:p text:style-name="P4">
За його словами, є певна кількість росіян, які перебувають в українськихв'язницях і вони дають покази. Щодо цих осіб проводяться слідчі дії.</text:p>
      <text:p text:style-name="P4">
Як повідомлялося, 11 травня <text:a xlink:type="simple" xlink:href="https://www.ukrinform.ua/rubric-ato/3707597-andrij-nebitov-nacalnik-golovnogo-upravlinna-nacionalnoi-policii-v-kiivskij-oblasti.html" text:style-name="Internet_20_link" text:visited-style-name="Visited_20_Internet_20_Link">
 Нєбитов заявив</text:a>
 , що змоменту деокупації на Київщині було знайдено 1374 тіла наших співвітчизників,і що зниклими безвісти досі вважається 281 людина.</text:p>
      <text:p text:style-name="P4">
<text:span text:style-name="T5">
Фото ілюстративне</text:span>
</text:p>
      <text:p text:style-name="P4">
Source: <text:a xlink:type="simple" xlink:href="https://www.ukrinform.ua/rubric-regions/3715707-na-kiivsini-znajsli-tila-1376-osib.html" text:style-name="Internet_20_link" text:visited-style-name="Visited_20_Internet_20_Link">
https://www.ukrinform.ua/rubric-regions/3715707-na-kiivsini-znajsli-tila-1376-osib.html</text:a>
</text:p>
      <!--NEWS-->
      <text:h text:style-name="P10" text:outline-level="1">
<text:span text:style-name="T4">
На Донеччині відбувся концерт ансамблю гітаристів «Київ»</text:span>
</text:h>
      <text:p text:style-name="P4">
Authors: Ukrinform (Person)</text:p>
      <text:p text:style-name="P4">
Publisher: Укринформ (Organization)</text:p>
      <text:p text:style-name="P4">
Published Time: 2023-05-29T17:36:14+03:00</text:p>
      <text:p text:style-name="P4">
Modified Time: 2023-05-29T17:36:14+03:00</text:p>
      <text:p text:style-name="P4">
Description: У Добропільській громаді Донецької області відбувся концерт ансамблю гітаристів «Київ» Національної філармонії України. — Укрінформ.</text:p>
      <text:p text:style-name="P4">
Images: ['<text:a xlink:type="simple" xlink:href="https://static.ukrinform.com/photos/2023_05/thumb_files/630_360_1685370911-329.jpg" text:style-name="Internet_20_link" text:visited-style-name="Visited_20_Internet_20_Link">
630_360_16853...</text:a>
']</text:p>
      <text:p text:style-name="P4">
Tags: ['Донеччина', 'Концерт', 'Київ']</text:p>
      <text:p text:style-name="P4">
Type: Article</text:p>
      <!--METADATA-->
      <text:p text:style-name="P4">
<draw:frame draw:style-name="fr1" draw:name="Image172" text:anchor-type="as-char" svg:width="6.9236in" svg:height="3.956343in" draw:z-index="0">
<draw:image xlink:href="../Images/yкринформ/2023-05-29T17-36-14-03-00/630_360_1685370911-329.jpg" xlink:type="simple" xlink:show="embed" xlink:actuate="onLoad" draw:mime-type="image/jpeg"/>
</draw:frame>
 УДобропільській громаді Донецької області відбувся концерт ансамблю гітаристів«Київ» Національної філармонії України.</text:p>
      <text:p text:style-name="P4">
Про це повідомляє пресслужба Міністерства культури та інформаційної політики в<text:a xlink:type="simple" xlink:href="https://t.me/mkipu/6287" text:style-name="Internet_20_link" text:visited-style-name="Visited_20_Internet_20_Link">
 Телеграмі </text:a>
 , передає Укрінформ.</text:p>
      <text:p text:style-name="P4">
«На території Донецької області триває мистецький проєкт «Культурний фронт»,який проходить за ініціативи Міністерства культури та інформаційної політикиУкраїни та за підтримки Донецької облдержадміністрації…28 травня 2023 року вмежах проєкту в Донецьку область завітала концертна бригада ансамблюгітаристів «Київ» Національної філармонії України. На творчому заході булиприсутні мешканці громади», - йдеться у повідомленні.</text:p>
      <text:p text:style-name="P4">
<text:span text:style-name="T4">
Читайте також:</text:span>
 <text:a xlink:type="simple" xlink:href="https://www.ukrinform.ua/rubric-culture/3713197-posolstvo-tureccini-organizovue-v-kievi-koncert-dva-narodi-odne-serce.html" text:style-name="Internet_20_link" text:visited-style-name="Visited_20_Internet_20_Link">
 Посольство Туреччини організовує в Києві <text:span text:style-name="T4">
концерт</text:span>
 «Дванароди - одне серце» </text:a>
</text:p>
      <text:p text:style-name="P4">
Як зазначається, програма концерту була наповнена європейськими танаціональними музичними композиціями і піснями.</text:p>
      <text:p text:style-name="P4">
Мета проєкту - надання сучасних культурних послуг жителям області, в першучергу, територіям, де зруйновані або пошкоджені заклади культури, дляполіпшення психоемоційного стану мешканців області, які потребують емоційногорозвантаження.</text:p>
      <text:p text:style-name="P4">
Як повідомлялося, у Національному центрі «Український дім» з 1 по 25 червняпроходитиме виставка-ретроспектива «Ти як?», представлена мистецькими роботамиукраїнських художників про досвід, пережитий після початку повномасштабноговторгнення Росії в Україну.</text:p>
      <text:p text:style-name="P4">
Фото: МКІП</text:p>
      <text:p text:style-name="P4">
Source: <text:a xlink:type="simple" xlink:href="https://www.ukrinform.ua/rubric-culture/3715708-na-doneccini-vidbuvsa-koncert-ansamblu-gitaristiv-kiiv.html" text:style-name="Internet_20_link" text:visited-style-name="Visited_20_Internet_20_Link">
https://www.ukrinform.ua/rubric-culture/3715708-na-doneccini-vidbuvsa-koncert-ansamblu-gitaristiv-kiiv.html</text:a>
</text:p>
      <!--NEWS-->
      <text:h text:style-name="P10" text:outline-level="1">
<text:span text:style-name="T4">
Джокович успішно стартував в основній сітці «Ролан Гаррос»</text:span>
</text:h>
      <text:p text:style-name="P4">
Authors: Ukrinform (Person)</text:p>
      <text:p text:style-name="P4">
Publisher: Укринформ (Organization)</text:p>
      <text:p text:style-name="P4">
Published Time: 2023-05-29T17:44:36+03:00</text:p>
      <text:p text:style-name="P4">
Modified Time: 2023-05-29T17:44:36+03:00</text:p>
      <text:p text:style-name="P4">
Description: Серб переміг Александара Ковачевіча із США у трьох сетах. — Укрінформ.</text:p>
      <text:p text:style-name="P4">
Images: ['<text:a xlink:type="simple" xlink:href="https://static.ukrinform.com/photos/2023_05/thumb_files/630_360_1685371414-271.jpg" text:style-name="Internet_20_link" text:visited-style-name="Visited_20_Internet_20_Link">
630_360_16853...</text:a>
']</text:p>
      <text:p text:style-name="P4">
Tags: ['Теніс', 'Новак Джокович']</text:p>
      <text:p text:style-name="P4">
Type: Article</text:p>
      <!--METADATA-->
      <text:p text:style-name="P4">
<draw:frame draw:style-name="fr1" draw:name="Image173" text:anchor-type="as-char" svg:width="6.9236in" svg:height="3.956343in" draw:z-index="0">
<draw:image xlink:href="../Images/yкринформ/2023-05-29T17-44-36-03-00/630_360_1685371414-271.jpg" xlink:type="simple" xlink:show="embed" xlink:actuate="onLoad" draw:mime-type="image/jpeg"/>
</draw:frame>
 Сербпереміг Александара Ковачевіча із США у трьох сетах.</text:p>
      <text:p text:style-name="P4">
Колишня перша ракетка світу Новак Джокович здобув перемогу у першому колі«Ролан Гаррос», передає Укрінформ.</text:p>
      <text:p text:style-name="P4">
На старті змагань Джокович переміг американця Ковачевіча – 6:3, 6:2, 7:6(7-1). Матч тривав 2 години 29 хвилин.</text:p>
      <text:p text:style-name="P4">
У наступному колі Новак протистоятиме Мартону Фучовічу з Угорщини.</text:p>
      <text:p text:style-name="P4">
Джокович – дворазовий переможець Відкритого чемпіонату Франції (2016, 2021).</text:p>
      <text:p text:style-name="P4">
<text:span text:style-name="T4">
Читайте також:</text:span>
 <text:a xlink:type="simple" xlink:href="https://www.ukrinform.ua/rubric-sports/3715585-astremska-prograla-vekic-u-startovomu-matci-osnovnoi-sitki-rolan-garros.html" text:style-name="Internet_20_link" text:visited-style-name="Visited_20_Internet_20_Link">
 <text:span text:style-name="T4">
Ястремська</text:span>
 програла Векич у стартовому матчі основноїсітки «Ролан Гаррос» </text:a>
</text:p>
      <text:p text:style-name="P4">
Як повідомляв Укрінформ, Даяна Ястремська завершила виступи на Відкритомучемпіонаті Франції з тенісу.</text:p>
      <text:p text:style-name="P4">
Фото: Getty Image</text:p>
      <text:p text:style-name="P4">
Source: <text:a xlink:type="simple" xlink:href="https://www.ukrinform.ua/rubric-sports/3715709-dzokovic-uspisno-startuvav-v-osnovnij-sitci-rolan-garros.html" text:style-name="Internet_20_link" text:visited-style-name="Visited_20_Internet_20_Link">
https://www.ukrinform.ua/rubric-sports/3715709-dzokovic-uspisno-startuvav-v-osnovnij-sitci-rolan-garros.html</text:a>
</text:p>
      <!--NEWS-->
      <text:h text:style-name="P10" text:outline-level="1">
<text:span text:style-name="T4">
Росія кидає на війну охоронців держпідприємств - WSJ</text:span>
</text:h>
      <text:p text:style-name="P4">
Authors: Ukrinform (Person)</text:p>
      <text:p text:style-name="P4">
Publisher: Укринформ (Organization)</text:p>
      <text:p text:style-name="P4">
Published Time: 2023-05-29T17:46:34+03:00</text:p>
      <text:p text:style-name="P4">
Modified Time: 2023-05-29T17:46:34+03:00</text:p>
      <text:p text:style-name="P4">
Description: За даними колишніх російських чиновників, аналітиків та військових, російські приватні охоронні компанії надсилають своїх співробітників на передову в Україну.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Найманці', 'охорона', 'Війна з Росією']</text:p>
      <text:p text:style-name="P4">
Type: Article</text:p>
      <!--METADATA-->
      <text:p text:style-name="P4">
<draw:frame draw:style-name="fr1" draw:name="Image174" text:anchor-type="as-char" svg:width="6.9236in" svg:height="3.956343in" draw:z-index="0">
<draw:image xlink:href="../Images/yкринформ/2023-05-29T17-46-34-03-00/630_360_1668461240-442.jpg" xlink:type="simple" xlink:show="embed" xlink:actuate="onLoad" draw:mime-type="image/jpeg"/>
</draw:frame>
 За данимиколишніх російських чиновників, аналітиків та військових, російські приватніохоронні компанії надсилають своїх співробітників на передову в Україну.</text:p>
      <text:p text:style-name="P4">
Як передає Укрінформ, про це пише <text:a xlink:type="simple" xlink:href="https://www.wsj.com/articles/russias-private-military-companies-expand-at-the-front-as-moscow-seeks-more-soldiers-239e7e2e" text:style-name="Internet_20_link" text:visited-style-name="Visited_20_Internet_20_Link">
 The Wall Street Journal</text:a>
 .</text:p>
      <text:p text:style-name="P4">
Як зазначається, приватні військові компанії офіційно заборонені в РФ, алеохоронні компанії отримали неофіційне "благословення" Кремля на забезпечення"спеціальної військової операції" ресурсами.</text:p>
      <text:p text:style-name="P4">
Організації, створені великими державними корпораціями, колишніми військовимита бізнесменами, наслідують <text:a xlink:type="simple" xlink:href="https://www.ukrinform.ua/tag-pvk-vagnera" text:style-name="Internet_20_link" text:visited-style-name="Visited_20_Internet_20_Link">
 групу "Вагнер" </text:a>
 Пригожина. "Вагнер" набрав близько 50 тис. солдатів, переважно зросійських в’язниць, та прагне показати, що його сили перевершують регулярнуармію РФ.</text:p>
      <text:p text:style-name="P4">
Нові приватні компанії менші за "Вагнер", у них набрано по кілька тисяч людей,але вони демонструють вірність Путіну, кидаючи людей на передову напередодніочікуваного контрнаступу ЗСУ.</text:p>
      <text:p text:style-name="P4">
<text:span text:style-name="T4">
Читайте також:</text:span>
 <text:a xlink:type="simple" xlink:href="https://www.ukrinform.ua/rubric-ato/3715331-pid-bahmutom-grupa-vagnerivciv-dezertiruvala-vikravsi-vijskovu-tehniku-genstab.html" text:style-name="Internet_20_link" text:visited-style-name="Visited_20_Internet_20_Link">
 Під Бахмутом група « <text:span text:style-name="T4">
вагнер</text:span>
 івців» дезертирувала,викравши військову техніку — Генштаб </text:a>
</text:p>
      <text:p text:style-name="P4">
Ці компанії частково контролюють "Газпром", а також колишні офіцери російськоїармії. Згідно з публічними оголошеннями про вакансії, вони платять своїмновобранцям значно вищу зарплатню, ніж отримують бійці "Вагнера".</text:p>
      <text:p text:style-name="P4">
Як повідомлялося, власник ПВК "Вагнер" Євген Пригожин 25 травня заявив, щовиведення його сил з Бахмута почалося і що передача позицій Міністерствуоборони РФ триватиме до 1 червня.</text:p>
      <text:p text:style-name="P4">
Source: <text:a xlink:type="simple" xlink:href="https://www.ukrinform.ua/rubric-ato/3715710-rosia-kidae-na-vijnu-ohoronciv-derzpidpriemstv-wsj.html" text:style-name="Internet_20_link" text:visited-style-name="Visited_20_Internet_20_Link">
https://www.ukrinform.ua/rubric-ato/3715710-rosia-kidae-na-vijnu-ohoronciv-derzpidpriemstv-wsj.html</text:a>
</text:p>
      <!--NEWS-->
      <text:h text:style-name="P10" text:outline-level="1">
<text:span text:style-name="T4">
На Миколаївщині суд повернув державі старовинний курган епохи бронзи та раннього заліза</text:span>
</text:h>
      <text:p text:style-name="P4">
Authors: Ukrinform (Person)</text:p>
      <text:p text:style-name="P4">
Publisher: Укринформ (Organization)</text:p>
      <text:p text:style-name="P4">
Published Time: 2023-05-29T17:47:00+03:00</text:p>
      <text:p text:style-name="P4">
Modified Time: 2023-05-29T17:47:00+03:00</text:p>
      <text:p text:style-name="P4">
Description: На Миколаївщині суд повернув державі археологічну пам’ятку – курган епохи бронзи та раннього заліза (ІІІ тис. років до н.е. – І тис. років н.е.). — Укрінформ.</text:p>
      <text:p text:style-name="P4">
Images: ['<text:a xlink:type="simple" xlink:href="https://static.ukrinform.com/photos/2023_05/thumb_files/630_360_1685371258-595.jpg" text:style-name="Internet_20_link" text:visited-style-name="Visited_20_Internet_20_Link">
630_360_16853...</text:a>
']</text:p>
      <text:p text:style-name="P4">
Tags: ['Археологи', 'Миколаївщина', "Пам'ятка", 'Курган']</text:p>
      <text:p text:style-name="P4">
Type: Article</text:p>
      <!--METADATA-->
      <text:p text:style-name="P4">
<draw:frame draw:style-name="fr1" draw:name="Image175" text:anchor-type="as-char" svg:width="6.9236in" svg:height="3.956343in" draw:z-index="0">
<draw:image xlink:href="../Images/yкринформ/2023-05-29T17-47-00-03-00/630_360_1685371258-595.jpg" xlink:type="simple" xlink:show="embed" xlink:actuate="onLoad" draw:mime-type="image/jpeg"/>
</draw:frame>
 НаМиколаївщині суд повернув державі археологічну пам’ятку – курган епохи бронзита раннього заліза (ІІІ тис. років до н.е. – І тис. років н.е.).</text:p>
      <text:p text:style-name="P4">
Про це повідомила Миколаївська обласна прокуратура у <text:a xlink:type="simple" xlink:href="https://t.me/mykprok/2607" text:style-name="Internet_20_link" text:visited-style-name="Visited_20_Internet_20_Link">
 Телеграмі</text:a>
 , передає Укрінформ.</text:p>
      <text:p text:style-name="P4">
«Кривоозерський районний суд Миколаївської області задовольнив позовПервомайської окружної прокуратури та повернув у державну власністьархеологічну пам’ятку – курган. Зазначений об’єкт є археологічною пам’яткоюмісцевого значення - поховальною спорудою доби бронзи та раннього заліза (ІІІтис років до н.е. – І тис років н.е.)», - йдеться у повідомленні.</text:p>
      <text:p text:style-name="P4">
Зазначається, що прокуратура, вивчивши відкриті бази даних про об’єктикультурної спадщини регіону, встановила, що спірний <text:a xlink:type="simple" xlink:href="https://www.ukrinform.ua/tag-kurgan" text:style-name="Internet_20_link" text:visited-style-name="Visited_20_Internet_20_Link">
 курган</text:a>
 на початку 2000-х років незаконнопередано у приватну власність у складі сільськогосподарської земельної ділянкипід час розпаювання земель на території Берізківської сільради колишньогоКривоозерського району.</text:p>
      <text:p text:style-name="P4">
<text:span text:style-name="T4">
Читайте також:</text:span>
 <text:a xlink:type="simple" xlink:href="https://www.ukrinform.ua/rubric-regions/3691889-na-zitomirsini-nezakonno-privatizuvali-dilanku-z-pamatkou-arheologii-hiihiii-stolit.html" text:style-name="Internet_20_link" text:visited-style-name="Visited_20_Internet_20_Link">
 На <text:span text:style-name="T4">
Житомирщині</text:span>
 <text:span text:style-name="T4">
незаконно</text:span>
 <text:span text:style-name="T4">
приватизували</text:span>
<text:span text:style-name="T4">
ділянку</text:span>
 з <text:span text:style-name="T4">
пам</text:span>
 ’ <text:span text:style-name="T4">
яткою</text:span>
 <text:span text:style-name="T4">
археології</text:span>
 <text:span text:style-name="T4">
ХІІ</text:span>
 - <text:span text:style-name="T4">
ХІІІ</text:span>
<text:span text:style-name="T4">
століть</text:span>
 </text:a>
</text:p>
      <text:p text:style-name="P4">
Водночас ст. 17 ЗУ «Про охорону культурної спадщини» закріплено, що власникомпам’яток археології може бути виключно держава, відповідно передача земельноїділянки з пам’яткою археології у приватну власність є апріорі незаконною тастворює передумови для знищення такої пам’ятки шляхом розорювання.</text:p>
      <text:p text:style-name="P4">
Окружна прокуратура пред’явила позов до суду, який задоволено у повномуобсязі.</text:p>
      <text:p text:style-name="P4">
Як повідомляв Укрінформ, на Миколаївщині у селі Скобелево велися <text:a xlink:type="simple" xlink:href="https://www.ukrinform.ua/rubric-regions/3159167-corni-arheologi-zavdali-zbitkiv-skifskomu-kurganu-na-mikolaivsini-na-151-miljon.html" text:style-name="Internet_20_link" text:visited-style-name="Visited_20_Internet_20_Link">
грабіжницькі розкопки унікального кургану </text:a>
 , який належить до Висунської групи царськихскіфських поховань. Йому близько 2,5 тисячі років. Розкопки проводили невідомілюди із застосуванням важкої техніки. Вони викопали яму вищу, аніж сам курган,висота якого була 12 метрів.</text:p>
      <text:p text:style-name="P4">
<text:span text:style-name="T5">
Фото: НікВісті</text:span>
</text:p>
      <text:p text:style-name="P4">
Source: <text:a xlink:type="simple" xlink:href="https://www.ukrinform.ua/rubric-regions/3715711-na-mikolaivsini-sud-povernuv-derzavi-starovinnij-kurgan-epohi-bronzi-ta-rannogo-zaliza.html" text:style-name="Internet_20_link" text:visited-style-name="Visited_20_Internet_20_Link">
https://www.ukrinform.ua/rubric-regions/3715711-na-mikolaivsini-sud-povernuv-derzavi-starovinnij-kurgan-epohi-bronzi-ta-rannogo-zaliza.html</text:a>
</text:p>
      <!--NEWS-->
      <text:h text:style-name="P10" text:outline-level="1">
<text:span text:style-name="T4">
Китай нагадав заяву Кулеби, щоб відповісти на появу в ЗМІ «пропозицій» віддати РФ частину України</text:span>
</text:h>
      <text:p text:style-name="P4">
Authors: Ukrinform (Person)</text:p>
      <text:p text:style-name="P4">
Publisher: Укринформ (Organization)</text:p>
      <text:p text:style-name="P4">
Published Time: 2023-05-29T17:49:00+03:00</text:p>
      <text:p text:style-name="P4">
Modified Time: 2023-05-29T17:49:00+03:00</text:p>
      <text:p text:style-name="P4">
Description: У Міністерстві закордонних справ Китаю у відповідь на повідомлення ЗМІ про нібито пропозиції спецпосланця Лі Хуея віддати РФ окуповані території України нагадали заяву українського міністра Дмитра Кулеби, який спростував подібні закиди. — Укрінформ.</text:p>
      <text:p text:style-name="P4">
Images: ['<text:a xlink:type="simple" xlink:href="https://static.ukrinform.com/photos/2023_05/thumb_files/630_360_1683814858-971.jpg" text:style-name="Internet_20_link" text:visited-style-name="Visited_20_Internet_20_Link">
630_360_16838...</text:a>
']</text:p>
      <text:p text:style-name="P4">
Tags: ['Китай', 'Дмитро Кулеба', 'Пекін', 'Війна з Росією']</text:p>
      <text:p text:style-name="P4">
Type: Article</text:p>
      <!--METADATA-->
      <text:p text:style-name="P4">
<draw:frame draw:style-name="fr1" draw:name="Image176" text:anchor-type="as-char" svg:width="6.9236in" svg:height="3.956343in" draw:z-index="0">
<draw:image xlink:href="../Images/yкринформ/2023-05-29T17-49-00-03-00/630_360_1683814858-971.jpg" xlink:type="simple" xlink:show="embed" xlink:actuate="onLoad" draw:mime-type="image/jpeg"/>
</draw:frame>
 УМіністерстві закордонних справ Китаю у відповідь на повідомлення ЗМІ пронібито пропозиції спецпосланця Лі Хуея віддати РФ окуповані території Українинагадали заяву українського міністра Дмитра Кулеби, який спростував подібнізакиди.</text:p>
      <text:p text:style-name="P4">
Про це повідомляє кореспондент Укрінформу.</text:p>
      <text:p text:style-name="P4">
Речниця китайського МЗС Мао Нін на брифінгу не дала прямої відповіді назапитання, чи пропонував Лі європейській стороні залишити Росії окупованіукраїнські території, і зауважила натомість, що Китай своєчасно оприлюднивінформацію про поїздку спецпредставника.</text:p>
      <text:p text:style-name="P4">
Після цього речниця зовнішньополітичного відомства нагадала, що главаукраїнського <text:a xlink:type="simple" xlink:href="https://www.ukrinform.ua/tag-mzs" text:style-name="Internet_20_link" text:visited-style-name="Visited_20_Internet_20_Link">
 МЗС </text:a>
 Дмитро Кулебаспростував подібні закиди.</text:p>
      <text:p text:style-name="P4">
«Зазначу, що міністр закордонних справ України публічно заявив, що вінконтактував з іншими сторонами (які проводили переговори з Лі – ред.), і жоднакраїна не сказала, що спеціальний представник Лі Хуей зробив пропозиції, проякі повідомляє The Wall Street Journal», - сказала Мао.</text:p>
      <text:p text:style-name="P4">
<text:span text:style-name="T4">
Читайте також:</text:span>
 <text:a xlink:type="simple" xlink:href="https://www.ukrinform.ua/rubric-polytics/3714669-kitaj-pidtrimue-evropu-v-zusillah-iz-vidnovlenna-miru-v-ukraini-mzs.html" text:style-name="Internet_20_link" text:visited-style-name="Visited_20_Internet_20_Link">
 <text:span text:style-name="T4">
Китай</text:span>
 підтримує Європу в зусиллях із відновлення мирув Україні – МЗС </text:a>
</text:p>
      <text:p text:style-name="P4">
За її словами, сторони конфлікту висловили підтримку зусиллям Китаю щодопошуку політичного рішення. «Наразі українська криза перебуває на критичномуетапі. Китай і надалі зміцнюватиме діалог і комунікацію з усіма сторонами,продовжуватиме будувати взаємну довіру й заохочуватиме міжнароднеспівтовариство до пошуку найширшого спільного розуміння для політичноговрегулювання кризи в Україні», - сказала Мао.</text:p>
      <text:p text:style-name="P4">
Як повідомлялося, видання  <text:a xlink:type="simple" xlink:href="https://www.wsj.com/articles/china-pushing-ukraine-cease-fire-gets-cool-reception-in-europe-614774dd" text:style-name="Internet_20_link" text:visited-style-name="Visited_20_Internet_20_Link">
 The Wall Street Journal</text:a>
 повідомляло, що спеціальний представник Китаю ЛіХуей під час свого європейського турне нібито пропонував залишити тимчасовоокуповані території України Росії.</text:p>
      <text:p text:style-name="P4">
Згодом міністр закордонних справ України Дмитро Кулеба  <text:a xlink:type="simple" xlink:href="https://www.ukrinform.ua/rubric-polytics/3715026-kuleba-specposlanec-kitau-ne-proponuvav-viddati-rosii-okupovani-ukrainski-teritorii.html" text:style-name="Internet_20_link" text:visited-style-name="Visited_20_Internet_20_Link">
 спростував цюінформацію </text:a>
 .</text:p>
      <text:p text:style-name="P4">
Source: <text:a xlink:type="simple" xlink:href="https://www.ukrinform.ua/rubric-polytics/3715712-kitaj-poslavsa-na-zaavu-kulebi-sob-vidpovisti-na-poavu-v-zmi-propozicij-viddati-rf-teritorii-ukraini.html" text:style-name="Internet_20_link" text:visited-style-name="Visited_20_Internet_20_Link">
https://www.ukrinform.ua/rubric-polytics/3715712-kitaj-poslavsa-na-zaavu-kulebi-sob-vidpovisti-na-poavu-v-zmi-propozicij-viddati-rf-teritorii-ukraini.html</text:a>
</text:p>
      <!--NEWS-->
      <text:h text:style-name="P10" text:outline-level="1">
<text:span text:style-name="T4">
Вибори президента Туреччини: офіційні результати оприлюднять 1 червня</text:span>
</text:h>
      <text:p text:style-name="P4">
Authors: Ukrinform (Person)</text:p>
      <text:p text:style-name="P4">
Publisher: Укринформ (Organization)</text:p>
      <text:p text:style-name="P4">
Published Time: 2023-05-29T18:01:03+03:00</text:p>
      <text:p text:style-name="P4">
Modified Time: 2023-05-29T18:01:03+03:00</text:p>
      <text:p text:style-name="P4">
Description: Остаточні результати другого туру президентських виборів у Туреччині Вища виборча комісія оголосить в Офіційному віснику 1 червня. — Укрінформ.</text:p>
      <text:p text:style-name="P4">
Images: ['<text:a xlink:type="simple" xlink:href="https://static.ukrinform.com/photos/2023_05/thumb_files/630_360_1685372178-282.jpg" text:style-name="Internet_20_link" text:visited-style-name="Visited_20_Internet_20_Link">
630_360_16853...</text:a>
']</text:p>
      <text:p text:style-name="P4">
Tags: ['Ердоган', 'Президент', 'Вибори у Туреччині']</text:p>
      <text:p text:style-name="P4">
Type: Article</text:p>
      <!--METADATA-->
      <text:p text:style-name="P4">
<draw:frame draw:style-name="fr1" draw:name="Image177" text:anchor-type="as-char" svg:width="6.9236in" svg:height="3.956343in" draw:z-index="0">
<draw:image xlink:href="../Images/yкринформ/2023-05-29T18-01-03-03-00/630_360_1685372178-282.jpg" xlink:type="simple" xlink:show="embed" xlink:actuate="onLoad" draw:mime-type="image/jpeg"/>
</draw:frame>
 Остаточнірезультати другого туру президентських виборів у Туреччині Вища виборчакомісія оголосить в Офіційному віснику 1 червня.</text:p>
      <text:p text:style-name="P4">
Про це повідомляє Укрінформ з посиланням на <text:a xlink:type="simple" xlink:href="https://www.cnnturk.com/turkiye/kilicdaroglunun-oy-kaybettigi-ve-en-az-oy-aldigi-iller" text:style-name="Internet_20_link" text:visited-style-name="Visited_20_Internet_20_Link">
 TRT Haber</text:a>
 .</text:p>
      <text:p text:style-name="P4">
"Сьогодні о 17:00 закінчується термін подання оскаржень до окружних виборчихкомісій на рішення та протоколи виборчих комісій щодо другого туру виборівпрезидента. Оскарження розглядатимуться щонайпізніше до 23:59", – повідомляєтелеканал.</text:p>
      <text:p text:style-name="P4">
Також вказується, що 31 травня спливає термін оскарження рішень провінційнихвиборчих комісій, після чого Вища виборча комісія ухвалить рішення щодо них та1 червня надішле остаточні результати виборів до відповідних органів влади,щоб вони були опубліковані в Офіційному віснику, а також оголошені на радіо тателебаченні того ж дня.</text:p>
      <text:p text:style-name="P4">
<text:span text:style-name="T4">
Читайте також:</text:span>
 <text:a xlink:type="simple" xlink:href="https://www.ukrinform.ua/rubric-world/3715703-nova-patiricka-erdogana.html" text:style-name="Internet_20_link" text:visited-style-name="Visited_20_Internet_20_Link">
 <text:span text:style-name="T4">
Нова</text:span>
 п' <text:span text:style-name="T4">
ятирічка</text:span>
 <text:span text:style-name="T4">
Ердогана</text:span>
</text:a>
</text:p>
      <text:p text:style-name="P4">
Станом на вечір понеділка, за підсумками підрахунку 100% голосів, президент <text:a xlink:type="simple" xlink:href="https://www.ukrinform.ua/tag-erdogan" text:style-name="Internet_20_link" text:visited-style-name="Visited_20_Internet_20_Link">
Ердоган </text:a>
 набрав 52,18% голосів, КемальКиличдароглу – 47,82%.</text:p>
      <text:p text:style-name="P4">
Як повідомляв Укрінформ, вчора голова вищої виборчої комісії Туреччини <text:a xlink:type="simple" xlink:href="https://www.ukrinform.ua/rubric-world/3715357-golova-visoi-viborcoi-komisii-tureccini-ogolosiv-pro-peremogu-erdogana.html" text:style-name="Internet_20_link" text:visited-style-name="Visited_20_Internet_20_Link">
оголосив про перемогу Ердогана </text:a>
 .</text:p>
      <text:p text:style-name="P4">
<text:span text:style-name="T5">
Фото з сайту cnnturk.com</text:span>
</text:p>
      <text:p text:style-name="P4">
Source: <text:a xlink:type="simple" xlink:href="https://www.ukrinform.ua/rubric-world/3715717-vibori-prezidenta-tureccini-oficijni-rezultati-opriludnat-1-cervna.html" text:style-name="Internet_20_link" text:visited-style-name="Visited_20_Internet_20_Link">
https://www.ukrinform.ua/rubric-world/3715717-vibori-prezidenta-tureccini-oficijni-rezultati-opriludnat-1-cervna.html</text:a>
</text:p>
      <!--NEWS-->
      <text:h text:style-name="P10" text:outline-level="1">
<text:span text:style-name="T4">
Обстріли столиці: вночі у метро укривалися 9000 людей, вдень – 41 тисяча</text:span>
</text:h>
      <text:p text:style-name="P4">
Authors: Ukrinform (Person)</text:p>
      <text:p text:style-name="P4">
Publisher: Укринформ (Organization)</text:p>
      <text:p text:style-name="P4">
Published Time: 2023-05-29T18:04:00+03:00</text:p>
      <text:p text:style-name="P4">
Modified Time: 2023-05-29T18:04:00+03:00</text:p>
      <text:p text:style-name="P4">
Description: У Києві в ніч на понеділок на станціях метро укривалися від обстрілів більше 9 тисяч містян, удень – 41 тисяча. — Укрінформ.</text:p>
      <text:p text:style-name="P4">
Images: ['<text:a xlink:type="simple" xlink:href="https://static.ukrinform.com/photos/2023_05/thumb_files/630_360_1685372471-268.jpg" text:style-name="Internet_20_link" text:visited-style-name="Visited_20_Internet_20_Link">
630_360_16853...</text:a>
']</text:p>
      <text:p text:style-name="P4">
Tags: ['Метро', 'Обстріл', 'Київ', 'Укриття', 'Повітряна тривога']</text:p>
      <text:p text:style-name="P4">
Type: Article</text:p>
      <!--METADATA-->
      <text:p text:style-name="P4">
<draw:frame draw:style-name="fr1" draw:name="Image178" text:anchor-type="as-char" svg:width="6.9236in" svg:height="3.956343in" draw:z-index="0">
<draw:image xlink:href="../Images/yкринформ/2023-05-29T18-04-00-03-00/630_360_1685372471-268.jpg" xlink:type="simple" xlink:show="embed" xlink:actuate="onLoad" draw:mime-type="image/jpeg"/>
</draw:frame>
 У Києві вніч на понеділок на станціях метро укривалися від обстрілів більше 9 тисячмістян, удень – 41 тисяча.</text:p>
      <text:p text:style-name="P4">
Як передає Укрінформ, про це Київська міська державна адміністрації повідомляєв  <text:a xlink:type="simple" xlink:href="https://t.me/KyivCityOfficial/6826" text:style-name="Internet_20_link" text:visited-style-name="Visited_20_Internet_20_Link">
 Телеграмі </text:a>
 .</text:p>
      <text:p text:style-name="P4">
"Уночі на станціях метро укривалося більше 9 тисяч містян, із яких 1120 –діти. Це найбільша кількість людей, яка перебувала вночі на станціях протягомпоточного місяця. Під час денного обстрілу столиці у підземці перебувалобільше 41 тисячі людей", - йдеться у повідомленні.</text:p>
      <text:p text:style-name="P4">
</text:p>
      <text:p text:style-name="P4">
У Київському метрополітені нагадали: під час тривоги на станціях можнаотримати стільці і питну воду.</text:p>
      <text:p text:style-name="P4">
</text:p>
      <text:p text:style-name="P4">
"Враховуйте, що на станціях досить прохолодно, тож беріть із собою теплийодяг", - зазначили в КМДА.</text:p>
      <text:p text:style-name="P4">
</text:p>
      <text:p text:style-name="P4">
Як повідомляв Укрінформ, вночі 29 травня  <text:a xlink:type="simple" xlink:href="https://www.ukrinform.ua/rubric-kyiv/3715380-raketna-ataka-na-stolicu-sili-ppo-znisili-ponad-40-povitranih-cilej-bez-vlucan.html" text:style-name="Internet_20_link" text:visited-style-name="Visited_20_Internet_20_Link">
 Київ було атаковано</text:a>
 БПЛА та ракетамиХ-101/555, однак сили ППО знищили понад 40 повітряних цілей. Влучань несталося. Вдень ворог випустив по Київщині <text:a xlink:type="simple" xlink:href="https://www.ukrinform.ua/rubric-ato/3715591-vorog-vipustiv-po-kiivsini-11-balisticnih-i-krilatih-raket-iskander-ppo-znisila-vsi-cili.html" text:style-name="Internet_20_link" text:visited-style-name="Visited_20_Internet_20_Link">
 11 балістичних і крилатих ракет"Іскандер" </text:a>
 ,сили ППО знищили усі цілі.</text:p>
      <text:p text:style-name="P4">
<text:span text:style-name="T5">
Фото: Костянтин та Влада Ліберови</text:span>
</text:p>
      <text:p text:style-name="P4">
Source: <text:a xlink:type="simple" xlink:href="https://www.ukrinform.ua/rubric-kyiv/3715718-obstrili-stolici-vnoci-u-metro-ukrivalisa-9000-ludej-vden-41-tisaca.html" text:style-name="Internet_20_link" text:visited-style-name="Visited_20_Internet_20_Link">
https://www.ukrinform.ua/rubric-kyiv/3715718-obstrili-stolici-vnoci-u-metro-ukrivalisa-9000-ludej-vden-41-tisaca.html</text:a>
</text:p>
      <!--NEWS-->
      <text:h text:style-name="P10" text:outline-level="1">
<text:span text:style-name="T4">
Рада планує з липня скасувати низку податкових пільг - кого торкнеться</text:span>
</text:h>
      <text:p text:style-name="P4">
Authors: Ukrinform (Person)</text:p>
      <text:p text:style-name="P4">
Publisher: Укринформ (Organization)</text:p>
      <text:p text:style-name="P4">
Published Time: 2023-05-29T18:05:32+03:00</text:p>
      <text:p text:style-name="P4">
Modified Time: 2023-05-29T18:05:32+03:00</text:p>
      <text:p text:style-name="P4">
Description: Верховна Рада підтримала у першому читанні зміни до Податкового кодексу України та інших законів України щодо особливостей оподаткування у період дії воєнного стану, які направлено на відновлення довоєнного стану системи оподаткування. — Укрінформ.</text:p>
      <text:p text:style-name="P4">
Images: ['<text:a xlink:type="simple" xlink:href="https://static.ukrinform.com/photos/2023_04/thumb_files/630_360_1682685211-525.jpg" text:style-name="Internet_20_link" text:visited-style-name="Visited_20_Internet_20_Link">
630_360_16826...</text:a>
']</text:p>
      <text:p text:style-name="P4">
Tags: ['Депутат', 'Податки', 'Верховна Рада']</text:p>
      <text:p text:style-name="P4">
Type: Article</text:p>
      <!--METADATA-->
      <text:p text:style-name="P4">
<draw:frame draw:style-name="fr1" draw:name="Image182" text:anchor-type="as-char" svg:width="6.9236in" svg:height="3.956343in" draw:z-index="0">
<draw:image xlink:href="../Images/yкринформ/2023-05-29T18-05-32-03-00/630_360_1682685211-525.jpg" xlink:type="simple" xlink:show="embed" xlink:actuate="onLoad" draw:mime-type="image/jpeg"/>
</draw:frame>
 ВерховнаРада підтримала у першому читанні зміни до Податкового кодексу України таінших законів України щодо особливостей оподаткування у період дії воєнногостану, які направлено на відновлення довоєнного стану системи оподаткування.</text:p>
      <text:p text:style-name="P4">
Як передає Укрінформ, про це повідомляє <text:a xlink:type="simple" xlink:href="https://www.mof.gov.ua/uk/news/verkhovna_rada_priiniala_v_pershomu_chitanni_zmini_do_zakonodavstva_v_chastini_vidnovlennia_dovoiennogo_stanu_sistemi_opodatkuvannia-4030" text:style-name="Internet_20_link" text:visited-style-name="Visited_20_Internet_20_Link">
 пресслужба Міністерства фінансівУкраїни</text:a>
.</text:p>
      <text:p text:style-name="P4">
«Прийняття законопроєкту сприятиме збільшенню надходжень до державного тамісцевих бюджетів у 2023 році на суму близько 10 млрд гривень»,— пояснивміністр фінансів Сергій Марченко.</text:p>
      <text:p text:style-name="P4">
<text:span text:style-name="T4">
Читайте також:</text:span>
 <text:a xlink:type="simple" xlink:href="https://www.ukrinform.ua/rubric-economy/3715691-rada-pidtrimala-strahuvanna-investicij-vid-voennih-rizikiv.html" text:style-name="Internet_20_link" text:visited-style-name="Visited_20_Internet_20_Link">
 Рада підтримала страхування інвестицій від воєннихризиків </text:a>
</text:p>
      <text:p text:style-name="P4">
Законопроєктом запропоновано з 1 липня 2023 року скасування можливості для ФОПта юридичних осіб бути платниками єдиного податку ІІІ групи із застосуваннямставки єдиного податку у розмірі 2% від суми доходу. Також скасовуватимутьсяможливості для ФОП платників єдиного податку І та ІІ груп не сплачувати єдинийподаток.</text:p>
      <text:p text:style-name="P4">
Законопроєктом пропонується відновити проведення документальних перевірок.Водночас передбачено, що такі перевірки під час дії воєнного стану проводятьсяза наявності під час проведення перевірок безпечного доступу до територій,приміщень та іншого майна, що використовуються для провадження господарськоїдіяльності та/або є об'єктами оподаткування, а також документів, та іншоїінформації, пов'язаної з обчисленням та сплатою податків, зборів;</text:p>
      <text:p text:style-name="P4">
Документом передбачено відновлення застосування штрафних санкцій за порушенняподаткового законодавства; правильності нарахування, обчислення та сплатиєдиного внеску на загальнообов'язкове державне соціальне страхування; порядкувикористання РРО/ПРРО.</text:p>
      <text:p text:style-name="P4">
<text:span text:style-name="T4">
Читайте також:</text:span>
 <text:a xlink:type="simple" xlink:href="https://www.ukrinform.ua/rubric-technology/3715690-rada-uhvalila-zakonoproekti-pro-pidtrimku-virobnictva-droniv-v-ukraini.html" text:style-name="Internet_20_link" text:visited-style-name="Visited_20_Internet_20_Link">
 Рада ухвалила законопроєкти про підтримку виробництвадронів в Україні </text:a>
</text:p>
      <text:p text:style-name="P4">
Законопроєктом пропонується відновити перебіг строків, визначених податковимзаконодавством.</text:p>
      <text:p text:style-name="P4">
«Законопроєкт не передбачає підвищення податків та не вводить нові ставкиподатків. Норми направлено насамперед, на повернення податкового законодавствадо довоєнного стану. Зокрема, з 01 липня 2023 року обмежується дія окремихнорм Кодексу, запроваджених на період до припинення або скасування воєнногостану на території України», — наголосив міністр.</text:p>
      <text:p text:style-name="P4">
Зазначається, що прийняття законопроєкту забезпечить виконання Україноюзобов’язань у межах Меморандуму про економічну та фінансову політику від 08грудня 2022 року та впровадження заходів, реалізація яких сприятиме збільшеннюподаткових надходжень у 2023 році.</text:p>
      <text:p text:style-name="P4">
Як повідомляв Укрінформ, 15 березня 2022 року Верховна Рада схвалила податковістимули для бізнесу на час війни. Так, згідно із законом про внесення змін доПодаткового кодексу України, на період дії воєнного стану сплачувати єдинийподаток можуть не лише ФОПи-спрощенці, а й великі підприємства.</text:p>
      <text:p text:style-name="P4">
Source: <text:a xlink:type="simple" xlink:href="https://www.ukrinform.ua/rubric-economy/3715719-rada-planue-z-lipna-skasuvati-nizku-podatkovih-pilg-kogo-torknetsa.html" text:style-name="Internet_20_link" text:visited-style-name="Visited_20_Internet_20_Link">
https://www.ukrinform.ua/rubric-economy/3715719-rada-planue-z-lipna-skasuvati-nizku-podatkovih-pilg-kogo-torknetsa.html</text:a>
</text:p>
      <!--NEWS-->
      <text:h text:style-name="P10" text:outline-level="1">
<text:span text:style-name="T4">
Світоліна зіграє у другому раунді основної сітки «Ролан Гаррос»</text:span>
</text:h>
      <text:p text:style-name="P4">
Authors: Ukrinform (Person)</text:p>
      <text:p text:style-name="P4">
Publisher: Укринформ (Organization)</text:p>
      <text:p text:style-name="P4">
Published Time: 2023-05-29T18:06:00+03:00</text:p>
      <text:p text:style-name="P4">
Modified Time: 2023-05-29T18:06:00+03:00</text:p>
      <text:p text:style-name="P4">
Description: Українка перемогла італійку Мартіну Тревізан. — Укрінформ.</text:p>
      <text:p text:style-name="P4">
Images: ['<text:a xlink:type="simple" xlink:href="https://static.ukrinform.com/photos/2023_05/thumb_files/630_360_1685372719-159.jpg" text:style-name="Internet_20_link" text:visited-style-name="Visited_20_Internet_20_Link">
630_360_16853...</text:a>
']</text:p>
      <text:p text:style-name="P4">
Tags: ['Світоліна', 'Теніс']</text:p>
      <text:p text:style-name="P4">
Type: Article</text:p>
      <!--METADATA-->
      <text:p text:style-name="P4">
<draw:frame draw:style-name="fr1" draw:name="Image183" text:anchor-type="as-char" svg:width="6.9236in" svg:height="3.956343in" draw:z-index="0">
<draw:image xlink:href="../Images/yкринформ/2023-05-29T18-06-00-03-00/630_360_1685372719-159.jpg" xlink:type="simple" xlink:show="embed" xlink:actuate="onLoad" draw:mime-type="image/jpeg"/>
</draw:frame>
 Українкаперемогла італійку Мартіну Тревізан.</text:p>
      <text:p text:style-name="P4">
Еліна Світоліна успішно стартувала в основній сітці «Ролан Гаррос», передаєУкрінформ.</text:p>
      <text:p text:style-name="P4">
У першому колі змагань українка перемогла 24-у ракетку світу, Мартіну Тревізан– 6:2, 6:2. Матч тривав 1 годину 11 хвилин.</text:p>
      <text:p text:style-name="P4">
Це була перша зустріч тенісисток. За матч Світоліна жодного разу не віддаласвоєї подачі. Більше того, Тревізан не змогла дістатися навіть до брейк-поінтів.</text:p>
      <text:p text:style-name="P4">
Сьогоднішня перемога стала для Еліни першою в матчах із суперницями з топ-30 звересня 2021 року, коли вона посідала п'яте місце в рейтингу й обіграла СімонуХалеп (№13) у четвертому колі US Open.</text:p>
      <text:p text:style-name="P4">
У наступному раунді Світоліна зустрінеться зі Сторм Гантер, яка пробилася доосновної сітки через кваліфікацію. Австралійка перебуває на 204-й позиції водиночному рейтингу і на п'ятому місці - у парному.</text:p>
      <text:p text:style-name="P4">
<text:span text:style-name="T4">
Читайте також:</text:span>
 <text:a xlink:type="simple" xlink:href="https://www.ukrinform.ua/rubric-sports/3715585-astremska-prograla-vekic-u-startovomu-matci-osnovnoi-sitki-rolan-garros.html" text:style-name="Internet_20_link" text:visited-style-name="Visited_20_Internet_20_Link">
 <text:span text:style-name="T4">
Ястремська</text:span>
 програла Векич у стартовому матчі основноїсітки «Ролан Гаррос» </text:a>
</text:p>
      <text:p text:style-name="P4">
Як повідомляв Укрінформ, Даяна Ястремська завершила виступи на Відкритомучемпіонаті Франції з тенісу.</text:p>
      <text:p text:style-name="P4">
Фото: btu.org.ua</text:p>
      <text:p text:style-name="P4">
Source: <text:a xlink:type="simple" xlink:href="https://www.ukrinform.ua/rubric-sports/3715720-svitolina-zigrae-u-drugomu-raundi-osnovnoi-sitki-rolan-garros.html" text:style-name="Internet_20_link" text:visited-style-name="Visited_20_Internet_20_Link">
https://www.ukrinform.ua/rubric-sports/3715720-svitolina-zigrae-u-drugomu-raundi-osnovnoi-sitki-rolan-garros.html</text:a>
</text:p>
      <!--NEWS-->
      <text:h text:style-name="P10" text:outline-level="1">
<text:span text:style-name="T4">
Україна денонсувала угоду з Білоруссю про пенсії</text:span>
</text:h>
      <text:p text:style-name="P4">
Authors: Ukrinform (Person)</text:p>
      <text:p text:style-name="P4">
Publisher: Укринформ (Organization)</text:p>
      <text:p text:style-name="P4">
Published Time: 2023-05-29T18:08:00+03:00</text:p>
      <text:p text:style-name="P4">
Modified Time: 2023-05-29T18:08:00+03:00</text:p>
      <text:p text:style-name="P4">
Description: Верховна Рада денонсувала Угоду між урядами України та Республіки Білорусь про гарантії прав громадян у галузі пенсійного забезпечення. — Укрінформ.</text:p>
      <text:p text:style-name="P4">
Images: ['<text:a xlink:type="simple" xlink:href="https://static.ukrinform.com/photos/2016_12/thumb_files/630_360_1482163654-7868.jpg" text:style-name="Internet_20_link" text:visited-style-name="Visited_20_Internet_20_Link">
630_360_14821...</text:a>
']</text:p>
      <text:p text:style-name="P4">
Tags: ['Білорусь', 'Пенсія', 'Україна', 'Верховна Рада', 'Денонсація']</text:p>
      <text:p text:style-name="P4">
Type: Article</text:p>
      <!--METADATA-->
      <text:p text:style-name="P4">
<draw:frame draw:style-name="fr1" draw:name="Image184" text:anchor-type="as-char" svg:width="6.9236in" svg:height="3.956343in" draw:z-index="0">
<draw:image xlink:href="../Images/yкринформ/2023-05-29T18-08-00-03-00/630_360_1482163654-7868.jpg" xlink:type="simple" xlink:show="embed" xlink:actuate="onLoad" draw:mime-type="image/jpeg"/>
</draw:frame>
 ВерховнаРада денонсувала Угоду між урядами України та Республіки Білорусь про гарантіїправ громадян у галузі пенсійного забезпечення.</text:p>
      <text:p text:style-name="P4">
Про це народний депутат Ярослав Железняк ("Голос") повідомив у <text:a xlink:type="simple" xlink:href="https://t.me/yzheleznyak/4150" text:style-name="Internet_20_link" text:visited-style-name="Visited_20_Internet_20_Link">
 Телеграмі</text:a>
 , передає Укрінформ.</text:p>
      <text:p text:style-name="P4">
Парламентарій зазначив, що за ухвалення відповідної постанови <text:a xlink:type="simple" xlink:href="https://itd.rada.gov.ua/billInfo/Bills/pubFile/1723958" text:style-name="Internet_20_link" text:visited-style-name="Visited_20_Internet_20_Link">
 №0196</text:a>
 проголосував 301депутат.</text:p>
      <text:p text:style-name="P4">
Згідно з нею, угоду денонсовано у зв’язку з підтримкою <text:a xlink:type="simple" xlink:href="https://www.ukrinform.ua/tag-bilorus" text:style-name="Internet_20_link" text:visited-style-name="Visited_20_Internet_20_Link">
 Білоруссю</text:a>
 відкритої повномасштабної збройноїагресії Російської Федерації проти України.</text:p>
      <text:p text:style-name="P4">
Угода між урядами України та Республіки Білорусь про гарантії прав громадян вгалузі пенсійного забезпечення була вчинена в Києві 14 грудня 1995 року.</text:p>
      <text:p text:style-name="P4">
<text:span text:style-name="T4">
Читайте також:</text:span>
 <text:a xlink:type="simple" xlink:href="https://www.ukrinform.ua/rubric-polytics/3715676-ukraina-zastosue-sankcii-proti-iranu-na-50-rokiv-rada-zatverdila-risenna-rnbo.html" text:style-name="Internet_20_link" text:visited-style-name="Visited_20_Internet_20_Link">
 Україна застосує санкції проти Ірану на 50 років - Радазатвердила рішення РНБО </text:a>
</text:p>
      <text:p text:style-name="P4">
Як повідомляв Укрінформ, у квітні <text:a xlink:type="simple" xlink:href="https://www.ukrinform.ua/rubric-society/3691546-ukraina-denonsue-ugodu-z-bilorussu-pro-pensii.html" text:style-name="Internet_20_link" text:visited-style-name="Visited_20_Internet_20_Link">
 Кабінет Міністрів ініціював денонсацію</text:a>
 Угоди між урядами України та Білорусі про гарантіїправ громадян у галузі пенсійного забезпечення.</text:p>
      <text:p text:style-name="P4">
Source: <text:a xlink:type="simple" xlink:href="https://www.ukrinform.ua/rubric-polytics/3715721-ukraina-denonsuvala-ugodu-z-bilorussu-pro-pensii.html" text:style-name="Internet_20_link" text:visited-style-name="Visited_20_Internet_20_Link">
https://www.ukrinform.ua/rubric-polytics/3715721-ukraina-denonsuvala-ugodu-z-bilorussu-pro-pensii.html</text:a>
</text:p>
      <!--NEWS-->
      <text:h text:style-name="P10" text:outline-level="1">
<text:span text:style-name="T4">
ВР ухвалила закон, спрямований на набуття Україною членства у Банку розвитку Ради Європи</text:span>
</text:h>
      <text:p text:style-name="P4">
Authors: Ukrinform (Person)</text:p>
      <text:p text:style-name="P4">
Publisher: Укринформ (Organization)</text:p>
      <text:p text:style-name="P4">
Published Time: 2023-05-29T18:09:41+03:00</text:p>
      <text:p text:style-name="P4">
Modified Time: 2023-05-29T18:09:41+03:00</text:p>
      <text:p text:style-name="P4">
Description: Верховна Рада ухвалила Закон "Про прийняття Статуту Банку розвитку Ради Європи та приєднання до Третього протоколу до Генеральної угоди про привілеї та імунітети Ради Європи". — Укрінформ.</text:p>
      <text:p text:style-name="P4">
Images: ['<text:a xlink:type="simple" xlink:href="https://static.ukrinform.com/photos/2021_06/thumb_files/630_360_1623144009-889.jpg" text:style-name="Internet_20_link" text:visited-style-name="Visited_20_Internet_20_Link">
630_360_16231...</text:a>
']</text:p>
      <text:p text:style-name="P4">
Tags: ['Депутат', 'Рада Європи', 'Верховна Рада']</text:p>
      <text:p text:style-name="P4">
Type: Article</text:p>
      <!--METADATA-->
      <text:p text:style-name="P4">
<draw:frame draw:style-name="fr1" draw:name="Image185" text:anchor-type="as-char" svg:width="6.9236in" svg:height="3.956343in" draw:z-index="0">
<draw:image xlink:href="../Images/yкринформ/2023-05-29T18-09-41-03-00/630_360_1623144009-889.jpg" xlink:type="simple" xlink:show="embed" xlink:actuate="onLoad" draw:mime-type="image/jpeg"/>
</draw:frame>
 ВерховнаРада ухвалила Закон "Про прийняття Статуту Банку розвитку Ради Європи таприєднання до Третього протоколу до Генеральної угоди про привілеї таімунітети Ради Європи".</text:p>
      <text:p text:style-name="P4">
Про це народний депутат Ярослав Железняк ("Голос") повідомив у <text:a xlink:type="simple" xlink:href="https://t.me/yzheleznyak/4150" text:style-name="Internet_20_link" text:visited-style-name="Visited_20_Internet_20_Link">
 Телеграмі</text:a>
 , передає Укрінформ.</text:p>
      <text:p text:style-name="P4">
За словами Железняка, за ухвалення проєкту №0206 проголосували 296 народнихдепутатів.</text:p>
      <text:p text:style-name="P4">
Очікується, що ухвалення документа дозволить Україні набути членства у БРРЄ,що сприятиме розвитку нових житлових та соціальних інфраструктурних програм,надасть широкі можливості залучення інвестицій для забезпечення житломгромадян України, які втратили житло чи воно було пошкоджене унаслідокзбройної агресії Російської Федерації.</text:p>
      <text:p text:style-name="P4">
<text:span text:style-name="T4">
Читайте також:</text:span>
 <text:a xlink:type="simple" xlink:href="https://www.ukrinform.ua/rubric-economy/3715719-rada-planue-z-lipna-skasuvati-nizku-podatkovih-pilg-kogo-torknetsa.html" text:style-name="Internet_20_link" text:visited-style-name="Visited_20_Internet_20_Link">
 Рада планує з липня скасувати низку податкових пільг -кого торкнеться </text:a>
</text:p>
      <text:p text:style-name="P4">
Окрім того, набуття Україною членства у БРРЄ дозволить залучити кошти Банкудля відновлення та відбудови інфраструктури, зруйнованої внаслідок збройноїагресії РФ, а також має позитивно вплинути на показники економічного ісоціального розвитку, гуманітарної сфери.</text:p>
      <text:p text:style-name="P4">
Як повідомлялося, основна мета Банку розвитку Ради Європи – допомога урозв'язанні соціальних проблем, з якими європейські країни стикаються абоможуть зіткнутися внаслідок присутності біженців, переміщених осіб абомігрантів, унаслідок переміщень біженців або інших вимушених переміщеньнаселення та внаслідок присутності жертв природних чи екологічних катастроф.</text:p>
      <text:p text:style-name="P4">
Питання щодо набуття Україною членства у Банку розглядалося з 2017 року.</text:p>
      <text:p text:style-name="P4">
Source: <text:a xlink:type="simple" xlink:href="https://www.ukrinform.ua/rubric-economy/3715723-vr-uhvalila-zakon-spramovanij-na-nabutta-ukrainou-clenstva-u-banku-rozvitku-radi-evropi.html" text:style-name="Internet_20_link" text:visited-style-name="Visited_20_Internet_20_Link">
https://www.ukrinform.ua/rubric-economy/3715723-vr-uhvalila-zakon-spramovanij-na-nabutta-ukrainou-clenstva-u-banku-rozvitku-radi-evropi.html</text:a>
</text:p>
      <!--NEWS-->
      <text:h text:style-name="P10" text:outline-level="1">
<text:span text:style-name="T4">
Поліція Київщини передала СБУ справу щодо зникнення журналіста Хилюка</text:span>
</text:h>
      <text:p text:style-name="P4">
Authors: Ukrinform (Person)</text:p>
      <text:p text:style-name="P4">
Publisher: Укринформ (Organization)</text:p>
      <text:p text:style-name="P4">
Published Time: 2023-05-29T18:12:00+03:00</text:p>
      <text:p text:style-name="P4">
Modified Time: 2023-05-29T18:12:00+03:00</text:p>
      <text:p text:style-name="P4">
Description: Поліція Київської області передала кримінальне провадження щодо безвісного зникнення торік журналіста агентства "УНІАН" Дмитра Хилюка до Головного управління Служби безпеки України в місті Києві та Київській області. — Укрінформ.</text:p>
      <text:p text:style-name="P4">
Images: ['<text:a xlink:type="simple" xlink:href="https://static.ukrinform.com/photos/2023_05/thumb_files/630_360_1685373254-227.jpg" text:style-name="Internet_20_link" text:visited-style-name="Visited_20_Internet_20_Link">
630_360_16853...</text:a>
']</text:p>
      <text:p text:style-name="P4">
Tags: ['Поліція', 'СБУ', 'Спілка журналістів', 'Полонені', 'Війна з Росією']</text:p>
      <text:p text:style-name="P4">
Type: Article</text:p>
      <!--METADATA-->
      <text:p text:style-name="P4">
<draw:frame draw:style-name="fr1" draw:name="Image186" text:anchor-type="as-char" svg:width="6.9236in" svg:height="3.956343in" draw:z-index="0">
<draw:image xlink:href="../Images/yкринформ/2023-05-29T18-12-00-03-00/630_360_1685373254-227.jpg" xlink:type="simple" xlink:show="embed" xlink:actuate="onLoad" draw:mime-type="image/jpeg"/>
</draw:frame>
 ПоліціяКиївської області передала кримінальне провадження щодо безвісного зникненняторік журналіста агентства "УНІАН" Дмитра Хилюка до Головного управлінняСлужби безпеки України в місті Києві та Київській області.</text:p>
      <text:p text:style-name="P4">
Про це йдеться у відповіді слідчого управління Головного управління Нацполіціїв Київській області на інформаційний запит Укрінформу.</text:p>
      <text:p text:style-name="P4">
“Матеріали кримінального провадження за фактом безвісного зникнення ДмитраХилюка для подальшого здійснення досудового розслідування 13.04.2022 переданодо слідчого управління ГУ <text:a xlink:type="simple" xlink:href="https://www.ukrinform.ua/tag-sbu" text:style-name="Internet_20_link" text:visited-style-name="Visited_20_Internet_20_Link">
 СБУ </text:a>
 в м. Києвіта Київській області”, - сказано у відповіді.</text:p>
      <text:p text:style-name="P4">
<text:span text:style-name="T4">
Читайте також:</text:span>
 <text:a xlink:type="simple" xlink:href="https://www.ukrinform.ua/rubric-society/3710908-lubinec-osobisto-trimae-na-kontroli-pitanna-vizvolenna-z-polonu-rf-zurnalista-hiluka.html" text:style-name="Internet_20_link" text:visited-style-name="Visited_20_Internet_20_Link">
 Лубінець особисто тримає на контролі питання визволення зполону РФ журналіста <text:span text:style-name="T4">
Хилюк</text:span>
 а </text:a>
</text:p>
      <text:p text:style-name="P4">
Як повідомлялося, російські загарбники викрали Дмитра Хилюка 3 березня 2022року в його рідному селі Козаровичі Київської області. Понад рік він незаконноутримується у російській в'язниці.</text:p>
      <text:p text:style-name="P4">
Національна спілка журналістів України вимагає від РФ звільнити Хилюка.</text:p>
      <text:p text:style-name="P4">
<text:span text:style-name="T4">
Читайте також:</text:span>
 <text:a xlink:type="simple" xlink:href="https://www.ukrinform.ua/rubric-society/3710647-mediaholding-11-zaklikae-svit-dopomogti-zvilniti-zurnalista-dmitra-hiluka-z-rosijskogo-polonu.html" text:style-name="Internet_20_link" text:visited-style-name="Visited_20_Internet_20_Link">
 Медіахолдинг «1+1» закликає світ допомогти звільнитижурналіста Дмитра <text:span text:style-name="T4">
Хилюк</text:span>
 а з російського полону</text:a>
</text:p>
      <text:p text:style-name="P4">
17 травня Медіагрупа “1+1 media” звернулася до міжнародної професійноїспільноти та правозахисних комʼюніті з проханням посприяти визволенню зросійського полону журналіста УНІАН Дмитра Хилюка.</text:p>
      <text:p text:style-name="P4">
Уповноважений Верховної Ради із прав людини Дмитро Лубінець заявив, що тримаєна контролі питання щодо визволення з полону Хилюка.</text:p>
      <text:p text:style-name="P4">
Source: <text:a xlink:type="simple" xlink:href="https://www.ukrinform.ua/rubric-society/3715724-policia-kiivsini-peredala-sbu-spravu-sodo-zniknenna-zurnalista-hiluka.html" text:style-name="Internet_20_link" text:visited-style-name="Visited_20_Internet_20_Link">
https://www.ukrinform.ua/rubric-society/3715724-policia-kiivsini-peredala-sbu-spravu-sodo-zniknenna-zurnalista-hiluka.html</text:a>
</text:p>
      <!--NEWS-->
      <text:h text:style-name="P10" text:outline-level="1">
<text:span text:style-name="T4">
Кабмін затвердив фінансовий план Укрнафти на 2023 рік</text:span>
</text:h>
      <text:p text:style-name="P4">
Authors: Ukrinform (Person)</text:p>
      <text:p text:style-name="P4">
Publisher: Укринформ (Organization)</text:p>
      <text:p text:style-name="P4">
Published Time: 2023-05-29T18:21:34+03:00</text:p>
      <text:p text:style-name="P4">
Modified Time: 2023-05-29T18:21:34+03:00</text:p>
      <text:p text:style-name="P4">
Description: Кабінет Міністрів України затвердив фінансовий план ПАТ "Укрнафта" на 2023 рік. — Укрінформ.</text:p>
      <text:p text:style-name="P4">
Images: ['<text:a xlink:type="simple" xlink:href="https://static.ukrinform.com/photos/2019_12/thumb_files/630_360_1576666581-908.jpg" text:style-name="Internet_20_link" text:visited-style-name="Visited_20_Internet_20_Link">
630_360_15766...</text:a>
']</text:p>
      <text:p text:style-name="P4">
Tags: ['Фінанси', 'Кабмін', 'Укрнафта', 'Уряд']</text:p>
      <text:p text:style-name="P4">
Type: Article</text:p>
      <!--METADATA-->
      <text:p text:style-name="P4">
<draw:frame draw:style-name="fr1" draw:name="Image187" text:anchor-type="as-char" svg:width="6.9236in" svg:height="3.956343in" draw:z-index="0">
<draw:image xlink:href="../Images/yкринформ/2023-05-29T18-21-34-03-00/630_360_1576666581-908.jpg" xlink:type="simple" xlink:show="embed" xlink:actuate="onLoad" draw:mime-type="image/jpeg"/>
</draw:frame>
 КабінетМіністрів України затвердив фінансовий план ПАТ "Укрнафта" на 2023 рік.</text:p>
      <text:p text:style-name="P4">
Як передає Укрінформ, про це повідомив директор ПАТ «Укрнафта» СергійКорецький у  <text:a xlink:type="simple" xlink:href="https://www.facebook.com/sergii.koretskyi.page/posts/pfbid02rjBM3py9Uo1JKFUqGE8BkoYdPoiyBvCMhZsBgw5uEWY4qfnMyeeeBG6r9zSS9WLdl" text:style-name="Internet_20_link" text:visited-style-name="Visited_20_Internet_20_Link">
 Фейсбуці</text:a>
.</text:p>
      <text:p text:style-name="P4">
"Вперше за роки існування підприємства цей документ був підготовлений згідноіз вимогами Закону України "Про управління об‘єктами державної власності" таотримав 5 обов‘язкових висновків міністерств: Міністерства економіки,Міністерства оборони, Міністерства енергетики, Міністерства цифровоїтрансформації та <text:a xlink:type="simple" xlink:href="https://www.ukrinform.ua/tag-minfin" text:style-name="Internet_20_link" text:visited-style-name="Visited_20_Internet_20_Link">
 Міністерства фінансів </text:a>
 ", - зауважив Корецький.</text:p>
      <text:p text:style-name="P4">
Фінансовий план ПАТ "Укрнафта" на 2023 рік, зокрема, передбачає: 74 млрд грнчистого доходу від діяльності; 12 млрд грн чистого прибутку; 25 млрд грнподаткових виплат на користь держави (рента, податок на прибуток, ПДВ,оподаткування фонду оплати праці тощо); 9 млрд грн інвестицій, зокремарекордні 5,5 млрд грн інвестицій у видобуток.</text:p>
      <text:p text:style-name="P4">
<text:span text:style-name="T4">
Читайте також:</text:span>
 <text:a xlink:type="simple" xlink:href="https://www.ukrinform.ua/rubric-economy/3706994-ukrnafta-vrahuvala-zauvazenna-ministerstv-i-pidgotuvala-onovlenij-finplan-kompanii.html" text:style-name="Internet_20_link" text:visited-style-name="Visited_20_Internet_20_Link">
 <text:span text:style-name="T4">
Укрнафт</text:span>
 а врахувала зауваження міністерств іпідготувала оновлений фінплан компанії </text:a>
</text:p>
      <text:p text:style-name="P4">
Кабінет Міністрів затвердив фінансовий план публічного акціонерного товариства“Укрнафта” на 2023 рік 26 травня 2023 р.  <text:a xlink:type="simple" xlink:href="https://www.kmu.gov.ua/npas/pro-zatverdzhennia-finansovoho-planu-publichnoho-a466r" text:style-name="Internet_20_link" text:visited-style-name="Visited_20_Internet_20_Link">
 Розпорядженням</text:a>
 № 466-р.</text:p>
      <text:p text:style-name="P4">
Як повідомлялось, ПАТ «Укрнафта» планує протягом 2023 року пробурити мінімумтри нові свердловини, а також зробити забурки бокових стовбурів ще на трьохсвердловинах.</text:p>
      <text:p text:style-name="P4">
Кабінет Міністрів України передав активи однієї з найбільших газовидобувнихкомпаній ПрАТ «Укрнафтобуріння» в управління ПАТ «Укрнафта».</text:p>
      <text:p text:style-name="P4">
Source: <text:a xlink:type="simple" xlink:href="https://www.ukrinform.ua/rubric-economy/3715727-kabmin-zatverdiv-finansovij-plan-ukrnafti-na-2023-rik.html" text:style-name="Internet_20_link" text:visited-style-name="Visited_20_Internet_20_Link">
https://www.ukrinform.ua/rubric-economy/3715727-kabmin-zatverdiv-finansovij-plan-ukrnafti-na-2023-rik.html</text:a>
</text:p>
      <!--NEWS-->
      <text:h text:style-name="P10" text:outline-level="1">
<text:span text:style-name="T4">
У Греції розпустили парламент та призначили дату виборів</text:span>
</text:h>
      <text:p text:style-name="P4">
Authors: Ukrinform (Person)</text:p>
      <text:p text:style-name="P4">
Publisher: Укринформ (Organization)</text:p>
      <text:p text:style-name="P4">
Published Time: 2023-05-29T18:25:00+03:00</text:p>
      <text:p text:style-name="P4">
Modified Time: 2023-05-29T18:25:00+03:00</text:p>
      <text:p text:style-name="P4">
Description: Президент Греції Катерина Сакелларопулу видала указ про розпуск парламенту та офіційне призначення виборів на 25 червня. — Укрінформ.</text:p>
      <text:p text:style-name="P4">
Images: ['<text:a xlink:type="simple" xlink:href="https://static.ukrinform.com/photos/2017_10/thumb_files/630_360_1507711731-5101.jpeg" text:style-name="Internet_20_link" text:visited-style-name="Visited_20_Internet_20_Link">
630_360_15077...</text:a>
']</text:p>
      <text:p text:style-name="P4">
Tags: ['Греція', 'Парламент', 'Вибори']</text:p>
      <text:p text:style-name="P4">
Type: Article</text:p>
      <!--METADATA-->
      <text:p text:style-name="P4">
<draw:frame draw:style-name="fr1" draw:name="Image188" text:anchor-type="as-char" svg:width="6.9236in" svg:height="3.946452in" draw:z-index="0">
<draw:image xlink:href="../Images/yкринформ/2023-05-29T18-25-00-03-00/630_360_1507711731-5101.jpeg" xlink:type="simple" xlink:show="embed" xlink:actuate="onLoad" draw:mime-type="image/jpeg"/>
</draw:frame>
Президент Греції Катерина Сакелларопулу видала указ про розпуск парламенту таофіційне призначення виборів на 25 червня.</text:p>
      <text:p text:style-name="P4">
Про це повідомляє  <text:a xlink:type="simple" xlink:href="https://www.ekathimerini.com/news/1212141/president-issues-decree-dissolving-parliament-and-sets-june-25-as-next-election-day/" text:style-name="Internet_20_link" text:visited-style-name="Visited_20_Internet_20_Link">
 Ekathimerini</text:a>
 , передаєУкрінформ.</text:p>
      <text:p text:style-name="P4">
Згідно з указом, новий парламент збереться в понеділок, 3 липня.</text:p>
      <text:p text:style-name="P4">
Як пише видання, указ також підписаний тимчасовим прем'єр-міністром ІоаннісомСармасом та членами тимчасового кабінету міністрів.</text:p>
      <text:p text:style-name="P4">
Як повідомляв Укрінформ, у неділю, 21 травня,  <text:a xlink:type="simple" xlink:href="https://www.ukrinform.ua/rubric-world/3712340-na-viborah-u-grecii-lidirue-pravlaca-partia-ekzipol.html" text:style-name="Internet_20_link" text:visited-style-name="Visited_20_Internet_20_Link">
 у Греції відбулисяпарламентські вибори </text:a>
 . Згідно з підрахункоммайже всіх голосів, партія «Нова демократія» набрала 40,78% (145 з 300 місць).</text:p>
      <text:p text:style-name="P4">
Через день після парламентських виборів не вдалося сформувати однопартійнийуряд.</text:p>
      <text:p text:style-name="P4">
<text:span text:style-name="T4">
Читайте також:</text:span>
 <text:a xlink:type="simple" xlink:href="https://www.ukrinform.ua/rubric-world/3713560-u-grecii-priznacili-timcasovogo-premera-naperedodni-viboriv.html" text:style-name="Internet_20_link" text:visited-style-name="Visited_20_Internet_20_Link">
 У Греції призначили тимчасового прем'єра напередоднівиборів </text:a>
</text:p>
      <text:p text:style-name="P4">
28 травня 300 депутатів парламенту, обраних унаслідок виборів, склали присягу.Після цього новий парламент, у якому жодна партія не отримала більшості, обравспікера та віцеспікера у понеділок. Потім <text:a xlink:type="simple" xlink:href="https://www.ukrinform.ua/tag-parlament" text:style-name="Internet_20_link" text:visited-style-name="Visited_20_Internet_20_Link">
 парламент</text:a>
 мали розпустити президентськимуказом у понеділок або вівторок, а нові вибори оголосити на 25 червня.</text:p>
      <text:p text:style-name="P4">
Це лише другий, з моменту відновлення демократії в 1974 році, випадок, колиГреція має «дводенний» парламент. Попередній був результатом виборів у травні2012 року, які також не змогли привести до формування уряду.</text:p>
      <text:p text:style-name="P4">
Source: <text:a xlink:type="simple" xlink:href="https://www.ukrinform.ua/rubric-world/3715725-u-grecii-rozpustili-parlament-ta-priznacila-datu-viboriv.html" text:style-name="Internet_20_link" text:visited-style-name="Visited_20_Internet_20_Link">
https://www.ukrinform.ua/rubric-world/3715725-u-grecii-rozpustili-parlament-ta-priznacila-datu-viboriv.html</text:a>
</text:p>
      <!--NEWS-->
      <text:h text:style-name="P10" text:outline-level="1">
<text:span text:style-name="T4">
Світоліна: Дуже-дуже щаслива через те, як грала сьогодні</text:span>
</text:h>
      <text:p text:style-name="P4">
Authors: Ukrinform (Person)</text:p>
      <text:p text:style-name="P4">
Publisher: Укринформ (Organization)</text:p>
      <text:p text:style-name="P4">
Published Time: 2023-05-29T18:36:00+03:00</text:p>
      <text:p text:style-name="P4">
Modified Time: 2023-05-29T18:36:00+03:00</text:p>
      <text:p text:style-name="P4">
Description: Українка здобула перемогу над італійкою Мартіною Тревісан (№24 WTA). — Укрінформ.</text:p>
      <text:p text:style-name="P4">
Images: ['<text:a xlink:type="simple" xlink:href="https://static.ukrinform.com/photos/2023_05/thumb_files/630_360_1685374523-972.jpg" text:style-name="Internet_20_link" text:visited-style-name="Visited_20_Internet_20_Link">
630_360_16853...</text:a>
']</text:p>
      <text:p text:style-name="P4">
Tags: ['Світоліна', 'Теніс']</text:p>
      <text:p text:style-name="P4">
Type: Article</text:p>
      <!--METADATA-->
      <text:p text:style-name="P4">
<draw:frame draw:style-name="fr1" draw:name="Image189" text:anchor-type="as-char" svg:width="6.9236in" svg:height="3.956343in" draw:z-index="0">
<draw:image xlink:href="../Images/yкринформ/2023-05-29T18-36-00-03-00/630_360_1685374523-972.jpg" xlink:type="simple" xlink:show="embed" xlink:actuate="onLoad" draw:mime-type="image/jpeg"/>
</draw:frame>
 Українказдобула перемогу над італійкою Мартіною Тревісан (№24 WTA).</text:p>
      <text:p text:style-name="P4">
Еліна Світоліна <text:a xlink:type="simple" xlink:href="https://twitter.com/rolandgarros/status/1663200628036849664" text:style-name="Internet_20_link" text:visited-style-name="Visited_20_Internet_20_Link">
 прокоментувала</text:a>
 свою перемогу упершому раунді основної сітки «Ролан Гаррос», передає Укрінформ.</text:p>
      <text:p text:style-name="P4">
«Спершу дуже хочу подякувати за те, що прийшли та підтримали мене. Як визнаєте, для мене дуже особливо здобути першу перемогу на «Гренд Слемі» саметут, на «Ролан Гаррос». У мене є чудові спогади про виступи тут, передчудовими людьми, вболівальниками. Я дуже-дуже щаслива через те, як граласьогодні», – сказала Світоліна.</text:p>
      <text:p text:style-name="P4">
<text:span text:style-name="T4">
Читайте також:</text:span>
 <text:a xlink:type="simple" xlink:href="https://www.ukrinform.ua/rubric-sports/3715720-svitolina-zigrae-u-drugomu-raundi-osnovnoi-sitki-rolan-garros.html" text:style-name="Internet_20_link" text:visited-style-name="Visited_20_Internet_20_Link">
 <text:span text:style-name="T4">
Світоліна</text:span>
 зіграє у другому раунді основної сітки«Ролан Гаррос» </text:a>
</text:p>
      <text:p text:style-name="P4">
У другому колі Еліна зіграє з австралійкою Сторм Хантер (Сандрес).</text:p>
      <text:p text:style-name="P4">
Фото: Getty Images</text:p>
      <text:p text:style-name="P4">
Source: <text:a xlink:type="simple" xlink:href="https://www.ukrinform.ua/rubric-sports/3715732-svitolina-duzeduze-sasliva-cerez-te-ak-grala-sogodni.html" text:style-name="Internet_20_link" text:visited-style-name="Visited_20_Internet_20_Link">
https://www.ukrinform.ua/rubric-sports/3715732-svitolina-duzeduze-sasliva-cerez-te-ak-grala-sogodni.html</text:a>
</text:p>
      <!--NEWS-->
      <text:h text:style-name="P10" text:outline-level="1">
<text:span text:style-name="T4">
В Одесі перевірили пляжі на відповідність екологічним нормам</text:span>
</text:h>
      <text:p text:style-name="P4">
Authors: Ukrinform (Person)</text:p>
      <text:p text:style-name="P4">
Publisher: Укринформ (Organization)</text:p>
      <text:p text:style-name="P4">
Published Time: 2023-05-29T18:37:01+03:00</text:p>
      <text:p text:style-name="P4">
Modified Time: 2023-05-29T18:37:01+03:00</text:p>
      <text:p text:style-name="P4">
Description: На одеських пляжах перед початком літнього сезону фахівці взяли проби морської води, повітря й піску з метою перевірки на відповідність екологічним нормам. — Укрінформ.</text:p>
      <text:p text:style-name="P4">
Images: ['<text:a xlink:type="simple" xlink:href="https://static.ukrinform.com/photos/2019_04/thumb_files/630_360_1555085245-7254.jpeg" text:style-name="Internet_20_link" text:visited-style-name="Visited_20_Internet_20_Link">
630_360_15550...</text:a>
']</text:p>
      <text:p text:style-name="P4">
Tags: ['Одеса', 'Забруднення повітря', ' Чорне море', 'Пляж', 'Пісок']</text:p>
      <text:p text:style-name="P4">
Type: Article</text:p>
      <!--METADATA-->
      <text:p text:style-name="P4">
<draw:frame draw:style-name="fr1" draw:name="Image190" text:anchor-type="as-char" svg:width="6.9236in" svg:height="3.956343in" draw:z-index="0">
<draw:image xlink:href="../Images/yкринформ/2023-05-29T18-37-01-03-00/630_360_1555085245-7254.jpeg" xlink:type="simple" xlink:show="embed" xlink:actuate="onLoad" draw:mime-type="image/jpeg"/>
</draw:frame>
 Наодеських пляжах перед початком літнього сезону фахівці взяли проби морськоїводи, повітря й піску з метою перевірки на відповідність екологічним нормам.</text:p>
      <text:p text:style-name="P4">
Про це у  <text:a xlink:type="simple" xlink:href="https://www.facebook.com/permalink.php" text:style-name="Internet_20_link" text:visited-style-name="Visited_20_Internet_20_Link">
 Фейсбуці</text:a>
повідомив голова депутатської комісії з питань екології, запобіганнянадзвичайним ситуаціям та ліквідації їх наслідків, зв'язку та інформаційнихтехнологій Одеської міської ради Михайло Карпенчук, передає Укрінформ.</text:p>
      <text:p text:style-name="P4">
«Купатись та засмагати можливо буде тільки на спеціально відведених ділянках,які будуть підготовлені фахівцями спеціальних служб. Перелік <text:a xlink:type="simple" xlink:href="https://www.ukrinform.ua/tag-plaz" text:style-name="Internet_20_link" text:visited-style-name="Visited_20_Internet_20_Link">
 пляжів</text:a>
 буде оприлюднено найближчим часом. Саме зцього приводу ми з колегами з міської ради та виконкому ініціювали виїзнуінспекцію узбережжя», - зазначив Карпенчук.</text:p>
      <text:p text:style-name="P4">
</text:p>
      <text:p text:style-name="P4">
За його словами, разом з фахівцями Департаменту екології, Управлінняінженерного захисту та розвитку узбережжя, КП «Узбережжя Одеси», Державноїекологічної інспекції Південного округу, КП «Муніципальний центр екологічноїбезпеки» та КУ «Рятувально-водолазна служба» було взято проби морської води тапроведено замірювання повітря й піску "з метою встановлення стану забрудненнята відповідність екологічним нормам".</text:p>
      <text:p text:style-name="P4">
<text:span text:style-name="T4">
Читайте також:</text:span>
 <text:a xlink:type="simple" xlink:href="https://www.ukrinform.ua/rubric-regions/3713606-plazi-cornomorska-zakriti-dla-kupanna.html" text:style-name="Internet_20_link" text:visited-style-name="Visited_20_Internet_20_Link">
 <text:span text:style-name="T4">
Пляжі</text:span>
 <text:span text:style-name="T4">
Чорноморська</text:span>
 <text:span text:style-name="T4">
закриті</text:span>
 <text:span text:style-name="T4">
для</text:span>
<text:span text:style-name="T4">
купання</text:span>
 </text:a>
</text:p>
      <text:p text:style-name="P4">
За результатами досліджень піску на пляжах «Аркадія», «10ст. В. Фонтану»,«13ст. В. Фонтану» встановлено, що дози гама-випромінювання не перевищуютьдопустимі рівні. Дослідження повітря на цих пляжах також не показалоперевищення норм. Невдовзі будуть готові результати дослідження морської води.</text:p>
      <text:p text:style-name="P4">
Як повідомлялося, деякі пляжі в Одесі можуть відкрити після 5 червня, але дляцього муніципальна влада та орендатори повинні виконати  <text:a xlink:type="simple" xlink:href="https://www.ukrinform.ua/rubric-regions/3714175-vlada-odesi-rozpovila-za-akih-umov-vidkriut-plazi.html" text:style-name="Internet_20_link" text:visited-style-name="Visited_20_Internet_20_Link">
 низку умов</text:a>
 для гарантування безпеки людей. Зокрема, зонакупання повинна бути відгороджена відповідними засобами. Між траверсами сліднатягнути загородження з буями кожні 50 м. В районі пірсів чи на закінченнітраверсів має бути натягнена сітка.</text:p>
      <text:p text:style-name="P4">
Source: <text:a xlink:type="simple" xlink:href="https://www.ukrinform.ua/rubric-regions/3715734-v-odesi-perevirili-plazi-na-vidpovidnist-ekologicnim-normam.html" text:style-name="Internet_20_link" text:visited-style-name="Visited_20_Internet_20_Link">
https://www.ukrinform.ua/rubric-regions/3715734-v-odesi-perevirili-plazi-na-vidpovidnist-ekologicnim-normam.html</text:a>
</text:p>
      <!--NEWS-->
      <text:h text:style-name="P10" text:outline-level="1">
<text:span text:style-name="T4">
Planet Labs показав супутникові знімки «зубів дракона» у Білорусі на кордоні з Україною</text:span>
</text:h>
      <text:p text:style-name="P4">
Authors: Ukrinform (Person)</text:p>
      <text:p text:style-name="P4">
Publisher: Укринформ (Organization)</text:p>
      <text:p text:style-name="P4">
Published Time: 2023-05-29T18:42:00+03:00</text:p>
      <text:p text:style-name="P4">
Modified Time: 2023-05-29T18:42:00+03:00</text:p>
      <text:p text:style-name="P4">
Description: На супутникових знімках сервісу Planet Labs зафіксовано оборонні укріплення на території Білорусі на кордоні з Україною, неподалік від Гомеля. — Укрінформ.</text:p>
      <text:p text:style-name="P4">
Images: ['<text:a xlink:type="simple" xlink:href="https://static.ukrinform.com/photos/2023_05/thumb_files/630_360_1685375212-491.jpg" text:style-name="Internet_20_link" text:visited-style-name="Visited_20_Internet_20_Link">
630_360_16853...</text:a>
']</text:p>
      <text:p text:style-name="P4">
Tags: ['Білорусь', 'Супутник', 'Україна', 'Кордон', 'Фортифікаційні споруди']</text:p>
      <text:p text:style-name="P4">
Type: Article</text:p>
      <!--METADATA-->
      <text:p text:style-name="P4">
<draw:frame draw:style-name="fr1" draw:name="Image193" text:anchor-type="as-char" svg:width="6.9236in" svg:height="3.956343in" draw:z-index="0">
<draw:image xlink:href="../Images/yкринформ/2023-05-29T18-42-00-03-00/630_360_1685375212-491.jpg" xlink:type="simple" xlink:show="embed" xlink:actuate="onLoad" draw:mime-type="image/jpeg"/>
</draw:frame>
 Насупутникових знімках сервісу Planet Labs зафіксовано оборонні укріплення натериторії Білорусі на кордоні з Україною, неподалік від Гомеля.</text:p>
      <text:p text:style-name="P4">
Про це повідомляє  <text:a xlink:type="simple" xlink:href="https://www.svaboda.org/a/32432854.html" text:style-name="Internet_20_link" text:visited-style-name="Visited_20_Internet_20_Link">
 «Радыё Свабода»</text:a>
 , передає Укрінформ.</text:p>
      <text:p text:style-name="P4">
Як зазначається, поблизу села Калініно, за 20 кілометрів від кордону зУкраїною та за 10 кілометрів від Гомеля, з’явилися військові оборонні споруди,зокрема лінія протитанкових укріплень із «зубами дракона». Причому більшістьтраншей - у безпосередній близькості від житлових будинків. Деякі викопані навідстані менше 10 метрів від парканів місцевих жителів.</text:p>
      <text:p text:style-name="P4">
Моніторингова група  <text:a xlink:type="simple" xlink:href="https://t.me/Hajun_BY/6900" text:style-name="Internet_20_link" text:visited-style-name="Visited_20_Internet_20_Link">
 "Беларускі Гаюн" </text:a>
 ,проаналізувавши фото, зауважує, що довжина лінії "зубів дракона" біля селаКалініно становить близько 2 км (400 м - західна частина, 1600 м - східна).Крім того, на північ, ближче до села, можна помітити фортифікаційні споруди —окопи та рови.</text:p>
      <text:p text:style-name="P4">
<text:span text:style-name="T4">
Читайте також:</text:span>
 <text:a xlink:type="simple" xlink:href="https://www.ukrinform.ua/rubric-world/3711012-u-bilorusi-zavilas-linia-zubiv-drakona-nepodalik-kordonu-z-ukrainou-zmi.html" text:style-name="Internet_20_link" text:visited-style-name="Visited_20_Internet_20_Link">
 У <text:span text:style-name="T4">
Білорусі</text:span>
 з' <text:span text:style-name="T4">
явилась</text:span>
 <text:span text:style-name="T4">
лінія</text:span>
 « <text:span text:style-name="T4">
зубів</text:span>
<text:span text:style-name="T4">
дракона</text:span>
 » <text:span text:style-name="T4">
неподалік</text:span>
 <text:span text:style-name="T4">
кордону</text:span>
 з <text:span text:style-name="T4">
Україною</text:span>
 — <text:span text:style-name="T4">
ЗМІ</text:span>
</text:a>
</text:p>
      <text:p text:style-name="P4">
Водночас  <text:a xlink:type="simple" xlink:href="https://t.me/flagshtok/10708" text:style-name="Internet_20_link" text:visited-style-name="Visited_20_Internet_20_Link">
 Телеграм-канал </text:a>
 «Флагшток» назвавці укріплення «лінією Хреніна» - за іменем міністра оборони РБ - та вважає їх«демонстраційним зразком». «На сьогодні у Гомельській області не фіксуєтьсямасштабне будівництво єдиної лінії укріплень на кордоні з Україною (як цезроблено в РФ)», - резюмує «Флагшток».</text:p>
      <text:p text:style-name="P4">
Як повідомляв  <text:a xlink:type="simple" xlink:href="https://www.ukrinform.ua/rubric-world/3703549-lukasenko-zibrav-naradu-i-zaavlae-pro-provokacii-na-kordoni.html" text:style-name="Internet_20_link" text:visited-style-name="Visited_20_Internet_20_Link">
 Укрінформ </text:a>
 , на початку травня Олександр Лукашенко збирав нараду з«актуальних питань забезпечення безпеки та заходів щодо охорони державногокордону», посилаючись на нібито провокації на кордоні та проникнення«диверсантів».</text:p>
      <text:p text:style-name="P4">
<text:span text:style-name="T5">
Перше фото з сайту 35photo.pro</text:span>
</text:p>
      <text:p text:style-name="P4">
Source: <text:a xlink:type="simple" xlink:href="https://www.ukrinform.ua/rubric-world/3715735-planet-labs-pokazav-suputnikovi-znimki-zubiv-drakona-u-bilorusi-na-kordoni-z-ukrainou.html" text:style-name="Internet_20_link" text:visited-style-name="Visited_20_Internet_20_Link">
https://www.ukrinform.ua/rubric-world/3715735-planet-labs-pokazav-suputnikovi-znimki-zubiv-drakona-u-bilorusi-na-kordoni-z-ukrainou.html</text:a>
</text:p>
      <!--NEWS-->
      <text:h text:style-name="P10" text:outline-level="1">
<text:span text:style-name="T4">
Завтра в Україні до +27°, у деяких областях - дощі з грозами</text:span>
</text:h>
      <text:p text:style-name="P4">
Authors: Ukrinform (Person)</text:p>
      <text:p text:style-name="P4">
Publisher: Укринформ (Organization)</text:p>
      <text:p text:style-name="P4">
Published Time: 2023-05-29T18:56:00+03:00</text:p>
      <text:p text:style-name="P4">
Modified Time: 2023-05-29T18:56:00+03:00</text:p>
      <text:p text:style-name="P4">
Description: В Україні у вівторок, 30 травня, короткочасні дощі з грозами очікуються у східних, південно-східних областях, Криму, Карпатах і на Закарпатті, на решті території без опадів; повітря прогріється максимально до 27°. — Укрінформ.</text:p>
      <text:p text:style-name="P4">
Images: ['<text:a xlink:type="simple" xlink:href="https://static.ukrinform.com/photos/2023_05/thumb_files/630_360_1685361900-779.jpg" text:style-name="Internet_20_link" text:visited-style-name="Visited_20_Internet_20_Link">
630_360_16853...</text:a>
']</text:p>
      <text:p text:style-name="P4">
Tags: ['Дощ', 'Гроза', 'Погода', 'Прогноз']</text:p>
      <text:p text:style-name="P4">
Type: Article</text:p>
      <!--METADATA-->
      <text:p text:style-name="P4">
<draw:frame draw:style-name="fr1" draw:name="Image194" text:anchor-type="as-char" svg:width="6.9236in" svg:height="3.956343in" draw:z-index="0">
<draw:image xlink:href="../Images/yкринформ/2023-05-29T18-56-00-03-00/630_360_1685361900-779.jpg" xlink:type="simple" xlink:show="embed" xlink:actuate="onLoad" draw:mime-type="image/jpeg"/>
</draw:frame>
 В Україніу вівторок, 30 травня, короткочасні дощі з грозами очікуються у східних,південно-східних областях, Криму, Карпатах і на Закарпатті, на решті територіїбез опадів; повітря прогріється максимально до 27°.</text:p>
      <text:p text:style-name="P4">
Про це Укрінформу повідомили в Українському гідрометцентрі.</text:p>
      <text:p text:style-name="P4">
"У східних, південно-східних областях та Криму мінлива хмарність, короткочаснідощі з грозами, температура вночі 13-18°, вдень 18-23°. На решті територіїневелика хмарність, без опадів, лише в Карпатах та на Закарпатті вдень місцямикороткочасний дощ, гроза; температура вночі 8-13°, вдень 22-27°, в Карпатахвночі 5-10°, вдень 15-20°. Вітер північний, північно-східний, 3-8 м/с", -зазначається у прогнозі.</text:p>
      <text:p text:style-name="P4">
Синоптики попереджають, що 30 травня у східних, Дніпропетровській, Херсонськійта Запорізькій областях очікуються <text:a xlink:type="simple" xlink:href="https://www.ukrinform.ua/tag-groza" text:style-name="Internet_20_link" text:visited-style-name="Visited_20_Internet_20_Link">
 грози </text:a>
 (І рівень небезпечності, жовтий).</text:p>
      <text:p text:style-name="P4">
У Києві та Київській області у вівторок очікується невелика хмарність, безопадів. Температура у регіоні вночі становитиме 8-13°, вдень 22-27°, у столицівночі буде 10-12°, вдень 23-25°.</text:p>
      <text:p text:style-name="P4">
У наступні два дні спостерігатиметься мінлива хмарність. Згідно з прогнозом,31 травня у південно-східній частині країни, вдень 1 червня в Карпатах і наЗакарпатті пройдуть короткочасні дощі, місцями грози, на решті території безістотних опадів. Вітер північний з переходом у західних та північних областяхна західний, 5-10 м/с.</text:p>
      <text:p text:style-name="P4">
Температура вночі становитиме 10-15°, у західних, 1 червня і у північних таВінницькій областях 7-12°; вдень буде 22-27°, у східних, 31 травня і взахідних та північних областях 19-24°.</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Населення у всьому світі страждає від екстремальнихпогодних і кліматичних явищ – ВМО </text:a>
</text:p>
      <text:p text:style-name="P4">
У столиці та Київській області істотних опадів у ці дні не прогнозують,спостерігатиметься мінлива хмарність. Вітер північний з переходом на західний,5-10 м/с. Температура в області 31 травня вночі 10-15°, вдень 19-24°, 1 червнявночі 7-12°, вдень 22-27°. У Києві стовпчики термомтерів покажуть 31 травнявночі 13-15°, вдень 21-23°, 1 червня вночі буде близько 10°, вдень 24-26°.</text:p>
      <text:p text:style-name="P4">
Метеорологи попереджають, що 30-31 травня у західних (крім Львівської,Закарпатської, Івано-Франківської), північних та Вінницькій областях і Києвіпереважатиме надзвичайний рівень пожежної небезпеки.</text:p>
      <text:p text:style-name="P4">
За прогнозом синоптиків, 2 червня в Україні буде без опадів, лише у західнихта північних областях вдень короткочасний дощ, гроза; 3 червня вночі узахідних, північних, місцями центральних областях, вдень по всій Українікороткочасні дощі з грозами.</text:p>
      <text:p text:style-name="P4">
Температура становитиме вночі 8-14°, у південних областях до 17°; вдень22-28°, у східній частині, 3 червня в усій Україні буде 19-25°.</text:p>
      <text:p text:style-name="P4">
У столичному регіоні та Києві 2-3 червня очікуються короткочасні дощі тагрози, лише вночі 2 червня без опадів. Температура в області становитиме вночі9-14°; вдень 2 червня 23-28°, 3 червня 19-24°. У столиці вночі буде 11-13°;вдень 2 червня 25-27°, 3 червня 21-23°.</text:p>
      <text:p text:style-name="P4">
Source: <text:a xlink:type="simple" xlink:href="https://www.ukrinform.ua/rubric-regions/3715625-zavtra-v-ukraini-do-27-u-deakih-oblastah-dosi-z-grozami.html" text:style-name="Internet_20_link" text:visited-style-name="Visited_20_Internet_20_Link">
https://www.ukrinform.ua/rubric-regions/3715625-zavtra-v-ukraini-do-27-u-deakih-oblastah-dosi-z-grozami.html</text:a>
</text:p>
      <!--NEWS-->
      <text:h text:style-name="P10" text:outline-level="1">
<text:span text:style-name="T4">
У Києві водопровідна вода безпечна та відповідає санітарним нормам</text:span>
</text:h>
      <text:p text:style-name="P4">
Authors: Ukrinform (Person)</text:p>
      <text:p text:style-name="P4">
Publisher: Укринформ (Organization)</text:p>
      <text:p text:style-name="P4">
Published Time: 2023-05-29T19:09:00+03:00</text:p>
      <text:p text:style-name="P4">
Modified Time: 2023-05-29T19:09:00+03:00</text:p>
      <text:p text:style-name="P4">
Description: У Києві водопровідна вода безпечна та відповідає санітарним нормам, фахівці водоканалу щодня суворо контролюють якість. — Укрінформ.</text:p>
      <text:p text:style-name="P4">
Images: ['<text:a xlink:type="simple" xlink:href="https://static.ukrinform.com/photos/2020_01/thumb_files/630_360_1580371360-546.jpg" text:style-name="Internet_20_link" text:visited-style-name="Visited_20_Internet_20_Link">
630_360_15803...</text:a>
']</text:p>
      <text:p text:style-name="P4">
Tags: ['Вода', 'Київ']</text:p>
      <text:p text:style-name="P4">
Type: Article</text:p>
      <!--METADATA-->
      <text:p text:style-name="P4">
<draw:frame draw:style-name="fr1" draw:name="Image195" text:anchor-type="as-char" svg:width="6.9236in" svg:height="3.956343in" draw:z-index="0">
<draw:image xlink:href="../Images/yкринформ/2023-05-29T19-09-00-03-00/630_360_1580371360-546.jpg" xlink:type="simple" xlink:show="embed" xlink:actuate="onLoad" draw:mime-type="image/jpeg"/>
</draw:frame>
 У Києвіводопровідна вода безпечна та відповідає санітарним нормам, фахівці водоканалущодня суворо контролюють якість.</text:p>
      <text:p text:style-name="P4">
Як передає Укрінформ, про це повідомляє <text:a xlink:type="simple" xlink:href="https://kyivcity.gov.ua/news/vodoprovidna_voda_u_kiyevi_bezpechna_ta_vidpovidaye_chinnim_normam__prat_ak_kivvodokanal/" text:style-name="Internet_20_link" text:visited-style-name="Visited_20_Internet_20_Link">
 Київська міська державнаадміністрація.</text:a>
</text:p>
      <text:p text:style-name="P4">
“Фахівці Київводоканалу щодня суворо контролюють якість води і гарантують їїбезпечність. Однак, останнім часом спостерігається підвищення забарвленостіводи, що зумовлено надзвичайно високою забрудненістю річок Дніпра та Десни.Через це, незважаючи на підвищення дози коагулянтів в процесі водопідготовки,питна вода може мати візуально помітний жовтий відтінок”, - ідеться уповідомленні.</text:p>
      <text:p text:style-name="P4">
В КМДА звертають увагу, що при цьому показники забарвленості, каламутності тазагального заліза залишаються в межах норми Державних санітарних норм, правилта гігієнічних нормативів “Показники безпечності та окремі показники якостіпитної води в умовах воєнного стану та надзвичайних ситуаціях іншогохарактеру”, згідно якого дозволяється підвищення забарвленості до 35 градусів,каламутності до 3,5 НОК, загального заліза до 1,0 мг/л.</text:p>
      <text:p text:style-name="P4">
“Але ці показники впливають лише на візуальні якості води, і <text:a xlink:type="simple" xlink:href="https://www.ukrinform.ua/tag-voda" text:style-name="Internet_20_link" text:visited-style-name="Visited_20_Internet_20_Link">
 вода</text:a>
 при цьому залишається цілком безпечною”,- ідеться в повідомленні.</text:p>
      <text:p text:style-name="P4">
Контроль за якістю водопровідної води у столиці постійно здійснює Головнеуправління Держпродспоживслужби в місті Києві. Відхилень від нормативних вимогне зафіксовано.</text:p>
      <text:p text:style-name="P4">
<text:span text:style-name="T4">
Читайте також:</text:span>
 <text:a xlink:type="simple" xlink:href="https://www.ukrinform.ua/rubric-regions/3715584-polovina-ziteliv-cornomorska-zalisilasa-bez-vodi-cerez-avariu.html" text:style-name="Internet_20_link" text:visited-style-name="Visited_20_Internet_20_Link">
 <text:span text:style-name="T4">
Половина</text:span>
 <text:span text:style-name="T4">
жителів</text:span>
 <text:span text:style-name="T4">
Чорноморська</text:span>
 <text:span text:style-name="T4">
залишилася</text:span>
<text:span text:style-name="T4">
без</text:span>
 <text:span text:style-name="T4">
води</text:span>
 <text:span text:style-name="T4">
через</text:span>
 <text:span text:style-name="T4">
аварію</text:span>
 </text:a>
</text:p>
      <text:p text:style-name="P4">
Якість питної води у Києві на сьогодні контролюється за санітарно-токсикологічними, органолептичними та фізико-хімічними показниками відповіднодо Державних санітарних норм і правил “Показники безпечності та окреміпоказники якості питної води в умовах воєнного стану та надзвичайних ситуаціяхіншого характеру”, затверджених наказом Міністерства охорони здоров’я Українивід 22 квітня 2022 року № 683 і зареєстрованих у Міністерстві юстиції України25 травня 2022 року за №564/37900, що застосовуються у період воєнного стану.</text:p>
      <text:p text:style-name="P4">
За показниками епідемічної та радіаційної безпеки контроль здійснюєтьсявідповідно до вимог ДСанПіН 2.2.4-171-10.</text:p>
      <text:p text:style-name="P4">
Як повідомляв Укрінформ, у Києві станом на неділю, 28 травня, <text:a xlink:type="simple" xlink:href="https://www.ukrinform.ua/rubric-kyiv/3715270-u-kievi-riven-vodi-v-dnipri-zmensivsa-na-11-santimetriv.html" text:style-name="Internet_20_link" text:visited-style-name="Visited_20_Internet_20_Link">
 рівень води уДніпрі </text:a>
 порівняно з попереднім днем зменшивсяна 11 сантиметрів, рівень паводка в межах столиці вже знизився до показниківкінця березня – початку квітня.</text:p>
      <text:p text:style-name="P4">
Source: <text:a xlink:type="simple" xlink:href="https://www.ukrinform.ua/rubric-kyiv/3715739-u-kievi-vodoprovidna-voda-bezpecna-ta-vidpovidae-sanitarnim-normam.html" text:style-name="Internet_20_link" text:visited-style-name="Visited_20_Internet_20_Link">
https://www.ukrinform.ua/rubric-kyiv/3715739-u-kievi-vodoprovidna-voda-bezpecna-ta-vidpovidae-sanitarnim-normam.html</text:a>
</text:p>
      <!--NEWS-->
      <text:h text:style-name="P10" text:outline-level="1">
<text:span text:style-name="T4">
У Генштабі уточнили – уночі сили ППО знищили 36 ракет та 30 «Шахедів»</text:span>
</text:h>
      <text:p text:style-name="P4">
Authors: Ukrinform (Person)</text:p>
      <text:p text:style-name="P4">
Publisher: Укринформ (Organization)</text:p>
      <text:p text:style-name="P4">
Published Time: 2023-05-29T19:13:00+03:00</text:p>
      <text:p text:style-name="P4">
Modified Time: 2023-05-29T19:13:00+03:00</text:p>
      <text:p text:style-name="P4">
Description: Минулої ночі сили ППО знищили 36 із 40 крилатих ракет Х-101/Х-555 та 30 із 38 ударних БпЛА «Shahed-136/131». — Укрінформ.</text:p>
      <text:p text:style-name="P4">
Images: ['<text:a xlink:type="simple" xlink:href="https://static.ukrinform.com/photos/2022_07/thumb_files/630_360_1657464612-959.jpg" text:style-name="Internet_20_link" text:visited-style-name="Visited_20_Internet_20_Link">
630_360_16574...</text:a>
']</text:p>
      <text:p text:style-name="P4">
Tags: ['Генштаб', 'ЗСУ', 'Війна з Росією']</text:p>
      <text:p text:style-name="P4">
Type: Article</text:p>
      <!--METADATA-->
      <text:p text:style-name="P4">
<draw:frame draw:style-name="fr1" draw:name="Image196" text:anchor-type="as-char" svg:width="6.9236in" svg:height="3.956343in" draw:z-index="0">
<draw:image xlink:href="../Images/yкринформ/2023-05-29T19-13-00-03-00/630_360_1657464612-959.jpg" xlink:type="simple" xlink:show="embed" xlink:actuate="onLoad" draw:mime-type="image/jpeg"/>
</draw:frame>
 Минулоїночі сили ППО знищили 36 із 40 крилатих ракет Х-101/Х-555 та 30 із 38 ударнихБпЛА «Shahed-136/131».</text:p>
      <text:p text:style-name="P4">
Про це повідомляється у зведенні Генштабу ЗСУ у <text:a xlink:type="simple" xlink:href="https://www.facebook.com/GeneralStaff.ua/posts/pfbid03n8ofjJkwrF6rfaxTscUvQrKYZYQsBPLM9W5mdDgNMgxWCSzgFX43AGzYyQPE4Ppl" text:style-name="Internet_20_link" text:visited-style-name="Visited_20_Internet_20_Link">
 Фейсбуці</text:a>
, передає Укрінформ.</text:p>
      <text:p text:style-name="P4">
"Вночі противник застосував крилаті ракети повітряного базування Х-101/Х-555та іранські ударні БпЛА “Shahed-136/131”. За уточненою інформацією, силами тазасобами повітряних командувань у взаємодії із протиповітряною обороною іншихскладових Сил оборони України знищено 36 із 40 крилатих ракет Х-101/Х-555 та30 із 38 ударних БпЛА «Shahed-136/131»", - поінформували у Генштабі.</text:p>
      <text:p text:style-name="P4">
<text:span text:style-name="T4">
Читайте також:</text:span>
 <text:a xlink:type="simple" xlink:href="https://www.ukrinform.ua/rubric-kyiv/3715699-raketna-ataka-zelenskij-pokazav-ak-diti-pid-zvuki-vibuhiv-bizat-v-ukritta.html" text:style-name="Internet_20_link" text:visited-style-name="Visited_20_Internet_20_Link">
 Ракетна атака: Зеленський показав, як діти під звукивибухів біжать в укриття </text:a>
</text:p>
      <text:p text:style-name="P4">
За його даними, вдень загарбники застосували крилаті та балістичні ракетиоперативно-тактичного ракетного комплексу “Іскандер” по об’єктах цивільної такритичної інфраструктури Києва. Силами та засобами Повітряних сил ЗСУ знищені11 із 11 ракет.</text:p>
      <text:p text:style-name="P4">
Генштаб наголошує, що ймовірність завдання ракетних та авіаційних ударів повсій території України залишається високою.</text:p>
      <text:p text:style-name="P4">
Повідомляється, що протягом цієї доби російська армія завдала 53 авіаційнихударів та здійснила близько 20 обстрілів з реактивних систем залпового вогнюпо позиціях українських військ та населених пунктах. Є жертви серед цивільногонаселення, пошкоджено приватні житлові будинки, інша цивільна таадміністративна інфраструктура.</text:p>
      <text:p text:style-name="P4">
<text:span text:style-name="T4">
Читайте також:</text:span>
 <text:a xlink:type="simple" xlink:href="https://www.ukrinform.ua/rubric-ato/3715610-na-limanskomu-napramku-sili-oboroni-znisili-sklad-rosian.html" text:style-name="Internet_20_link" text:visited-style-name="Visited_20_Internet_20_Link">
 На Лиманському напрямку Сили оборони <text:span text:style-name="T4">
знищил</text:span>
 и складросіян </text:a>
</text:p>
      <text:p text:style-name="P4">
Як повідомлялось, авіація Сил оборони за добу завдала 15 ударів по районахзосередження особового складу та військової техніки ворога.</text:p>
      <text:p text:style-name="P4">
Фото: Міноборони</text:p>
      <text:p text:style-name="P4">
Source: <text:a xlink:type="simple" xlink:href="https://www.ukrinform.ua/rubric-ato/3715742-u-genstabi-utocnili-unoci-sili-ppo-znisili-36-raket-ta-30-sahediv.html" text:style-name="Internet_20_link" text:visited-style-name="Visited_20_Internet_20_Link">
https://www.ukrinform.ua/rubric-ato/3715742-u-genstabi-utocnili-unoci-sili-ppo-znisili-36-raket-ta-30-sahediv.html</text:a>
</text:p>
      <!--NEWS-->
      <text:h text:style-name="P10" text:outline-level="1">
<text:span text:style-name="T4">
Росія продовжує вивозити крадене зерно через Маріуполь – радник мера</text:span>
</text:h>
      <text:p text:style-name="P4">
Authors: Ukrinform (Person)</text:p>
      <text:p text:style-name="P4">
Publisher: Укринформ (Organization)</text:p>
      <text:p text:style-name="P4">
Published Time: 2023-05-29T19:15:00+03:00</text:p>
      <text:p text:style-name="P4">
Modified Time: 2023-05-29T19:15:00+03:00</text:p>
      <text:p text:style-name="P4">
Description: У тимчасово захопленому російськими військовими Маріуполі знову фіксують перевезення вантажівками через місто вкраденого українського зерна до Росії.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Зерно', 'Росія']</text:p>
      <text:p text:style-name="P4">
Type: Article</text:p>
      <!--METADATA-->
      <text:p text:style-name="P4">
<draw:frame draw:style-name="fr1" draw:name="Image197" text:anchor-type="as-char" svg:width="6.9236in" svg:height="3.956343in" draw:z-index="0">
<draw:image xlink:href="../Images/yкринформ/2023-05-29T19-15-00-03-00/630_360_1680546247-363.jpg" xlink:type="simple" xlink:show="embed" xlink:actuate="onLoad" draw:mime-type="image/jpeg"/>
</draw:frame>
 Утимчасово захопленому російськими військовими Маріуполі знову фіксуютьперевезення вантажівками через місто вкраденого українського зерна до Росії.</text:p>
      <text:p text:style-name="P4">
Як передає Укрінформ, про це у <text:a xlink:type="simple" xlink:href="https://t.me/andriyshTime/10203" text:style-name="Internet_20_link" text:visited-style-name="Visited_20_Internet_20_Link">
 Телеграмі </text:a>
повідомив радник Маріупольського міського голови Петро Андрющенко таоприлюднив відповідне відео.</text:p>
      <text:p text:style-name="P4">
«Без зупину росіяни тягнуть зерновози через місто на росію. Один за одним. Цякраїна точно перша в крадівництві на державному рівні. Разом з убивствами таруйнуваннями. Імперія зла в повному сенсі цього вислову», - написавАндрющенко.</text:p>
      <text:p text:style-name="P4">
<text:span text:style-name="T4">
Читайте також:</text:span>
 <text:a xlink:type="simple" xlink:href="https://www.ukrinform.ua/rubric-regions/3715549-u-mariupolskomu-rajoni-rosiani-vantazivkami-vivozat-svoih-vbitih-i-poranenih.html" text:style-name="Internet_20_link" text:visited-style-name="Visited_20_Internet_20_Link">
 У <text:span text:style-name="T4">
Маріупол</text:span>
 ьському районі росіяни вантажівкамививозять своїх вбитих і поранених </text:a>
</text:p>
      <text:p text:style-name="P4">
Як повідомлялося, тиждень тому з порту тимчасово захопленого загарбникамиМаріуполя вийшло в Ростов-на-Дону чергове російське судно з викраденими двоматисячами тонн українського зерна.</text:p>
      <text:p text:style-name="P4">
Source: <text:a xlink:type="simple" xlink:href="https://www.ukrinform.ua/rubric-regions/3715531-rosia-prodovzit-vivoziti-kradene-zerno-cerez-mariupol-radnik-mera.html" text:style-name="Internet_20_link" text:visited-style-name="Visited_20_Internet_20_Link">
https://www.ukrinform.ua/rubric-regions/3715531-rosia-prodovzit-vivoziti-kradene-zerno-cerez-mariupol-radnik-mera.html</text:a>
</text:p>
      <!--NEWS-->
      <text:h text:style-name="P10" text:outline-level="1">
<text:span text:style-name="T4">
Фронт та комплектування нових бригад: Зеленський провів засідання Ставки</text:span>
</text:h>
      <text:p text:style-name="P4">
Authors: Ukrinform (Person)</text:p>
      <text:p text:style-name="P4">
Publisher: Укринформ (Organization)</text:p>
      <text:p text:style-name="P4">
Published Time: 2023-05-29T19:18:00+03:00</text:p>
      <text:p text:style-name="P4">
Modified Time: 2023-05-29T19:18:00+03:00</text:p>
      <text:p text:style-name="P4">
Description: Президент Володимир Зеленський провів чергове засідання Ставки Верховного головнокомандувача щодо ситуації на фронті, комплектування наступальних бригад, постачання ракет і роботи сил протиповітряної оборони. — Укрінформ.</text:p>
      <text:p text:style-name="P4">
Images: ['<text:a xlink:type="simple" xlink:href="https://static.ukrinform.com/photos/2022_08/thumb_files/630_360_1660582529-777.jpeg" text:style-name="Internet_20_link" text:visited-style-name="Visited_20_Internet_20_Link">
630_360_16605...</text:a>
']</text:p>
      <text:p text:style-name="P4">
Tags: ['Зеленський', 'Війна з Росією', 'Ставка Верховного головнокомандувача']</text:p>
      <text:p text:style-name="P4">
Type: Article</text:p>
      <!--METADATA-->
      <text:p text:style-name="P4">
<draw:frame draw:style-name="fr1" draw:name="Image198" text:anchor-type="as-char" svg:width="6.9236in" svg:height="3.956343in" draw:z-index="0">
<draw:image xlink:href="../Images/yкринформ/2023-05-29T19-18-00-03-00/630_360_1660582529-777.jpeg" xlink:type="simple" xlink:show="embed" xlink:actuate="onLoad" draw:mime-type="image/jpeg"/>
</draw:frame>
 ПрезидентВолодимир Зеленський провів чергове засідання Ставки Верховногоголовнокомандувача щодо ситуації на фронті, комплектування наступальнихбригад, постачання ракет і роботи сил протиповітряної оборони.</text:p>
      <text:p text:style-name="P4">
Як передає Укрінформ, про це глава держави написав на своїй сторінці у <text:a xlink:type="simple" xlink:href="https://t.me/V_Zelenskiy_official/6405" text:style-name="Internet_20_link" text:visited-style-name="Visited_20_Internet_20_Link">
Телеграмі </text:a>
 .</text:p>
      <text:p text:style-name="P4">
«Щойно завершив Ставку. Важливі питання. Важливі рішення. Головне – терміни. Анайголовніше – щодо термінів є відповіді. Питання перше: фронт. Доповідали:Залужний, Сирський, Тарнавський. Щодо загальної оперативної ситуації та щодоокремих напрямків», - зазначив глава держави.</text:p>
      <text:p text:style-name="P4">
<text:span text:style-name="T4">
Читайте також:</text:span>
 <text:a xlink:type="simple" xlink:href="https://www.ukrinform.ua/rubric-kyiv/3715699-raketna-ataka-zelenskij-pokazav-ak-diti-pid-zvuki-vibuhiv-bizat-v-ukritta.html" text:style-name="Internet_20_link" text:visited-style-name="Visited_20_Internet_20_Link">
 Ракетна атака: <text:span text:style-name="T4">
Зеленський</text:span>
 показав, як діти під звукивибухів біжать в укриття </text:a>
</text:p>
      <text:p text:style-name="P4">
Крім того, за його словами, на Ставці розглянуто питання комплектування новихнаступальних бригад і забезпечення швидкої логістики. Зеленський зазначив, щобули доповіді від Міноборони, Мінінфраструктури та Мінстратегпрому.</text:p>
      <text:p text:style-name="P4">
За словами Президента, третім питанням на засіданні були нові контракти напостачання додаткових ракет, додаткові засоби протиповітряної оборони, аналізроботи ППО за останні дні, оцінка завданої шкоди.</text:p>
      <text:p text:style-name="P4">
«За всіма пунктами ухвалено відповідні рішення», - додав Зеленський.</text:p>
      <text:p text:style-name="P4">
<text:span text:style-name="T4">
Читайте також:</text:span>
 <text:a xlink:type="simple" xlink:href="https://www.ukrinform.ua/rubric-polytics/3715600-dania-zbilsila-finansuvanna-fondu-pidtrimki-ukraini-na-26-milarda-zelenskij-podakuvav.html" text:style-name="Internet_20_link" text:visited-style-name="Visited_20_Internet_20_Link">
 Данія збільшила фінансування фонду підтримки України на$2,6 мільярда – <text:span text:style-name="T4">
Зеленський</text:span>
 подякував </text:a>
</text:p>
      <text:p text:style-name="P4">
Як повідомлялося, сьогодні <text:a xlink:type="simple" xlink:href="https://www.ukrinform.ua/rubric-polytics/3715607-zelenskij-proviv-rozmovu-z-premerom-kambodzi-govorili-pro-rozminuvanna.html" text:style-name="Internet_20_link" text:visited-style-name="Visited_20_Internet_20_Link">
 Президент України Володимир Зеленський провівтелефонну розмову з премʼєр-міністром Камбоджі Хун Сеном</text:a>
 .</text:p>
      <text:p text:style-name="P4">
Source: <text:a xlink:type="simple" xlink:href="https://www.ukrinform.ua/rubric-ato/3715743-front-ta-komplektuvanna-novih-brigad-zelenskij-proviv-zasidanna-stavki.html" text:style-name="Internet_20_link" text:visited-style-name="Visited_20_Internet_20_Link">
https://www.ukrinform.ua/rubric-ato/3715743-front-ta-komplektuvanna-novih-brigad-zelenskij-proviv-zasidanna-stavki.html</text:a>
</text:p>
      <!--NEWS-->
      <text:h text:style-name="P10" text:outline-level="1">
<text:span text:style-name="T4">
Українська авіація завдала по ворогу 15 ударів, ЗСУ відбили під Мар'їнкою 12 атак</text:span>
</text:h>
      <text:p text:style-name="P4">
Authors: Ukrinform (Person)</text:p>
      <text:p text:style-name="P4">
Publisher: Укринформ (Organization)</text:p>
      <text:p text:style-name="P4">
Published Time: 2023-05-29T19:21:00+03:00</text:p>
      <text:p text:style-name="P4">
Modified Time: 2023-05-29T19:21:00+03:00</text:p>
      <text:p text:style-name="P4">
Description: Авіація Сил оборони за добу завдала 15 ударів по районах зосередження особового складу та військової техніки ворога. У районі Мар'їнки ЗСУ відбили 12 ворожих атак. — Укрінформ.</text:p>
      <text:p text:style-name="P4">
Images: ['<text:a xlink:type="simple" xlink:href="https://static.ukrinform.com/photos/2022_09/thumb_files/630_360_1662870255-229.jpg" text:style-name="Internet_20_link" text:visited-style-name="Visited_20_Internet_20_Link">
630_360_16628...</text:a>
']</text:p>
      <text:p text:style-name="P4">
Tags: ['Генштаб', 'Обстріл', 'ЗСУ', 'Війна з Росією']</text:p>
      <text:p text:style-name="P4">
Type: Article</text:p>
      <!--METADATA-->
      <text:p text:style-name="P4">
<draw:frame draw:style-name="fr1" draw:name="Image199" text:anchor-type="as-char" svg:width="6.9236in" svg:height="3.956343in" draw:z-index="0">
<draw:image xlink:href="../Images/yкринформ/2023-05-29T19-21-00-03-00/630_360_1662870255-229.jpg" xlink:type="simple" xlink:show="embed" xlink:actuate="onLoad" draw:mime-type="image/jpeg"/>
</draw:frame>
 АвіаціяСил оборони за добу завдала 15 ударів по районах зосередження особового складута військової техніки ворога. У районі Мар'їнки ЗСУ відбили 12 ворожих атак.</text:p>
      <text:p text:style-name="P4">
Про це повідомляється у зведенні <text:a xlink:type="simple" xlink:href="https://www.facebook.com/GeneralStaff.ua/posts/pfbid03n8ofjJkwrF6rfaxTscUvQrKYZYQsBPLM9W5mdDgNMgxWCSzgFX43AGzYyQPE4Ppl" text:style-name="Internet_20_link" text:visited-style-name="Visited_20_Internet_20_Link">
 Генштабу ЗСУ</text:a>
, передає Укрінформ.</text:p>
      <text:p text:style-name="P4">
За даними Генштабу, підрозділи ракетних військ і артилерії уразили 3 районизосередження озброєння та військової техніки загарбників, склад боєприпасів, 3засоби протиповітряної оборони та ще 3 важливі цілі.</text:p>
      <text:p text:style-name="P4">
<text:span text:style-name="T4">
На Бахмутському, Авдіївському напрямках</text:span>
 протягом доби противникнаступальних дій не проводив. Завдав авіаційного удару в районі ТорецькаДонецької області. Від ворожих <text:a xlink:type="simple" xlink:href="https://www.ukrinform.ua/tag-obstril" text:style-name="Internet_20_link" text:visited-style-name="Visited_20_Internet_20_Link">
 обстрілів </text:a>
 постраждали Васюківка, Краматорськ, Тихонівка, Оріхово-Василівка,Бахмут, Часів Яр, Іванівське, Предтечине, Біла Гора, Залізне та Нью-ЙоркДонецької області. Крім того, ворог атакував з авіації в районах Авдіївки таВодяного Донецької області. Здійснив артилерійські обстріли населених пунктівНовокалинове, Авдіївка, Первомайське, Карлівка Донецької області.</text:p>
      <text:p text:style-name="P4">
<text:span text:style-name="T4">
На Мар’їнському напрямку</text:span>
 наші захисники відбили 12 атак противника врайоні міста Мар’їнка. Ворог завдав авіаційного удару в районі Георгіївки. Втой же час, ворожих обстрілів зазнали Мар’їнка та Георгіївка Донецькоїобласті.</text:p>
      <text:p text:style-name="P4">
<text:span text:style-name="T4">
Читайте також:</text:span>
 <text:a xlink:type="simple" xlink:href="https://www.ukrinform.ua/rubric-ato/3715742-u-genstabi-utocnili-unoci-sili-ppo-znisili-36-raket-ta-30-sahediv.html" text:style-name="Internet_20_link" text:visited-style-name="Visited_20_Internet_20_Link">
 У Генштабі уточнили – уночі сили ППО знищили 36 ракет та30 «шахедів» </text:a>
</text:p>
      <text:p text:style-name="P4">
<text:span text:style-name="T4">
На Шахтарському напрямку</text:span>
 ворог завдав авіаційних ударів в районахВугледара та Пречистівки. Здійснив обстріли населених пунктів Парасковіївка,Новомихайлівка, Вугледар, Новоукраїнка, Пречистівка та Шахтарське.</text:p>
      <text:p text:style-name="P4">
<text:span text:style-name="T4">
На Запорізькому та Херсонському напрямках</text:span>
 противник продовжує вестиоборонні дії. Завдав авіаційних ударів в районах Гуляйполе, Мала ТокмачкаЗапорізької області. Здійснив обстріли населених пунктів Времівка, ЗеленеПоле, Новопіль Донецької області; Ольгівське, Гуляйполе, Мала Токмачка,Новоданилівка, Оріхів, Новоандріївка та Степногріськ Запорізької області;Качкарівка, Милове, Козацьке, Бургунка, Львове, Іванівка, Антонівка, Комишани,Дніпровське, Кізомис Херсонської області та місто Херсон.</text:p>
      <text:p text:style-name="P4">
<text:span text:style-name="T4">
На Лиманському напрямку</text:span>
 протягом доби противник наступальних дій непроводив. Завдав авіаційних ударів в районах Білогорівки Луганської області таСпірного Донецької області. Артилерійських обстрілів зазнали Невське, Діброва,Білогорівка Луганської області та Спірне Донецької області.</text:p>
      <text:p text:style-name="P4">
<text:span text:style-name="T4">
На Волинському та Поліському напрямках</text:span>
 оперативна обстановка залишаєтьсясталою, ознак формування наступальних угруповань не виявлено.</text:p>
      <text:p text:style-name="P4">
<text:span text:style-name="T4">
На Сіверському та Слобожанському напрямках</text:span>
 противник продовжує зберігативійськову присутність у прикордонних з Україною районах. Протягом доби завдававіаудару в районі Мілового Харківської області. Здійснив мінометні таартилерійські обстріли населених пунктів Середина-Буда, Павлівка, Катеринівка,Шевченкове, Велика Писарівка Сумської області, а також Уди, Стрілеча, Глибоке,Мороховець, Тернова, Ізбицьке, Стариця, Гатище, Вовчанськ, Плетенівка, Тихе,Вовчанські Хутори, Мала Вовча, Варварівка, Бударки, Землянки, Чугунівка наХарківщині.</text:p>
      <text:p text:style-name="P4">
<text:span text:style-name="T4">
Читайте також:</text:span>
 <text:a xlink:type="simple" xlink:href="https://www.ukrinform.ua/rubric-regions/3715704-obstril-dnipropetrovsini-10-gospitalizovanih-troe-z-nih-u-tazkomu-stani.html" text:style-name="Internet_20_link" text:visited-style-name="Visited_20_Internet_20_Link">
 <text:span text:style-name="T4">
Обстр</text:span>
 іл Дніпропетровщини: 10 госпіталізованих, троєз них – у тяжкому стані </text:a>
</text:p>
      <text:p text:style-name="P4">
<text:span text:style-name="T4">
На Куп’янському напрямку</text:span>
 противник протягом доби вів безуспішнінаступальні дії в районі Масютівки Харківської області. Артилерійських тамінометних обстрілів противника зазнали Колодязне, Кам'янка, Красне Перше,Новомлинськ, Дворічна, Западне, Масютівка, Петропавлівка, Кучерівка, Кислівка,Глушківка, Берестове, Богуславка Харківської області.</text:p>
      <text:p text:style-name="P4">
В Генштабі також повідомили, що окупанти продовжують грабувати мирненаселення. Так, у тимчасово захопленому Сватовому Луганської області, уфермерських господарств, які, у зв’язку з виїздом власника, не можуть надатидеяких документів на право власності, просто забирають комбайни, вантажівки таіншу дороговартісну техніку.</text:p>
      <text:p text:style-name="P4">
Як повідомлялось, з 24 лютого 2022 року по 29 травня 2023 року Сили оборониУкраїни <text:a xlink:type="simple" xlink:href="https://www.ukrinform.ua/rubric-ato/3715405-sili-oboroni-likviduvali-vze-207-030-rosijskih-zagarbnikiv.html" text:style-name="Internet_20_link" text:visited-style-name="Visited_20_Internet_20_Link">
 ліквідували близько 207 тисяч 30 російських загарбників</text:a>
 .</text:p>
      <text:p text:style-name="P4">
Source: <text:a xlink:type="simple" xlink:href="https://www.ukrinform.ua/rubric-ato/3715744-ukrainska-aviacia-zavdala-po-vorogu-15-udariv-zsu-vidbili-pid-marinkou-12-atak.html" text:style-name="Internet_20_link" text:visited-style-name="Visited_20_Internet_20_Link">
https://www.ukrinform.ua/rubric-ato/3715744-ukrainska-aviacia-zavdala-po-vorogu-15-udariv-zsu-vidbili-pid-marinkou-12-atak.html</text:a>
</text:p>
      <!--NEWS-->
      <text:h text:style-name="P10" text:outline-level="1">
<text:span text:style-name="T4">
Політв'язні часів СРСР отримають пенсії за особливі заслуги перед Україною</text:span>
</text:h>
      <text:p text:style-name="P4">
Authors: Ukrinform (Person)</text:p>
      <text:p text:style-name="P4">
Publisher: Укринформ (Organization)</text:p>
      <text:p text:style-name="P4">
Published Time: 2023-05-29T19:28:07+03:00</text:p>
      <text:p text:style-name="P4">
Modified Time: 2023-05-29T19:28:07+03:00</text:p>
      <text:p text:style-name="P4">
Description: Верховна Рада встановила надбавку до пенсії борцям за незалежність України у ХХ столітті, які за часів комуністичного тоталітарного режиму зазнали репресій. — Укрінформ.</text:p>
      <text:p text:style-name="P4">
Images: ['<text:a xlink:type="simple" xlink:href="https://static.ukrinform.com/photos/2020_09/thumb_files/630_360_1601066264-898.jpg" text:style-name="Internet_20_link" text:visited-style-name="Visited_20_Internet_20_Link">
630_360_16010...</text:a>
']</text:p>
      <text:p text:style-name="P4">
Tags: ['Пенсія', "В'ятрович", 'Верховна Рада']</text:p>
      <text:p text:style-name="P4">
Type: Article</text:p>
      <!--METADATA-->
      <text:p text:style-name="P4">
<draw:frame draw:style-name="fr1" draw:name="Image200" text:anchor-type="as-char" svg:width="6.9236in" svg:height="3.949857in" draw:z-index="0">
<draw:image xlink:href="../Images/yкринформ/2023-05-29T19-28-07-03-00/630_360_1601066264-898.jpg" xlink:type="simple" xlink:show="embed" xlink:actuate="onLoad" draw:mime-type="image/jpeg"/>
</draw:frame>
 ВерховнаРада встановила надбавку до пенсії борцям за незалежність України у ХХстолітті, які за часів комуністичного тоталітарного режиму зазнали репресій.</text:p>
      <text:p text:style-name="P4">
Про це народний депутат Володимир В‘ятрович (“Європейська солідарність”)повідомив у <text:a xlink:type="simple" xlink:href="https://www.facebook.com/photo.php" text:style-name="Internet_20_link" text:visited-style-name="Visited_20_Internet_20_Link">
 Фейсбуці</text:a>
, передає Укрінформ.</text:p>
      <text:p text:style-name="P4">
"Політв’язні комуністичного режиму СРСР нарешті отримають пенсії за особливізаслуги перед Україною. Сьогодні парламент 313 голосами ухвалив у другомучитанні і в цілому ініційований мною законопроєкт №8032, що передбачає наданнятаких пенсій борцям за незалежність України, які були ув’язнені за своїпереконання", - написав депутат.</text:p>
      <text:p text:style-name="P4">
<text:span text:style-name="T4">
Читайте також:</text:span>
 <text:a xlink:type="simple" xlink:href="https://www.ukrinform.ua/rubric-economy/3715723-vr-uhvalila-zakon-spramovanij-na-nabutta-ukrainou-clenstva-u-banku-rozvitku-radi-evropi.html" text:style-name="Internet_20_link" text:visited-style-name="Visited_20_Internet_20_Link">
 ВР ухвалила закон, спрямований на набуття Україноючленства у Банку розвитку Ради Європи </text:a>
</text:p>
      <text:p text:style-name="P4">
У пояснювальній записці до законопроєкту "Про внесення змін до Закону України"Про пенсії за особливі заслуги перед Україною" (щодо борців за незалежністьУкраїни у XX столітті)" зазначається, що його метою є відновлення історичноїсправедливості і встановлення належного соціального захисту борців занезалежність України в ХХ столітті, підвищення рівня їх пенсійногозабезпечення.</text:p>
      <text:p text:style-name="P4">
Законодавча ініціатива передбачає встановлення пенсій за особливі заслугиперед Україною людям, яких визнано борцями за незалежність України у XXстолітті, а також громадянам, яких реабілітовано, з-поміж тих, хто заполітичними або релігійними мотивами зазнав репресій у формі позбавлення волічи примусового безпідставного поміщення здорової людини до психіатричногозакладу за рішенням позасудового або іншого репресивного органу.</text:p>
      <text:p text:style-name="P4">
Відповідна щомісячна надбавка до пенсії таким особам становитиме 4200 гривень,і ця сума буде щорічно індексована починаючи з 1 березня 2024 року.</text:p>
      <text:p text:style-name="P4">
<text:span text:style-name="T4">
Читайте також:</text:span>
 <text:a xlink:type="simple" xlink:href="https://www.ukrinform.ua/rubric-economy/3715719-rada-planue-z-lipna-skasuvati-nizku-podatkovih-pilg-kogo-torknetsa.html" text:style-name="Internet_20_link" text:visited-style-name="Visited_20_Internet_20_Link">
 Рада планує з липня скасувати низку податкових пільг -кого торкнеться </text:a>
</text:p>
      <text:p text:style-name="P4">
Крім того, В'ятрович додав, що з Закону «Про пенсії за особливі заслуги передУкраїною» "вилучені згадки про радянські нагороди й звання, а перебування нависоких державних посадах більше не буде підставою для призначення пенсій заособливі заслуги".</text:p>
      <text:p text:style-name="P4">
Як повідомлялося, 4 листопада 2022 року Верховна Рада ухвалила в першомучитанні проєкт закону "Про внесення змін до Закону України "Про пенсії заособливі заслуги перед Україною" (щодо борців за незалежність України у XXстолітті)".</text:p>
      <text:p text:style-name="P4">
Source: <text:a xlink:type="simple" xlink:href="https://www.ukrinform.ua/rubric-society/3715745-politvazni-casiv-srsr-otrimaut-pensii-za-osoblivi-zaslugi-pered-ukrainou.html" text:style-name="Internet_20_link" text:visited-style-name="Visited_20_Internet_20_Link">
https://www.ukrinform.ua/rubric-society/3715745-politvazni-casiv-srsr-otrimaut-pensii-za-osoblivi-zaslugi-pered-ukrainou.html</text:a>
</text:p>
      <!--NEWS-->
      <text:h text:style-name="P10" text:outline-level="1">
<text:span text:style-name="T4">
На Кіровоградщині уламки збитого дрона пошкодили будинки</text:span>
</text:h>
      <text:p text:style-name="P4">
Authors: Ukrinform (Person)</text:p>
      <text:p text:style-name="P4">
Publisher: Укринформ (Organization)</text:p>
      <text:p text:style-name="P4">
Published Time: 2023-05-29T19:32:00+03:00</text:p>
      <text:p text:style-name="P4">
Modified Time: 2023-05-29T19:32:00+03:00</text:p>
      <text:p text:style-name="P4">
Description: У Новоукраїнському районі Кіровоградської області на місці падіння уламків дрона «Shahed» працює комісія. Обстежують вісім постраждалих домоволодінь. — Укрінформ.</text:p>
      <text:p text:style-name="P4">
Images: ['<text:a xlink:type="simple" xlink:href="https://static.ukrinform.com/photos/2023_05/thumb_files/630_360_1685377928-3442.jpeg" text:style-name="Internet_20_link" text:visited-style-name="Visited_20_Internet_20_Link">
630_360_16853...</text:a>
']</text:p>
      <text:p text:style-name="P4">
Tags: ['Обстріл', 'Кіровоградщина', 'Війна з Росією', 'Shahed-136']</text:p>
      <text:p text:style-name="P4">
Type: Article</text:p>
      <!--METADATA-->
      <text:p text:style-name="P4">
<draw:frame draw:style-name="fr1" draw:name="Image201" text:anchor-type="as-char" svg:width="6.9236in" svg:height="3.956343in" draw:z-index="0">
<draw:image xlink:href="../Images/yкринформ/2023-05-29T19-32-00-03-00/630_360_1685377928-3442.jpeg" xlink:type="simple" xlink:show="embed" xlink:actuate="onLoad" draw:mime-type="image/jpeg"/>
</draw:frame>
 УНовоукраїнському районі Кіровоградської області на місці падіння уламків дрона«Shahed» працює комісія. Обстежують вісім постраждалих домоволодінь.</text:p>
      <text:p text:style-name="P4">
Про це повідомив начальник Кіровоградської ОВА Андрій Райкович у <text:a xlink:type="simple" xlink:href="https://t.me/kirovogradskaODA/5535" text:style-name="Internet_20_link" text:visited-style-name="Visited_20_Internet_20_Link">
 Телеграмі,</text:a>
 передає Укрінформ.</text:p>
      <text:p text:style-name="P4">
"Мешканців одного з будинків вже знайшли куди відселити, бо помешкання непідлягає відновленню. Ще в одному будинку уламками зруйнувало покрівлю. Решта6 осель мають незначні ушкодження", - йдеться у повідомленні.</text:p>
      <text:p text:style-name="P4">
</text:p>
      <text:p text:style-name="P4">
<text:a xlink:type="simple" xlink:href="https://static.ukrinform.com/photos/2023_05/1685377929-3064.jpeg" text:style-name="Internet_20_link" text:visited-style-name="Visited_20_Internet_20_Link">
 </text:a>
 <text:a xlink:type="simple" xlink:href="https://static.ukrinform.com/photos/2023_05/1685377928-3442.jpeg" text:style-name="Internet_20_link" text:visited-style-name="Visited_20_Internet_20_Link">
<draw:frame draw:style-name="fr1" draw:name="Image204" text:anchor-type="as-char" svg:width="6.9236in" svg:height="3.956343in" draw:z-index="0">
<draw:image xlink:href="../Images/yкринформ/2023-05-29T19-32-00-03-00/630_360_1685377928-3442.jpeg" xlink:type="simple" xlink:show="embed" xlink:actuate="onLoad" draw:mime-type="image/jpeg"/>
</draw:frame>
</text:a>
 <text:a xlink:type="simple" xlink:href="https://static.ukrinform.com/photos/2023_05/1685377929-6971.jpeg" text:style-name="Internet_20_link" text:visited-style-name="Visited_20_Internet_20_Link">
</text:a>
 <text:a xlink:type="simple" xlink:href="https://static.ukrinform.com/photos/2023_05/1685377929-1939.jpeg" text:style-name="Internet_20_link" text:visited-style-name="Visited_20_Internet_20_Link">
</text:a>
 <text:a xlink:type="simple" xlink:href="https://static.ukrinform.com/photos/2023_05/1685377929-8621.jpeg" text:style-name="Internet_20_link" text:visited-style-name="Visited_20_Internet_20_Link">
</text:a>
 <text:a xlink:type="simple" xlink:href="https://static.ukrinform.com/photos/2023_05/1685377929-8633.jpeg" text:style-name="Internet_20_link" text:visited-style-name="Visited_20_Internet_20_Link">
</text:a>
</text:p>
      <text:p text:style-name="P4">
Райкович поінформував, що наразі наслідки ліквідовують. Комісія підраховуєзбитки, мешканці пошкоджених будинків отримають допомогу, запевнив він.</text:p>
      <text:p text:style-name="P4">
<text:span text:style-name="T4">
Читайте також:</text:span>
 <text:a xlink:type="simple" xlink:href="https://www.ukrinform.ua/rubric-ato/3715536-vorog-vdariv-po-gromadi-na-dnipropetrovsini-odin-zagiblij-sered-poranenih-ditina.html" text:style-name="Internet_20_link" text:visited-style-name="Visited_20_Internet_20_Link">
 Ворог вдарив по громаді на Дніпропетровщині: одинзагиблий, серед поранених - дитина </text:a>
</text:p>
      <text:p text:style-name="P4">
Як <text:a xlink:type="simple" xlink:href="https://www.ukrinform.ua/rubric-regions/3715459-ulamki-zbitogo-drona-poskodili-budinok-i-zaliznicnu-koliu-na-kirovogradsini.html" text:style-name="Internet_20_link" text:visited-style-name="Visited_20_Internet_20_Link">
 повідомляв Укрінформ </text:a>
 , 29 травня на Кіровоградщині під час масованоїросійської атаки збили <text:a xlink:type="simple" xlink:href="https://www.ukrinform.ua/tag-bezpilotnik" text:style-name="Internet_20_link" text:visited-style-name="Visited_20_Internet_20_Link">
 дрон </text:a>
 .Уламками зачепило покрівлю житлового будинку в Новоукраїнському районі, такожпошкоджене залізничне полотно.</text:p>
      <text:p text:style-name="P4">
Source: <text:a xlink:type="simple" xlink:href="https://www.ukrinform.ua/rubric-regions/3715750-na-kirovogradsini-ulamki-zbitogo-drona-poskodili-budinki.html" text:style-name="Internet_20_link" text:visited-style-name="Visited_20_Internet_20_Link">
https://www.ukrinform.ua/rubric-regions/3715750-na-kirovogradsini-ulamki-zbitogo-drona-poskodili-budinki.html</text:a>
</text:p>
      <!--NEWS-->
      <text:h text:style-name="P10" text:outline-level="1">
<text:span text:style-name="T4">
Ворог збільшив до чотирьох кількість ракетоносіїв у Чорному морі, залп - 24 «Калібри»</text:span>
</text:h>
      <text:p text:style-name="P4">
Authors: Ukrinform (Person)</text:p>
      <text:p text:style-name="P4">
Publisher: Укринформ (Organization)</text:p>
      <text:p text:style-name="P4">
Published Time: 2023-05-29T19:37:00+03:00</text:p>
      <text:p text:style-name="P4">
Modified Time: 2023-05-29T19:37:00+03:00</text:p>
      <text:p text:style-name="P4">
Description: У Чорному морі перебуває чотири ракетоносії з залпом у 24 "Калібри". — Укрінформ.</text:p>
      <text:p text:style-name="P4">
Images: ['<text:a xlink:type="simple" xlink:href="https://static.ukrinform.com/photos/2016_02/thumb_files/630_360_1454993931-4329-korabli-rf-foto-topwarru.jpg" text:style-name="Internet_20_link" text:visited-style-name="Visited_20_Internet_20_Link">
630_360_14549...</text:a>
']</text:p>
      <text:p text:style-name="P4">
Tags: ['Ракета', ' Чорне море', 'Війна з Росією', 'Єдині новини']</text:p>
      <text:p text:style-name="P4">
Type: Article</text:p>
      <!--METADATA-->
      <text:p text:style-name="P4">
<draw:frame draw:style-name="fr1" draw:name="Image209" text:anchor-type="as-char" svg:width="6.9236in" svg:height="3.956343in" draw:z-index="0">
<draw:image xlink:href="../Images/yкринформ/2023-05-29T19-37-00-03-00/630_360_1454993931-4329-korabli-rf-foto-topwarru.jpg" xlink:type="simple" xlink:show="embed" xlink:actuate="onLoad" draw:mime-type="image/jpeg"/>
</draw:frame>
 У Чорному морі перебуває чотири ракетоносії з залпом у 24"Калібри".</text:p>
      <text:p text:style-name="P4">
Як передає Укрінформ, про це повідомила в ефірі загальнонаціональноготелемарафону «Єдині новини» керівник об’єднаного пресцентру оперативногокомандування «Південь» Наталія Гуменюк.</text:p>
      <text:p text:style-name="P4">
«Спостерігається потенціал нарощення ракетоносіїв у Чорному морі. Якщопротягом дня вони тримались на кількості три, то під вечір вже 4 ракетоносії.Два надводних, два підводних, і сумарний залп може складати 24 " <text:a xlink:type="simple" xlink:href="https://www.ukrinform.ua/tag-raketa" text:style-name="Internet_20_link" text:visited-style-name="Visited_20_Internet_20_Link">
 Калібри</text:a>
 ". Це може бути підготовка до нічнихатак», - сказала Гуменюк.</text:p>
      <text:p text:style-name="P4">
<text:span text:style-name="T4">
Читайте також:</text:span>
 <text:a xlink:type="simple" xlink:href="https://www.ukrinform.ua/rubric-ato/3715742-u-genstabi-utocnili-unoci-sili-ppo-znisili-36-raket-ta-30-sahediv.html" text:style-name="Internet_20_link" text:visited-style-name="Visited_20_Internet_20_Link">
 У Генштабі уточнили – уночі сили ППО знищили 36 ракет та30 «шахедів» </text:a>
</text:p>
      <text:p text:style-name="P4">
Як повідомляв Укрінформ, станом на 10:00 понеділка, 29 травня, Росія тримала уЧорному морі <text:a xlink:type="simple" xlink:href="https://www.ukrinform.ua/rubric-ato/3715430-rf-zbilsila-kilkist-nosiiv-kalibriv-u-cornomu-mori-do-dvoh-zalp-do-16-raket.html" text:style-name="Internet_20_link" text:visited-style-name="Visited_20_Internet_20_Link">
 три ракетні кораблі загальним залпом до 20 "Калібрів".</text:a>
</text:p>
      <text:p text:style-name="P4">
Source: <text:a xlink:type="simple" xlink:href="https://www.ukrinform.ua/rubric-ato/3715747-vorog-zbilsiv-do-cotiroh-kilkist-raketonosiiv-u-cornomu-mori-zalp-24-kalibri.html" text:style-name="Internet_20_link" text:visited-style-name="Visited_20_Internet_20_Link">
https://www.ukrinform.ua/rubric-ato/3715747-vorog-zbilsiv-do-cotiroh-kilkist-raketonosiiv-u-cornomu-mori-zalp-24-kalibri.html</text:a>
</text:p>
      <!--NEWS-->
      <text:h text:style-name="P10" text:outline-level="1">
<text:span text:style-name="T4">
Матчі заключного туру футбольної Прем'єр-ліги України відбудуться 4 червня</text:span>
</text:h>
      <text:p text:style-name="P4">
Authors: Ukrinform (Person)</text:p>
      <text:p text:style-name="P4">
Publisher: Укринформ (Organization)</text:p>
      <text:p text:style-name="P4">
Published Time: 2023-05-29T19:41:00+03:00</text:p>
      <text:p text:style-name="P4">
Modified Time: 2023-05-29T19:41:00+03:00</text:p>
      <text:p text:style-name="P4">
Description: Поєдинками 30-го туру у неділю, 4 червня, завершиться чемпіонат України з футболу серед команд Прем'єр-ліги (УПЛ). — Укрінформ.</text:p>
      <text:p text:style-name="P4">
Images: ['<text:a xlink:type="simple" xlink:href="https://static.ukrinform.com/photos/2017_12/thumb_files/630_360_1513842861-1324.jpg" text:style-name="Internet_20_link" text:visited-style-name="Visited_20_Internet_20_Link">
630_360_15138...</text:a>
']</text:p>
      <text:p text:style-name="P4">
Tags: ['Футбол', "Прем'єр-ліга"]</text:p>
      <text:p text:style-name="P4">
Type: Article</text:p>
      <!--METADATA-->
      <text:p text:style-name="P4">
<draw:frame draw:style-name="fr1" draw:name="Image210" text:anchor-type="as-char" svg:width="6.9236in" svg:height="3.956343in" draw:z-index="0">
<draw:image xlink:href="../Images/yкринформ/2023-05-29T19-41-00-03-00/630_360_1513842861-1324.jpg" xlink:type="simple" xlink:show="embed" xlink:actuate="onLoad" draw:mime-type="image/jpeg"/>
</draw:frame>
Поєдинками 30-го туру у неділю, 4 червня, завершиться чемпіонат України зфутболу серед команд Прем'єр-ліги (УПЛ).</text:p>
      <text:p text:style-name="P4">
Усі матчі розпочнуться о 15.00, передає Укрінформ.</text:p>
      <text:p text:style-name="P4">
В останній ігровий день сезону-2022/23 зіграють:</text:p>
      <text:p text:style-name="P4">
«Ворскла» (Полтава) - «Шахтар» (Донецьк)</text:p>
      <text:p text:style-name="P4">
«Маталіст 1925» (Харків) - «Динамо» (Київ)</text:p>
      <text:p text:style-name="P4">
«Минай» - «Зоря» (Луганськ)</text:p>
      <text:p text:style-name="P4">
«Дніпро-1» - «Кривбас» (Кривий Ріг)</text:p>
      <text:p text:style-name="P4">
«Металіст» (Харків) - «Чорноморець» (Одеса)</text:p>
      <text:p text:style-name="P4">
«Рух» (Львів) - «Олександрія»</text:p>
      <text:p text:style-name="P4">
«Верес» (Рівне) - «Інгулець» (Петрове)</text:p>
      <text:p text:style-name="P4">
«Колос» (Ковалівка) - «Львів».</text:p>
      <text:p text:style-name="P4">
<text:span text:style-name="T4">
Читайте також:</text:span>
 <text:a xlink:type="simple" xlink:href="https://www.ukrinform.ua/rubric-sports/3715677-ruh-vigrav-unackij-cempionat-ukraini-z-futbolu.html" text:style-name="Internet_20_link" text:visited-style-name="Visited_20_Internet_20_Link">
 «Рух» виграв юнацький чемпіонат України з <text:span text:style-name="T4">
футбол</text:span>
 у</text:a>
</text:p>
      <text:p text:style-name="P4">
Турнірне становище: «Шахтар» - 72 очки, «Дніпро-1» - 64, «Зоря» - 64, «Динамо»- 59, «Олександрія» - 43, «Ворскла» - 42, «Кривбас» - 41, «Минай» - 33,«Колос» - 33, «Чорноморець» - 32, «Металіст 1925» - 31, «Рух» - 31, «Інгулець»- 31, «Верес» - 28, «Металіст» - 22, «Львів» - 13.</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Шахтар» розгромив «Дніпро-1» і достроково став чемпіономУПЛ </text:a>
</text:p>
      <text:p text:style-name="P4">
Як повідомлялося, чемпіоном України достроково став «Шахтар».</text:p>
      <text:p text:style-name="P4">
Місця «Металіста» та «Львова» в УПЛ наступного сезону займуть переможці Першоїліги житомирське «Полісся» та київська «Оболонь».</text:p>
      <text:p text:style-name="P4">
Source: <text:a xlink:type="simple" xlink:href="https://www.ukrinform.ua/rubric-sports/3715751-matci-zaklucnogo-turu-futbolnoi-premerligi-ukraini-vidbudutsa-4-cervna.html" text:style-name="Internet_20_link" text:visited-style-name="Visited_20_Internet_20_Link">
https://www.ukrinform.ua/rubric-sports/3715751-matci-zaklucnogo-turu-futbolnoi-premerligi-ukraini-vidbudutsa-4-cervna.html</text:a>
</text:p>
      <!--NEWS-->
      <text:h text:style-name="P10" text:outline-level="1">
<text:span text:style-name="T4">
Додаткові партії «Шахедів» з Ірану вже доставили до пунктів запуску – Гуменюк</text:span>
</text:h>
      <text:p text:style-name="P4">
Authors: Ukrinform (Person)</text:p>
      <text:p text:style-name="P4">
Publisher: Укринформ (Organization)</text:p>
      <text:p text:style-name="P4">
Published Time: 2023-05-29T19:50:00+03:00</text:p>
      <text:p text:style-name="P4">
Modified Time: 2023-05-29T19:50:00+03:00</text:p>
      <text:p text:style-name="P4">
Description: Через те, що ворог отримав нову партію озброєння з Ірану, ймовірні нові атаки. — Укрінформ.</text:p>
      <text:p text:style-name="P4">
Images: ['<text:a xlink:type="simple" xlink:href="https://static.ukrinform.com/photos/2022_10/thumb_files/630_360_1666167733-515.jpg" text:style-name="Internet_20_link" text:visited-style-name="Visited_20_Internet_20_Link">
630_360_16661...</text:a>
']</text:p>
      <text:p text:style-name="P4">
Tags: ['Іран', 'Росія', 'Дрон', 'Війна з Росією', 'Дрон-камікадзе', 'Єдині новини']</text:p>
      <text:p text:style-name="P4">
Type: Article</text:p>
      <!--METADATA-->
      <text:p text:style-name="P4">
<draw:frame draw:style-name="fr1" draw:name="Image211" text:anchor-type="as-char" svg:width="6.9236in" svg:height="3.956343in" draw:z-index="0">
<draw:image xlink:href="../Images/yкринформ/2023-05-29T19-50-00-03-00/630_360_1666167733-515.jpg" xlink:type="simple" xlink:show="embed" xlink:actuate="onLoad" draw:mime-type="image/jpeg"/>
</draw:frame>
 Через те,що ворог отримав нову партію озброєння з Ірану, ймовірні нові атаки.</text:p>
      <text:p text:style-name="P4">
Як передає Укрінформ, про це повідомила в ефірі загальнонаціональноготелемарафону «Єдині новини» керівник об’єднаного пресцентру оперативногокомандування «Південь» Наталія Гуменюк.</text:p>
      <text:p text:style-name="P4">
"Цілком ймовірно (нові атаки - ред.), оскільки вони отримали додатковупідтримку з Ірану і додаткові партії вже доставлено до пунктів запуску. Цілкомймовірно використання ракетних атак як суто " <text:a xlink:type="simple" xlink:href="https://www.ukrinform.ua/tag-dronkamikadze" text:style-name="Internet_20_link" text:visited-style-name="Visited_20_Internet_20_Link">
 шахедних</text:a>
 ", так і мішаних "ракетно-шахедних"", - сказала вона.</text:p>
      <text:p text:style-name="P4">
<text:span text:style-name="T4">
Читайте також:</text:span>
 <text:a xlink:type="simple" xlink:href="https://www.ukrinform.ua/rubric-technology/3715690-rada-uhvalila-zakonoproekti-pro-pidtrimku-virobnictva-droniv-v-ukraini.html" text:style-name="Internet_20_link" text:visited-style-name="Visited_20_Internet_20_Link">
 Рада ухвалила законопроєкти про підтримку виробництва<text:span text:style-name="T4">
дрон</text:span>
 ів в Україні </text:a>
</text:p>
      <text:p text:style-name="P4">
Як повідомлялось, у ніч на 28 травня окупанти здійснили по Україні масовануатаку дронами-камікадзе іранського виробництва Shahed-136/131. Наші захисникинеба <text:a xlink:type="simple" xlink:href="https://www.ukrinform.ua/rubric-ato/3715308-u-genstabi-utocnili-kilkist-zbitih-unoci-droniv-58-iz-59.html" text:style-name="Internet_20_link" text:visited-style-name="Visited_20_Internet_20_Link">
 збили 58 із рекордних 59 запущених безпілотників.</text:a>
</text:p>
      <text:p text:style-name="P4">
Сьогодні українська ППО за добу знищила 47 крилатих і балістичних ракет та 30дронів «Shahed».</text:p>
      <text:p text:style-name="P4">
Source: <text:a xlink:type="simple" xlink:href="https://www.ukrinform.ua/rubric-ato/3715753-dodatkovi-partii-sahediv-z-iranu-vze-dostavili-do-punktiv-zapusku-gumenuk.html" text:style-name="Internet_20_link" text:visited-style-name="Visited_20_Internet_20_Link">
https://www.ukrinform.ua/rubric-ato/3715753-dodatkovi-partii-sahediv-z-iranu-vze-dostavili-do-punktiv-zapusku-gumenuk.html</text:a>
</text:p>
      <!--NEWS-->
      <text:h text:style-name="P10" text:outline-level="1">
<text:span text:style-name="T4">
З 1 червня Польща заборонить рух через свій кордон вантажівок, які зареєстровані у білорусі та рф</text:span>
</text:h>
      <text:p text:style-name="P4">
Authors: Ukrinform (Person)</text:p>
      <text:p text:style-name="P4">
Publisher: Укринформ (Organization)</text:p>
      <text:p text:style-name="P4">
Published Time: 2023-05-29T19:54:06+03:00</text:p>
      <text:p text:style-name="P4">
Modified Time: 2023-05-29T19:54:06+03:00</text:p>
      <text:p text:style-name="P4">
Description: Польща від опівночі 1 червня призупиняє пропуск російських і білоруських вантажівок через кордон з РБ. — Укрінформ.</text:p>
      <text:p text:style-name="P4">
Images: ['<text:a xlink:type="simple" xlink:href="https://static.ukrinform.com/photos/2023_05/thumb_files/630_360_1683020762-379.jpg" text:style-name="Internet_20_link" text:visited-style-name="Visited_20_Internet_20_Link">
630_360_16830...</text:a>
']</text:p>
      <text:p text:style-name="P4">
Tags: ['Білорусь', 'Польща', 'Росія', 'Вантажівка']</text:p>
      <text:p text:style-name="P4">
Type: Article</text:p>
      <!--METADATA-->
      <text:p text:style-name="P4">
<draw:frame draw:style-name="fr1" draw:name="Image212" text:anchor-type="as-char" svg:width="6.9236in" svg:height="3.956343in" draw:z-index="0">
<draw:image xlink:href="../Images/yкринформ/2023-05-29T19-54-06-03-00/630_360_1683020762-379.jpg" xlink:type="simple" xlink:show="embed" xlink:actuate="onLoad" draw:mime-type="image/jpeg"/>
</draw:frame>
 Польща відопівночі 1 червня призупиняє пропуск російських і білоруських вантажівок черезкордон з РБ.</text:p>
      <text:p text:style-name="P4">
Про це йдеться у <text:a xlink:type="simple" xlink:href="https://dziennikustaw.gov.pl/D2023000102201.pdf" text:style-name="Internet_20_link" text:visited-style-name="Visited_20_Internet_20_Link">
 розпорядженні</text:a>
 міністра внутрішніх справ йадміністрації Польщі, оприлюдненому в понеділок, передає Укрінформ.</text:p>
      <text:p text:style-name="P4">
Як зазначається, у розпорядження глави МВС Польщі від 13 березня 2020 року прообмеження прикордонного руху на окремих пунктах пропуску (запроваджено напочатку пандемії коронавірусу) додано пункт про “призупинення з 00:00 1 червня2023 року, до окремого розпорядження, руху вантажного транспорту через пунктипропуску з Білоруссю, зокрема вантажних автомобілів, тягачів, причеп,зареєстрованих на території Білорусі та Росії".</text:p>
      <text:p text:style-name="P4">
<text:span text:style-name="T4">
Читайте також:</text:span>
 <text:a xlink:type="simple" xlink:href="https://www.ukrinform.ua/rubric-world/3715669-polsa-zaprovadila-sankcii-proti-365-biloruskih-cinovnikiv-cerez-virok-zurnalistu-pocobutu.html" text:style-name="Internet_20_link" text:visited-style-name="Visited_20_Internet_20_Link">
 <text:span text:style-name="T4">
Польщ</text:span>
 а запровадила санкції проти 365 білоруськихчиновників через вирок журналісту Почобуту </text:a>
</text:p>
      <text:p text:style-name="P4">
Підкреслюється, що розпорядження набуває чинності наступного дня післяоприлюднення.</text:p>
      <text:p text:style-name="P4">
Як повідомляв Укрінформ, 29 травня Польща наклала санкції на 365 громадянБілорусі, а також заморозила активи 20 суб’єктів господарської діяльності і 16осіб, пов’язаних з російським капіталом. Обмеження запровадження у зв’язку зсудовим вироком білоруському журналісту польського походження Анджею Почобуту.</text:p>
      <text:p text:style-name="P4">
Серед осіб, на які накладено санкції, - речниця Лукашенка Наталія Ейсмант,його старший син Віктор, який очолює Білоруський олімпійський комітет, головаКДБ Білорусі Павел Тертель, генпрокурор РБ Андрей Швед, голова верхньої палатипарламенту Наталія Качанова тощо.</text:p>
      <text:p text:style-name="P4">
<text:span text:style-name="T4">
Читайте також:</text:span>
 <text:a xlink:type="simple" xlink:href="https://www.ukrinform.ua/rubric-world/3715613-duda-pidpisav-zakon-pro-rozsliduvanna-rosijskih-vpliviv-u-polsi.html" text:style-name="Internet_20_link" text:visited-style-name="Visited_20_Internet_20_Link">
 Дуда підписав закон про розслідування російських впливіву <text:span text:style-name="T4">
Польщ</text:span>
 і </text:a>
</text:p>
      <text:p text:style-name="P4">
Верховний суд Білорусі раніше відхилив апеляцію і залишив без змін рішенняокружного суду у Гродно від 8 лютого, який засудив одного з лідерів польськоїнаціональної меншини в РБ, журналіста видання Gazeta Wyborcza Анджея Почобутадо восьми років колонії суворого режиму.</text:p>
      <text:p text:style-name="P4">
З 10 лютого Польща в односторонньому порядку призупинила роботу одного знайбільших пунктів пропуску на кордоні з Білоруссю “Бобровники” на знакпротесту проти засудження Почобута. У відповідь Білорусь заборонила польськимперевізникам перетинати кордон у білорусько-литовському та білорусько-латвійському прикордонних пунктах.</text:p>
      <text:p text:style-name="P4">
Своєю чергою Польща з 21 лютого в односторонньому порядку призупинила роботупункту пропуску “Кукурики".</text:p>
      <text:p text:style-name="P4">
Фото: Матеуш Моравецький, ФБ</text:p>
      <text:p text:style-name="P4">
Source: <text:a xlink:type="simple" xlink:href="https://www.ukrinform.ua/rubric-world/3715754-z-1-cervna-polsa-zaboronit-ruh-cerez-svij-kordon-vantazivok-aki-zareestrovani-u-bilorusi-ta-rf.html" text:style-name="Internet_20_link" text:visited-style-name="Visited_20_Internet_20_Link">
https://www.ukrinform.ua/rubric-world/3715754-z-1-cervna-polsa-zaboronit-ruh-cerez-svij-kordon-vantazivok-aki-zareestrovani-u-bilorusi-ta-rf.html</text:a>
</text:p>
      <!--NEWS-->
      <text:h text:style-name="P10" text:outline-level="1">
<text:span text:style-name="T4">
У Торецьку зросла кількість жертв російського авіаудару</text:span>
</text:h>
      <text:p text:style-name="P4">
Authors: Ukrinform (Person)</text:p>
      <text:p text:style-name="P4">
Publisher: Укринформ (Organization)</text:p>
      <text:p text:style-name="P4">
Published Time: 2023-05-29T19:57:28+03:00</text:p>
      <text:p text:style-name="P4">
Modified Time: 2023-05-29T19:57:28+03:00</text:p>
      <text:p text:style-name="P4">
Description: У місті Торецьк Донецької області внаслідок російського авіаудару по автозаправній станції загинуло двоє осіб. — Укрінформ.</text:p>
      <text:p text:style-name="P4">
Images: ['<text:a xlink:type="simple" xlink:href="https://static.ukrinform.com/photos/2023_05/thumb_files/630_360_1685379314-230.jpeg" text:style-name="Internet_20_link" text:visited-style-name="Visited_20_Internet_20_Link">
630_360_16853...</text:a>
']</text:p>
      <text:p text:style-name="P4">
Tags: ['Донеччина', 'ДСНС', 'Обстріл', 'Війна з Росією']</text:p>
      <text:p text:style-name="P4">
Type: Article</text:p>
      <!--METADATA-->
      <text:p text:style-name="P4">
<draw:frame draw:style-name="fr1" draw:name="Image213" text:anchor-type="as-char" svg:width="6.9236in" svg:height="3.956343in" draw:z-index="0">
<draw:image xlink:href="../Images/yкринформ/2023-05-29T19-57-28-03-00/630_360_1685379314-230.jpeg" xlink:type="simple" xlink:show="embed" xlink:actuate="onLoad" draw:mime-type="image/jpeg"/>
</draw:frame>
 У містіТорецьк Донецької області внаслідок російського авіаудару по автозаправнійстанції загинуло двоє осіб.</text:p>
      <text:p text:style-name="P4">
Як передає Укрінформ, про це Державна служба з надзвичайних ситуаційповідомляє у <text:a xlink:type="simple" xlink:href="https://www.facebook.com/MNS.GOV.UA/videos/920270842381409/" text:style-name="Internet_20_link" text:visited-style-name="Visited_20_Internet_20_Link">
 Фейсбуці</text:a>
 .</text:p>
      <text:p text:style-name="P4">
“Донецька область: окупанти нанесли авіаудар по Торецьку, відомо про двохзагиблих та вісім поранених осіб”, - ідеться в повідомленні.</text:p>
      <text:p text:style-name="P4">
Росіяни cьогодні, 29 травня, скинули авіабомбу на АЗС у Торецьку. ПідрозділДСНС в результаті проведення аварійно-рятувальних робіт з-під завалів вилучивтьох постраждалих осіб.</text:p>
      <text:p text:style-name="P4">
<text:span text:style-name="T4">
Читайте також:</text:span>
 <text:a xlink:type="simple" xlink:href="https://www.ukrinform.ua/rubric-ato/3715605-rosiani-skinuli-aviabombi-na-toreck-zaginula-ludina-devatero-poraneni.html" text:style-name="Internet_20_link" text:visited-style-name="Visited_20_Internet_20_Link">
 Росіяни скинули авіабомби на <text:span text:style-name="T4">
Торецьк</text:span>
</text:a>
</text:p>
      <text:p text:style-name="P4">
Одну поранену особу рятувальники на автомобілі швидкої медичної допомогитранспортували до лікарні.</text:p>
      <text:p text:style-name="P4">
Також на місці події вогнеборці ліквідували <text:a xlink:type="simple" xlink:href="https://www.ukrinform.ua/tag-pozeza" text:style-name="Internet_20_link" text:visited-style-name="Visited_20_Internet_20_Link">
 пожежу</text:a>
 на площі 25 кв.м.</text:p>
      <text:p text:style-name="P4">
Як повідомляв Укрінформ, у Торецьку Донецької області загарбники скинулиавіабомби на АЗС і адмінбудівлю, внаслідок чого одна людина загинула ідев'ятеро були поранені.</text:p>
      <text:p text:style-name="P4">
Source: <text:a xlink:type="simple" xlink:href="https://www.ukrinform.ua/rubric-regions/3715757-u-torecku-zrosla-kilkist-zertv-rosijskogo-aviaudaru.html" text:style-name="Internet_20_link" text:visited-style-name="Visited_20_Internet_20_Link">
https://www.ukrinform.ua/rubric-regions/3715757-u-torecku-zrosla-kilkist-zertv-rosijskogo-aviaudaru.html</text:a>
</text:p>
      <!--NEWS-->
      <text:h text:style-name="P10" text:outline-level="1">
<text:span text:style-name="T4">
Визначився суперник Сачка у першому колі турніру ATP у Віченці</text:span>
</text:h>
      <text:p text:style-name="P4">
Authors: Ukrinform (Person)</text:p>
      <text:p text:style-name="P4">
Publisher: Укринформ (Organization)</text:p>
      <text:p text:style-name="P4">
Published Time: 2023-05-29T20:02:00+03:00</text:p>
      <text:p text:style-name="P4">
Modified Time: 2023-05-29T20:02:00+03:00</text:p>
      <text:p text:style-name="P4">
Description: Друга «ракетка» України Віталій Сачко, подолавши кваліфікаційний бар'єр, проведе 30 травня стартовий матч в основній сітці турніру Асоціації тенісистів професіоналів (АТР) серії Challenger - Trofeo FL Service - Città di Vicenza - у Віченці (Італія) із призовим фондом €73 тис. — Укрінформ.</text:p>
      <text:p text:style-name="P4">
Images: ['<text:a xlink:type="simple" xlink:href="https://static.ukrinform.com/photos/2023_05/thumb_files/630_360_1685360736-911.jpg" text:style-name="Internet_20_link" text:visited-style-name="Visited_20_Internet_20_Link">
630_360_16853...</text:a>
']</text:p>
      <text:p text:style-name="P4">
Tags: ['Теніс']</text:p>
      <text:p text:style-name="P4">
Type: Article</text:p>
      <!--METADATA-->
      <text:p text:style-name="P4">
<draw:frame draw:style-name="fr1" draw:name="Image214" text:anchor-type="as-char" svg:width="6.9236in" svg:height="3.956343in" draw:z-index="0">
<draw:image xlink:href="../Images/yкринформ/2023-05-29T20-02-00-03-00/630_360_1685360736-911.jpg" xlink:type="simple" xlink:show="embed" xlink:actuate="onLoad" draw:mime-type="image/jpeg"/>
</draw:frame>
 Друга«ракетка» України Віталій Сачко, подолавши кваліфікаційний бар'єр, проведе 30травня стартовий матч в основній сітці турніру Асоціації тенісистівпрофесіоналів (АТР) серії Challenger - Trofeo FL Service - Città di Vicenza -у Віченці (Італія) із призовим фондом €73 тис.</text:p>
      <text:p text:style-name="P4">
У протистоянні за вихід до другого кола змагань Сачко (№275 рейтингу ATP)зустрінеться із португальцем Жуаном Соузою (№260), передає Укрінформ.</text:p>
      <text:p text:style-name="P4">
<text:span text:style-name="T4">
Читайте також:</text:span>
 <text:a xlink:type="simple" xlink:href="https://www.ukrinform.ua/rubric-sports/3715720-svitolina-zigrae-u-drugomu-raundi-osnovnoi-sitki-rolan-garros.html" text:style-name="Internet_20_link" text:visited-style-name="Visited_20_Internet_20_Link">
 Світоліна зіграє у другому раунді основної сітки «РоланГаррос» </text:a>
</text:p>
      <text:p text:style-name="P4">
Турнір у Віченці триватиме до 4 червня.</text:p>
      <text:p text:style-name="P4">
Фото: btu.org.ua.</text:p>
      <text:p text:style-name="P4">
Source: <text:a xlink:type="simple" xlink:href="https://www.ukrinform.ua/rubric-sports/3715760-viznacivsa-supernik-sacko-u-persomu-koli-turniru-atp-u-vicenci.html" text:style-name="Internet_20_link" text:visited-style-name="Visited_20_Internet_20_Link">
https://www.ukrinform.ua/rubric-sports/3715760-viznacivsa-supernik-sacko-u-persomu-koli-turniru-atp-u-vicenci.html</text:a>
</text:p>
      <!--NEWS-->
      <text:h text:style-name="P10" text:outline-level="1">
<text:span text:style-name="T4">
Зеленський звернувся до американців у День пам’яті</text:span>
</text:h>
      <text:p text:style-name="P4">
Authors: Ukrinform (Person)</text:p>
      <text:p text:style-name="P4">
Publisher: Укринформ (Organization)</text:p>
      <text:p text:style-name="P4">
Published Time: 2023-05-29T20:09:00+03:00</text:p>
      <text:p text:style-name="P4">
Modified Time: 2023-05-29T20:09:00+03:00</text:p>
      <text:p text:style-name="P4">
Description: Президент Володимир Зеленський ушанував мужність і самопожертву американців, які стали на захист свободи, та подякував за підтримку України у протистоянні російській агресії. — Укрінформ.</text:p>
      <text:p text:style-name="P4">
Images: ['<text:a xlink:type="simple" xlink:href="https://static.ukrinform.com/photos/2023_05/thumb_files/630_360_1685379837-541.png" text:style-name="Internet_20_link" text:visited-style-name="Visited_20_Internet_20_Link">
630_360_16853...</text:a>
']</text:p>
      <text:p text:style-name="P4">
Tags: ['США', 'Звернення', 'Зеленський']</text:p>
      <text:p text:style-name="P4">
Type: Article</text:p>
      <!--METADATA-->
      <text:p text:style-name="P4">
<draw:frame draw:style-name="fr1" draw:name="Image215" text:anchor-type="as-char" svg:width="6.9236in" svg:height="3.956343in" draw:z-index="0">
<draw:image xlink:href="../Images/yкринформ/2023-05-29T20-09-00-03-00/630_360_1685379837-541.png" xlink:type="simple" xlink:show="embed" xlink:actuate="onLoad" draw:mime-type="image/png"/>
</draw:frame>
 ПрезидентВолодимир Зеленський ушанував мужність і самопожертву американців, які сталина захист свободи, та подякував за підтримку України у протистоянні російськійагресії.</text:p>
      <text:p text:style-name="P4">
Про це він сказав у <text:a xlink:type="simple" xlink:href="https://t.me/OP_UA/9600" text:style-name="Internet_20_link" text:visited-style-name="Visited_20_Internet_20_Link">
 відеозверненні </text:a>
 доамериканського народу з нагоди національного Дня пам’яті, повідомляєУкрінформ.</text:p>
      <text:p text:style-name="P4">
«Від імені всіх українців я хотів би вшанувати мужність і самопожертву всіхамериканців, які стали на захист і продовжують захищати свободу. Ваша свободавстояла завдяки тим, хто за неї боровся. Наша свобода встоїть завдяки тим, хтоза неї бореться», - сказав глава держави.</text:p>
      <text:p text:style-name="P4">
Відео: ОП</text:p>
      <text:p text:style-name="P4">
Він підкреслив, що свобода ґрунтується на "хоробрості найкращих у своєму родіта на готовності молодих чоловіків і жінок, які служать своєму народові вармії, стати найкращими у своєму роді та зробити свою хоробрість основою длямайбутнього своєї нації".</text:p>
      <text:p text:style-name="P4">
<text:span text:style-name="T4">
Читайте також:</text:span>
 <text:a xlink:type="simple" xlink:href="https://www.ukrinform.ua/rubric-polytics/3715607-zelenskij-proviv-rozmovu-z-premerom-kambodzi-govorili-pro-rozminuvanna.html" text:style-name="Internet_20_link" text:visited-style-name="Visited_20_Internet_20_Link">
 <text:span text:style-name="T4">
Зеленський</text:span>
 провів розмову з прем’єром Камбоджі –говорили про розмінування </text:a>
</text:p>
      <text:p text:style-name="P4">
Зеленський відзначив, що згадуючи воїнів, які пожертвували своїм життям в ім’ясвободи, згадуємо й причину, чому ми живі і живемо так, як нам подобається,чому стоять наші вільні нації.</text:p>
      <text:p text:style-name="P4">
«Наш обов’язок – навчити дітей, що свободу не можна сприймати як даність. Нашобов’язок – навчити їх бути вдячними. Наш обов’язок – вшанувати кожного, хтовіддав своє життя, захищаючи свободу, благородний і вільний прапор своєїкраїни і народу. Наш обов’язок – пам’ятати, яка ціна була заплачена за те, щобзберегти світло свободи, попри всі темні часи, що настали», - переконанийПрезидент.</text:p>
      <text:p text:style-name="P4">
Він запевнив, що українці завжди будуть вдячні США й кожному американцю за«надзвичайну підтримку, яка допомагає нам звести російську тиранію до тих, хтопрограв у боротьбі за свободу».</text:p>
      <text:p text:style-name="P4">
<text:span text:style-name="T4">
Читайте також:</text:span>
 <text:a xlink:type="simple" xlink:href="https://www.ukrinform.ua/rubric-polytics/3715600-dania-zbilsila-finansuvanna-fondu-pidtrimki-ukraini-na-26-milarda-zelenskij-podakuvav.html" text:style-name="Internet_20_link" text:visited-style-name="Visited_20_Internet_20_Link">
 Данія збільшила фінансування фонду підтримки України на$2,6 мільярда – <text:span text:style-name="T4">
Зеленський</text:span>
 подякував </text:a>
</text:p>
      <text:p text:style-name="P4">
«Моя особлива подяка в цей День пам’яті – усім американцям різних часів: синамі дочкам, батькам і матерям, братам і сестрам, які стали воїнами, чия силаперетворилася на силу свободи і яким судилося показати світові, що свободазавжди буде яскраво сяяти на пагорбі. Нехай наша перемога, перемогаукраїнських воїнів, зробить це світло яскравішим! Боже, благослови Америку!Слава Україні!» - наголосив Зеленський.</text:p>
      <text:p text:style-name="P4">
День пам'яті — національне свято США, яке відзначається щорічно в останнійпонеділок травня. Цей день присвячений пам'яті американськихвійськовослужбовців, які загинули у всіх війнах і збройних конфліктах, де СШАбрали участь.</text:p>
      <text:p text:style-name="P4">
Фото: ОП</text:p>
      <text:p text:style-name="P4">
Source: <text:a xlink:type="simple" xlink:href="https://www.ukrinform.ua/rubric-polytics/3715762-zelenskij-zvernuvsa-do-amerikanciv-u-den-pamati.html" text:style-name="Internet_20_link" text:visited-style-name="Visited_20_Internet_20_Link">
https://www.ukrinform.ua/rubric-polytics/3715762-zelenskij-zvernuvsa-do-amerikanciv-u-den-pamati.html</text:a>
</text:p>
      <!--NEWS-->
      <text:h text:style-name="P10" text:outline-level="1">
<text:span text:style-name="T4">
На півночі Косова внаслідок сутичок поранені двоє сербів</text:span>
</text:h>
      <text:p text:style-name="P4">
Authors: Ukrinform (Person)</text:p>
      <text:p text:style-name="P4">
Publisher: Укринформ (Organization)</text:p>
      <text:p text:style-name="P4">
Published Time: 2023-05-29T20:21:00+03:00</text:p>
      <text:p text:style-name="P4">
Modified Time: 2023-05-29T20:21:00+03:00</text:p>
      <text:p text:style-name="P4">
Description: Щонайменше двоє сербів зазнали поранень під час сутичок на півночі частково визнаного Косова сьогодні після того, як миротворчі сили НАТО KFOR та косовська поліція застосували силу проти демонстрантів. — Укрінформ.</text:p>
      <text:p text:style-name="P4">
Images: ['<text:a xlink:type="simple" xlink:href="https://static.ukrinform.com/photos/2023_05/thumb_files/630_360_1685380647-675.jpg" text:style-name="Internet_20_link" text:visited-style-name="Visited_20_Internet_20_Link">
630_360_16853...</text:a>
']</text:p>
      <text:p text:style-name="P4">
Tags: ['Косово', 'Сербія', 'Сутички']</text:p>
      <text:p text:style-name="P4">
Type: Article</text:p>
      <!--METADATA-->
      <text:p text:style-name="P4">
<draw:frame draw:style-name="fr1" draw:name="Image216" text:anchor-type="as-char" svg:width="6.9236in" svg:height="3.956343in" draw:z-index="0">
<draw:image xlink:href="../Images/yкринформ/2023-05-29T20-21-00-03-00/630_360_1685380647-675.jpg" xlink:type="simple" xlink:show="embed" xlink:actuate="onLoad" draw:mime-type="image/jpeg"/>
</draw:frame>
 Щонайменшедвоє сербів зазнали поранень під час сутичок на півночі частково визнаногоКосова сьогодні після того, як миротворчі сили НАТО KFOR та косовська поліціязастосували силу проти демонстрантів.</text:p>
      <text:p text:style-name="P4">
Як передає Укрінформ, про це повідомляє <text:a xlink:type="simple" xlink:href="https://apnews.com/article/kosovo-serbia-tension-eu-us-cf2637072cd88f3bcf0d902236d3631b" text:style-name="Internet_20_link" text:visited-style-name="Visited_20_Internet_20_Link">
 AP</text:a>
 .</text:p>
      <text:p text:style-name="P4">
Сьогодні косовська поліція та представники військової місії, Kosovo Force(KFOR), під егідою НАТО охороняли будівлі муніципалітетів у Звечані,Лепосавічі, Зубін-Потоці та Мітровіці, чотирьох гомадах на півночі, деминулого місяця відбулися дострокові вибори.</text:p>
      <text:p text:style-name="P4">
Голосування здебільшого бойкотували етнічні серби, які складають більшістьнаселення у цих регіонах. Лише етнічні албанці та представники інших меншинобиралися на посади мерів.</text:p>
      <text:p text:style-name="P4">
<text:span text:style-name="T4">
Читайте також:</text:span>
 <text:a xlink:type="simple" xlink:href="https://www.ukrinform.ua/rubric-world/3715375-stoltenberg-zaklikav-kosovo-poslabiti-napruzenist-u-vidnosinah-z-serbieu.html" text:style-name="Internet_20_link" text:visited-style-name="Visited_20_Internet_20_Link">
 Столтенберг закликав <text:span text:style-name="T4">
Косов</text:span>
 о послабити напруженість увідносинах з Сербією </text:a>
</text:p>
      <text:p text:style-name="P4">
Етнічні серби зіткнулися з поліцією біля будівлі муніципалітету, коли вонинамагалися захопити одну з місцевих громад, куди мери етнічних албанцівувійшли минулого тижня за допомогою косовської влади.</text:p>
      <text:p text:style-name="P4">
Як повідомляє портал <text:a xlink:type="simple" xlink:href="https://www.b92.net/eng/news/politics.php" text:style-name="Internet_20_link" text:visited-style-name="Visited_20_Internet_20_Link">
 b92</text:a>
, серби у Звечані зазнали нападу, двоє людей отримали поранення внаслідоксутичок.</text:p>
      <text:p text:style-name="P4">
Як повідомлялося, у Косово два дні тому розпочалися зіткнення між місцевою <text:a xlink:type="simple" xlink:href="https://www.ukrinform.ua/tag-policia" text:style-name="Internet_20_link" text:visited-style-name="Visited_20_Internet_20_Link">
поліцією </text:a>
 та учасниками акцій, котріпротестують проти приходу до влади мерів, що є етнічними албанцями, у районахпроживання сербського населення.</text:p>
      <text:p text:style-name="P4">
Серби, які становлять більшість населення північного регіону Косова, невизнають незалежності краю і все ще вважають Белград своєю столицею.</text:p>
      <text:p text:style-name="P4">
Етнічні албанці становлять понад 90% населення Косова в цілому.</text:p>
      <text:p text:style-name="P4">
<text:span text:style-name="T4">
Читайте також:</text:span>
 <text:a xlink:type="simple" xlink:href="https://www.ukrinform.ua/rubric-world/3714741-evrosouz-zaklikae-do-deeskalacii-naprugi-na-pivnoci-kosova.html" text:style-name="Internet_20_link" text:visited-style-name="Visited_20_Internet_20_Link">
 Євросоюз закликає до деескалації напруги на півночі<text:span text:style-name="T4">
Косов</text:span>
 а </text:a>
</text:p>
      <text:p text:style-name="P4">
Серби відмовилися брати участь у місцевих виборах у квітні, й кандидати-албанці виграли всі чотири муніципалітети з явкою 3,5%.</text:p>
      <text:p text:style-name="P4">
Місцеві серби, за підтримки Белграда, заявили, що не визнають мерів, оскількивони їх не представляють.</text:p>
      <text:p text:style-name="P4">
<text:span text:style-name="T5">
Фото: АА</text:span>
</text:p>
      <text:p text:style-name="P4">
Source: <text:a xlink:type="simple" xlink:href="https://www.ukrinform.ua/rubric-world/3715764-na-pivnoci-kosova-vnaslidok-suticok-poraneni-dvoh-serbiv.html" text:style-name="Internet_20_link" text:visited-style-name="Visited_20_Internet_20_Link">
https://www.ukrinform.ua/rubric-world/3715764-na-pivnoci-kosova-vnaslidok-suticok-poraneni-dvoh-serbiv.html</text:a>
</text:p>
      <!--NEWS-->
      <text:h text:style-name="P10" text:outline-level="1">
<text:span text:style-name="T4">
Блінкен їде в Північну Європу - говоритиме про вільнюський саміт НАТО та підтримку України</text:span>
</text:h>
      <text:p text:style-name="P4">
Authors: Ukrinform (Person)</text:p>
      <text:p text:style-name="P4">
Publisher: Укринформ (Organization)</text:p>
      <text:p text:style-name="P4">
Published Time: 2023-05-29T20:47:26+03:00</text:p>
      <text:p text:style-name="P4">
Modified Time: 2023-05-29T20:47:26+03:00</text:p>
      <text:p text:style-name="P4">
Description: Держсекретар США Ентоні Блінкен у понеділок вирушає до Європи. Під час візитів він обговорить із главами урядів Швеції, Норвегії та Фінляндії підготовку до вільнюського саміту НАТО, підтримку України та притягнення Росії до відповідальності. — Укрінформ.</text:p>
      <text:p text:style-name="P4">
Images: ['<text:a xlink:type="simple" xlink:href="https://static.ukrinform.com/photos/2021_04/thumb_files/630_360_1618290656-821.jpeg" text:style-name="Internet_20_link" text:visited-style-name="Visited_20_Internet_20_Link">
630_360_16182...</text:a>
']</text:p>
      <text:p text:style-name="P4">
Tags: ['Фінляндія', 'НАТО', 'США', 'Швеція', 'Блінкен']</text:p>
      <text:p text:style-name="P4">
Type: Article</text:p>
      <!--METADATA-->
      <text:p text:style-name="P4">
<draw:frame draw:style-name="fr1" draw:name="Image217" text:anchor-type="as-char" svg:width="6.9236in" svg:height="3.956343in" draw:z-index="0">
<draw:image xlink:href="../Images/yкринформ/2023-05-29T20-47-26-03-00/630_360_1618290656-821.jpeg" xlink:type="simple" xlink:show="embed" xlink:actuate="onLoad" draw:mime-type="image/jpeg"/>
</draw:frame>
Держсекретар США Ентоні Блінкен у понеділок вирушає до Європи. Під час візитіввін обговорить із главами урядів Швеції, Норвегії та Фінляндії підготовку довільнюського саміту НАТО, підтримку України та притягнення Росії довідповідальності.</text:p>
      <text:p text:style-name="P4">
Як повідомляє кореспондент Укрінформу, поїздку раніше анонсував <text:a xlink:type="simple" xlink:href="https://www.nytimes.com/live/2023/05/29/world/russia-ukraine-news/blinken-will-meet-with-european-leaders-as-sweden-pushes-nato-membership" text:style-name="Internet_20_link" text:visited-style-name="Visited_20_Internet_20_Link">
Держдепартамент </text:a>
 .</text:p>
      <text:p text:style-name="P4">
Згідно з програмою, спочатку Блінкен відвідає Швецію, де у місті Лулеозустрінеться з прем'єр-міністром Ульфом Крістерссоном.</text:p>
      <text:p text:style-name="P4">
У середу Блінкен вирушить в Осло, де проведе переговори з прем'єр-міністромНорвегії Йонасом Гар Стере.</text:p>
      <text:p text:style-name="P4">
<text:span text:style-name="T4">
Читайте також:</text:span>
 <text:a xlink:type="simple" xlink:href="https://www.ukrinform.ua/rubric-polytics/3712794-ssa-rozgladatimut-usi-sposobi-pritagnenna-rosii-do-vidpovidalnosti-derzdep.html" text:style-name="Internet_20_link" text:visited-style-name="Visited_20_Internet_20_Link">
 США розглядатимуть усі способи притягнення Росії довідповідальності - Держдеп </text:a>
</text:p>
      <text:p text:style-name="P4">
У п'ятницю держсекретар <text:a xlink:type="simple" xlink:href="https://www.ukrinform.ua/tag-ssa" text:style-name="Internet_20_link" text:visited-style-name="Visited_20_Internet_20_Link">
 США </text:a>
 матимезустріч із прем’єр-міністром Фінляндії Санною Марін і виступить із промовою вГельсінкі, у якій підкреслить, що «російська агресія стала стратегічнимпровалом в усіх відношеннях», зазначає Держдеп.</text:p>
      <text:p text:style-name="P4">
Як повідомлялося, Саміт НАТО у Вільнюсі відбудеться 11–12 липня. Очікується,що чільне місце в обговоренні лідерів держав посідатимуть питання членстваШвеції в Альянсі та війна Росії проти України.</text:p>
      <text:p text:style-name="P4">
<text:span text:style-name="T5">
Фото: Bloomberg</text:span>
</text:p>
      <text:p text:style-name="P4">
Source: <text:a xlink:type="simple" xlink:href="https://www.ukrinform.ua/rubric-world/3715770-blinken-ide-v-pivnicnu-evropu-govoritime-pro-vilnuskij-samit-nato-ta-pidtrimku-ukraini.html" text:style-name="Internet_20_link" text:visited-style-name="Visited_20_Internet_20_Link">
https://www.ukrinform.ua/rubric-world/3715770-blinken-ide-v-pivnicnu-evropu-govoritime-pro-vilnuskij-samit-nato-ta-pidtrimku-ukraini.html</text:a>
</text:p>
      <!--NEWS-->
      <text:h text:style-name="P10" text:outline-level="1">
<text:span text:style-name="T4">
Україні потрібна 120-кілометрова демілітаризована зона на території Росії - Подоляк</text:span>
</text:h>
      <text:p text:style-name="P4">
Authors: Ukrinform (Person)</text:p>
      <text:p text:style-name="P4">
Publisher: Укринформ (Organization)</text:p>
      <text:p text:style-name="P4">
Published Time: 2023-05-29T20:52:37+03:00</text:p>
      <text:p text:style-name="P4">
Modified Time: 2023-05-29T20:52:37+03:00</text:p>
      <text:p text:style-name="P4">
Description: Радник керівника офісу Президента Михайло Подоляк вважає за потрібне створити 100-120-кілометрову демілітаризовану зону на російській території поблизу українського прикордоння. — Укрінформ.</text:p>
      <text:p text:style-name="P4">
Images: ['<text:a xlink:type="simple" xlink:href="https://static.ukrinform.com/photos/2022_11/thumb_files/630_360_1669394904-181.jpg" text:style-name="Internet_20_link" text:visited-style-name="Visited_20_Internet_20_Link">
630_360_16693...</text:a>
']</text:p>
      <text:p text:style-name="P4">
Tags: ['Офіс Президента', 'Подоляк', 'Війна з Росією']</text:p>
      <text:p text:style-name="P4">
Type: Article</text:p>
      <!--METADATA-->
      <text:p text:style-name="P4">
<draw:frame draw:style-name="fr1" draw:name="Image218" text:anchor-type="as-char" svg:width="6.9236in" svg:height="3.956343in" draw:z-index="0">
<draw:image xlink:href="../Images/yкринформ/2023-05-29T20-52-37-03-00/630_360_1669394904-181.jpg" xlink:type="simple" xlink:show="embed" xlink:actuate="onLoad" draw:mime-type="image/jpeg"/>
</draw:frame>
 Радниккерівника офісу Президента Михайло Подоляк вважає за потрібне створити100-120-кілометрову демілітаризовану зону на російській території поблизуукраїнського прикордоння.</text:p>
      <text:p text:style-name="P4">
Про це він зазначив у <text:a xlink:type="simple" xlink:href="https://twitter.com/Podolyak_M/status/1663178457201664000" text:style-name="Internet_20_link" text:visited-style-name="Visited_20_Internet_20_Link">
 Твіттері</text:a>
 , передаєУкрінформ.</text:p>
      <text:p text:style-name="P4">
«Ключовою темою повоєнного устрою має стати встановлення запобіжників дляуникнення повторення агресії в майбутньому. Для забезпечення реальної безпекижителів Харківської, Чернігівської, Сумської, Запорізької, Луганської таДонецької областей і захисту їх від обстрілів обов’язковим буде запровадженнядемілітаризованої зони в 100-120 км на території Бєлгородської, Брянської,Курської, Ростовської республік. Імовірно, на першому етапі з обов’язковимміжнародним контрольним контингентом», - підкреслив радник очільника ОП.</text:p>
      <text:p text:style-name="P4">
<text:span text:style-name="T4">
Читайте також:</text:span>
 <text:a xlink:type="simple" xlink:href="https://www.ukrinform.ua/rubric-polytics/3715228-rozmova-z-rosianami-pocnetsa-lise-pisla-vivedenna-vijsk-z-ukraini-podolak.html" text:style-name="Internet_20_link" text:visited-style-name="Visited_20_Internet_20_Link">
 Розмова з росіянами почнеться лише після виведення військз України — <text:span text:style-name="T4">
Подоляк</text:span>
 </text:a>
</text:p>
      <text:p text:style-name="P4">
Як повідомлялося, начальник ГУР Міноборони Кирило Буданов заявив, що питаннямзакінчення війни є створення 100 кілометрової демілітаризованої зони міжРосією та Україною.</text:p>
      <text:p text:style-name="P4">
Source: <text:a xlink:type="simple" xlink:href="https://www.ukrinform.ua/rubric-polytics/3715772-ukraini-potribna-120kilometrova-demilitarizovana-zona-na-teritorii-rosii-podolak.html" text:style-name="Internet_20_link" text:visited-style-name="Visited_20_Internet_20_Link">
https://www.ukrinform.ua/rubric-polytics/3715772-ukraini-potribna-120kilometrova-demilitarizovana-zona-na-teritorii-rosii-podolak.html</text:a>
</text:p>
      <!--NEWS-->
      <text:h text:style-name="P10" text:outline-level="1">
<text:span text:style-name="T4">
«Динамо» та «Шахтар» провели 2000-і голи у футбольній Прем'єр-лізі</text:span>
</text:h>
      <text:p text:style-name="P4">
Authors: Ukrinform (Person)</text:p>
      <text:p text:style-name="P4">
Publisher: Укринформ (Organization)</text:p>
      <text:p text:style-name="P4">
Published Time: 2023-05-29T20:58:00+03:00</text:p>
      <text:p text:style-name="P4">
Modified Time: 2023-05-29T20:58:00+03:00</text:p>
      <text:p text:style-name="P4">
Description: Услід за донецьким «Шахтарем» київське «Динамо» також провело 2000-й гол у чемпіонатах України з футболу серед команд Прем'єр-ліги (УПЛ). — Укрінформ.</text:p>
      <text:p text:style-name="P4">
Images: ['<text:a xlink:type="simple" xlink:href="https://static.ukrinform.com/photos/2023_05/thumb_files/630_360_1685382995-268.jpg" text:style-name="Internet_20_link" text:visited-style-name="Visited_20_Internet_20_Link">
630_360_16853...</text:a>
']</text:p>
      <text:p text:style-name="P4">
Tags: ['Динамо', 'Футбол', 'Шахтар']</text:p>
      <text:p text:style-name="P4">
Type: Article</text:p>
      <!--METADATA-->
      <text:p text:style-name="P4">
<draw:frame draw:style-name="fr1" draw:name="Image219" text:anchor-type="as-char" svg:width="6.9236in" svg:height="3.956343in" draw:z-index="0">
<draw:image xlink:href="../Images/yкринформ/2023-05-29T20-58-00-03-00/630_360_1685382995-268.jpg" xlink:type="simple" xlink:show="embed" xlink:actuate="onLoad" draw:mime-type="image/jpeg"/>
</draw:frame>
 Услід задонецьким «Шахтарем» київське «Динамо» також провело 2000-й гол у чемпіонатахУкраїни з футболу серед команд Прем'єр-ліги (УПЛ).</text:p>
      <text:p text:style-name="P4">
Як інформує офіційний <text:a xlink:type="simple" xlink:href="https://upl.ua/ua/news/view/7387" text:style-name="Internet_20_link" text:visited-style-name="Visited_20_Internet_20_Link">
 сайт </text:a>
 УПЛ, у 29-мутурі нове досягнення «біло-синіх» установив венесуельський форвард ЕрікРамірес, який сьогодні в матчі з рівненським «Вересом» (3:0) відкрив рахунок,передає Укрінформ.</text:p>
      <text:p text:style-name="P4">
Лідером столичної команди за забитими м'ячами залишається Сергій Ребров (113).Далі йдуть Андрій Ярмоленко (99), Максим Шацьких (97), Андрій Шевченко (83) таВіктор Циганков (77).</text:p>
      <text:p text:style-name="P4">
Днем раніше позначку у 2000 голів подолав «Шахтар». «Гірники» перемогли«Дніпро-1» (3:0), а Артем Бондаренко став автором ювілейного голу за всі рокивиступів донецького клубу у чемпіонаті України.</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 <text:span text:style-name="T4">
Шахтар</text:span>
 » розгромив «Дніпро-1» і достроково ставчемпіоном УПЛ </text:a>
</text:p>
      <text:p text:style-name="P4">
Матчі заключного, 30-го туру УПЛ пройдуть 4 червня.</text:p>
      <text:p text:style-name="P4">
Фото: dynamomania.com.</text:p>
      <text:p text:style-name="P4">
Source: <text:a xlink:type="simple" xlink:href="https://www.ukrinform.ua/rubric-sports/3715774-dinamo-ta-sahtar-proveli-2000i-goli-u-futbolnij-premerlizi.html" text:style-name="Internet_20_link" text:visited-style-name="Visited_20_Internet_20_Link">
https://www.ukrinform.ua/rubric-sports/3715774-dinamo-ta-sahtar-proveli-2000i-goli-u-futbolnij-premerlizi.html</text:a>
</text:p>
      <!--NEWS-->
      <text:h text:style-name="P10" text:outline-level="1">
<text:span text:style-name="T4">
Замість «вагнерівців» у Бахмут заходять російські десантники – Череватий</text:span>
</text:h>
      <text:p text:style-name="P4">
Authors: Ukrinform (Person)</text:p>
      <text:p text:style-name="P4">
Publisher: Укринформ (Organization)</text:p>
      <text:p text:style-name="P4">
Published Time: 2023-05-29T21:08:45+03:00</text:p>
      <text:p text:style-name="P4">
Modified Time: 2023-05-29T21:08:45+03:00</text:p>
      <text:p text:style-name="P4">
Description: У Бахмут на заміну "вагнерівцям" заходять повітряно-десантні війська країни-окупанта і мотострілецькі підрозділи. — Укрінформ.</text:p>
      <text:p text:style-name="P4">
Images: ['<text:a xlink:type="simple" xlink:href="https://static.ukrinform.com/photos/2023_02/thumb_files/630_360_1675335446-850.jpg" text:style-name="Internet_20_link" text:visited-style-name="Visited_20_Internet_20_Link">
630_360_16753...</text:a>
']</text:p>
      <text:p text:style-name="P4">
Tags: ['Бахмут', 'ПВК "Вагнера"', 'Війна з Росією', 'Єдині новини']</text:p>
      <text:p text:style-name="P4">
Type: Article</text:p>
      <!--METADATA-->
      <text:p text:style-name="P4">
<draw:frame draw:style-name="fr1" draw:name="Image220" text:anchor-type="as-char" svg:width="6.9236in" svg:height="3.956343in" draw:z-index="0">
<draw:image xlink:href="../Images/yкринформ/2023-05-29T21-08-45-03-00/630_360_1675335446-850.jpg" xlink:type="simple" xlink:show="embed" xlink:actuate="onLoad" draw:mime-type="image/jpeg"/>
</draw:frame>
 У Бахмутна заміну "вагнерівцям" заходять повітряно-десантні війська країни-окупанта імотострілецькі підрозділи.</text:p>
      <text:p text:style-name="P4">
Про це повідомив речник Східного угруповання військ ЗСУ Сергій Череватий вефірі телемарафону «Єдині новини», передає Укрінформ.</text:p>
      <text:p text:style-name="P4">
«Так, там відбуваються ротаційні заходи через насамперед великі втратизлочинного угруповання «Вагнер». Вони змушені це робити. Заходять підрозділиповітряно-десантних військ окупанта і мотострілецькі підрозділи. Ми знаємоїхні найменування, знаємо їхніх командирів і бойовий потенціал», - сказав він.</text:p>
      <text:p text:style-name="P4">
<text:span text:style-name="T4">
Читайте також:</text:span>
 <text:a xlink:type="simple" xlink:href="https://www.ukrinform.ua/rubric-ato/3715570-pid-bahmutom-zaginuv-zurnalist-evgenij-osievskij.html" text:style-name="Internet_20_link" text:visited-style-name="Visited_20_Internet_20_Link">
 Під <text:span text:style-name="T4">
Бахмут</text:span>
 ом загинув журналіст Євгеній Осієвський</text:a>
</text:p>
      <text:p text:style-name="P4">
Також Череватий повідомив, що всі ці підрозділи вже брали участь у війні тавсі вони зазнавали значних втрат. Тому вони були доукомплектовані недавномобілізованими.</text:p>
      <text:p text:style-name="P4">
«Здебільшого це вже другий-третій склад їхнього особового складу», - сказавЧереватий.</text:p>
      <text:p text:style-name="P4">
За його словами, на Бахмутському напрямку ворог не припиняє ураження нашихпозицій.</text:p>
      <text:p text:style-name="P4">
<text:span text:style-name="T4">
Читайте також:</text:span>
 <text:a xlink:type="simple" xlink:href="https://www.ukrinform.ua/rubric-ato/3715498-u-bahmut-na-misce-vagnerivciv-zahodit-regularna-armia-rf-minoboroni.html" text:style-name="Internet_20_link" text:visited-style-name="Visited_20_Internet_20_Link">
 У <text:span text:style-name="T4">
Бахмут</text:span>
 на місце «вагнерівців» заходить регулярнаармія РФ – Міноборони </text:a>
</text:p>
      <text:p text:style-name="P4">
За цю добу різними видами озброєння він завдав 373 удари, 6 авіанальотів напозиції українських захисників.</text:p>
      <text:p text:style-name="P4">
«Ми відповідали вогневим ураженням в ході якого було вбито 155 окупантів , 116зазнали поранень», - повідомив Череватий.</text:p>
      <text:p text:style-name="P4">
Як повідомлялось, на Бахмутському, Авдіївському напрямках протягом добипротивник наступальних дій не проводив.</text:p>
      <text:p text:style-name="P4">
Фото: armyinform</text:p>
      <text:p text:style-name="P4">
Source: <text:a xlink:type="simple" xlink:href="https://www.ukrinform.ua/rubric-ato/3715779-zamist-vagnerivciv-u-bahmut-zahodat-rosijski-desantniki-cerevatij.html" text:style-name="Internet_20_link" text:visited-style-name="Visited_20_Internet_20_Link">
https://www.ukrinform.ua/rubric-ato/3715779-zamist-vagnerivciv-u-bahmut-zahodat-rosijski-desantniki-cerevatij.html</text:a>
</text:p>
      <!--NEWS-->
      <text:h text:style-name="P10" text:outline-level="1">
<text:span text:style-name="T4">
До 11 років ув’язнення засудили одеситку, яка збирала гроші для російських загарбників</text:span>
</text:h>
      <text:p text:style-name="P4">
Authors: Ukrinform (Person)</text:p>
      <text:p text:style-name="P4">
Publisher: Укринформ (Organization)</text:p>
      <text:p text:style-name="P4">
Published Time: 2023-05-29T21:16:00+03:00</text:p>
      <text:p text:style-name="P4">
Modified Time: 2023-05-29T21:16:00+03:00</text:p>
      <text:p text:style-name="P4">
Description: До 11 років позбавлення волі засудили одеситку, яка організувала збір грошей для російських загарбників. — Укрінформ.</text:p>
      <text:p text:style-name="P4">
Images: ['<text:a xlink:type="simple" xlink:href="https://static.ukrinform.com/photos/2018_01/thumb_files/630_360_1515506864-9820.jpg" text:style-name="Internet_20_link" text:visited-style-name="Visited_20_Internet_20_Link">
630_360_15155...</text:a>
']</text:p>
      <text:p text:style-name="P4">
Tags: ['Одеса', 'СБУ', 'Війна з Росією']</text:p>
      <text:p text:style-name="P4">
Type: Article</text:p>
      <!--METADATA-->
      <text:p text:style-name="P4">
<draw:frame draw:style-name="fr1" draw:name="Image221" text:anchor-type="as-char" svg:width="6.9236in" svg:height="3.956343in" draw:z-index="0">
<draw:image xlink:href="../Images/yкринформ/2023-05-29T21-16-00-03-00/630_360_1515506864-9820.jpg" xlink:type="simple" xlink:show="embed" xlink:actuate="onLoad" draw:mime-type="image/jpeg"/>
</draw:frame>
 До 11років позбавлення волі засудили одеситку, яка організувала збір грошей дляросійських загарбників.</text:p>
      <text:p text:style-name="P4">
Як передає Укрінформ, про це Служба безпеки України повідомляє у <text:a xlink:type="simple" xlink:href="https://t.me/SBUkr/8453" text:style-name="Internet_20_link" text:visited-style-name="Visited_20_Internet_20_Link">
 Телеграмі</text:a>
 .</text:p>
      <text:p text:style-name="P4">
«Служба безпеки зібрала неспростовні докази на ворожу пособницю, яканалагодила канал фінансування бойовиків «ДНР». У грудні минулого рокуконтррозвідники СБУ затримали її під час контрдиверсійних заходів на Одещині»,- ідеться в повідомленні.</text:p>
      <text:p text:style-name="P4">
<text:span text:style-name="T4">
Читайте також:</text:span>
 <text:a xlink:type="simple" xlink:href="https://www.ukrinform.ua/rubric-society/3715622-sbu-vikrila-na-zemelnih-oborudkah-nastoatelku-hramu-upc-mp-na-cerkasini.html" text:style-name="Internet_20_link" text:visited-style-name="Visited_20_Internet_20_Link">
 <text:span text:style-name="T4">
СБУ</text:span>
 викрила на земельних оборудках настоятельку храмуУПЦ МП на Черкащині </text:a>
</text:p>
      <text:p text:style-name="P4">
За даними слідства, зловмисницею є місцева жителька. Її двоє родичів у 2016році вступили до лав терористичного угруповання «ДНР Спарта» і воювали протисил АТО/ООС на сході України.</text:p>
      <text:p text:style-name="P4">
На початку повномасштабного вторгнення обидва бойовики увійшли до складурегулярних підрозділів Південного військового округу Збройних сил РФ і бралиучасть у захопленні Маріуполя і частини Херсонської області.</text:p>
      <text:p text:style-name="P4">
Дізнавшись про низький рівень матеріально-технічного забезпечення родичів -загарбників, жінка добровільно організувала для них збір коштів.</text:p>
      <text:p text:style-name="P4">
<text:span text:style-name="T4">
Читайте також:</text:span>
 <text:a xlink:type="simple" xlink:href="https://www.ukrinform.ua/rubric-society/3715724-policia-kiivsini-peredala-sbu-spravu-sodo-zniknenna-zurnalista-hiluka.html" text:style-name="Internet_20_link" text:visited-style-name="Visited_20_Internet_20_Link">
 Поліція Київщини передала <text:span text:style-name="T4">
СБУ</text:span>
 справу щодо зникненняжурналіста Хилюка </text:a>
</text:p>
      <text:p text:style-name="P4">
Для цього в групах в месенджерах та заборонених соцмережах «Вконтакте» й«Одноклассники» вона розміщувала повідомлення із закликами про грошовудопомогу загарбникам.</text:p>
      <text:p text:style-name="P4">
Додатково жінка прикріплювала фото із реквізитами російської банківськоїкартки, яка належала співмешканці воюючого родича.</text:p>
      <text:p text:style-name="P4">
На основі зібраних доказів суд визнав зловмисницю винною за ч. 1 ст. 111-2Кримінального кодексу України (пособництво державі-агресору) і призначив їй 11років та 4 місяці ув’язнення з конфіскацією майна.</text:p>
      <text:p text:style-name="P4">
<text:span text:style-name="T4">
Читайте також:</text:span>
 <text:a xlink:type="simple" xlink:href="https://www.ukrinform.ua/rubric-ato/3714900-sbu-ogolosila-pidozru-cotirom-kolaborantam-sered-akih-tak-zvani-posadovci-mns-rf.html" text:style-name="Internet_20_link" text:visited-style-name="Visited_20_Internet_20_Link">
 <text:span text:style-name="T4">
СБУ</text:span>
 оголосила підозру чотирьом колаборантам, середяких – так звані посадовці «МНС РФ» </text:a>
</text:p>
      <text:p text:style-name="P4">
Як повідомляв Укрінформ, СБУ затримала ексдепутата Запорізької міської ради,який наводив російські ракети на місто.</text:p>
      <text:p text:style-name="P4">
Source: <text:a xlink:type="simple" xlink:href="https://www.ukrinform.ua/rubric-society/3715729-do-11-rokiv-uvaznenna-zasudili-odesitku-aka-zbirala-grosi-dla-rosijskih-zagarbnikiv.html" text:style-name="Internet_20_link" text:visited-style-name="Visited_20_Internet_20_Link">
https://www.ukrinform.ua/rubric-society/3715729-do-11-rokiv-uvaznenna-zasudili-odesitku-aka-zbirala-grosi-dla-rosijskih-zagarbnikiv.html</text:a>
</text:p>
      <!--NEWS-->
      <text:h text:style-name="P10" text:outline-level="1">
<text:span text:style-name="T4">
У НАТО відзначили взаємну користь діалогу Альянсу з Україною у технологіях та інноваціях</text:span>
</text:h>
      <text:p text:style-name="P4">
Authors: Ukrinform (Person)</text:p>
      <text:p text:style-name="P4">
Publisher: Укринформ (Organization)</text:p>
      <text:p text:style-name="P4">
Published Time: 2023-05-29T21:22:00+03:00</text:p>
      <text:p text:style-name="P4">
Modified Time: 2023-05-29T21:22:00+03:00</text:p>
      <text:p text:style-name="P4">
Description: Російська війна проти України стала додатковим свідченням важливості поєднання сучасних технологій із «традиційною» зброєю на полі бою, тож досвід, який ЗСУ здобувають кожного дня у жорстоких боях із загарбниками, є дуже цінним для розвитку власних систем стримування й оборони НАТО. — Укрінформ.</text:p>
      <text:p text:style-name="P4">
Images: ['<text:a xlink:type="simple" xlink:href="https://static.ukrinform.com/photos/2018_07/thumb_files/630_360_1530864400-8224.jpg" text:style-name="Internet_20_link" text:visited-style-name="Visited_20_Internet_20_Link">
630_360_15308...</text:a>
']</text:p>
      <text:p text:style-name="P4">
Tags: ['НАТО', 'Україна', 'Війна з Росією']</text:p>
      <text:p text:style-name="P4">
Type: Article</text:p>
      <!--METADATA-->
      <text:p text:style-name="P4">
<draw:frame draw:style-name="fr1" draw:name="Image222" text:anchor-type="as-char" svg:width="6.9236in" svg:height="3.956343in" draw:z-index="0">
<draw:image xlink:href="../Images/yкринформ/2023-05-29T21-22-00-03-00/630_360_1530864400-8224.jpg" xlink:type="simple" xlink:show="embed" xlink:actuate="onLoad" draw:mime-type="image/jpeg"/>
</draw:frame>
 Російськавійна проти України стала додатковим свідченням важливості поєднання сучаснихтехнологій із «традиційною» зброєю на полі бою, тож досвід, який ЗСУздобувають кожного дня у жорстоких боях із загарбниками, є дуже цінним длярозвитку власних систем стримування й оборони НАТО.</text:p>
      <text:p text:style-name="P4">
Про це розповів помічник генерального секретаря НАТО з нових викликів збезпеки Девід ван Віль, відповідаючи на запитання Укрінформу під часпрезентації Діалогу високого рівня з інновацій НАТО-Україна.</text:p>
      <text:p text:style-name="P4">
Діалог було започатковано минулого тижня в брюссельській штаб-квартирі Альянсуза участі віцепрем'єр-міністра з інновацій, розвитку освіти, науки татехнологій України Михайла Федорова.</text:p>
      <text:p text:style-name="P4">
«Ми стоїмо поряд із вами, і не чекаємо якоїсь конкретної віддачі від кожногоелементу допомоги, яку ми надаємо Україні. Але користь для <text:span text:style-name="T4">
<text:a xlink:type="simple" xlink:href="http://www.ukrinform.ua/tag-nato" text:style-name="Internet_20_link" text:visited-style-name="Visited_20_Internet_20_Link">
 НАТО</text:a>
 </text:span>
 у цьому є очевидною. Тому що ви заразнабуваєте новий і дуже швидкий досвід, з використання новітніх технологій, -що з них працює, а що ні. Ваші Збройні сили набувають дійсно унікальні знання,як працює ця техніка, як її краще використовувати, щоб управляти тими ждронами. Тому що наприкінці важливими є не лише технології, як такі, але йможливість їх практичного застосування», - зауважив представник Альянсу.</text:p>
      <text:p text:style-name="P4">
<text:span text:style-name="T4">
Читайте також:</text:span>
 <text:span text:style-name="T4">
<text:a xlink:type="simple" xlink:href="https://www.ukrinform.ua/rubric-polytics/3715245-golovnou-garantieu-dla-ukraini-mae-stati-clenstvo-u-nato-ermak.html" text:style-name="Internet_20_link" text:visited-style-name="Visited_20_Internet_20_Link">
 Головною гарантією для України має стати членство уНАТО – Єрмак </text:a>
 </text:span>
</text:p>
      <text:p text:style-name="P4">
«Ми говоримо про концепцію такого застосування. У цьому ми маємо дуже багаточого навчатися від України. Безумовно, це також відкриває нові можливостіпевним компаніям з країн-союзниць, які надають свої послуги для України, аленатомість отримують важливий «інсайт», що саме вони мають покращити, щоботримувати переваги», - додав Девід ван Віль.</text:p>
      <text:p text:style-name="P4">
Він зауважив, що агресія Кремля проти Грузії у 2008 році та проти України у2014 році стали для НАТО «сигналом до пробудження». Союзники почали послідовнозміцнювати власні спроможності стримування й оборони, оскільки побачилиекзистенційні загрози біля власних кордонів. Саме тоді була поставлена метадосягнення рівня витрат на оборону у 2% від ВВП, вперше на східному фланзі, українах Балтії та у Польщі, були розміщені бойові підрозділи НАТО.</text:p>
      <text:p text:style-name="P4">
<text:span text:style-name="T4">
Читайте також:</text:span>
 <text:span text:style-name="T4">
<text:a xlink:type="simple" xlink:href="https://www.ukrinform.ua/rubric-world/3715479-nimeccina-rozgorne-sistemu-patriot-u-litvi-dla-zahistu-samitu-nato.html" text:style-name="Internet_20_link" text:visited-style-name="Visited_20_Internet_20_Link">
 Німеччина розгорне систему Patriot у Литві для захистусаміту НАТО </text:a>
 </text:span>
</text:p>
      <text:p text:style-name="P4">
«Всі ці заходи, за визначенням, піддалися випробуванню, коли у лютому минулогороку почалося вторгнення (Росії в Україну – ред.). Нам дійсно було важкоуявити такого роду широкомасштабну війну в Європі. Але це відбулося. Вона незавершиться за кілька місяців, і, так, ми потребуємо всі ці матеріали, які минині бачимо на полі бою, з метою вистояти та оборонятися тривалий час... Надодаток, союзники постачають велику кількість (зброї) для України, щоб вонамогла повернути свої території. Все це дійсно вимагає переосмислити шлях, якимми все це організовуємо», - сказав помічник керівника Альянсу.</text:p>
      <text:p text:style-name="P4">
<text:span text:style-name="T4">
Читайте також:</text:span>
 <text:span text:style-name="T4">
<text:a xlink:type="simple" xlink:href="https://www.ukrinform.ua/rubric-technology/3714605-nato-i-ukraina-poglibluvatimut-partnerstvo-v-tehnologiah-ta-nauci.html" text:style-name="Internet_20_link" text:visited-style-name="Visited_20_Internet_20_Link">
 НАТО і Україна поглиблюватимуть партнерство втехнологіях та науці </text:a>
 </text:span>
</text:p>
      <text:p text:style-name="P4">
Як вже повідомлялося, від початку російського вторгнення НАТО та країни-союзниці надають Україні суттєву політичну та військову допомогу, длязабезпечення її права на самозахист від агресії, відповідно до Хартії ООН.</text:p>
      <text:p text:style-name="P4">
Повний текст бесіди з помічником Генерального секретаря НАТО з нових викликівз безпеки читайте завтра на сторінках Укрінформу.</text:p>
      <text:p text:style-name="P4">
Source: <text:a xlink:type="simple" xlink:href="https://www.ukrinform.ua/rubric-polytics/3715781-u-nato-vidznacili-vzaemnu-korist-dialogu-alansu-z-ukrainou-u-tehnologiah-ta-innovaciah.html" text:style-name="Internet_20_link" text:visited-style-name="Visited_20_Internet_20_Link">
https://www.ukrinform.ua/rubric-polytics/3715781-u-nato-vidznacili-vzaemnu-korist-dialogu-alansu-z-ukrainou-u-tehnologiah-ta-innovaciah.html</text:a>
</text:p>
      <!--NEWS-->
      <text:h text:style-name="P10" text:outline-level="1">
<text:span text:style-name="T4">
В ОП припустили, чому Росія регулярно атакує ракетами та дронами українські міста</text:span>
</text:h>
      <text:p text:style-name="P4">
Authors: Ukrinform (Person)</text:p>
      <text:p text:style-name="P4">
Publisher: Укринформ (Organization)</text:p>
      <text:p text:style-name="P4">
Published Time: 2023-05-29T21:29:16+03:00</text:p>
      <text:p text:style-name="P4">
Modified Time: 2023-05-29T21:29:16+03:00</text:p>
      <text:p text:style-name="P4">
Description: Ракетно-дронові атаки на українську столицю росіяни здійснюють з метою психологічного впливу та недопущення українських контрнаступальних дій, і щоб змусити прийняти умови, коли загарбані території залишаються за Росією. — Укрінформ.</text:p>
      <text:p text:style-name="P4">
Images: ['<text:a xlink:type="simple" xlink:href="https://static.ukrinform.com/photos/2017_11/thumb_files/630_360_1509493085-3383.jpg" text:style-name="Internet_20_link" text:visited-style-name="Visited_20_Internet_20_Link">
630_360_15094...</text:a>
']</text:p>
      <text:p text:style-name="P4">
Tags: ['Обстріл', 'Подоляк', 'Єдині новини']</text:p>
      <text:p text:style-name="P4">
Type: Article</text:p>
      <!--METADATA-->
      <text:p text:style-name="P4">
<draw:frame draw:style-name="fr1" draw:name="Image223" text:anchor-type="as-char" svg:width="6.9236in" svg:height="3.956343in" draw:z-index="0">
<draw:image xlink:href="../Images/yкринформ/2023-05-29T21-29-16-03-00/630_360_1509493085-3383.jpg" xlink:type="simple" xlink:show="embed" xlink:actuate="onLoad" draw:mime-type="image/jpeg"/>
</draw:frame>
 Ракетно-дронові атаки на українську столицю росіяни здійснюють з метою психологічноговпливу та недопущення українських контрнаступальних дій, і щоб змуситиприйняти умови, коли загарбані території залишаються за Росією.</text:p>
      <text:p text:style-name="P4">
Таку думку висловив радник керівника Офісу Президента Михайло Подоляк в ефірітелемарафону «Єдині новини», повідомляє Укрінформ.</text:p>
      <text:p text:style-name="P4">
«А які ще є інструменти впливу на події, що негативно розвиваються на фронтідля росіян? Що вони можуть ще запропонувати світу, як вони ще можуть світналякати? Ну, і нас налякати. Безумовно, вони будуть це робити, безумовно, іми про це неодноразово казали, що залишки ракет, які в них залишаються, певнукількість вони виготовляють… але залишки ракет вони витрачатимуть вжебезвідносно до всього виключно на столичний регіон. Для чого? Щоб повпливатина ситуацію, налякати, психологічно повпливати, довести, що в них є ресурси,спроможності й т.д., щоб врешті-решт сказати: «Дивіться, там же є мирніініціативи, або ми вас будемо драконити, будемо вбивати, або ви прийміть ті чиінші ініціативи, про які вони, до речі, самі говорять: є африканськаініціатива, китайська, є ватиканська і бразильська – чотири ініціативи», яківони (росіяни – ред.) масштабують постійним повтором, бо там звучить просте:негайно зупинимо вогонь і одночасно залишимо Росію там, де вона знаходиться»,- зазначив він.</text:p>
      <text:p text:style-name="P4">
<text:span text:style-name="T4">
Читайте також:</text:span>
 <text:a xlink:type="simple" xlink:href="https://www.ukrinform.ua/rubric-kyiv/3715718-obstrili-stolici-vnoci-u-metro-ukrivalisa-9000-ludej-vden-41-tisaca.html" text:style-name="Internet_20_link" text:visited-style-name="Visited_20_Internet_20_Link">
 <text:span text:style-name="T4">
Обстріл</text:span>
 и столиці: вночі у метро укривалися 9000людей, вдень – 41 тисяча </text:a>
</text:p>
      <text:p text:style-name="P4">
Подоляк переконаний, що наразі в росіян одна конкретна ціль – не прогративійну як таку. А для цього, за словами радника очільника ОП, ворогу потрібно,щоб не було наступальних дій з боку України.</text:p>
      <text:p text:style-name="P4">
«Атаки – це один з елементів, щоб зменшити наше бажання забрати всі борги відРФ і показати, що є (у росіян – ред.) ще порох у порохівницях», - зауваживвін.</text:p>
      <text:p text:style-name="P4">
Водночас Подоляк підкреслив, що наразі немає сенсу звертати увагу на різніініціативи «миротворців», а Україна продовжує працювати над закриттям неба іконтрнаступом.</text:p>
      <text:p text:style-name="P4">
<text:span text:style-name="T4">
Читайте також:</text:span>
 <text:a xlink:type="simple" xlink:href="https://www.ukrinform.ua/rubric-regions/3715704-obstril-dnipropetrovsini-10-gospitalizovanih-troe-z-nih-u-tazkomu-stani.html" text:style-name="Internet_20_link" text:visited-style-name="Visited_20_Internet_20_Link">
 <text:span text:style-name="T4">
Обстріл</text:span>
 Дніпропетровщини: 10 госпіталізованих, троє зних – у тяжкому стані </text:a>
</text:p>
      <text:p text:style-name="P4">
Як повідомлялося, під час денної атаки 29 травня росіяни випустили по Київщині11 балістичних і крилатих ракет "Іскандер", сили ППО знищили усі цілі.</text:p>
      <text:p text:style-name="P4">
До того вночі Повітряними силами України було знищено 36 крилатих ракетХ-101/Х-555, 30 "Шахедів" і 1 розвідувальний БпЛА оперативно-тактичного рівня.</text:p>
      <text:p text:style-name="P4">
Упродовж травня росіяни вже здійснили 16 ракетно-дронових атак на Київ таобласть.</text:p>
      <text:p text:style-name="P4">
Source: <text:a xlink:type="simple" xlink:href="https://www.ukrinform.ua/rubric-ato/3715784-v-op-pripustili-comu-rosia-regularno-atakue-raketami-ta-dronami-ukrainski-mista.html" text:style-name="Internet_20_link" text:visited-style-name="Visited_20_Internet_20_Link">
https://www.ukrinform.ua/rubric-ato/3715784-v-op-pripustili-comu-rosia-regularno-atakue-raketami-ta-dronami-ukrainski-mista.html</text:a>
</text:p>
      <!--NEWS-->
      <text:h text:style-name="P10" text:outline-level="1">
<text:span text:style-name="T4">
Легіон «РДК» заявив, що його бійці знову заходили до Росії</text:span>
</text:h>
      <text:p text:style-name="P4">
Authors: Ukrinform (Person)</text:p>
      <text:p text:style-name="P4">
Publisher: Укринформ (Organization)</text:p>
      <text:p text:style-name="P4">
Published Time: 2023-05-29T21:33:57+03:00</text:p>
      <text:p text:style-name="P4">
Modified Time: 2023-05-29T21:33:57+03:00</text:p>
      <text:p text:style-name="P4">
Description: У російському легіоні "РДК" заявили про новий прорив кордону Росії, який відбувся в день прикордонника РФ. — Укрінформ.</text:p>
      <text:p text:style-name="P4">
Images: ['<text:a xlink:type="simple" xlink:href="https://static.ukrinform.com/photos/2023_05/thumb_files/630_360_1685385130-174.jpg" text:style-name="Internet_20_link" text:visited-style-name="Visited_20_Internet_20_Link">
630_360_16853...</text:a>
']</text:p>
      <text:p text:style-name="P4">
Tags: ['Росія', 'Кордон', 'Війна з Росією', 'РДК']</text:p>
      <text:p text:style-name="P4">
Type: Article</text:p>
      <!--METADATA-->
      <text:p text:style-name="P4">
<draw:frame draw:style-name="fr1" draw:name="Image224" text:anchor-type="as-char" svg:width="6.9236in" svg:height="3.956343in" draw:z-index="0">
<draw:image xlink:href="../Images/yкринформ/2023-05-29T21-33-57-03-00/630_360_1685385130-174.jpg" xlink:type="simple" xlink:show="embed" xlink:actuate="onLoad" draw:mime-type="image/jpeg"/>
</draw:frame>
 Уросійському легіоні "РДК" заявили про новий прорив кордону Росії, якийвідбувся в день прикордонника РФ.</text:p>
      <text:p text:style-name="P4">
Як передає Укрінформ, про це повідомляє <text:a xlink:type="simple" xlink:href="https://t.me/russvolcorps/555" text:style-name="Internet_20_link" text:visited-style-name="Visited_20_Internet_20_Link">
 Telegram</text:a>
 -канал РДК.</text:p>
      <text:p text:style-name="P4">
«Учора прикордонники РФ відзначали своє професійне свято. Бійці РДК привіталиїх черговим успішним переходом «дірявого» державного кордону! Мета нашогопереходу стане відома найближчим часом, стежте за оновленнями», - йдеться уповідомленні.</text:p>
      <text:p text:style-name="P4">
 <text:span text:style-name="T4">
Читайте також:</text:span>
<text:a xlink:type="simple" xlink:href="https://www.ukrinform.ua/rubric-ato/3714659-legion-svoboda-rosii-opriludniv-kadri-z-belgorodskoi-oblasti.html" text:style-name="Internet_20_link" text:visited-style-name="Visited_20_Internet_20_Link">
 Легіон «Свобода Росії» оприлюднив кадри з Бєлгородської області</text:a>
</text:p>
      <text:p text:style-name="P4">
Як повідомлялося, 22 травня в соціальних мережах <text:a xlink:type="simple" xlink:href="https://www.ukrinform.ua/rubric-world/3712771-so-vidomo-pro-podii-u-belgorodskij-oblasti-ta-so-govorit-kiiv.html" text:style-name="Internet_20_link" text:visited-style-name="Visited_20_Internet_20_Link">
 з'явилися заяви</text:a>
 "Російського добровольчогокорпусу" та легіону "Свобода Росії" про визволення деяких населених пунктів івведення їхніх сил у містечко Грайворон у Бєлгородській області.</text:p>
      <text:p text:style-name="P4">
Того ж дня у ГУР зазначили, що легіон "Свобода Росії" та "РДК" розпочали <text:a xlink:type="simple" xlink:href="https://www.ukrinform.ua/rubric-ato/3712670-stvorenna-smugi-bezpeki-u-gur-prokomentuvali-podii-u-belgorodskij-oblasti-rosii.html" text:style-name="Internet_20_link" text:visited-style-name="Visited_20_Internet_20_Link">
операцію зі звільнення Росії </text:a>
 від режиму Путіна з метою створення смуги безпеки длязахисту українського цивільного населення, але винятково за участю громадянРФ.</text:p>
      <text:p text:style-name="P4">
24 травня в "РДК" заявили, що <text:a xlink:type="simple" xlink:href="https://www.ukrinform.ua/rubric-ato/3713639-rdk-ta-legion-svoboda-rosii-zajsli-u-belgorodsku-oblast-bils-ak-na-40-kilometriv-uglib.html" text:style-name="Internet_20_link" text:visited-style-name="Visited_20_Internet_20_Link">
 просунулися </text:a>
 на 42 км вглиб Бєлгородської області. Деякінаселені пункти добровольчі формування контролювали добу.</text:p>
      <text:p text:style-name="P4">
25 травня було оголошено, що "РДК" <text:a xlink:type="simple" xlink:href="https://www.ukrinform.ua/rubric-ato/3714018-bijci-rdk-zaavili-so-znovu-zajsli-na-teritoriu-rosii.html" text:style-name="Internet_20_link" text:visited-style-name="Visited_20_Internet_20_Link">
 знову зайшли</text:a>
 на територію <text:a xlink:type="simple" xlink:href="https://www.ukrinform.ua/tag-rosia" text:style-name="Internet_20_link" text:visited-style-name="Visited_20_Internet_20_Link">
 Росії</text:a>
 .</text:p>
      <text:p text:style-name="P4">
<text:span text:style-name="T5">
Фото: РДК</text:span>
</text:p>
      <text:p text:style-name="P4">
Source: <text:a xlink:type="simple" xlink:href="https://www.ukrinform.ua/rubric-ato/3715786-legion-rdk-zaaviv-so-jogo-bijci-znovu-zahodili-do-rosii.html" text:style-name="Internet_20_link" text:visited-style-name="Visited_20_Internet_20_Link">
https://www.ukrinform.ua/rubric-ato/3715786-legion-rdk-zaaviv-so-jogo-bijci-znovu-zahodili-do-rosii.html</text:a>
</text:p>
      <!--NEWS-->
      <text:h text:style-name="P10" text:outline-level="1">
<text:span text:style-name="T4">
Після вибухів російські загарбники активізували будівництво укріплень навколо Маріуполя</text:span>
</text:h>
      <text:p text:style-name="P4">
Authors: Ukrinform (Person)</text:p>
      <text:p text:style-name="P4">
Publisher: Укринформ (Organization)</text:p>
      <text:p text:style-name="P4">
Published Time: 2023-05-29T21:35:00+03:00</text:p>
      <text:p text:style-name="P4">
Modified Time: 2023-05-29T21:35:00+03:00</text:p>
      <text:p text:style-name="P4">
Description: Після того, як почастішали вибухи у Маріуполі, російські загарбники активізували будівництво своїх укріплень навколо міста.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Окупація', 'Вибух', 'Війна з Росією']</text:p>
      <text:p text:style-name="P4">
Type: Article</text:p>
      <!--METADATA-->
      <text:p text:style-name="P4">
<draw:frame draw:style-name="fr1" draw:name="Image227" text:anchor-type="as-char" svg:width="6.9236in" svg:height="3.956343in" draw:z-index="0">
<draw:image xlink:href="../Images/yкринформ/2023-05-29T21-35-00-03-00/630_360_1680546247-363.jpg" xlink:type="simple" xlink:show="embed" xlink:actuate="onLoad" draw:mime-type="image/jpeg"/>
</draw:frame>
 Післятого, як почастішали вибухи у Маріуполі, російські загарбники активізувалибудівництво своїх укріплень навколо міста.</text:p>
      <text:p text:style-name="P4">
Як передає Укрінформ, про це у <text:a xlink:type="simple" xlink:href="https://t.me/andriyshTime/10230" text:style-name="Internet_20_link" text:visited-style-name="Visited_20_Internet_20_Link">
 Телеграмі </text:a>
повідомив радник Маріупольського міського голови Петро Андрющенко таоприлюднив відповідне відео.</text:p>
      <text:p text:style-name="P4">
«Після бавовни росіяни активізували будівництво укріплень навколо міста. Теперпереважно - колоди для облаштування бліндажів», - написав Андрющенко.</text:p>
      <text:p text:style-name="P4">
<text:span text:style-name="T4">
Читайте також:</text:span>
 <text:span text:style-name="T4">
<text:a xlink:type="simple" xlink:href="https://www.ukrinform.ua/rubric-regions/3715689-udar-po-boeskladah-pid-mariupolem-sered-rosian-100-zagiblih-ta-ponad-400-poranenih.html" text:style-name="Internet_20_link" text:visited-style-name="Visited_20_Internet_20_Link">
 Удар по боєскладах під Маріуполем: серед росіян 100загиблих та понад 400 поранених </text:a>
 </text:span>
</text:p>
      <text:p text:style-name="P4">
Він зазначив, що також після майже двох діб «бавовни» у Маріуполі загарбникинаразі активно поповнюють свій боєкомплект в напрямку Бердянська та Пологів.</text:p>
      <text:p text:style-name="P4">
<text:span text:style-name="T4">
Читайте також:</text:span>
 <text:span text:style-name="T4">
<text:a xlink:type="simple" xlink:href="https://www.ukrinform.ua/rubric-regions/3715531-rosia-prodovzit-vivoziti-kradene-zerno-cerez-mariupol-radnik-mera.html" text:style-name="Internet_20_link" text:visited-style-name="Visited_20_Internet_20_Link">
 Росія продовжує вивозити крадене зерно через Маріуполь– радник мера </text:a>
 </text:span>
</text:p>
      <text:p text:style-name="P4">
Як повідомлялося, <text:span text:style-name="T4">
<text:a xlink:type="simple" xlink:href="https://www.ukrinform.ua/tag-mariupol" text:style-name="Internet_20_link" text:visited-style-name="Visited_20_Internet_20_Link">
 Маріуполь </text:a>
 </text:span>
 танавколишні селища загарбники перетворюють на військово-логістичний хабросійської армії.</text:p>
      <text:p text:style-name="P4">
Source: <text:a xlink:type="simple" xlink:href="https://www.ukrinform.ua/rubric-regions/3715787-pisla-vibuhiv-rosijski-zagarbniki-aktivizuvali-budivnictvo-ukriplen-navkolo-mariupola.html" text:style-name="Internet_20_link" text:visited-style-name="Visited_20_Internet_20_Link">
https://www.ukrinform.ua/rubric-regions/3715787-pisla-vibuhiv-rosijski-zagarbniki-aktivizuvali-budivnictvo-ukriplen-navkolo-mariupola.html</text:a>
</text:p>
      <!--NEWS-->
      <text:h text:style-name="P10" text:outline-level="1">
<text:span text:style-name="T4">
Росія провела ротацію ракетоносіїв: в ЗСУ сказали, скільки «Калібрів» зараз у Чорному морі</text:span>
</text:h>
      <text:p text:style-name="P4">
Authors: Ukrinform (Person)</text:p>
      <text:p text:style-name="P4">
Publisher: Укринформ (Organization)</text:p>
      <text:p text:style-name="P4">
Published Time: 2023-05-29T21:44:00+03:00</text:p>
      <text:p text:style-name="P4">
Modified Time: 2023-05-29T21:44:00+03:00</text:p>
      <text:p text:style-name="P4">
Description: Російська Федерація надвечір 29 травня провела ротацію ракетоносіїв в Чорному морі, напоготові перебуває 16 "Калібрів". — Укрінформ.</text:p>
      <text:p text:style-name="P4">
Images: ['<text:a xlink:type="simple" xlink:href="https://static.ukrinform.com/photos/2022_11/thumb_files/630_360_1668767285-756.jpg" text:style-name="Internet_20_link" text:visited-style-name="Visited_20_Internet_20_Link">
630_360_16687...</text:a>
']</text:p>
      <text:p text:style-name="P4">
Tags: ['Ракета', ' Чорне море', 'Росія', 'Війна з Росією']</text:p>
      <text:p text:style-name="P4">
Type: Article</text:p>
      <!--METADATA-->
      <text:p text:style-name="P4">
<draw:frame draw:style-name="fr1" draw:name="Image228" text:anchor-type="as-char" svg:width="6.9236in" svg:height="3.956343in" draw:z-index="0">
<draw:image xlink:href="../Images/yкринформ/2023-05-29T21-44-00-03-00/630_360_1668767285-756.jpg" xlink:type="simple" xlink:show="embed" xlink:actuate="onLoad" draw:mime-type="image/jpeg"/>
</draw:frame>
 РосійськаФедерація надвечір 29 травня провела ротацію ракетоносіїв в Чорному морі,напоготові перебуває 16 "Калібрів".</text:p>
      <text:p text:style-name="P4">
Як передає Укрінформ, про це Оперативне командування “Південь” повідомляє у <text:a xlink:type="simple" xlink:href="https://www.facebook.com/OperationalCommandSouth/posts/pfbid031RjHc9qvYpfK7SFJaTLRNEsPPh7PaVh6Am2Pu1xYfqjUTQBEmMp6tMQF1LiNonX3l" text:style-name="Internet_20_link" text:visited-style-name="Visited_20_Internet_20_Link">
Фейсбуці</text:a>
.</text:p>
      <text:p text:style-name="P4">
“Здійснивши ротацію ракетоносіїв в Чорному морі, ворог продовжує триматинапоготові "Калібри". Так, надвечір, вивівши ще один підводний ракетоносій начергування, один з надводних завів в пункт базування”, - ідеться вповідомленні.</text:p>
      <text:p text:style-name="P4">
<text:span text:style-name="T4">
Читайте також:</text:span>
 <text:span text:style-name="T4">
<text:a xlink:type="simple" xlink:href="https://www.ukrinform.ua/rubric-regions/3715415-poskodzeni-budinki-ta-infrastruktura-u-policii-pokazali-naslidki-nicnoi-ataki-na-kiivsini.html" text:style-name="Internet_20_link" text:visited-style-name="Visited_20_Internet_20_Link">
 Пошкоджені будинки та інфраструктура: у поліціїпоказали наслідки атаки на Київщину </text:a>
 </text:span>
</text:p>
      <text:p text:style-name="P4">
В Чорному морі станом на 21:00 перебуває три ракетоносії - один надводний ідва підводних. Загальний залп становить 16 ракет.</text:p>
      <text:p text:style-name="P4">
В ОК “Південь” попереджають, що рівень ракетної небезпеки залишається дужевисоким.</text:p>
      <text:p text:style-name="P4">
Як повідомляв Укрінформ, 29 травня в <text:span text:style-name="T4">
<text:a xlink:type="simple" xlink:href="https://www.ukrinform.ua/tag-corne-more" text:style-name="Internet_20_link" text:visited-style-name="Visited_20_Internet_20_Link">
 Чорному морі</text:a>
 </text:span>
 перебували чотири ракетоносії ззалпом у 24 "Калібри".</text:p>
      <text:p text:style-name="P4">
Source: <text:a xlink:type="simple" xlink:href="https://www.ukrinform.ua/rubric-ato/3715790-rf-zdijsnila-rotaciu-raketonosiiv-v-zsu-skazali-skilki-kalibriv-zaraz-v-cornomu-mori.html" text:style-name="Internet_20_link" text:visited-style-name="Visited_20_Internet_20_Link">
https://www.ukrinform.ua/rubric-ato/3715790-rf-zdijsnila-rotaciu-raketonosiiv-v-zsu-skazali-skilki-kalibriv-zaraz-v-cornomu-mori.html</text:a>
</text:p>
      <!--NEWS-->
      <text:h text:style-name="P10" text:outline-level="1">
<text:span text:style-name="T4">
УПЛ назвала найкращих гравця та тренера 29-го туру</text:span>
</text:h>
      <text:p text:style-name="P4">
Authors: Ukrinform (Person)</text:p>
      <text:p text:style-name="P4">
Publisher: Укринформ (Organization)</text:p>
      <text:p text:style-name="P4">
Published Time: 2023-05-29T21:52:00+03:00</text:p>
      <text:p text:style-name="P4">
Modified Time: 2023-05-29T21:52:00+03:00</text:p>
      <text:p text:style-name="P4">
Description: Українська футбольна Прем'єр-ліга (УПЛ) оголосила імена найкращих гравця та тренера передостаннього, 29-го туру чемпіонату, які були визначені в опитуванні представників експертної ради. — Укрінформ.</text:p>
      <text:p text:style-name="P4">
Images: ['<text:a xlink:type="simple" xlink:href="https://static.ukrinform.com/photos/2023_05/thumb_files/630_360_1685385951-656.jpeg" text:style-name="Internet_20_link" text:visited-style-name="Visited_20_Internet_20_Link">
630_360_16853...</text:a>
']</text:p>
      <text:p text:style-name="P4">
Tags: ['Футбол', "Прем'єр-ліга", 'Шахтар']</text:p>
      <text:p text:style-name="P4">
Type: Article</text:p>
      <!--METADATA-->
      <text:p text:style-name="P4">
<draw:frame draw:style-name="fr1" draw:name="Image229" text:anchor-type="as-char" svg:width="6.9236in" svg:height="3.956343in" draw:z-index="0">
<draw:image xlink:href="../Images/yкринформ/2023-05-29T21-52-00-03-00/630_360_1685385951-656.jpeg" xlink:type="simple" xlink:show="embed" xlink:actuate="onLoad" draw:mime-type="image/jpeg"/>
</draw:frame>
Українська футбольна Прем'єр-ліга (УПЛ) оголосила імена найкращих гравця татренера передостаннього, 29-го туру чемпіонату, які були визначені вопитуванні представників експертної ради.</text:p>
      <text:p text:style-name="P4">
Як інформує офіційних <text:a xlink:type="simple" xlink:href="https://upl.ua/ua/news/view/7390" text:style-name="Internet_20_link" text:visited-style-name="Visited_20_Internet_20_Link">
 сайт </text:a>
 УПЛ,найкращим футболістом минулого туру першості було визнано півзахисникадонецького «Шахтаря» Артема Бондаренка, передає Укрінформ.</text:p>
      <text:p text:style-name="P4">
Найкращим тренером туру став наставник «гірників» Ігор Йовичевич, підопічніякого розгромили «Дніпро-1» (3:0).</text:p>
      <text:p text:style-name="P4">
<text:span text:style-name="T4">
Читайте також:</text:span>
 <text:a xlink:type="simple" xlink:href="https://www.ukrinform.ua/rubric-sports/3715267-sahtar-rozgromiv-dnipro1-i-dostrokovo-stav-cempionom-upl.html" text:style-name="Internet_20_link" text:visited-style-name="Visited_20_Internet_20_Link">
 « <text:span text:style-name="T4">
Шахтар</text:span>
 » розгромив «Дніпро-1» і достроково ставчемпіоном УПЛ </text:a>
</text:p>
      <text:p text:style-name="P4">
В опитування взяли участь Олег Венглинський, Іван Гецко, Сергій Нагорняк,Йожеф Сабо, Олександр Сопко, Олег Федорчук, Анатолій Чанцев, Ігор Шуховцев,Степан Юрчишин, Ігор Яворський.</text:p>
      <text:p text:style-name="P4">
Фото: ФК «Шахтар».</text:p>
      <text:p text:style-name="P4">
Source: <text:a xlink:type="simple" xlink:href="https://www.ukrinform.ua/rubric-sports/3715791-upl-nazvala-najkrasih-gravca-ta-trenera-29go-turu.html" text:style-name="Internet_20_link" text:visited-style-name="Visited_20_Internet_20_Link">
https://www.ukrinform.ua/rubric-sports/3715791-upl-nazvala-najkrasih-gravca-ta-trenera-29go-turu.html</text:a>
</text:p>
      <!--NEWS-->
      <text:h text:style-name="P10" text:outline-level="1">
<text:span text:style-name="T4">
Зеленський про ракетні удари РФ: Світ повинен бачити, що терор програє</text:span>
</text:h>
      <text:p text:style-name="P4">
Authors: Ukrinform (Person)</text:p>
      <text:p text:style-name="P4">
Publisher: Укринформ (Organization)</text:p>
      <text:p text:style-name="P4">
Published Time: 2023-05-29T21:55:00+03:00</text:p>
      <text:p text:style-name="P4">
Modified Time: 2023-05-29T21:55:00+03:00</text:p>
      <text:p text:style-name="P4">
Description: Кожна терористична атака повертає нас і весь світ до очевидного висновку: Росія хоче пройти до кінця шляхом зла, тобто до своєї поразки, бо у зла не буває й не може бути іншого кінця, окрім поразки. — Укрінформ.</text:p>
      <text:p text:style-name="P4">
Images: ['<text:a xlink:type="simple" xlink:href="https://static.ukrinform.com/photos/2023_05/thumb_files/630_360_1685386836-680.jpeg" text:style-name="Internet_20_link" text:visited-style-name="Visited_20_Internet_20_Link">
630_360_16853...</text:a>
']</text:p>
      <text:p text:style-name="P4">
Tags: None</text:p>
      <text:p text:style-name="P4">
Type: Article</text:p>
      <!--METADATA-->
      <text:p text:style-name="P4">
<draw:frame draw:style-name="fr1" draw:name="Image230" text:anchor-type="as-char" svg:width="6.9236in" svg:height="3.956343in" draw:z-index="0">
<draw:image xlink:href="../Images/yкринформ/2023-05-29T21-55-00-03-00/630_360_1685386836-680.jpeg" xlink:type="simple" xlink:show="embed" xlink:actuate="onLoad" draw:mime-type="image/jpeg"/>
</draw:frame>
 Кожнатерористична атака повертає нас і весь світ до очевидного висновку: Росія хочепройти до кінця шляхом зла, тобто до своєї поразки, бо у зла не буває й неможе бути іншого кінця, окрім поразки.</text:p>
      <text:p text:style-name="P4">
Про це у своєму зверненні до українців наприкінці 460-го дня війни сказавПрезидент Володимир Зеленський, передає Укрінформ.</text:p>
      <text:p text:style-name="P4">
<text:span text:style-name="T4">
<text:span text:style-name="T5">
Бажаю здоровʼя, шановні українці!</text:span>
 </text:span>
</text:p>
      <text:p text:style-name="P4">
Сьогодні був дуже довгий день, і почався цей день дуже рано для багатьох нашихлюдей.</text:p>
      <text:p text:style-name="P4">
Кілька російських терористичних атак за добу. «Шахеди», крилаті ракети,балістичні. Керовані авіабомби. Дякувати нашій ППО – усім захисникам ізахисницям неба, – сьогодні вдалося врятувати як мінімум сотні життів. Лише заодин день. Більшість «Шахедів» і ракет збито.</text:p>
      <text:p text:style-name="P4">
Але кожна така терористична атака повертає нас і весь світ до очевидноговисновку: Росія хоче пройти до кінця шляхом зла, тобто до своєї поразки, бо узла не буває й не може бути іншого кінця, окрім поразки.</text:p>
      <text:p text:style-name="P4">
Світ повинен бачити, що терор програє.</text:p>
      <text:p text:style-name="P4">
Коли «Петріоти» в руках українців забезпечують стовідсоткове збиття будь-якихросійських ракет, терор програє.</text:p>
      <text:p text:style-name="P4">
Коли світ збільшує тиск на Росію, зокрема санкційний, коли ізоляція терористазростає, коли будь-якої близькості з Москвою соромляться її колишні партнери,терор програє.</text:p>
      <text:p text:style-name="P4">
І, звичайно, немає більшого приниження для держави-терориста, ніж успіхи нашихвоїнів.</text:p>
      <text:p text:style-name="P4">
Власне, нашими успіхами, нашим тиском, нашими «Петріотами» ми маємо і будемо йнадалі відповідати Росії на всі прояви її зла.</text:p>
      <text:p text:style-name="P4">
І ми знищимо це зло.</text:p>
      <text:p text:style-name="P4">
Ніхто інший у світі не застосовує зброю проти зла ефективніше, ніж українці.</text:p>
      <text:p text:style-name="P4">
Сьогодні провів засідання Ставки. Доповіді – дуже конкретні.</text:p>
      <text:p text:style-name="P4">
Постачання нових систем ППО й ракет до них, відповідні домовленості зпартнерами.</text:p>
      <text:p text:style-name="P4">
Ефективність нашої ППО й те, що може зробити захист неба сильнішим.</text:p>
      <text:p text:style-name="P4">
Влучання, які, на жаль, є.</text:p>
      <text:p text:style-name="P4">
Наші оборонці вміють учитись і зроблять усе, щоб терористам стало значноскладніше.</text:p>
      <text:p text:style-name="P4">
Доповідали на Ставці, як і завжди, Головком та командувачі оперативнихнапрямків.</text:p>
      <text:p text:style-name="P4">
Не тільки забезпечення боєприпасами, не тільки підготовка нових бригад, нетільки наша тактика.</text:p>
      <text:p text:style-name="P4">
Але й терміни. Це те, що максимально важливо. Терміни щодо того, як ми будеморухатися. Будемо. Рішення ухвалені.</text:p>
      <text:p text:style-name="P4">
Я дякую кожному солдату й сержанту, офіцеру й генералу, кожній бригаді, якіпідготувалися.</text:p>
      <text:p text:style-name="P4">
Провів сьогодні також доволі змістовну нараду з нашими міжнародниками.</text:p>
      <text:p text:style-name="P4">
Готуємо нові спільні з партнерами кроки для посилення нашого захисту. І длянаших активних дій. Немає й не буде альтернативи повному звільненню нашоїземлі. Немає й не буде альтернативи повному захисту наших цінностей.</text:p>
      <text:p text:style-name="P4">
І я вдячний усім нашим партнерам, які розуміють, що повага до кожноголюдського життя, свобода людини та міжнародне право – це такі цінності, щодояких компроміси неможливі.</text:p>
      <text:p text:style-name="P4">
Хочу сьогодні окремо подякувати Данії – усьому народу, усьому данськомуполітичному класу. Парламенту, уряду та особисто пані Прем’єр-мініструФредеріксен за рішення збільшити фінансування данського Фонду підтримки нашоїдержави на суму понад 3 мільярди доларів США.</text:p>
      <text:p text:style-name="P4">
Тепер загальна сума оборонної допомоги від Данії сягне більш ніж 4 мільярди700 мільйонів доларів. Дуже вагомо.</text:p>
      <text:p text:style-name="P4">
Такі рішення роблять поразку російського терору швидшою. Дякую за це!</text:p>
      <text:p text:style-name="P4">
Говорив сьогодні з Прем’єр-міністром Камбоджі Хун Сеном. Подякував йому запринципову підтримку міжнародних правил, усього того, заради чого націїоб’єднані Статутом ООН та обов’язковими для всіх конвенціями.</text:p>
      <text:p text:style-name="P4">
Запросив Камбоджу приєднатися до спільних зусиль із різними країнами світу вреалізації нашої формули миру.</text:p>
      <text:p text:style-name="P4">
Це спільне глобальне завдання – не дати Росії зробити терор чимось звичним длясвіту, коли й хтось інший захворіє на це зло.</text:p>
      <text:p text:style-name="P4">
І щойно, перед записом цього звернення, провів іще дві розмови.</text:p>
      <text:p text:style-name="P4">
Говорив із Прем’єр-міністром Нідерландів Марком Рютте. Поінформував про ударитерористів. Подякував за готовність і надалі допомагати нам захищати людей.</text:p>
      <text:p text:style-name="P4">
Нідерланди – серед лідерів у допомозі для захисту від терору, для притягненнятерористів до відповідальності.</text:p>
      <text:p text:style-name="P4">
Обговорили нашу оборонну взаємодію – нашу нову авіаційну коаліцію, коаліціюсучасних винищувачів, яку створюємо. І створимо! Звичайно, обговорили йпосилення нашої ППО.</text:p>
      <text:p text:style-name="P4">
Говорив із Президентом Туреччини Ердоганом. Привітав його з перемогою навиборах.</text:p>
      <text:p text:style-name="P4">
Впевнений, що наша подальша співпраця – України й Туреччини – на всіх рівняхзможе дати ще більше користі нашим людям та міжнародній стабільності.</text:p>
      <text:p text:style-name="P4">
Безпека нашого регіону та всієї Європи, світова продовольча безпека, захистфундаментальних норм міжнародного права – це те, що ми робили, робимо й будеморобити разом.</text:p>
      <text:p text:style-name="P4">
Дякую всім у світі, хто допомагає! Слава всім нашим воїнам!</text:p>
      <text:p text:style-name="P4">
Іще раз дякую Повітряним силам та всім нашим захисникам і захисницям неба.</text:p>
      <text:p text:style-name="P4">
<text:span text:style-name="T4">
<text:span text:style-name="T5">
Слава Україні!</text:span>
 </text:span>
</text:p>
      <text:p text:style-name="P4">
Source: <text:a xlink:type="simple" xlink:href="https://www.ukrinform.ua/rubric-ato/3715793-zelenskij-pro-raketni-udari-rf-svit-povinen-baciti-so-teror-prograe.html" text:style-name="Internet_20_link" text:visited-style-name="Visited_20_Internet_20_Link">
https://www.ukrinform.ua/rubric-ato/3715793-zelenskij-pro-raketni-udari-rf-svit-povinen-baciti-so-teror-prograe.html</text:a>
</text:p>
      <!--NEWS-->
      <text:h text:style-name="P10" text:outline-level="1">
<text:span text:style-name="T4">
Байден привітав Ердогана з перемогою на виборах</text:span>
</text:h>
      <text:p text:style-name="P4">
Authors: Ukrinform (Person)</text:p>
      <text:p text:style-name="P4">
Publisher: Укринформ (Organization)</text:p>
      <text:p text:style-name="P4">
Published Time: 2023-05-29T22:04:00+03:00</text:p>
      <text:p text:style-name="P4">
Modified Time: 2023-05-29T22:04:00+03:00</text:p>
      <text:p text:style-name="P4">
Description: Президент Сполучених Штатів Америки Джо Байден зателефонував президенту Туреччини Реджепу Тайїпу Ердогану і привітав його з переобранням на пост президента.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Ердоган', 'Туреччина']</text:p>
      <text:p text:style-name="P4">
Type: Article</text:p>
      <!--METADATA-->
      <text:p text:style-name="P4">
<draw:frame draw:style-name="fr1" draw:name="Image231" text:anchor-type="as-char" svg:width="6.9236in" svg:height="3.956343in" draw:z-index="0">
<draw:image xlink:href="../Images/yкринформ/2023-05-29T22-04-00-03-00/630_360_1684671641-107.jpeg" xlink:type="simple" xlink:show="embed" xlink:actuate="onLoad" draw:mime-type="image/jpeg"/>
</draw:frame>
 ПрезидентСполучених Штатів Америки Джо Байден зателефонував президенту ТуреччиниРеджепу Тайїпу Ердогану і привітав його з переобранням на пост президента.</text:p>
      <text:p text:style-name="P4">
Про це повідомляє директорат з комунікацій адміністрації президента Туреччиниу <text:a xlink:type="simple" xlink:href="https://twitter.com/iletisim/status/1663252026422067200" text:style-name="Internet_20_link" text:visited-style-name="Visited_20_Internet_20_Link">
 Твіттері </text:a>
 ,передає Укрінформ.</text:p>
      <text:p text:style-name="P4">
“У ході розмови президент США Джо Байден привітав президента Реджепа ТаїпаЕрдогана з успіхом на виборах і побажав, щоб результати були корисними длятурецького народу”, - йдеться у повідомленні.</text:p>
      <text:p text:style-name="P4">
<text:span text:style-name="T4">
Читайте також:</text:span>
 <text:a xlink:type="simple" xlink:href="https://www.ukrinform.ua/rubric-world/3715703-nova-patiricka-erdogana.html" text:style-name="Internet_20_link" text:visited-style-name="Visited_20_Internet_20_Link">
 Нова п'ятирічка <text:span text:style-name="T4">
Ердоган</text:span>
 а</text:a>
</text:p>
      <text:p text:style-name="P4">
Вказується, що сторони наголосили на важливості турецько-американськихвідносин на тлі регіональних і глобальних викликів, лідери двох країндомовилися продовжувати співпрацю між двома країнами з усіх питань у новийперіод.</text:p>
      <text:p text:style-name="P4">
Відомо, що за підсумком підрахунку 100% голосів, президент Ердоган здобувперемогу з результатом 52,18%.</text:p>
      <text:p text:style-name="P4">
<text:span text:style-name="T4">
Читайте також:</text:span>
 <text:a xlink:type="simple" xlink:href="https://www.ukrinform.ua/rubric-world/3715367-erdogan-pro-vibori-u-tureccini-nasa-demokratia-e-peremozcem.html" text:style-name="Internet_20_link" text:visited-style-name="Visited_20_Internet_20_Link">
 <text:span text:style-name="T4">
Ердоган</text:span>
 про вибори у Туреччині: Наша демократія єпереможцем </text:a>
</text:p>
      <text:p text:style-name="P4">
Як повідомляв Укрінформ, остаточні результати другого туру президентськихвиборів у Туреччині Вища виборча комісія оголосить в Офіційному віснику 1червня.</text:p>
      <text:p text:style-name="P4">
Фото: ОП</text:p>
      <text:p text:style-name="P4">
Source: <text:a xlink:type="simple" xlink:href="https://www.ukrinform.ua/rubric-world/3715794-bajden-privitav-erdogana-z-peremogou-na-viborah.html" text:style-name="Internet_20_link" text:visited-style-name="Visited_20_Internet_20_Link">
https://www.ukrinform.ua/rubric-world/3715794-bajden-privitav-erdogana-z-peremogou-na-viborah.html</text:a>
</text:p>
      <!--NEWS-->
      <text:h text:style-name="P10" text:outline-level="1">
<text:span text:style-name="T4">
Президент провів розмову з Ердоганом</text:span>
</text:h>
      <text:p text:style-name="P4">
Authors: Ukrinform (Person)</text:p>
      <text:p text:style-name="P4">
Publisher: Укринформ (Organization)</text:p>
      <text:p text:style-name="P4">
Published Time: 2023-05-29T22:07:00+03:00</text:p>
      <text:p text:style-name="P4">
Modified Time: 2023-05-29T22:07:00+03:00</text:p>
      <text:p text:style-name="P4">
Description: Президент Володимир Зеленський поговорив з Президентом Туреччини Реджепом Таїпом Ердоганом, привітавши його з перемогою на виборах. — Укрінформ.</text:p>
      <text:p text:style-name="P4">
Images: ['<text:a xlink:type="simple" xlink:href="https://static.ukrinform.com/photos/2020_02/thumb_files/630_360_1580739256-518.jpeg" text:style-name="Internet_20_link" text:visited-style-name="Visited_20_Internet_20_Link">
630_360_15807...</text:a>
']</text:p>
      <text:p text:style-name="P4">
Tags: ['Ердоган', 'Україна', 'Туреччина', 'Зеленський']</text:p>
      <text:p text:style-name="P4">
Type: Article</text:p>
      <!--METADATA-->
      <text:p text:style-name="P4">
<draw:frame draw:style-name="fr1" draw:name="Image232" text:anchor-type="as-char" svg:width="6.9236in" svg:height="3.956343in" draw:z-index="0">
<draw:image xlink:href="../Images/yкринформ/2023-05-29T22-07-00-03-00/630_360_1580739256-518.jpeg" xlink:type="simple" xlink:show="embed" xlink:actuate="onLoad" draw:mime-type="image/jpeg"/>
</draw:frame>
 ПрезидентВолодимир Зеленський поговорив з Президентом Туреччини Реджепом ТаїпомЕрдоганом, привітавши його з перемогою на виборах.</text:p>
      <text:p text:style-name="P4">
Про це глава держави розповів у вечірньому відеозверненні, повідомляєУкрінформ.</text:p>
      <text:p text:style-name="P4">
«Говорив із Президентом Туреччини Ердоганом. Привітав його з перемогою навиборах. Впевнений, що наша подальша співпраця – України й Туреччини – на всіхрівнях зможе дати ще більше користі нашим людям та міжнародній стабільності.Безпека нашого регіону та всієї Європи, світова продовольча безпека, захистфундаментальних норм міжнародного права – це те, що ми робили, робимо й будеморобити разом», - зазначив Зеленський.</text:p>
      <text:p text:style-name="P4">
<text:span text:style-name="T4">
Читайте також:</text:span>
 <text:span text:style-name="T4">
<text:a xlink:type="simple" xlink:href="https://www.ukrinform.ua/rubric-world/3715703-nova-patiricka-erdogana.html" text:style-name="Internet_20_link" text:visited-style-name="Visited_20_Internet_20_Link">
 Нова п'ятирічка Ердогана</text:a>
</text:span>
</text:p>
      <text:p text:style-name="Quotations">

<text:p text:style-name="P4">
У телефонній розмові привітав <text:a xlink:type="simple" xlink:href="https://twitter.com/RTErdogan" text:style-name="Internet_20_link" text:visited-style-name="Visited_20_Internet_20_Link">
 @RTErdogan&gt;
 </text:a>
 із перемогою на&gt;
 виборах. Відзначив особисту роль Президента у продовженні зернової&gt;
 ініціативи, що є вагомою складовою світової продовольчої безпеки. Співпраця&gt;
 й важлива та дієво сприяє добробуту наших народів і міжнародній…&gt;
&gt;
 — Володимир Зеленський (@ZelenskyyUa) <text:a xlink:type="simple" xlink:href="https://twitter.com/ZelenskyyUa/status/1663259473144627203" text:style-name="Internet_20_link" text:visited-style-name="Visited_20_Internet_20_Link">
 May 29, 2023&gt;
 </text:a>
</text:p>

</text:p>
      <text:p text:style-name="P4">
Як повідомлялося, у неділю, 28 травня в Туреччині відбувся другий турпрезидентських виборів, голова вищої виборчої комісії Туреччини _<text:span text:style-name="T4">
<text:a xlink:type="simple" xlink:href="https://www.ukrinform.ua/rubric-world/3715357-golova-visoi-viborcoi-komisii-tureccini-ogolosiv-pro-peremogu-erdogana.html" text:style-name="Internet_20_link" text:visited-style-name="Visited_20_Internet_20_Link">
 оголосивпро перемогу Ердогана. </text:a>
 </text:span>
 _</text:p>
      <text:p text:style-name="P4">
Source: <text:a xlink:type="simple" xlink:href="https://www.ukrinform.ua/rubric-polytics/3715796-prezident-proviv-rozmovu-z-erdoganom.html" text:style-name="Internet_20_link" text:visited-style-name="Visited_20_Internet_20_Link">
https://www.ukrinform.ua/rubric-polytics/3715796-prezident-proviv-rozmovu-z-erdoganom.html</text:a>
</text:p>
      <!--NEWS-->
      <text:h text:style-name="P10" text:outline-level="1">
<text:span text:style-name="T4">
Загарбники вивозять у Луганськ документи з Кремінної</text:span>
</text:h>
      <text:p text:style-name="P4">
Authors: Ukrinform (Person)</text:p>
      <text:p text:style-name="P4">
Publisher: Укринформ (Organization)</text:p>
      <text:p text:style-name="P4">
Published Time: 2023-05-29T22:17:00+03:00</text:p>
      <text:p text:style-name="P4">
Modified Time: 2023-05-29T22:17:00+03:00</text:p>
      <text:p text:style-name="P4">
Description: Російські загарбницькі війська вивозять до більш «спокійного» Луганська документацію з прифронтової Кремінної.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Окупація', 'Луганськ', 'Війна з Росією', 'Кремінна ']</text:p>
      <text:p text:style-name="P4">
Type: Article</text:p>
      <!--METADATA-->
      <text:p text:style-name="P4">
<draw:frame draw:style-name="fr1" draw:name="Image233" text:anchor-type="as-char" svg:width="6.9236in" svg:height="3.956343in" draw:z-index="0">
<draw:image xlink:href="../Images/yкринформ/2023-05-29T22-17-00-03-00/630_360_1668461240-442.jpg" xlink:type="simple" xlink:show="embed" xlink:actuate="onLoad" draw:mime-type="image/jpeg"/>
</draw:frame>
 Російськізагарбницькі війська вивозять до більш «спокійного» Луганська документацію зприфронтової Кремінної.</text:p>
      <text:p text:style-name="P4">
Як передає Укрінформ, про це повідомив <text:a xlink:type="simple" xlink:href="https://sprotyv.mod.gov.ua/okupanty-vyvozyat-dokumenty-z-kreminnoyi/" text:style-name="Internet_20_link" text:visited-style-name="Visited_20_Internet_20_Link">
 Центр національного спротиву.</text:a>
</text:p>
      <text:p text:style-name="P4">
«Росіяни вивозять до тимчасово окупованого <text:a xlink:type="simple" xlink:href="https://www.ukrinform.ua/tag-luhansk" text:style-name="Internet_20_link" text:visited-style-name="Visited_20_Internet_20_Link">
 Луганська</text:a>
 документацію з державних установКремінної. Центр Національного Спротиву дякує нашому підпіллю, завдяки якомуце стало відомо. Ми закликаємо продовжувати повідомляти інформацію пропереміщення та розташування окупантів, щоб пришвидшити звільнення нашої землівід військ країни-агресора», - йдеться в повідомленні.</text:p>
      <text:p text:style-name="P4">
<text:span text:style-name="T4">
Читайте також:</text:span>
 <text:a xlink:type="simple" xlink:href="https://www.ukrinform.ua/rubric-crimea/3715242-cubarov-zaklikae-pisla-deokupacii-krimu-znisiti-vsi-pamatniki-vstanovleni-rosianami.html" text:style-name="Internet_20_link" text:visited-style-name="Visited_20_Internet_20_Link">
 Чубаров закликає після деокупації Криму знищити всіпам’ятники, встановлені росіянами </text:a>
</text:p>
      <text:p text:style-name="P4">
Як раніше повідомляв ЦНС, <text:a xlink:type="simple" xlink:href="https://sprotyv.mod.gov.ua/okupanty-vyvozyat-tayemnu-vijskovu-dokumentatsiyu-z-krymu-do-rf/" text:style-name="Internet_20_link" text:visited-style-name="Visited_20_Internet_20_Link">
 на початку травня росіяни вивезли військовудокументацію </text:a>
 з тимчасово окупованого Криму на територію рф.Також вони вивезли шифрувальне обладнання з органів військового управліннязбройних сил РФ.</text:p>
      <text:p text:style-name="P4">
Source: <text:a xlink:type="simple" xlink:href="https://www.ukrinform.ua/rubric-regions/3715626-zagarbniki-vivozat-u-lugansk-dokumenti-z-kreminnoi.html" text:style-name="Internet_20_link" text:visited-style-name="Visited_20_Internet_20_Link">
https://www.ukrinform.ua/rubric-regions/3715626-zagarbniki-vivozat-u-lugansk-dokumenti-z-kreminnoi.html</text:a>
</text:p>
      <!--NEWS-->
      <text:h text:style-name="P10" text:outline-level="1">
<text:span text:style-name="T4">
Зеленський обговорив з прем’єром Нідерландів посилення ППО і створення авіакоаліції</text:span>
</text:h>
      <text:p text:style-name="P4">
Authors: Ukrinform (Person)</text:p>
      <text:p text:style-name="P4">
Publisher: Укринформ (Organization)</text:p>
      <text:p text:style-name="P4">
Published Time: 2023-05-29T22:25:00+03:00</text:p>
      <text:p text:style-name="P4">
Modified Time: 2023-05-29T22:25:00+03:00</text:p>
      <text:p text:style-name="P4">
Description: Президент Володимир Зеленський обговорив з прем’єр-міністром Нідерландів Марком Рютте посилення російського ракетного терору, створення авіаційної коаліції для України та зміцнення української системи ППО. — Укрінформ.</text:p>
      <text:p text:style-name="P4">
Images: ['<text:a xlink:type="simple" xlink:href="https://static.ukrinform.com/photos/2023_05/thumb_files/630_360_1685387918-485.jpg" text:style-name="Internet_20_link" text:visited-style-name="Visited_20_Internet_20_Link">
630_360_16853...</text:a>
']</text:p>
      <text:p text:style-name="P4">
Tags: ['Нідерланди', 'Рютте', 'Зеленський']</text:p>
      <text:p text:style-name="P4">
Type: Article</text:p>
      <!--METADATA-->
      <text:p text:style-name="P4">
<draw:frame draw:style-name="fr1" draw:name="Image234" text:anchor-type="as-char" svg:width="6.9236in" svg:height="3.956343in" draw:z-index="0">
<draw:image xlink:href="../Images/yкринформ/2023-05-29T22-25-00-03-00/630_360_1685387918-485.jpg" xlink:type="simple" xlink:show="embed" xlink:actuate="onLoad" draw:mime-type="image/jpeg"/>
</draw:frame>
 ПрезидентВолодимир Зеленський обговорив з прем’єр-міністром Нідерландів Марком Рюттепосилення російського ракетного терору, створення авіаційної коаліції дляУкраїни та зміцнення української системи ППО.</text:p>
      <text:p text:style-name="P4">
Про це глава держави повідомив у <text:a xlink:type="simple" xlink:href="https://t.me/V_Zelenskiy_official/6408" text:style-name="Internet_20_link" text:visited-style-name="Visited_20_Internet_20_Link">
 Телеграмі</text:a>
 , передає Укрінформ.</text:p>
      <text:p text:style-name="P4">
«Провів розмову із Прем’єр-міністром Нідерландів Марком Рютте. Повідомив проактивізацію російським агресором ракетного терору проти України. Говорили проавіаційну коаліцію, про посилення нашої ППО. Ціную лідерську підтримкуНідерландів, зокрема безпекову. Переконаний, що вона й надаліпосилюватиметься», - зазначив Зеленський.</text:p>
      <text:p text:style-name="P4">
<text:span text:style-name="T4">
Читайте також:</text:span>
 <text:span text:style-name="T4">
<text:a xlink:type="simple" xlink:href="https://www.ukrinform.ua/rubric-polytics/3715762-zelenskij-zvernuvsa-do-amerikanciv-u-den-pamati.html" text:style-name="Internet_20_link" text:visited-style-name="Visited_20_Internet_20_Link">
 Зеленський звернувся до американців у День пам’яті</text:a>
 </text:span>
</text:p>
      <text:p text:style-name="P4">
Як повідомлялося, _<text:span text:style-name="T4">
<text:a xlink:type="simple" xlink:href="https://www.ukrinform.ua/rubric-ato/3714700-niderlandi-serjozno-rozgladaut-mozlivist-nadanna-f16-ukraini-rutte.html" text:style-name="Internet_20_link" text:visited-style-name="Visited_20_Internet_20_Link">
 Нідерланди серйозно розглядають можливість наданняУкраїні винищувачів F-16 </text:a>
 </text:span>
 _ , але поки не ухвалила остаточне рішення.</text:p>
      <text:p text:style-name="P4">
<text:span text:style-name="T5">
Фото: Володимир Зеленський, Телеграм</text:span>
</text:p>
      <text:p text:style-name="P4">
Source: <text:a xlink:type="simple" xlink:href="https://www.ukrinform.ua/rubric-polytics/3715797-zelenskij-obgovoriv-z-premerom-niderlandiv-posilenna-ppo-i-stvorenna-aviakoalicii.html" text:style-name="Internet_20_link" text:visited-style-name="Visited_20_Internet_20_Link">
https://www.ukrinform.ua/rubric-polytics/3715797-zelenskij-obgovoriv-z-premerom-niderlandiv-posilenna-ppo-i-stvorenna-aviakoalicii.html</text:a>
</text:p>
      <!--NEWS-->
      <text:h text:style-name="P10" text:outline-level="1">
<text:span text:style-name="T4">
У Туреччині засудили обстріл рибальського човна силами сирійського режиму</text:span>
</text:h>
      <text:p text:style-name="P4">
Authors: Ukrinform (Person)</text:p>
      <text:p text:style-name="P4">
Publisher: Укринформ (Organization)</text:p>
      <text:p text:style-name="P4">
Published Time: 2023-05-29T22:37:00+03:00</text:p>
      <text:p text:style-name="P4">
Modified Time: 2023-05-29T22:37:00+03:00</text:p>
      <text:p text:style-name="P4">
Description: Туреччина засуджує обстріл в міжнародних водах турецького рибальського човна силами безпеки Сирії, внаслідок якого отримали поранення двоє рибалок, а човну було завдано збитків. — Укрінформ.</text:p>
      <text:p text:style-name="P4">
Images: ['<text:a xlink:type="simple" xlink:href="https://static.ukrinform.com/photos/2017_03/thumb_files/630_360_1489304562-3261.jpg" text:style-name="Internet_20_link" text:visited-style-name="Visited_20_Internet_20_Link">
630_360_14893...</text:a>
']</text:p>
      <text:p text:style-name="P4">
Tags: ['Обстріл', 'Сирія', 'Туреччина', 'Човен']</text:p>
      <text:p text:style-name="P4">
Type: Article</text:p>
      <!--METADATA-->
      <text:p text:style-name="P4">
<draw:frame draw:style-name="fr1" draw:name="Image235" text:anchor-type="as-char" svg:width="6.9236in" svg:height="3.956343in" draw:z-index="0">
<draw:image xlink:href="../Images/yкринформ/2023-05-29T22-37-00-03-00/630_360_1489304562-3261.jpg" xlink:type="simple" xlink:show="embed" xlink:actuate="onLoad" draw:mime-type="image/jpeg"/>
</draw:frame>
 Туреччиназасуджує обстріл в міжнародних водах турецького рибальського човна силамибезпеки Сирії, внаслідок якого отримали поранення двоє рибалок, а човну булозавдано збитків.</text:p>
      <text:p text:style-name="P4">
Про це йдеться в заяві речника Міністерства закордонних справ Туреччини ТанджуБілгіча, передає Укрінформ.</text:p>
      <text:p text:style-name="P4">
“Ми засуджуємо обстріл турецького рибальського човна «Mahmutcan-1», якийтримав курс із порту Адана Караташ, двома суднами сил безпеки сирійськогорежиму в міжнародних водах вчора (28 травня), внаслідок чого було завданолегких поранень двом турецьким рибалкам і матеріальних збитків на човні”, -йдеться в заяві.</text:p>
      <text:p text:style-name="P4">
<text:span text:style-name="T4">
Читайте також:</text:span>
 <text:span text:style-name="T4">
<text:a xlink:type="simple" xlink:href="https://www.ukrinform.ua/rubric-world/3715386-izrail-zavdav-aviaudariv-po-vijskovih-obektah-bila-stolici-sirii.html" text:style-name="Internet_20_link" text:visited-style-name="Visited_20_Internet_20_Link">
 Ізраїль завдав авіаударів по військових об’єктах білястолиці Сирії </text:a>
 </text:span>
</text:p>
      <text:p text:style-name="P4">
У МЗС Туреччини також попередили, що будуть уважно стежити за розвиткомситуації навколо цього інциденту, який стався в міжнародних водах і підлягаєрозслідуванню прокуратурою міста Самандаг.</text:p>
      <text:p text:style-name="P4">
Як повідомляв Укрінформ, у січні цього року судно “Тузла” під прапоромТуреччини _<text:span text:style-name="T4">
<text:a xlink:type="simple" xlink:href="https://www.ukrinform.ua/rubric-ato/3659291-vid-rosijskogo-obstrilu-u-portu-hersona-zagorilosa-turecke-sudno-zmi.html" text:style-name="Internet_20_link" text:visited-style-name="Visited_20_Internet_20_Link">
 було обстріляне російськими військами</text:a>
 </text:span>
 _ в Херсонському порту.</text:p>
      <text:p text:style-name="P4">
Source: <text:a xlink:type="simple" xlink:href="https://www.ukrinform.ua/rubric-world/3715800-u-tureccini-zasudili-obstril-ribalskogo-covna-silami-sirijskogo-rezimu.html" text:style-name="Internet_20_link" text:visited-style-name="Visited_20_Internet_20_Link">
https://www.ukrinform.ua/rubric-world/3715800-u-tureccini-zasudili-obstril-ribalskogo-covna-silami-sirijskogo-rezimu.html</text:a>
</text:p>
      <!--NEWS-->
      <text:h text:style-name="P10" text:outline-level="1">
<text:span text:style-name="T4">
Ніхто інший у світі не застосовує зброю проти зла ефективніше, ніж українці - Зеленський</text:span>
</text:h>
      <text:p text:style-name="P4">
Authors: Ukrinform (Person)</text:p>
      <text:p text:style-name="P4">
Publisher: Укринформ (Organization)</text:p>
      <text:p text:style-name="P4">
Published Time: 2023-05-29T22:49:00+03:00</text:p>
      <text:p text:style-name="P4">
Modified Time: 2023-05-29T22:49:00+03:00</text:p>
      <text:p text:style-name="P4">
Description: Президент Володимир Зеленський оголосив про підготовку кроків із посилення захисту України та запевнив, що немає і не буде альтернативи повному звільненню української землі.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Ракета', 'Зеленський', 'Війна з Росією']</text:p>
      <text:p text:style-name="P4">
Type: Article</text:p>
      <!--METADATA-->
      <text:p text:style-name="P4">
<draw:frame draw:style-name="fr1" draw:name="Image236" text:anchor-type="as-char" svg:width="6.9236in" svg:height="3.956343in" draw:z-index="0">
<draw:image xlink:href="../Images/yкринформ/2023-05-29T22-49-00-03-00/630_360_1685119271-129.jpeg" xlink:type="simple" xlink:show="embed" xlink:actuate="onLoad" draw:mime-type="image/jpeg"/>
</draw:frame>
 ПрезидентВолодимир Зеленський оголосив про підготовку кроків із посилення захистуУкраїни та запевнив, що немає і не буде альтернативи повному звільненнюукраїнської землі.</text:p>
      <text:p text:style-name="P4">
Про це він зазначив у <text:a xlink:type="simple" xlink:href="https://t.me/V_Zelenskiy_official/6407" text:style-name="Internet_20_link" text:visited-style-name="Visited_20_Internet_20_Link">
 вечірньому відеозверненні</text:a>
 , повідомляє Укрінформ.</text:p>
      <text:p text:style-name="P4">
«Готуємо нові спільні з партнерами кроки для посилення нашого захисту. І длянаших активних дій. Немає й не буде альтернативи повному звільненню нашоїземлі. Немає й не буде альтернативи повному захисту наших цінностей», -підкреслив Зеленський.</text:p>
      <text:p text:style-name="P4">
Президент подякував усім партнерам, які розуміють, що повага до кожноголюдського життя, свобода людини та міжнародне право – це такі цінності, щодояких компроміси неможливі.</text:p>
      <text:p text:style-name="P4">
<text:span text:style-name="T4">
Читайте також:</text:span>
 <text:a xlink:type="simple" xlink:href="https://www.ukrinform.ua/rubric-ato/3715797-zelenskij-obgovoriv-z-premerom-niderlandiv-posilenna-ppo-i-stvorenna-aviakoalicii.html" text:style-name="Internet_20_link" text:visited-style-name="Visited_20_Internet_20_Link">
 <text:span text:style-name="T4">
Зеленськ</text:span>
 ий обговорив з прем’єром Нідерландівпосилення ППО і створення авіакоаліції </text:a>
</text:p>
      <text:p text:style-name="P4">
Водночас він розповів, що лише за останню добу відбулося кілька російськихтерористичних атак за добу, коли ворог використовував «Шахеди», крилаті йбалістичні ракети, керовані авіабомби.</text:p>
      <text:p text:style-name="P4">
Глава держави подякував українській ППО, усім захисникам і захисницям неба,адже тільки сьогодні вдалося врятувати як мінімум сотні життів, а більшість«Шахедів» і ракет збито.</text:p>
      <text:p text:style-name="P4">
Водночас він підкреслив, що кожна така терористична атака повертає українців івесь світ до очевидного висновку: Росія хоче пройти до кінця шляхом зла, тобтодо своєї поразки, бо у зла не буває й не може бути іншого кінця, окрімпоразки, і світ повинен бачити, що терор програє.</text:p>
      <text:p text:style-name="P4">
<text:span text:style-name="T4">
Читайте також:</text:span>
 <text:a xlink:type="simple" xlink:href="https://www.ukrinform.ua/rubric-ato/3715793-zelenskij-pro-raketni-udari-rf-svit-povinen-baciti-so-teror-prograe.html" text:style-name="Internet_20_link" text:visited-style-name="Visited_20_Internet_20_Link">
 <text:span text:style-name="T4">
Зеленсь</text:span>
 кий про ракетні удари РФ: Світ повиненбачити, що терор програє </text:a>
</text:p>
      <text:p text:style-name="P4">
«Нашими успіхами, нашим тиском, нашими «Петріотами» ми маємо і будемо й надалівідповідати Росії на всі прояви її зла. І ми знищимо це зло. Ніхто інший усвіті не застосовує зброю проти зла ефективніше, ніж українці», - наголосивЗеленський.</text:p>
      <text:p text:style-name="P4">
Як повідомлялося, під час денної атаки 29 травня росіяни <text:a xlink:type="simple" xlink:href="https://www.ukrinform.ua/rubric-ato/3715591-vorog-vipustiv-po-kiivsini-11-balisticnih-i-krilatih-raket-iskander-ppo-znisila-vsi-cili.html" text:style-name="Internet_20_link" text:visited-style-name="Visited_20_Internet_20_Link">
 випустили поКиївщині 11 балістичних і крилатих ракет "Іскандер"</text:a>
 ,сили ППО знищили усі цілі.</text:p>
      <text:p text:style-name="P4">
До того вночі Повітряними силами України було знищено 36 крилатих ракетХ-101/Х-555, 30 "Шахедів" і 1 розвідувальний БпЛА оперативно-тактичного рівня.</text:p>
      <text:p text:style-name="P4">
Упродовж травня росіяни вже здійснили 16 ракетно-дронових атак на Київ.</text:p>
      <text:p text:style-name="P4">
Source: <text:a xlink:type="simple" xlink:href="https://www.ukrinform.ua/rubric-ato/3715804-nihto-insij-u-sviti-ne-zastosovue-zbrou-proti-zla-efektivnise-niz-ukrainci-zelenskij.html" text:style-name="Internet_20_link" text:visited-style-name="Visited_20_Internet_20_Link">
https://www.ukrinform.ua/rubric-ato/3715804-nihto-insij-u-sviti-ne-zastosovue-zbrou-proti-zla-efektivnise-niz-ukrainci-zelenskij.html</text:a>
</text:p>
      <!--NEWS-->
      <text:h text:style-name="P10" text:outline-level="1">
<text:span text:style-name="T4">
Молодіжний ЧС-2023 з футболу: чвертьфіналісти визначаться до 2 червня</text:span>
</text:h>
      <text:p text:style-name="P4">
Authors: Ukrinform (Person)</text:p>
      <text:p text:style-name="P4">
Publisher: Укринформ (Organization)</text:p>
      <text:p text:style-name="P4">
Published Time: 2023-05-29T22:56:00+03:00</text:p>
      <text:p text:style-name="P4">
Modified Time: 2023-05-29T22:56:00+03:00</text:p>
      <text:p text:style-name="P4">
Description: Молодіжний ЧС-2023 з футболу: чвертьфіналісти визначаться 30 травня — Укрінформ.</text:p>
      <text:p text:style-name="P4">
Images: ['<text:a xlink:type="simple" xlink:href="https://static.ukrinform.com/photos/2023_05/thumb_files/630_360_1685389002-422.jpeg" text:style-name="Internet_20_link" text:visited-style-name="Visited_20_Internet_20_Link">
630_360_16853...</text:a>
']</text:p>
      <text:p text:style-name="P4">
Tags: ['Чемпіонат світу', 'Футбол', 'Молодь']</text:p>
      <text:p text:style-name="P4">
Type: Article</text:p>
      <!--METADATA-->
      <text:p text:style-name="P4">
<draw:frame draw:style-name="fr1" draw:name="Image237" text:anchor-type="as-char" svg:width="6.9236in" svg:height="3.956343in" draw:z-index="0">
<draw:image xlink:href="../Images/yкринформ/2023-05-29T22-56-00-03-00/630_360_1685389002-422.jpeg" xlink:type="simple" xlink:show="embed" xlink:actuate="onLoad" draw:mime-type="image/jpeg"/>
</draw:frame>
Молодіжний ЧС-2023 з футболу: чвертьфіналісти визначаться 30 травня</text:p>
      <text:p text:style-name="P4">
В Аргентині триває 23-й розіграш чемпіонату світу з футболу серед молодіжнихкоманд (гравці до 20 років).</text:p>
      <text:p text:style-name="P4">
За підсумками групової стадії турніру боротьбу у плей-офф продовжують 16 з24-х команд, передає Укрінформ.</text:p>
      <text:p text:style-name="P4">
У матчах 1/8 фіналу змагань путівки до чвертьфіналу 30 травня - 2 червнярозіграють: США та Нова Зеландіїя, Гамбія та Уругвай, Узбекистан та Ізраїль,Бразилія та Туніс, Колумбія та Словаччина, Англія та Італія, Еквадор таРеспубліка Корея, Аргентина - Нігерія.</text:p>
      <text:p text:style-name="P4">
Фінал молодіжного ЧС-2023 відбудеться 11 червня у Ла-Платі.</text:p>
      <text:p text:style-name="P4">
<text:span text:style-name="T4">
Читайте також:</text:span>
 <text:a xlink:type="simple" xlink:href="https://www.ukrinform.ua/rubric-world/3715390-tisnava-na-stadioni-u-tanzanii-tri-desatki-poranenih.html" text:style-name="Internet_20_link" text:visited-style-name="Visited_20_Internet_20_Link">
 Тиснява на стадіоні у Танзанії: три десятки поранених</text:a>
</text:p>
      <text:p text:style-name="P4">
Нагадаємо, чинним переможцем молодіжного чемпіонату світу є збірна України,яка виграла титул у 2019 році в Польщі.</text:p>
      <text:p text:style-name="P4">
2021 року ЧС з футболу (U20) через пандемію не проводився.</text:p>
      <text:p text:style-name="P4">
Фото: Getty Images/Global Images Ukraine.</text:p>
      <text:p text:style-name="P4">
Source: <text:a xlink:type="simple" xlink:href="https://www.ukrinform.ua/rubric-sports/3715801-molodiznij-cs2023-z-futbolu-cvertfinalisti-viznacatsa-30-travna.html" text:style-name="Internet_20_link" text:visited-style-name="Visited_20_Internet_20_Link">
https://www.ukrinform.ua/rubric-sports/3715801-molodiznij-cs2023-z-futbolu-cvertfinalisti-viznacatsa-30-travna.html</text:a>
</text:p>
      <!--NEWS-->
      <text:h text:style-name="P10" text:outline-level="1">
<text:span text:style-name="T4">
Рютте: Допомагати Україні захищатися – це не вибір, це потрібно робити</text:span>
</text:h>
      <text:p text:style-name="P4">
Authors: Ukrinform (Person)</text:p>
      <text:p text:style-name="P4">
Publisher: Укринформ (Organization)</text:p>
      <text:p text:style-name="P4">
Published Time: 2023-05-29T23:09:00+03:00</text:p>
      <text:p text:style-name="P4">
Modified Time: 2023-05-29T23:09:00+03:00</text:p>
      <text:p text:style-name="P4">
Description: Нідерланди всіляко налаштовані на підтримку України; від посилення систем протиповітряної оборони до якнайшвидшого початку навчання пілотів F-16. — Укрінформ.</text:p>
      <text:p text:style-name="P4">
Images: ['<text:a xlink:type="simple" xlink:href="https://static.ukrinform.com/photos/2023_05/thumb_files/630_360_1683203216-386.jpeg" text:style-name="Internet_20_link" text:visited-style-name="Visited_20_Internet_20_Link">
630_360_16832...</text:a>
']</text:p>
      <text:p text:style-name="P4">
Tags: ['Літак', 'Нідерланди', 'Рютте', 'Герой України', 'Війна з Росією', 'F-16']</text:p>
      <text:p text:style-name="P4">
Type: Article</text:p>
      <!--METADATA-->
      <text:p text:style-name="P4">
<draw:frame draw:style-name="fr1" draw:name="Image238" text:anchor-type="as-char" svg:width="6.9236in" svg:height="3.956343in" draw:z-index="0">
<draw:image xlink:href="../Images/yкринформ/2023-05-29T23-09-00-03-00/630_360_1683203216-386.jpeg" xlink:type="simple" xlink:show="embed" xlink:actuate="onLoad" draw:mime-type="image/jpeg"/>
</draw:frame>
Нідерланди всіляко налаштовані на підтримку України; від посилення системпротиповітряної оборони до якнайшвидшого початку навчання пілотів F-16.</text:p>
      <text:p text:style-name="P4">
Про це прем’єр-міністр Нідерландів Марк Рютте написав у своєму <text:a xlink:type="simple" xlink:href="https://twitter.com/MinPres/status/1663251995350663168" text:style-name="Internet_20_link" text:visited-style-name="Visited_20_Internet_20_Link">
 твіттері</text:a>
.</text:p>
      <text:p text:style-name="P4">
“Київ знову став об’єктом варварських авіаударів, на щастя, з обмеженимефектом завдяки ЗРК Patriot. Я щойно говорив з Зеленським і підтвердив, щоНідерланди готові всіляко підтримувати Україну; від посилення системпротиповітряної оборони до якнайшвидшого початку навчання пілотів <text:span text:style-name="T4">
<text:a xlink:type="simple" xlink:href="https://www.ukrinform.ua/tag-f16" text:style-name="Internet_20_link" text:visited-style-name="Visited_20_Internet_20_Link">
 F-16.</text:a>
 </text:span>
 Допомагати Україні захищатися – це невибір, це потрібно робити. Нідерланди будуть продовжувати підтримувати Українустільки, скільки буде потрібно. Допомога Україні також буде ключовим пунктомпорядку денного саміту Європейського політичного співтовариства в Кишиневі учетвер”, - йдеться у повідомленні.</text:p>
      <text:p text:style-name="Quotations">

<text:p text:style-name="P4">
Kyiv is opnieuw het doelwit geweest van barbaarse luchtaanvallen, gelukkig&gt;
 met beperkt effect dankzij de Patriot-luchtverdedigingssystemen. Ik sprak&gt;
 zojuist met <text:a xlink:type="simple" xlink:href="https://twitter.com/ZelenskyyUa" text:style-name="Internet_20_link" text:visited-style-name="Visited_20_Internet_20_Link">
 @ZelenskyyUA&gt;
 </text:a>
 en heb herhaald dat&gt;
 Nederland zich op alle mogelijke manieren inzet om Oekraïne te steunen; van&gt;
 het…&gt;
&gt;
 — Mark Rutte (@MinPres) <text:a xlink:type="simple" xlink:href="https://twitter.com/MinPres/status/1663251995350663168" text:style-name="Internet_20_link" text:visited-style-name="Visited_20_Internet_20_Link">
 May 29, 2023&gt;
 </text:a>
</text:p>

</text:p>
      <text:p text:style-name="P4">
Як повідомляв Укрінформ, уряд Нідерландів вивчає та обговорює з союзникамиможливість передачі Україні літаків F-16 після навчання пілотів.</text:p>
      <text:p text:style-name="P4">
<text:span text:style-name="T4">
Читайте також:</text:span>
 <text:span text:style-name="T4">
<text:a xlink:type="simple" xlink:href="https://www.ukrinform.ua/rubric-ato/3715342-hoca-b-34-eskadrili-f16-nacalnik-aviacii-rozpoviv-ak-ukraina-moze-otrimati-perevagu-u-povitri.html" text:style-name="Internet_20_link" text:visited-style-name="Visited_20_Internet_20_Link">
 Хоча б 3-4 ескадрильї F-16: начальник авіації розповів,як Україна може отримати перевагу у повітрі </text:a>
 </text:span>
</text:p>
      <text:p text:style-name="P4">
Нідерланди мають на озброєнні 42 винищувачі F-16, 24 з яких використовуютьсяармією та не можуть бути відправлені в Україну до середини 2024 року. З 18літаків, що залишилися, 10 мали бути продані Draken International, але вгрудні 2022 року уряд відклав виконання цієї угоди без пояснень причин,пославшись на комерційну конфіденційність.</text:p>
      <text:p text:style-name="P4">
Видання зазначає, що Україна може отримати деякі з F-16, які підготовлені допродажу, або деякі з 24 літаків, які наразі використовуються армієюНідерландів, у 2024 році – залежно від графіка навчання.</text:p>
      <text:p text:style-name="P4">
<text:span text:style-name="T4">
Читайте також:</text:span>
 <text:span text:style-name="T4">
<text:a xlink:type="simple" xlink:href="https://www.ukrinform.ua/rubric-ato/3715359-v-zsu-rozpovili-ak-hovatimut-f16-vid-rosijskih-raketnih-udariv.html" text:style-name="Internet_20_link" text:visited-style-name="Visited_20_Internet_20_Link">
 В ЗСУ розповіли, як ховатимуть F-16 від російськихракетних ударів </text:a>
 </text:span>
</text:p>
      <text:p text:style-name="P4">
Данія й Нідерланди очолять коаліцію з підготовки українських пілотів на F-16.Наступного місяця у взаємодії зі США ці країни почнуть розробляти навчальнубазу для комплексної підготовки українських пілотів. Свій внесок запропонувалитакож Норвегія, Бельгія, Португалія й Польща.</text:p>
      <text:p text:style-name="P4">
Source: <text:a xlink:type="simple" xlink:href="https://www.ukrinform.ua/rubric-polytics/3715806-rutte-dopomagati-ukraini-zahisatisa-ce-ne-vibir-ce-potribno-robiti.html" text:style-name="Internet_20_link" text:visited-style-name="Visited_20_Internet_20_Link">
https://www.ukrinform.ua/rubric-polytics/3715806-rutte-dopomagati-ukraini-zahisatisa-ce-ne-vibir-ce-potribno-robiti.html</text:a>
</text:p>
      <!--NEWS-->
      <text:h text:style-name="P10" text:outline-level="1">
<text:span text:style-name="T4">
Суд у Молдові залишив під домашнім арештом віцеголову проросійської партії «Шор»</text:span>
</text:h>
      <text:p text:style-name="P4">
Authors: Ukrinform (Person)</text:p>
      <text:p text:style-name="P4">
Publisher: Укринформ (Organization)</text:p>
      <text:p text:style-name="P4">
Published Time: 2023-05-29T23:27:00+03:00</text:p>
      <text:p text:style-name="P4">
Modified Time: 2023-05-29T23:27:00+03:00</text:p>
      <text:p text:style-name="P4">
Description: Апеляційна палата Кишинева залишила під домашнім арештом віцеголову проросійської партії "Шор" Марину Таубер, відхиливши запит її адвокатів. — Укрінформ.</text:p>
      <text:p text:style-name="P4">
Images: ['<text:a xlink:type="simple" xlink:href="https://static.ukrinform.com/photos/2017_02/thumb_files/630_360_1488208211-6797.jpg" text:style-name="Internet_20_link" text:visited-style-name="Visited_20_Internet_20_Link">
630_360_14882...</text:a>
']</text:p>
      <text:p text:style-name="P4">
Tags: ['Домашній арешт', 'Молдова', 'Суд', 'Росія', 'Партія']</text:p>
      <text:p text:style-name="P4">
Type: Article</text:p>
      <!--METADATA-->
      <text:p text:style-name="P4">
<draw:frame draw:style-name="fr1" draw:name="Image239" text:anchor-type="as-char" svg:width="6.9236in" svg:height="3.956343in" draw:z-index="0">
<draw:image xlink:href="../Images/yкринформ/2023-05-29T23-27-00-03-00/630_360_1488208211-6797.jpg" xlink:type="simple" xlink:show="embed" xlink:actuate="onLoad" draw:mime-type="image/jpeg"/>
</draw:frame>
Апеляційна палата Кишинева залишила під домашнім арештом віцеголовупроросійської партії "Шор" Марину Таубер, відхиливши запит її адвокатів.</text:p>
      <text:p text:style-name="P4">
Про це повідомляє <text:a xlink:type="simple" xlink:href="https://newsmaker.md/rus/novosti/tauber-ostavili-pod-domashnim-arestom-sud-otklonil-zapros-ee-advokatov/" text:style-name="Internet_20_link" text:visited-style-name="Visited_20_Internet_20_Link">
 NewsMaker </text:a>
 , передаєУкрінформ.</text:p>
      <text:p text:style-name="P4">
Таубер обвинувачують у скоєнні трьох злочинів. Зокрема, йдеться профальшування звіту про фінансування виборчої кампанії під час виборів мераміста Бєльці у 2021 році. Крім цього, Таубер обвинувачують у тому, що, будучикандидатом у мери, вона свідомо прийняла фінансування від злочинногоугруповання.</text:p>
      <text:p text:style-name="P4">
Третє обвинувачення пов'язане з тим, що Таубер дозволила незаконнефінансування партії «Шор» організованою злочинною групою, зокрема з 13 липня2022 року до 1 травня 2023 року.</text:p>
      <text:p text:style-name="P4">
Сама вона не визнає провину та вважає те, що відбувається, політичнимпереслідуванням опозиції.</text:p>
      <text:p text:style-name="P4">
_ _</text:p>
      <text:p text:style-name="P4">
<text:span text:style-name="T5">
Фото: NewsMaker</text:span>
</text:p>
      <text:p text:style-name="P4">
1 травня Таубер затримали в аеропорту, коли вона намагалася вилетіти доІзраїлю.</text:p>
      <text:p text:style-name="P4">
До цього, 28 квітня, прокурори направили до суду прохання про зміну депутатцізапобіжного заходу, а 29 квітня її адвокати вимагали перенести дату розглядуцього прохання, щоб Таубер змогла полетіти до Ізраїлю.</text:p>
      <text:p text:style-name="P4">
Наразі депутат перебуває під домашнім арештом.</text:p>
      <text:p text:style-name="P4">
<text:span text:style-name="T4">
Читайте також:</text:span>
 <text:span text:style-name="T4">
<text:a xlink:type="simple" xlink:href="https://www.ukrinform.ua/rubric-world/3703021-u-moldovi-zatrimali-vicegolovu-prorosijskoi-partii-sor-tauber.html" text:style-name="Internet_20_link" text:visited-style-name="Visited_20_Internet_20_Link">
 У Молдові затримали віцеголову проросійської партії«Шор» Таубер </text:a>
 </text:span>
</text:p>
      <text:p text:style-name="P4">
Парламент Молдови 26 травня проголосував за позбавлення Таубер депутатськоїнедоторканності, щоб передати до суду її справу.</text:p>
      <text:p text:style-name="P4">
Як повідомляв Укрінформ, 13 квітня Апеляційна палата Кишинева _<text:span text:style-name="T4">
<text:a xlink:type="simple" xlink:href="https://www.ukrinform.ua/rubric-world/3695626-u-moldovi-zasudili-do-15-rokiv-vaznici-lidera-prorosijskoi-partii-sor.html" text:style-name="Internet_20_link" text:visited-style-name="Visited_20_Internet_20_Link">
 засудиладепутата-втікача, лідера партії «Шор» Ілана Шора до 15 років в’язниці</text:a>
 </text:span>
 _ із конфіскацієюмайна на 5 мільярдів леїв (понад 270 мільйонів доларів). Також суд заборонивШору обіймати посади в банківській системі впродовж п'яти років та конфіскувавйого активи на користь держави.</text:p>
      <text:p text:style-name="P4">
У 2015 році Ілана Шора засудили у справі про «крадіжку мільярда» до 7,5 рокуув'язнення за шахрайство та відмивання грошей. Справа перебувала на розгляді вАпеляційній палаті Кишинева. Слухання багаторазово відтерміновували.</text:p>
      <text:p text:style-name="P4">
У 2019 році Ілан Шор виїхав з Молдови. За деякими даними, він перебуває вІзраїлі.</text:p>
      <text:p text:style-name="P4">
<text:span text:style-name="T4">
Читайте також:</text:span>
 <text:span text:style-name="T4">
<text:a xlink:type="simple" xlink:href="https://www.ukrinform.ua/rubric-world/3714727-moldova-prodovzue-se-na-60-dniv-nadzvicajnij-stan-cerez-vijnu-v-ukraini.html" text:style-name="Internet_20_link" text:visited-style-name="Visited_20_Internet_20_Link">
 Молдова продовжує ще на 60 днів надзвичайний стан черезвійну в Україні </text:a>
 </text:span>
</text:p>
      <text:p text:style-name="P4">
26 жовтня 2022 р. Міністерство фінансів США оголосило про запровадженнясанкцій проти дев'яти осіб та 12 організацій у Молдові, яких вважаютьучасниками «постійних кампаній зловмисного впливу кремля», а також причетнимидо системної корупції в республіці. Під санкції, зокрема, потрапили молдовськіолігархи Володимир Плахотнюк та Ілан Шор.</text:p>
      <text:p text:style-name="P4">
Представники проросійської партії «Шор» неодноразово організовувалиантиурядові акції у Молдові з метою дестабілізувати ситуацію в країні.</text:p>
      <text:p text:style-name="P4">
Source: <text:a xlink:type="simple" xlink:href="https://www.ukrinform.ua/rubric-world/3715736-sud-u-moldovi-zalisiv-pid-domasnim-arestom-vicegolovu-prorosijskoi-partii-sor.html" text:style-name="Internet_20_link" text:visited-style-name="Visited_20_Internet_20_Link">
https://www.ukrinform.ua/rubric-world/3715736-sud-u-moldovi-zalisiv-pid-domasnim-arestom-vicegolovu-prorosijskoi-partii-sor.html</text:a>
</text:p>
      <!--NEWS-->
      <text:h text:style-name="P10" text:outline-level="1">
<text:span text:style-name="T4">
Сутички в Косово: представники патруля НАТО отримали поранення</text:span>
</text:h>
      <text:p text:style-name="P4">
Authors: Ukrinform (Person)</text:p>
      <text:p text:style-name="P4">
Publisher: Укринформ (Organization)</text:p>
      <text:p text:style-name="P4">
Published Time: 2023-05-29T23:42:00+03:00</text:p>
      <text:p text:style-name="P4">
Modified Time: 2023-05-29T23:42:00+03:00</text:p>
      <text:p text:style-name="P4">
Description: Північноатлантичний альянс «рішуче засуджує» неспровоковані напади на війська міжнародних сил під керівництвом НАТО (KFOR) у північній частині Косова, внаслідок яких двоє людей дістали поранення, йдеться в заяві офіційного представника Альянсу. — Укрінформ.</text:p>
      <text:p text:style-name="P4">
Images: ['<text:a xlink:type="simple" xlink:href="https://static.ukrinform.com/photos/2018_12/thumb_files/630_360_1544017900-946.jpg" text:style-name="Internet_20_link" text:visited-style-name="Visited_20_Internet_20_Link">
630_360_15440...</text:a>
']</text:p>
      <text:p text:style-name="P4">
Tags: ['Косово', 'НАТО', 'Поранені', 'Сербія', 'Сутички']</text:p>
      <text:p text:style-name="P4">
Type: Article</text:p>
      <!--METADATA-->
      <text:p text:style-name="P4">
<draw:frame draw:style-name="fr1" draw:name="Image241" text:anchor-type="as-char" svg:width="6.9236in" svg:height="3.976916in" draw:z-index="0">
<draw:image xlink:href="../Images/yкринформ/2023-05-29T23-42-00-03-00/630_360_1544017900-946.jpg" xlink:type="simple" xlink:show="embed" xlink:actuate="onLoad" draw:mime-type="image/jpeg"/>
</draw:frame>
Північноатлантичний альянс «рішуче засуджує» неспровоковані напади на військаміжнародних сил під керівництвом НАТО (KFOR) у північній частині Косова,внаслідок яких двоє людей дістали поранення, йдеться в заяві офіційногопредставника Альянсу.</text:p>
      <text:p text:style-name="P4">
Про це передає Укрінформ із посиланням на <text:a xlink:type="simple" xlink:href="https://www.radiosvoboda.org/a/news-kosovo-serby-sutychky-nato-poraneni/32434099.html" text:style-name="Internet_20_link" text:visited-style-name="Visited_20_Internet_20_Link">
 Радіо Свобода.</text:a>
</text:p>
      <text:p text:style-name="P4">
«Такі атаки абсолютно неприйнятні. Насильство має припинитися негайно. Мизакликаємо всі сторони утримуватися від дій, які ще більше нагнітаютьнапруженість, і вести діалог», – зазначили у НАТО.</text:p>
      <text:p text:style-name="P4">
<text:span text:style-name="T4">
Читайте також:</text:span>
 <text:span text:style-name="T4">
<text:a xlink:type="simple" xlink:href="https://www.ukrinform.ua/rubric-world/3714947-u-nato-zaklikali-vladu-kosova-do-negajnoi-deeskalacii-naprugi.html" text:style-name="Internet_20_link" text:visited-style-name="Visited_20_Internet_20_Link">
 У НАТО закликали владу Косова до негайної деескалаціїнапруги </text:a>
 </text:span>
</text:p>
      <text:p text:style-name="P4">
Там кажуть, що Міжнародні сили з підтримки миру в Косові «зроблять усінеобхідні дії для підтримки безпечної та спокійної обстановки».</text:p>
      <text:p text:style-name="P4">
«Вони продовжать діяти неупереджено відповідно до свого мандата відповідно дорезолюції 1244 Ради Безпеки Організації Об'єднаних Націй від 1999 року», –додали в Альянсі.</text:p>
      <text:p text:style-name="P4">
<text:span text:style-name="T4">
Читайте також:</text:span>
 <text:span text:style-name="T4">
<text:a xlink:type="simple" xlink:href="https://www.ukrinform.ua/rubric-world/3715375-stoltenberg-zaklikav-kosovo-poslabiti-napruzenist-u-vidnosinah-z-serbieu.html" text:style-name="Internet_20_link" text:visited-style-name="Visited_20_Internet_20_Link">
 Столтенберг закликав Косово послабити напруженість увідносинах з Сербією </text:a>
 </text:span>
</text:p>
      <text:p text:style-name="P4">
Раніше Associated Press <text:a xlink:type="simple" xlink:href="https://apnews.com/article/kosovo-serbia-tension-eu-us-cf2637072cd88f3bcf0d902236d3631b" text:style-name="Internet_20_link" text:visited-style-name="Visited_20_Internet_20_Link">
 повідомило </text:a>
 , що етнічні серби упівнічній частині Косова зіткнулися з військами миротворчих сил KFOR підкерівництвом НАТО, коли намагалися захопити офіси одного з муніципалітетів.Там минулого тижня мерами стали албанці, що викликало протести та зіткнення урегіоні.</text:p>
      <text:p text:style-name="P4">
<text:span text:style-name="T4">
Читайте також:</text:span>
 <text:span text:style-name="T4">
<text:a xlink:type="simple" xlink:href="https://www.ukrinform.ua/rubric-world/3715764-na-pivnoci-kosova-vnaslidok-suticok-poraneni-dvoh-serbiv.html" text:style-name="Internet_20_link" text:visited-style-name="Visited_20_Internet_20_Link">
 На півночі Косова внаслідок сутичок поранені двоєсербів </text:a>
 </text:span>
</text:p>
      <text:p text:style-name="P4">
Як повідомлялося, у Косово два дні тому розпочалися зіткнення між місцевоюполіцією та учасниками акцій, котрі протестують проти приходу до влади мерів,що є етнічними албанцями, у районах проживання сербського населення.</text:p>
      <text:p text:style-name="P4">
Серби, які становлять більшість населення північного регіону <text:span text:style-name="T4">
<text:a xlink:type="simple" xlink:href="https://www.ukrinform.ua/tag-kosovo" text:style-name="Internet_20_link" text:visited-style-name="Visited_20_Internet_20_Link">
 Косова</text:a>
 </text:span>
 , не визнають незалежності краю івсе ще вважають Белград своєю столицею.</text:p>
      <text:p text:style-name="P4">
Етнічні албанці становлять понад 90% населення Косова в цілому.</text:p>
      <text:p text:style-name="P4">
<text:span text:style-name="T4">
Читайте також:</text:span>
 _<text:span text:style-name="T4">
<text:a xlink:type="simple" xlink:href="https://www.ukrinform.ua/rubric-world/3714741-evrosouz-zaklikae-do-deeskalacii-naprugi-na-pivnoci-kosova.html" text:style-name="Internet_20_link" text:visited-style-name="Visited_20_Internet_20_Link">
 Євросоюз закликає до деескалації напруги на півночіКосова </text:a>
 </text:span>
 _</text:p>
      <text:p text:style-name="P4">
Серби відмовилися брати участь у місцевих виборах у квітні, й кандидати-албанці виграли всі чотири муніципалітети з явкою 3,5%.</text:p>
      <text:p text:style-name="P4">
Місцеві серби, за підтримки Белграда, заявили, що не визнають мерів, оскількивони їх не представляють.</text:p>
      <text:p text:style-name="P4">
Source: <text:a xlink:type="simple" xlink:href="https://www.ukrinform.ua/rubric-world/3715811-suticki-v-kosovo-predstavniki-patrula-nato-otrimali-poranenna.html" text:style-name="Internet_20_link" text:visited-style-name="Visited_20_Internet_20_Link">
https://www.ukrinform.ua/rubric-world/3715811-suticki-v-kosovo-predstavniki-patrula-nato-otrimali-poranenna.html</text:a>
</text:p>
      <!--NEWS-->
      <text:h text:style-name="P10" text:outline-level="1">
<text:span text:style-name="T4">
Загарбники знову гатили по Сумщині: пошкоджений склад агропідприємства</text:span>
</text:h>
      <text:p text:style-name="P4">
Authors: Ukrinform (Person)</text:p>
      <text:p text:style-name="P4">
Publisher: Укринформ (Organization)</text:p>
      <text:p text:style-name="P4">
Published Time: 2023-05-29T23:55:00+03:00</text:p>
      <text:p text:style-name="P4">
Modified Time: 2023-05-29T23:55:00+03:00</text:p>
      <text:p text:style-name="P4">
Description: Упродовж понеділка, 29 травня, загарбники 10 разів били по громадах у регіоні, застосовуючи різне озброєння. — Укрінформ.</text:p>
      <text:p text:style-name="P4">
Images: ['<text:a xlink:type="simple" xlink:href="https://static.ukrinform.com/photos/2022_10/thumb_files/630_360_1664845105-119.jpg" text:style-name="Internet_20_link" text:visited-style-name="Visited_20_Internet_20_Link">
630_360_16648...</text:a>
']</text:p>
      <text:p text:style-name="P4">
Tags: ['Обстріл', 'Сумщина', 'Агресія РФ', 'Війна з Росією']</text:p>
      <text:p text:style-name="P4">
Type: Article</text:p>
      <!--METADATA-->
      <text:p text:style-name="P4">
<draw:frame draw:style-name="fr1" draw:name="Image242" text:anchor-type="as-char" svg:width="6.9236in" svg:height="3.956343in" draw:z-index="0">
<draw:image xlink:href="../Images/yкринформ/2023-05-29T23-55-00-03-00/630_360_1664845105-119.jpg" xlink:type="simple" xlink:show="embed" xlink:actuate="onLoad" draw:mime-type="image/jpeg"/>
</draw:frame>
 Упродовжпонеділка, 29 травня, загарбники 10 разів били по громадах у регіоні,застосовуючи різне озброєння.</text:p>
      <text:p text:style-name="P4">
Про це повідомляє Укрінформ із посиланням на Сумську обласну військовуадміністрацію.</text:p>
      <text:p text:style-name="P4">
"Протягом дня росіяни здійснили 10 обстрілів. Зафіксовано 48 вибухів", -йдеться у зведенні.</text:p>
      <text:p text:style-name="P4">
<text:span text:style-name="T4">
Читайте також:</text:span>
 <text:span text:style-name="T4">
<text:a xlink:type="simple" xlink:href="https://www.ukrinform.ua/rubric-ato/3715330-vijska-rf-obstrilali-kupanskij-rajon-harkivsini-e-poranena.html" text:style-name="Internet_20_link" text:visited-style-name="Visited_20_Internet_20_Link">
 Війська РФ обстріляли Куп'янський район Харківщини, єпоранена </text:a>
 </text:span>
</text:p>
      <text:p text:style-name="P4">
Під обстріл сьогодні потрапили Великописарівська, Есманська, Шалигинська,Краснопільська, Білопільська громади.</text:p>
      <text:p text:style-name="P4">
<text:span text:style-name="T4">
Читайте також:</text:span>
 <text:span text:style-name="T4">
<text:a xlink:type="simple" xlink:href="https://www.ukrinform.ua/rubric-ato/3715458-armia-rf-trici-obstrilala-prikordonna-sumsini.html" text:style-name="Internet_20_link" text:visited-style-name="Visited_20_Internet_20_Link">
 Армія РФ обстріляла п'ять громад на Сумщині, єруйнування </text:a>
 </text:span>
</text:p>
      <text:p text:style-name="P4">
Як повідомляв Укрінформ, війська Російської Федерації 28 травня _<text:span text:style-name="T4">
<text:a xlink:type="simple" xlink:href="https://www.ukrinform.ua/rubric-ato/3715348-vijska-rf-za-den-obstrilali-devat-gromad-sumsini-ova.html" text:style-name="Internet_20_link" text:visited-style-name="Visited_20_Internet_20_Link">
 14 разіватакували прикордонні громади Сумщини </text:a>
 </text:span>
 _ ,застосувавши авіацію, міномети й артилерію.</text:p>
      <text:p text:style-name="P4">
Source: <text:a xlink:type="simple" xlink:href="https://www.ukrinform.ua/rubric-ato/3715812-zagarbniki-znovu-gatili-po-sumsini-poskodzenij-sklad-agropidpriemstva.html" text:style-name="Internet_20_link" text:visited-style-name="Visited_20_Internet_20_Link">
https://www.ukrinform.ua/rubric-ato/3715812-zagarbniki-znovu-gatili-po-sumsini-poskodzenij-sklad-agropidpriemstva.html</text:a>
</text:p>
      <!--NEWS-->
      <text:h text:style-name="P10" text:outline-level="1">
<text:span text:style-name="T4">
Мінреінтеграції повідомило, де українцям отримати безкоштовну юридичну допомогу у Польщі</text:span>
</text:h>
      <text:p text:style-name="P4">
Author: ['АРМІЯINFORM']</text:p>
      <text:p text:style-name="P4">
Time: 2023-05-29T32:00:00-04:00</text:p>
      <text:p text:style-name="P4">
Description: Українські шукачі притулку у Польщі відповідно до законів цієї країни мають право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1-642x336-1.jpg" text:style-name="Internet_20_link" text:visited-style-name="Visited_20_Internet_20_Link">
2-1-642x336-1.jpg</text:a>
']</text:p>
      <text:p text:style-name="P4">
Tags: ['ДОПОМОГА ВПО', 'МІНРЕІНТЕГРАЦІЇ']</text:p>
      <text:p text:style-name="P4">
Category: News</text:p>
      <!--METADATA-->
      <text:p text:style-name="P4">
<draw:frame draw:style-name="fr1" draw:name="Image243" text:anchor-type="as-char" svg:width="6.9236in" svg:height="3.623566in" draw:z-index="0">
<draw:image xlink:href="../Images/AРМІЯINFORM/2023-05-29T32-00-00-04-00/2-1-642x336-1.jpg" xlink:type="simple" xlink:show="embed" xlink:actuate="onLoad" draw:mime-type="image/jpeg"/>
</draw:frame>
</text:p>
      <text:p text:style-name="P4">
Українські шукачі притулку у Польщі відповідно до законів цієї країни маютьправо на безкоштовну юридичну допомогу.</text:p>
      <text:p text:style-name="P4">
Про це <text:a xlink:type="simple" xlink:href="https://www.kmu.gov.ua/news/minreintehratsii-povidomylo-de-ukraintsiam-otrymaty-bezkoshtovnu-iurydychnu-dopomohu-u-polshchi" text:style-name="Internet_20_link" text:visited-style-name="Visited_20_Internet_20_Link">
повідомляє</text:a>
 Урядовийпортал.</text:p>
      <text:p text:style-name="P4">
Отримати таку допомогу можна в наступних організаціях:</text:p>
      <text:p text:style-name="P4">
1. Координаційний Центр Юридичної Допомоги. Центр надає безкоштовну юридичнудопомогу особам, змушеним покинути свої країни та шукати захисту у Польщічерез війни й переслідування.</text:p>
      <text:p text:style-name="P4">
<text:span text:style-name="T5">
Адреса: ul. Towarowa 25A, 00-869 Warszawa.</text:span>
</text:p>
      <text:p text:style-name="P4">
2. Фонд справедливості при Міністерстві юстиції Польщі. Надає невідкладну табезкоштовну допомогу жертвам злочинів, свідкам та їхнім родичам, у тому числіжертвам збройної агресії в Україні.</text:p>
      <text:p text:style-name="P4">
<text:span text:style-name="T5">
Адреса: Al. Ujazdowskie 11, 00-567 Warszawa.</text:span>
</text:p>
      <text:p text:style-name="P4">
3. Пункти допомоги для шукачів притулку. Тут надається безкоштовна юридична,психологічна та медична допомога. Доступна за посиланням пошукова системадозволить обрати найближчий до вас пункт.</text:p>
      <text:p text:style-name="P4">
4. Юристи для України. Фейсбук-група об’єднує громадян України, якіпотребують юридичної допомоги, та польських юристів, готових надати їїбезкоштовно.</text:p>
      <text:p text:style-name="P4">
5. Юридичний портал для шукачів притулку з України. Тут українці можутьотримати інформацію щодо найпоширеніших запитань: перетину кордону,легалізації перебування, законодавчих змін, що стосуються українців та їхперебування у Польщі.</text:p>
      <text:p text:style-name="P4">
Наразі в Польщі налічується понад 1500 пунктів юридичної допомоги. Звернутисятуди можуть як громадяни Польщі, так і іноземці, які проживають на територіїкраїни. Обрати пункт у потрібному місці можна за <text:a xlink:type="simple" xlink:href="https://zapisy-np.ms.gov.pl/ua" text:style-name="Internet_20_link" text:visited-style-name="Visited_20_Internet_20_Link">
посиланням</text:a>
.</text:p>
      <text:p text:style-name="P4">
Source: <text:a xlink:type="simple" xlink:href="https://armyinform.com.ua/2023/05/29/minreintegracziyi-povidomylo-de-ukrayinczyam-otrymaty-bezkoshtovnu-yurydychnu-dopomogu-u-polshhi/" text:style-name="Internet_20_link" text:visited-style-name="Visited_20_Internet_20_Link">
https://armyinform.com.ua/2023/05/29/minreintegracziyi-povidomylo-de-ukrayinczyam-otrymaty-bezkoshtovnu-yurydychnu-dopomogu-u-polshhi/</text:a>
</text:p>
      <!--NEWS-->
      <text:h text:style-name="P10" text:outline-level="1">
<text:span text:style-name="T4">
У Координаційному штабі розповіли про дії, які можуть негативно впливати на процес обміну військовополонених</text:span>
</text:h>
      <text:p text:style-name="P4">
Author: ['АРМІЯINFORM']</text:p>
      <text:p text:style-name="P4">
Time: 2023-05-29T33:00:00-04:00</text:p>
      <text:p text:style-name="P4">
Description: У Координаційному штабі родинам військовополонених повідомили про перелік дій, які мож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6025016737881239606_w-e1685294764100.jpg" text:style-name="Internet_20_link" text:visited-style-name="Visited_20_Internet_20_Link">
photo_6025016737881239606_w-e1685294764100.jpg</text:a>
']</text:p>
      <text:p text:style-name="P4">
Tags: ['ВІЙНА', 'КООРДИНАЦІЙНИЙ ШТАБ З ПИТАНЬ ПОВОДЖЕННЯ З ВІЙСЬКОВОПОЛОНЕНИМИ']</text:p>
      <text:p text:style-name="P4">
Category: News</text:p>
      <!--METADATA-->
      <text:p text:style-name="P4">
<draw:frame draw:style-name="fr1" draw:name="Image244" text:anchor-type="as-char" svg:width="6.9236in" svg:height="5.436652in" draw:z-index="0">
<draw:image xlink:href="../Images/AРМІЯINFORM/2023-05-29T33-00-00-04-00/photo_6025016737881239606_w-e1685294764100.jpg" xlink:type="simple" xlink:show="embed" xlink:actuate="onLoad" draw:mime-type="image/jpeg"/>
</draw:frame>
</text:p>
      <text:p text:style-name="P4">
У Координаційному штабі родинам військовополонених повідомили про перелік дій,які можуть негативно впливати на процес обміну.</text:p>
      <text:p text:style-name="P4">
Про це <text:a xlink:type="simple" xlink:href="https://t.me/Koord_shtab/1145" text:style-name="Internet_20_link" text:visited-style-name="Visited_20_Internet_20_Link">
йшлося</text:a>
 під час виїзної зустрічіКоординаційного штабу з родинами полонених та зниклих безвістивійськовослужбовців у Житомирі.</text:p>
      <text:p text:style-name="P4">
Зокрема, розповіли про поширення персональних даних наших захисників ізахисниць. Координаційний штаб закликає не публікувати і не поширювати такуінформацію стороннім особам. Вона може бути використана шахраями таманіпуляторами, а також завадити процесам обміну.</text:p>
      <text:p text:style-name="P4">
Одна з тем, яка була озвучена на зустрічі, стосувалась підтвердження полону таоблікування оборонців у реєстрі Національного інформаційного бюро.</text:p>
      <text:p text:style-name="P4">
Представник штабу зазначив, що офіційно підтвердити полон може тільки росіячерез Міжнародний комітет Червоного Хреста. Всі інші докази, що свідчать проможливий полон оборонця, реєструються і беруться до уваги в подальшій роботізі звільнення.</text:p>
      <text:p text:style-name="P4">
Source: <text:a xlink:type="simple" xlink:href="https://armyinform.com.ua/2023/05/29/u-koordynaczijnomu-shtabi-rozpovily-pro-diyi-yaki-mozhut-negatyvno-vplyvaty-na-proczes-obminu-vijskovopolonenyh/" text:style-name="Internet_20_link" text:visited-style-name="Visited_20_Internet_20_Link">
https://armyinform.com.ua/2023/05/29/u-koordynaczijnomu-shtabi-rozpovily-pro-diyi-yaki-mozhut-negatyvno-vplyvaty-na-proczes-obminu-vijskovopolonenyh/</text:a>
</text:p>
      <!--NEWS-->
      <text:h text:style-name="P10" text:outline-level="1">
<text:span text:style-name="T4">
Допомогти ветеранам адаптуватися до цивільного життя</text:span>
</text:h>
      <text:p text:style-name="P4">
Author: ['АРМІЯINFORM']</text:p>
      <text:p text:style-name="P4">
Time: 2023-05-29T34:00:00-04:00</text:p>
      <text:p text:style-name="P4">
Description: Про це повідомляє Мінреінтеграції у Телеграмі.    Під головуванням Віцепрем’єр-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lyustratyvne-foto.webp" text:style-name="Internet_20_link" text:visited-style-name="Visited_20_Internet_20_Link">
ilyustratyvne-foto.webp</text:a>
']</text:p>
      <text:p text:style-name="P4">
Tags: ['STOPRUSSIA', 'АГРЕСІЯ РФ', 'АТО/ООС', 'ВЕТЕРАНИ ВІЙНИ', 'ВІЙНА', 'ВТОРГНЕННЯ РФ']</text:p>
      <text:p text:style-name="P4">
Category: News</text:p>
      <!--METADATA-->
      <text:p text:style-name="P4">
<draw:frame draw:style-name="fr1" draw:name="Image245" text:anchor-type="as-char" svg:width="6.9236in" svg:height="3.894525in" draw:z-index="0">
<draw:image xlink:href="../ConvertedIMGs/AРМІЯINFORM/2023-05-29T34-00-00-04-00/ilyustratyvne-foto.png" xlink:type="simple" xlink:show="embed" xlink:actuate="onLoad" draw:mime-type="image/png"/>
</draw:frame>
</text:p>
      <text:p text:style-name="P4">
Про це <text:a xlink:type="simple" xlink:href="https://t.me/minre_ua/3439" text:style-name="Internet_20_link" text:visited-style-name="Visited_20_Internet_20_Link">
повідомляє</text:a>
 Мінреінтеграції у Телеграмі.</text:p>
      <text:p text:style-name="P4">
Під головуванням Віцепрем’єр-міністра Ірини Верещук відбулася нарада щодоформування та реалізації державної політики у сфері соціального захистуветеранів.</text:p>
      <text:p text:style-name="P4">
У ній взяли участь представники Мінветеранів, Міноборони, МВС, Мінфіну,Мінсоцполітики, МОЗ, Мінцифри, а також Офісу Президента.</text:p>
      <text:p text:style-name="P4">
Ірина Верещук зосередила увагу на питанні комплексного підходу до соціалізаціїветеранів і ветеранок та вирішенні їхніх реальних потреб.</text:p>
      <text:p text:style-name="P4">
Учасники наради констатували, що необхідно максимально спростити процедури дляпідтвердження статусу ветерана. Зробити це можна шляхом активного впровадженняцифрових інструментів. Зокрема, пропонується цифровізувати документи щодопоранення, контузії або інвалідності у результаті бойових дій. Це дозволитьпришвидшити отримання належних пільг від держави.</text:p>
      <text:p text:style-name="P4">
Також акцентували увагу на посиленні комунікації між органами, які ведутьреєстри осіб, звільнених з військової служби за станом здоров’я після 24лютого 2022 року. Зокрема, запровадження взаємодії між Єдиним державнимреєстром ветеранів війни та відповідними інформаційними системами компетентнихорганів.</text:p>
      <text:p text:style-name="P4">
Крім того, обговорили проєкт постанови про порядок надання статусу учасникабойових дій. Зокрема, йдеться про осіб, які з 24 лютого по 25 березня 2022року відповідно до Закону України «Про забезпечення участі цивільних осіб узахисті України» обороняли нашу країну у зв’язку з агресією росії.</text:p>
      <text:p text:style-name="P4">
«Маємо залучити всі необхідні ресурси для соціалізації тих, хто повертається звійни. Люди, які ризикували життям, які віддали здоровʼя, ставши на захистУкраїни, заслуговують на справедливе та гідне ставлення. Як держава, ми маємодопомогти їм успішно адаптуватися до цивільного життя», — резюмувалаВіцепрем’єрка.</text:p>
      <text:p text:style-name="P4">
Source: <text:a xlink:type="simple" xlink:href="https://armyinform.com.ua/2023/05/29/dopomogty-veteranam-adaptuvatysya-do-czyvilnogo-zhyttya/" text:style-name="Internet_20_link" text:visited-style-name="Visited_20_Internet_20_Link">
https://armyinform.com.ua/2023/05/29/dopomogty-veteranam-adaptuvatysya-do-czyvilnogo-zhyttya/</text:a>
</text:p>
      <!--NEWS-->
      <text:h text:style-name="P10" text:outline-level="1">
<text:span text:style-name="T4">
У ЄС заявили, що після атак на Київ та Дніпро керівництво рф буде притягнуто до відповідальності</text:span>
</text:h>
      <text:p text:style-name="P4">
Author: ['АРМІЯINFORM']</text:p>
      <text:p text:style-name="P4">
Time: 2023-05-29T35:00:00-04:00</text:p>
      <text:p text:style-name="P4">
Description: У Євросоюзі після останніх російських атак по Дніпру та Києву пообіцяли притягнути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eed97f-es-pixabay.jpg" text:style-name="Internet_20_link" text:visited-style-name="Visited_20_Internet_20_Link">
7eed97f-es-pixabay.jpg</text:a>
']</text:p>
      <text:p text:style-name="P4">
Tags: ['АТАКА ДРОНІВ', 'ЄВРОСОЮЗ']</text:p>
      <text:p text:style-name="P4">
Category: News</text:p>
      <!--METADATA-->
      <text:p text:style-name="P4">
<draw:frame draw:style-name="fr1" draw:name="Image246" text:anchor-type="as-char" svg:width="6.9236in" svg:height="3.883237in" draw:z-index="0">
<draw:image xlink:href="../Images/AРМІЯINFORM/2023-05-29T35-00-00-04-00/7eed97f-es-pixabay.jpg" xlink:type="simple" xlink:show="embed" xlink:actuate="onLoad" draw:mime-type="image/jpeg"/>
</draw:frame>
</text:p>
      <text:p text:style-name="P4">
У Євросоюзі після останніх російських атак по Дніпру та Києву пообіцялипритягнути до відповідальності російське керівництво за терор цивільногонаселення.</text:p>
      <text:p text:style-name="P4">
Про це <text:a xlink:type="simple" xlink:href="https://twitter.com/NabilaEUspox/status/1662808007544131585" text:style-name="Internet_20_link" text:visited-style-name="Visited_20_Internet_20_Link">
заявила</text:a>
речниця зовнішньополітичної служби ЄС Набіла Массралі.</text:p>
      <text:p text:style-name="P4">
«Варварські напади росії продовжуються, вбиваючи і тероризуючи цивільненаселення: напад на лікарню в Дніпрі, тепер Київ на світанку Дня Києва.російське керівництво і винні будуть притягнуті до відповідальності», —написала вона у своєму Twitter.</text:p>
      <text:p text:style-name="P4">
Вона запевнила, що ЄС, як і раніше, готовий допомогти Україні захистити себе.</text:p>
      <text:p text:style-name="P4">
Source: <text:a xlink:type="simple" xlink:href="https://armyinform.com.ua/2023/05/29/u-yes-zayavyly-shho-pislya-atak-na-kyyiv-ta-dnipro-kerivnycztvo-rf-bude-prytyagnuto-do-vidpovidalnosti/" text:style-name="Internet_20_link" text:visited-style-name="Visited_20_Internet_20_Link">
https://armyinform.com.ua/2023/05/29/u-yes-zayavyly-shho-pislya-atak-na-kyyiv-ta-dnipro-kerivnycztvo-rf-bude-prytyagnuto-do-vidpovidalnosti/</text:a>
</text:p>
      <!--NEWS-->
      <text:h text:style-name="P10" text:outline-level="1">
<text:span text:style-name="T4">
роспропаганда ширить фейк, начебто Україна готує вибух на ядерному об‘єкті</text:span>
</text:h>
      <text:p text:style-name="P4">
Author: ['АРМІЯINFORM']</text:p>
      <text:p text:style-name="P4">
Time: 2023-05-29T36:00:00-04:00</text:p>
      <text:p text:style-name="P4">
Description: Ворог поширює дезінформацію про те, що Україна нібито готує провокацію з підривом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fejk-rashafejktkdej-2.jpg" text:style-name="Internet_20_link" text:visited-style-name="Visited_20_Internet_20_Link">
fejk-rashafejktkdej-2.jpg</text:a>
']</text:p>
      <text:p text:style-name="P4">
Tags: ['РОСІЙСЬКА ДЕЗІНФОРМАЦІЯ', 'ЦЕНТР ПРОТИДІЇ ДЕЗІНФОРМАЦІЇ ПРИ РНБО УКРАЇНИ']</text:p>
      <text:p text:style-name="P4">
Category: News</text:p>
      <!--METADATA-->
      <text:p text:style-name="P4">
<draw:frame draw:style-name="fr1" draw:name="Image247" text:anchor-type="as-char" svg:width="6.9236in" svg:height="3.709896in" draw:z-index="0">
<draw:image xlink:href="../Images/AРМІЯINFORM/2023-05-29T36-00-00-04-00/fejk-rashafejktkdej-2.jpg" xlink:type="simple" xlink:show="embed" xlink:actuate="onLoad" draw:mime-type="image/jpeg"/>
</draw:frame>
</text:p>
      <text:p text:style-name="P4">
Ворог поширює дезінформацію про те, що Україна нібито готує провокацію зпідривом у Харкові сховища з відпрацьованим ядерним паливом, що зачепить нетільки Україну, рф і білорусь, а навіть ЄС.</text:p>
      <text:p text:style-name="P4">
Про це<text:a xlink:type="simple" xlink:href="https://www.facebook.com/protydiyadezinformatsiyi.cpd/posts/pfbid0En959FBvoYXbz6Q8w2nD9Ni974h3aggg7ziid97wVeNwduS7STbLp17yCxYfKNrEl" text:style-name="Internet_20_link" text:visited-style-name="Visited_20_Internet_20_Link">
повідомляє</text:a>
Центр протидії дезінформації.</text:p>
      <text:p text:style-name="P4">
Також пропаганда рф ширить фейк, що в українців будуть вилучати земельніділянки та інші об’єкти нерухомого майна задля будівництва, реконструкціїоб’єктів критичної інфраструктури, або ж віддаватимуть їх польським громадянамна пільгових умовах.</text:p>
      <text:p text:style-name="P4">
Окупанти поширюють дезінформацію про документ від Генштабу ЗСУ про нібитозалучення багатонаціонального контингенту військ у війну росії проти України.</text:p>
      <text:p text:style-name="P4">
«Ця інформація не відповідає дійсності. Основна мета подібних фейків – сіятипаніку серед українців, а також дискредитувати Україну на міжнародній арені»,— зазначили в ЦПД.</text:p>
      <text:p text:style-name="P4">
Source: <text:a xlink:type="simple" xlink:href="https://armyinform.com.ua/2023/05/29/rospropaganda-shyryt-fejk-nachebto-ukrayina-gotuye-vybuh-na-yadernomu-obyekti/" text:style-name="Internet_20_link" text:visited-style-name="Visited_20_Internet_20_Link">
https://armyinform.com.ua/2023/05/29/rospropaganda-shyryt-fejk-nachebto-ukrayina-gotuye-vybuh-na-yadernomu-obyekti/</text:a>
</text:p>
      <!--NEWS-->
      <text:h text:style-name="P10" text:outline-level="1">
<text:span text:style-name="T4">
Мешканці прифронтових територій Херсонщини мають доступ до українського радіо і телебачення</text:span>
</text:h>
      <text:p text:style-name="P4">
Author: ['АРМІЯINFORM']</text:p>
      <text:p text:style-name="P4">
Time: 2023-05-29T37:00:00-04:00</text:p>
      <text:p text:style-name="P4">
Description: Мешканці прифронтових територій Херсонщини мають доступ до українського радіо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tzd0uhje67d26ikgjc6s.w695.jpg" text:style-name="Internet_20_link" text:visited-style-name="Visited_20_Internet_20_Link">
tzd0uhje67d26ikgjc6s.w695.jpg</text:a>
']</text:p>
      <text:p text:style-name="P4">
Tags: ['МІНРЕІНТЕГРАЦІЇ', 'ХЕРСОНЩИНА']</text:p>
      <text:p text:style-name="P4">
Category: News</text:p>
      <!--METADATA-->
      <text:p text:style-name="P4">
<draw:frame draw:style-name="fr1" draw:name="Image248" text:anchor-type="as-char" svg:width="6.9236in" svg:height="3.885186in" draw:z-index="0">
<draw:image xlink:href="../Images/AРМІЯINFORM/2023-05-29T37-00-00-04-00/tzd0uhje67d26ikgjc6s.w695.jpg" xlink:type="simple" xlink:show="embed" xlink:actuate="onLoad" draw:mime-type="image/jpeg"/>
</draw:frame>
 Ілюстративне фото</text:p>
      <text:p text:style-name="P4">
Мешканці прифронтових територій Херсонщини мають доступ до українського радіоі телебачення.</text:p>
      <text:p text:style-name="P4">
Про це <text:a xlink:type="simple" xlink:href="https://minre.gov.ua/2023/05/28/meshkanczi-pryfrontovyh-terytorij-hersonshhyny-dyvlyatsya-i-sluhayut-ukrayinske/" text:style-name="Internet_20_link" text:visited-style-name="Visited_20_Internet_20_Link">
повідомляє </text:a>
МінреінтеграціїУкраїни.</text:p>
      <text:p text:style-name="P4">
За інформацією міністерства, усі передавальні станції в області, від якихнадходить сигнал телебачення Т2, знаходяться на тимчасово окупованійХерсонщині..</text:p>
      <text:p text:style-name="P4">
У самому ж Херсоні та прилеглих районах дивитися марафон «Єдині новини» можнана 44 телевізійному каналі цифрового тюнера DVB-T.</text:p>
      <text:p text:style-name="P4">
Також інформаційний телемарафон доступний від передавачів із Миколаєва на 34,58, 39 та 48 телеканалах.</text:p>
      <text:p text:style-name="P4">
У цій же частині Херсонської області можна слухати Українське радіо (100,6МГц), Армія FM (99 МГц).</text:p>
      <text:p text:style-name="P4">
Source: <text:a xlink:type="simple" xlink:href="https://armyinform.com.ua/2023/05/29/meshkanczi-pryfrontovyh-terytorij-hersonshhyny-mayut-dostup-do-ukrayinskogo-radio-i-telebachennya/" text:style-name="Internet_20_link" text:visited-style-name="Visited_20_Internet_20_Link">
https://armyinform.com.ua/2023/05/29/meshkanczi-pryfrontovyh-terytorij-hersonshhyny-mayut-dostup-do-ukrayinskogo-radio-i-telebachennya/</text:a>
</text:p>
      <!--NEWS-->
      <text:h text:style-name="P10" text:outline-level="1">
<text:span text:style-name="T4">
Інформаційна безпека: Українцям нагадали, про що варто пам’ятати під час ракетних обстрілів</text:span>
</text:h>
      <text:p text:style-name="P4">
Author: ['АРМІЯINFORM']</text:p>
      <text:p text:style-name="P4">
Time: 2023-05-29T38:00:00-04:00</text:p>
      <text:p text:style-name="P4">
Description: Українцям нагадують про те, що варто пам’ятати під час ракетних обстрілів.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lijhknxoaio_h2.jpg" text:style-name="Internet_20_link" text:visited-style-name="Visited_20_Internet_20_Link">
flijhknxoaio_h2.jpg</text:a>
']</text:p>
      <text:p text:style-name="P4">
Tags: ['ІНФОРМАЦІЙНА БЕЗПЕКА', 'МІНРЕІНТЕГРАЦІЇ']</text:p>
      <text:p text:style-name="P4">
Category: News</text:p>
      <!--METADATA-->
      <text:p text:style-name="P4">
<draw:frame draw:style-name="fr1" draw:name="Image249" text:anchor-type="as-char" svg:width="6.9236in" svg:height="6.9236in" draw:z-index="0">
<draw:image xlink:href="../Images/AРМІЯINFORM/2023-05-29T38-00-00-04-00/flijhknxoaio_h2.jpg" xlink:type="simple" xlink:show="embed" xlink:actuate="onLoad" draw:mime-type="image/jpeg"/>
</draw:frame>
</text:p>
      <text:p text:style-name="P4">
Українцям нагадують про те, що варто пам’ятати під час ракетних обстрілів.</text:p>
      <text:p text:style-name="P4">
Про це <text:a xlink:type="simple" xlink:href="https://minre.gov.ua/2023/05/28/informaczijna-bezpeka-pid-chas-raketnyh-obstriliv-pro-shho-varto-pamyataty/" text:style-name="Internet_20_link" text:visited-style-name="Visited_20_Internet_20_Link">
повідомляє</text:a>
 Мінреінтеграції.</text:p>
      <text:p text:style-name="P4">
Задля безпеки нашої країни в жодному разі не можна поширювати у соціальнихмережах:</text:p>
      <ul>
        <li>
фото і відео пусків наших ракет протиповітряної оборони;  * фото і відео позицій наших засобів ППО;  * інформацію про кількість побачених одиниць техніки чи почутих пусків ракет;  * свої припущення щодо локацій розміщення зброї.</li>
      </ul>
      <text:p text:style-name="P4">
«Передаючи ворогу таку інформацію, ви фактично коригуєте вогонь по країні.Ворог використовує ваші публікації для прокладання маршрутів застосуванняракет, обходу наших ППО, корегування та завдання ударів по самих засобах ППО»,— йдеться у повідомленні.</text:p>
      <text:p text:style-name="P4">
Source: <text:a xlink:type="simple" xlink:href="https://armyinform.com.ua/2023/05/29/informaczijna-bezpeka-ukrayinczyam-nagadaly-pro-shho-varto-pamyataty-pid-chas-raketnyh-obstriliv/" text:style-name="Internet_20_link" text:visited-style-name="Visited_20_Internet_20_Link">
https://armyinform.com.ua/2023/05/29/informaczijna-bezpeka-ukrayinczyam-nagadaly-pro-shho-varto-pamyataty-pid-chas-raketnyh-obstriliv/</text:a>
</text:p>
      <!--NEWS-->
      <text:h text:style-name="P10" text:outline-level="1">
<text:span text:style-name="T4">
Авіація Сил оборони за добу завдала 15 ударів по районах зосередження ворога</text:span>
</text:h>
      <text:p text:style-name="P4">
Author: ['АРМІЯINFORM']</text:p>
      <text:p text:style-name="P4">
Time: 2023-05-29T39:00:00-04:00</text:p>
      <text:p text:style-name="P4">
Description: Авіація Сил оборони за добу завдала 15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vicziya_udar-1-1.jpg" text:style-name="Internet_20_link" text:visited-style-name="Visited_20_Internet_20_Link">
avicziya_udar-1-1.jpg</text:a>
']</text:p>
      <text:p text:style-name="P4">
Tags: ['ГЕНШТАБ ЗС УКРАЇНИ', 'ОПЕРАТИВНА ІНФОРМАЦІЯ', 'ХРОНІКА ОБОРОНИ']</text:p>
      <text:p text:style-name="P4">
Category: News</text:p>
      <!--METADATA-->
      <text:p text:style-name="P4">
<draw:frame draw:style-name="fr1" draw:name="Image250" text:anchor-type="as-char" svg:width="6.9236in" svg:height="4.834981in" draw:z-index="0">
<draw:image xlink:href="../Images/AРМІЯINFORM/2023-05-29T39-00-00-04-00/avicziya_udar-1-1.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Авіація Сил оборони за добу завдала 15 ударів по районах зосередженняособового складу та військової техніки противника, а також 6 — по йогозенітно-ракетних комплексах.</text:p>
      <text:p text:style-name="P4">
Про це<text:a xlink:type="simple" xlink:href="https://m.facebook.com/story.php" text:style-name="Internet_20_link" text:visited-style-name="Visited_20_Internet_20_Link">
йдеться</text:a>
в оперативній інформації Генерального штабу ЗСУ.</text:p>
      <text:p text:style-name="P4">
Наші захисники минулої доби знищили ворожий БПЛА розвідувального типу.</text:p>
      <text:p text:style-name="P4">
Підрозділи ракетних військ і артилерії уразили три райони зосередженняозброєння та військової техніки, зенітний ракетний комплекс С-300 та зенітнийракетний комплекс Тор, шість пунктів управління, станцію РЕБ, артилерійськийпідрозділ на вогневій позиції та склад боєприпасів противника.</text:p>
      <text:p text:style-name="P4">
Source: <text:a xlink:type="simple" xlink:href="https://armyinform.com.ua/2023/05/29/aviacziya-syl-oborony-za-dobu-zavdala-15-udariv-po-rajonah-zoseredzhennya-voroga/" text:style-name="Internet_20_link" text:visited-style-name="Visited_20_Internet_20_Link">
https://armyinform.com.ua/2023/05/29/aviacziya-syl-oborony-za-dobu-zavdala-15-udariv-po-rajonah-zoseredzhennya-voroga/</text:a>
</text:p>
      <!--NEWS-->
      <text:h text:style-name="P10" text:outline-level="1">
<text:span text:style-name="T4">
У білорусь для бойової підготовки прибувають військові рф</text:span>
</text:h>
      <text:p text:style-name="P4">
Author: ['АРМІЯINFORM']</text:p>
      <text:p text:style-name="P4">
Time: 2023-05-29T40:00:00-04:00</text:p>
      <text:p text:style-name="P4">
Description: На полігони республіки білорусь прибувають визначені підрозділи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65432.png" text:style-name="Internet_20_link" text:visited-style-name="Visited_20_Internet_20_Link">
765432.png</text:a>
']</text:p>
      <text:p text:style-name="P4">
Tags: ['БІЛОРУСЬ', 'ГЕНШТАБ ЗС УКРАЇНИ', 'ОПЕРАТИВНА ІНФОРМАЦІЯ']</text:p>
      <text:p text:style-name="P4">
Category: News</text:p>
      <!--METADATA-->
      <text:p text:style-name="P4">
<draw:frame draw:style-name="fr1" draw:name="Image251" text:anchor-type="as-char" svg:width="6.9236in" svg:height="4.123388in" draw:z-index="0">
<draw:image xlink:href="../Images/AРМІЯINFORM/2023-05-29T40-00-00-04-00/765432.png" xlink:type="simple" xlink:show="embed" xlink:actuate="onLoad" draw:mime-type="image/png"/>
</draw:frame>
</text:p>
      <text:p text:style-name="P4">
<text:span text:style-name="T4">
<text:span text:style-name="T5">
*🔥 Ситуація щодо російського вторгнення</text:span>
</text:span>
*</text:p>
      <text:p text:style-name="P4">
На полігони республіки білорусь прибувають визначені підрозділи збройних силросійської федерація для проведення заходів бойової підготовки передвідправкою на війну в Україну.</text:p>
      <text:p text:style-name="P4">
Про це<text:a xlink:type="simple" xlink:href="https://m.facebook.com/story.php" text:style-name="Internet_20_link" text:visited-style-name="Visited_20_Internet_20_Link">
йдеться</text:a>
в оперативній інформації Генерального штабу ЗСУ.</text:p>
      <text:p text:style-name="P4">
«На Волинському та Поліському напрямках оперативна обстановка залишаєтьсясталою, ознак формування наступальних угруповань не виявлено», — уточнили уГенштабі ЗСУ.</text:p>
      <text:p text:style-name="P4">
Source: <text:a xlink:type="simple" xlink:href="https://armyinform.com.ua/2023/05/29/u-bilorus-dlya-bojovoyi-pidgotovky-prybuvayut-vijskovi-rf/" text:style-name="Internet_20_link" text:visited-style-name="Visited_20_Internet_20_Link">
https://armyinform.com.ua/2023/05/29/u-bilorus-dlya-bojovoyi-pidgotovky-prybuvayut-vijskovi-rf/</text:a>
</text:p>
      <!--NEWS-->
      <text:h text:style-name="P10" text:outline-level="1">
<text:span text:style-name="T4">
Ситуація на фронті: українські воїни за добу відбили 19 російських атак — Генштаб ЗСУ</text:span>
</text:h>
      <text:p text:style-name="P4">
Author: ['АРМІЯINFORM']</text:p>
      <text:p text:style-name="P4">
Time: 2023-05-29T41:00:00-04:00</text:p>
      <text:p text:style-name="P4">
Description: Протягом минулої доби підрозділи Сил оборони відбили 19 ворожих атак.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ca91bb-fotor-2023-4-8-6-46-17.jpg" text:style-name="Internet_20_link" text:visited-style-name="Visited_20_Internet_20_Link">
7ca91bb-fotor-2023-4-8-6-46-17.jpg</text:a>
']</text:p>
      <text:p text:style-name="P4">
Tags: ['ГЕНЕРАЛЬНИЙ ШТАБ ЗС УКРАЇНИ', 'ОПЕРАТИВНА ІНФОРМАЦІЯ']</text:p>
      <text:p text:style-name="P4">
Category: News</text:p>
      <!--METADATA-->
      <text:p text:style-name="P4">
<draw:frame draw:style-name="fr1" draw:name="Image252" text:anchor-type="as-char" svg:width="6.9236in" svg:height="3.883237in" draw:z-index="0">
<draw:image xlink:href="../Images/AРМІЯINFORM/2023-05-29T41-00-00-04-00/7ca91bb-fotor-2023-4-8-6-46-17.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Протягом минулої доби підрозділи Сил оборони відбили 19 ворожих атак.</text:p>
      <text:p text:style-name="P4">
Про це<text:a xlink:type="simple" xlink:href="https://m.facebook.com/story.php" text:style-name="Internet_20_link" text:visited-style-name="Visited_20_Internet_20_Link">
йдеться</text:a>
в оперативній інформації Генерального штабу ЗСУ.</text:p>
      <text:p text:style-name="P4">
«Противник продовжує зосереджувати основні зусилля на спробах повної окупаціїЛуганської та Донецької областей», — йдеться у повідомленні.</text:p>
      <text:p text:style-name="P4">
У районі міста Мар’їнка, зокрема, наші захисники відбили 12 атак противника.</text:p>
      <text:p text:style-name="P4">
На Куп’янському напрямку противник безуспішно наступав неподалік Масютівки, наБахмутському напрямку — північно-східніше Оріхово-Василівки та в напрямкуІванівського.</text:p>
      <text:p text:style-name="P4">
На Запорізькому та Херсонському напрямках противник продовжує вести обороннідії.</text:p>
      <text:p text:style-name="P4">
Source: <text:a xlink:type="simple" xlink:href="https://armyinform.com.ua/2023/05/29/sytuacziya-na-fronti-ukrayinski-voyiny-za-dobu-vidbyly-19-rosijskyh-atak-genshtab-zsu/" text:style-name="Internet_20_link" text:visited-style-name="Visited_20_Internet_20_Link">
https://armyinform.com.ua/2023/05/29/sytuacziya-na-fronti-ukrayinski-voyiny-za-dobu-vidbyly-19-rosijskyh-atak-genshtab-zsu/</text:a>
</text:p>
      <!--NEWS-->
      <text:h text:style-name="P10" text:outline-level="1">
<text:span text:style-name="T4">
За добу ворог завдав 97 авіаційних ударів, здійснив 39 обстрілів з РСЗВ</text:span>
</text:h>
      <text:p text:style-name="P4">
Author: ['АРМІЯINFORM']</text:p>
      <text:p text:style-name="P4">
Time: 2023-05-29T42:00:00-04:00</text:p>
      <text:p text:style-name="P4">
Description: Протягом минулої доби противник завдав 97 авіаційних ударів. Також ворог здійснив 39...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lyustratyvne-foto_large.jpg" text:style-name="Internet_20_link" text:visited-style-name="Visited_20_Internet_20_Link">
ilyustratyvne-foto_large.jpg</text:a>
']</text:p>
      <text:p text:style-name="P4">
Tags: ['ВІЙНА', 'ГЕНШТАБ ЗС УКРАЇНИ', 'ОПЕРАТИВНА ІНФОРМАЦІЯ']</text:p>
      <text:p text:style-name="P4">
Category: News</text:p>
      <!--METADATA-->
      <text:p text:style-name="P4">
<draw:frame draw:style-name="fr1" draw:name="Image253" text:anchor-type="as-char" svg:width="6.9236in" svg:height="3.893007in" draw:z-index="0">
<draw:image xlink:href="../Images/AРМІЯINFORM/2023-05-29T42-00-00-04-00/ilyustratyvne-foto_large.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Протягом минулої доби противник завдав 97 авіаційних ударів. Також ворогздійснив 39 обстрілів з реактивних систем залпового вогню по позиціях нашихвійськ та населених пунктах.</text:p>
      <text:p text:style-name="P4">
Про це<text:a xlink:type="simple" xlink:href="https://m.facebook.com/story.php" text:style-name="Internet_20_link" text:visited-style-name="Visited_20_Internet_20_Link">
йдеться</text:a>
в оперативній інформації Генерального штабу ЗСУ.</text:p>
      <text:p text:style-name="P4">
«Сьогодні вночі російські терористи завдали чергового ракетного та авіаційногоударів «шахедами» по Україні. Інформація щодо наслідків цієї терористичноїатаки наразі уточнюється», — йдеться у повідомленні.</text:p>
      <text:p text:style-name="P4">
У Генштабі ЗСУ попередили, що ймовірність завдання ракетних та авіаційнихударів по всій території України і надалі залишається високою.</text:p>
      <text:p text:style-name="P4">
Source: <text:a xlink:type="simple" xlink:href="https://armyinform.com.ua/2023/05/29/za-dobu-vorog-zavdav-97-aviaczijnyh-udariv-zdijsnyv-39-obstriliv-z-rszv/" text:style-name="Internet_20_link" text:visited-style-name="Visited_20_Internet_20_Link">
https://armyinform.com.ua/2023/05/29/za-dobu-vorog-zavdav-97-aviaczijnyh-udariv-zdijsnyv-39-obstriliv-z-rszv/</text:a>
</text:p>
      <!--NEWS-->
      <text:h text:style-name="P10" text:outline-level="1">
<text:span text:style-name="T4">
Сили оборони ліквідували за добу понад 400 окупантів, знищили 4 танки та 11 ББМ</text:span>
</text:h>
      <text:p text:style-name="P4">
Author: ['АРМІЯINFORM']</text:p>
      <text:p text:style-name="P4">
Time: 2023-05-29T43:00:00-04:00</text:p>
      <text:p text:style-name="P4">
Description: Загальні бойові втрати противника з 24.02.22 по 29.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_05-29-2023-scaled.jpg" text:style-name="Internet_20_link" text:visited-style-name="Visited_20_Internet_20_Link">
vtraty_05-29-2023-scaled.jpg</text:a>
']</text:p>
      <text:p text:style-name="P4">
Tags: ['STOPRUSSIA', 'АГРЕСІЯ РФ', 'ВТОРГНЕННЯ РФ', 'ВТРАТИ ВОРОГА', 'ГЕНЕРАЛЬНИЙ ШТАБ ЗС УКРАЇНИ']</text:p>
      <text:p text:style-name="P4">
Category: News</text:p>
      <!--METADATA-->
      <text:p text:style-name="P4">
<draw:frame draw:style-name="fr1" draw:name="Image254" text:anchor-type="as-char" svg:width="6.9236in" svg:height="6.975527in" draw:z-index="0">
<draw:image xlink:href="../Images/AРМІЯINFORM/2023-05-29T43-00-00-04-00/vtraty_05-29-2023-scaled.jpg" xlink:type="simple" xlink:show="embed" xlink:actuate="onLoad" draw:mime-type="image/jpeg"/>
</draw:frame>
</text:p>
      <text:p text:style-name="P4">
Загальні бойові втрати противника з 24.02.22 по 29.05.23 орієнтовностановлять:</text:p>
      <ul>
        <li>
<text:span text:style-name="T4">
особового складу ‒</text:span>
 207030 (+430) осіб ліквідовано  * <text:span text:style-name="T4">
танків ‒</text:span>
 3801 (+4)  * <text:span text:style-name="T4">
бойових броньованих машин ‒</text:span>
 7467 (+11)  * <text:span text:style-name="T4">
артилерійських систем ‒</text:span>
 3435 (+10)  * <text:span text:style-name="T4">
РСЗВ ‒</text:span>
 575 (+1)  * <text:span text:style-name="T4">
засоби ППО ‒</text:span>
 331 (+2)  * <text:span text:style-name="T4">
літаків ‒</text:span>
 313 (0)  * <text:span text:style-name="T4">
гелікоптерів ‒</text:span>
 298 (0)  * <text:span text:style-name="T4">
БПЛА оперативно-тактичного рівня ‒</text:span>
 3054 (+61)  * <text:span text:style-name="T4">
крилаті ракети ‒</text:span>
 1056 (0)  * <text:span text:style-name="T4">
кораблі / катери ‒</text:span>
 18 (0)  * <text:span text:style-name="T4">
автомобільної техніки та автоцистерн ‒</text:span>
 6207 (+15)  * <text:span text:style-name="T4">
спеціальна техніка ‒</text:span>
 453 (+2)</li>
      </ul>
      <text:p text:style-name="P4">
Дані уточнюються…</text:p>
      <text:p text:style-name="P4">
Бий окупанта! Разом переможемо! Наша сила <text:span text:style-name="T4">
‒</text:span>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9.05.23.</text:p>
      <text:p text:style-name="P4">
Source: <text:a xlink:type="simple" xlink:href="https://armyinform.com.ua/2023/05/29/syly-oborony-likviduvaly-za-dobu-ponad-400-okupantiv-znyshhyly-4-tanky-ta-11-bbm/" text:style-name="Internet_20_link" text:visited-style-name="Visited_20_Internet_20_Link">
https://armyinform.com.ua/2023/05/29/syly-oborony-likviduvaly-za-dobu-ponad-400-okupantiv-znyshhyly-4-tanky-ta-11-bbm/</text:a>
</text:p>
      <!--NEWS-->
      <text:h text:style-name="P10" text:outline-level="1">
<text:span text:style-name="T4">
Під час нічної атаки по Україні захисники неба знищили 67 ворожих повітряних цілей</text:span>
</text:h>
      <text:p text:style-name="P4">
Author: ['АРМІЯINFORM']</text:p>
      <text:p text:style-name="P4">
Time: 2023-05-29T44:00:00-04:00</text:p>
      <text:p text:style-name="P4">
Description: 29 травня 2023 року з 00:00 год по 05:00 год. російські окупанти атакували військ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1670993729-6450.webp" text:style-name="Internet_20_link" text:visited-style-name="Visited_20_Internet_20_Link">
1670993729-6450.webp</text:a>
']</text:p>
      <text:p text:style-name="P4">
Tags: []</text:p>
      <text:p text:style-name="P4">
Category: News</text:p>
      <!--METADATA-->
      <text:p text:style-name="P4">
<draw:frame draw:style-name="fr1" draw:name="Image255" text:anchor-type="as-char" svg:width="6.9236in" svg:height="4.604194in" draw:z-index="0">
<draw:image xlink:href="../ConvertedIMGs/AРМІЯINFORM/2023-05-29T44-00-00-04-00/1670993729-6450.png" xlink:type="simple" xlink:show="embed" xlink:actuate="onLoad" draw:mime-type="image/png"/>
</draw:frame>
</text:p>
      <text:p text:style-name="P4">
29 травня 2023 року з 00:00 год по 05:00 год. російські окупанти атакуваливійськові об’єкти та об’єкти критичної інфраструктури України крилатимиракетами та ударними дронами. Цього разу ворог випустив до 40 крилатих ракетповітряного базування Х-101/Х-555 з дев’яти літаків стратегічної авіаціїТу-95мс з району Каспійського моря.</text:p>
      <text:p text:style-name="P4">
Про це <text:a xlink:type="simple" xlink:href="https://t.me/kpszsu/2543" text:style-name="Internet_20_link" text:visited-style-name="Visited_20_Internet_20_Link">
повідомляють</text:a>
 Повітряні Сили ЗСУ.</text:p>
      <text:p text:style-name="P4">
З північного та південного напрямків противник атакував іранськими БАЛАShahed-136/131. Усього – близько 35 ударних дронів.</text:p>
      <text:p text:style-name="P4">
Протягом ночі протиповітряна оборона працювала у зонах відповідальності всіхповітряних командувань Повітряних Сил: «Центр», «Схід», «Південь» та «Захід».</text:p>
      <text:p text:style-name="P4">
Силами та засобами повітряних командувань у взаємодії із протиповітряноюобороною інших складових Сил оборони України знищено 67 повітряних цілей:</text:p>
      <text:p text:style-name="P4">
– 37 крилатих ракет Х-101/Х-555;</text:p>
      <text:p text:style-name="P4">
– 29 ударних БПЛА Shahed-136/131;</text:p>
      <text:p text:style-name="P4">
– 1 розвідувальний БПЛА оперативно-тактичного рівня.</text:p>
      <text:p text:style-name="P4">
Source: <text:a xlink:type="simple" xlink:href="https://armyinform.com.ua/2023/05/29/pid-chas-nichnoyi-ataky-zahysnyky-neba-znyshhyly-67-vorozhyh-povitryanyh-czilej-po-ukrayini/" text:style-name="Internet_20_link" text:visited-style-name="Visited_20_Internet_20_Link">
https://armyinform.com.ua/2023/05/29/pid-chas-nichnoyi-ataky-zahysnyky-neba-znyshhyly-67-vorozhyh-povitryanyh-czilej-po-ukrayini/</text:a>
</text:p>
      <!--NEWS-->
      <text:h text:style-name="P10" text:outline-level="1">
<text:span text:style-name="T4">
Керівництво рф притягнуть до відповідальності за атаки по Києву та Дніпру —  речниця ЄС</text:span>
</text:h>
      <text:p text:style-name="P4">
Author: ['АРМІЯINFORM']</text:p>
      <text:p text:style-name="P4">
Time: 2023-05-29T45:00:00-04:00</text:p>
      <text:p text:style-name="P4">
Description: Після останніх масованих повітряних атак російських окупантів на Дніпро та Київ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685301416_raketnyj-udar-rf-po-dnipru_large.jpg" text:style-name="Internet_20_link" text:visited-style-name="Visited_20_Internet_20_Link">
1685301416_raketnyj-udar-rf-po-dnipru_large.jpg</text:a>
']</text:p>
      <text:p text:style-name="P4">
Tags: ['STOPRUSSIA', 'YES', 'АГРЕСІЯ РФ', 'ВТОРГНЕННЯ РФ', 'РОСІЙСЬКІ АТАКИ']</text:p>
      <text:p text:style-name="P4">
Category: News</text:p>
      <!--METADATA-->
      <text:p text:style-name="P4">
<draw:frame draw:style-name="fr1" draw:name="Image256" text:anchor-type="as-char" svg:width="6.9236in" svg:height="4.370522in" draw:z-index="0">
<draw:image xlink:href="../Images/AРМІЯINFORM/2023-05-29T45-00-00-04-00/1685301416_raketnyj-udar-rf-po-dnipru_large.jpg" xlink:type="simple" xlink:show="embed" xlink:actuate="onLoad" draw:mime-type="image/jpeg"/>
</draw:frame>
 Ілюстративне фото</text:p>
      <text:p text:style-name="P4">
Після останніх масованих повітряних атак російських окупантів на Дніпро таКиїв у Євросоюзі пообіцяли притягнути до відповідальності керівництво країни-агресора.</text:p>
      <text:p text:style-name="P4">
Про це заявила речниця зовнішньополітичної служби ЄС Набіла Массралі у<text:a xlink:type="simple" xlink:href="https://twitter.com/NabilaEUspox/status/1662808007544131585" text:style-name="Internet_20_link" text:visited-style-name="Visited_20_Internet_20_Link">
Twitter</text:a>
.</text:p>
      <text:p text:style-name="P4">
«Варварські атаки росії тривають, вбиваючи та тероризуючи мирних жителів:напад на лікарню в Дніпрі, тепер Київ. Керівництво рф та винні будутьпритягнуті до відповідальності», — йдеться в повідомленні.</text:p>
      <text:p text:style-name="P4">
Source: <text:a xlink:type="simple" xlink:href="https://armyinform.com.ua/2023/05/29/kerivnycztvo-rf-prytyagnut-do-vidpovidalnosti-za-ataky-po-kyyevu-ta-dnipru-rechnyczya-yes/" text:style-name="Internet_20_link" text:visited-style-name="Visited_20_Internet_20_Link">
https://armyinform.com.ua/2023/05/29/kerivnycztvo-rf-prytyagnut-do-vidpovidalnosti-za-ataky-po-kyyevu-ta-dnipru-rechnyczya-yes/</text:a>
</text:p>
      <!--NEWS-->
      <text:h text:style-name="P10" text:outline-level="1">
<text:span text:style-name="T4">
В Україні хвилина мовчання</text:span>
</text:h>
      <text:p text:style-name="P4">
Author: ['АРМІЯINFORM']</text:p>
      <text:p text:style-name="P4">
Time: 2023-05-29T46: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7" text:anchor-type="as-char" svg:width="6.9236in" svg:height="3.895992in" draw:z-index="0">
<draw:image xlink:href="../Images/AРМІЯINFORM/2023-05-29T46-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29/v-ukrayini-hvylyna-movchannya/" text:style-name="Internet_20_link" text:visited-style-name="Visited_20_Internet_20_Link">
https://armyinform.com.ua/2023/05/29/v-ukrayini-hvylyna-movchannya/</text:a>
</text:p>
      <!--NEWS-->
      <text:h text:style-name="P10" text:outline-level="1">
<text:span text:style-name="T4">
Олексій Резніков закликав Австралію долучитися до міжнародної «танкової коаліції»</text:span>
</text:h>
      <text:p text:style-name="P4">
Author: ['АРМІЯINFORM']</text:p>
      <text:p text:style-name="P4">
Time: 2023-05-29T47:00:00-04:00</text:p>
      <text:p text:style-name="P4">
Description: Міністр оборони України Олексій Резніков подякував Австралії за військову допомогу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eznikov-10-1.jpg" text:style-name="Internet_20_link" text:visited-style-name="Visited_20_Internet_20_Link">
reznikov-10-1.jpg</text:a>
']</text:p>
      <text:p text:style-name="P4">
Tags: ['АВСТРАЛІЯ', 'АГРЕСІЯ РФ', 'ВТОРГНЕННЯ РФ', 'ОЛЕКСІЙ РЕЗНІКОВ', 'ОФІЦІЙНО', 'ТАНКОВА КОАЛІЦІЯ']</text:p>
      <text:p text:style-name="P4">
Category: News</text:p>
      <!--METADATA-->
      <text:p text:style-name="P4">
<draw:frame draw:style-name="fr1" draw:name="Image258" text:anchor-type="as-char" svg:width="6.9236in" svg:height="4.615733in" draw:z-index="0">
<draw:image xlink:href="../Images/AРМІЯINFORM/2023-05-29T47-00-00-04-00/reznikov-10-1.jpg" xlink:type="simple" xlink:show="embed" xlink:actuate="onLoad" draw:mime-type="image/jpeg"/>
</draw:frame>
Фото Назара Волошина</text:p>
      <text:p text:style-name="P4">
Міністр оборони України Олексій Резніков подякував Австралії за військовудопомогу для офіційного Києва та закликав Канберру долучитися до «<text:a xlink:type="simple" xlink:href="https://armyinform.com.ua/2023/02/22/vilnyj-svit-stvoryv-tankovu-koalicziyu-shhob-dopomogty-ukrayini-peremogty-v-czij-vijni-oleksij-reznikov/" text:style-name="Internet_20_link" text:visited-style-name="Visited_20_Internet_20_Link">
танковоїкоаліції»</text:a>
.</text:p>
      <text:p text:style-name="P4">
Про це глава українського оборонного відомства<text:a xlink:type="simple" xlink:href="https://twitter.com/oleksiireznikov/status/1662944820132708353" text:style-name="Internet_20_link" text:visited-style-name="Visited_20_Internet_20_Link">
написав</text:a>
 уTwitter.</text:p>
      <text:p text:style-name="P4">
«Протягом історії ви неодноразово доводили, що австралійці — нація волелюбнихвоїнів, які завжди протистоять хулігану. Ви за 15 тисяч кілометрів, але мидуже близькі у наших спільних цінностях і готовності їх захищати. Тому в першімісяці російської агресії Австралія була найбільшим контрибутором України позаНАТО», — повідомив Олексій Резніков.</text:p>
      <text:p text:style-name="P4">
Він додав, що австралійські бронетранспортери<text:a xlink:type="simple" xlink:href="https://armyinform.com.ua/2023/04/09/avstralijski-bushmaster-efektyvno-praczyuyut-na-bahmutskomu-napryamku/" text:style-name="Internet_20_link" text:visited-style-name="Visited_20_Internet_20_Link">
Bushmaster</text:a>
 є неймовірними в реальнихбойових операціях. Однак, українська боротьба за глобальну свободу ще незакінчена, і Києву все ще потрібна підтримка Австралії.</text:p>
      <text:p text:style-name="P4">
«Я закликаю вас сьогодні приєднатися до міжнародної «танкової коаліції» заУкраїну. Окрім танків, ми мали б честь отримати австралійські бронеавтомобіліHawkie. Вони б могли виявитися неоціненними для наших військ під часконтрнаступу», — зазначив Олексій Резніков.</text:p>
      <text:p text:style-name="P4">
Source: <text:a xlink:type="simple" xlink:href="https://armyinform.com.ua/2023/05/29/oleksij-reznikov-zaklykav-avstraliyu-doluchytysya-do-mizhnarodnoyi-tankovoyi-koalicziyi/" text:style-name="Internet_20_link" text:visited-style-name="Visited_20_Internet_20_Link">
https://armyinform.com.ua/2023/05/29/oleksij-reznikov-zaklykav-avstraliyu-doluchytysya-do-mizhnarodnoyi-tankovoyi-koalicziyi/</text:a>
</text:p>
      <!--NEWS-->
      <text:h text:style-name="P10" text:outline-level="1">
<text:span text:style-name="T4">
У Румунії розпочинаються багатонаціональні військові навчання Saber Guardian-23</text:span>
</text:h>
      <text:p text:style-name="P4">
Author: ['АРМІЯINFORM']</text:p>
      <text:p text:style-name="P4">
Time: 2023-05-29T48:00:00-04:00</text:p>
      <text:p text:style-name="P4">
Description: У Румунії розпочинаються масштабні багатонаціональні навчання Saber Guardian-23 за участ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g23.jpg" text:style-name="Internet_20_link" text:visited-style-name="Visited_20_Internet_20_Link">
sg23.jpg</text:a>
']</text:p>
      <text:p text:style-name="P4">
Tags: ['SABER GUARDIAN-23', 'ВІЙСЬКОВІ НАВЧАННЯ', 'РУМУНІЯ']</text:p>
      <text:p text:style-name="P4">
Category: News</text:p>
      <!--METADATA-->
      <text:p text:style-name="P4">
<draw:frame draw:style-name="fr1" draw:name="Image259" text:anchor-type="as-char" svg:width="6.9236in" svg:height="3.894525in" draw:z-index="0">
<draw:image xlink:href="../Images/AРМІЯINFORM/2023-05-29T48-00-00-04-00/sg23.jpg" xlink:type="simple" xlink:show="embed" xlink:actuate="onLoad" draw:mime-type="image/jpeg"/>
</draw:frame>
</text:p>
      <text:p text:style-name="P4">
У Румунії розпочинаються масштабні багатонаціональні навчання SaberGuardian-23 за участю 10 тисяч військових із 13 країн.</text:p>
      <text:p text:style-name="P4">
Про це <text:a xlink:type="simple" xlink:href="https://www.mapn.ro/cpresa/17965_conducerea-mapn,-la-ceremonia-de-deschidere-a-saber-guardian-23" text:style-name="Internet_20_link" text:visited-style-name="Visited_20_Internet_20_Link">
повідомляє</text:a>
 пресслужба Міністерстванаціональної оборони Румунії.</text:p>
      <text:p text:style-name="P4">
У навчаннях SG23, які триватимуть до 9 червня, візьмуть участь близько 10 000військових з Румунії, Албанії, Болгарії, Франції, Грузії, Греції, Італії,Північної Македонії, Молдови, Нідерландів, Чорногорії, Польщі, Португалії іСША. Крім того, буде задіяно понад 1 700 одиниць техніки.</text:p>
      <text:p text:style-name="P4">
Маневри Saber Guardian, започатковані в 2013 році, проводяться кожні два рокидля підвищення сумісності у широкому спектрі місій для країн-членів НАТО такраїн-партнерів. Заплановані тренувальні заходи включають маневри з форсуванняводних перешкод, тактичні навчання з бойовою стрільбою та без неї іззастосуванням техніки всіх категорій військ, десантування з парашутом, а такожзаходи зі спеціальної медичної евакуації та лікування поранених.</text:p>
      <text:p text:style-name="P4">
Source: <text:a xlink:type="simple" xlink:href="https://armyinform.com.ua/2023/05/29/u-rumuniyi-rozpochynayutsya-bagatonaczionalni-vijskovi-navchannya-saber-guardian-23/" text:style-name="Internet_20_link" text:visited-style-name="Visited_20_Internet_20_Link">
https://armyinform.com.ua/2023/05/29/u-rumuniyi-rozpochynayutsya-bagatonaczionalni-vijskovi-navchannya-saber-guardian-23/</text:a>
</text:p>
      <!--NEWS-->
      <text:h text:style-name="P10" text:outline-level="1">
<text:span text:style-name="T4">
На бойове чергування росія вивела два носії «Калібрів» — загальний залп до 16 ракет</text:span>
</text:h>
      <text:p text:style-name="P4">
Author: ['АРМІЯINFORM']</text:p>
      <text:p text:style-name="P4">
Time: 2023-05-29T49:00:00-04:00</text:p>
      <text:p text:style-name="P4">
Description: Станом на 8:30 29 травня росія вивела у Чорне море два ракетні кораблі загальним залп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6563.png" text:style-name="Internet_20_link" text:visited-style-name="Visited_20_Internet_20_Link">
6563.png</text:a>
']</text:p>
      <text:p text:style-name="P4">
Tags: ['STOPRUSSIA', 'АГРЕСІЯ РФ', 'ВТОРГНЕННЯ РФ', 'КАЛІБРИ', 'ОК «ПІВДЕНЬ»']</text:p>
      <text:p text:style-name="P4">
Category: News</text:p>
      <!--METADATA-->
      <text:p text:style-name="P4">
<draw:frame draw:style-name="fr1" draw:name="Image260" text:anchor-type="as-char" svg:width="6.9236in" svg:height="3.863616in" draw:z-index="0">
<draw:image xlink:href="../Images/AРМІЯINFORM/2023-05-29T49-00-00-04-00/6563.png" xlink:type="simple" xlink:show="embed" xlink:actuate="onLoad" draw:mime-type="image/png"/>
</draw:frame>
</text:p>
      <text:p text:style-name="P4">
Станом на 8:30 29 травня росія вивела у Чорне море два ракетні кораблізагальним залпом до 16 крилатих ракет «Калібрів».</text:p>
      <text:p text:style-name="P4">
Про це інформує Оперативне командування «Південь» у<text:a xlink:type="simple" xlink:href="https://www.facebook.com/OperationalCommandSouth/posts/pfbid0aMpJN2KNkuPbN4AEhRJdh4Ft14Zo16yJDGsmg3iE9sFVWrhUguz3gbBScJ6snexXl" text:style-name="Internet_20_link" text:visited-style-name="Visited_20_Internet_20_Link">
Фейсбуці.</text:a>
</text:p>
      <text:p text:style-name="P4">
«Ворог продовжує нарощувати присутність ракетоносіїв у Чорному морі», —йдеться в повідомленні.</text:p>
      <text:p text:style-name="P4">
Нагадаємо, що станом на 06:00 ворог<text:a xlink:type="simple" xlink:href="https://www.facebook.com/OperationalCommandSouth/posts/pfbid0Gi5dxDS2DfKP1uTvk6AstXktZMTTRZWdMFDW6UuQg1SMN9KwL5vV7y52aUSiQJT1l" text:style-name="Internet_20_link" text:visited-style-name="Visited_20_Internet_20_Link">
тримав</text:a>
на бойовому чергуванні надводний ракетоносій, спорядження якого до 8«Калібрів». У Чорному морі було 6 ворожих кораблів, в Азовському — 1.</text:p>
      <text:p text:style-name="P4">
В ОК «Південь» оцінюють рівень загрози, як досить високий та просять ненехтувати сигналами повітряної тривоги.</text:p>
      <text:p text:style-name="P4">
Source: <text:a xlink:type="simple" xlink:href="https://armyinform.com.ua/2023/05/29/na-bojove-cherguvannya-rosiya-vyvela-dva-nosiya-kalibriv-zagalnyj-zalp-do-16-raket/" text:style-name="Internet_20_link" text:visited-style-name="Visited_20_Internet_20_Link">
https://armyinform.com.ua/2023/05/29/na-bojove-cherguvannya-rosiya-vyvela-dva-nosiya-kalibriv-zagalnyj-zalp-do-16-raket/</text:a>
</text:p>
      <!--NEWS-->
      <text:h text:style-name="P10" text:outline-level="1">
<text:span text:style-name="T4">
Українські рятувальники відзвітували про виїзди на бойові пожежі</text:span>
</text:h>
      <text:p text:style-name="P4">
Author: ['АРМІЯINFORM']</text:p>
      <text:p text:style-name="P4">
Time: 2023-05-29T50:00:00-04:00</text:p>
      <text:p text:style-name="P4">
Description: Протягом минулої доби, 28 трав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61" text:anchor-type="as-char" svg:width="6.9236in" svg:height="3.888597in" draw:z-index="0">
<draw:image xlink:href="../Images/AРМІЯINFORM/2023-05-29T50-00-00-04-00/xzvev8dxadlvsx-pozhezha.jpg" xlink:type="simple" xlink:show="embed" xlink:actuate="onLoad" draw:mime-type="image/jpeg"/>
</draw:frame>
 Ілюстративне фото</text:p>
      <text:p text:style-name="P4">
Протягом минулої доби, <text:span text:style-name="T4">
28 травня,</text:span>
 підрозділи Державної служби України знадзвичайних ситуацій <text:span text:style-name="T4">
здійснили 86 виїздів</text:span>
 на ліквідацію наслідківобстрілів окупантами населених пунктів та об’єктів інфраструктури. Ліквідовано10 пожеж. Надано психологічну допомогу 111 особам.</text:p>
      <text:p text:style-name="P4">
Про це йдеться у <text:a xlink:type="simple" xlink:href="https://dsns.gov.ua/uk/news/nadzvicaini-podiyi/operativna-informaciia-dsns-shhodo-naslidkiv-vedennia-boiovix-dii-rosiiskoiu-federacijeiu-171" text:style-name="Internet_20_link" text:visited-style-name="Visited_20_Internet_20_Link">
повідомленні</text:a>
 ДСНС України.</text:p>
      <text:p text:style-name="P4">
З початку широкомасштабної агресії росії підрозділами ДСНС України здійснено96 670 виїздів на ліквідацію наслідків обстрілів, ліквідовано 14 708 пожеж,врятовано 4063 особи, надано психологічну допомогу 215 585 особам.</text:p>
      <text:p text:style-name="P4">
Source: <text:a xlink:type="simple" xlink:href="https://armyinform.com.ua/2023/05/29/ukrayinski-ryatuvalnyky-vidzvituvaly-pro-vyyizdy-na-bojovi-pozhezhi-3/" text:style-name="Internet_20_link" text:visited-style-name="Visited_20_Internet_20_Link">
https://armyinform.com.ua/2023/05/29/ukrayinski-ryatuvalnyky-vidzvituvaly-pro-vyyizdy-na-bojovi-pozhezhi-3/</text:a>
</text:p>
      <!--NEWS-->
      <text:h text:style-name="P10" text:outline-level="1">
<text:span text:style-name="T4">
Армійка Ярослава Магучіх перемогла на етапі Діамантової ліги з новим рекордом сезону</text:span>
</text:h>
      <text:p text:style-name="P4">
Author: ['Олександр Тереверко']</text:p>
      <text:p text:style-name="P4">
Time: 2023-05-29T51:00:00-04:00</text:p>
      <text:p text:style-name="P4">
Description: Одразу три армійські стрибунки у висоту стартували минулого вечора в найпрестижні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a34cc277aec9040.jpg" text:style-name="Internet_20_link" text:visited-style-name="Visited_20_Internet_20_Link">
2a34cc277aec9040.jpg</text:a>
']</text:p>
      <text:p text:style-name="P4">
Tags: ['АРМІЙСЬКИЙ СПОРТ', 'ВТОРГНЕННЯ РФ', 'ЯРОСЛАВА МАГУЧІХ']</text:p>
      <text:p text:style-name="P4">
Category: News</text:p>
      <!--METADATA-->
      <text:p text:style-name="P4">
<draw:frame draw:style-name="fr1" draw:name="Image262" text:anchor-type="as-char" svg:width="6.9236in" svg:height="3.894525in" draw:z-index="0">
<draw:image xlink:href="../Images/AРМІЯINFORM/2023-05-29T51-00-00-04-00/2a34cc277aec9040.jpg" xlink:type="simple" xlink:show="embed" xlink:actuate="onLoad" draw:mime-type="image/jpeg"/>
</draw:frame>
</text:p>
      <text:p text:style-name="P4">
Одразу три армійські стрибунки у висоту стартували минулого вечора внайпрестижніших комерційних змаганнях у легкій атлетиці в столиці МароккоРабаті: Ярослава Магучіх, Ірина Геращенко та Юлія Левченко.</text:p>
      <text:p text:style-name="P4">
Звичайно, головною фавориткою стартів була Ярослава Магучіх, яка на сьогодні єлідеркою світового рейтингу та авторкою найкращого результату сезону у світі.Конкуренцію українським армійкам у секторі для стрибків склали Ангеліна Топічіз Сербії, Надєжда Дубовіцькая з Казахстану та британка Морган Лейк.</text:p>
      <text:p text:style-name="P4">
Ярослава Магучіх пропустила стартову висоту — 1,81 м. Ірина Геращенко взяла їїз першої спроби, Юлія Левченко — з другої. Наступну — 1,87 м — Геращенкоподолала з першої спроби, а ось Левченко вона не підкорилась, і Юлія припинилазмагання.</text:p>
      <text:p text:style-name="P4">
Коли судді підійняли планку на висоту 1,91 м, в секторі з’явилася й Магучіх.Ярослава подолала її з першої спроби, Ірина Геращенко — з другої. А рештаучасників не справились із цією висотою, і стало зрозуміло, що українкирозіграють між собою «золото» та «срібло».</text:p>
      <text:p text:style-name="P4">
Наступну висоту 1,95 м Магучіх взяла з другої спроби, Геращенко не зуміла їїподолати взагалі. Отже, Ярослава стала переможницею, але не припиниластрибати. Залишившись у секторі на самоті, Магучіх заявила собі висоту 2,01 м.З першої ж спроби Ярослава легко пролетіла над планкою, чим викликала шквалоплесків глядачів. Задовольнившись результатом, армійка припинила виступи.</text:p>
      <text:p text:style-name="P4">
Перемігши на етапі Діамантової ліги, Ярослава Магучіх продемонструваланайкращий результат сезону у світі. Ярослава залишається єдиною спортсменкою усвіті, яка у 2023 році стрибала 2 метри й вище.</text:p>
      <text:p text:style-name="P4">
До речі, торік армійка теж у Рабаті виграла етап Діамантової ліги.</text:p>
      <text:p text:style-name="P4">
Source: <text:a xlink:type="simple" xlink:href="https://armyinform.com.ua/2023/05/29/armijka-yaroslava-maguchih-peremogla-na-etapi-diamantovoyi-ligy-z-novym-rekordom-sezonu/" text:style-name="Internet_20_link" text:visited-style-name="Visited_20_Internet_20_Link">
https://armyinform.com.ua/2023/05/29/armijka-yaroslava-maguchih-peremogla-na-etapi-diamantovoyi-ligy-z-novym-rekordom-sezonu/</text:a>
</text:p>
      <!--NEWS-->
      <text:h text:style-name="P10" text:outline-level="1">
<text:span text:style-name="T4">
Зранку російські війська обстрілювали прикордоння Сумщини: зафіксовано майже 30 приходів</text:span>
</text:h>
      <text:p text:style-name="P4">
Author: ['АРМІЯINFORM']</text:p>
      <text:p text:style-name="P4">
Time: 2023-05-29T52:00:00-04:00</text:p>
      <text:p text:style-name="P4">
Description: Станом на 9:00 29 травня російські військові тричі обстріляли прикордоння Сум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original-2.jpg" text:style-name="Internet_20_link" text:visited-style-name="Visited_20_Internet_20_Link">
original-2.jpg</text:a>
']</text:p>
      <text:p text:style-name="P4">
Tags: ['STOPRUSSIA', 'АГРЕСІЯ РФ', 'ВТОРГНЕННЯ РФ', 'СУМЩИНА', 'ХАРКІВСЬКИЙ ТРИБУНАЛ']</text:p>
      <text:p text:style-name="P4">
Category: News</text:p>
      <!--METADATA-->
      <text:p text:style-name="P4">
<draw:frame draw:style-name="fr1" draw:name="Image263" text:anchor-type="as-char" svg:width="6.9236in" svg:height="3.259862in" draw:z-index="0">
<draw:image xlink:href="../Images/AРМІЯINFORM/2023-05-29T52-00-00-04-00/original-2.jpg" xlink:type="simple" xlink:show="embed" xlink:actuate="onLoad" draw:mime-type="image/jpeg"/>
</draw:frame>
</text:p>
      <text:p text:style-name="P4">
Станом на 9:00 29 травня російські військові тричі обстріляли прикордонняСумської області.</text:p>
      <text:p text:style-name="P4">
Про це <text:a xlink:type="simple" xlink:href="https://t.me/ok_pivnich1/2893" text:style-name="Internet_20_link" text:visited-style-name="Visited_20_Internet_20_Link">
повідомляє</text:a>
 Оперативне командування«Північ».</text:p>
      <ul>
        <li>
З 00:50 до 01:25 зафіксовано <text:span text:style-name="T4">
16 приходів</text:span>
 , ймовірно зі ствольної артилерії, в районі н.п. Середина-Буда.  * З 03:15 до 03:25 зафіксовано <text:span text:style-name="T4">
3 приходи</text:span>
 , ймовірно зі ствольної артилерії, в районі н.п. Катеринівка.  * З 07:45 до 08:00 зафіксовано <text:span text:style-name="T4">
10 приходів</text:span>
 , ймовірно з міномету 82 мм, в районі н.п. Середина-Буда.</li>
      </ul>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5/29/zranku-rosijski-vijska-obstrilyuvaly-prykordonnya-sumshhyny-zafiksovano-majzhe-30-pryhodiv/" text:style-name="Internet_20_link" text:visited-style-name="Visited_20_Internet_20_Link">
https://armyinform.com.ua/2023/05/29/zranku-rosijski-vijska-obstrilyuvaly-prykordonnya-sumshhyny-zafiksovano-majzhe-30-pryhodiv/</text:a>
</text:p>
      <!--NEWS-->
      <text:h text:style-name="P10" text:outline-level="1">
<text:span text:style-name="T4">
Міноборони розпочало розробку змін до Положення про проходження громадянами України військової служби у ЗСУ</text:span>
</text:h>
      <text:p text:style-name="P4">
Author: ['АРМІЯINFORM']</text:p>
      <text:p text:style-name="P4">
Time: 2023-05-29T53:00:00-04:00</text:p>
      <text:p text:style-name="P4">
Description: Оборонне відомство України розпочало розробку змін до Положення про прохо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photo_2021-12-10_12-16-09.jpg" text:style-name="Internet_20_link" text:visited-style-name="Visited_20_Internet_20_Link">
photo_2021-12-10_12-16-09.jpg</text:a>
']</text:p>
      <text:p text:style-name="P4">
Tags: ['АГРЕСІЯ РФ', 'ВТОРГНЕННЯ РФ', 'МІНІСТЕРСТВО ОБОРОНИ УКРАЇНИ']</text:p>
      <text:p text:style-name="P4">
Category: News</text:p>
      <!--METADATA-->
      <text:p text:style-name="P4">
<draw:frame draw:style-name="fr1" draw:name="Image264" text:anchor-type="as-char" svg:width="6.9236in" svg:height="4.608521in" draw:z-index="0">
<draw:image xlink:href="../Images/AРМІЯINFORM/2023-05-29T53-00-00-04-00/photo_2021-12-10_12-16-09.jpg" xlink:type="simple" xlink:show="embed" xlink:actuate="onLoad" draw:mime-type="image/jpeg"/>
</draw:frame>
 Міністерство оборониУкраїни</text:p>
      <text:p text:style-name="P4">
Оборонне відомство України розпочало розробку змін до Положення пропроходження громадянами України військової служби у ЗСУ, в якому будуть чіткорозмежовані і регульовані норми проходження служби в мирний час і в особливийперіод.</text:p>
      <text:p text:style-name="P4">
Про це <text:a xlink:type="simple" xlink:href="https://t.me/ministry_of_defense_ua/7637" text:style-name="Internet_20_link" text:visited-style-name="Visited_20_Internet_20_Link">
інформує</text:a>
 Міністерствооборони України.</text:p>
      <text:p text:style-name="P4">
«Військовослужбовці призначатимуться на посади зі штатно-посадовимикатегоріями, які відповідають їхнім фактичним військовим званням. Також будутьвстановлені мінімальні і максимальні строки вислуги та перебування увійськовому званні. Призначення на вищі посади відбуватиметься за рейтинговимпринципом. Буде запроваджено проведення ротації військовослужбовців навідповідних посадах з метою набуття ними необхідного досвіду», — йдеться вповідомленні.</text:p>
      <text:p text:style-name="P4">
Зазначається, що особи, кандидатури яких двічі відхиляли від просування послужбі, будуть рекомендовані до звільнення.</text:p>
      <text:p text:style-name="P4">
<text:span text:style-name="T4">
В основі змін — стандарти кадрового менеджменту НАТО.</text:span>
</text:p>
      <text:p text:style-name="P4">
«Після розробки, погодження та розгляду КМУ проєкту змін до «Положення пропроходження громадянами України військової служби у ЗСУ», його буде поданоглаві держави для уведення в дію Указом Президента України», — зазначили уМОУ.</text:p>
      <text:p text:style-name="P4">
Source: <text:a xlink:type="simple" xlink:href="https://armyinform.com.ua/2023/05/29/minoborony-rozpochalo-rozrobku-zmin-do-polozhennya-pro-prohodzhennya-gromadyanamy-ukrayiny-vijskovoyi-sluzhby-u-zsu/" text:style-name="Internet_20_link" text:visited-style-name="Visited_20_Internet_20_Link">
https://armyinform.com.ua/2023/05/29/minoborony-rozpochalo-rozrobku-zmin-do-polozhennya-pro-prohodzhennya-gromadyanamy-ukrayiny-vijskovoyi-sluzhby-u-zsu/</text:a>
</text:p>
      <!--NEWS-->
      <text:h text:style-name="P10" text:outline-level="1">
<text:span text:style-name="T4">
Організатору суду над українськими моряками, які потрапили в полон у Керченській протоці, загрожує 15 років тюрми</text:span>
</text:h>
      <text:p text:style-name="P4">
Author: ['АРМІЯINFORM']</text:p>
      <text:p text:style-name="P4">
Time: 2023-05-29T54:00:00-04:00</text:p>
      <text:p text:style-name="P4">
Description: Під час захоплення росіянами Кримського півострову у 2014 році колишн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ovidomilo-pro-pidozru-zradniku-z-krimu-shho-organizovuvav-sudilishhe-nad-ukrainskimi-moryakami-yaki-u-2018-roci-potrapili-v-polon-u-kerchenskij-protoci.jpeg" text:style-name="Internet_20_link" text:visited-style-name="Visited_20_Internet_20_Link">
povidomilo-pro-pidozru-zradniku-z-krimu-shho-organizovuvav-sudilishhe-nad-ukrainskimi-moryakami-yaki-u-2018-roci-potrapili-v-polon-u-kerchenskij-protoci.jpeg</text:a>
']</text:p>
      <text:p text:style-name="P4">
Tags: ['STOPRUSSIA', 'АГРЕСІЯ РФ', 'ВТОРГНЕННЯ РФ', 'ДБР', 'КОЛАБОРАНТИ']</text:p>
      <text:p text:style-name="P4">
Category: News</text:p>
      <!--METADATA-->
      <text:p text:style-name="P4">
<draw:frame draw:style-name="fr1" draw:name="Image265" text:anchor-type="as-char" svg:width="6.9236in" svg:height="4.329865in" draw:z-index="0">
<draw:image xlink:href="../Images/AРМІЯINFORM/2023-05-29T54-00-00-04-00/povidomilo-pro-pidozru-zradniku-z-krimu-shho-organizovuvav-sudilishhe-nad-ukrainskimi-moryakami-yaki-u-2018-roci-potrapili-v-polon-u-kerchenskij-protoci.jpeg" xlink:type="simple" xlink:show="embed" xlink:actuate="onLoad" draw:mime-type="image/jpeg"/>
</draw:frame>
</text:p>
      <text:p text:style-name="P4">
Під час захоплення росіянами Кримського півострову у 2014 році колишнійправоохоронець-зрадник проігнорував усі вказівки свого керівництва, вирішившиперейти на бік ворога. Загарбники призначили його слідчим управління фсб рф поКриму та Севастополю.</text:p>
      <text:p text:style-name="P4">
Серед іншого, на новій посаді колаборант переслідував кримськотатарськихактивістів. У кримінальних провадженнях, які він ініціював, місцевими судамикримськотатарські релігійні організації визнавалися терористичними, а їхніхлідерів затримували та тримали в нелюдських умовах.</text:p>
      <text:p text:style-name="P4">
У 2018 році фігурант «відзначився» тим, що влаштував судилище над українськимиморяками, яких полонили росіяни в районі Керченської протоки під час їхньогопереходу з Чорного до Азовського моря. На суді він клопотав про тримання підвартою у слідчому ізоляторі всіх затриманих українців, зокрема поранених.</text:p>
      <text:p text:style-name="P4">
Колишньому українському правоохоронцю заочно повідомлено про підозру вдезертирстві та державній зраді. Санкція статті передбачає покарання у виглядіпозбавлення волі на строк до 15 років.</text:p>
      <text:p text:style-name="P4">
<text:span text:style-name="T4">
Джерело:</text:span>
 <text:a xlink:type="simple" xlink:href="https://dbr.gov.ua/news/dbr-povidomilo-pro-pidozru-zradniku-z-krimu-shho-organizovuvav-sudilishhe-nad-ukrainskimi-moryakami-yaki-u-2018-roci-potrapili-v-polon-u-kerchenskij-protoci" text:style-name="Internet_20_link" text:visited-style-name="Visited_20_Internet_20_Link">
<text:span text:style-name="T5">
ДБР</text:span>
</text:a>
</text:p>
      <text:p text:style-name="P4">
Source: <text:a xlink:type="simple" xlink:href="https://armyinform.com.ua/2023/05/29/organizatoru-sudu-nad-ukrayinskymy-moryakamy-yaki-potrapyly-v-polon-u-kerchenskij-protoczi-zagrozhuye-15-rokiv-tyurmy/" text:style-name="Internet_20_link" text:visited-style-name="Visited_20_Internet_20_Link">
https://armyinform.com.ua/2023/05/29/organizatoru-sudu-nad-ukrayinskymy-moryakamy-yaki-potrapyly-v-polon-u-kerchenskij-protoczi-zagrozhuye-15-rokiv-tyurmy/</text:a>
</text:p>
      <!--NEWS-->
      <text:h text:style-name="P10" text:outline-level="1">
<text:span text:style-name="T4">
Українські війська на Лиманському напрямку стійко утримують зайняті рубежі — Олександр Сирський</text:span>
</text:h>
      <text:p text:style-name="P4">
Author: ['АРМІЯINFORM']</text:p>
      <text:p text:style-name="P4">
Time: 2023-05-29T55:00:00-04:00</text:p>
      <text:p text:style-name="P4">
Description: На Лиманському напрямку українські частини і підрозділи продовжують стійко утрим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yrskyj.jpg" text:style-name="Internet_20_link" text:visited-style-name="Visited_20_Internet_20_Link">
syrskyj.jpg</text:a>
']</text:p>
      <text:p text:style-name="P4">
Tags: ['STOPRUSSIA', 'АГРЕСІЯ РФ', 'ВТОРГНЕННЯ РФ', 'ОЛЕКСАНДР СИРСЬКИЙ']</text:p>
      <text:p text:style-name="P4">
Category: News</text:p>
      <!--METADATA-->
      <text:p text:style-name="P4">
<draw:frame draw:style-name="fr1" draw:name="Image266" text:anchor-type="as-char" svg:width="6.9236in" svg:height="3.894525in" draw:z-index="0">
<draw:image xlink:href="../Images/AРМІЯINFORM/2023-05-29T55-00-00-04-00/syrskyj.jpg" xlink:type="simple" xlink:show="embed" xlink:actuate="onLoad" draw:mime-type="image/jpeg"/>
</draw:frame>
</text:p>
      <text:p text:style-name="P4">
На Лиманському напрямку українські частини і підрозділи продовжують стійкоутримувати зайняті рубежі та позиції.</text:p>
      <text:p text:style-name="P4">
Про це <text:a xlink:type="simple" xlink:href="https://t.me/osirskiy/92" text:style-name="Internet_20_link" text:visited-style-name="Visited_20_Internet_20_Link">
повідомив</text:a>
 командувач Східного угрупованнявійськ генерал-полковник Олександр Сирський.</text:p>
      <text:p text:style-name="P4">
Українські військові відбивають усі спроби ворога просунутися вперед в районахБілогорівка, Спірне, Новоселівське, Торське, завдають йому значних втрат вособовому складі і техніці.</text:p>
      <text:p text:style-name="P4">
«Зустрівся з командирами частин та підрозділів, які виконують завдання нанайбільш «гарячих точках» фронту. Спільно обговорили можливі сценарії розвиткуподій на цьому напрямку та поточну ситуацію на фронті», — зазначив генерал-полковник Олександр Сирський.</text:p>
      <text:p text:style-name="P4">
Він додав, що скоро настане той час, коли Україна перейде до активнихнаступальних дій, визначивши конкретні завдання на підготовку до них.</text:p>
      <text:p text:style-name="P4">
Крім того, командувач Східного угруповання військ подякував та нагородив напередовій воїнів 10-ї огшбр, 54-ї омбр, 81-ї одшбр, 95-ї одшбр, 92-ї омбр.</text:p>
      <text:p text:style-name="P4">
«Від офіцера до солдата всі з честю виконують свій обовʼязок перед українськимнародом. Пам‘ятаємо всіх, хто загинув у боях. Ми стоїмо, ми бʼємося, мипереможемо!» — наголосив генерал-полковник Олександр Сирський.</text:p>
      <text:p text:style-name="P4">
Source: <text:a xlink:type="simple" xlink:href="https://armyinform.com.ua/2023/05/29/ukrayinski-vijska-na-lymanskomu-napryamku-stijko-utrymuyut-zajnyati-rubezhi-oleksandr-syrskyj/" text:style-name="Internet_20_link" text:visited-style-name="Visited_20_Internet_20_Link">
https://armyinform.com.ua/2023/05/29/ukrayinski-vijska-na-lymanskomu-napryamku-stijko-utrymuyut-zajnyati-rubezhi-oleksandr-syrskyj/</text:a>
</text:p>
      <!--NEWS-->
      <text:h text:style-name="P10" text:outline-level="1">
<text:span text:style-name="T4">
За добу піротехніки ДСНС знешкодили майже 100 вибухонебезпечних предметів</text:span>
</text:h>
      <text:p text:style-name="P4">
Author: ['АРМІЯINFORM']</text:p>
      <text:p text:style-name="P4">
Time: 2023-05-29T56:00:00-04:00</text:p>
      <text:p text:style-name="P4">
Description: Протягом минулої доби, 28 трав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c0dcc28bebeeb3211a1b8c44265196e8.jpeg" text:style-name="Internet_20_link" text:visited-style-name="Visited_20_Internet_20_Link">
c0dcc28bebeeb3211a1b8c44265196e8.jpeg</text:a>
']</text:p>
      <text:p text:style-name="P4">
Tags: ['STOPRUSSIA', 'АГРЕСІЯ РФ', 'ВІЙНА', 'ВТОРГНЕННЯ РФ', 'ДСНС УКРАЇНИ', 'РОЗМІНУВАННЯ']</text:p>
      <text:p text:style-name="P4">
Category: News</text:p>
      <!--METADATA-->
      <text:p text:style-name="P4">
<draw:frame draw:style-name="fr1" draw:name="Image267" text:anchor-type="as-char" svg:width="6.9236in" svg:height="3.896076in" draw:z-index="0">
<draw:image xlink:href="../Images/AРМІЯINFORM/2023-05-29T56-00-00-04-00/c0dcc28bebeeb3211a1b8c44265196e8.jpeg" xlink:type="simple" xlink:show="embed" xlink:actuate="onLoad" draw:mime-type="image/jpeg"/>
</draw:frame>
 Ілюстративнефото</text:p>
      <text:p text:style-name="P4">
Протягом минулої доби, <text:span text:style-name="T4">
28 травня</text:span>
 , піротехнічні підрозділи Державноїслужби України з надзвичайних ситуацій <text:span text:style-name="T4">
41 раз</text:span>
 залучалися до виконаннязавдань з розмінування.</text:p>
      <text:p text:style-name="P4">
Про це <text:span text:style-name="T5">
<text:a xlink:type="simple" xlink:href="https://dsns.gov.ua/uk/news/nadzvicaini-podiyi/informaciia-shhodo-diialnosti-pirotexnicnix-pidrozdiliv-dsns-118"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93вибухонебезпечних</text:span>
 <text:span text:style-name="T4">
предмети.</text:span>
 Обстежено (очищено) територію площею понад<text:span text:style-name="T4">
3 гектари</text:span>
.</text:p>
      <text:p text:style-name="P4">
Найчастіше піротехнічні підрозділи працювали: на Харківщині 18 533 разів,Київщині — 7807, Донеччині — 5488, Миколаївщині — 5000, Херсонщині — 5158,Чернігівщині — 4648, Сумщині — 2080, Черкащині — 1110.</text:p>
      <text:p text:style-name="P4">
Довідково: Всього з початку широкомасштабного військового вторгненняросійської федерації на території України знешкоджено 393 126 од.вибухонебезпечних предметів та 2891 кг вибухової речовини, у тому числі 2907од. авіаційних бомб. Обстежено територію площею близько 87 274 гектарів.</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5/29/za-dobu-pirotehniky-dsns-zneshkodyly-majzhe-100-vybuhonebezpechnyh-predmetiv/" text:style-name="Internet_20_link" text:visited-style-name="Visited_20_Internet_20_Link">
https://armyinform.com.ua/2023/05/29/za-dobu-pirotehniky-dsns-zneshkodyly-majzhe-100-vybuhonebezpechnyh-predmetiv/</text:a>
</text:p>
      <!--NEWS-->
      <text:h text:style-name="P10" text:outline-level="1">
<text:span text:style-name="T4">
30 травня відбудеться брифінг щодо стану та перспектив розмінування українських водойм</text:span>
</text:h>
      <text:p text:style-name="P4">
Author: ['АРМІЯINFORM']</text:p>
      <text:p text:style-name="P4">
Time: 2023-05-29T57:00:00-04:00</text:p>
      <text:p text:style-name="P4">
Description: У вівторок, 30 травня 2023 р., об 11:00 у Military Media Center за участі начальн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970634_1472340980263112_2054601699345904249_n-e1685348043905.jpg" text:style-name="Internet_20_link" text:visited-style-name="Visited_20_Internet_20_Link">
349970634_1472340980263112_2054601699345904249_n-e1685348043905.jpg</text:a>
']</text:p>
      <text:p text:style-name="P4">
Tags: ['БРИФІНГ']</text:p>
      <text:p text:style-name="P4">
Category: News</text:p>
      <!--METADATA-->
      <text:p text:style-name="P4">
<draw:frame draw:style-name="fr1" draw:name="Image268" text:anchor-type="as-char" svg:width="6.9236in" svg:height="3.704126in" draw:z-index="0">
<draw:image xlink:href="../Images/AРМІЯINFORM/2023-05-29T57-00-00-04-00/349970634_1472340980263112_2054601699345904249_n-e1685348043905.jpg" xlink:type="simple" xlink:show="embed" xlink:actuate="onLoad" draw:mime-type="image/jpeg"/>
</draw:frame>
</text:p>
      <text:p text:style-name="P4">
У вівторок, 30 травня 2023 р., об 11:00 у<text:a xlink:type="simple" xlink:href="https://www.facebook.com/permalink.php" text:style-name="Internet_20_link" text:visited-style-name="Visited_20_Internet_20_Link">
 Military MediaCenter</text:a>
за участі начальника відділу організації роботи з гуманітарного розмінуванняДСНС України Сергія Реви відбудеться брифінг щодо стану та перспективрозмінування водойм на Київщині, Чернігівщині, інших деокупованих територіях.</text:p>
      <text:p text:style-name="P4">
Під час брифінгу буде оприлюднено статистику щодо розмінованих водойм допочатку літнього сезону та представлено дрон для підводного демінування.</text:p>
      <text:p text:style-name="P4">
Акредитація представників ЗМІ обов’язкова і триватиме до 10:00 30 травня.</text:p>
      <text:p text:style-name="P4">
Заявки на акредитацію надсилати на електронну адресу: psmodu@post.mil.gov.uaіз зазначенням прізвища, імені та по батькові журналіста, назви видання,контактного телефону.</text:p>
      <text:p text:style-name="P4">
Source: <text:a xlink:type="simple" xlink:href="https://armyinform.com.ua/2023/05/29/30-travnya-vidbudetsya-bryfing-shhodo-stanu-ta-perspektyv-rozminuvannya-ukrayinskyh-vodojm/" text:style-name="Internet_20_link" text:visited-style-name="Visited_20_Internet_20_Link">
https://armyinform.com.ua/2023/05/29/30-travnya-vidbudetsya-bryfing-shhodo-stanu-ta-perspektyv-rozminuvannya-ukrayinskyh-vodojm/</text:a>
</text:p>
      <!--NEWS-->
      <text:h text:style-name="P10" text:outline-level="1">
<text:span text:style-name="T4">
Ганна Маляр: «вагнерівці» почали виводити підрозділи з Бахмута, на їхнє місце заходить регулярна армія</text:span>
</text:h>
      <text:p text:style-name="P4">
Author: ['АРМІЯINFORM']</text:p>
      <text:p text:style-name="P4">
Time: 2023-05-29T58:00:00-04:00</text:p>
      <text:p text:style-name="P4">
Description: На Бахмутському напрямку інтенсивність наступальних дій ворога суттєво знизила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523.jpg" text:style-name="Internet_20_link" text:visited-style-name="Visited_20_Internet_20_Link">
5f6a5523.jpg</text:a>
']</text:p>
      <text:p text:style-name="P4">
Tags: ['АГРЕСІЯ РФ', 'БАХМУТСЬКИЙ НАПРЯМОК', 'ВТОРГНЕННЯ РФ', 'ГАННА МАЛЯР']</text:p>
      <text:p text:style-name="P4">
Category: News</text:p>
      <!--METADATA-->
      <text:p text:style-name="P4">
<draw:frame draw:style-name="fr1" draw:name="Image269" text:anchor-type="as-char" svg:width="6.9236in" svg:height="4.615733in" draw:z-index="0">
<draw:image xlink:href="../Images/AРМІЯINFORM/2023-05-29T58-00-00-04-00/5f6a5523.jpg" xlink:type="simple" xlink:show="embed" xlink:actuate="onLoad" draw:mime-type="image/jpeg"/>
</draw:frame>
 ГаннаМаляр. Фото: Дмитро Юрченко / АрміяInfom</text:p>
      <text:p text:style-name="P4">
На Бахмутському напрямку інтенсивність наступальних дій ворога суттєвознизилась, оскільки він здійснює заміну військ з «вагнерівців» на регулярніпідрозділи та намагається стабілізувати оборону на цьому напрямку. Нашівійська своїми діями відчутно ускладнюють ворогу цей процес.</text:p>
      <text:p text:style-name="P4">
Водночас, як<text:a xlink:type="simple" xlink:href="https://t.me/annamaliar/801" text:style-name="Internet_20_link" text:visited-style-name="Visited_20_Internet_20_Link">
 інформує</text:a>
 заступник Міністраоборони України Ганна Маляр, інтенсивність ворожих артилерійських обстрілів незменшилась.</text:p>
      <text:p text:style-name="P4">
«Бахмут. «вагнерівці» виводять свої підрозділи, на їхнє місце заходитьрегулярна армія. Наші війська контролюють околиці Бахмута у південно-західнійчастині в районі «Літак». На півночі передмістя Бахмута також відбуваєтьсязаміна ворожих підрозділів. На півдні від Бахмута ворог робить спробипосилитись та наростити армійські підрозділи», — повідомила вона.</text:p>
      <text:p text:style-name="P4">
Як зазначає Ганна Маляр, станом на вчора та сьогодні зранку просування нафлангах не здійснюється у зв‘язку з виконанням інших завдань.</text:p>
      <text:p text:style-name="P4">
Source: <text:a xlink:type="simple" xlink:href="https://armyinform.com.ua/2023/05/29/ganna-malyar-vagnerivczi-pochaly-vyvodyty-pidrozdily-z-bahmuta-na-yihnye-miscze-zahodyt-regulyarna-armiya/" text:style-name="Internet_20_link" text:visited-style-name="Visited_20_Internet_20_Link">
https://armyinform.com.ua/2023/05/29/ganna-malyar-vagnerivczi-pochaly-vyvodyty-pidrozdily-z-bahmuta-na-yihnye-miscze-zahodyt-regulyarna-armiya/</text:a>
</text:p>
      <!--NEWS-->
      <text:h text:style-name="P10" text:outline-level="1">
<text:span text:style-name="T4">
У Запоріжжі затримано агента фсб, який «наводив» російські ракети на Україну</text:span>
</text:h>
      <text:p text:style-name="P4">
Author: ['АРМІЯINFORM']</text:p>
      <text:p text:style-name="P4">
Time: 2023-05-29T59:00:00-04:00</text:p>
      <text:p text:style-name="P4">
Description: Затримано агента фсб під час спецоперації у Запоріжжі. За його наведенням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6686e3a5779b908c65372da25ece3cd-e1685345404508.jpeg" text:style-name="Internet_20_link" text:visited-style-name="Visited_20_Internet_20_Link">
56686e3a5779b908c65372da25ece3cd-e1685345404508.jpeg</text:a>
']</text:p>
      <text:p text:style-name="P4">
Tags: ['АГЕНТ ФСБ', 'АГРЕСІЯ РФ', 'ЗАПОРІЖЖЯ', 'СБУ']</text:p>
      <text:p text:style-name="P4">
Category: News</text:p>
      <!--METADATA-->
      <text:p text:style-name="P4">
<draw:frame draw:style-name="fr1" draw:name="Image270" text:anchor-type="as-char" svg:width="6.9236in" svg:height="4.379177in" draw:z-index="0">
<draw:image xlink:href="../Images/AРМІЯINFORM/2023-05-29T59-00-00-04-00/56686e3a5779b908c65372da25ece3cd-e1685345404508.jpeg" xlink:type="simple" xlink:show="embed" xlink:actuate="onLoad" draw:mime-type="image/jpeg"/>
</draw:frame>
</text:p>
      <text:p text:style-name="P4">
Затримано агента фсб під час спецоперації у Запоріжжі. За його наведеннямросійські загарбники здійснили серію ракетних ударів по місту в квітні татравні поточного року. Тоді внаслідок ворожих обстрілів загинуло 3 місцевихжителів. Також було зруйновано 30 приватних будинків і пошкоджено одне зпромислових підприємств регіону. Зловмиснику загрожує довічне ув’язнення.</text:p>
      <text:p text:style-name="P4">
Про це <text:a xlink:type="simple" xlink:href="https://ssu.gov.ua/novyny/sbu-zatrymala-kolyshnoho-deputatakomunista-zaporizkoi-miskrady-yakyi-navodyv-rosiiski-rakety-na-ukrainu" text:style-name="Internet_20_link" text:visited-style-name="Visited_20_Internet_20_Link">
повідомляє</text:a>
 Служба безпеки України.</text:p>
      <text:p text:style-name="P4">
За даними слідства, ворожим поплічником виявився палкий прихильник комунізму,який у 2001 році отримав 6 років тюрми за планування державного перевороту вУкраїні.</text:p>
      <text:p text:style-name="P4">
Після виходу «на волю» вступив до місцевого осередку забороненої компартії і у2015 році майже пів року був депутатом Запорізької міської ради. Також він бувактивним учасником прокремлівських організацій «союз радянських офіцерів» та«безсмертний полк».</text:p>
      <text:p text:style-name="P4">
Наприкінці 2022 року його завербував кадровий співробітник фсб для проведеннярозвідувально-підривної діяльності проти України. Для виконання ворожихзавдань російський агент сформував власну інформаторську мережу. До її складуввійшли колишні «однопартійці» фігуранта, які проживають у Запоріжжі. Черезних він «в темну» отримував інформацію про діючі промислові підприємства ітехнічний стан критичної інфраструктури.</text:p>
      <text:p text:style-name="P4">
Потім зрадник особисто виїжджав на місцевість і проводив приховану фото- тавідеофіксацію українських об’єктів. Отримані відомості передавав рф дляпідготовки повітряних атак по території регіону. Після ворожих ударівзловмисник «звітував» про їхні наслідки до фсб.</text:p>
      <text:p text:style-name="P4">
Під час обшуків за місцем проживання затриманого виявлено мобільні телефони,які він використовував для спілкування з російською спецслужбою. Також у ньоговилучено велику кількість забороненої комуністичної символіки.</text:p>
      <text:p text:style-name="P4">
На підставі зібраних доказів фігуранту повідомлено про підозру у державнійзраді, вчиненої в умовах воєнного стану. Наразі він перебуває під вартою.Триває розслідування для встановлення всіх обставин злочину.</text:p>
      <text:p text:style-name="P4">
Source: <text:a xlink:type="simple" xlink:href="https://armyinform.com.ua/2023/05/29/u-zaporizhzhi-zatrymano-agenta-fsb-yakyj-navodyv-rosijski-rakety-na-ukrayinu/" text:style-name="Internet_20_link" text:visited-style-name="Visited_20_Internet_20_Link">
https://armyinform.com.ua/2023/05/29/u-zaporizhzhi-zatrymano-agenta-fsb-yakyj-navodyv-rosijski-rakety-na-ukrayinu/</text:a>
</text:p>
      <!--NEWS-->
      <text:h text:style-name="P10" text:outline-level="1">
<text:span text:style-name="T4">
Мінцифри та НАТО розпочали новий етап співпраці щодо розвитку воєнних інновацій</text:span>
</text:h>
      <text:p text:style-name="P4">
Author: ['АРМІЯINFORM']</text:p>
      <text:p text:style-name="P4">
Time: 2023-05-29T60:00:00-04:00</text:p>
      <text:p text:style-name="P4">
Description: Офіційні особи та експерти з НАТО та України зустрілися в Брюсселі, щоб намітити шлях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to-5.jpg" text:style-name="Internet_20_link" text:visited-style-name="Visited_20_Internet_20_Link">
nato-5.jpg</text:a>
']</text:p>
      <text:p text:style-name="P4">
Tags: ['ВОЄННІ ІННОВАЦІЇ', 'МІНЦИФИ', 'НАТО']</text:p>
      <text:p text:style-name="P4">
Category: News</text:p>
      <!--METADATA-->
      <text:p text:style-name="P4">
<draw:frame draw:style-name="fr1" draw:name="Image271" text:anchor-type="as-char" svg:width="6.9236in" svg:height="3.894525in" draw:z-index="0">
<draw:image xlink:href="../Images/AРМІЯINFORM/2023-05-29T60-00-00-04-00/nato-5.jpg" xlink:type="simple" xlink:show="embed" xlink:actuate="onLoad" draw:mime-type="image/jpeg"/>
</draw:frame>
</text:p>
      <text:p text:style-name="P4">
Офіційні особи та експерти з НАТО та України зустрілися в Брюсселі, щобнамітити шляхи подальшої співпраці в галузі науки і технологій.</text:p>
      <text:p text:style-name="P4">
Про це<text:a xlink:type="simple" xlink:href="https://www.nato.int/cps/en/natohq/news_215006.htm" text:style-name="Internet_20_link" text:visited-style-name="Visited_20_Internet_20_Link">
повідомила</text:a>
пресслужба НАТО.</text:p>
      <text:p text:style-name="P4">
У рамках спільної робочої групи Україна-НАТО з питань наукового таекологічного співробітництва віцепрем’єр-міністр України Михайло Федоров тапомічник Генерального секретаря НАТО з питань нових викликів безпеці Девід ванВіл започаткували Інноваційний діалог високого рівня Україна-НАТО.</text:p>
      <text:p text:style-name="P4">
Інноваційний діалог має на меті розширення існуючого партнерства Україна-НАТОшляхом обміну думками щодо розвитку інноваційних екосистем як для комерційних,так і для оборонних потреб, а також шляхом обміну уроками, отриманими зУкраїни, яка продовжує захищатися від агресивної війни росії.</text:p>
      <text:p text:style-name="P4">
«Поряд з хоробрістю українців ми вшановуємо креативність, спритність тановаторство, які втілюють Збройні Сили України. НАТО підтримує Україну,зокрема в її інноваційних зусиллях. Там, де стартапи та неурядові організаціїдопомагають перемогти російських агресорів сьогодні, ми також бачимо шлях доміцної української інноваційної екосистеми в економічній відбудові завтра», —сказав помічник Генерального секретаря НАТО Девід ван Віл.</text:p>
      <text:p text:style-name="P4">
Водночас віцепрем’єр-міністр України Михайло Федоров<text:a xlink:type="simple" xlink:href="https://t.me/zedigital/3178" text:style-name="Internet_20_link" text:visited-style-name="Visited_20_Internet_20_Link">
зазначив</text:a>
, що розпочався новий етап співпраці зНАТО щодо треку воєнних інновацій.</text:p>
      <text:p text:style-name="P4">
«Альянс надаватиме експертну підтримку українським розробкам. Також працюємонад моделлю фінансування військових інновацій та над перспективами для<text:a xlink:type="simple" xlink:href="https://armyinform.com.ua/2023/04/26/v-ukrayini-zapustyly-klaster-z-rozvytku-oboronnyh-tehnologij-brave1/" text:style-name="Internet_20_link" text:visited-style-name="Visited_20_Internet_20_Link">
BRAVE1</text:a>
», — сказав Михайло Федоров.</text:p>
      <text:p text:style-name="P4">
Source: <text:a xlink:type="simple" xlink:href="https://armyinform.com.ua/2023/05/29/minczyfry-ta-nato-rozpochaly-novyj-etap-spivpraczi-shhodo-rozvytku-voyennyh-innovaczij/" text:style-name="Internet_20_link" text:visited-style-name="Visited_20_Internet_20_Link">
https://armyinform.com.ua/2023/05/29/minczyfry-ta-nato-rozpochaly-novyj-etap-spivpraczi-shhodo-rozvytku-voyennyh-innovaczij/</text:a>
</text:p>
      <!--NEWS-->
      <text:h text:style-name="P10" text:outline-level="1">
<text:span text:style-name="T4">
136 населених пунктів України обстріляла армія рф за добу</text:span>
</text:h>
      <text:p text:style-name="P4">
Author: ['АРМІЯINFORM']</text:p>
      <text:p text:style-name="P4">
Time: 2023-05-29T61:00:00-04:00</text:p>
      <text:p text:style-name="P4">
Description: Протягом минулої доби російські війська обстріляли територію 14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4792a330-6c86-4b66-81f8-cab3b1c156ae.jpg" text:style-name="Internet_20_link" text:visited-style-name="Visited_20_Internet_20_Link">
4792a330-6c86-4b66-81f8-cab3b1c156ae.jpg</text:a>
']</text:p>
      <text:p text:style-name="P4">
Tags: ['АГРЕСІЯ РФ', 'ВТОРГНЕННЯ РФ', 'ОБСТРІЛИ ІНФРАСТРУКТУРИ']</text:p>
      <text:p text:style-name="P4">
Category: News</text:p>
      <!--METADATA-->
      <text:p text:style-name="P4">
<draw:frame draw:style-name="fr1" draw:name="Image272" text:anchor-type="as-char" svg:width="6.9236in" svg:height="5.244627in" draw:z-index="0">
<draw:image xlink:href="../Images/AРМІЯINFORM/2023-05-29T61-00-00-04-00/4792a330-6c86-4b66-81f8-cab3b1c156ae.jpg" xlink:type="simple" xlink:show="embed" xlink:actuate="onLoad" draw:mime-type="image/jpeg"/>
</draw:frame>
</text:p>
      <text:p text:style-name="P4">
Протягом минулої доби російські війська обстріляли територію 14 областейУкраїни.</text:p>
      <text:p text:style-name="P4">
Про це <text:a xlink:type="simple" xlink:href="https://t.me/militarymediacenter/2073" text:style-name="Internet_20_link" text:visited-style-name="Visited_20_Internet_20_Link">
повідомляє</text:a>
 Military MediaCenter.</text:p>
      <text:p text:style-name="P4">
Із різних видів озброєння (міномети, танки, артилерія, РСЗВ, ударні БПЛА,стратегічна та тактична авіація) були обстріляні 136 населених пунктів та 48об’єктів інфраструктури.</text:p>
      <text:p text:style-name="P4">
Є поранені серед цивільного населення, кількість жертв уточнюється.</text:p>
      <text:p text:style-name="P4">
Source: <text:a xlink:type="simple" xlink:href="https://armyinform.com.ua/2023/05/29/136-naselenyh-punktiv-ukrayiny-obstrilyala-armiya-rf-za-dobu/" text:style-name="Internet_20_link" text:visited-style-name="Visited_20_Internet_20_Link">
https://armyinform.com.ua/2023/05/29/136-naselenyh-punktiv-ukrayiny-obstrilyala-armiya-rf-za-dobu/</text:a>
</text:p>
      <!--NEWS-->
      <text:h text:style-name="P10" text:outline-level="1">
<text:span text:style-name="T4">
Офіс Генпрокурора України: задокументовано понад 90 тисяч воєнних злочинів</text:span>
</text:h>
      <text:p text:style-name="P4">
Author: ['АРМІЯINFORM']</text:p>
      <text:p text:style-name="P4">
Time: 2023-05-29T62: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arcrime-29052023ua.jpg" text:style-name="Internet_20_link" text:visited-style-name="Visited_20_Internet_20_Link">
warcrime-29052023ua.jpg</text:a>
', '<text:a xlink:type="simple" xlink:href="https://armyinform.com.ua/wp-content/uploads/2023/05/warcrime-29052023en.jpg" text:style-name="Internet_20_link" text:visited-style-name="Visited_20_Internet_20_Link">
warcrime-29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73" text:anchor-type="as-char" svg:width="6.9236in" svg:height="4.448413in" draw:z-index="0">
<draw:image xlink:href="../Images/AРМІЯINFORM/2023-05-29T62-00-00-04-00/warcrime-2905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text:span>
 <text:span text:style-name="T4">
29</text:span>
 <text:span text:style-name="T4">
травня</text:span>
 зареєстровано:</text:p>
      <ul>
        <li>
90 013 воєнних злочинів,  * 17 259 злочинів проти національної безпеки України.</li>
      </ul>
      <text:p text:style-name="P4">
Крім того, за офіційними даними ювенальних прокурорів, <text:span text:style-name="T4">
1469 дітейпостраждали</text:span>
 внаслідок агресії рф, з них:</text:p>
      <ul>
        <li>
483 — дитини загинули,  * 986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74" text:anchor-type="as-char" svg:width="6.9236in" svg:height="4.448413in" draw:z-index="0">
<draw:image xlink:href="../Images/AРМІЯINFORM/2023-05-29T62-00-00-04-00/warcrime-29052023en.jpg" xlink:type="simple" xlink:show="embed" xlink:actuate="onLoad" draw:mime-type="image/jpeg"/>
</draw:frame>
</text:p>
      <text:p text:style-name="P4">
Source: <text:a xlink:type="simple" xlink:href="https://armyinform.com.ua/2023/05/29/ofis-genprokurora-ukrayiny-zadokumentovano-ponad-90-tysyach-voyennyh-zlochyniv/" text:style-name="Internet_20_link" text:visited-style-name="Visited_20_Internet_20_Link">
https://armyinform.com.ua/2023/05/29/ofis-genprokurora-ukrayiny-zadokumentovano-ponad-90-tysyach-voyennyh-zlochyniv/</text:a>
</text:p>
      <!--NEWS-->
      <text:h text:style-name="P10" text:outline-level="1">
<text:span text:style-name="T4">
Українські ветерани здолали 20-кілометровий марафон у Брюсселі</text:span>
</text:h>
      <text:p text:style-name="P4">
Author: ['Олександр Тереверко']</text:p>
      <text:p text:style-name="P4">
Time: 2023-05-29T63:00:00-04:00</text:p>
      <text:p text:style-name="P4">
Description: Минулої неділі у столиці Бельгії відбувся традиційний 20-кілометровий забіг «20km...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oto1-7.jpg" text:style-name="Internet_20_link" text:visited-style-name="Visited_20_Internet_20_Link">
foto1-7.jpg</text:a>
', '<text:a xlink:type="simple" xlink:href="https://armyinform.com.ua/wp-content/uploads/2023/05/foto2-5.jpg" text:style-name="Internet_20_link" text:visited-style-name="Visited_20_Internet_20_Link">
foto2-5.jpg</text:a>
']</text:p>
      <text:p text:style-name="P4">
Tags: ['ВЕТЕРАНИ', 'ВТОРГНЕННЯ РФ', 'ДОПОМОГА ПАРТНЕРІВ', 'СВІТ ПІДТРИМУЄ УКРАЇНУ']</text:p>
      <text:p text:style-name="P4">
Category: News</text:p>
      <!--METADATA-->
      <text:p text:style-name="P4">
<draw:frame draw:style-name="fr1" draw:name="Image275" text:anchor-type="as-char" svg:width="6.9236in" svg:height="3.513727in" draw:z-index="0">
<draw:image xlink:href="../Images/AРМІЯINFORM/2023-05-29T63-00-00-04-00/foto1-7.jpg" xlink:type="simple" xlink:show="embed" xlink:actuate="onLoad" draw:mime-type="image/jpeg"/>
</draw:frame>
</text:p>
      <text:p text:style-name="P4">
Минулої неділі у столиці Бельгії відбувся традиційний 20-кілометровий забіг«20km de Bruxelles», в якому взяли участь тисячі прихильників бігу. Середбагатолюдної ріки марафонців були й представники України — ветерани російсько-української війни Роман Кашпур та два Юрії — Козловський і Цинтилевич.</text:p>
      <text:p text:style-name="P4">
Військовослужбовець Роман Кашпур у 2019 році на фронті втратив ногу, але невтратив бажання жити, попри завдані війною каліцтва, повноцінним життям. Уцьому йому допоміг спорт. «Не здавайтесь, не опускайте рук! Вставайте ішукайте себе, пошук — це вже реабілітація», — таке життєве кредо ветерана.</text:p>
      <text:p text:style-name="P4">
Кашпур — учасник та переможець Всеукраїнських змагань проєкту «Ігри Героїв»2021 року, рекордсмен України у номінації «Тяга літака АН-26 (16 тонн) людиноюз інвалідністю». Цьогоріч Роман вже біг повну марафонську дистанцію. 23 квітнявін здолав 42 кілометри Лондонського марафону. Кашпур став першим в історіїветераном війни, який пробіг цей марафон.</text:p>
      <text:p text:style-name="P4">
Інший учасник Брюссельського забігу Юрій Козловський втратив ногу у 2016 році.Він теж учасник змагань Invictus Games, Hero Games, Murf Challenge, бувобраний до складу української збірної марафону Корпусу морської піхоти США.</text:p>
      <text:p text:style-name="P4">
Третій учасник 20-кілометрового забігу Юрій Цинтилевич у 2014 році зазнавважких поранень, захищаючи Луганський аеропорт. Багато і плідно працював надсобою, аби відновитись, і це йому завдяки настирливому характеру вдалося.</text:p>
      <text:p text:style-name="P4">
<draw:frame draw:style-name="fr1" draw:name="Image276" text:anchor-type="as-char" svg:width="6.9236in" svg:height="6.352515in" draw:z-index="0">
<draw:image xlink:href="../Images/AРМІЯINFORM/2023-05-29T63-00-00-04-00/foto2-5.jpg" xlink:type="simple" xlink:show="embed" xlink:actuate="onLoad" draw:mime-type="image/jpeg"/>
</draw:frame>
</text:p>
      <text:p text:style-name="P4">
На пресконференції «20km de Bruxelles» наші ветерани висловили сподівання, щоїхня участь у Брюссельському марафоні надихне інших захисників, які опинилисяв подібній ситуації.</text:p>
      <text:p text:style-name="P4">
«Ми завдячуємо ветеранам, які самовіддано захищають Україну та Європу відросійської агресії, — зазначила волонтер Promote Ukraine та ініціатор візитуукраїнських ветеранів до Брюсселю Яна Бровдій. — Ми намагаємось забезпечити їмпідтримку та допомогу, необхідні для повернення до цивільного життя таподолання труднощів, з якими вони стикаються під час своєї служби».</text:p>
      <text:p text:style-name="P4">
Кошти від участі українських ветеранів в Брюссельському забігу надійдуть доБлагодійного фонду «Громадянин», який допомагає військовослужбовцям зампутаціями в Україні, організовує їхнє протезування.</text:p>
      <text:p text:style-name="P4">
Source: <text:a xlink:type="simple" xlink:href="https://armyinform.com.ua/2023/05/29/ukrayinski-veterany-zdolaly-20-kilometrovyj-marafon-u-bryusseli/" text:style-name="Internet_20_link" text:visited-style-name="Visited_20_Internet_20_Link">
https://armyinform.com.ua/2023/05/29/ukrayinski-veterany-zdolaly-20-kilometrovyj-marafon-u-bryusseli/</text:a>
</text:p>
      <!--NEWS-->
      <text:h text:style-name="P10" text:outline-level="1">
<text:span text:style-name="T4">
Німеччина забезпечить безпеку саміту НАТО, розмістивши систему Patriot у Литві</text:span>
</text:h>
      <text:p text:style-name="P4">
Author: ['АРМІЯINFORM']</text:p>
      <text:p text:style-name="P4">
Time: 2023-05-29T64:00:00-04:00</text:p>
      <text:p text:style-name="P4">
Description: Міністерство оборони Німеччини заявило, що країна перемістить свої підрозділи Patriot 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atriot-1.jpg" text:style-name="Internet_20_link" text:visited-style-name="Visited_20_Internet_20_Link">
patriot-1.jpg</text:a>
']</text:p>
      <text:p text:style-name="P4">
Tags: ['ВІЛЬНЮС', 'ЗРК PATRIOT', 'НІМЕЧЧИНА', 'САМІТУ НАТО']</text:p>
      <text:p text:style-name="P4">
Category: News</text:p>
      <!--METADATA-->
      <text:p text:style-name="P4">
<draw:frame draw:style-name="fr1" draw:name="Image277" text:anchor-type="as-char" svg:width="6.9236in" svg:height="3.894525in" draw:z-index="0">
<draw:image xlink:href="../Images/AРМІЯINFORM/2023-05-29T64-00-00-04-00/patriot-1.jpg" xlink:type="simple" xlink:show="embed" xlink:actuate="onLoad" draw:mime-type="image/jpeg"/>
</draw:frame>
</text:p>
      <text:p text:style-name="P4">
Міністерство оборони Німеччини заявило, що країна перемістить свої підрозділиPatriot зі Словаччини та елементи підтримки з Польщі до Литви для захистусаміту НАТО.</text:p>
      <text:p text:style-name="P4">
Згідно із<text:a xlink:type="simple" xlink:href="https://twitter.com/BMVg_Bundeswehr/status/1662140404819542030" text:style-name="Internet_20_link" text:visited-style-name="Visited_20_Internet_20_Link">
заявою</text:a>
,Німеччина також надасть інші засоби наземного, повітряного та морськогобазування для забезпечення безпеки <text:a xlink:type="simple" xlink:href="https://armyinform.com.ua/2022/11/09/nastupnyj-samit-nato-vidbudetsya-vlitku-2023-roku-v-lytvi/" text:style-name="Internet_20_link" text:visited-style-name="Visited_20_Internet_20_Link">
саміту НАТО уВільнюсі</text:a>
, запланованого на 11-12 липня.</text:p>
      <text:p text:style-name="P4">
«Завдяки своїм різним можливостям Бундесвер зробить значний внесок узабезпечення безпеки саміту НАТО. Це ще раз показує: ми гнучкі, і коли ми вампотрібні, то можете покластися на Німеччину в Альянсі. Разом із нашимисоюзниками ми виявляємо солідарність і єдність всередині та назовні», — сказавміністр оборони ФРН Борис Пісторіус.</text:p>
      <text:p text:style-name="P4">
Нагадаємо, у квітні 2023 року Німеччина<text:a xlink:type="simple" xlink:href="https://armyinform.com.ua/2023/04/19/nimechchyna-nadala-ukrayini-chergovyj-paket-vijskovoyi-dopomogy-do-yakogo-vhodyt-zrk-patriot/" text:style-name="Internet_20_link" text:visited-style-name="Visited_20_Internet_20_Link">
надала</text:a>
 Україні ЗРКPatriot.</text:p>
      <text:p text:style-name="P4">
Source: <text:a xlink:type="simple" xlink:href="https://armyinform.com.ua/2023/05/29/nimechchyna-zabezpechyt-bezpeku-samitu-nato-rozmistyvshy-systemu-patriot-u-lytvi/" text:style-name="Internet_20_link" text:visited-style-name="Visited_20_Internet_20_Link">
https://armyinform.com.ua/2023/05/29/nimechchyna-zabezpechyt-bezpeku-samitu-nato-rozmistyvshy-systemu-patriot-u-lytvi/</text:a>
</text:p>
      <!--NEWS-->
      <text:h text:style-name="P10" text:outline-level="1">
<text:span text:style-name="T4">
У Чорному морі на бойовому чергуванні перебувають 6 ворожих кораблів — ВМС ЗСУ</text:span>
</text:h>
      <text:p text:style-name="P4">
Author: ['АРМІЯINFORM']</text:p>
      <text:p text:style-name="P4">
Time: 2023-05-29T65:00:00-04:00</text:p>
      <text:p text:style-name="P4">
Description: У Чорному морі на бойовому чергуванні перебувають 6 ворожих кораблів, серед яких д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750947_1083343686403664_7113009102742138329_n.jpg" text:style-name="Internet_20_link" text:visited-style-name="Visited_20_Internet_20_Link">
349750947_1083343686403664_7113009102742138329_n.jpg</text:a>
']</text:p>
      <text:p text:style-name="P4">
Tags: ['STOPRUSSIA', 'АГРЕСІЯ РФ', 'ВІЙНА', 'ВМС ЗС УКРАЇНИ', 'ВТОРГНЕННЯ РФ']</text:p>
      <text:p text:style-name="P4">
Category: News</text:p>
      <!--METADATA-->
      <text:p text:style-name="P4">
У Чорному морі на бойовому чергуванні перебувають 6 ворожих кораблів, середяких два носії крилатих ракет «Калібр», загальний залп до 16 ракет; вАзовському морі — 1 ворожий корабель; в Середземному морі на бойовомучергуванні перебуває до 7 ворожих кораблів, з них — 1 носій крилатих ракет«Калібр», загальний залп до 4 ракет.</text:p>
      <text:p text:style-name="P4">
Про це на своїй офіційній сторінці у Facebook<text:a xlink:type="simple" xlink:href="https://www.facebook.com/navy.mil.gov.ua/posts/pfbid02SHr6xxYLDufmzz3mPMgbFG129HiyfNbEfJj2ywae2njC5drC1PJJ8ADFJfLgoaiNl" text:style-name="Internet_20_link" text:visited-style-name="Visited_20_Internet_20_Link">
повідомляють</text:a>
Військово-Морські Сили Збройних Сил України.</text:p>
      <text:p text:style-name="P4">
<text:span text:style-name="T4">
За добу, в інтересах рф, прохід Керч-Єнікальською протокою здійснили:</text:span>
</text:p>
      <ul>
        <li>
до Азовського моря — 14 суден, з них 3 продовжили рух з протокою Босфор;  * до Чорного моря — 25 суден, з них 9 продовжили рух у напрямку протоки Босфор.</li>
      </ul>
      <text:p text:style-name="P4">
<draw:frame draw:style-name="fr1" draw:name="Image278" text:anchor-type="as-char" svg:width="6.9236in" svg:height="8.6545in" draw:z-index="0">
<draw:image xlink:href="../Images/AРМІЯINFORM/2023-05-29T65-00-00-04-00/349750947_1083343686403664_7113009102742138329_n.jpg" xlink:type="simple" xlink:show="embed" xlink:actuate="onLoad" draw:mime-type="image/jpeg"/>
</draw:frame>
</text:p>
      <text:p text:style-name="P4">
<text:span text:style-name="T4">
рф продовжує порушувати Міжнародну конвенцію з охорони людського життя наморі 1974 р. (SOLAS), вимикаючи системи автоматичної ідентифікації (AIS), нацивільних суднах в акваторії Азовського моря</text:span>
</text:p>
      <text:p text:style-name="P4">
Source: <text:a xlink:type="simple" xlink:href="https://armyinform.com.ua/2023/05/29/dva-nosiyi-raket-kalibr-trymaye-rosiya-u-chornomu-mori-zagalnyj-zalp-do-16-raket-vms-zsu/" text:style-name="Internet_20_link" text:visited-style-name="Visited_20_Internet_20_Link">
https://armyinform.com.ua/2023/05/29/dva-nosiyi-raket-kalibr-trymaye-rosiya-u-chornomu-mori-zagalnyj-zalp-do-16-raket-vms-zsu/</text:a>
</text:p>
      <!--NEWS-->
      <text:h text:style-name="P10" text:outline-level="1">
<text:span text:style-name="T4">
Ворог атакував сьогодні Україну, ймовірно, «Іскандерами» — Юрій Ігнат</text:span>
</text:h>
      <text:p text:style-name="P4">
Author: ['АРМІЯINFORM']</text:p>
      <text:p text:style-name="P4">
Time: 2023-05-29T66:00:00-04:00</text:p>
      <text:p text:style-name="P4">
Description: — Сьогодні вдень були застосовані ракети, які летять по балістичній траєк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823539.jpg" text:style-name="Internet_20_link" text:visited-style-name="Visited_20_Internet_20_Link">
2823539.jpg</text:a>
']</text:p>
      <text:p text:style-name="P4">
Tags: ['STOPRUSSIA', 'АГРЕСІЯ РФ', 'ВІЙНА', 'ВТОРГНЕННЯ РФ', 'ІСКАНДЕРИ', 'ЮРІЙ ІГНАТ']</text:p>
      <text:p text:style-name="P4">
Category: News</text:p>
      <!--METADATA-->
      <text:p text:style-name="P4">
<draw:frame draw:style-name="fr1" draw:name="Image279" text:anchor-type="as-char" svg:width="6.9236in" svg:height="4.369813in" draw:z-index="0">
<draw:image xlink:href="../Images/AРМІЯINFORM/2023-05-29T66-00-00-04-00/2823539.jpg" xlink:type="simple" xlink:show="embed" xlink:actuate="onLoad" draw:mime-type="image/jpeg"/>
</draw:frame>
Ілюстративне фото</text:p>
      <text:p text:style-name="P4">
— Сьогодні вдень були застосовані ракети, які летять по балістичнійтраєкторії. Попередньо, це були «Іскандери». Вони є різних модифікацій. Це«Іскандер-М» — балістична ракета та «Іскандер-К» — крилата. Можливо, булизастосовані і комплекси С-300 та С-400, — повідомив в ефірі телемарафону«Єдині новини» речник командування Повітряних Сил ЗСУ полковник Юрій Ігнат.</text:p>
      <text:p text:style-name="P4">
За його словами, напрямок атаки ворога був з півночі з наземних комплексів. В«Іскандерів» дальність стрільби сотні кілометрів, і вони можуть діставати добагатьох областей України.</text:p>
      <text:p text:style-name="P4">
<text:span text:style-name="T5">
Підготував Ігор Березинський</text:span>
</text:p>
      <text:p text:style-name="P4">
Source: <text:a xlink:type="simple" xlink:href="https://armyinform.com.ua/2023/05/29/vorog-atakuvav-sogodni-ukrayinu-jmovirno-iskanderamy-yurij-ignat/" text:style-name="Internet_20_link" text:visited-style-name="Visited_20_Internet_20_Link">
https://armyinform.com.ua/2023/05/29/vorog-atakuvav-sogodni-ukrayinu-jmovirno-iskanderamy-yurij-ignat/</text:a>
</text:p>
      <!--NEWS-->
      <text:h text:style-name="P10" text:outline-level="1">
<text:span text:style-name="T4">
Міноборони в День пам’яті ветеранів США подякувало американському народу за надзвичайну підтримку України</text:span>
</text:h>
      <text:p text:style-name="P4">
Author: ['АРМІЯINFORM']</text:p>
      <text:p text:style-name="P4">
Time: 2023-05-29T67:00:00-04:00</text:p>
      <text:p text:style-name="P4">
Description: Сьогодні у США відзначають День пам’яті ветеранів, які загинули у всіх війнах і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inoborony-den-pamyati-veteraniv-ssha.jpg" text:style-name="Internet_20_link" text:visited-style-name="Visited_20_Internet_20_Link">
minoborony-den-pamyati-veteraniv-ssha.jpg</text:a>
']</text:p>
      <text:p text:style-name="P4">
Tags: ['STOPRUSSIA', 'АГРЕСІЯ РФ', 'ВЕТЕРАНИ США', 'ВТОРГНЕННЯ РФ', "ДЕНЬ ПАМ'ЯТІ", 'МІНІСТЕРСТВО ОБОРОНИ УКРАЇНИ']</text:p>
      <text:p text:style-name="P4">
Category: News</text:p>
      <!--METADATA-->
      <text:p text:style-name="P4">
<draw:frame draw:style-name="fr1" draw:name="Image280" text:anchor-type="as-char" svg:width="6.9236in" svg:height="6.9236in" draw:z-index="0">
<draw:image xlink:href="../Images/AРМІЯINFORM/2023-05-29T67-00-00-04-00/minoborony-den-pamyati-veteraniv-ssha.jpg" xlink:type="simple" xlink:show="embed" xlink:actuate="onLoad" draw:mime-type="image/jpeg"/>
</draw:frame>
</text:p>
      <text:p text:style-name="P4">
Сьогодні у США відзначають День пам’яті ветеранів, які загинули у всіх війнахі збройних конфліктах, в яких Сполучені Штати захищали свободу та демократію.</text:p>
      <text:p text:style-name="P4">
Міністерство оборони України на своїй офіційній сторінці у<text:a xlink:type="simple" xlink:href="https://www.facebook.com/MinistryofDefence.UA/posts/pfbid0p13WDb1edh1s9QE32837XiTUyWdFoqEMoFXS7TnFWk7ucMR2i7u4jMuDw2LkWQFhl" text:style-name="Internet_20_link" text:visited-style-name="Visited_20_Internet_20_Link">
Facebook</text:a>
відзначило, що американське суспільство вважає громадянським обов’язкомпам’ятати всіх, хто передчасно пішов з життя, борючись за демократичні ідеали,якими славиться цей народ.</text:p>
      <text:p text:style-name="P4">
«Разом з дружнім американським народом вшановуємо сміливість, рішучість тажертовність полеглих воїнів США. Водночас згадуємо та схиляємо голови передхоробрістю та героїзмом українських оборонців, які віддали життя, захищаючиУкраїну від російського агресора. Вдячні американським друзям за надзвичайнупідтримку України у нашій боротьбі за незалежність», — йдеться в повідомленніМіноборони.</text:p>
      <text:p text:style-name="P4">
Source: <text:a xlink:type="simple" xlink:href="https://armyinform.com.ua/2023/05/29/minoborony-u-den-pamyati-veteraniv-ssha-podyakuvalo-amerykanskomu-narodu-za-nadzvychajnu-pidtrymku-ukrayiny/" text:style-name="Internet_20_link" text:visited-style-name="Visited_20_Internet_20_Link">
https://armyinform.com.ua/2023/05/29/minoborony-u-den-pamyati-veteraniv-ssha-podyakuvalo-amerykanskomu-narodu-za-nadzvychajnu-pidtrymku-ukrayiny/</text:a>
</text:p>
      <!--NEWS-->
      <text:h text:style-name="P10" text:outline-level="1">
<text:span text:style-name="T4">
Спецпідрозділ ГУР МО «Артан» готовий до бою</text:span>
</text:h>
      <text:p text:style-name="P4">
Author: ['АРМІЯINFORM']</text:p>
      <text:p text:style-name="P4">
Time: 2023-05-29T68:00:00-04:00</text:p>
      <text:p text:style-name="P4">
Description: Про це повідомляє ГУР МО України.  Зброя у наших руках, поклик хороброго серця рухає н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text:p>
      <text:p text:style-name="P4">
Category: News</text:p>
      <!--METADATA-->
      <text:p text:style-name="P4">
Про це <text:a xlink:type="simple" xlink:href="https://www.youtube.com/watch" text:style-name="Internet_20_link" text:visited-style-name="Visited_20_Internet_20_Link">
повідомляє</text:a>
 ГУР МОУкраїни.</text:p>
      <text:p text:style-name="P4">
Зброя у наших руках, поклик хороброго серця рухає нас уперед.</text:p>
      <text:p text:style-name="P4">
Source: <text:a xlink:type="simple" xlink:href="https://armyinform.com.ua/2023/05/29/speczpidrozdil-gur-mo-artan-gotovyj-do-boyu/" text:style-name="Internet_20_link" text:visited-style-name="Visited_20_Internet_20_Link">
https://armyinform.com.ua/2023/05/29/speczpidrozdil-gur-mo-artan-gotovyj-do-boyu/</text:a>
</text:p>
      <!--NEWS-->
      <text:h text:style-name="P10" text:outline-level="1">
<text:span text:style-name="T4">
Конвенція посилить співробітництво держав у розслідуванні злочину геноциду, злочинів проти людяності та воєнних злочинів</text:span>
</text:h>
      <text:p text:style-name="P4">
Author: ['АРМІЯINFORM']</text:p>
      <text:p text:style-name="P4">
Time: 2023-05-29T69:00:00-04:00</text:p>
      <text:p text:style-name="P4">
Description: Нещодавно в м. Любляна, Республіка Словенія, завершила свою роботу Дипломатич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udra.jpg" text:style-name="Internet_20_link" text:visited-style-name="Visited_20_Internet_20_Link">
mudra.jpg</text:a>
']</text:p>
      <text:p text:style-name="P4">
Tags: ['STOPRUSSIA', 'АГРЕСІЯ РФ', 'ВІЙНА', 'ВОЄННІ ЗЛОЧИНИ', 'ВТОРГНЕННЯ РФ', 'ЗЛОЧИНИ ПРОТИ ЛЮДЯНОСТІ', 'МІЖНАРОДНЕ СПІВРОБІТНИЦТВО']</text:p>
      <text:p text:style-name="P4">
Category: News</text:p>
      <!--METADATA-->
      <text:p text:style-name="P4">
<draw:frame draw:style-name="fr1" draw:name="Image281" text:anchor-type="as-char" svg:width="6.9236in" svg:height="4.615733in" draw:z-index="0">
<draw:image xlink:href="../Images/AРМІЯINFORM/2023-05-29T69-00-00-04-00/mudra.jpg" xlink:type="simple" xlink:show="embed" xlink:actuate="onLoad" draw:mime-type="image/jpeg"/>
</draw:frame>
</text:p>
      <text:p text:style-name="P4">
Нещодавно в м. Любляна, Республіка Словенія, завершила свою роботуДипломатична конференція щодо підготовки та прийняття Конвенції про міжнароднеспівробітництво в розслідуванні та переслідуванні за злочин геноциду, злочинипроти людяності, воєнні злочини та інші міжнародні злочини, організована врамках міжнародної ініціативи MLA-initiative, започаткованої шістьма державами(Словенія, Нідерланди, Бельгія, Аргентина, Монголія, Сенегал) у 2011 році іпідтриманою ще 80.</text:p>
      <text:p text:style-name="P4">
Про це йдеться у <text:a xlink:type="simple" xlink:href="https://www.kmu.gov.ua/news/iryna-mudra-pryiniattia-novoi-konventsii-maie-posylyty-spivrobitnytstvo-derzhav-u-rozsliduvanni-ta-pokaranni-za-zlochyn-henotsydu-zlochyny-proty-liudianosti-voienni-zlochyny" text:style-name="Internet_20_link" text:visited-style-name="Visited_20_Internet_20_Link">
повідомленні</text:a>
 на Єдиному вебпорталі органів виконавчої влади України.</text:p>
      <text:p text:style-name="P4">
У ході роботи делегація України на чолі із заступником Міністра юстиції ІриноюМудрою разом із делегаціями 52 інших держав-учасниць і 16 держав-спостерігачівобговорили й узгодили текст нового багатостороннього міжнародного договору, щомає стати глобальним інструментом у міжнародній боротьбі з безкарністю осіб,які вчинили найбільш тяжкі злочини в порушення міжнародного права іміжнародного гуманітарного права.</text:p>
      <text:p text:style-name="P4">
З набранням чинності Конвенцією буде запроваджено сучасний комплексниймеханізм для міжнародного співробітництва у кримінальних справах, що сприятимепритягненню до кримінальної відповідальності за злочин геноциду, злочини протилюдяності та воєнні злочини.</text:p>
      <text:p text:style-name="P4">
Співпраця на підставі Конвенції охоплює отримання судами, органами досудовогорозслідування і прокуратури міжнародної правової допомоги при збираннідоказів, а також можливість здійснювати екстрадицію осіб, які є підозрюванимичи засудженими за такі злочини і намагаються уникнути кримінальноївідповідальності, переховуючись за кордоном, і передачу засуджених осіб.</text:p>
      <text:p text:style-name="P4">
За словами Ірини Мудрої, приєднання України до Конвенції та інших держав-розробниць дозволить забезпечити ефективне співробітництво компетентнихорганів України під час кримінальних проваджень з розслідування геноциду,злочинів проти людяності, воєнних злочинів, скоєних на території нашої державипід час російської війни проти України, отримання міжнародної правовоїдопомоги і здійснення екстрадиції воєнних злочинців як з Європейськогоконтиненту, так і з держав Азії, Африки і Південної та Північної Америки.</text:p>
      <text:p text:style-name="P4">
Конвенція буде відкрита для підписання у січні 2024 року у м. Гаага(Нідерланди).</text:p>
      <text:p text:style-name="P4">
Також під час перебування в Словенії заступником Міністра юстиції УкраїниІриною Мудрою було проведено робочі зустрічі з Державним секретаремМіністерства юстиції Словенії Ігорем Шолтесом та Державним секретаремМіністерства закордонних справ Словенії Марко Штучиним.</text:p>
      <text:p text:style-name="P4">
Наголосили на необхідності продовження підтримки притягнення росії довідповідальності, включаючи створення Спеціального трибуналу щодо агресії,Міжнародного компенсаційного механізму та конфіскації російських активів.</text:p>
      <text:p text:style-name="P4">
Source: <text:a xlink:type="simple" xlink:href="https://armyinform.com.ua/2023/05/29/konvencziya-posylyt-spivrobitnycztvo-derzhav-u-rozsliduvanni-zlochynu-genoczydu-zlochyniv-proty-lyudyanosti-ta-voyennyh-zlochyniv/" text:style-name="Internet_20_link" text:visited-style-name="Visited_20_Internet_20_Link">
https://armyinform.com.ua/2023/05/29/konvencziya-posylyt-spivrobitnycztvo-derzhav-u-rozsliduvanni-zlochynu-genoczydu-zlochyniv-proty-lyudyanosti-ta-voyennyh-zlochyniv/</text:a>
</text:p>
      <!--NEWS-->
      <text:h text:style-name="P10" text:outline-level="1">
<text:span text:style-name="T4">
Сили ППО знищили 11 «Іскандерів», якими сьогодні атакували Київщину</text:span>
</text:h>
      <text:p text:style-name="P4">
Author: ['АРМІЯINFORM']</text:p>
      <text:p text:style-name="P4">
Time: 2023-05-29T70:00:00-04:00</text:p>
      <text:p text:style-name="P4">
Description: Сьогодні, 29 травня, близько 11:30 противник вдруге за добу здійснив ракетний удар 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ppo.jpg" text:style-name="Internet_20_link" text:visited-style-name="Visited_20_Internet_20_Link">
ppo.jpg</text:a>
']</text:p>
      <text:p text:style-name="P4">
Tags: ['АГРЕСІЯ РФ', 'ВАЛЕРІЙ ЗАЛУЖНИЙ', 'ВТОРГНЕННЯ РФ', 'КИЇВЩИНА', 'ОТРК ІСКАНДЕР-М']</text:p>
      <text:p text:style-name="P4">
Category: News</text:p>
      <!--METADATA-->
      <text:p text:style-name="P4">
<draw:frame draw:style-name="fr1" draw:name="Image282" text:anchor-type="as-char" svg:width="6.9236in" svg:height="3.899934in" draw:z-index="0">
<draw:image xlink:href="../Images/AРМІЯINFORM/2023-05-29T70-00-00-04-00/ppo.jpg" xlink:type="simple" xlink:show="embed" xlink:actuate="onLoad" draw:mime-type="image/jpeg"/>
</draw:frame>
</text:p>
      <text:p text:style-name="P4">
Сьогодні, 29 травня, близько 11:30 противник<text:a xlink:type="simple" xlink:href="https://armyinform.com.ua/2023/05/29/pid-chas-nichnoyi-ataky-zahysnyky-neba-znyshhyly-67-vorozhyh-povitryanyh-czilej-po-ukrayini/" text:style-name="Internet_20_link" text:visited-style-name="Visited_20_Internet_20_Link">
вдруге</text:a>
 за добуздійснив ракетний удар по території України. Він атакував Київщинубалістичними та крилатими ракетами наземного базування з ОТРК «Іскандер».</text:p>
      <text:p text:style-name="P4">
Про це <text:a xlink:type="simple" xlink:href="https://t.me/CinCAFU/507" text:style-name="Internet_20_link" text:visited-style-name="Visited_20_Internet_20_Link">
написав</text:a>
 Головнокомандувач Збройних СилУкраїни генерал Валерій Залужний у телеграм-каналі.</text:p>
      <text:p text:style-name="P4">
«Загалом випущено 11 ракет: «Іскандер-М» та «Іскандер-К» з північногонапрямку. Силами та засобами протиповітряної оборони усі цілі знищено», —зазначив генерал Валерій Залужний.</text:p>
      <text:p text:style-name="P4">
Source: <text:a xlink:type="simple" xlink:href="https://armyinform.com.ua/2023/05/29/syly-ppo-znyshhyly-11-iskanderiv-yakymy-atakuvaly-kyyivshhynu/" text:style-name="Internet_20_link" text:visited-style-name="Visited_20_Internet_20_Link">
https://armyinform.com.ua/2023/05/29/syly-ppo-znyshhyly-11-iskanderiv-yakymy-atakuvaly-kyyivshhynu/</text:a>
</text:p>
      <!--NEWS-->
      <text:h text:style-name="P10" text:outline-level="1">
<text:span text:style-name="T4">
11 років проведе за гратами одеситка, яка збирала гроші для окупантів</text:span>
</text:h>
      <text:p text:style-name="P4">
Author: ['АРМІЯINFORM']</text:p>
      <text:p text:style-name="P4">
Time: 2023-05-29T71:00:00-04:00</text:p>
      <text:p text:style-name="P4">
Description: Зібрано беззаперечні докази про ворожу пособницю, яка налагодила канал фінанс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9_12-01-40.jpg" text:style-name="Internet_20_link" text:visited-style-name="Visited_20_Internet_20_Link">
photo_2023-05-29_12-01-40.jpg</text:a>
']</text:p>
      <text:p text:style-name="P4">
Tags: ['STOPRUSSIA', 'АГРЕСІЯ РФ', 'ВТОРГНЕННЯ РФ', 'КОЛАБОРАНТИ', 'СБУ']</text:p>
      <text:p text:style-name="P4">
Category: News</text:p>
      <!--METADATA-->
      <text:p text:style-name="P4">
<draw:frame draw:style-name="fr1" draw:name="Image283" text:anchor-type="as-char" svg:width="6.9236in" svg:height="4.609964in" draw:z-index="0">
<draw:image xlink:href="../Images/AРМІЯINFORM/2023-05-29T71-00-00-04-00/photo_2023-05-29_12-01-40.jpg" xlink:type="simple" xlink:show="embed" xlink:actuate="onLoad" draw:mime-type="image/jpeg"/>
</draw:frame>
</text:p>
      <text:p text:style-name="P4">
Зібрано беззаперечні докази про ворожу пособницю, яка налагодила каналфінансування бойовиків «днр». Її затримано під час контрдиверсійних заходів наОдещині у грудні минулого року.</text:p>
      <text:p text:style-name="P4">
За даними слідства, зловмисницею є місцева жителька. Її двоє родичів у 2016році вступили до лав терористичного угруповання «днр спарта» і воювали протисил АТО/ООС на сході України. На початку широкомасштабного вторгнення обидвабойовики увійшли до складу регулярних підрозділів південного військовогоокругу зс рф і брали участь у захопленні Маріуполя і частини Херсонщини.</text:p>
      <text:p text:style-name="P4">
Дізнавшись про низький рівень матеріально-технічного забезпечення родичів-окупантів, жінка добровільно організувала для них збір коштів. Для цього вгрупах у месенджерах та заборонених соцмережах «вконтакте» і «одноклассники»розміщувала повідомлення із закликами про грошову допомогу загарбникам.</text:p>
      <text:p text:style-name="P4">
Додатково вона прикріплювала фото із реквізитами російської банківськоїкартки, яка належала співмешканці воюючого родича.</text:p>
      <text:p text:style-name="P4">
На основі зібраних доказів суд визнав зловмисницю винною у пособництвідержаві-агресору і призначив їй 11 років та 4 місяці ув’язнення з конфіскацієюмайна.</text:p>
      <text:p text:style-name="P4">
<text:span text:style-name="T4">
Джерело:</text:span>
 <text:span text:style-name="T5">
<text:a xlink:type="simple" xlink:href="https://t.me/SBUkr/8453" text:style-name="Internet_20_link" text:visited-style-name="Visited_20_Internet_20_Link">
СБУ</text:a>
</text:span>
</text:p>
      <text:p text:style-name="P4">
Source: <text:a xlink:type="simple" xlink:href="https://armyinform.com.ua/2023/05/29/11-rokiv-tyurmy-otrymala-odesytka-yaka-organizuvala-zbir-groshej-dlya-okupantiv/" text:style-name="Internet_20_link" text:visited-style-name="Visited_20_Internet_20_Link">
https://armyinform.com.ua/2023/05/29/11-rokiv-tyurmy-otrymala-odesytka-yaka-organizuvala-zbir-groshej-dlya-okupantiv/</text:a>
</text:p>
      <!--NEWS-->
      <text:h text:style-name="P10" text:outline-level="1">
<text:span text:style-name="T4">
У Польщі відбувається бойова медична підготовка українських військових</text:span>
</text:h>
      <text:p text:style-name="P4">
Author: ['АРМІЯINFORM']</text:p>
      <text:p text:style-name="P4">
Time: 2023-05-29T72:00:00-04:00</text:p>
      <text:p text:style-name="P4">
Description: Військовослужбовці ЗСУ проходять спеціалізовану бойову медичну підготовку в Польщ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edical03.jpg" text:style-name="Internet_20_link" text:visited-style-name="Visited_20_Internet_20_Link">
medical03.jpg</text:a>
', '<text:a xlink:type="simple" xlink:href="https://armyinform.com.ua/wp-content/uploads/2023/05/medical02-1-150x150.jpg" text:style-name="Internet_20_link" text:visited-style-name="Visited_20_Internet_20_Link">
medical02-1-150x150.jpg</text:a>
', '<text:a xlink:type="simple" xlink:href="https://armyinform.com.ua/wp-content/uploads/2023/05/medical01-150x150.jpg" text:style-name="Internet_20_link" text:visited-style-name="Visited_20_Internet_20_Link">
medical01-150x150.jpg</text:a>
']</text:p>
      <text:p text:style-name="P4">
Tags: ['ДОПОМОГА ПАРТНЕРІВ', 'МЕДИЧНА ПІДГОТОВКА', 'НАВЧАННЯ ВІЙСЬКОВИХ', 'ПОЛЬЩА', 'СВІТ ПІДТРИМУЄ УКРАЇНУ']</text:p>
      <text:p text:style-name="P4">
Category: News</text:p>
      <!--METADATA-->
      <text:p text:style-name="P4">
<draw:frame draw:style-name="fr1" draw:name="Image284" text:anchor-type="as-char" svg:width="6.9236in" svg:height="3.894525in" draw:z-index="0">
<draw:image xlink:href="../Images/AРМІЯINFORM/2023-05-29T72-00-00-04-00/medical03.jpg" xlink:type="simple" xlink:show="embed" xlink:actuate="onLoad" draw:mime-type="image/jpeg"/>
</draw:frame>
</text:p>
      <text:p text:style-name="P4">
Військовослужбовці ЗСУ проходять спеціалізовану бойову медичну підготовку вПольщі.</text:p>
      <text:p text:style-name="P4">
Про це<text:a xlink:type="simple" xlink:href="https://www.facebook.com/GeneralStaff.ua/posts/pfbid0yZwUp7BRqcw9gRZe2jEbbF52wnAbLhMAXM2HJZcjHcLRZrPRfXbbhz8J9CsU2iCvl" text:style-name="Internet_20_link" text:visited-style-name="Visited_20_Internet_20_Link">
повідомляє</text:a>
Генеральний штаб ЗСУ.</text:p>
      <text:p text:style-name="P4">
Навчання згідно зі стандартом «Тактична допомога пораненим в умовах бойовихдій» відбуваються під керівництвом комбат-медиків інструкторів збройних силКанади, Великої Британії та Польщі в рамках навчальної операції Збройних силКанади та операції Orbital.</text:p>
      <text:p text:style-name="P4">
На курсі українські військові навчаться надавати критичну рятувальну допомогусвоїм побратимам та посестрам.</text:p>
      <text:p text:style-name="P4">
<text:a xlink:type="simple" xlink:href="https://armyinform.com.ua/wp-content/uploads/2023/05/medical02-1.jpg" text:style-name="Internet_20_link" text:visited-style-name="Visited_20_Internet_20_Link">
<draw:frame draw:style-name="fr1" draw:name="Image285" text:anchor-type="as-char" svg:width="6.9236in" svg:height="6.9236in" draw:z-index="0">
<draw:image xlink:href="../Images/AРМІЯINFORM/2023-05-29T72-00-00-04-00/medical02-1-150x150.jpg" xlink:type="simple" xlink:show="embed" xlink:actuate="onLoad" draw:mime-type="image/jpeg"/>
</draw:frame>
</text:a>
</text:p>
      <text:p text:style-name="P4">
<text:a xlink:type="simple" xlink:href="https://armyinform.com.ua/wp-content/uploads/2023/05/medical01.jpg" text:style-name="Internet_20_link" text:visited-style-name="Visited_20_Internet_20_Link">
<draw:frame draw:style-name="fr1" draw:name="Image286" text:anchor-type="as-char" svg:width="6.9236in" svg:height="6.9236in" draw:z-index="0">
<draw:image xlink:href="../Images/AРМІЯINFORM/2023-05-29T72-00-00-04-00/medical01-150x150.jpg" xlink:type="simple" xlink:show="embed" xlink:actuate="onLoad" draw:mime-type="image/jpeg"/>
</draw:frame>
</text:a>
</text:p>
      <text:p text:style-name="P4">
Військовослужбовці Збройних Сил України також зможуть передати набуті ціннізнання та досвід іншим воїнам, продовжуючи боротьбу з незаконним вторгненнямросії.</text:p>
      <text:p text:style-name="P4">
Source: <text:a xlink:type="simple" xlink:href="https://armyinform.com.ua/2023/05/29/u-polshhi-vidbuvayetsya-bojova-medychna-pidgotovka-ukrayinskyh-vijskovyh/" text:style-name="Internet_20_link" text:visited-style-name="Visited_20_Internet_20_Link">
https://armyinform.com.ua/2023/05/29/u-polshhi-vidbuvayetsya-bojova-medychna-pidgotovka-ukrayinskyh-vijskovyh/</text:a>
</text:p>
      <!--NEWS-->
      <text:h text:style-name="P10" text:outline-level="1">
<text:span text:style-name="T4">
Глава держави під час розмови з Хун Сеном відзначив підготовку в Камбоджі українських спеціалістів з розмінування</text:span>
</text:h>
      <text:p text:style-name="P4">
Author: ['АРМІЯINFORM']</text:p>
      <text:p text:style-name="P4">
Time: 2023-05-29T73:00:00-04:00</text:p>
      <text:p text:style-name="P4">
Description: Президент України Володимир Зеленський провів телефонну розмову з Премʼєр-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f7b39cd-52ec-4463-a371-7dd4e2dc0678.jpg" text:style-name="Internet_20_link" text:visited-style-name="Visited_20_Internet_20_Link">
2f7b39cd-52ec-4463-a371-7dd4e2dc0678.jpg</text:a>
']</text:p>
      <text:p text:style-name="P4">
Tags: ['ВОЛОДИМИР ЗЕЛЕНСЬКИЙ', 'ПРЕЗИДЕНТ УКРАЇНИ', 'ПРЕМʼЄР-МІНІСТР КАМБОДЖІ', 'ХУН СЕН']</text:p>
      <text:p text:style-name="P4">
Category: News</text:p>
      <!--METADATA-->
      <text:p text:style-name="P4">
<draw:frame draw:style-name="fr1" draw:name="Image287" text:anchor-type="as-char" svg:width="6.9236in" svg:height="4.615733in" draw:z-index="0">
<draw:image xlink:href="../Images/AРМІЯINFORM/2023-05-29T73-00-00-04-00/2f7b39cd-52ec-4463-a371-7dd4e2dc0678.jpg" xlink:type="simple" xlink:show="embed" xlink:actuate="onLoad" draw:mime-type="image/jpeg"/>
</draw:frame>
</text:p>
      <text:p text:style-name="P4">
Президент України Володимир Зеленський провів телефонну розмову з Премʼєр-міністром Камбоджі Хун Сеном. Під час розмови глава держави подякував урядуКамбоджі за принципову позицію щодо підтримки суверенітету та територіальноїцілісності України.</text:p>
      <text:p text:style-name="P4">
Про це <text:a xlink:type="simple" xlink:href="https://t.me/V_Zelenskiy_official/6403" text:style-name="Internet_20_link" text:visited-style-name="Visited_20_Internet_20_Link">
написав</text:a>
 Президент України уТелеграм-каналі.</text:p>
      <text:p text:style-name="P4">
«Відзначив підготовку Камбоджею українських спеціалістів із розмінування.Сподіваюсь на продовження цієї співпраці. Розповів про українську формулу мирута запросив Камбоджу приєднатися до конкретних кроків щодо її реалізації», —зазначив Президент.</text:p>
      <text:p text:style-name="P4">
Source: <text:a xlink:type="simple" xlink:href="https://armyinform.com.ua/2023/05/29/glava-derzhavy-u-rozmovi-z-hun-senom-vidznachyv-pidgotovku-u-kambodzhi-ukrayinskyh-speczialistiv-iz-rozminuvannya/" text:style-name="Internet_20_link" text:visited-style-name="Visited_20_Internet_20_Link">
https://armyinform.com.ua/2023/05/29/glava-derzhavy-u-rozmovi-z-hun-senom-vidznachyv-pidgotovku-u-kambodzhi-ukrayinskyh-speczialistiv-iz-rozminuvannya/</text:a>
</text:p>
      <!--NEWS-->
      <text:h text:style-name="P10" text:outline-level="1">
<text:span text:style-name="T4">
Це посилить бойові можливості ЗСУ: Президент подякував Данії за збільшення фінансування Українського фонду</text:span>
</text:h>
      <text:p text:style-name="P4">
Author: ['АРМІЯINFORM']</text:p>
      <text:p text:style-name="P4">
Time: 2023-05-29T74:00:00-04:00</text:p>
      <text:p text:style-name="P4">
Description: Президент України Володимир Зеленський повідомив про те, що Данія збільшила фінанс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elenskyj-studenty.jpg" text:style-name="Internet_20_link" text:visited-style-name="Visited_20_Internet_20_Link">
zelenskyj-studenty.jpg</text:a>
']</text:p>
      <text:p text:style-name="P4">
Tags: ['ВОЛОДИМИР ЗЕЛЕНСЬКИЙ', 'ВТОРГНЕННЯ РФ', 'ДОПОМОГА ПАРТНЕРІВ', 'КОРОЛІВСТВО ДАНІЯ', 'СВІТ ПІДТРИМУЄ УКРАЇНУ']</text:p>
      <text:p text:style-name="P4">
Category: News</text:p>
      <!--METADATA-->
      <text:p text:style-name="P4">
<draw:frame draw:style-name="fr1" draw:name="Image288" text:anchor-type="as-char" svg:width="6.9236in" svg:height="4.613273in" draw:z-index="0">
<draw:image xlink:href="../Images/AРМІЯINFORM/2023-05-29T74-00-00-04-00/zelenskyj-studenty.jpg" xlink:type="simple" xlink:show="embed" xlink:actuate="onLoad" draw:mime-type="image/jpeg"/>
</draw:frame>
</text:p>
      <text:p text:style-name="P4">
Президент України Володимир Зеленський повідомив про те, що Данія збільшилафінансування Фонду на підтримку України на $2,6 млрд. Такий крок в разипосилить бойові спроможності Сил оборони України у боротьбі з рф.</text:p>
      <text:p text:style-name="P4">
Про це глава держави написав у<text:a xlink:type="simple" xlink:href="https://twitter.com/ZelenskyyUa/status/1663138989832826883" text:style-name="Internet_20_link" text:visited-style-name="Visited_20_Internet_20_Link">
Тwitter.</text:a>
</text:p>
      <text:p text:style-name="P4">
«Вдячний фолькетингу ( <text:span text:style-name="T5">
однопалатний парламент Данії — ред.</text:span>
 ), данськомууряду та народу Данії за рішення збільшити фінансування Фонду на підтримкуУкраїни на $2,6 млрд. Цей відчутний внесок іще більше посилить бойовіможливості ЗСУ в короткостроковій і середньостроковій перспективі. Наша сила —в єдності!» — наголосив Володимир Зеленський.</text:p>
      <text:p text:style-name="P4">
Нагадаємо, 26 травня під час Українського інвестиційного форуму у Копенгагенібуло <text:a xlink:type="simple" xlink:href="https://armyinform.com.ua/2023/05/27/daniya-vidkryla-speczialnyj-investyczijnyj-fond-dlya-ukrayiny-na-sumu-v-1-mlrd-kron/" text:style-name="Internet_20_link" text:visited-style-name="Visited_20_Internet_20_Link">
оголошено</text:a>
 прозапуск соціальної програми датського інвестиційного фонду для України назагальну суму в 1 млрд датських крон, що становить приблизно $133 млн.</text:p>
      <text:p text:style-name="P4">
Source: <text:a xlink:type="simple" xlink:href="https://armyinform.com.ua/2023/05/29/cze-posylyt-bojovi-mozhlyvosti-zsu-prezydent-podyakuvav-daniyi-za-zbilshennya-finansuvannya-ukrayinskogo-fondu/" text:style-name="Internet_20_link" text:visited-style-name="Visited_20_Internet_20_Link">
https://armyinform.com.ua/2023/05/29/cze-posylyt-bojovi-mozhlyvosti-zsu-prezydent-podyakuvav-daniyi-za-zbilshennya-finansuvannya-ukrayinskogo-fondu/</text:a>
</text:p>
      <!--NEWS-->
      <text:h text:style-name="P10" text:outline-level="1">
<text:span text:style-name="T4">
Міноборони вдосконалює методи і підходи до організації внутрішнього аудиту відповідно до викликів воєнного часу</text:span>
</text:h>
      <text:p text:style-name="P4">
Author: ['АРМІЯINFORM']</text:p>
      <text:p text:style-name="P4">
Time: 2023-05-29T75:00:00-04:00</text:p>
      <text:p text:style-name="P4">
Description: Розробка нових методів і підходів до організації внутрішнього аудиту в Міністерст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4/20160206.jpg" text:style-name="Internet_20_link" text:visited-style-name="Visited_20_Internet_20_Link">
20160206.jpg</text:a>
']</text:p>
      <text:p text:style-name="P4">
Tags: ['ВНУТРІШНІЙ АУДИТ', 'МОУ', 'ОЛЕКСАНДР ТИТКОВСЬКИЙ']</text:p>
      <text:p text:style-name="P4">
Category: News</text:p>
      <!--METADATA-->
      <text:p text:style-name="P4">
<draw:frame draw:style-name="fr1" draw:name="Image289" text:anchor-type="as-char" svg:width="6.9236in" svg:height="3.840589in" draw:z-index="0">
<draw:image xlink:href="../Images/AРМІЯINFORM/2023-05-29T75-00-00-04-00/20160206.jpg" xlink:type="simple" xlink:show="embed" xlink:actuate="onLoad" draw:mime-type="image/jpeg"/>
</draw:frame>
</text:p>
      <text:p text:style-name="P4">
Розробка нових методів і підходів до організації внутрішнього аудиту вМіністерстві оборони та Збройних Силах України триває безперервно відповіднодо викликів воєнного часу.</text:p>
      <text:p text:style-name="P4">
Про це повідомив Директор департаменту внутрішнього аудиту Міністерстваоборони України полковник Олександр Титковський під час конференції ІнститутуВнутрішніх аудиторів CIIA South West Conference.</text:p>
      <text:p text:style-name="P4">
— В умовах широкомасштабної війни для нас найважливіше запобігти неефективномута нецільовому використанню фінансових і матеріальних ресурсів, а також надатикерівництву Міністерства оборони України достатньої впевненості в тому, щопринципи доброчесності, законності та ефективності в усіх сферах військовоїдіяльності дотримані, — зазначив Олександр Титковський.</text:p>
      <text:p text:style-name="P4">
За його словами, попри виклики, що спричинені широкомасштабним вторгненнямдержави-терориста рф, відбулося успішне запровадження та проведення новихвидів внутрішнього аудиту, таких як аудит ефективності системи внутрішньогоконтролю та управління ризиками, ефективності основних процесів діяльності, атакож аудит відповідності вітчизняним та міжнародним правилам і нормам,включаючи стандарти НАТО.</text:p>
      <text:p text:style-name="P4">
— У 2023 році Міністр оборони України Олексій Резніков затвердив Планвнутрішнього аудиту, який вперше базується здебільшого на дослідженніефективності основних процесів у Міноборони та Збройних Силах, таких як,наприклад, процес організації та проведення ремонту озброєння та військовоїтехніки в умовах воєнного стану, процес отримання, обліку та використаннямайна матеріально-технічної допомоги, використання бюджетних коштів заосновними програмами тощо, — наголосив офіцер.</text:p>
      <text:p text:style-name="P4">
Крім того, як зазначив Олександр Титковський, під час виконання основнихзавдань згідно із зазначеним планом внутрішні аудитори починаютьвикористовувати нові види програмного забезпечення, а саме KOROVAY та LOGFAS.</text:p>
      <text:p text:style-name="P4">
Директор департаменту внутрішнього аудиту Міністерства оборони Україниподякував іноземним партнерам за підтримку в боротьбі з російським агресоромта наголосив на відкритості до подальшої співпраці заради Перемоги України.</text:p>
      <text:p text:style-name="P4">
<text:span text:style-name="T4">
Джерело:</text:span>
 <text:a xlink:type="simple" xlink:href="https://www.mil.gov.ua/news/2023/05/29/minoboroni-vdoskonalyue-metodi-i-pidhodi-do-organizaczii-vnutrishnogo-auditu-vidpovidno-do-viklikiv-voennogo-chasu/" text:style-name="Internet_20_link" text:visited-style-name="Visited_20_Internet_20_Link">
<text:span text:style-name="T5">
Міністерство оборониУкраїни</text:span>
</text:a>
</text:p>
      <text:p text:style-name="P4">
Source: <text:a xlink:type="simple" xlink:href="https://armyinform.com.ua/2023/05/29/minoborony-vdoskonalyuye-metody-i-pidhody-do-organizacziyi-vnutrishnogo-audytu-vidpovidno-do-vyklykiv-voyennogo-chasu/" text:style-name="Internet_20_link" text:visited-style-name="Visited_20_Internet_20_Link">
https://armyinform.com.ua/2023/05/29/minoborony-vdoskonalyuye-metody-i-pidhody-do-organizacziyi-vnutrishnogo-audytu-vidpovidno-do-vyklykiv-voyennogo-chasu/</text:a>
</text:p>
      <!--NEWS-->
      <text:h text:style-name="P10" text:outline-level="1">
<text:span text:style-name="T4">
ГУР відреагувало на ракетні атаки: Наша відповідь не забариться</text:span>
</text:h>
      <text:p text:style-name="P4">
Author: ['АРМІЯINFORM']</text:p>
      <text:p text:style-name="P4">
Time: 2023-05-29T76:00:00-04:00</text:p>
      <text:p text:style-name="P4">
Description: Після спроби терористичної росії атакувати Україну балістичними ракетами вдень 29 трав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imeni-10.jpg" text:style-name="Internet_20_link" text:visited-style-name="Visited_20_Internet_20_Link">
bez-imeni-10.jpg</text:a>
']</text:p>
      <text:p text:style-name="P4">
Tags: ['АГРЕСІЯ РФ', 'ВТОРГНЕННЯ РФ', 'ГУР МОУ', 'КИРИЛО БУДАНОВ', 'РАКЕТНА АТАКА']</text:p>
      <text:p text:style-name="P4">
Category: News</text:p>
      <!--METADATA-->
      <text:p text:style-name="P4">
<draw:frame draw:style-name="fr1" draw:name="Image290" text:anchor-type="as-char" svg:width="6.9236in" svg:height="4.252244in" draw:z-index="0">
<draw:image xlink:href="../Images/AРМІЯINFORM/2023-05-29T76-00-00-04-00/bez-imeni-10.jpg" xlink:type="simple" xlink:show="embed" xlink:actuate="onLoad" draw:mime-type="image/jpeg"/>
</draw:frame>
</text:p>
      <text:p text:style-name="P4">
Після спроби терористичної росії атакувати Україну балістичними ракетами вдень29 травня 2023 начальник Головного управління розвідки Міністерства оборониУкраїни генерал-майор Кирило Буданов виступив зі зверненням, у якому зазначив,що залякати українців не вдалося і відповідь не забариться.</text:p>
      <text:p text:style-name="P4">
Про це <text:a xlink:type="simple" xlink:href="https://gur.gov.ua/content/cherhova-sproba-terorystychnykh-dii-rf-vkotre-zaznala-porazky-nachalnyk-hur-mo-ukrainy-kyrylo-budanov.html" text:style-name="Internet_20_link" text:visited-style-name="Visited_20_Internet_20_Link">
повідомляє</text:a>
 ГУР МОУ.</text:p>
      <text:p text:style-name="P4">
«Усі ті, хто в рф до сих пір вірили, вірять чи, може, мріють про те, щозможуть залякати Україну, я хочу вас засмутити — це не так: усі як перебували,так і перебувають на своїх робочих місцях і продовжують виконувати своюроботу», — заявив керівник української воєнної розвідки.</text:p>
      <text:p text:style-name="P4">
Кирило Буданов наголосив, що «усі ті, хто намагався нас залякати, мріючи, щоце принесе якийсь ефект, ― ви дуже скоро про це пошкодуєте. Наша відповідь незабариться. Скоро всі все побачать».</text:p>
      <text:p text:style-name="P4">
Source: <text:a xlink:type="simple" xlink:href="https://armyinform.com.ua/2023/05/29/gur-vidreaguvalo-na-raketni-ataky-chergova-sproba-terorystychnyh-dij-rf-vkotre-zaznala-porazky/" text:style-name="Internet_20_link" text:visited-style-name="Visited_20_Internet_20_Link">
https://armyinform.com.ua/2023/05/29/gur-vidreaguvalo-na-raketni-ataky-chergova-sproba-terorystychnyh-dij-rf-vkotre-zaznala-porazky/</text:a>
</text:p>
      <!--NEWS-->
      <text:h text:style-name="P10" text:outline-level="1">
<text:span text:style-name="T4">
На користь МОУ до держбюджету України стягнуто понад пів мільйона гривень</text:span>
</text:h>
      <text:p text:style-name="P4">
Author: ['АРМІЯINFORM']</text:p>
      <text:p text:style-name="P4">
Time: 2023-05-29T77:00:00-04:00</text:p>
      <text:p text:style-name="P4">
Description: До державного бюджету України стягнуто понад 533 тисячі гривень за неналежне викон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3/minoborony.jpg" text:style-name="Internet_20_link" text:visited-style-name="Visited_20_Internet_20_Link">
minoborony.jpg</text:a>
']</text:p>
      <text:p text:style-name="P4">
Tags: ['МОУ', 'СПЕЦІАЛІЗОВАНА ПРОКУРАТУРА У ВІЙСЬКОВІЙ ТА ОБОРОННІЙ СФЕРІ']</text:p>
      <text:p text:style-name="P4">
Category: News</text:p>
      <!--METADATA-->
      <text:p text:style-name="P4">
<draw:frame draw:style-name="fr1" draw:name="Image291" text:anchor-type="as-char" svg:width="6.9236in" svg:height="4.609964in" draw:z-index="0">
<draw:image xlink:href="../Images/AРМІЯINFORM/2023-05-29T77-00-00-04-00/minoborony.jpg" xlink:type="simple" xlink:show="embed" xlink:actuate="onLoad" draw:mime-type="image/jpeg"/>
</draw:frame>
</text:p>
      <text:p text:style-name="P4">
До державного бюджету України стягнуто <text:span text:style-name="T4">
понад 533 тисячі гривень</text:span>
 заненалежне виконання державного контракту на ремонт техніки спеціальногопризначення.</text:p>
      <text:p text:style-name="P4">
Про це<text:a xlink:type="simple" xlink:href="https://vppnr.gp.gov.ua/ua/news.html" text:style-name="Internet_20_link" text:visited-style-name="Visited_20_Internet_20_Link">
повідомляє</text:a>
пресслужба Спеціалізованої прокуратури у сфері оборони Центрального регіону.</text:p>
      <text:p text:style-name="P4">
У грудні 2020 року між Міністерством оборони України та державнимпідприємством було укладено державний контракт на виконання робіт та поставкупродукції за державним оборонним замовленням.</text:p>
      <text:p text:style-name="P4">
Усупереч умов укладеного контракту, виконавець не дотримався взятих на себезобов’язань щодо поставки продукції у визначений контрактом строк.</text:p>
      <text:p text:style-name="P4">
Київська спеціалізована прокуратура у військовій та оборонній сферіЦентрального регіону звернулася до суду в інтересах держави в особіМіністерства оборони України з позовом у порядку ст. 23 Закону України «Пропрокуратуру».</text:p>
      <text:p text:style-name="P4">
Рішенням Господарського суду м. Києва від 31 січня 2023 року задоволенопозовну заяву Київської спецпрокуратури про стягнення з підприємства-порушникаштрафних санкцій за неналежне виконання державного контракту на ремонт технікиспеціального призначення.</text:p>
      <text:p text:style-name="P4">
Source: <text:a xlink:type="simple" xlink:href="https://armyinform.com.ua/2023/05/29/na-koryst-mou-do-derzhbyudzhetu-ukrayiny-styagnuto-ponad-piv-miljona-gryven/" text:style-name="Internet_20_link" text:visited-style-name="Visited_20_Internet_20_Link">
https://armyinform.com.ua/2023/05/29/na-koryst-mou-do-derzhbyudzhetu-ukrayiny-styagnuto-ponad-piv-miljona-gryven/</text:a>
</text:p>
      <!--NEWS-->
      <text:h text:style-name="P10" text:outline-level="1">
<text:span text:style-name="T4">
Українська делегація у статусі члена CCDCOE вперше взяла участь у засіданні Керівного комітету Центру</text:span>
</text:h>
      <text:p text:style-name="P4">
Author: ['АРМІЯINFORM']</text:p>
      <text:p text:style-name="P4">
Time: 2023-05-29T78:00:00-04:00</text:p>
      <text:p text:style-name="P4">
Description: Сьогодні, 29 травня, у Таллінні українська делегація взяла участь у засіданні Кері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48413_169028842806530_1388117925557216235_n.jpg" text:style-name="Internet_20_link" text:visited-style-name="Visited_20_Internet_20_Link">
347248413_169028842806530_1388117925557216235_n.jpg</text:a>
']</text:p>
      <text:p text:style-name="P4">
Tags: ['CCDCOE', 'КІБЕРБЕЗПЕКА', 'КІБЕРОБОРОНА ДЕРЖАВИ', 'РНБО УКРАЇНИ']</text:p>
      <text:p text:style-name="P4">
Category: News</text:p>
      <!--METADATA-->
      <text:p text:style-name="P4">
<draw:frame draw:style-name="fr1" draw:name="Image292" text:anchor-type="as-char" svg:width="6.9236in" svg:height="3.277171in" draw:z-index="0">
<draw:image xlink:href="../Images/AРМІЯINFORM/2023-05-29T78-00-00-04-00/347248413_169028842806530_1388117925557216235_n.jpg" xlink:type="simple" xlink:show="embed" xlink:actuate="onLoad" draw:mime-type="image/jpeg"/>
</draw:frame>
</text:p>
      <text:p text:style-name="P4">
Сьогодні, 29 травня, у Таллінні українська делегація взяла участь у засіданніКерівного комітету Об’єднаного центру передових технологій з кібероборони НАТО(CCDCOE).</text:p>
      <text:p text:style-name="P4">
Про це <text:a xlink:type="simple" xlink:href="https://www.rnbo.gov.ua/ua/Diialnist/6372.html" text:style-name="Internet_20_link" text:visited-style-name="Visited_20_Internet_20_Link">
повідомляє</text:a>
 АпаратРади національної безпеки і оборони України.</text:p>
      <text:p text:style-name="P4">
Голова української делегації — заступник Секретаря Ради національної безпеки іоборони України України Сергій Демедюк зазначив, що підняття прапора України вCCDCOE стало важливим кроком нашої держави на шляху вступу до НАТО.</text:p>
      <text:p text:style-name="P4">
«Україна, яка вже понад вісім років змушена відстоювати свою незалежність таборотись з країною-терористом на всіх фронтах, показала високий рівеньстійкості й у кіберпросторі. Проте російські хакери — це загроза не тільки длянашої держави, а й для всього світу. Для забезпечення міжнародної безпеки таосновоположних цінностей усього демократичного світу ми маємо об’єднатись таразом протистояти спільному ворогу», — сказав Сергій Демедюк.</text:p>
      <text:p text:style-name="P4">
Також заступник Секретаря РНБО України подякував членам Керівного комітету запідтримку України, зазначивши, що CCDCOE продемонстрував єдність у питаннівступу нашої держави до Центру.</text:p>
      <text:p text:style-name="P4">
Нагадаємо, що 16 травня 2023 року Україна стала повноцінним членом CCDCOE зістатусом країни-контрибутора. Приєднання України до Центру є значнимдосягненням для нашої держави у частині посилення міжнародної взаємодії усфері кібербезпеки та кібероборони.</text:p>
      <text:p text:style-name="P4">
Source: <text:a xlink:type="simple" xlink:href="https://armyinform.com.ua/2023/05/29/ukrayinska-delegacziya-u-statusi-chlena-ccdcoe-vpershe-vzyala-uchast-u-zasidanni-kerivnogo-komitetu-czentru/" text:style-name="Internet_20_link" text:visited-style-name="Visited_20_Internet_20_Link">
https://armyinform.com.ua/2023/05/29/ukrayinska-delegacziya-u-statusi-chlena-ccdcoe-vpershe-vzyala-uchast-u-zasidanni-kerivnogo-komitetu-czentru/</text:a>
</text:p>
      <!--NEWS-->
      <text:h text:style-name="P10" text:outline-level="1">
<text:span text:style-name="T4">
Ганна Маляр: росія, окрім звичайної, також веде і психологічну війну</text:span>
</text:h>
      <text:p text:style-name="P4">
Author: ['АРМІЯINFORM']</text:p>
      <text:p text:style-name="P4">
Time: 2023-05-29T79:00:00-04:00</text:p>
      <text:p text:style-name="P4">
Description: росіяни ведуть також і психологічну війну, завдання якої максимально підір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6a5374.jpg" text:style-name="Internet_20_link" text:visited-style-name="Visited_20_Internet_20_Link">
5f6a5374.jpg</text:a>
']</text:p>
      <text:p text:style-name="P4">
Tags: ['STOPRUSSIA', 'АГРЕСІЯ РФ', 'ВТОРГНЕННЯ РФ', 'ГАННА МАЛЯР']</text:p>
      <text:p text:style-name="P4">
Category: News</text:p>
      <!--METADATA-->
      <text:p text:style-name="P4">
<draw:frame draw:style-name="fr1" draw:name="Image293" text:anchor-type="as-char" svg:width="6.9236in" svg:height="4.615733in" draw:z-index="0">
<draw:image xlink:href="../Images/AРМІЯINFORM/2023-05-29T79-00-00-04-00/5f6a5374.jpg" xlink:type="simple" xlink:show="embed" xlink:actuate="onLoad" draw:mime-type="image/jpeg"/>
</draw:frame>
 ГаннаМаляр. Фото: Дмитро Юрченко / АрміяInfom</text:p>
      <text:p text:style-name="P4">
росіяни ведуть також і психологічну війну, завдання якої максимально підірватипсихологічну стійкість українців та єдність, оскільки ці два фактори опору —важливі.</text:p>
      <text:p text:style-name="P4">
На цьому <text:a xlink:type="simple" xlink:href="https://t.me/annamaliar/802" text:style-name="Internet_20_link" text:visited-style-name="Visited_20_Internet_20_Link">
наголошує</text:a>
 заступник Міністра оборониУкраїни Ганна Маляр.</text:p>
      <text:p text:style-name="P4">
Вона пояснює, що росіяни роблять це військовими та інформаційними методами.</text:p>
      <text:p text:style-name="P4">
«Приміром, запускати ракети по цивільних об’єктах в центрі Києва — це зброя,яка використовується з психологічною метою. Насамперед, щоб залякати. Київ дляукраїнців — не просто столиця, а символ незламності та опору. Тому, вдарити поКиєву для ворога — це показати вразливість нашого символу стійкості. Ворогпрагне, щоб підсвідомо в українців склалось враження беззахисності столиці», —підкреслила Ганна Маляр.</text:p>
      <text:p text:style-name="P4">
Вона також додала, що за кілька годин до чергової ракетної атаки на Україну,окупанти розпочали інформаційно-психологічну атаку для чергової дискредитаціївійськово-політичного керівництва України.</text:p>
      <text:p text:style-name="P4">
«Ворог інформаційно б’є по тих, хто має довіру громадян. Для чого? Так само,як і з ракетами по Києву — посіяти відчуття беззахисності», — зазначила ГаннаМаляр.</text:p>
      <text:p text:style-name="P4">
На думку заступника Міністра оборони України, широкомасштабна війна показалацікаву властивість української колективної свідомості: українці відчуваютьбіль, розпач, сум, однак, тим часом(без коми) вони не мають страху.</text:p>
      <text:p text:style-name="P4">
Source: <text:a xlink:type="simple" xlink:href="https://armyinform.com.ua/2023/05/29/ganna-malyar-rosiya-okrim-zvychajnoyi-takozh-vede-i-psyhologichnu-vijnu/" text:style-name="Internet_20_link" text:visited-style-name="Visited_20_Internet_20_Link">
https://armyinform.com.ua/2023/05/29/ganna-malyar-rosiya-okrim-zvychajnoyi-takozh-vede-i-psyhologichnu-vijnu/</text:a>
</text:p>
      <!--NEWS-->
      <text:h text:style-name="P10" text:outline-level="1">
<text:span text:style-name="T4">
Новозеландські військові провели комплексні навчання з новобранцями ЗСУ в рамках операції «ІНТЕРФЛЕКС»</text:span>
</text:h>
      <text:p text:style-name="P4">
Author: ['АРМІЯINFORM']</text:p>
      <text:p text:style-name="P4">
Time: 2023-05-29T80:00:00-04:00</text:p>
      <text:p text:style-name="P4">
Description: У рамках багатонаціональної навчальної операції «ІНТЕРФЛЕКС» з базової загальновійсь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880444_138949255855793_3469869169060026702_n.jpg" text:style-name="Internet_20_link" text:visited-style-name="Visited_20_Internet_20_Link">
349880444_138949255855793_3469869169060026702_n.jpg</text:a>
']</text:p>
      <text:p text:style-name="P4">
Tags: ['STOPRUSSIA', 'АГРЕСІЯ РФ', 'ВТОРГНЕННЯ РФ', 'ІНТЕРФЛЕКС', 'СВІТ ПІДТРИМУЄ УКРАЇНУ']</text:p>
      <text:p text:style-name="P4">
Category: News</text:p>
      <!--METADATA-->
      <text:p text:style-name="P4">
<draw:frame draw:style-name="fr1" draw:name="Image294" text:anchor-type="as-char" svg:width="6.9236in" svg:height="4.49457in" draw:z-index="0">
<draw:image xlink:href="../Images/AРМІЯINFORM/2023-05-29T80-00-00-04-00/349880444_138949255855793_3469869169060026702_n.jpg" xlink:type="simple" xlink:show="embed" xlink:actuate="onLoad" draw:mime-type="image/jpeg"/>
</draw:frame>
</text:p>
      <text:p text:style-name="P4">
У рамках багатонаціональної навчальної операції «ІНТЕРФЛЕКС» з базовоїзагальновійськової підготовки особового складу ЗСУ у Великій Британіївисококваліфіковані військові інструктори Сил оборони Нової Зеландіїдопомагають перетворити вмотивованих українських новобранців на боєздатнихсолдатів, навчаючи їх навичкам, необхідними для виживання та ефективноговедення бойових дій на передовій.</text:p>
      <text:p text:style-name="P4">
Про це<text:a xlink:type="simple" xlink:href="https://www.facebook.com/GeneralStaff.ua/posts/pfbid02CA1YJBDuq9iRqx87qv5A6bSSbVmHbpcFQsP5uE6sVLDVMskVQqmozfZCiDtLstt9l" text:style-name="Internet_20_link" text:visited-style-name="Visited_20_Internet_20_Link">
повідомляє</text:a>
Генеральний штаб ЗСУ.</text:p>
      <text:p text:style-name="P4">
Загалом військовослужбовців Сил оборони Нової Зеландії у СполученомуКоролівстві навчатимуть українських новобранців таким навичкам, як поводженнязі зброєю, влучна стрільба, надання першої медичної допомоги на полі бою, атакож наступальних й оборонних операцій в різних умовах.</text:p>
      <text:p text:style-name="P4">
Ще 15 серпня 2022 року Уряд та Сили оборони Нової Зеландії офіційноповідомили, що ухвалили рішення про «здійснення подальшого значногорозгортання 120 військовослужбовців Сил оборони Нової Зеландії у СполученомуКоролівстві для допомоги в навчанні українських військовослужбовців у рамкахміжнародних зусиль, щоб допомогти Україні продовжувати захищатися віднезаконної війни росії».</text:p>
      <text:p text:style-name="P4">
Міністр оборони Нової Зеландії Пені Хенаре заявив: «Це розгортання також даєможливість персоналу Сил оборони Нової Зеландії набути цінний досвід черезвикладання базових військових умінь у чужому середовищі, разом із ключовимипартнерами, що сприяє підтриманню наших військових спроможностей. Піхотнапідготовка, яка вкладатиметься, добре узгоджується з навичками та можливостяминашого особового складу. Навчання проводитиметься виключно в одному з місць уСполученому Королівстві і особовий склад Сил оборони Нової Зеландії нев’їжджатиме в Україну».</text:p>
      <text:p text:style-name="P4">
Source: <text:a xlink:type="simple" xlink:href="https://armyinform.com.ua/2023/05/29/novozelandski-vijskovi-provely-kompleksni-navchannya-z-novobranczyamy-zsu-v-ramkah-operacziyi-interfleks/" text:style-name="Internet_20_link" text:visited-style-name="Visited_20_Internet_20_Link">
https://armyinform.com.ua/2023/05/29/novozelandski-vijskovi-provely-kompleksni-navchannya-z-novobranczyamy-zsu-v-ramkah-operacziyi-interfleks/</text:a>
</text:p>
      <!--NEWS-->
      <text:h text:style-name="P10" text:outline-level="1">
<text:span text:style-name="T4">
Перемога у війні з росією та членство України в ЄС і НАТО — ось рецепт стабільного миру в Європі</text:span>
</text:h>
      <text:p text:style-name="P4">
Author: ['АРМІЯINFORM']</text:p>
      <text:p text:style-name="P4">
Time: 2023-05-29T81:00:00-04:00</text:p>
      <text:p text:style-name="P4">
Description: — На цьому наголосила Прем’єр-міністр Естонії Кая Каллас під час спільної зустріч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56636_924845522075993_7996274983465867652_n.jpg" text:style-name="Internet_20_link" text:visited-style-name="Visited_20_Internet_20_Link">
347256636_924845522075993_7996274983465867652_n.jpg</text:a>
']</text:p>
      <text:p text:style-name="P4">
Tags: ['STOPRUSSIA', 'АГРЕСІЯ РФ', 'ВЕРХОВНА РАДА УКРАЇНИ', 'ВІЙНА', 'ВТОРГНЕННЯ РФ']</text:p>
      <text:p text:style-name="P4">
Category: News</text:p>
      <!--METADATA-->
      <text:p text:style-name="P4">
<draw:frame draw:style-name="fr1" draw:name="Image295" text:anchor-type="as-char" svg:width="6.9236in" svg:height="5.059878in" draw:z-index="0">
<draw:image xlink:href="../Images/AРМІЯINFORM/2023-05-29T81-00-00-04-00/347256636_924845522075993_7996274983465867652_n.jpg" xlink:type="simple" xlink:show="embed" xlink:actuate="onLoad" draw:mime-type="image/jpeg"/>
</draw:frame>
</text:p>
      <text:p text:style-name="P4">
— На цьому наголосила Прем’єр-міністр Естонії Кая Каллас під час спільноїзустрічі з главами урядів Німеччини, Литви та Латвії, — розповіла заступникГолови Верховної Ради України Олена Кондратюк.</text:p>
      <text:p text:style-name="P4">
Україна, на її переконання, вже довела світові, що здатна перемогти у ційвійні разом з підтримкою трансатлантичної родини.</text:p>
      <text:p text:style-name="P4">
За словами Каї Каллас, чим раніше путін зрозуміє, що він не досягне своїхцілей, тим швидше завершиться ця війна.</text:p>
      <text:p text:style-name="P4">
— Наша сила в єдності, а стратегія росії — зруйнувати цю єдність. Маємозавершити цикл російської агресії. Для цього нам потрібно виснажити російськувійськову машину і підтримувати Україну до перемоги. Для тривалого миру вЄвропі ми повинні покінчити з сірими зонами в європейській безпеці і нампотрібна Україна в ЄС і НАТО, — наголосила Прем’єр-міністр Естонії.</text:p>
      <text:p text:style-name="P4">
— Дякую пані Kaja Kallas, з якою я мала можливість особисто зустрітися таобговорити підтримку України під час візиту в Естонію, за її лідерство,адвокацію і наполегливість у наближенні Перемоги та втіленні євроатлантичнихпрагнень Українського народу, — зазначила Олена Кондратюк.</text:p>
      <text:p text:style-name="P4">
<text:span text:style-name="T4">
Джерело:</text:span>
 <text:a xlink:type="simple" xlink:href="https://www.facebook.com/verkhovna.rada.ukraine/posts/pfbid02HPBExnNGyzqbarpT5zKhrJCTAH2mDZbDZHzN9FmvfwJiF91hcS14X6A8NmTt3uKxl" text:style-name="Internet_20_link" text:visited-style-name="Visited_20_Internet_20_Link">
<text:span text:style-name="T5">
Верховна РадаУкраїни.</text:span>
</text:a>
</text:p>
      <text:p text:style-name="P4">
Source: <text:a xlink:type="simple" xlink:href="https://armyinform.com.ua/2023/05/29/peremoga-u-vijni-z-rosiyeyu-ta-chlenstvo-ukrayiny-v-yes-i-nato-os-reczept-stabilnogo-myru-v-yevropi/" text:style-name="Internet_20_link" text:visited-style-name="Visited_20_Internet_20_Link">
https://armyinform.com.ua/2023/05/29/peremoga-u-vijni-z-rosiyeyu-ta-chlenstvo-ukrayiny-v-yes-i-nato-os-reczept-stabilnogo-myru-v-yevropi/</text:a>
</text:p>
      <!--NEWS-->
      <text:h text:style-name="P10" text:outline-level="1">
<text:span text:style-name="T4">
Парламент визначив 8 травня Днем пам’яті та перемоги над нацизмом у Другій світовій війні 1939 — 1945 років</text:span>
</text:h>
      <text:p text:style-name="P4">
Author: ['АРМІЯINFORM']</text:p>
      <text:p text:style-name="P4">
Time: 2023-05-29T82:00:00-04:00</text:p>
      <text:p text:style-name="P4">
Description: Про це повідомляє Верховна Рада України.    Для того, щоби встановити День пам’яті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238929_976354170031274_2199289994086261544_n-e1685370358363.jpg" text:style-name="Internet_20_link" text:visited-style-name="Visited_20_Internet_20_Link">
350238929_976354170031274_2199289994086261544_n-e1685370358363.jpg</text:a>
']</text:p>
      <text:p text:style-name="P4">
Tags: ['ВЕРХОВНА РАДА УКРАЇНИ', 'ДЕНЬ ПЕРЕМОГИ НАД НАЦИЗМОМ У ДРУГІЙ СВІТОВІЙ ВІЙНІ']</text:p>
      <text:p text:style-name="P4">
Category: News</text:p>
      <!--METADATA-->
      <text:p text:style-name="P4">
<draw:frame draw:style-name="fr1" draw:name="Image296" text:anchor-type="as-char" svg:width="6.9236in" svg:height="4.304171in" draw:z-index="0">
<draw:image xlink:href="../Images/AРМІЯINFORM/2023-05-29T82-00-00-04-00/350238929_976354170031274_2199289994086261544_n-e1685370358363.jpg" xlink:type="simple" xlink:show="embed" xlink:actuate="onLoad" draw:mime-type="image/jpeg"/>
</draw:frame>
</text:p>
      <text:p text:style-name="P4">
Про це<text:a xlink:type="simple" xlink:href="https://www.facebook.com/verkhovna.rada.ukraine/posts/pfbid028trjHA2FtjnNTTQo1kF5e2vxvZpZxandMKQWzv3FjNUjrjYGAod8z83DwpdaiNyfl" text:style-name="Internet_20_link" text:visited-style-name="Visited_20_Internet_20_Link">
повідомляє</text:a>
Верховна Рада України.</text:p>
      <text:p text:style-name="P4">
Для того, щоби встановити День пам’яті та перемоги над нацизмом, народнідепутати, за пропозицією Президента, внесли зміни до статті 73 Кодексу законівпро працю України, а також до Закону про увічнення перемоги над нацизмом уДругій світовій війні 1939 — 1945 років (№ 9278).</text:p>
      <text:p text:style-name="P4">
Прийняття закону сприятиме утвердженню в Україні європейської традиції щодовідзначення щорічно 8 травня перемоги над нацизмом та дозволить розвінчатиміфи й маніпуляції радянсько-російської пропаганди.</text:p>
      <text:p text:style-name="P4">
Source: <text:a xlink:type="simple" xlink:href="https://armyinform.com.ua/2023/05/29/parlament-vyznachyv-8-travnya-dnem-pamyati-ta-peremogy-nad-naczyzmom-u-drugij-svitovij-vijni-1939-1945-rokiv/" text:style-name="Internet_20_link" text:visited-style-name="Visited_20_Internet_20_Link">
https://armyinform.com.ua/2023/05/29/parlament-vyznachyv-8-travnya-dnem-pamyati-ta-peremogy-nad-naczyzmom-u-drugij-svitovij-vijni-1939-1945-rokiv/</text:a>
</text:p>
      <!--NEWS-->
      <text:h text:style-name="P10" text:outline-level="1">
<text:span text:style-name="T4">
Двох подруг з Краматорська судитимуть за держзраду та роботу на ворога</text:span>
</text:h>
      <text:p text:style-name="P4">
Author: ['АРМІЯINFORM']</text:p>
      <text:p text:style-name="P4">
Time: 2023-05-29T83:00:00-04:00</text:p>
      <text:p text:style-name="P4">
Description: Про це повідомляє Офіс генерального прокурора.    Рівненська обласна прокурату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373146_945956633383660_265862056590825753_n.jpg" text:style-name="Internet_20_link" text:visited-style-name="Visited_20_Internet_20_Link">
350373146_945956633383660_265862056590825753_n.jpg</text:a>
']</text:p>
      <text:p text:style-name="P4">
Tags: ['STOPRUSSIA', 'АГРЕСІЯ РФ', 'ВІЙНА', 'ВТОРГНЕННЯ РФ', 'ДОНЕЧЧИНА', 'ОФІС ГЕНЕРАЛЬНОГО ПРОКУРОРА УКРАЇНИ']</text:p>
      <text:p text:style-name="P4">
Category: News</text:p>
      <!--METADATA-->
      <text:p text:style-name="P4">
<draw:frame draw:style-name="fr1" draw:name="Image297" text:anchor-type="as-char" svg:width="6.9236in" svg:height="5.1927in" draw:z-index="0">
<draw:image xlink:href="../Images/AРМІЯINFORM/2023-05-29T83-00-00-04-00/350373146_945956633383660_265862056590825753_n.jpg" xlink:type="simple" xlink:show="embed" xlink:actuate="onLoad" draw:mime-type="image/jpeg"/>
</draw:frame>
</text:p>
      <text:p text:style-name="P4">
Про це<text:a xlink:type="simple" xlink:href="https://www.facebook.com/pgo.gov.ua/posts/pfbid02E5QQku42mXc45oZWGUdYCDDfUdkLbPePcJJtB9DALZ29ab2cqjLgLBQMDfuKNryyl" text:style-name="Internet_20_link" text:visited-style-name="Visited_20_Internet_20_Link">
повідомляє</text:a>
Офіс генерального прокурора.</text:p>
      <text:p text:style-name="P4">
Рівненська обласна прокуратура скерувала до суду обвинувальний акт стосовнодвох жительок Донеччини. Одній з них інкримінують державну зраду, а іншій —поширення інформації про розташування підрозділів ЗСУ, вчинені в умовахвоєнного стану (ч. 2 ст. 111, ч. 2 ст. 114-2 КК України).</text:p>
      <text:p text:style-name="P4">
Слідством встановлено, що жительку Краматорська завербував представникспецслужб рф. На виконання завдань свого куратора жінка коригувала вогоньокупантів. Вона регулярно через месенджер повідомляла співробітнику силспеціальних операцій головного управління генерального штабу зс рф інформаціющодо результатів та місць ракетних ударів, завданих ворогом по населенихпунктах Донеччини.</text:p>
      <text:p text:style-name="P4">
Вона також передавала дані про місця дислокації, рух, кількість особовогоскладу та техніки ЗСУ для подальшого їх артилерійського обстрілу.</text:p>
      <text:p text:style-name="P4">
Обвинувачена усвідомлювала, що ця інформація буде використана ворогом дляподальшого проведення розвідувально-підривної діяльності на шкоду інтересам тадержавній безпеці України. За це агресор, у разі захоплення регіону,гарантував їй керівну посаду в окупаційній адміністрації.</text:p>
      <text:p text:style-name="P4">
У цій діяльності обвинуваченій допомагала подруга, теж жителька Краматорська,яка в силу своєї професійної діяльності володіла інформацією про місцядислокації ЗСУ.</text:p>
      <text:p text:style-name="P4">
Обидві прихильниці «руського міра» наразі перебувають під вартою.</text:p>
      <text:p text:style-name="P4">
Досудове розслідування — СБУ.</text:p>
      <text:p text:style-name="P4">
Source: <text:a xlink:type="simple" xlink:href="https://armyinform.com.ua/2023/05/29/dvoh-podrug-z-kramatorska-sudytymut-za-derzhzradu-ta-robotu-na-voroga/" text:style-name="Internet_20_link" text:visited-style-name="Visited_20_Internet_20_Link">
https://armyinform.com.ua/2023/05/29/dvoh-podrug-z-kramatorska-sudytymut-za-derzhzradu-ta-robotu-na-voroga/</text:a>
</text:p>
      <!--NEWS-->
      <text:h text:style-name="P10" text:outline-level="1">
<text:span text:style-name="T4">
Складові для виробництва безпілотних систем на час дії воєнного стану звільняються від ввізного мита</text:span>
</text:h>
      <text:p text:style-name="P4">
Author: ['АРМІЯINFORM']</text:p>
      <text:p text:style-name="P4">
Time: 2023-05-29T84:00:00-04:00</text:p>
      <text:p text:style-name="P4">
Description: Верховна Рада України включила до порядку денного та ухвалила в цілому проєкт змі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200_0_1666613542-3173.webp" text:style-name="Internet_20_link" text:visited-style-name="Visited_20_Internet_20_Link">
1200_0_1666613542-3173.webp</text:a>
']</text:p>
      <text:p text:style-name="P4">
Tags: ['STOPRUSSIA', 'АГРЕСІЯ РФ', 'ВЕРХОВНА РАДА УКРАЇНИ', 'ВІЙНА', 'ВТОРГНЕННЯ РФ']</text:p>
      <text:p text:style-name="P4">
Category: News</text:p>
      <!--METADATA-->
      <text:p text:style-name="P4">
<draw:frame draw:style-name="fr1" draw:name="Image298" text:anchor-type="as-char" svg:width="6.9236in" svg:height="3.507957in" draw:z-index="0">
<draw:image xlink:href="../ConvertedIMGs/AРМІЯINFORM/2023-05-29T84-00-00-04-00/1200_0_1666613542-3173.png" xlink:type="simple" xlink:show="embed" xlink:actuate="onLoad" draw:mime-type="image/png"/>
</draw:frame>
 Ілюстративне фото</text:p>
      <text:p text:style-name="P4">
Верховна Рада України включила до порядку денного та ухвалила в цілому проєктзмін до прикінцевих та перехідних положень Митного кодексу щодо звільнення відоподаткування ввізним митом товарів для потреб виробництва та ремонтубезпілотних систем (№ 9276)</text:p>
      <text:p text:style-name="P4">
Законопроєкт передбачає звільнення на час воєнного стану від сплати ввізногомита за складові (матеріали, вузли, агрегати устаткування та комплектуючі)БПЛА, що ввозяться підприємствами для власної діяльності з виробництва таремонту БПЛА.</text:p>
      <text:p text:style-name="P4">
Підприємство, яке ввезло складові, зобов’язується звітувати про використаннятаких товарів. А в разі їх нецільового використання, необхідно буде доплатитимитні платежі, від яких було звільнено, та сплатити пеню.</text:p>
      <text:p text:style-name="P4">
<text:span text:style-name="T4">
Джерело:</text:span>
 <text:a xlink:type="simple" xlink:href="https://www.facebook.com/verkhovna.rada.ukraine/posts/pfbid026SfbS3ibKTKGNhMtP4o5u2kD6BmVcuueKKsLkteAn6HKoYaCjZwsESNaKVK8849Hl" text:style-name="Internet_20_link" text:visited-style-name="Visited_20_Internet_20_Link">
<text:span text:style-name="T5">
Верховна РадаУкраїни</text:span>
</text:a>
</text:p>
      <text:p text:style-name="P4">
Source: <text:a xlink:type="simple" xlink:href="https://armyinform.com.ua/2023/05/29/skladovi-dlya-vyrobnycztva-bezpilotnyh-system-na-chas-diyi-voyennogo-stanu-zvilnyayutsya-vid-vviznogo-myta/" text:style-name="Internet_20_link" text:visited-style-name="Visited_20_Internet_20_Link">
https://armyinform.com.ua/2023/05/29/skladovi-dlya-vyrobnycztva-bezpilotnyh-system-na-chas-diyi-voyennogo-stanu-zvilnyayutsya-vid-vviznogo-myta/</text:a>
</text:p>
      <!--NEWS-->
      <text:h text:style-name="P10" text:outline-level="1">
<text:span text:style-name="T4">
російські окупанти продовжують грабувати мирне населення</text:span>
</text:h>
      <text:p text:style-name="P4">
Author: ['АРМІЯINFORM']</text:p>
      <text:p text:style-name="P4">
Time: 2023-05-29T85:00:00-04:00</text:p>
      <text:p text:style-name="P4">
Description: Про це повідомляє ГШ ЗСУ.    російські окупанти продовжують грабувати мир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ІЙНА', 'ВТОРГНЕННЯ РФ', 'ГШ ЗСУ']</text:p>
      <text:p text:style-name="P4">
Category: News</text:p>
      <!--METADATA-->
      <text:p text:style-name="P4">
<draw:frame draw:style-name="fr1" draw:name="Image299" text:anchor-type="as-char" svg:width="6.9236in" svg:height="4.33302in" draw:z-index="0">
<draw:image xlink:href="../Images/AРМІЯINFORM/2023-05-29T85-00-00-04-00/okupanty-strilb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3n8ofjJkwrF6rfaxTscUvQrKYZYQsBPLM9W5mdDgNMgxWCSzgFX43AGzYyQPE4Ppl" text:style-name="Internet_20_link" text:visited-style-name="Visited_20_Internet_20_Link">
повідомляє</text:a>
ГШ ЗСУ.</text:p>
      <text:p text:style-name="P4">
російські окупанти продовжують грабувати мирне населення. Так, у тимчасовозахопленому Сватовому Луганської області, у фермерських господарств, які, узв’язку з виїздом власника, не можуть надати деяких документів на правовласності, просто забирають комбайни, вантажівки та іншу дороговартіснутехніку.</text:p>
      <text:p text:style-name="P4">
Source: <text:a xlink:type="simple" xlink:href="https://armyinform.com.ua/2023/05/29/rosijski-okupanty-prodovzhuyut-grabuvaty-myrne-naselennya/" text:style-name="Internet_20_link" text:visited-style-name="Visited_20_Internet_20_Link">
https://armyinform.com.ua/2023/05/29/rosijski-okupanty-prodovzhuyut-grabuvaty-myrne-naselennya/</text:a>
</text:p>
      <!--NEWS-->
      <text:h text:style-name="P10" text:outline-level="1">
<text:span text:style-name="T4">
Залужний, Сирський і Тарнавський доповіли Верховному Головнокомандувачу ЗСУ про ситуацію на фронті</text:span>
</text:h>
      <text:p text:style-name="P4">
Author: ['АРМІЯINFORM']</text:p>
      <text:p text:style-name="P4">
Time: 2023-05-29T86:00:00-04:00</text:p>
      <text:p text:style-name="P4">
Description: Про це йдеться в телеграм-каналі Володимира Зеленського.    Щойно завершив Ставк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elenskyj.jpeg" text:style-name="Internet_20_link" text:visited-style-name="Visited_20_Internet_20_Link">
zelenskyj.jpeg</text:a>
']</text:p>
      <text:p text:style-name="P4">
Tags: ['STOPRUSSIA', 'АГРЕСІЯ РФ', 'ВІЙНА', 'ВОЛОДИМИР ЗЕЛЕНСЬКИЙ', 'ВТОРГНЕННЯ РФ', 'СТАВКА ВЕРХОВНОГО ГОЛОВНОКОМАНДУВАЧА']</text:p>
      <text:p text:style-name="P4">
Category: News</text:p>
      <!--METADATA-->
      <text:p text:style-name="P4">
<draw:frame draw:style-name="fr1" draw:name="Image300" text:anchor-type="as-char" svg:width="6.9236in" svg:height="4.621503in" draw:z-index="0">
<draw:image xlink:href="../Images/AРМІЯINFORM/2023-05-29T86-00-00-04-00/zelenskyj.jpeg" xlink:type="simple" xlink:show="embed" xlink:actuate="onLoad" draw:mime-type="image/jpeg"/>
</draw:frame>
</text:p>
      <text:p text:style-name="P4">
Про це <text:a xlink:type="simple" xlink:href="https://t.me/V_Zelenskiy_official/6405" text:style-name="Internet_20_link" text:visited-style-name="Visited_20_Internet_20_Link">
йдеться</text:a>
 в телеграм-каналіВолодимира Зеленського.</text:p>
      <text:p text:style-name="P4">
Щойно завершив Ставку.</text:p>
      <text:p text:style-name="P4">
Важливі питання. Важливі рішення. Головне — терміни. А найголовніше — щодотермінів є відповіді.</text:p>
      <text:p text:style-name="P4">
<text:span text:style-name="T4">
Питання перше:</text:span>
 фронт. Доповідали: Залужний, Сирський, Тарнавський. Щодозагальної оперативної ситуації та щодо окремих напрямків.</text:p>
      <text:p text:style-name="P4">
<text:span text:style-name="T4">
Питання друге:</text:span>
 комплектування нових наступальних бригад і забезпеченняшвидкої логістики. Доповіді Міноборони, Мінінфраструктури та Мінстратегпром.</text:p>
      <text:p text:style-name="P4">
<text:span text:style-name="T4">
Питання третє:</text:span>
 нові контракти на постачання додаткових ракет, додатковізасоби протиповітряної оборони, аналіз роботи ППО за останні дні, оцінказавданої шкоди.</text:p>
      <text:p text:style-name="P4">
За всіма пунктами ухвалено відповідні рішення.</text:p>
      <text:p text:style-name="P4">
Source: <text:a xlink:type="simple" xlink:href="https://armyinform.com.ua/2023/05/29/zaluzhnyj-syrskyj-i-tarnavskyj-dopovily-verhovnomu-golovnokomanduvachu-zsu-pro-sytuacziyu-na-fronti/" text:style-name="Internet_20_link" text:visited-style-name="Visited_20_Internet_20_Link">
https://armyinform.com.ua/2023/05/29/zaluzhnyj-syrskyj-i-tarnavskyj-dopovily-verhovnomu-golovnokomanduvachu-zsu-pro-sytuacziyu-na-fronti/</text:a>
</text:p>
      <!--NEWS-->
      <text:h text:style-name="P10" text:outline-level="1">
<text:span text:style-name="T4">
Авіація Сил оборони завдала 15 ударів по районах зосередження противника</text:span>
</text:h>
      <text:p text:style-name="P4">
Author: ['АРМІЯINFORM']</text:p>
      <text:p text:style-name="P4">
Time: 2023-05-29T87:00:00-04:00</text:p>
      <text:p text:style-name="P4">
Description: Про це повідомляє ГШ ЗСУ.    Авіація Сил оборони за добу завдала 15 ударів по район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0/2021-10-28-v-brygadi-taktychnoyi-aviacziya-kyyivskij-oblasti-zavershylysya-navchannya1-e1683649919657.jpg" text:style-name="Internet_20_link" text:visited-style-name="Visited_20_Internet_20_Link">
2021-10-28-v-brygadi-taktychnoyi-aviacziya-kyyivskij-oblasti-zavershylysya-navchannya1-e1683649919657.jpg</text:a>
']</text:p>
      <text:p text:style-name="P4">
Tags: ['STOPRUSSIA', 'АГРЕСІЯ РФ', 'ВІЙНА', 'ВТОРГНЕННЯ РФ', 'ГШ ЗСУ', 'ХРОНІКА ОБОРОНИ']</text:p>
      <text:p text:style-name="P4">
Category: News</text:p>
      <!--METADATA-->
      <text:p text:style-name="P4">
<draw:frame draw:style-name="fr1" draw:name="Image301" text:anchor-type="as-char" svg:width="6.9236in" svg:height="4.233493in" draw:z-index="0">
<draw:image xlink:href="../Images/AРМІЯINFORM/2023-05-29T87-00-00-04-00/2021-10-28-v-brygadi-taktychnoyi-aviacziya-kyyivskij-oblasti-zavershylysya-navchannya1-e1683649919657.jpg" xlink:type="simple" xlink:show="embed" xlink:actuate="onLoad" draw:mime-type="image/jpeg"/>
</draw:frame>
 Ілюстративне фото <text:span text:style-name="T4">
🔥 Ситуація щодоросійського вторгнення</text:span>
</text:p>
      <text:p text:style-name="P4">
Про це<text:a xlink:type="simple" xlink:href="https://www.facebook.com/GeneralStaff.ua/posts/pfbid03n8ofjJkwrF6rfaxTscUvQrKYZYQsBPLM9W5mdDgNMgxWCSzgFX43AGzYyQPE4Ppl" text:style-name="Internet_20_link" text:visited-style-name="Visited_20_Internet_20_Link">
повідомляє</text:a>
ГШ ЗСУ.</text:p>
      <text:p text:style-name="P4">
Авіація Сил оборони за добу завдала 15 ударів по районах зосередженняособового складу та військової техніки противника.</text:p>
      <text:p text:style-name="P4">
Підрозділи ракетних військ і артилерії уразили 3 райони зосередження озброєннята військової техніки, склад боєприпасів, 3 засоби протиповітряної оборони таще 3 важливі цілі противника.</text:p>
      <text:p text:style-name="P4">
Source: <text:a xlink:type="simple" xlink:href="https://armyinform.com.ua/2023/05/29/aviacziya-syl-oborony-zavdala-15-udariv-po-rajonah-zoseredzhennya-protyvnyka/" text:style-name="Internet_20_link" text:visited-style-name="Visited_20_Internet_20_Link">
https://armyinform.com.ua/2023/05/29/aviacziya-syl-oborony-zavdala-15-udariv-po-rajonah-zoseredzhennya-protyvnyka/</text:a>
</text:p>
      <!--NEWS-->
      <text:h text:style-name="P10" text:outline-level="1">
<text:span text:style-name="T4">
Українські захисники відбили 12 ворожих атак в районі Мар’їнки</text:span>
</text:h>
      <text:p text:style-name="P4">
Author: ['АРМІЯINFORM']</text:p>
      <text:p text:style-name="P4">
Time: 2023-05-29T88:00:00-04:00</text:p>
      <text:p text:style-name="P4">
Description: Про це повідомляє ГШ ЗСУ.    Протягом доби ворог завдав авіаційних ударів в район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37924_624788443012328_708239762839648665_n.jpg" text:style-name="Internet_20_link" text:visited-style-name="Visited_20_Internet_20_Link">
347237924_624788443012328_708239762839648665_n.jpg</text:a>
']</text:p>
      <text:p text:style-name="P4">
Tags: ['STOPRUSSIA', 'АГРЕСІЯ РФ', 'ВІЙНА', 'ВТОРГНЕННЯ РФ', 'ВТРАТИ ВОРОГА', 'ГШ ЗСУ']</text:p>
      <text:p text:style-name="P4">
Category: News</text:p>
      <!--METADATA-->
      <text:p text:style-name="P4">
<draw:frame draw:style-name="fr1" draw:name="Image302" text:anchor-type="as-char" svg:width="6.9236in" svg:height="3.617581in" draw:z-index="0">
<draw:image xlink:href="../Images/AРМІЯINFORM/2023-05-29T88-00-00-04-00/347237924_624788443012328_708239762839648665_n.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3n8ofjJkwrF6rfaxTscUvQrKYZYQsBPLM9W5mdDgNMgxWCSzgFX43AGzYyQPE4Ppl" text:style-name="Internet_20_link" text:visited-style-name="Visited_20_Internet_20_Link">
повідомляє</text:a>
ГШ ЗСУ.</text:p>
      <text:p text:style-name="P4">
Протягом доби ворог завдав авіаційних ударів в районах Авдіївки, Водяного таГеоргіївки Донецької області. Здійснив артилерійські обстріли населенихпунктів Новокалинове, Авдіївка, Первомайське, Карлівка.</text:p>
      <text:p text:style-name="P4">
Водночас, наші захисники відбили 12 атак противника в районі міста Мар’їнка.</text:p>
      <text:p text:style-name="P4">
Source: <text:a xlink:type="simple" xlink:href="https://armyinform.com.ua/2023/05/29/ukrayinski-zahysnyky-vidbyly-12-vorozhyh-atak-v-rajoni-maryinky/" text:style-name="Internet_20_link" text:visited-style-name="Visited_20_Internet_20_Link">
https://armyinform.com.ua/2023/05/29/ukrayinski-zahysnyky-vidbyly-12-vorozhyh-atak-v-rajoni-maryinky/</text:a>
</text:p>
      <!--NEWS-->
      <text:h text:style-name="P10" text:outline-level="1">
<text:span text:style-name="T4">
Звернення Президента України до американського народу з нагоди Дня пам’яті</text:span>
</text:h>
      <text:p text:style-name="P4">
Author: ['АРМІЯINFORM']</text:p>
      <text:p text:style-name="P4">
Time: 2023-05-29T89:00:00-04:00</text:p>
      <text:p text:style-name="P4">
Description: Від імені всіх українців я хотів би вшанувати мужність і самопожертву всіх американ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dd8074cb11116bf4ddfe1e38199a71a1_1685371618_extra_large.jpeg" text:style-name="Internet_20_link" text:visited-style-name="Visited_20_Internet_20_Link">
dd8074cb11116bf4ddfe1e38199a71a1_1685371618_extra_large.jpeg</text:a>
']</text:p>
      <text:p text:style-name="P4">
Tags: ['STOPRUSSIA', 'АГРЕСІЯ РФ', 'ВІЙНА', 'ВОЛОДИМИР ЗЕЛЕНСЬКИЙ', 'ВТОРГНЕННЯ РФ', 'ОФІС ПРЕЗИДЕНТА УКРАЇНИ', 'США']</text:p>
      <text:p text:style-name="P4">
Category: News</text:p>
      <!--METADATA-->
      <text:p text:style-name="P4">
<draw:frame draw:style-name="fr1" draw:name="Image303" text:anchor-type="as-char" svg:width="6.9236in" svg:height="3.894525in" draw:z-index="0">
<draw:image xlink:href="../Images/AРМІЯINFORM/2023-05-29T89-00-00-04-00/dd8074cb11116bf4ddfe1e38199a71a1_1685371618_extra_large.jpeg" xlink:type="simple" xlink:show="embed" xlink:actuate="onLoad" draw:mime-type="image/jpeg"/>
</draw:frame>
</text:p>
      <text:p text:style-name="P4">
Від імені всіх українців я хотів би вшанувати мужність і самопожертву всіхамериканців, які стали на захист і продовжують захищати свободу.</text:p>
      <text:p text:style-name="P4">
Ваша свобода встояла завдяки тим, хто за неї боровся. Наша свобода встоїтьзавдяки тим, хто за неї бореться. Свобода ґрунтується на хоробрості найкращиху своєму роді та на готовності молодих чоловіків і жінок, які служать своємународові в армії, ставати найкращими у своєму роді і зробити свою хоробрістьосновою для майбутнього своєї нації.</text:p>
      <text:p text:style-name="P4">
Коли ми згадуємо воїнів, які пожертвували своїм життям в ім’я свободи, — мизгадуємо причину, чому ми живі, чому ми живемо так, як нам подобається, і чомустоять наші вільні нації.</text:p>
      <text:p text:style-name="P4">
Наш обов’язок — навчити дітей, що свободу не можна сприймати як даність. Нашобов’язок — навчити їх бути вдячними. Наш обов’язок — вшанувати кожного, хтовіддав своє життя, захищаючи свободу, благородний і вільний прапор своєїкраїни і народу. Наш обов’язок — пам’ятати, яка ціна була заплачена за те, щобзберегти світло свободи, незважаючи на всі темні часи, що настали.</text:p>
      <text:p text:style-name="P4">
Ми, українці, завжди будемо вдячні США і кожному американцю за надзвичайнупідтримку, яка допомагає нам звести російську тиранію до тих, хто програв уборотьбі за свободу.</text:p>
      <text:p text:style-name="P4">
Моя особлива подяка в цей День пам’яті всім американцям різних часів — синам ідочкам, батькам і матерям, братам і сестрам, які стали воїнами, чия силаперетворилася на силу свободи і яким судилося показати світові, що свободазавжди буде яскраво сяяти на пагорбі.</text:p>
      <text:p text:style-name="P4">
Нехай наша перемога, перемога українських воїнів, зробить це світлояскравішим!</text:p>
      <text:p text:style-name="P4">
Боже, благослови Америку!</text:p>
      <text:p text:style-name="P4">
Слава Україні!</text:p>
      <text:p text:style-name="P4">
Source: <text:a xlink:type="simple" xlink:href="https://armyinform.com.ua/2023/05/29/zvernennya-prezydenta-ukrayiny-do-amerykanskogo-narodu-z-nagody-dnya-pamyati/" text:style-name="Internet_20_link" text:visited-style-name="Visited_20_Internet_20_Link">
https://armyinform.com.ua/2023/05/29/zvernennya-prezydenta-ukrayiny-do-amerykanskogo-narodu-z-nagody-dnya-pamyati/</text:a>
</text:p>
      <!--NEWS-->
      <text:h text:style-name="P10" text:outline-level="1">
<text:span text:style-name="T4">
Верховна Рада України прийняла за основу законопроєкт щодо особливостей оподаткування у період дії воєнного стану</text:span>
</text:h>
      <text:p text:style-name="P4">
Author: ['АРМІЯINFORM']</text:p>
      <text:p text:style-name="P4">
Time: 2023-05-29T90:00:00-04:00</text:p>
      <text:p text:style-name="P4">
Description: Верховна Рада України прийняла в першому читанні проєкт змін до Закону про фінансов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ru.jpg" text:style-name="Internet_20_link" text:visited-style-name="Visited_20_Internet_20_Link">
vru.jpg</text:a>
']</text:p>
      <text:p text:style-name="P4">
Tags: ['ВЕРХОВНА РАДА УКРАЇНИ', 'ВІЙНА', 'ВТОРГНЕННЯ РФ', 'ЗАКОНОПРОЄКТ', 'ЗАКОРДОННІ ІНВЕСТИЦІЇ']</text:p>
      <text:p text:style-name="P4">
Category: News</text:p>
      <!--METADATA-->
      <text:p text:style-name="P4">
<draw:frame draw:style-name="fr1" draw:name="Image304" text:anchor-type="as-char" svg:width="6.9236in" svg:height="5.804039in" draw:z-index="0">
<draw:image xlink:href="../Images/AРМІЯINFORM/2023-05-29T90-00-00-04-00/vru.jpg" xlink:type="simple" xlink:show="embed" xlink:actuate="onLoad" draw:mime-type="image/jpeg"/>
</draw:frame>
</text:p>
      <text:p text:style-name="P4">
Верховна Рада України прийняла в першому читанні проєкт змін до Закону профінансові механізми стимулювання експортної діяльності щодо страхуванняінвестицій в Україні від воєнних ризиків (№ 9015).</text:p>
      <text:p text:style-name="P4">
Про це йдеться у<text:a xlink:type="simple" xlink:href="https://www.rada.gov.ua/news/razom/237055.html" text:style-name="Internet_20_link" text:visited-style-name="Visited_20_Internet_20_Link">
повідомленні</text:a>
 на офіційномувебпорталі Верховної Ради України.</text:p>
      <text:p text:style-name="P4">
Метою документа є створення умов для масштабування інвестицій в Україні вумовах військових дій та повоєнного відновлення.</text:p>
      <text:p text:style-name="P4">
Страхування інвестицій від воєнних ризиків є важливим інструментом сприянняекономічному зростанню в багатьох країнах світу, зазначають народні депутати.Надаючи інвесторам захист від втрат через військові дії, уряди допомагаютьстворити більш стабільне та безпечне середовище для інвесторів.</text:p>
      <text:p text:style-name="P4">
<text:span text:style-name="T4">
Довідково:</text:span>
 Страхування інвестицій від воєнних ризиків доступне в багатьохінших країнах світу, включаючи Велику Британію, Японію, Німеччину, Францію,Канаду, Австралію, Ізраїль тощо. У цих країнах державні установи, щозабезпечують страхування інвестицій від воєнних ризиків, як правило, пов’язаніз національним міністерством фінансів або є незалежними організаціями,створеними спеціально для цієї мети <text:span text:style-name="T5">
(Пояснювальна записка до проєктузакону)</text:span>
.</text:p>
      <text:p text:style-name="P4">
Source: <text:a xlink:type="simple" xlink:href="https://armyinform.com.ua/2023/05/29/verhovna-rada-ukrayiny-pryjnyala-za-osnovu-zakonoproekt-shhodo-osoblyvostej-opodatkuvannya-u-period-diyi-voyennogo-stanu/" text:style-name="Internet_20_link" text:visited-style-name="Visited_20_Internet_20_Link">
https://armyinform.com.ua/2023/05/29/verhovna-rada-ukrayiny-pryjnyala-za-osnovu-zakonoproekt-shhodo-osoblyvostej-opodatkuvannya-u-period-diyi-voyennogo-stanu/</text:a>
</text:p>
      <!--NEWS-->
      <text:h text:style-name="P10" text:outline-level="1">
<text:span text:style-name="T4">
Дякуємо народу Данії за непохитну підтримку — Олексій Резніков</text:span>
</text:h>
      <text:p text:style-name="P4">
Author: ['АРМІЯINFORM']</text:p>
      <text:p text:style-name="P4">
Time: 2023-05-29T91:00:00-04:00</text:p>
      <text:p text:style-name="P4">
Description: У своєму Twitter Міністр оборони України Олек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vv.jpeg" text:style-name="Internet_20_link" text:visited-style-name="Visited_20_Internet_20_Link">
reznikovvv.jpeg</text:a>
']</text:p>
      <text:p text:style-name="P4">
Tags: ['STOPRUSSIA', 'ВТОРГНЕННЯ РФ', 'МІЖНАРОДНА ДОПОМОГА', 'ОЛЕКСІЙ РЕЗНІКОВ']</text:p>
      <text:p text:style-name="P4">
Category: News</text:p>
      <!--METADATA-->
      <text:p text:style-name="P4">
<draw:frame draw:style-name="fr1" draw:name="Image305" text:anchor-type="as-char" svg:width="6.9236in" svg:height="4.32725in" draw:z-index="0">
<draw:image xlink:href="../Images/AРМІЯINFORM/2023-05-29T91-00-00-04-00/reznikovvv.jpeg" xlink:type="simple" xlink:show="embed" xlink:actuate="onLoad" draw:mime-type="image/jpeg"/>
</draw:frame>
</text:p>
      <text:p text:style-name="P4">
У своєму Twitter Міністр оборони України Олексій Рєзніков<text:a xlink:type="simple" xlink:href="https://twitter.com/oleksiireznikov/status/1663208377290305538" text:style-name="Internet_20_link" text:visited-style-name="Visited_20_Internet_20_Link">
висловив</text:a>
вдячність прем’єр-міністерці Данії Метте Фредеріксен, в.о. міністра оборониТрольсу Лунду Пульсену і датському уряду за схвалення додаткової військовоїдопомоги на суму 2,6 мільярда доларів США для України для зміцнення їїобороноздатності.</text:p>
      <text:p text:style-name="P4">
«Дякуємо народу Данії за непохитну підтримку! Вперед до нашої спільноїПеремоги!» — написав Олексій Рєзніков.</text:p>
      <text:p text:style-name="P4">
Source: <text:a xlink:type="simple" xlink:href="https://armyinform.com.ua/2023/05/29/dyakuyemo-narodu-daniyi-za-nepohytnu-pidtrymku-oleksij-reznikov/" text:style-name="Internet_20_link" text:visited-style-name="Visited_20_Internet_20_Link">
https://armyinform.com.ua/2023/05/29/dyakuyemo-narodu-daniyi-za-nepohytnu-pidtrymku-oleksij-reznikov/</text:a>
</text:p>
      <!--NEWS-->
      <text:h text:style-name="P10" text:outline-level="1">
<text:span text:style-name="T4">
Окупант рф розповів про важку ситуацію на позиціях — ГУР</text:span>
</text:h>
      <text:p text:style-name="P4">
Author: ['АРМІЯINFORM']</text:p>
      <text:p text:style-name="P4">
Time: 2023-05-29T92:00:00-04:00</text:p>
      <text:p text:style-name="P4">
Description: Про це повідомляє ГУР МО України.    https://www.youtube.com/watch?v=ZMDQYYvsOh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УР МО УКРАЇНИ', 'ГУР ПЕРЕХОПЛЕННЯ']</text:p>
      <text:p text:style-name="P4">
Category: News</text:p>
      <!--METADATA-->
      <text:p text:style-name="P4">
Про це <text:a xlink:type="simple" xlink:href="https://gur.gov.ua/content/tut-plokho-sovsem-vse-nu-ne-tak-uzhe-khorosho-vot.html" text:style-name="Internet_20_link" text:visited-style-name="Visited_20_Internet_20_Link">
повідомляє</text:a>
 ГУР МО України.</text:p>
      <text:p text:style-name="P4">
Source: <text:a xlink:type="simple" xlink:href="https://armyinform.com.ua/2023/05/29/okupant-rf-rozpoviv-pro-vazhku-sytuacziyu-na-pozycziyah/" text:style-name="Internet_20_link" text:visited-style-name="Visited_20_Internet_20_Link">
https://armyinform.com.ua/2023/05/29/okupant-rf-rozpoviv-pro-vazhku-sytuacziyu-na-pozycziyah/</text:a>
</text:p>
      <!--NEWS-->
      <text:h text:style-name="P10" text:outline-level="1">
<text:span text:style-name="T4">
Єдність і солідарність міжнародної спільноти є ключами до відновлення справедливості та миру — Андрій Костін</text:span>
</text:h>
      <text:p text:style-name="P4">
Author: ['АРМІЯINFORM']</text:p>
      <text:p text:style-name="P4">
Time: 2023-05-29T93:00:00-04:00</text:p>
      <text:p text:style-name="P4">
Description: Про це Офіс генерального прокурора повідомляє у Телеграмі.    Генеральний прокурор Анд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fis-generalnogo-prokurora.jpg" text:style-name="Internet_20_link" text:visited-style-name="Visited_20_Internet_20_Link">
ofis-generalnogo-prokurora.jpg</text:a>
']</text:p>
      <text:p text:style-name="P4">
Tags: ['STOPRUSSIA', 'ВІЙНА', 'ВТОРГНЕННЯ РФ', 'ОФІС ГЕНЕРАЛЬНОГО ПРОКУРОРА УКРАЇНИ']</text:p>
      <text:p text:style-name="P4">
Category: News</text:p>
      <!--METADATA-->
      <text:p text:style-name="P4">
<draw:frame draw:style-name="fr1" draw:name="Image306" text:anchor-type="as-char" svg:width="6.9236in" svg:height="3.883237in" draw:z-index="0">
<draw:image xlink:href="../Images/AРМІЯINFORM/2023-05-29T93-00-00-04-00/ofis-generalnogo-prokurora.jpg" xlink:type="simple" xlink:show="embed" xlink:actuate="onLoad" draw:mime-type="image/jpeg"/>
</draw:frame>
 Ілюстративне фото</text:p>
      <text:p text:style-name="P4">
Про це Офіс генерального прокурора <text:a xlink:type="simple" xlink:href="https://t.me/pgo_gov_ua/12643" text:style-name="Internet_20_link" text:visited-style-name="Visited_20_Internet_20_Link">
повідомляє</text:a>
у Телеграмі.</text:p>
      <text:p text:style-name="P4">
Генеральний прокурор Андрій Костін онлайн взяв участь у безпековому форуміGLOBSEC у Братиславі.</text:p>
      <text:p text:style-name="P4">
Безкарність за злочини, які рф чинить проти України, — недопустима. Для цьогоми будуємо глобальну мережу відповідальності — розслідування та судовогопереслідування як на національному, так і на міжнародному рівнях, — наголосивАндрій Костін під час свого виступу.</text:p>
      <text:p text:style-name="P4">
Генпрокурор зазначив, що триває боротьба за справедливість у той самий час якукраїнські захисники б’ються на передовій — це величезний виклик.</text:p>
      <text:p text:style-name="P4">
Агресор щодня вчиняє нові й нові злочини. Для протистояння цим викликамміжнародна підтримка має вирішальне значення.</text:p>
      <text:p text:style-name="P4">
Андрій Костін подякував європейській спільноті та Великій сімці забезпрецедентну солідарність з Україною.</text:p>
      <text:p text:style-name="P4">
Сьогодні мене запитали, чи можливо, що путін колись постане перед судом. Длявсіх, хто сумнівається, моя відповідь: «Ніколи не кажи ніколи». Все в нашихруках. Єдність і солідарність міжнародної спільноти є ключами до відновленнясправедливості та миру, — констатував Генпрокурор.</text:p>
      <text:p text:style-name="P4">
GLOBSEC є аналітичною організацією глобального спрямування зі штаб-квартирою ум. Братислава, яка віддана ідеям поширення демократії, безпеки, процвітання істалого розвитку в Європі та по всьому світу. Це незалежна, непартійна танеурядова організація. Її місія — впливати на формування майбутнього шляхомгенерування нових ідей та рішень для кращого та безпечнішого світу.</text:p>
      <text:p text:style-name="P4">
Source: <text:a xlink:type="simple" xlink:href="https://armyinform.com.ua/2023/05/29/yednist-i-solidarnist-mizhnarodnoyi-spilnoty-ye-klyuchamy-do-vidnovlennya-spravedlyvosti-ta-myru-andrij-kostin/" text:style-name="Internet_20_link" text:visited-style-name="Visited_20_Internet_20_Link">
https://armyinform.com.ua/2023/05/29/yednist-i-solidarnist-mizhnarodnoyi-spilnoty-ye-klyuchamy-do-vidnovlennya-spravedlyvosti-ta-myru-andrij-kostin/</text:a>
</text:p>
      <!--NEWS-->
      <text:h text:style-name="P10" text:outline-level="1">
<text:span text:style-name="T4">
Нашими успіхами, тиском та «Петріотами» ми відповідатимемо росії на всі прояви її зла — Президент</text:span>
</text:h>
      <text:p text:style-name="P4">
Author: ['АРМІЯINFORM']</text:p>
      <text:p text:style-name="P4">
Time: 2023-05-29T94:00:00-04:00</text:p>
      <text:p text:style-name="P4">
Description: Бажаю здоровʼя, шановні українці!    https://www.youtube.com/watch?v=eIGyEq-_OLI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ЗВЕРНЕННЯ ПРЕЗИДЕНТА УКРАЇНИ', 'ВІЙНА', 'ВОЛОДИМИР ЗЕЛЕНСЬКИЙ', 'ВТОРГНЕННЯ РФ', 'ОФІС ПРЕЗИДЕНТА УКРАЇНИ']</text:p>
      <text:p text:style-name="P4">
Category: News</text:p>
      <!--METADATA-->
      <text:p text:style-name="P4">
<text:span text:style-name="T4">
<text:span text:style-name="T5">
Бажаю здоровʼя, шановні українці!</text:span>
</text:span>
</text:p>
      <text:p text:style-name="P4">
Сьогодні був дуже довгий день, і почався цей день дуже рано для багатьох нашихлюдей.</text:p>
      <text:p text:style-name="P4">
Кілька російських терористичних атак за добу. «Шахеди», крилаті ракети,балістичні. Керовані авіабомби. Дякувати нашій ППО — усім захисникам ізахисницям неба, — сьогодні вдалося врятувати як мінімум сотні життів. Лише заодин день. Більшість «Шахедів» і ракет збито.</text:p>
      <text:p text:style-name="P4">
Але кожна така терористична атака повертає нас і весь світ до очевидноговисновку: Росія хоче пройти до кінця шляхом зла, тобто до своєї поразки, бо узла не буває й не може бути іншого кінця, окрім поразки.</text:p>
      <text:p text:style-name="P4">
Світ повинен бачити, що терор програ <text:span text:style-name="T5">
є</text:span>
.</text:p>
      <text:p text:style-name="P4">
Коли «Петріоти» в руках українців забезпечують стовідсоткове збиття будь-якихросійських ракет, терор програ <text:span text:style-name="T5">
є</text:span>
.</text:p>
      <text:p text:style-name="P4">
Коли світ збільшує тиск на Росію, зокрема санкційний, коли ізоляція терористазростає, коли будь-якої близькості з Москвою соромляться її колишні партнери,терор програ <text:span text:style-name="T5">
є</text:span>
.</text:p>
      <text:p text:style-name="P4">
І, звичайно, немає більшого приниження для держави-терориста, ніж успіхи нашихвоїнів.</text:p>
      <text:p text:style-name="P4">
Власне, нашими успіхами, нашим тиском, нашими «Петріотами» ми маємо і будемо йнадалі відповідати росії на всі прояви її зла.</text:p>
      <text:p text:style-name="P4">
І ми знищимо це зло.</text:p>
      <text:p text:style-name="P4">
Ніхто інший у світі не застосовує зброю проти зла ефективніше, ніж українці.</text:p>
      <text:p text:style-name="P4">
Сьогодні провів засідання Ставки. Доповіді — дуже конкретні.</text:p>
      <text:p text:style-name="P4">
Постачання нових систем ППО й ракет до них, відповідні домовленості зпартнерами.</text:p>
      <text:p text:style-name="P4">
Ефективність нашої ППО й те, що може зробити захист неба сильнішим.</text:p>
      <text:p text:style-name="P4">
Влучання, які, на жаль, є.</text:p>
      <text:p text:style-name="P4">
Наші оборонці вміють учитись і зроблять усе, щоб терористам стало значноскладніше.</text:p>
      <text:p text:style-name="P4">
Доповідали на Ставці, як і завжди, Головком та командувачі оперативнихнапрямків.</text:p>
      <text:p text:style-name="P4">
Не тільки забезпечення боєприпасами, не тільки підготовка нових бригад, нетільки наша тактика.</text:p>
      <text:p text:style-name="P4">
Але й терміни. Це те, що максимально важливо. Терміни щодо того, як ми будеморухатися. Будемо. Рішення ухвалені.</text:p>
      <text:p text:style-name="P4">
Я дякую кожному солдату й сержанту, офіцеру й генералу, кожній бригаді, якіпідготувалися.</text:p>
      <text:p text:style-name="P4">
Провів сьогодні також доволі змістовну нараду з нашими міжнародниками.</text:p>
      <text:p text:style-name="P4">
Готуємо нові спільні з партнерами кроки для посилення нашого захисту. І длянаших активних дій. Немає й не буде альтернативи повному звільненню нашоїземлі. Немає й не буде альтернативи повному захисту наших цінностей.</text:p>
      <text:p text:style-name="P4">
І я вдячний усім нашим партнерам, які розуміють, що повага до кожноголюдського життя, свобода людини та міжнародне право — це такі цінності, щодояких компроміси неможливі.</text:p>
      <text:p text:style-name="P4">
Хочу сьогодні окремо подякувати Данії — усьому народу, усьому данськомуполітичному класу. Парламенту, уряду та особисто пані Прем’єр-мініструФредеріксен за рішення збільшити фінансування данського Фонду підтримки нашоїдержави на суму понад 3 мільярди доларів США.</text:p>
      <text:p text:style-name="P4">
Тепер загальна сума оборонної допомоги від Данії сягне більш ніж 4 мільярди700 мільйонів доларів. Дуже вагомо.</text:p>
      <text:p text:style-name="P4">
Такі рішення роблять поразку російського терору швидшою. Дякую за це!</text:p>
      <text:p text:style-name="P4">
Говорив сьогодні з Прем’єр-міністром Камбоджі Хун Сеном. Подякував йому запринципову підтримку міжнародних правил, усього того, заради чого націїоб’єднані Статутом ООН та обов’язковими для всіх конвенціями.</text:p>
      <text:p text:style-name="P4">
Запросив Камбоджу приєднатися до спільних зусиль із різними країнами світу вреалізації нашої формули миру.</text:p>
      <text:p text:style-name="P4">
Це спільне глобальне завдання — не дати росії зробити терор чимось звичним длясвіту, коли й хтось інший захворіє на це зло.</text:p>
      <text:p text:style-name="P4">
І щойно, перед записом цього звернення, провів іще дві розмови.</text:p>
      <text:p text:style-name="P4">
Говорив із Прем’єр-міністром Нідерландів Марком Рютте. Поінформував про ударитерористів. Подякував за готовність і надалі допомагати нам захищати людей.</text:p>
      <text:p text:style-name="P4">
Нідерланди — серед лідерів у допомозі для захисту від терору, для притягненнятерористів до відповідальності.</text:p>
      <text:p text:style-name="P4">
Обговорили нашу оборонну взаємодію — нашу нову авіаційну коаліцію, коаліціюсучасних винищувачів, яку створюємо. І створимо! Звичайно, обговорили йпосилення нашої ППО.</text:p>
      <text:p text:style-name="P4">
Говорив із Президентом Туреччини Ердоганом. Привітав його з перемогою навиборах.</text:p>
      <text:p text:style-name="P4">
Впевнений, що наша подальша співпраця — України й Туреччини — на всіх рівняхзможе дати ще більше користі нашим людям та міжнародній стабільності.</text:p>
      <text:p text:style-name="P4">
Безпека нашого регіону та всієї Європи, світова продовольча безпека, захистфундаментальних норм міжнародного права — це те, що ми робили, робимо й будеморобити разом.</text:p>
      <text:p text:style-name="P4">
Дякую всім у світі, хто допомагає! Слава всім нашим воїнам!</text:p>
      <text:p text:style-name="P4">
Іще раз дякую Повітряним силам та всім нашим захисникам і захисницям неба.</text:p>
      <text:p text:style-name="P4">
<text:span text:style-name="T4">
<text:span text:style-name="T5">
Слава Україні!</text:span>
</text:span>
</text:p>
      <text:p text:style-name="P4">
Source: <text:a xlink:type="simple" xlink:href="https://armyinform.com.ua/2023/05/29/nashymy-uspihamy-tyskom-ta-petriotamy-my-vidpovidatymemo-rosiyi-na-vsi-proyavy-yiyi-zla-prezydent/" text:style-name="Internet_20_link" text:visited-style-name="Visited_20_Internet_20_Link">
https://armyinform.com.ua/2023/05/29/nashymy-uspihamy-tyskom-ta-petriotamy-my-vidpovidatymemo-rosiyi-na-vsi-proyavy-yiyi-zla-prezydent/</text:a>
</text:p>
      <!--NEWS-->
      <text:h text:style-name="P10" text:outline-level="1">
<text:span text:style-name="T4">
Верховна Рада встановила надбавку до пенсії борцям за незалежність України, що зазнали репресій комуністичного режиму</text:span>
</text:h>
      <text:p text:style-name="P4">
Author: ['Володимир Поліщук']</text:p>
      <text:p text:style-name="P4">
Time: 2023-05-29T95:00:00-04:00</text:p>
      <text:p text:style-name="P4">
Description: 29 травня 2023 року Верховна Рада України прийняла Закон України «Про внесення змі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represiyi.webp" text:style-name="Internet_20_link" text:visited-style-name="Visited_20_Internet_20_Link">
represiyi.webp</text:a>
']</text:p>
      <text:p text:style-name="P4">
Tags: ['ВЕРХОВНА РАДА УКРАЇНИ', 'ЖЕРТВИ РЕПРЕСІЙ', 'ЗАКОН', 'КОМІТЕТ ВЕРХОВНОЇ РАДИ УКРАЇНИ З\xa0ПИТАНЬ СОЦІАЛЬНОЇ ПОЛІТИКИ ТА\xa0ЗАХИСТУ ПРАВ ВЕТЕРАНІВ', 'КОМУНІСТИЧНІ РЕПРЕСІЇ']</text:p>
      <text:p text:style-name="P4">
Category: News</text:p>
      <!--METADATA-->
      <text:p text:style-name="P4">
<draw:frame draw:style-name="fr1" draw:name="Image307" text:anchor-type="as-char" svg:width="6.9236in" svg:height="3.956343in" draw:z-index="0">
<draw:image xlink:href="../ConvertedIMGs/AРМІЯINFORM/2023-05-29T95-00-00-04-00/represiyi.png" xlink:type="simple" xlink:show="embed" xlink:actuate="onLoad" draw:mime-type="image/png"/>
</draw:frame>
</text:p>
      <text:p text:style-name="P4">
29 травня 2023 року Верховна Рада України прийняла Закон України «Про внесеннязмін до законів України „Про пенсії за особливі заслуги перед Україною“ та„Про реабілітацію жертв репресій комуністичного тоталітарного режиму 1917-1991років“ стосовно борців за незалежність України у ХХ столітті та деяких іншихосіб», яким встановила пенсію за особливі заслуги перед Україною (як надбавкудо пенсії) борцям за незалежність України у ХХ столітті, які за часівкомуністичного тоталітарного режиму зазнали репресій за політичними аборелігійними мотивами у формі позбавлення волі (ув’язнення) або примусовогобезпідставного поміщення здорової людини до психіатричного закладу та булиреабілітовані у встановленому законом порядку.</text:p>
      <text:p text:style-name="P4">
Про це на своєму офіційному сайті<text:a xlink:type="simple" xlink:href="https://komspip.rada.gov.ua/news/main_news/75942.html" text:style-name="Internet_20_link" text:visited-style-name="Visited_20_Internet_20_Link">
пише</text:a>
 КомітетВерховної ради України з питань соціальної політики та захисту прав ветеранів.</text:p>
      <text:p text:style-name="P4">
Сума відповідної щомісячної надбавки до пенсії складатиме 4200 гривень. Цясума буде щорічно індексована, починаючи з 1 березня 2024 року.</text:p>
      <text:p text:style-name="P4">
Винайти кошти в Державному бюджеті, які забезпечуватимуть відповідні видатки,вдалося завдяки, зокрема, скасуванню пенсій за особливі заслуги перед Україноюдля народних депутатів України, депутатів колишніх Союзу РСР та УкраїнськоїРСР, членів Кабінету Міністрів України та Уряду колишньої Української РСР. Цимрішенням нинішня генерація народних депутатів та Уряду продемонструвала шанумужності та героїзму борців за незалежність України у ХХ столітті упротистоянні комуністичному режиму, непохитній відданості справі щодозміцнення української державності, активній громадянській позиції попритортури та репресії.</text:p>
      <text:p text:style-name="P4">
Перший заступник Голови Комітету Михайло Цимбалюк, який очолював робочу групуз підготовки цього закону повідомив кореспонденту АрміяInform, що напревеликий жаль з кожним роком кількість борців за незалежність України у ХХстолітті зменшується.</text:p>
      <text:p text:style-name="P4">
— По-перше, тих людей, котрі в ці періоди були реальними борцями занезалежність України, отримували реальні терміни покарання, за данимиУкраїнського інституту національної пам’яті залишилося декілька сотен. Державанарешті, після тридцяти років незалежності, вшанувала їхній реальний подвиг.По-друге, це дасть стимул й розуміння сьогоднійшній молоді, сучаснимвійськовослужбовцям, що вони теж увійдуть у новітню історію як борці занезалежність в нових умовах і в нових викликах. Це важливо! — вважає МихайлоЦимбалюк.</text:p>
      <text:p text:style-name="P4">
<text:span text:style-name="T4">
Довідково:</text:span>
 Проект Закону про внесення змін до Закону України «Про пенсіїза особливі заслуги перед Україною» (щодо борців за незалежність України у XXстолітті) було зареєстровано у Верховній Раді України за № 8032 14 вересня2022 року.</text:p>
      <text:p text:style-name="P4">
Головним з опрацювання законопроекту було визначено Комітет з питаньсоціальної політики та захисту прав ветеранів.</text:p>
      <text:p text:style-name="P4">
До тексту проекту Закону надійшло 27 пропозицій від 5 народних депутатівУкраїни різних фракцій та груп. Пропозиції народних депутатів стосувалисясеред іншого дерадянізації положень норм Закону України «Про пенсії заособливі заслуги перед Україною».</text:p>
      <text:p text:style-name="P4">
Source: <text:a xlink:type="simple" xlink:href="https://armyinform.com.ua/2023/05/29/verhovna-rada-ukrayiny-vstanovyla-nadbavku-do-pensiyi-borczyam-za-nezalezhnist-ukrayiny-u-hh-stolitti-yaki-za-chasiv-komunistychnogo-totalitarnogo-rezhymu-zaznaly-represij/" text:style-name="Internet_20_link" text:visited-style-name="Visited_20_Internet_20_Link">
https://armyinform.com.ua/2023/05/29/verhovna-rada-ukrayiny-vstanovyla-nadbavku-do-pensiyi-borczyam-za-nezalezhnist-ukrayiny-u-hh-stolitti-yaki-za-chasiv-komunistychnogo-totalitarnogo-rezhymu-zaznaly-represij/</text:a>
</text:p>
      <!--NEWS-->
      <text:h text:style-name="P10" text:outline-level="1">
<text:span text:style-name="T4">
Президент обговорив з Прем’єр-міністром Нідерландів питання зміцнення української ППО</text:span>
</text:h>
      <text:p text:style-name="P4">
Author: ['АРМІЯINFORM']</text:p>
      <text:p text:style-name="P4">
Time: 2023-05-29T96:00:00-04:00</text:p>
      <text:p text:style-name="P4">
Description: Президент Володимир Зеленський обговорив з Прем’єр-міністром Нідерландів Марком Рютт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73fa685671568b77e54cb6583b17a5a5_1685290113_extra_large-1.png" text:style-name="Internet_20_link" text:visited-style-name="Visited_20_Internet_20_Link">
73fa685671568b77e54cb6583b17a5a5_1685290113_extra_large-1.png</text:a>
']</text:p>
      <text:p text:style-name="P4">
Tags: ['STOPRUSSIA', 'АГРЕСІЯ РФ', 'ВІЙНА', 'ВОЛОДИМИР ЗЕЛЕНСЬКИЙ', 'ВТОРГНЕННЯ РФ', 'НІДЕРЛАНДИ']</text:p>
      <text:p text:style-name="P4">
Category: News</text:p>
      <!--METADATA-->
      <text:p text:style-name="P4">
<draw:frame draw:style-name="fr1" draw:name="Image308" text:anchor-type="as-char" svg:width="6.9236in" svg:height="4.228385in" draw:z-index="0">
<draw:image xlink:href="../Images/AРМІЯINFORM/2023-05-29T96-00-00-04-00/73fa685671568b77e54cb6583b17a5a5_1685290113_extra_large-1.png" xlink:type="simple" xlink:show="embed" xlink:actuate="onLoad" draw:mime-type="image/png"/>
</draw:frame>
</text:p>
      <text:p text:style-name="P4">
Президент Володимир Зеленський обговорив з Прем’єр-міністром НідерландівМарком Рютте посилення російського ракетного терору, питання створенняавіаційної коаліції та зміцнення української системи ППО.</text:p>
      <text:p text:style-name="P4">
Про це Глава держави повідомив у<text:a xlink:type="simple" xlink:href="https://t.me/V_Zelenskiy_official/6408" text:style-name="Internet_20_link" text:visited-style-name="Visited_20_Internet_20_Link">
Телеграмі</text:a>
.</text:p>
      <text:p text:style-name="P4">
«Провів розмову із Прем’єр-міністром Нідерландів Марком Рютте. Повідомив проактивізацію російським агресором ракетного терору проти України. Говорили проавіаційну коаліцію, про посилення нашої ППО. Ціную лідерську підтримкуНідерландів, зокрема безпекову. Переконаний, що вона й надаліпосилюватиметься», — зазначив Володимир Зеленський.</text:p>
      <text:p text:style-name="P4">
Source: <text:a xlink:type="simple" xlink:href="https://armyinform.com.ua/2023/05/29/prezydent-ukrayiny-obgovoryv-z-premyerom-niderlandiv-posylennya-ppo/" text:style-name="Internet_20_link" text:visited-style-name="Visited_20_Internet_20_Link">
https://armyinform.com.ua/2023/05/29/prezydent-ukrayiny-obgovoryv-z-premyerom-niderlandiv-posylennya-ppo/</text:a>
</text:p>
      <!--NEWS-->
      <text:h text:style-name="P10" text:outline-level="1">
<text:span text:style-name="T4">
Здійснивши ротацію ракетоносіїв у Чорному морі, ворог продовжує тримати напоготові «Калібри»</text:span>
</text:h>
      <text:p text:style-name="P4">
Author: ['АРМІЯINFORM']</text:p>
      <text:p text:style-name="P4">
Time: 2023-05-29T97:00:00-04:00</text:p>
      <text:p text:style-name="P4">
Description: Про це Оперативне командування «Південь» повідомляє у Фейсбуці.    Так, надвечір, вивівш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pidvodnyj-choven-kalibry.jpg" text:style-name="Internet_20_link" text:visited-style-name="Visited_20_Internet_20_Link">
pidvodnyj-choven-kalibry.jpg</text:a>
']</text:p>
      <text:p text:style-name="P4">
Tags: ['STOPRUSSIA', 'АГРЕСІЯ РФ', 'ВІЙНА', 'ВТОРГНЕННЯ РФ', 'ОК «ПІВДЕНЬ»']</text:p>
      <text:p text:style-name="P4">
Category: News</text:p>
      <!--METADATA-->
      <text:p text:style-name="P4">
<draw:frame draw:style-name="fr1" draw:name="Image309" text:anchor-type="as-char" svg:width="6.9236in" svg:height="4.366107in" draw:z-index="0">
<draw:image xlink:href="../Images/AРМІЯINFORM/2023-05-29T97-00-00-04-00/pidvodnyj-choven-kalibry.jpg" xlink:type="simple" xlink:show="embed" xlink:actuate="onLoad" draw:mime-type="image/jpeg"/>
</draw:frame>
 Ілюстративне фото</text:p>
      <text:p text:style-name="P4">
Про це Оперативне командування «Південь»<text:a xlink:type="simple" xlink:href="https://www.facebook.com/OperationalCommandSouth/posts/pfbid031RjHc9qvYpfK7SFJaTLRNEsPPh7PaVh6Am2Pu1xYfqjUTQBEmMp6tMQF1LiNonX3l" text:style-name="Internet_20_link" text:visited-style-name="Visited_20_Internet_20_Link">
повідомляє</text:a>
у Фейсбуці.</text:p>
      <text:p text:style-name="P4">
Так, надвечір, вивівши ще один підводний ракетоносій на чергування, один знадводних — противник завів в пункт базування.</text:p>
      <text:p text:style-name="P4">
<text:span text:style-name="T4">
Таким чином, станом на 21.00 в морі 3 ракетоносії — 1 надводний і 2підводних.</text:span>
</text:p>
      <text:p text:style-name="P4">
<text:span text:style-name="T4">
Загальний залп — 16 ракет.</text:span>
</text:p>
      <text:p text:style-name="P4">
<text:span text:style-name="T4">
Рівень ракетної небезпеки залишається дуже високим!</text:span>
</text:p>
      <text:p text:style-name="P4">
Будьте пильні та відповідальні, не нехтуйте власною безпекою і не допомагайтеворогу через хайп у соцмережах.</text:p>
      <text:p text:style-name="P4">
Свідомістю і розумом наближаємо Перемогу!</text:p>
      <text:p text:style-name="P4">
Source: <text:a xlink:type="simple" xlink:href="https://armyinform.com.ua/2023/05/29/zdijsnivshy-rotacziyu-raketonosiyiv-v-chornomu-mori-vorog-prodovzhuye-trymaty-napogotovi-kalibry/" text:style-name="Internet_20_link" text:visited-style-name="Visited_20_Internet_20_Link">
https://armyinform.com.ua/2023/05/29/zdijsnivshy-rotacziyu-raketonosiyiv-v-chornomu-mori-vorog-prodovzhuye-trymaty-napogotovi-kalibry/</text:a>
</text:p>
      <!--NEWS-->
      <text:h text:style-name="P10" text:outline-level="1">
<text:span text:style-name="T4">
Як допомогти ветеранам адаптуватися до цивільного життя</text:span>
</text:h>
      <text:p text:style-name="P4">
Author: ['АРМІЯINFORM']</text:p>
      <text:p text:style-name="P4">
Time: 2023-05-29T98:00:00-04:00</text:p>
      <text:p text:style-name="P4">
Description: Під головуванням Віцепрем’єр-міністра Ірини Верещук відбулася нарада щодо форм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ereshhuk.jpeg" text:style-name="Internet_20_link" text:visited-style-name="Visited_20_Internet_20_Link">
vereshhuk.jpeg</text:a>
']</text:p>
      <text:p text:style-name="P4">
Tags: ['STOPRUSSIA', 'АГРЕСІЯ РФ', 'ВЕТЕРАНИ ВІЙНИ', 'ВІЙНА', 'ВТОРГНЕННЯ РФ', 'МІНОБОРОНИ', 'МІНРЕІНТЕГРАЦІЇ', 'СОЦЗАХИСТ ПІД ЧАС ВІЙНИ', 'СОЦІАЛЬНА АДАПТАЦІЯ']</text:p>
      <text:p text:style-name="P4">
Category: News</text:p>
      <!--METADATA-->
      <text:p text:style-name="P4">
<draw:frame draw:style-name="fr1" draw:name="Image310" text:anchor-type="as-char" svg:width="6.9236in" svg:height="4.829211in" draw:z-index="0">
<draw:image xlink:href="../Images/AРМІЯINFORM/2023-05-29T98-00-00-04-00/vereshhuk.jpeg" xlink:type="simple" xlink:show="embed" xlink:actuate="onLoad" draw:mime-type="image/jpeg"/>
</draw:frame>
</text:p>
      <text:p text:style-name="P4">
Під головуванням Віцепрем’єр-міністра Ірини Верещук відбулася нарада щодоформування та реалізації державної політики у сфері соціального захистуветеранів. У ній взяли участь представники Мінветеранів, Міноборони, МВС,Мінфіну, Мінсоцполітики, МОЗ, Мінцифри, а також Офісу Президента.</text:p>
      <text:p text:style-name="P4">
Про результати цієї робочої зустрічі<text:a xlink:type="simple" xlink:href="https://minre.gov.ua/2023/05/29/dopomogty-veteranam-adaptuvatysya-do-czyvilnogo-zhyttya-iryna-vereshhuk/" text:style-name="Internet_20_link" text:visited-style-name="Visited_20_Internet_20_Link">
пише</text:a>
 на своєму офіційному сайті Міністерство зпитань реінтеграції тимчасово окупованих територій України.</text:p>
      <text:p text:style-name="P4">
Ірина Верещук зосередила увагу на питанні комплексного підходу до соціалізаціїветеранів і ветеранок та вирішенні їхніх реальних потреб.</text:p>
      <text:p text:style-name="P4">
Учасники наради констатували, що необхідно максимально спростити процедури дляпідтвердження статусу ветерана. Зробити це можна шляхом активного впровадженняцифрових інструментів. Зокрема, пропонується цифровізувати документи щодопоранення, контузії або інвалідності у результаті бойових дій. Це дозволитьпришвидшити отримання належних пільг від держави.</text:p>
      <text:p text:style-name="P4">
Також акцентували увагу на посиленні комунікації між органами, які ведутьреєстри осіб, звільнених з військової служби за станом здоров’я після 24лютого 2022 року. Зокрема, запровадження взаємодії між Єдиним державнимреєстром ветеранів війни та відповідними інформаційними системами компетентнихорганів.</text:p>
      <text:p text:style-name="P4">
Крім того, обговорили проєкт постанови про порядок надання статусу учасникабойових дій. Зокрема, йдеться про осіб, які з 24 лютого по 25 березня 2022року відповідно до Закону України «Про забезпечення участі цивільних осіб узахисті України» обороняли нашу країну у зв’язку з агресією росії.</text:p>
      <text:p text:style-name="P4">
«Маємо залучити всі необхідні ресурси для соціалізації тих, хто повертається звійни. Люди, які ризикували життям, які віддали здоровʼя, ставши на захистУкраїни, заслуговують на справедливе та гідне ставлення. Як держава, ми маємодопомогти їм успішно адаптуватися до цивільного життя», — резюмувалаВіцепрем’єрка.</text:p>
      <text:p text:style-name="P4">
Source: <text:a xlink:type="simple" xlink:href="https://armyinform.com.ua/2023/05/29/dopomogty-veteranam-adaptuvatysya-do-czyvilnogo-zhyttya-iryna-vereshhuk/" text:style-name="Internet_20_link" text:visited-style-name="Visited_20_Internet_20_Link">
https://armyinform.com.ua/2023/05/29/dopomogty-veteranam-adaptuvatysya-do-czyvilnogo-zhyttya-iryna-vereshhuk/</text:a>
</text:p>
      <!--NEWS-->
      <text:h text:style-name="P10" text:outline-level="1">
<text:span text:style-name="T4">
Коротко. Війна. День 460. Відеодайджест</text:span>
</text:h>
      <text:p text:style-name="P4">
Author: ['АРМІЯINFORM']</text:p>
      <text:p text:style-name="P4">
Time: 2023-05-29T99:00:00-04:00</text:p>
      <text:p text:style-name="P4">
Description: Джерело: ГШ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Ш ЗСУ']</text:p>
      <text:p text:style-name="P4">
Category: News</text:p>
      <!--METADATA-->
      <text:p text:style-name="P4">
<text:span text:style-name="T4">
Джерело:</text:span>
 <text:span text:style-name="T5">
ГШ ЗСУ</text:span>
</text:p>
      <text:p text:style-name="P4">
Source: <text:a xlink:type="simple" xlink:href="https://armyinform.com.ua/2023/05/29/korotko-vijna-den-460-videodajdzhest/" text:style-name="Internet_20_link" text:visited-style-name="Visited_20_Internet_20_Link">
https://armyinform.com.ua/2023/05/29/korotko-vijna-den-460-videodajdzhest/</text:a>
</text:p>
      <!--NEWS-->
      <text:h text:style-name="P10" text:outline-level="1">
<text:span text:style-name="T4">
У Канаді набирає сили лісова пожежа, евакуюють тисячі людей</text:span>
</text:h>
      <text:p text:style-name="P4">
Authors: Ukrinform (Person)</text:p>
      <text:p text:style-name="P4">
Publisher: Укринформ (Organization)</text:p>
      <text:p text:style-name="P4">
Published Time: 2023-05-30T00:16:00+03:00</text:p>
      <text:p text:style-name="P4">
Modified Time: 2023-05-30T00:16:00+03:00</text:p>
      <text:p text:style-name="P4">
Description: На сході канадської провінції Нова Шотландія вирує лісова пожежа, що спричинила евакуацію місцевих мешканців. — Укрінформ.</text:p>
      <text:p text:style-name="P4">
Images: ['<text:a xlink:type="simple" xlink:href="https://static.ukrinform.com/photos/2023_05/thumb_files/630_360_1685379279-378.jpg" text:style-name="Internet_20_link" text:visited-style-name="Visited_20_Internet_20_Link">
630_360_16853...</text:a>
']</text:p>
      <text:p text:style-name="P4">
Tags: ['Канада', 'Ліс', 'Пожежа']</text:p>
      <text:p text:style-name="P4">
Type: Article</text:p>
      <!--METADATA-->
      <text:p text:style-name="P4">
<draw:frame draw:style-name="fr1" draw:name="Image311" text:anchor-type="as-char" svg:width="6.9236in" svg:height="3.956343in" draw:z-index="0">
<draw:image xlink:href="../Images/yкринформ/2023-05-30T00-16-00-03-00/630_360_1685379279-378.jpg" xlink:type="simple" xlink:show="embed" xlink:actuate="onLoad" draw:mime-type="image/jpeg"/>
</draw:frame>
 На сходіканадської провінції Нова Шотландія вирує лісова пожежа, що спричинилаевакуацію місцевих мешканців.</text:p>
      <text:p text:style-name="P4">
Як повідомляє кореспондент Укрінформу, про це пише <text:a xlink:type="simple" xlink:href="https://www.cbc.ca/news/canada/nova-scotia/tantallon-hammonds-plains-pockwock-wildfire-evaucations-forest-fire-halifax-1.6857729" text:style-name="Internet_20_link" text:visited-style-name="Visited_20_Internet_20_Link">
 CBC News</text:a>
 .</text:p>
      <text:p text:style-name="P4">
Зазначається, що зона пожежі - у 25 км від столиці провінції - міста Галіфаксй наказ на евакуацію отримали вже близько 10 тис. людей.</text:p>
      <text:p text:style-name="P4">
<text:span text:style-name="T4">
Читайте також:</text:span>
 <text:span text:style-name="T4">
<text:a xlink:type="simple" xlink:href="https://www.ukrinform.ua/rubric-regions/3715153-lisova-pozeza-vibiti-vikna-ta-poskodzeni-avtivki-naslidki-padinna-ulamkiv-na-kiivsini.html" text:style-name="Internet_20_link" text:visited-style-name="Visited_20_Internet_20_Link">
 Лісова пожежа, вибиті вікна та пошкоджені автівки —наслідки падіння уламків на Київщині </text:a>
 </text:span>
</text:p>
      <text:p text:style-name="P4">
За словами правоохоронців, вогонь вже знищив щонайменше 10 будівель, однак їхкількість, вірогідно, зросте, адже пожежу поки не вдається взяти під контроль.На щастя, людських жертв досі вдається уникати.</text:p>
      <text:p text:style-name="P4">
</text:p>
      <text:p text:style-name="P4">
<text:span text:style-name="T5">
Фото: cbc.ca</text:span>
</text:p>
      <text:p text:style-name="P4">
Для допомоги місцевим вогнеборцям із сусідньої провінції Ньюфаундленд іЛабрадор уже вилетів пожежний літак. Над стримуванням вогню також працюєщонайменше два гелікоптери.</text:p>
      <text:p text:style-name="P4">
<text:span text:style-name="T4">
Читайте також:</text:span>
 <text:span text:style-name="T4">
<text:a xlink:type="simple" xlink:href="https://www.ukrinform.ua/rubric-other_news/3714644-v-ukraini-z-pocatku-roku-zafiksovano-ponad-6-tisac-pozez-v-ekosistemah.html" text:style-name="Internet_20_link" text:visited-style-name="Visited_20_Internet_20_Link">
 В Україні з початку року зафіксовано понад 6 тисячпожеж в екосистемах </text:a>
 </text:span>
</text:p>
      <text:p text:style-name="P4">
Як повідомляв Укрінформ, у західній канадській провінції Альберта цьогорічвогнем уже було знищено більше півмільйона гектарів лісу, що зіставно ізполовиною площі Чернівецької області.</text:p>
      <text:p text:style-name="P4">
<text:span text:style-name="T5">
Фото: globalnews.ca</text:span>
</text:p>
      <text:p text:style-name="P4">
Source: <text:a xlink:type="simple" xlink:href="https://www.ukrinform.ua/rubric-world/3715756-u-kanadi-nabirae-sili-lisova-pozeza-evakuuut-tisaci-ludej.html" text:style-name="Internet_20_link" text:visited-style-name="Visited_20_Internet_20_Link">
https://www.ukrinform.ua/rubric-world/3715756-u-kanadi-nabirae-sili-lisova-pozeza-evakuuut-tisaci-ludej.html</text:a>
</text:p>
      <!--NEWS-->
      <text:h text:style-name="P10" text:outline-level="1">
<text:span text:style-name="T4">
У Молдові не коментують можливу участь Зеленського у саміті Європейської політичної спільноти</text:span>
</text:h>
      <text:p text:style-name="P4">
Authors: Ukrinform (Person)</text:p>
      <text:p text:style-name="P4">
Publisher: Укринформ (Organization)</text:p>
      <text:p text:style-name="P4">
Published Time: 2023-05-30T00:28:00+03:00</text:p>
      <text:p text:style-name="P4">
Modified Time: 2023-05-30T00:28:00+03:00</text:p>
      <text:p text:style-name="P4">
Description: Молдова з міркувань безпеки не буде публічно розкривати участь Зеленського в саміті Європейської політичної спільноти, що відбудеться 1 червня в Кишиневі. — Укрінформ.</text:p>
      <text:p text:style-name="P4">
Images: ['<text:a xlink:type="simple" xlink:href="https://static.ukrinform.com/photos/2023_03/thumb_files/630_360_1679505373-143.jpg" text:style-name="Internet_20_link" text:visited-style-name="Visited_20_Internet_20_Link">
630_360_16795...</text:a>
']</text:p>
      <text:p text:style-name="P4">
Tags: ['Молдова', 'Саміт', 'Зеленський']</text:p>
      <text:p text:style-name="P4">
Type: Article</text:p>
      <!--METADATA-->
      <text:p text:style-name="P4">
<draw:frame draw:style-name="fr1" draw:name="Image313" text:anchor-type="as-char" svg:width="6.9236in" svg:height="3.956343in" draw:z-index="0">
<draw:image xlink:href="../Images/yкринформ/2023-05-30T00-28-00-03-00/630_360_1679505373-143.jpg" xlink:type="simple" xlink:show="embed" xlink:actuate="onLoad" draw:mime-type="image/jpeg"/>
</draw:frame>
 Молдова зміркувань безпеки не буде публічно розкривати участь Зеленського в самітіЄвропейської політичної спільноти, що відбудеться 1 червня в Кишиневі.</text:p>
      <text:p text:style-name="P4">
Про це в понеділок в ефірі телеканалу ProTV заявила міністерка внутрішніхсправ Молдови Ана Ревенко, передає Укрінформ із посиланням на <text:a xlink:type="simple" xlink:href="https://newsmaker.md/ro/vizita-lui-zelenski-la-summitul-din-1-iunie-ramane-secreta-ana-revenco-din-motive-de-securitate/" text:style-name="Internet_20_link" text:visited-style-name="Visited_20_Internet_20_Link">
 NewsMaker</text:a>
 .</text:p>
      <text:p text:style-name="P4">
Як зазначила Ревенко, інформація про участь українського президента в саміті вКишиневі "має бути засекреченою у зв'язку з безпосередньою безпекоюЗеленського".</text:p>
      <text:p text:style-name="P4">
"Ми поважаємо цю вимогу", – додала вона.</text:p>
      <text:p text:style-name="P4">
<text:span text:style-name="T4">
Читайте також:</text:span>
 <text:span text:style-name="T4">
<text:a xlink:type="simple" xlink:href="https://www.ukrinform.ua/rubric-world/3714727-moldova-prodovzue-se-na-60-dniv-nadzvicajnij-stan-cerez-vijnu-v-ukraini.html" text:style-name="Internet_20_link" text:visited-style-name="Visited_20_Internet_20_Link">
 Молдова продовжує ще на 60 днів надзвичайний стан черезвійну в Україні </text:a>
 </text:span>
</text:p>
      <text:p text:style-name="P4">
Видання зазначає, що майже всі з-поміж 47 лідерів європейських держав ієвроінституцій підтвердили участь у саміті Європейської політичної спільноти,зокрема президент Франції Емманюель Макрон, канцлер Німеччини Олаф Шольц,прем'єр-міністр Іспанії Педро Санчес, прем'єр Великої Британії Ріші Сунак таочільниця італійського уряду Джорджія Мелоні.</text:p>
      <text:p text:style-name="P4">
Захід відбудеться в Бульбоака, район Анені Ной, за 35 кілометрів від Кишинева.Його прийматиме винний комплекс Castel Mimi.</text:p>
      <text:p text:style-name="P4">
<text:span text:style-name="T4">
Читайте також:</text:span>
 <text:span text:style-name="T4">
<text:a xlink:type="simple" xlink:href="https://www.ukrinform.ua/rubric-world/3715296-moldova-vizme-ucast-u-miznarodnih-vijskovih-navcannah-u-rumunii.html" text:style-name="Internet_20_link" text:visited-style-name="Visited_20_Internet_20_Link">
 Молдова візьме участь у міжнародних військовихнавчаннях у Румунії </text:a>
 </text:span>
</text:p>
      <text:p text:style-name="P4">
Нагадаємо: це буде вже друга зустріч Європейської політичної спільноти, наякій обговорюватимуться спільні зусилля заради миру в контексті війни вУкраїні та пов'язаних із нею криз, захист демократії, зміцнення енергетичноїбезпеки та стійкості європейських держав.</text:p>
      <text:p text:style-name="P4">
Перший відбувся у жовтні у Празі.</text:p>
      <text:p text:style-name="P4">
Source: <text:a xlink:type="simple" xlink:href="https://www.ukrinform.ua/rubric-polytics/3715816-u-moldovi-ne-komentuut-mozlivu-ucast-zelenskogo-u-samiti-evropejskoi-politicnoi-spilnoti.html" text:style-name="Internet_20_link" text:visited-style-name="Visited_20_Internet_20_Link">
https://www.ukrinform.ua/rubric-polytics/3715816-u-moldovi-ne-komentuut-mozlivu-ucast-zelenskogo-u-samiti-evropejskoi-politicnoi-spilnoti.html</text:a>
</text:p>
      <!--NEWS-->
      <text:h text:style-name="P10" text:outline-level="1">
<text:span text:style-name="T4">
Боррель передрік ще одну спробу Росії «виграти війну»</text:span>
</text:h>
      <text:p text:style-name="P4">
Authors: Ukrinform (Person)</text:p>
      <text:p text:style-name="P4">
Publisher: Укринформ (Organization)</text:p>
      <text:p text:style-name="P4">
Published Time: 2023-05-30T00:39:00+03:00</text:p>
      <text:p text:style-name="P4">
Modified Time: 2023-05-30T00:39:00+03:00</text:p>
      <text:p text:style-name="P4">
Description: Високий представник ЄС із зовнішньої та безпекової політики Жозеп Боррель вважає, що Росія розпочне переговори, лише якщо виграє війну.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Україна', 'Росія', 'Боррель', 'Війна з Росією']</text:p>
      <text:p text:style-name="P4">
Type: Article</text:p>
      <!--METADATA-->
      <text:p text:style-name="P4">
<draw:frame draw:style-name="fr1" draw:name="Image314" text:anchor-type="as-char" svg:width="6.9236in" svg:height="3.956343in" draw:z-index="0">
<draw:image xlink:href="../Images/yкринформ/2023-05-30T00-39-00-03-00/630_360_1667561515-584.jpg" xlink:type="simple" xlink:show="embed" xlink:actuate="onLoad" draw:mime-type="image/jpeg"/>
</draw:frame>
 Високийпредставник ЄС із зовнішньої та безпекової політики Жозеп Боррель вважає, щоРосія розпочне переговори, лише якщо виграє війну.</text:p>
      <text:p text:style-name="P4">
Про це він заявив на економічній конференції в Барселоні, передає Укрінформ ізпосиланням на <text:a xlink:type="simple" xlink:href="https://edition.cnn.com/europe/live-news/russia-ukraine-war-news-05-29-23/h_ec9dacee7bc680e15eee8212813b86de" text:style-name="Internet_20_link" text:visited-style-name="Visited_20_Internet_20_Link">
 CNN </text:a>
 .</text:p>
      <text:p text:style-name="P4">
Боррель додав, що не налаштований оптимістично щодо того, що «може статисяцього літа».</text:p>
      <text:p text:style-name="P4">
«Я бачу концентрацію військ з обох сторін, я бачу чіткий намір росії вигративійну, вона не піде на переговори, якщо вона не виграє війну», — сказав він.</text:p>
      <text:p text:style-name="P4">
<text:span text:style-name="T4">
Читайте також:</text:span>
 <text:span text:style-name="T4">
<text:a xlink:type="simple" xlink:href="https://www.ukrinform.ua/rubric-economy/3714973-grecia-ta-ugorsina-blokuut-novij-paket-sankcij-proti-rf.html" text:style-name="Internet_20_link" text:visited-style-name="Visited_20_Internet_20_Link">
 Греція та Угорщина блокують новий пакет санкцій протиРФ </text:a>
 </text:span>
</text:p>
      <text:p text:style-name="P4">
На думку політика, Москва не розпочне переговори з Києвом, не зробивши щеоднієї спроби "виграти війну". Він також зазначив, що у РФ неодноразовозаявляли про намір досягти своїх воєнних цілей.</text:p>
      <text:p text:style-name="P4">
"Боюсь, що до літа війна триватиме. Путін зібрав там понад 300 000 осіб,удвічі більше, ніж було, коли він почав вторгнення", — сказав верховнийпредставник ЄС.</text:p>
      <text:p text:style-name="P4">
<text:span text:style-name="T4">
Читайте також:</text:span>
 <text:span text:style-name="T4">
<text:a xlink:type="simple" xlink:href="https://www.ukrinform.ua/rubric-world/3713267-rosijska-agresia-proti-ukraini-stala-viprobuvannam-dla-oboronnih-spromoznostej-es-borrel.html" text:style-name="Internet_20_link" text:visited-style-name="Visited_20_Internet_20_Link">
 Російська агресія проти України стала випробуванням дляоборонних спроможностей ЄС – Боррель </text:a>
 </text:span>
</text:p>
      <text:p text:style-name="P4">
Слова Борреля прозвучали в той момент, коли Москва вдарила по Києву серієюракетного вогню в понеділок під час денної атаки, через години після нічногообстрілу української столиці та всієї країни.</text:p>
      <text:p text:style-name="P4">
Source: <text:a xlink:type="simple" xlink:href="https://www.ukrinform.ua/rubric-polytics/3715818-borrel-peredrik-se-odnu-sprobu-rosii-vigrati-vijnu.html" text:style-name="Internet_20_link" text:visited-style-name="Visited_20_Internet_20_Link">
https://www.ukrinform.ua/rubric-polytics/3715818-borrel-peredrik-se-odnu-sprobu-rosii-vigrati-vijnu.html</text:a>
</text:p>
      <!--NEWS-->
      <text:h text:style-name="P10" text:outline-level="1">
<text:span text:style-name="T4">
До Ради внесли законопроєкт щодо повернення доплат військовим</text:span>
</text:h>
      <text:p text:style-name="P4">
Authors: Ukrinform (Person)</text:p>
      <text:p text:style-name="P4">
Publisher: Укринформ (Organization)</text:p>
      <text:p text:style-name="P4">
Published Time: 2023-05-30T00:50:00+03:00</text:p>
      <text:p text:style-name="P4">
Modified Time: 2023-05-30T00:50:00+03:00</text:p>
      <text:p text:style-name="P4">
Description: Робоча група парламенту подала законопроєкт №9342 по доплатам військовим. Ця ініціатива стала альтернативною до поправки "щодо повернення 30 тисяч грн військовим", яка надійшла до законопроєкту №8312. — Укрінформ.</text:p>
      <text:p text:style-name="P4">
Images: ['<text:a xlink:type="simple" xlink:href="https://static.ukrinform.com/photos/2021_04/thumb_files/630_360_1618309405-616.jpg" text:style-name="Internet_20_link" text:visited-style-name="Visited_20_Internet_20_Link">
630_360_16183...</text:a>
']</text:p>
      <text:p text:style-name="P4">
Tags: None</text:p>
      <text:p text:style-name="P4">
Type: Article</text:p>
      <!--METADATA-->
      <text:p text:style-name="P4">
<draw:frame draw:style-name="fr1" draw:name="Image315" text:anchor-type="as-char" svg:width="6.9236in" svg:height="3.956343in" draw:z-index="0">
<draw:image xlink:href="../Images/yкринформ/2023-05-30T00-50-00-03-00/630_360_1618309405-616.jpg" xlink:type="simple" xlink:show="embed" xlink:actuate="onLoad" draw:mime-type="image/jpeg"/>
</draw:frame>
 Робочагрупа парламенту подала законопроєкт №9342 по доплатам військовим. Цяініціатива стала альтернативною до поправки "щодо повернення 30 тисяч грнвійськовим", яка надійшла до законопроєкту №8312.</text:p>
      <text:p text:style-name="P4">
Про це <text:a xlink:type="simple" xlink:href="https://t.me/yzheleznyak/4157" text:style-name="Internet_20_link" text:visited-style-name="Visited_20_Internet_20_Link">
 повідомив </text:a>
 нардеп Ярослав Железняк,передає Укрінформ.</text:p>
      <text:p text:style-name="P4">
За його словами, законопроєктом передбачена щомісячна додаткова винагорода від30 000 до 100 000 гривень пропорційно часу виконання бойових (спеціальних)завдань, у порядку, розмірах та на умовах, встановлених Кабінетом МіністрівУкраїни. Ця норма має діяти на час дії воєнного часу.</text:p>
      <text:p text:style-name="P4">
<text:span text:style-name="T4">
Читайте також:</text:span>
 <text:span text:style-name="T4">
<text:a xlink:type="simple" xlink:href="https://www.ukrinform.ua/rubric-society/3715282-viplati-vijskovim-venislavskij-anonsuvav-novij-zakonoproekt.html" text:style-name="Internet_20_link" text:visited-style-name="Visited_20_Internet_20_Link">
 Виплати військовим: Веніславський анонсував новийзаконопроєкт </text:a>
 </text:span>
</text:p>
      <text:p text:style-name="P4">
Строковики отримуватимуть винагороду в розмірі 6000 грн/місяць пропорційночасу проходження військової служби. Аналогічні виплати передбачені длявійськовослужбовців, які отримали травму (поранення, контузію, каліцтво) підчас ведення бойових дій, та які зараховані в розпорядження відповідногокомандира під час тимчасової непридатності до військової служби.</text:p>
      <text:p text:style-name="P4">
Для курсантів виплачується додаткова винагорода у 2350 грн/місяць.</text:p>
      <text:p text:style-name="P4">
Для інструкторів розмір додаткової винагороди залежить від рівня,інтенсивності та напрямків підготовки (10-30 тис. грн). Він визначаєтьсякерівниками сектора безпеки і оборони України.</text:p>
      <text:p text:style-name="P4">
Загальні витрати бюджету становлять до 10 млрд грн з бюджету.</text:p>
      <text:p text:style-name="P4">
<text:span text:style-name="T4">
Читайте також:</text:span>
 <text:span text:style-name="T4">
<text:a xlink:type="simple" xlink:href="https://www.ukrinform.ua/rubric-economy/3703312-povernenna-doplat-vijskovim-moze-zbilsiti-deficit-ukrainskogo-budzetu-mvf.html" text:style-name="Internet_20_link" text:visited-style-name="Visited_20_Internet_20_Link">
 Повернення доплат військовим може збільшити дефіцитукраїнського бюджету - МВФ </text:a>
 </text:span>
</text:p>
      <text:p text:style-name="P4">
"У цьому році це 1,9 млрд/грн до кінця року, але це без врахування доплатиінструкторам", – зазначив Железняк.</text:p>
      <text:p text:style-name="P4">
У законопроєкті є норми, які не повʼязані з фінансуванням, але важливі:</text:p>
      <ul>
        <li>
не допускати до участі у веденні бойових дій військовослужбовців з тих, що призвані на військову службу за призовом під час мобілізації, які не пройшли курс базової військової підготовки;   * термін проходження базової військової підготовки не може бути меншим, ніж один місяць для мобілізованих громадян, які раніше не проходили військову службу;   * під час дії воєнного стану військовослужбовцям можуть надаватися частина щорічної основної відпустки тривалістю 30 календарних днів, а також відпустка за сімейними обставинами та з інших поважних причин із збереженням грошового забезпечення тривалістю не більш як 10 календарних днів.</li>
      </ul>
      <text:p text:style-name="P4">
<text:span text:style-name="T4">
Читайте також:</text:span>
 <text:span text:style-name="T4">
<text:a xlink:type="simple" xlink:href="https://www.ukrinform.ua/rubric-technology/3715690-rada-uhvalila-zakonoproekti-pro-pidtrimku-virobnictva-droniv-v-ukraini.html" text:style-name="Internet_20_link" text:visited-style-name="Visited_20_Internet_20_Link">
 Рада ухвалила законопроєкти про підтримку виробництвадронів в Україні </text:a>
 </text:span>
</text:p>
      <text:p text:style-name="P4">
Нагадаємо: Верховна Рада повернула доплати в розмірі 30 тис. грн військовим,працівникам ДСНС та поліцейським. Їх виплачуватимуть до кінця періоду воєнногостану – незалежно від покладених на них завдань чи районів проходження служби.</text:p>
      <text:p text:style-name="P4">
Source: <text:a xlink:type="simple" xlink:href="https://www.ukrinform.ua/rubric-society/3715817-do-radi-vnesli-zakonoproekt-sodo-povernenna-doplat-vijskovim.html" text:style-name="Internet_20_link" text:visited-style-name="Visited_20_Internet_20_Link">
https://www.ukrinform.ua/rubric-society/3715817-do-radi-vnesli-zakonoproekt-sodo-povernenna-doplat-vijskovim.html</text:a>
</text:p>
      <!--NEWS-->
      <text:h text:style-name="P10" text:outline-level="1">
<text:span text:style-name="T4">
У нас найкраща робота в світі — ми захищаємо нашу землю</text:span>
</text:h>
      <text:p text:style-name="P4">
Author: ['АРМІЯINFORM']</text:p>
      <text:p text:style-name="P4">
Time: 2023-05-30T98:00:00-04:00</text:p>
      <text:p text:style-name="P4">
Description: Ми тренуємося, щоб в необхідний момент виконати бойовий наказ. Ми знаємо, що від наш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7247411_819560946200062_238263334747459969_n.jpg" text:style-name="Internet_20_link" text:visited-style-name="Visited_20_Internet_20_Link">
347247411_819560946200062_238263334747459969_n.jpg</text:a>
', '<text:a xlink:type="simple" xlink:href="https://armyinform.com.ua/wp-content/uploads/2023/05/347251893_647011313914287_8931495631295986901_n-150x150.jpg" text:style-name="Internet_20_link" text:visited-style-name="Visited_20_Internet_20_Link">
347251893_647011313914287_8931495631295986901_n-150x150.jpg</text:a>
', '<text:a xlink:type="simple" xlink:href="https://armyinform.com.ua/wp-content/uploads/2023/05/347392044_577693864246122_9210650983985713161_n-150x150.jpg" text:style-name="Internet_20_link" text:visited-style-name="Visited_20_Internet_20_Link">
347392044_577693864246122_9210650983985713161_n-150x150.jpg</text:a>
', '<text:a xlink:type="simple" xlink:href="https://armyinform.com.ua/wp-content/uploads/2023/05/347417358_964504247932196_8575774218139307422_n-150x150.jpg" text:style-name="Internet_20_link" text:visited-style-name="Visited_20_Internet_20_Link">
347417358_964504247932196_8575774218139307422_n-150x150.jpg</text:a>
', '<text:a xlink:type="simple" xlink:href="https://armyinform.com.ua/wp-content/uploads/2023/05/347422922_769871368152413_8147313427389118666_n-150x150.jpg" text:style-name="Internet_20_link" text:visited-style-name="Visited_20_Internet_20_Link">
347422922_769871368152413_8147313427389118666_n-150x150.jpg</text:a>
', '<text:a xlink:type="simple" xlink:href="https://armyinform.com.ua/wp-content/uploads/2023/05/347431732_1208831319823914_3980534246402653693_n-150x150.jpg" text:style-name="Internet_20_link" text:visited-style-name="Visited_20_Internet_20_Link">
347431732_1208831319823914_3980534246402653693_n-150x150.jpg</text:a>
', '<text:a xlink:type="simple" xlink:href="https://armyinform.com.ua/wp-content/uploads/2023/05/347855226_781207133409451_4073206383307584858_n-150x150.jpg" text:style-name="Internet_20_link" text:visited-style-name="Visited_20_Internet_20_Link">
347855226_781207133409451_4073206383307584858_n-150x150.jpg</text:a>
', '<text:a xlink:type="simple" xlink:href="https://armyinform.com.ua/wp-content/uploads/2023/05/347233100_3066421850331964_5971063956398374911_n-150x150.jpg" text:style-name="Internet_20_link" text:visited-style-name="Visited_20_Internet_20_Link">
347233100_3066421850331964_5971063956398374911_n-150x150.jpg</text:a>
']</text:p>
      <text:p text:style-name="P4">
Tags: ['STOPRUSSIA', 'АГРЕСІЯ РФ', 'ВІЙНА', 'ВТОРГНЕННЯ РФ']</text:p>
      <text:p text:style-name="P4">
Category: News</text:p>
      <!--METADATA-->
      <text:p text:style-name="P4">
<draw:frame draw:style-name="fr1" draw:name="Image316" text:anchor-type="as-char" svg:width="6.9236in" svg:height="4.613779in" draw:z-index="0">
<draw:image xlink:href="../Images/AРМІЯINFORM/2023-05-30T98-00-00-04-00/347247411_819560946200062_238263334747459969_n.jpg" xlink:type="simple" xlink:show="embed" xlink:actuate="onLoad" draw:mime-type="image/jpeg"/>
</draw:frame>
</text:p>
      <text:p text:style-name="P4">
Ми тренуємося, щоб в необхідний момент виконати бойовий наказ. Ми знаємо, щовід наших дій залежить подолання водних перешкод іншими підрозділами силбезпеки і оборони і тому не маємо права схибити.</text:p>
      <text:p text:style-name="P4">
<text:a xlink:type="simple" xlink:href="https://armyinform.com.ua/wp-content/uploads/2023/05/347251893_647011313914287_8931495631295986901_n.jpg" text:style-name="Internet_20_link" text:visited-style-name="Visited_20_Internet_20_Link">
<draw:frame draw:style-name="fr1" draw:name="Image317" text:anchor-type="as-char" svg:width="6.9236in" svg:height="6.9236in" draw:z-index="0">
<draw:image xlink:href="../Images/AРМІЯINFORM/2023-05-30T98-00-00-04-00/347251893_647011313914287_8931495631295986901_n-150x150.jpg" xlink:type="simple" xlink:show="embed" xlink:actuate="onLoad" draw:mime-type="image/jpeg"/>
</draw:frame>
</text:a>
</text:p>
      <text:p text:style-name="P4">
<text:a xlink:type="simple" xlink:href="https://armyinform.com.ua/wp-content/uploads/2023/05/347392044_577693864246122_9210650983985713161_n.jpg" text:style-name="Internet_20_link" text:visited-style-name="Visited_20_Internet_20_Link">
<draw:frame draw:style-name="fr1" draw:name="Image318" text:anchor-type="as-char" svg:width="6.9236in" svg:height="6.9236in" draw:z-index="0">
<draw:image xlink:href="../Images/AРМІЯINFORM/2023-05-30T98-00-00-04-00/347392044_577693864246122_9210650983985713161_n-150x150.jpg" xlink:type="simple" xlink:show="embed" xlink:actuate="onLoad" draw:mime-type="image/jpeg"/>
</draw:frame>
</text:a>
</text:p>
      <text:p text:style-name="P4">
<text:a xlink:type="simple" xlink:href="https://armyinform.com.ua/wp-content/uploads/2023/05/347417358_964504247932196_8575774218139307422_n.jpg" text:style-name="Internet_20_link" text:visited-style-name="Visited_20_Internet_20_Link">
<draw:frame draw:style-name="fr1" draw:name="Image319" text:anchor-type="as-char" svg:width="6.9236in" svg:height="6.9236in" draw:z-index="0">
<draw:image xlink:href="../Images/AРМІЯINFORM/2023-05-30T98-00-00-04-00/347417358_964504247932196_8575774218139307422_n-150x150.jpg" xlink:type="simple" xlink:show="embed" xlink:actuate="onLoad" draw:mime-type="image/jpeg"/>
</draw:frame>
</text:a>
</text:p>
      <text:p text:style-name="P4">
<text:a xlink:type="simple" xlink:href="https://armyinform.com.ua/wp-content/uploads/2023/05/347422922_769871368152413_8147313427389118666_n.jpg" text:style-name="Internet_20_link" text:visited-style-name="Visited_20_Internet_20_Link">
<draw:frame draw:style-name="fr1" draw:name="Image320" text:anchor-type="as-char" svg:width="6.9236in" svg:height="6.9236in" draw:z-index="0">
<draw:image xlink:href="../Images/AРМІЯINFORM/2023-05-30T98-00-00-04-00/347422922_769871368152413_8147313427389118666_n-150x150.jpg" xlink:type="simple" xlink:show="embed" xlink:actuate="onLoad" draw:mime-type="image/jpeg"/>
</draw:frame>
</text:a>
</text:p>
      <text:p text:style-name="P4">
<text:a xlink:type="simple" xlink:href="https://armyinform.com.ua/wp-content/uploads/2023/05/347431732_1208831319823914_3980534246402653693_n.jpg" text:style-name="Internet_20_link" text:visited-style-name="Visited_20_Internet_20_Link">
<draw:frame draw:style-name="fr1" draw:name="Image321" text:anchor-type="as-char" svg:width="6.9236in" svg:height="6.9236in" draw:z-index="0">
<draw:image xlink:href="../Images/AРМІЯINFORM/2023-05-30T98-00-00-04-00/347431732_1208831319823914_3980534246402653693_n-150x150.jpg" xlink:type="simple" xlink:show="embed" xlink:actuate="onLoad" draw:mime-type="image/jpeg"/>
</draw:frame>
</text:a>
</text:p>
      <text:p text:style-name="P4">
<text:a xlink:type="simple" xlink:href="https://armyinform.com.ua/wp-content/uploads/2023/05/347855226_781207133409451_4073206383307584858_n.jpg" text:style-name="Internet_20_link" text:visited-style-name="Visited_20_Internet_20_Link">
<draw:frame draw:style-name="fr1" draw:name="Image322" text:anchor-type="as-char" svg:width="6.9236in" svg:height="6.9236in" draw:z-index="0">
<draw:image xlink:href="../Images/AРМІЯINFORM/2023-05-30T98-00-00-04-00/347855226_781207133409451_4073206383307584858_n-150x150.jpg" xlink:type="simple" xlink:show="embed" xlink:actuate="onLoad" draw:mime-type="image/jpeg"/>
</draw:frame>
</text:a>
</text:p>
      <text:p text:style-name="P4">
<text:a xlink:type="simple" xlink:href="https://armyinform.com.ua/wp-content/uploads/2023/05/347233100_3066421850331964_5971063956398374911_n.jpg" text:style-name="Internet_20_link" text:visited-style-name="Visited_20_Internet_20_Link">
<draw:frame draw:style-name="fr1" draw:name="Image323" text:anchor-type="as-char" svg:width="6.9236in" svg:height="6.9236in" draw:z-index="0">
<draw:image xlink:href="../Images/AРМІЯINFORM/2023-05-30T98-00-00-04-00/347233100_3066421850331964_5971063956398374911_n-150x150.jpg" xlink:type="simple" xlink:show="embed" xlink:actuate="onLoad" draw:mime-type="image/jpeg"/>
</draw:frame>
</text:a>
</text:p>
      <text:p text:style-name="P4">
За вмілими та злагодженими діями воїнів-понтонерів, водіїв та командиріводнієї із військових частин Командування Сил підтримки Збройних Сил Українистоїть щоденна напружена робота та значний досвід, що загартувався під часвиконання бойових завдань.</text:p>
      <text:p text:style-name="P4">
Маємо нестримне бажання вибороти перемогу і тому постійно вдосконалюємося!</text:p>
      <text:p text:style-name="P4">
Вірте у Збройні Сили України!</text:p>
      <text:p text:style-name="P4">
<text:span text:style-name="T4">
Джерело:</text:span>
 <text:span text:style-name="T5">
<text:a xlink:type="simple" xlink:href="https://www.facebook.com/KSP.ZSU/posts/pfbid02fBHRVRnV2ETeDjXvucWB3vEaW21dZpWLXAWqmRgxTnudxka8MErL9yyQ8F5N5q3Rl" text:style-name="Internet_20_link" text:visited-style-name="Visited_20_Internet_20_Link">
Службазв’язків</text:a>
з громадськістю Командування Сил підтримки Збройних Сил України</text:span>
</text:p>
      <text:p text:style-name="P4">
Source: <text:a xlink:type="simple" xlink:href="https://armyinform.com.ua/2023/05/30/my-vmotyvovani-i-pidgotovleni-u-nas-najkrashha-robota-v-sviti-my-zahyshhayemo-nashu-zemlyu/" text:style-name="Internet_20_link" text:visited-style-name="Visited_20_Internet_20_Link">
https://armyinform.com.ua/2023/05/30/my-vmotyvovani-i-pidgotovleni-u-nas-najkrashha-robota-v-sviti-my-zahyshhayemo-nashu-zemlyu/</text:a>
</text:p>
      <!--NEWS-->
      <text:h text:style-name="P10" text:outline-level="1">
<text:span text:style-name="T4">
Українським державним інфорресурсам постійною загрожують російські хакери</text:span>
</text:h>
      <text:p text:style-name="P4">
Author: ['АРМІЯINFORM']</text:p>
      <text:p text:style-name="P4">
Time: 2023-05-30T99:00:00-04:00</text:p>
      <text:p text:style-name="P4">
Description: Про це повідомляє Держспецзв’язку.    Держспецзв’язку провела другі навчання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7/4-2.jpg" text:style-name="Internet_20_link" text:visited-style-name="Visited_20_Internet_20_Link">
4-2.jpg</text:a>
']</text:p>
      <text:p text:style-name="P4">
Tags: ['STOPRUSSIA', 'АГРЕСІЯ РФ', 'ВІЙНА', 'ВТОРГНЕННЯ РФ', 'ДЕРЖСПЕЦЗВ’ЯЗОК']</text:p>
      <text:p text:style-name="P4">
Category: News</text:p>
      <!--METADATA-->
      <text:p text:style-name="P4">
<draw:frame draw:style-name="fr1" draw:name="Image324" text:anchor-type="as-char" svg:width="6.9236in" svg:height="4.32725in" draw:z-index="0">
<draw:image xlink:href="../Images/AРМІЯINFORM/2023-05-30T99-00-00-04-00/4-2.jpg" xlink:type="simple" xlink:show="embed" xlink:actuate="onLoad" draw:mime-type="image/jpeg"/>
</draw:frame>
 Ілюстративнефото</text:p>
      <text:p text:style-name="P4">
Про це<text:a xlink:type="simple" xlink:href="https://www.facebook.com/dsszzi/posts/pfbid029n3VPaNzZsfSXbg5G4PtMrahgydCFsvhqEoDXsccVaC5uYzemsKzpJ2SAm7Q4znl" text:style-name="Internet_20_link" text:visited-style-name="Visited_20_Internet_20_Link">
повідомляє</text:a>
Держспецзв’язку.</text:p>
      <text:p text:style-name="P4">
Держспецзв’язку провела другі навчання із кіберзахисту для держслужбовцівкатегорії «А».</text:p>
      <text:p text:style-name="P4">
Державні інформаційні ресурси України — одна з основних мішеней російськиххакерів під час війни в Україні. З метою підвищити знання представниківдержавного сектору у сфері кіберзахисту та надати практичні навички, якідопоможуть інституціям бути ефективними у побудові та управліннікіберзахистом, Держспецзв’язку вдруге провела освітній курс для держслужбовцівкатегорії «А».</text:p>
      <text:p text:style-name="P4">
Програма освітнього курсу орієнтована на керівників, які мають стати лідерамизмін у своїх установах у галузі кіберзахисту. Знаннями зі службовцями ділилисяпровідні українські фахівці: представники суб’єктів кібербезпеки України —Держспецзв’язку, СБУ, Кіберполіції, а також Національного координаційногоцентру кібербезпеки при РНБО України, фахівці Урядової команди реагування накомпʼютерні надзвичайні події CERT-UA, Державного центру кіберзахисту іфахівці з кібербезпеки із бізнесу, які були залучені до взаємодії в межахдержавно-приватного партнерства.</text:p>
      <text:p text:style-name="P4">
«Сьогодні весь світ обʼєднує зусилля для протидії російській агресії укіберпросторі. Так само важливо, щоб ми обʼєднували зусилля всередині країни:ділилися знаннями та експертизою, взаємодіяли під час протидії кіберзагрозам.Такі освітні програми допомагають експертам із кібербезпеки та кіберзахистукраїни поширювати найкращі практики тоді, коли країна цього найбільшепотребує, і будувати мости для взаємодії в забезпеченні кіберзахисту держави»,— підкреслив заступник Голови Держспецзв’язку Олександр Потій.</text:p>
      <text:p text:style-name="P4">
Навчання було проведене за підтримки проєкту ЄС «Підтримка комплексної реформидержавного управління в Україні» ( EU 4 PAR ), Національного агентства Україниз питань державної служби ( НАДС ), а також Вищої школи публічного управління.</text:p>
      <text:p text:style-name="P4">
Щоб дізнатись подробиці та записатись на курс, фахівці з кіберзахистудержавних органів влади можуть звертатись до Держспецзв’язку за адресоюedu@cip.gov.ua</text:p>
      <text:p text:style-name="P4">
Source: <text:a xlink:type="simple" xlink:href="https://armyinform.com.ua/2023/05/30/ukrayinski-derzhavni-informaczijni-resursy-pid-postijnoyu-zagrozoyu-rosijski-hakery/" text:style-name="Internet_20_link" text:visited-style-name="Visited_20_Internet_20_Link">
https://armyinform.com.ua/2023/05/30/ukrayinski-derzhavni-informaczijni-resursy-pid-postijnoyu-zagrozoyu-rosijski-haker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